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style="italic" fo:font-weight="bold" officeooo:rsid="00155bbe" officeooo:paragraph-rsid="00155bbe" style:font-size-asian="20pt" style:font-style-asian="italic" style:font-weight-asian="bold" style:font-size-complex="20pt" style:font-style-complex="italic" style:font-weight-complex="bold"/>
    </style:style>
    <style:style style:name="P2" style:family="paragraph" style:parent-style-name="Standard">
      <style:text-properties fo:font-size="20pt" fo:font-style="italic" fo:font-weight="bold" officeooo:rsid="00155bbe" officeooo:paragraph-rsid="0018f335" style:font-size-asian="20pt" style:font-style-asian="italic" style:font-weight-asian="bold" style:font-size-complex="20pt" style:font-style-complex="italic" style:font-weight-complex="bold"/>
    </style:style>
    <style:style style:name="P3" style:family="paragraph" style:parent-style-name="Standard">
      <style:text-properties fo:font-size="20pt" fo:font-style="italic" fo:font-weight="bold" officeooo:rsid="00155bbe" officeooo:paragraph-rsid="001a1a03" style:font-size-asian="20pt" style:font-style-asian="italic" style:font-weight-asian="bold" style:font-size-complex="20pt" style:font-style-complex="italic" style:font-weight-complex="bold"/>
    </style:style>
    <style:style style:name="P4" style:family="paragraph" style:parent-style-name="Standard">
      <style:paragraph-properties fo:text-align="justify" style:justify-single-word="false"/>
      <style:text-properties fo:font-size="20pt" fo:font-style="italic" fo:font-weight="bold" officeooo:rsid="00155bbe" officeooo:paragraph-rsid="00207c8c" style:font-size-asian="20pt" style:font-style-asian="italic" style:font-weight-asian="bold" style:font-size-complex="20pt" style:font-style-complex="italic" style:font-weight-complex="bold"/>
    </style:style>
    <style:style style:name="P5" style:family="paragraph" style:parent-style-name="Standard">
      <style:text-properties fo:font-size="20pt" fo:font-style="italic" fo:font-weight="bold" officeooo:rsid="00155bbe" officeooo:paragraph-rsid="0022b031" style:font-size-asian="20pt" style:font-style-asian="italic" style:font-weight-asian="bold" style:font-size-complex="20pt" style:font-style-complex="italic" style:font-weight-complex="bold"/>
    </style:style>
    <style:style style:name="P6" style:family="paragraph" style:parent-style-name="Standard">
      <style:text-properties fo:font-size="20pt" fo:font-style="italic" fo:font-weight="bold" officeooo:rsid="00155bbe" officeooo:paragraph-rsid="0022cb5f" style:font-size-asian="20pt" style:font-style-asian="italic" style:font-weight-asian="bold" style:font-size-complex="20pt" style:font-style-complex="italic" style:font-weight-complex="bold"/>
    </style:style>
    <style:style style:name="P7" style:family="paragraph" style:parent-style-name="Standard">
      <style:text-properties fo:font-size="20pt" fo:font-style="italic" fo:font-weight="bold" officeooo:rsid="00155bbe" officeooo:paragraph-rsid="0023518f" style:font-size-asian="20pt" style:font-style-asian="italic" style:font-weight-asian="bold" style:font-size-complex="20pt" style:font-style-complex="italic" style:font-weight-complex="bold"/>
    </style:style>
    <style:style style:name="P8" style:family="paragraph" style:parent-style-name="Standard">
      <style:text-properties fo:font-size="20pt" fo:font-style="italic" fo:font-weight="bold" officeooo:rsid="00155bbe" officeooo:paragraph-rsid="00251de1" style:font-size-asian="20pt" style:font-style-asian="italic" style:font-weight-asian="bold" style:font-size-complex="20pt" style:font-style-complex="italic" style:font-weight-complex="bold"/>
    </style:style>
    <style:style style:name="P9" style:family="paragraph" style:parent-style-name="Standard">
      <style:text-properties fo:font-size="20pt" fo:font-style="italic" fo:font-weight="bold" officeooo:rsid="00155bbe" officeooo:paragraph-rsid="00295a97" style:font-size-asian="20pt" style:font-style-asian="italic" style:font-weight-asian="bold" style:font-size-complex="20pt" style:font-style-complex="italic" style:font-weight-complex="bold"/>
    </style:style>
    <style:style style:name="P10" style:family="paragraph" style:parent-style-name="Standard">
      <style:text-properties fo:font-size="20pt" fo:font-style="italic" fo:font-weight="bold" officeooo:rsid="00155bbe" officeooo:paragraph-rsid="002a5173" style:font-size-asian="20pt" style:font-style-asian="italic" style:font-weight-asian="bold" style:font-size-complex="20pt" style:font-style-complex="italic" style:font-weight-complex="bold"/>
    </style:style>
    <style:style style:name="P11" style:family="paragraph" style:parent-style-name="Standard">
      <style:text-properties fo:font-size="20pt" fo:font-style="italic" fo:font-weight="bold" officeooo:rsid="00155bbe" officeooo:paragraph-rsid="002bf31e" style:font-size-asian="20pt" style:font-style-asian="italic" style:font-weight-asian="bold" style:font-size-complex="20pt" style:font-style-complex="italic" style:font-weight-complex="bold"/>
    </style:style>
    <style:style style:name="P12" style:family="paragraph" style:parent-style-name="Standard">
      <style:text-properties fo:font-size="20pt" fo:font-style="italic" fo:font-weight="bold" officeooo:rsid="00155bbe" officeooo:paragraph-rsid="002d97ed" style:font-size-asian="20pt" style:font-style-asian="italic" style:font-weight-asian="bold" style:font-size-complex="20pt" style:font-style-complex="italic" style:font-weight-complex="bold"/>
    </style:style>
    <style:style style:name="P13" style:family="paragraph" style:parent-style-name="Standard">
      <style:text-properties fo:font-size="20pt" fo:font-style="italic" fo:font-weight="bold" officeooo:rsid="00155bbe" officeooo:paragraph-rsid="0033a9cc" style:font-size-asian="20pt" style:font-style-asian="italic" style:font-weight-asian="bold" style:font-size-complex="20pt" style:font-style-complex="italic" style:font-weight-complex="bold"/>
    </style:style>
    <style:style style:name="P14" style:family="paragraph" style:parent-style-name="Standard">
      <style:text-properties fo:font-size="20pt" fo:font-style="italic" fo:font-weight="bold" officeooo:rsid="00155bbe" officeooo:paragraph-rsid="00355467" style:font-size-asian="20pt" style:font-style-asian="italic" style:font-weight-asian="bold" style:font-size-complex="20pt" style:font-style-complex="italic" style:font-weight-complex="bold"/>
    </style:style>
    <style:style style:name="P15" style:family="paragraph" style:parent-style-name="Standard">
      <style:text-properties fo:font-size="20pt" fo:font-style="italic" fo:font-weight="bold" officeooo:rsid="00155bbe" officeooo:paragraph-rsid="00361a26" style:font-size-asian="20pt" style:font-style-asian="italic" style:font-weight-asian="bold" style:font-size-complex="20pt" style:font-style-complex="italic" style:font-weight-complex="bold"/>
    </style:style>
    <style:style style:name="P16" style:family="paragraph" style:parent-style-name="Standard">
      <style:text-properties fo:font-size="20pt" fo:font-style="italic" fo:font-weight="bold" officeooo:rsid="00155bbe" officeooo:paragraph-rsid="0039c0d5" style:font-size-asian="20pt" style:font-style-asian="italic" style:font-weight-asian="bold" style:font-size-complex="20pt" style:font-style-complex="italic" style:font-weight-complex="bold"/>
    </style:style>
    <style:style style:name="P17" style:family="paragraph" style:parent-style-name="Standard">
      <style:text-properties fo:font-size="20pt" fo:font-style="italic" fo:font-weight="bold" officeooo:rsid="00155bbe" officeooo:paragraph-rsid="00448675" style:font-size-asian="20pt" style:font-style-asian="italic" style:font-weight-asian="bold" style:font-size-complex="20pt" style:font-style-complex="italic" style:font-weight-complex="bold"/>
    </style:style>
    <style:style style:name="P18" style:family="paragraph" style:parent-style-name="Standard">
      <style:text-properties fo:font-size="20pt" fo:font-style="italic" fo:font-weight="bold" officeooo:rsid="00155bbe" officeooo:paragraph-rsid="004eb51e" style:font-size-asian="20pt" style:font-style-asian="italic" style:font-weight-asian="bold" style:font-size-complex="20pt" style:font-style-complex="italic" style:font-weight-complex="bold"/>
    </style:style>
    <style:style style:name="P19" style:family="paragraph" style:parent-style-name="Standard">
      <style:text-properties fo:font-size="20pt" fo:font-style="italic" fo:font-weight="bold" officeooo:rsid="00155bbe" officeooo:paragraph-rsid="005219cd" style:font-size-asian="20pt" style:font-style-asian="italic" style:font-weight-asian="bold" style:font-size-complex="20pt" style:font-style-complex="italic" style:font-weight-complex="bold"/>
    </style:style>
    <style:style style:name="P20" style:family="paragraph" style:parent-style-name="Standard">
      <style:text-properties fo:font-size="20pt" fo:font-style="italic" fo:font-weight="bold" officeooo:rsid="00155bbe" officeooo:paragraph-rsid="006d0704" style:font-size-asian="20pt" style:font-style-asian="italic" style:font-weight-asian="bold" style:font-size-complex="20pt" style:font-style-complex="italic" style:font-weight-complex="bold"/>
    </style:style>
    <style:style style:name="P21" style:family="paragraph" style:parent-style-name="Standard">
      <style:text-properties fo:font-size="20pt" fo:font-style="italic" fo:font-weight="bold" officeooo:rsid="00155bbe" officeooo:paragraph-rsid="007c9626" style:font-size-asian="20pt" style:font-style-asian="italic" style:font-weight-asian="bold" style:font-size-complex="20pt" style:font-style-complex="italic" style:font-weight-complex="bold"/>
    </style:style>
    <style:style style:name="P22" style:family="paragraph" style:parent-style-name="Standard">
      <style:text-properties fo:font-size="20pt" fo:font-style="italic" fo:font-weight="bold" officeooo:rsid="00155bbe" officeooo:paragraph-rsid="00acf57f" style:font-size-asian="20pt" style:font-style-asian="italic" style:font-weight-asian="bold" style:font-size-complex="20pt" style:font-style-complex="italic" style:font-weight-complex="bold"/>
    </style:style>
    <style:style style:name="P23" style:family="paragraph" style:parent-style-name="Standard">
      <style:text-properties fo:font-size="20pt" fo:font-style="italic" fo:font-weight="bold" officeooo:rsid="00155bbe" officeooo:paragraph-rsid="00cbda2e" style:font-size-asian="20pt" style:font-style-asian="italic" style:font-weight-asian="bold" style:font-size-complex="20pt" style:font-style-complex="italic" style:font-weight-complex="bold"/>
    </style:style>
    <style:style style:name="P24" style:family="paragraph" style:parent-style-name="Standard">
      <style:text-properties fo:font-size="20pt" fo:font-style="italic" fo:font-weight="bold" officeooo:rsid="00155bbe" officeooo:paragraph-rsid="012490c1" style:font-size-asian="20pt" style:font-style-asian="italic" style:font-weight-asian="bold" style:font-size-complex="20pt" style:font-style-complex="italic" style:font-weight-complex="bold"/>
    </style:style>
    <style:style style:name="P25" style:family="paragraph" style:parent-style-name="Standard">
      <style:text-properties fo:font-size="20pt" fo:font-style="italic" fo:font-weight="bold" officeooo:rsid="00155bbe" officeooo:paragraph-rsid="013a3668" style:font-size-asian="20pt" style:font-style-asian="italic" style:font-weight-asian="bold" style:font-size-complex="20pt" style:font-style-complex="italic" style:font-weight-complex="bold"/>
    </style:style>
    <style:style style:name="P26" style:family="paragraph" style:parent-style-name="Standard">
      <style:text-properties fo:font-size="20pt" fo:font-style="italic" fo:font-weight="bold" officeooo:rsid="00155bbe" officeooo:paragraph-rsid="014c9519" style:font-size-asian="20pt" style:font-style-asian="italic" style:font-weight-asian="bold" style:font-size-complex="20pt" style:font-style-complex="italic" style:font-weight-complex="bold"/>
    </style:style>
    <style:style style:name="P27" style:family="paragraph" style:parent-style-name="Standard">
      <style:text-properties fo:font-size="20pt" fo:font-style="italic" fo:font-weight="bold" officeooo:rsid="00155bbe" officeooo:paragraph-rsid="01affeab" style:font-size-asian="20pt" style:font-style-asian="italic" style:font-weight-asian="bold" style:font-size-complex="20pt" style:font-style-complex="italic" style:font-weight-complex="bold"/>
    </style:style>
    <style:style style:name="P28" style:family="paragraph" style:parent-style-name="Standard">
      <style:text-properties fo:font-size="20pt" fo:font-style="italic" fo:font-weight="bold" officeooo:rsid="00155bbe" officeooo:paragraph-rsid="02bae40a" style:font-size-asian="20pt" style:font-style-asian="italic" style:font-weight-asian="bold" style:font-size-complex="20pt" style:font-style-complex="italic" style:font-weight-complex="bold"/>
    </style:style>
    <style:style style:name="P29" style:family="paragraph" style:parent-style-name="Standard">
      <style:text-properties fo:font-size="20pt" fo:font-style="italic" fo:font-weight="bold" officeooo:rsid="00170947" officeooo:paragraph-rsid="00170947" style:font-size-asian="20pt" style:font-style-asian="italic" style:font-weight-asian="bold" style:font-size-complex="20pt" style:font-style-complex="italic" style:font-weight-complex="bold"/>
    </style:style>
    <style:style style:name="P30" style:family="paragraph" style:parent-style-name="Standard">
      <style:text-properties fo:font-size="20pt" fo:font-style="italic" fo:font-weight="bold" officeooo:rsid="0023518f" officeooo:paragraph-rsid="0023518f" style:font-size-asian="20pt" style:font-style-asian="italic" style:font-weight-asian="bold" style:font-size-complex="20pt" style:font-style-complex="italic" style:font-weight-complex="bold"/>
    </style:style>
    <style:style style:name="P31" style:family="paragraph" style:parent-style-name="Standard">
      <style:text-properties fo:font-size="20pt" fo:font-style="italic" fo:font-weight="bold" officeooo:rsid="0023518f" officeooo:paragraph-rsid="0294103b" style:font-size-asian="20pt" style:font-style-asian="italic" style:font-weight-asian="bold" style:font-size-complex="20pt" style:font-style-complex="italic" style:font-weight-complex="bold"/>
    </style:style>
    <style:style style:name="P32" style:family="paragraph" style:parent-style-name="Standard">
      <style:text-properties fo:font-size="20pt" fo:font-style="italic" fo:font-weight="bold" officeooo:rsid="001a1a03" officeooo:paragraph-rsid="001a1a03" style:font-size-asian="20pt" style:font-style-asian="italic" style:font-weight-asian="bold" style:font-size-complex="20pt" style:font-style-complex="italic" style:font-weight-complex="bold"/>
    </style:style>
    <style:style style:name="P33" style:family="paragraph" style:parent-style-name="Standard">
      <style:text-properties fo:font-size="20pt" fo:font-style="italic" fo:font-weight="bold" officeooo:rsid="005f8930" officeooo:paragraph-rsid="005f8930" style:font-size-asian="20pt" style:font-style-asian="italic" style:font-weight-asian="bold" style:font-size-complex="20pt" style:font-style-complex="italic" style:font-weight-complex="bold"/>
    </style:style>
    <style:style style:name="P34" style:family="paragraph" style:parent-style-name="Standard">
      <style:text-properties fo:font-size="20pt" fo:font-style="italic" fo:font-weight="bold" officeooo:rsid="00787935" officeooo:paragraph-rsid="00787935" style:font-size-asian="20pt" style:font-style-asian="italic" style:font-weight-asian="bold" style:font-size-complex="20pt" style:font-style-complex="italic" style:font-weight-complex="bold"/>
    </style:style>
    <style:style style:name="P35" style:family="paragraph" style:parent-style-name="Standard">
      <style:text-properties fo:font-size="20pt" fo:font-style="italic" fo:font-weight="bold" officeooo:rsid="007e7a82" officeooo:paragraph-rsid="007e7a82" style:font-size-asian="20pt" style:font-style-asian="italic" style:font-weight-asian="bold" style:font-size-complex="20pt" style:font-style-complex="italic" style:font-weight-complex="bold"/>
    </style:style>
    <style:style style:name="P36" style:family="paragraph" style:parent-style-name="Standard">
      <style:text-properties fo:font-size="20pt" fo:font-style="italic" fo:font-weight="bold" officeooo:rsid="00893bda" officeooo:paragraph-rsid="00893bda" style:font-size-asian="20pt" style:font-style-asian="italic" style:font-weight-asian="bold" style:font-size-complex="20pt" style:font-style-complex="italic" style:font-weight-complex="bold"/>
    </style:style>
    <style:style style:name="P37" style:family="paragraph" style:parent-style-name="Standard">
      <style:text-properties fo:font-size="20pt" fo:font-style="italic" fo:font-weight="bold" officeooo:rsid="009a4101" officeooo:paragraph-rsid="009a4101" style:font-size-asian="20pt" style:font-style-asian="italic" style:font-weight-asian="bold" style:font-size-complex="20pt" style:font-style-complex="italic" style:font-weight-complex="bold"/>
    </style:style>
    <style:style style:name="P38" style:family="paragraph" style:parent-style-name="Standard">
      <style:text-properties fo:font-size="20pt" fo:font-style="italic" fo:font-weight="bold" officeooo:rsid="06db3713" officeooo:paragraph-rsid="00a87890" style:font-size-asian="20pt" style:font-style-asian="italic" style:font-weight-asian="bold" style:font-size-complex="20pt" style:font-style-complex="italic" style:font-weight-complex="bold"/>
    </style:style>
    <style:style style:name="P39" style:family="paragraph" style:parent-style-name="Standard">
      <style:text-properties fo:font-size="20pt" fo:font-style="italic" fo:font-weight="bold" officeooo:rsid="0127552d" officeooo:paragraph-rsid="0127552d" style:font-size-asian="20pt" style:font-style-asian="italic" style:font-weight-asian="bold" style:font-size-complex="20pt" style:font-style-complex="italic" style:font-weight-complex="bold"/>
    </style:style>
    <style:style style:name="P40" style:family="paragraph" style:parent-style-name="Standard">
      <style:text-properties fo:font-size="20pt" fo:font-style="italic" fo:font-weight="bold" officeooo:rsid="0127afb8" officeooo:paragraph-rsid="0127afb8" style:font-size-asian="20pt" style:font-style-asian="italic" style:font-weight-asian="bold" style:font-size-complex="20pt" style:font-style-complex="italic" style:font-weight-complex="bold"/>
    </style:style>
    <style:style style:name="P41" style:family="paragraph" style:parent-style-name="Standard">
      <style:text-properties fo:font-size="20pt" fo:font-style="italic" fo:font-weight="bold" officeooo:rsid="0129b58e" officeooo:paragraph-rsid="0129b58e" style:font-size-asian="20pt" style:font-style-asian="italic" style:font-weight-asian="bold" style:font-size-complex="20pt" style:font-style-complex="italic" style:font-weight-complex="bold"/>
    </style:style>
    <style:style style:name="P42" style:family="paragraph" style:parent-style-name="Standard">
      <style:text-properties fo:font-size="20pt" fo:font-style="italic" fo:font-weight="bold" officeooo:rsid="0129b84f" officeooo:paragraph-rsid="0129b84f" style:font-size-asian="20pt" style:font-style-asian="italic" style:font-weight-asian="bold" style:font-size-complex="20pt" style:font-style-complex="italic" style:font-weight-complex="bold"/>
    </style:style>
    <style:style style:name="P43" style:family="paragraph" style:parent-style-name="Standard">
      <style:text-properties fo:font-size="20pt" fo:font-style="italic" fo:font-weight="bold" officeooo:rsid="012a0212" officeooo:paragraph-rsid="012a0212" style:font-size-asian="20pt" style:font-style-asian="italic" style:font-weight-asian="bold" style:font-size-complex="20pt" style:font-style-complex="italic" style:font-weight-complex="bold"/>
    </style:style>
    <style:style style:name="P44" style:family="paragraph" style:parent-style-name="Standard">
      <style:text-properties fo:font-size="20pt" fo:font-style="italic" fo:font-weight="bold" officeooo:rsid="01329191" officeooo:paragraph-rsid="01329191" style:font-size-asian="20pt" style:font-style-asian="italic" style:font-weight-asian="bold" style:font-size-complex="20pt" style:font-style-complex="italic" style:font-weight-complex="bold"/>
    </style:style>
    <style:style style:name="P45" style:family="paragraph" style:parent-style-name="Standard">
      <style:text-properties fo:font-size="20pt" fo:font-style="italic" fo:font-weight="bold" officeooo:rsid="0135764d" officeooo:paragraph-rsid="0135764d" style:font-size-asian="20pt" style:font-style-asian="italic" style:font-weight-asian="bold" style:font-size-complex="20pt" style:font-style-complex="italic" style:font-weight-complex="bold"/>
    </style:style>
    <style:style style:name="P46" style:family="paragraph" style:parent-style-name="Standard">
      <style:text-properties fo:font-size="20pt" fo:font-style="italic" fo:font-weight="bold" officeooo:rsid="013a3668" officeooo:paragraph-rsid="013a3668" style:font-size-asian="20pt" style:font-style-asian="italic" style:font-weight-asian="bold" style:font-size-complex="20pt" style:font-style-complex="italic" style:font-weight-complex="bold"/>
    </style:style>
    <style:style style:name="P47" style:family="paragraph" style:parent-style-name="Standard">
      <style:text-properties fo:font-size="20pt" fo:font-style="italic" fo:font-weight="bold" officeooo:rsid="013a3668" officeooo:paragraph-rsid="01939070" style:font-size-asian="20pt" style:font-style-asian="italic" style:font-weight-asian="bold" style:font-size-complex="20pt" style:font-style-complex="italic" style:font-weight-complex="bold"/>
    </style:style>
    <style:style style:name="P48" style:family="paragraph" style:parent-style-name="Standard">
      <style:text-properties fo:font-size="20pt" fo:font-style="italic" fo:font-weight="bold" officeooo:rsid="01518cee" officeooo:paragraph-rsid="01518cee" style:font-size-asian="20pt" style:font-style-asian="italic" style:font-weight-asian="bold" style:font-size-complex="20pt" style:font-style-complex="italic" style:font-weight-complex="bold"/>
    </style:style>
    <style:style style:name="P49" style:family="paragraph" style:parent-style-name="Standard">
      <style:text-properties fo:font-size="20pt" fo:font-style="italic" fo:font-weight="bold" officeooo:rsid="0172ab6b" officeooo:paragraph-rsid="0172ab6b" style:font-size-asian="20pt" style:font-style-asian="italic" style:font-weight-asian="bold" style:font-size-complex="20pt" style:font-style-complex="italic" style:font-weight-complex="bold"/>
    </style:style>
    <style:style style:name="P50" style:family="paragraph" style:parent-style-name="Standard">
      <style:text-properties fo:font-size="20pt" fo:font-style="italic" fo:font-weight="bold" officeooo:rsid="01939070" officeooo:paragraph-rsid="01939070" style:font-size-asian="20pt" style:font-style-asian="italic" style:font-weight-asian="bold" style:font-size-complex="20pt" style:font-style-complex="italic" style:font-weight-complex="bold"/>
    </style:style>
    <style:style style:name="P51" style:family="paragraph" style:parent-style-name="Standard">
      <style:text-properties fo:font-size="20pt" fo:font-style="italic" fo:font-weight="bold" officeooo:rsid="019538b1" officeooo:paragraph-rsid="019538b1" style:font-size-asian="20pt" style:font-style-asian="italic" style:font-weight-asian="bold" style:font-size-complex="20pt" style:font-style-complex="italic" style:font-weight-complex="bold"/>
    </style:style>
    <style:style style:name="P52" style:family="paragraph" style:parent-style-name="Standard">
      <style:text-properties fo:font-size="20pt" fo:font-style="italic" fo:font-weight="bold" officeooo:rsid="019a6eae" officeooo:paragraph-rsid="019a6eae" style:font-size-asian="20pt" style:font-style-asian="italic" style:font-weight-asian="bold" style:font-size-complex="20pt" style:font-style-complex="italic" style:font-weight-complex="bold"/>
    </style:style>
    <style:style style:name="P53" style:family="paragraph" style:parent-style-name="Standard">
      <style:text-properties fo:font-size="20pt" fo:font-style="italic" fo:font-weight="bold" officeooo:rsid="019ab12f" officeooo:paragraph-rsid="019ab12f" style:font-size-asian="20pt" style:font-style-asian="italic" style:font-weight-asian="bold" style:font-size-complex="20pt" style:font-style-complex="italic" style:font-weight-complex="bold"/>
    </style:style>
    <style:style style:name="P54" style:family="paragraph" style:parent-style-name="Standard">
      <style:text-properties fo:font-size="20pt" fo:font-style="italic" fo:font-weight="bold" officeooo:rsid="01db7bb1" officeooo:paragraph-rsid="01db7bb1" style:font-size-asian="20pt" style:font-style-asian="italic" style:font-weight-asian="bold" style:font-size-complex="20pt" style:font-style-complex="italic" style:font-weight-complex="bold"/>
    </style:style>
    <style:style style:name="P55" style:family="paragraph" style:parent-style-name="Standard">
      <style:text-properties fo:font-size="20pt" fo:font-style="italic" fo:font-weight="bold" officeooo:rsid="01dd84b1" officeooo:paragraph-rsid="01dd84b1" style:font-size-asian="20pt" style:font-style-asian="italic" style:font-weight-asian="bold" style:font-size-complex="20pt" style:font-style-complex="italic" style:font-weight-complex="bold"/>
    </style:style>
    <style:style style:name="P56" style:family="paragraph" style:parent-style-name="Standard">
      <style:text-properties fo:font-size="20pt" fo:font-style="italic" fo:font-weight="bold" officeooo:rsid="01e01431" officeooo:paragraph-rsid="01e01431" style:font-size-asian="20pt" style:font-style-asian="italic" style:font-weight-asian="bold" style:font-size-complex="20pt" style:font-style-complex="italic" style:font-weight-complex="bold"/>
    </style:style>
    <style:style style:name="P57" style:family="paragraph" style:parent-style-name="Standard">
      <style:text-properties fo:font-size="20pt" fo:font-style="italic" fo:font-weight="bold" officeooo:rsid="01e0980d" officeooo:paragraph-rsid="01e0980d" style:font-size-asian="20pt" style:font-style-asian="italic" style:font-weight-asian="bold" style:font-size-complex="20pt" style:font-style-complex="italic" style:font-weight-complex="bold"/>
    </style:style>
    <style:style style:name="P58" style:family="paragraph" style:parent-style-name="Standard">
      <style:text-properties fo:font-size="20pt" fo:font-style="italic" fo:font-weight="bold" officeooo:rsid="01ed1f5b" officeooo:paragraph-rsid="01ed1f5b" style:font-size-asian="20pt" style:font-style-asian="italic" style:font-weight-asian="bold" style:font-size-complex="20pt" style:font-style-complex="italic" style:font-weight-complex="bold"/>
    </style:style>
    <style:style style:name="P59" style:family="paragraph" style:parent-style-name="Standard">
      <style:text-properties fo:font-size="20pt" fo:font-style="italic" fo:font-weight="bold" officeooo:rsid="01ef4079" officeooo:paragraph-rsid="01ef4079" style:font-size-asian="20pt" style:font-style-asian="italic" style:font-weight-asian="bold" style:font-size-complex="20pt" style:font-style-complex="italic" style:font-weight-complex="bold"/>
    </style:style>
    <style:style style:name="P60" style:family="paragraph" style:parent-style-name="Standard">
      <style:text-properties fo:font-size="20pt" fo:font-style="italic" fo:font-weight="bold" officeooo:rsid="01f134bf" officeooo:paragraph-rsid="01f134bf" style:font-size-asian="20pt" style:font-style-asian="italic" style:font-weight-asian="bold" style:font-size-complex="20pt" style:font-style-complex="italic" style:font-weight-complex="bold"/>
    </style:style>
    <style:style style:name="P61" style:family="paragraph" style:parent-style-name="Standard">
      <style:text-properties fo:font-size="20pt" fo:font-style="italic" fo:font-weight="bold" officeooo:rsid="01f2afbf" officeooo:paragraph-rsid="01f2afbf" style:font-size-asian="20pt" style:font-style-asian="italic" style:font-weight-asian="bold" style:font-size-complex="20pt" style:font-style-complex="italic" style:font-weight-complex="bold"/>
    </style:style>
    <style:style style:name="P62" style:family="paragraph" style:parent-style-name="Standard">
      <style:text-properties fo:font-size="20pt" fo:font-style="italic" fo:font-weight="bold" officeooo:rsid="01f63fd7" officeooo:paragraph-rsid="020b993e" style:font-size-asian="20pt" style:font-style-asian="italic" style:font-weight-asian="bold" style:font-size-complex="20pt" style:font-style-complex="italic" style:font-weight-complex="bold"/>
    </style:style>
    <style:style style:name="P63" style:family="paragraph" style:parent-style-name="Standard">
      <style:text-properties fo:font-size="20pt" fo:font-style="italic" fo:font-weight="bold" officeooo:rsid="023656c0" officeooo:paragraph-rsid="023656c0" style:font-size-asian="20pt" style:font-style-asian="italic" style:font-weight-asian="bold" style:font-size-complex="20pt" style:font-style-complex="italic" style:font-weight-complex="bold"/>
    </style:style>
    <style:style style:name="P64" style:family="paragraph" style:parent-style-name="Standard">
      <style:text-properties fo:font-size="20pt" fo:font-style="italic" fo:font-weight="bold" officeooo:rsid="023e07b0" officeooo:paragraph-rsid="023e07b0" style:font-size-asian="20pt" style:font-style-asian="italic" style:font-weight-asian="bold" style:font-size-complex="20pt" style:font-style-complex="italic" style:font-weight-complex="bold"/>
    </style:style>
    <style:style style:name="P65" style:family="paragraph" style:parent-style-name="Standard">
      <style:text-properties fo:font-size="20pt" fo:font-style="italic" fo:font-weight="bold" officeooo:rsid="024a8900" officeooo:paragraph-rsid="024a8900" style:font-size-asian="20pt" style:font-style-asian="italic" style:font-weight-asian="bold" style:font-size-complex="20pt" style:font-style-complex="italic" style:font-weight-complex="bold"/>
    </style:style>
    <style:style style:name="P66" style:family="paragraph" style:parent-style-name="Standard">
      <style:text-properties fo:font-size="20pt" fo:font-style="italic" fo:font-weight="bold" officeooo:rsid="024e2f2d" officeooo:paragraph-rsid="024e2f2d" style:font-size-asian="20pt" style:font-style-asian="italic" style:font-weight-asian="bold" style:font-size-complex="20pt" style:font-style-complex="italic" style:font-weight-complex="bold"/>
    </style:style>
    <style:style style:name="P67" style:family="paragraph" style:parent-style-name="Standard">
      <style:text-properties fo:font-size="20pt" fo:font-style="italic" fo:font-weight="bold" officeooo:rsid="02521488" officeooo:paragraph-rsid="02521488" style:font-size-asian="20pt" style:font-style-asian="italic" style:font-weight-asian="bold" style:font-size-complex="20pt" style:font-style-complex="italic" style:font-weight-complex="bold"/>
    </style:style>
    <style:style style:name="P68" style:family="paragraph" style:parent-style-name="Standard">
      <style:text-properties fo:font-size="20pt" fo:font-style="italic" fo:font-weight="bold" officeooo:rsid="02525b90" officeooo:paragraph-rsid="02525b90" style:font-size-asian="20pt" style:font-style-asian="italic" style:font-weight-asian="bold" style:font-size-complex="20pt" style:font-style-complex="italic" style:font-weight-complex="bold"/>
    </style:style>
    <style:style style:name="P69" style:family="paragraph" style:parent-style-name="Standard">
      <style:text-properties fo:font-size="20pt" fo:font-style="italic" fo:font-weight="bold" officeooo:rsid="0297d732" officeooo:paragraph-rsid="0297d732" style:font-size-asian="20pt" style:font-style-asian="italic" style:font-weight-asian="bold" style:font-size-complex="20pt" style:font-style-complex="italic" style:font-weight-complex="bold"/>
    </style:style>
    <style:style style:name="P70" style:family="paragraph" style:parent-style-name="Standard">
      <style:text-properties fo:font-size="20pt" fo:font-style="italic" fo:font-weight="bold" officeooo:rsid="029995d5" officeooo:paragraph-rsid="029995d5" style:font-size-asian="20pt" style:font-style-asian="italic" style:font-weight-asian="bold" style:font-size-complex="20pt" style:font-style-complex="italic" style:font-weight-complex="bold"/>
    </style:style>
    <style:style style:name="P71" style:family="paragraph" style:parent-style-name="Standard">
      <style:text-properties fo:font-size="20pt" fo:font-style="italic" fo:font-weight="bold" officeooo:rsid="02a657c0" officeooo:paragraph-rsid="02a657c0" style:font-size-asian="20pt" style:font-style-asian="italic" style:font-weight-asian="bold" style:font-size-complex="20pt" style:font-style-complex="italic" style:font-weight-complex="bold"/>
    </style:style>
    <style:style style:name="P72" style:family="paragraph" style:parent-style-name="Standard">
      <style:text-properties fo:font-size="20pt" fo:font-style="italic" fo:font-weight="bold" officeooo:rsid="02a7cbcf" officeooo:paragraph-rsid="02a7cbcf" style:font-size-asian="20pt" style:font-style-asian="italic" style:font-weight-asian="bold" style:font-size-complex="20pt" style:font-style-complex="italic" style:font-weight-complex="bold"/>
    </style:style>
    <style:style style:name="P73" style:family="paragraph" style:parent-style-name="Standard">
      <style:text-properties fo:font-size="20pt" fo:font-style="italic" fo:font-weight="bold" officeooo:rsid="02c02300" officeooo:paragraph-rsid="02c02300" style:font-size-asian="20pt" style:font-style-asian="italic" style:font-weight-asian="bold" style:font-size-complex="20pt" style:font-style-complex="italic" style:font-weight-complex="bold"/>
    </style:style>
    <style:style style:name="P74" style:family="paragraph" style:parent-style-name="Standard">
      <style:text-properties fo:font-size="20pt" fo:font-style="italic" fo:font-weight="bold" officeooo:rsid="02c3c183" officeooo:paragraph-rsid="02c3c183" style:font-size-asian="20pt" style:font-style-asian="italic" style:font-weight-asian="bold" style:font-size-complex="20pt" style:font-style-complex="italic" style:font-weight-complex="bold"/>
    </style:style>
    <style:style style:name="P75" style:family="paragraph" style:parent-style-name="Standard">
      <style:text-properties fo:font-style="italic" officeooo:paragraph-rsid="006fda93"/>
    </style:style>
    <style:style style:name="P76" style:family="paragraph" style:parent-style-name="Standard">
      <style:text-properties fo:font-style="italic" officeooo:rsid="001b2925" officeooo:paragraph-rsid="00a87890"/>
    </style:style>
    <style:style style:name="P77" style:family="paragraph" style:parent-style-name="Standard">
      <style:text-properties fo:font-style="italic" officeooo:rsid="004a5577" officeooo:paragraph-rsid="00a87890"/>
    </style:style>
    <style:style style:name="P78" style:family="paragraph" style:parent-style-name="Standard">
      <style:text-properties officeooo:rsid="000d9299" officeooo:paragraph-rsid="00a87890"/>
    </style:style>
    <style:style style:name="P79" style:family="paragraph" style:parent-style-name="Standard">
      <style:text-properties officeooo:rsid="00b36b99" officeooo:paragraph-rsid="00a87890"/>
    </style:style>
    <style:style style:name="P80" style:family="paragraph" style:parent-style-name="Standard">
      <style:text-properties officeooo:rsid="00b9ceac" officeooo:paragraph-rsid="00a87890"/>
    </style:style>
    <style:style style:name="P81" style:family="paragraph" style:parent-style-name="Standard">
      <style:text-properties officeooo:rsid="00c8bb20" officeooo:paragraph-rsid="00a87890"/>
    </style:style>
    <style:style style:name="P82" style:family="paragraph" style:parent-style-name="Standard">
      <style:text-properties officeooo:rsid="00ca3278" officeooo:paragraph-rsid="00a87890"/>
    </style:style>
    <style:style style:name="P83" style:family="paragraph" style:parent-style-name="Standard">
      <style:text-properties officeooo:rsid="02bff922" officeooo:paragraph-rsid="00a87890"/>
    </style:style>
    <style:style style:name="P84" style:family="paragraph" style:parent-style-name="Standard">
      <style:text-properties officeooo:rsid="02ed9c99" officeooo:paragraph-rsid="00a87890"/>
    </style:style>
    <style:style style:name="P85" style:family="paragraph" style:parent-style-name="Standard">
      <style:text-properties officeooo:rsid="02eba0b8" officeooo:paragraph-rsid="00a87890"/>
    </style:style>
    <style:style style:name="P86" style:family="paragraph" style:parent-style-name="Standard">
      <style:text-properties officeooo:rsid="03069f29" officeooo:paragraph-rsid="00a87890"/>
    </style:style>
    <style:style style:name="P87" style:family="paragraph" style:parent-style-name="Standard">
      <style:text-properties officeooo:rsid="00b1b491" officeooo:paragraph-rsid="00a87890"/>
    </style:style>
    <style:style style:name="P88" style:family="paragraph" style:parent-style-name="Standard">
      <style:text-properties officeooo:rsid="032685c9" officeooo:paragraph-rsid="00a87890"/>
    </style:style>
    <style:style style:name="P89" style:family="paragraph" style:parent-style-name="Standard">
      <style:text-properties officeooo:rsid="0331d68d" officeooo:paragraph-rsid="00a87890"/>
    </style:style>
    <style:style style:name="P90" style:family="paragraph" style:parent-style-name="Standard">
      <style:text-properties officeooo:rsid="0336b25b" officeooo:paragraph-rsid="00a87890"/>
    </style:style>
    <style:style style:name="P91" style:family="paragraph" style:parent-style-name="Standard">
      <style:text-properties officeooo:rsid="039308c3" officeooo:paragraph-rsid="00a87890"/>
    </style:style>
    <style:style style:name="P92" style:family="paragraph" style:parent-style-name="Standard">
      <style:text-properties officeooo:rsid="0393fd7c" officeooo:paragraph-rsid="00a87890"/>
    </style:style>
    <style:style style:name="P93" style:family="paragraph" style:parent-style-name="Standard">
      <style:text-properties officeooo:rsid="03978a6a" officeooo:paragraph-rsid="00a87890"/>
    </style:style>
    <style:style style:name="P94" style:family="paragraph" style:parent-style-name="Standard">
      <style:text-properties officeooo:rsid="039f110c" officeooo:paragraph-rsid="00a87890"/>
    </style:style>
    <style:style style:name="P95" style:family="paragraph" style:parent-style-name="Standard">
      <style:text-properties officeooo:rsid="039fdba1" officeooo:paragraph-rsid="00a87890"/>
    </style:style>
    <style:style style:name="P96" style:family="paragraph" style:parent-style-name="Standard">
      <style:text-properties officeooo:rsid="016a48f7" officeooo:paragraph-rsid="00a87890"/>
    </style:style>
    <style:style style:name="P97" style:family="paragraph" style:parent-style-name="Standard">
      <style:text-properties officeooo:rsid="016b2c1e" officeooo:paragraph-rsid="00a87890"/>
    </style:style>
    <style:style style:name="P98" style:family="paragraph" style:parent-style-name="Standard">
      <style:text-properties officeooo:rsid="016cbb3b" officeooo:paragraph-rsid="00a87890"/>
    </style:style>
    <style:style style:name="P99" style:family="paragraph" style:parent-style-name="Standard">
      <style:text-properties officeooo:rsid="016cd7f0" officeooo:paragraph-rsid="00a87890"/>
    </style:style>
    <style:style style:name="P100" style:family="paragraph" style:parent-style-name="Standard">
      <style:text-properties officeooo:rsid="017f0ac8" officeooo:paragraph-rsid="00a87890"/>
    </style:style>
    <style:style style:name="P101" style:family="paragraph" style:parent-style-name="Standard">
      <style:text-properties officeooo:rsid="018a992c" officeooo:paragraph-rsid="00a87890"/>
    </style:style>
    <style:style style:name="P102" style:family="paragraph" style:parent-style-name="Standard">
      <style:text-properties officeooo:rsid="019ba949" officeooo:paragraph-rsid="00a87890"/>
    </style:style>
    <style:style style:name="P103" style:family="paragraph" style:parent-style-name="Standard">
      <style:text-properties officeooo:rsid="01a6ad68" officeooo:paragraph-rsid="00a87890"/>
    </style:style>
    <style:style style:name="P104" style:family="paragraph" style:parent-style-name="Standard">
      <style:text-properties officeooo:rsid="03f61d73" officeooo:paragraph-rsid="00a87890"/>
    </style:style>
    <style:style style:name="P105" style:family="paragraph" style:parent-style-name="Standard">
      <style:text-properties officeooo:rsid="04093e52" officeooo:paragraph-rsid="00a87890"/>
    </style:style>
    <style:style style:name="P106" style:family="paragraph" style:parent-style-name="Standard">
      <style:text-properties officeooo:rsid="040a380c" officeooo:paragraph-rsid="00a87890"/>
    </style:style>
    <style:style style:name="P107" style:family="paragraph" style:parent-style-name="Standard">
      <style:text-properties officeooo:rsid="01e98f39" officeooo:paragraph-rsid="00a87890"/>
    </style:style>
    <style:style style:name="P108" style:family="paragraph" style:parent-style-name="Standard">
      <style:text-properties officeooo:rsid="0442a4de" officeooo:paragraph-rsid="00a87890"/>
    </style:style>
    <style:style style:name="P109" style:family="paragraph" style:parent-style-name="Standard">
      <style:text-properties officeooo:rsid="04457c48" officeooo:paragraph-rsid="00a87890"/>
    </style:style>
    <style:style style:name="P110" style:family="paragraph" style:parent-style-name="Standard">
      <style:text-properties officeooo:rsid="045d7044" officeooo:paragraph-rsid="00a87890"/>
    </style:style>
    <style:style style:name="P111" style:family="paragraph" style:parent-style-name="Standard">
      <style:text-properties officeooo:rsid="02900368" officeooo:paragraph-rsid="00a87890"/>
    </style:style>
    <style:style style:name="P112" style:family="paragraph" style:parent-style-name="Standard">
      <style:text-properties officeooo:rsid="0291a4c2" officeooo:paragraph-rsid="00a87890"/>
    </style:style>
    <style:style style:name="P113" style:family="paragraph" style:parent-style-name="Standard">
      <style:text-properties officeooo:rsid="0295775e" officeooo:paragraph-rsid="00a87890"/>
    </style:style>
    <style:style style:name="P114" style:family="paragraph" style:parent-style-name="Standard">
      <style:text-properties officeooo:rsid="047e90bf" officeooo:paragraph-rsid="00a87890"/>
    </style:style>
    <style:style style:name="P115" style:family="paragraph" style:parent-style-name="Standard">
      <style:text-properties officeooo:rsid="047f419e" officeooo:paragraph-rsid="00a87890"/>
    </style:style>
    <style:style style:name="P116" style:family="paragraph" style:parent-style-name="Standard">
      <style:text-properties officeooo:rsid="047f89e6" officeooo:paragraph-rsid="00a87890"/>
    </style:style>
    <style:style style:name="P117" style:family="paragraph" style:parent-style-name="Standard">
      <style:text-properties officeooo:rsid="0481e457" officeooo:paragraph-rsid="00a87890"/>
    </style:style>
    <style:style style:name="P118" style:family="paragraph" style:parent-style-name="Standard">
      <style:text-properties officeooo:rsid="048294b8" officeooo:paragraph-rsid="00a87890"/>
    </style:style>
    <style:style style:name="P119" style:family="paragraph" style:parent-style-name="Standard">
      <style:text-properties officeooo:rsid="04846255" officeooo:paragraph-rsid="00a87890"/>
    </style:style>
    <style:style style:name="P120" style:family="paragraph" style:parent-style-name="Standard">
      <style:text-properties officeooo:rsid="04882367" officeooo:paragraph-rsid="00a87890"/>
    </style:style>
    <style:style style:name="P121" style:family="paragraph" style:parent-style-name="Standard">
      <style:text-properties officeooo:rsid="04888fe4" officeooo:paragraph-rsid="00a87890"/>
    </style:style>
    <style:style style:name="P122" style:family="paragraph" style:parent-style-name="Standard">
      <style:text-properties officeooo:rsid="048b41a9" officeooo:paragraph-rsid="00a87890"/>
    </style:style>
    <style:style style:name="P123" style:family="paragraph" style:parent-style-name="Standard">
      <style:text-properties officeooo:rsid="048ba994" officeooo:paragraph-rsid="00a87890"/>
    </style:style>
    <style:style style:name="P124" style:family="paragraph" style:parent-style-name="Standard">
      <style:text-properties officeooo:rsid="048f345f" officeooo:paragraph-rsid="00a87890"/>
    </style:style>
    <style:style style:name="P125" style:family="paragraph" style:parent-style-name="Standard">
      <style:text-properties officeooo:rsid="04a05021" officeooo:paragraph-rsid="00a87890"/>
    </style:style>
    <style:style style:name="P126" style:family="paragraph" style:parent-style-name="Standard">
      <style:text-properties officeooo:rsid="04ad1958" officeooo:paragraph-rsid="00a87890"/>
    </style:style>
    <style:style style:name="P127" style:family="paragraph" style:parent-style-name="Standard">
      <style:text-properties officeooo:rsid="04a53528" officeooo:paragraph-rsid="00a87890"/>
    </style:style>
    <style:style style:name="P128" style:family="paragraph" style:parent-style-name="Standard">
      <style:text-properties officeooo:rsid="04ce2b6c" officeooo:paragraph-rsid="00a87890"/>
    </style:style>
    <style:style style:name="P129" style:family="paragraph" style:parent-style-name="Standard">
      <style:text-properties officeooo:rsid="05672b9a" officeooo:paragraph-rsid="00a87890"/>
    </style:style>
    <style:style style:name="P130" style:family="paragraph" style:parent-style-name="Standard">
      <style:text-properties officeooo:rsid="05691f23" officeooo:paragraph-rsid="00a87890"/>
    </style:style>
    <style:style style:name="P131" style:family="paragraph" style:parent-style-name="Standard">
      <style:text-properties officeooo:rsid="056c24a5" officeooo:paragraph-rsid="00a87890"/>
    </style:style>
    <style:style style:name="P132" style:family="paragraph" style:parent-style-name="Standard">
      <style:text-properties officeooo:rsid="0573fd7a" officeooo:paragraph-rsid="00a87890"/>
    </style:style>
    <style:style style:name="P133" style:family="paragraph" style:parent-style-name="Standard">
      <style:text-properties officeooo:rsid="0581ae2e" officeooo:paragraph-rsid="00a87890"/>
    </style:style>
    <style:style style:name="P134" style:family="paragraph" style:parent-style-name="Standard">
      <style:text-properties officeooo:rsid="059b6380" officeooo:paragraph-rsid="00a87890"/>
    </style:style>
    <style:style style:name="P135" style:family="paragraph" style:parent-style-name="Standard">
      <style:text-properties officeooo:rsid="05acb05e" officeooo:paragraph-rsid="00a87890"/>
    </style:style>
    <style:style style:name="P136" style:family="paragraph" style:parent-style-name="Standard">
      <style:text-properties officeooo:rsid="05adc962" officeooo:paragraph-rsid="00a87890"/>
    </style:style>
    <style:style style:name="P137" style:family="paragraph" style:parent-style-name="Standard">
      <style:text-properties officeooo:rsid="05ae651a" officeooo:paragraph-rsid="00a87890"/>
    </style:style>
    <style:style style:name="P138" style:family="paragraph" style:parent-style-name="Standard">
      <style:text-properties officeooo:rsid="0a0cfb33" officeooo:paragraph-rsid="00a87890"/>
    </style:style>
    <style:style style:name="P139" style:family="paragraph" style:parent-style-name="Standard">
      <style:text-properties officeooo:rsid="0a0d0773" officeooo:paragraph-rsid="00a87890"/>
    </style:style>
    <style:style style:name="P140" style:family="paragraph" style:parent-style-name="Standard">
      <style:text-properties officeooo:rsid="001106a9" officeooo:paragraph-rsid="00a87890"/>
    </style:style>
    <style:style style:name="P141" style:family="paragraph" style:parent-style-name="Standard">
      <style:text-properties officeooo:rsid="0013fee8" officeooo:paragraph-rsid="00a87890"/>
    </style:style>
    <style:style style:name="P142" style:family="paragraph" style:parent-style-name="Standard">
      <style:text-properties officeooo:rsid="0016f266" officeooo:paragraph-rsid="00a87890"/>
    </style:style>
    <style:style style:name="P143" style:family="paragraph" style:parent-style-name="Standard">
      <style:text-properties officeooo:rsid="0019f7f7" officeooo:paragraph-rsid="00a87890"/>
    </style:style>
    <style:style style:name="P144" style:family="paragraph" style:parent-style-name="Standard">
      <style:text-properties officeooo:rsid="001a2376" officeooo:paragraph-rsid="00a87890"/>
    </style:style>
    <style:style style:name="P145" style:family="paragraph" style:parent-style-name="Standard">
      <style:text-properties officeooo:rsid="001b2925" officeooo:paragraph-rsid="00a87890"/>
    </style:style>
    <style:style style:name="P146" style:family="paragraph" style:parent-style-name="Standard">
      <style:text-properties officeooo:rsid="0021664d" officeooo:paragraph-rsid="00a87890"/>
    </style:style>
    <style:style style:name="P147" style:family="paragraph" style:parent-style-name="Standard">
      <style:text-properties officeooo:rsid="00284d42" officeooo:paragraph-rsid="00a87890"/>
    </style:style>
    <style:style style:name="P148" style:family="paragraph" style:parent-style-name="Standard">
      <style:text-properties officeooo:rsid="01770484" officeooo:paragraph-rsid="00a87890"/>
    </style:style>
    <style:style style:name="P149" style:family="paragraph" style:parent-style-name="Standard">
      <style:text-properties officeooo:rsid="01782f44" officeooo:paragraph-rsid="00a87890"/>
    </style:style>
    <style:style style:name="P150" style:family="paragraph" style:parent-style-name="Standard">
      <style:text-properties officeooo:rsid="00299820" officeooo:paragraph-rsid="00a87890"/>
    </style:style>
    <style:style style:name="P151" style:family="paragraph" style:parent-style-name="Standard">
      <style:text-properties officeooo:rsid="002e6ff8" officeooo:paragraph-rsid="00a87890"/>
    </style:style>
    <style:style style:name="P152" style:family="paragraph" style:parent-style-name="Standard">
      <style:text-properties officeooo:rsid="0038db4f" officeooo:paragraph-rsid="00a87890"/>
    </style:style>
    <style:style style:name="P153" style:family="paragraph" style:parent-style-name="Standard">
      <style:text-properties officeooo:rsid="003b2ef7" officeooo:paragraph-rsid="00a87890"/>
    </style:style>
    <style:style style:name="P154" style:family="paragraph" style:parent-style-name="Standard">
      <style:text-properties officeooo:rsid="003c3946" officeooo:paragraph-rsid="00a87890"/>
    </style:style>
    <style:style style:name="P155" style:family="paragraph" style:parent-style-name="Standard">
      <style:text-properties officeooo:rsid="003cdd8a" officeooo:paragraph-rsid="00a87890"/>
    </style:style>
    <style:style style:name="P156" style:family="paragraph" style:parent-style-name="Standard">
      <style:text-properties officeooo:rsid="003ebe96" officeooo:paragraph-rsid="00a87890"/>
    </style:style>
    <style:style style:name="P157" style:family="paragraph" style:parent-style-name="Standard">
      <style:text-properties officeooo:rsid="004f15e6" officeooo:paragraph-rsid="00a87890"/>
    </style:style>
    <style:style style:name="P158" style:family="paragraph" style:parent-style-name="Standard">
      <style:text-properties officeooo:rsid="0053d8d3" officeooo:paragraph-rsid="00a87890"/>
    </style:style>
    <style:style style:name="P159" style:family="paragraph" style:parent-style-name="Standard">
      <style:text-properties officeooo:rsid="0054d111" officeooo:paragraph-rsid="00a87890"/>
    </style:style>
    <style:style style:name="P160" style:family="paragraph" style:parent-style-name="Standard">
      <style:text-properties officeooo:rsid="00565a10" officeooo:paragraph-rsid="00a87890"/>
    </style:style>
    <style:style style:name="P161" style:family="paragraph" style:parent-style-name="Standard">
      <style:text-properties officeooo:rsid="00574fb0" officeooo:paragraph-rsid="00a87890"/>
    </style:style>
    <style:style style:name="P162" style:family="paragraph" style:parent-style-name="Standard">
      <style:text-properties officeooo:rsid="00588d02" officeooo:paragraph-rsid="00a87890"/>
    </style:style>
    <style:style style:name="P163" style:family="paragraph" style:parent-style-name="Standard">
      <style:text-properties officeooo:rsid="0059184a" officeooo:paragraph-rsid="00a87890"/>
    </style:style>
    <style:style style:name="P164" style:family="paragraph" style:parent-style-name="Standard">
      <style:text-properties officeooo:rsid="0065c6be" officeooo:paragraph-rsid="00a87890"/>
    </style:style>
    <style:style style:name="P165" style:family="paragraph" style:parent-style-name="Standard">
      <style:text-properties officeooo:rsid="00664f95" officeooo:paragraph-rsid="00a87890"/>
    </style:style>
    <style:style style:name="P166" style:family="paragraph" style:parent-style-name="Standard">
      <style:text-properties officeooo:rsid="00683654" officeooo:paragraph-rsid="00a87890"/>
    </style:style>
    <style:style style:name="P167" style:family="paragraph" style:parent-style-name="Standard">
      <style:text-properties officeooo:rsid="006a35de" officeooo:paragraph-rsid="00a87890"/>
    </style:style>
    <style:style style:name="P168" style:family="paragraph" style:parent-style-name="Standard">
      <style:text-properties officeooo:rsid="006d13df" officeooo:paragraph-rsid="00a87890"/>
    </style:style>
    <style:style style:name="P169" style:family="paragraph" style:parent-style-name="Standard">
      <style:text-properties officeooo:rsid="006d5135" officeooo:paragraph-rsid="00a87890"/>
    </style:style>
    <style:style style:name="P170" style:family="paragraph" style:parent-style-name="Standard">
      <style:text-properties officeooo:rsid="00833c15" officeooo:paragraph-rsid="00a87890"/>
    </style:style>
    <style:style style:name="P171" style:family="paragraph" style:parent-style-name="Standard">
      <style:text-properties officeooo:rsid="06c007a2" officeooo:paragraph-rsid="00a87890"/>
    </style:style>
    <style:style style:name="P172" style:family="paragraph" style:parent-style-name="Standard">
      <style:text-properties officeooo:rsid="06dd3662" officeooo:paragraph-rsid="00a87890"/>
    </style:style>
    <style:style style:name="P173" style:family="paragraph" style:parent-style-name="Standard">
      <style:text-properties officeooo:rsid="06db3713" officeooo:paragraph-rsid="00a87890"/>
    </style:style>
    <style:style style:name="P174" style:family="paragraph" style:parent-style-name="Standard">
      <style:text-properties officeooo:rsid="075763c9" officeooo:paragraph-rsid="00a87890"/>
    </style:style>
    <style:style style:name="P175" style:family="paragraph" style:parent-style-name="Standard">
      <style:text-properties officeooo:rsid="0757aa38" officeooo:paragraph-rsid="00a87890"/>
    </style:style>
    <style:style style:name="P176" style:family="paragraph" style:parent-style-name="Standard">
      <style:text-properties officeooo:rsid="07650c7e" officeooo:paragraph-rsid="00a87890"/>
    </style:style>
    <style:style style:name="P177" style:family="paragraph" style:parent-style-name="Standard">
      <style:text-properties officeooo:rsid="076d6ad8" officeooo:paragraph-rsid="00a87890"/>
    </style:style>
    <style:style style:name="P178" style:family="paragraph" style:parent-style-name="Standard">
      <style:text-properties officeooo:rsid="076e4766" officeooo:paragraph-rsid="00a87890"/>
    </style:style>
    <style:style style:name="P179" style:family="paragraph" style:parent-style-name="Standard">
      <style:text-properties officeooo:rsid="07749395" officeooo:paragraph-rsid="00a87890"/>
    </style:style>
    <style:style style:name="P180" style:family="paragraph" style:parent-style-name="Standard">
      <style:text-properties officeooo:rsid="07786773" officeooo:paragraph-rsid="00a87890"/>
    </style:style>
    <style:style style:name="P181" style:family="paragraph" style:parent-style-name="Standard">
      <style:text-properties officeooo:rsid="07bf3d07" officeooo:paragraph-rsid="00a87890"/>
    </style:style>
    <style:style style:name="P182" style:family="paragraph" style:parent-style-name="Standard">
      <style:text-properties officeooo:rsid="09b30e3f" officeooo:paragraph-rsid="00a87890"/>
    </style:style>
    <style:style style:name="P183" style:family="paragraph" style:parent-style-name="Standard">
      <style:text-properties officeooo:rsid="09b375c4" officeooo:paragraph-rsid="00a87890"/>
    </style:style>
    <style:style style:name="P184" style:family="paragraph" style:parent-style-name="Standard">
      <style:text-properties officeooo:rsid="09b47806" officeooo:paragraph-rsid="00a87890"/>
    </style:style>
    <style:style style:name="P185" style:family="paragraph" style:parent-style-name="Standard">
      <style:text-properties officeooo:rsid="09b4fb1c" officeooo:paragraph-rsid="00a87890"/>
    </style:style>
    <style:style style:name="P186" style:family="paragraph" style:parent-style-name="Standard">
      <style:text-properties officeooo:rsid="09f81982" officeooo:paragraph-rsid="00a87890"/>
    </style:style>
    <style:style style:name="P187" style:family="paragraph" style:parent-style-name="Standard">
      <style:text-properties officeooo:rsid="0a01c13b" officeooo:paragraph-rsid="00a87890"/>
    </style:style>
    <style:style style:name="P188" style:family="paragraph" style:parent-style-name="Standard">
      <style:text-properties officeooo:rsid="0a06c9b5" officeooo:paragraph-rsid="00a87890"/>
    </style:style>
    <style:style style:name="P189" style:family="paragraph" style:parent-style-name="Text_20_body">
      <style:text-properties officeooo:rsid="0013fee8" officeooo:paragraph-rsid="00a87890"/>
    </style:style>
    <style:style style:name="P190" style:family="paragraph" style:parent-style-name="Text_20_body">
      <style:text-properties officeooo:rsid="0036b886" officeooo:paragraph-rsid="00a87890"/>
    </style:style>
    <style:style style:name="T1" style:family="text">
      <style:text-properties officeooo:rsid="0018f335"/>
    </style:style>
    <style:style style:name="T2" style:family="text">
      <style:text-properties officeooo:rsid="001a1a03"/>
    </style:style>
    <style:style style:name="T3" style:family="text">
      <style:text-properties officeooo:rsid="001be852"/>
    </style:style>
    <style:style style:name="T4" style:family="text">
      <style:text-properties officeooo:rsid="0022b031"/>
    </style:style>
    <style:style style:name="T5" style:family="text">
      <style:text-properties officeooo:rsid="0022cb5f"/>
    </style:style>
    <style:style style:name="T6" style:family="text">
      <style:text-properties officeooo:rsid="0023518f"/>
    </style:style>
    <style:style style:name="T7" style:family="text">
      <style:text-properties officeooo:rsid="0023bfb6"/>
    </style:style>
    <style:style style:name="T8" style:family="text">
      <style:text-properties officeooo:rsid="00251de1"/>
    </style:style>
    <style:style style:name="T9" style:family="text">
      <style:text-properties officeooo:rsid="00259027"/>
    </style:style>
    <style:style style:name="T10" style:family="text">
      <style:text-properties officeooo:rsid="0025ba84"/>
    </style:style>
    <style:style style:name="T11" style:family="text">
      <style:text-properties officeooo:rsid="00274582"/>
    </style:style>
    <style:style style:name="T12" style:family="text">
      <style:text-properties officeooo:rsid="0027ff47"/>
    </style:style>
    <style:style style:name="T13" style:family="text">
      <style:text-properties officeooo:rsid="00295a97"/>
    </style:style>
    <style:style style:name="T14" style:family="text">
      <style:text-properties officeooo:rsid="002c4350"/>
    </style:style>
    <style:style style:name="T15" style:family="text">
      <style:text-properties officeooo:rsid="002d97ed"/>
    </style:style>
    <style:style style:name="T16" style:family="text">
      <style:text-properties officeooo:rsid="002f5c89"/>
    </style:style>
    <style:style style:name="T17" style:family="text">
      <style:text-properties officeooo:rsid="0030d9a6"/>
    </style:style>
    <style:style style:name="T18" style:family="text">
      <style:text-properties officeooo:rsid="003276bd"/>
    </style:style>
    <style:style style:name="T19" style:family="text">
      <style:text-properties officeooo:rsid="0033a9cc"/>
    </style:style>
    <style:style style:name="T20" style:family="text">
      <style:text-properties officeooo:rsid="00355467"/>
    </style:style>
    <style:style style:name="T21" style:family="text">
      <style:text-properties officeooo:rsid="00361a26"/>
    </style:style>
    <style:style style:name="T22" style:family="text">
      <style:text-properties officeooo:rsid="0036442a"/>
    </style:style>
    <style:style style:name="T23" style:family="text">
      <style:text-properties officeooo:rsid="003a32d6"/>
    </style:style>
    <style:style style:name="T24" style:family="text">
      <style:text-properties officeooo:rsid="003c2544"/>
    </style:style>
    <style:style style:name="T25" style:family="text">
      <style:text-properties officeooo:rsid="003f56cf"/>
    </style:style>
    <style:style style:name="T26" style:family="text">
      <style:text-properties officeooo:rsid="00430ca2"/>
    </style:style>
    <style:style style:name="T27" style:family="text">
      <style:text-properties officeooo:rsid="00448675"/>
    </style:style>
    <style:style style:name="T28" style:family="text">
      <style:text-properties officeooo:rsid="00459a7f"/>
    </style:style>
    <style:style style:name="T29" style:family="text">
      <style:text-properties officeooo:rsid="0046700c"/>
    </style:style>
    <style:style style:name="T30" style:family="text">
      <style:text-properties officeooo:rsid="00471d93"/>
    </style:style>
    <style:style style:name="T31" style:family="text">
      <style:text-properties officeooo:rsid="0047e72f"/>
    </style:style>
    <style:style style:name="T32" style:family="text">
      <style:text-properties officeooo:rsid="004b4496"/>
    </style:style>
    <style:style style:name="T33" style:family="text">
      <style:text-properties officeooo:rsid="004bba89"/>
    </style:style>
    <style:style style:name="T34" style:family="text">
      <style:text-properties officeooo:rsid="004cea01"/>
    </style:style>
    <style:style style:name="T35" style:family="text">
      <style:text-properties officeooo:rsid="004db410"/>
    </style:style>
    <style:style style:name="T36" style:family="text">
      <style:text-properties officeooo:rsid="005219cd"/>
    </style:style>
    <style:style style:name="T37" style:family="text">
      <style:text-properties officeooo:rsid="0052e94a"/>
    </style:style>
    <style:style style:name="T38" style:family="text">
      <style:text-properties officeooo:rsid="00563bc5"/>
    </style:style>
    <style:style style:name="T39" style:family="text">
      <style:text-properties officeooo:rsid="00582a55"/>
    </style:style>
    <style:style style:name="T40" style:family="text">
      <style:text-properties officeooo:rsid="0059faf6"/>
    </style:style>
    <style:style style:name="T41" style:family="text">
      <style:text-properties officeooo:rsid="005fb24e"/>
    </style:style>
    <style:style style:name="T42" style:family="text">
      <style:text-properties officeooo:rsid="0063ed94"/>
    </style:style>
    <style:style style:name="T43" style:family="text">
      <style:text-properties officeooo:rsid="0066be08"/>
    </style:style>
    <style:style style:name="T44" style:family="text">
      <style:text-properties officeooo:rsid="00680a4c"/>
    </style:style>
    <style:style style:name="T45" style:family="text">
      <style:text-properties officeooo:rsid="0069021f"/>
    </style:style>
    <style:style style:name="T46" style:family="text">
      <style:text-properties officeooo:rsid="006d0704"/>
    </style:style>
    <style:style style:name="T47" style:family="text">
      <style:text-properties officeooo:rsid="006e6526"/>
    </style:style>
    <style:style style:name="T48" style:family="text">
      <style:text-properties fo:font-size="20pt" fo:font-weight="bold" officeooo:rsid="00155bbe" style:font-size-asian="20pt" style:font-style-asian="italic" style:font-weight-asian="bold" style:font-size-complex="20pt" style:font-style-complex="italic" style:font-weight-complex="bold"/>
    </style:style>
    <style:style style:name="T49" style:family="text">
      <style:text-properties fo:font-size="20pt" fo:font-weight="bold" officeooo:rsid="006d0704" style:font-size-asian="20pt" style:font-style-asian="italic" style:font-weight-asian="bold" style:font-size-complex="20pt" style:font-style-complex="italic" style:font-weight-complex="bold"/>
    </style:style>
    <style:style style:name="T50" style:family="text">
      <style:text-properties officeooo:rsid="0073d61a"/>
    </style:style>
    <style:style style:name="T51" style:family="text">
      <style:text-properties officeooo:rsid="0075c650"/>
    </style:style>
    <style:style style:name="T52" style:family="text">
      <style:text-properties officeooo:rsid="0078bb91"/>
    </style:style>
    <style:style style:name="T53" style:family="text">
      <style:text-properties officeooo:rsid="007b4b80"/>
    </style:style>
    <style:style style:name="T54" style:family="text">
      <style:text-properties officeooo:rsid="0083b9c6"/>
    </style:style>
    <style:style style:name="T55" style:family="text">
      <style:text-properties officeooo:rsid="009bb442"/>
    </style:style>
    <style:style style:name="T56" style:family="text">
      <style:text-properties officeooo:rsid="009e1e89"/>
    </style:style>
    <style:style style:name="T57" style:family="text">
      <style:text-properties officeooo:rsid="00a5f5dc"/>
    </style:style>
    <style:style style:name="T58" style:family="text">
      <style:text-properties officeooo:rsid="00a74b91"/>
    </style:style>
    <style:style style:name="T59" style:family="text">
      <style:text-properties officeooo:rsid="00b36b99"/>
    </style:style>
    <style:style style:name="T60" style:family="text">
      <style:text-properties officeooo:rsid="00b37210"/>
    </style:style>
    <style:style style:name="T61" style:family="text">
      <style:text-properties officeooo:rsid="06c89e05"/>
    </style:style>
    <style:style style:name="T62" style:family="text">
      <style:text-properties officeooo:rsid="029f3a93"/>
    </style:style>
    <style:style style:name="T63" style:family="text">
      <style:text-properties officeooo:rsid="00b5181e"/>
    </style:style>
    <style:style style:name="T64" style:family="text">
      <style:text-properties officeooo:rsid="00b69cf6"/>
    </style:style>
    <style:style style:name="T65" style:family="text">
      <style:text-properties officeooo:rsid="02a3f16e"/>
    </style:style>
    <style:style style:name="T66" style:family="text">
      <style:text-properties officeooo:rsid="0084ad0d"/>
    </style:style>
    <style:style style:name="T67" style:family="text">
      <style:text-properties officeooo:rsid="02a7c688"/>
    </style:style>
    <style:style style:name="T68" style:family="text">
      <style:text-properties officeooo:rsid="02a941f8"/>
    </style:style>
    <style:style style:name="T69" style:family="text">
      <style:text-properties officeooo:rsid="0086aada"/>
    </style:style>
    <style:style style:name="T70" style:family="text">
      <style:text-properties officeooo:rsid="02ab6e0b"/>
    </style:style>
    <style:style style:name="T71" style:family="text">
      <style:text-properties officeooo:rsid="02ac0f27"/>
    </style:style>
    <style:style style:name="T72" style:family="text">
      <style:text-properties officeooo:rsid="00c8bb20"/>
    </style:style>
    <style:style style:name="T73" style:family="text">
      <style:text-properties officeooo:rsid="0086b0c4"/>
    </style:style>
    <style:style style:name="T74" style:family="text">
      <style:text-properties officeooo:rsid="02ac4d2a"/>
    </style:style>
    <style:style style:name="T75" style:family="text">
      <style:text-properties officeooo:rsid="00ca3278"/>
    </style:style>
    <style:style style:name="T76" style:family="text">
      <style:text-properties officeooo:rsid="00bc1564"/>
    </style:style>
    <style:style style:name="T77" style:family="text">
      <style:text-properties officeooo:rsid="00cbe3aa"/>
    </style:style>
    <style:style style:name="T78" style:family="text">
      <style:text-properties officeooo:rsid="02c0a1d3"/>
    </style:style>
    <style:style style:name="T79" style:family="text">
      <style:text-properties officeooo:rsid="02bcae79"/>
    </style:style>
    <style:style style:name="T80" style:family="text">
      <style:text-properties officeooo:rsid="00ce5655"/>
    </style:style>
    <style:style style:name="T81" style:family="text">
      <style:text-properties officeooo:rsid="02c59bb4"/>
    </style:style>
    <style:style style:name="T82" style:family="text">
      <style:text-properties officeooo:rsid="02bfe608"/>
    </style:style>
    <style:style style:name="T83" style:family="text">
      <style:text-properties officeooo:rsid="0089b548"/>
    </style:style>
    <style:style style:name="T84" style:family="text">
      <style:text-properties officeooo:rsid="008ecf60"/>
    </style:style>
    <style:style style:name="T85" style:family="text">
      <style:text-properties officeooo:rsid="02c967a5"/>
    </style:style>
    <style:style style:name="T86" style:family="text">
      <style:text-properties officeooo:rsid="02ca645a"/>
    </style:style>
    <style:style style:name="T87" style:family="text">
      <style:text-properties officeooo:rsid="02ca6f28"/>
    </style:style>
    <style:style style:name="T88" style:family="text">
      <style:text-properties officeooo:rsid="008fb5da"/>
    </style:style>
    <style:style style:name="T89" style:family="text">
      <style:text-properties officeooo:rsid="02ce9729"/>
    </style:style>
    <style:style style:name="T90" style:family="text">
      <style:text-properties officeooo:rsid="02cb1893"/>
    </style:style>
    <style:style style:name="T91" style:family="text">
      <style:text-properties officeooo:rsid="02d29331"/>
    </style:style>
    <style:style style:name="T92" style:family="text">
      <style:text-properties officeooo:rsid="00919c54"/>
    </style:style>
    <style:style style:name="T93" style:family="text">
      <style:text-properties officeooo:rsid="02d670e6"/>
    </style:style>
    <style:style style:name="T94" style:family="text">
      <style:text-properties officeooo:rsid="00933fce"/>
    </style:style>
    <style:style style:name="T95" style:family="text">
      <style:text-properties officeooo:rsid="009ba9bc"/>
    </style:style>
    <style:style style:name="T96" style:family="text">
      <style:text-properties officeooo:rsid="02df3712"/>
    </style:style>
    <style:style style:name="T97" style:family="text">
      <style:text-properties officeooo:rsid="009e8497"/>
    </style:style>
    <style:style style:name="T98" style:family="text">
      <style:text-properties officeooo:rsid="02e0ae6c"/>
    </style:style>
    <style:style style:name="T99" style:family="text">
      <style:text-properties officeooo:rsid="00a06156"/>
    </style:style>
    <style:style style:name="T100" style:family="text">
      <style:text-properties officeooo:rsid="02e10fd0"/>
    </style:style>
    <style:style style:name="T101" style:family="text">
      <style:text-properties officeooo:rsid="00a154f9"/>
    </style:style>
    <style:style style:name="T102" style:family="text">
      <style:text-properties officeooo:rsid="02e43e21"/>
    </style:style>
    <style:style style:name="T103" style:family="text">
      <style:text-properties officeooo:rsid="00a37e96"/>
    </style:style>
    <style:style style:name="T104" style:family="text">
      <style:text-properties officeooo:rsid="00a568d6"/>
    </style:style>
    <style:style style:name="T105" style:family="text">
      <style:text-properties officeooo:rsid="02e958af"/>
    </style:style>
    <style:style style:name="T106" style:family="text">
      <style:text-properties officeooo:rsid="00a668c6"/>
    </style:style>
    <style:style style:name="T107" style:family="text">
      <style:text-properties officeooo:rsid="02e79620"/>
    </style:style>
    <style:style style:name="T108" style:family="text">
      <style:text-properties officeooo:rsid="02ee0484"/>
    </style:style>
    <style:style style:name="T109" style:family="text">
      <style:text-properties officeooo:rsid="000d9299"/>
    </style:style>
    <style:style style:name="T110" style:family="text">
      <style:text-properties officeooo:rsid="03d522c3"/>
    </style:style>
    <style:style style:name="T111" style:family="text">
      <style:text-properties officeooo:rsid="02eb3c9d"/>
    </style:style>
    <style:style style:name="T112" style:family="text">
      <style:text-properties officeooo:rsid="00aa8dd5"/>
    </style:style>
    <style:style style:name="T113" style:family="text">
      <style:text-properties officeooo:rsid="02ed84ab"/>
    </style:style>
    <style:style style:name="T114" style:family="text">
      <style:text-properties officeooo:rsid="02efd9c1"/>
    </style:style>
    <style:style style:name="T115" style:family="text">
      <style:text-properties officeooo:rsid="02f0d7f5"/>
    </style:style>
    <style:style style:name="T116" style:family="text">
      <style:text-properties officeooo:rsid="02f2d17c"/>
    </style:style>
    <style:style style:name="T117" style:family="text">
      <style:text-properties officeooo:rsid="02f628fd"/>
    </style:style>
    <style:style style:name="T118" style:family="text">
      <style:text-properties officeooo:rsid="00ad1b56"/>
    </style:style>
    <style:style style:name="T119" style:family="text">
      <style:text-properties officeooo:rsid="02f8d79c"/>
    </style:style>
    <style:style style:name="T120" style:family="text">
      <style:text-properties officeooo:rsid="02fa17db"/>
    </style:style>
    <style:style style:name="T121" style:family="text">
      <style:text-properties officeooo:rsid="02fba18b"/>
    </style:style>
    <style:style style:name="T122" style:family="text">
      <style:text-properties officeooo:rsid="00af3340"/>
    </style:style>
    <style:style style:name="T123" style:family="text">
      <style:text-properties officeooo:rsid="02fef281"/>
    </style:style>
    <style:style style:name="T124" style:family="text">
      <style:text-properties officeooo:rsid="030262e8"/>
    </style:style>
    <style:style style:name="T125" style:family="text">
      <style:text-properties officeooo:rsid="00afcc59"/>
    </style:style>
    <style:style style:name="T126" style:family="text">
      <style:text-properties officeooo:rsid="030354ea"/>
    </style:style>
    <style:style style:name="T127" style:family="text">
      <style:text-properties officeooo:rsid="0305ad87"/>
    </style:style>
    <style:style style:name="T128" style:family="text">
      <style:text-properties officeooo:rsid="00b09d0e"/>
    </style:style>
    <style:style style:name="T129" style:family="text">
      <style:text-properties officeooo:rsid="030f47ef"/>
    </style:style>
    <style:style style:name="T130" style:family="text">
      <style:text-properties officeooo:rsid="03069f29"/>
    </style:style>
    <style:style style:name="T131" style:family="text">
      <style:text-properties officeooo:rsid="030fddba"/>
    </style:style>
    <style:style style:name="T132" style:family="text">
      <style:text-properties officeooo:rsid="0312f238"/>
    </style:style>
    <style:style style:name="T133" style:family="text">
      <style:text-properties officeooo:rsid="0310605a"/>
    </style:style>
    <style:style style:name="T134" style:family="text">
      <style:text-properties officeooo:rsid="03119569"/>
    </style:style>
    <style:style style:name="T135" style:family="text">
      <style:text-properties officeooo:rsid="00b3365b"/>
    </style:style>
    <style:style style:name="T136" style:family="text">
      <style:text-properties officeooo:rsid="0316ac46"/>
    </style:style>
    <style:style style:name="T137" style:family="text">
      <style:text-properties officeooo:rsid="03183245"/>
    </style:style>
    <style:style style:name="T138" style:family="text">
      <style:text-properties officeooo:rsid="03193a5c"/>
    </style:style>
    <style:style style:name="T139" style:family="text">
      <style:text-properties officeooo:rsid="031bc557"/>
    </style:style>
    <style:style style:name="T140" style:family="text">
      <style:text-properties officeooo:rsid="031cebca"/>
    </style:style>
    <style:style style:name="T141" style:family="text">
      <style:text-properties officeooo:rsid="031e8275"/>
    </style:style>
    <style:style style:name="T142" style:family="text">
      <style:text-properties officeooo:rsid="03202092"/>
    </style:style>
    <style:style style:name="T143" style:family="text">
      <style:text-properties officeooo:rsid="00d49251"/>
    </style:style>
    <style:style style:name="T144" style:family="text">
      <style:text-properties officeooo:rsid="00d6158a"/>
    </style:style>
    <style:style style:name="T145" style:family="text">
      <style:text-properties officeooo:rsid="032059e3"/>
    </style:style>
    <style:style style:name="T146" style:family="text">
      <style:text-properties officeooo:rsid="00b1b491"/>
    </style:style>
    <style:style style:name="T147" style:family="text">
      <style:text-properties officeooo:rsid="00d70c7b"/>
    </style:style>
    <style:style style:name="T148" style:family="text">
      <style:text-properties officeooo:rsid="0324acb5"/>
    </style:style>
    <style:style style:name="T149" style:family="text">
      <style:text-properties officeooo:rsid="00d7a5af"/>
    </style:style>
    <style:style style:name="T150" style:family="text">
      <style:text-properties officeooo:rsid="00d9faa8"/>
    </style:style>
    <style:style style:name="T151" style:family="text">
      <style:text-properties officeooo:rsid="00d8cfbe"/>
    </style:style>
    <style:style style:name="T152" style:family="text">
      <style:text-properties officeooo:rsid="00da3d38"/>
    </style:style>
    <style:style style:name="T153" style:family="text">
      <style:text-properties officeooo:rsid="00db17ba"/>
    </style:style>
    <style:style style:name="T154" style:family="text">
      <style:text-properties officeooo:rsid="00dacdda"/>
    </style:style>
    <style:style style:name="T155" style:family="text">
      <style:text-properties officeooo:rsid="00dd6682"/>
    </style:style>
    <style:style style:name="T156" style:family="text">
      <style:text-properties officeooo:rsid="00df2430"/>
    </style:style>
    <style:style style:name="T157" style:family="text">
      <style:text-properties officeooo:rsid="00e22071"/>
    </style:style>
    <style:style style:name="T158" style:family="text">
      <style:text-properties officeooo:rsid="00e2cf4a"/>
    </style:style>
    <style:style style:name="T159" style:family="text">
      <style:text-properties officeooo:rsid="00e4a23f"/>
    </style:style>
    <style:style style:name="T160" style:family="text">
      <style:text-properties officeooo:rsid="00e744f4"/>
    </style:style>
    <style:style style:name="T161" style:family="text">
      <style:text-properties officeooo:rsid="00e84dc8"/>
    </style:style>
    <style:style style:name="T162" style:family="text">
      <style:text-properties officeooo:rsid="00e5d56f"/>
    </style:style>
    <style:style style:name="T163" style:family="text">
      <style:text-properties officeooo:rsid="00e9e5eb"/>
    </style:style>
    <style:style style:name="T164" style:family="text">
      <style:text-properties officeooo:rsid="00ea790b"/>
    </style:style>
    <style:style style:name="T165" style:family="text">
      <style:text-properties officeooo:rsid="00ebba17"/>
    </style:style>
    <style:style style:name="T166" style:family="text">
      <style:text-properties officeooo:rsid="00ec534f"/>
    </style:style>
    <style:style style:name="T167" style:family="text">
      <style:text-properties officeooo:rsid="00ee4921"/>
    </style:style>
    <style:style style:name="T168" style:family="text">
      <style:text-properties officeooo:rsid="00f4377b"/>
    </style:style>
    <style:style style:name="T169" style:family="text">
      <style:text-properties officeooo:rsid="00f5eeb3"/>
    </style:style>
    <style:style style:name="T170" style:family="text">
      <style:text-properties officeooo:rsid="00f82015"/>
    </style:style>
    <style:style style:name="T171" style:family="text">
      <style:text-properties officeooo:rsid="00faaae2"/>
    </style:style>
    <style:style style:name="T172" style:family="text">
      <style:text-properties officeooo:rsid="00fdbd19"/>
    </style:style>
    <style:style style:name="T173" style:family="text">
      <style:text-properties officeooo:rsid="03289fe1"/>
    </style:style>
    <style:style style:name="T174" style:family="text">
      <style:text-properties officeooo:rsid="0101f0d4"/>
    </style:style>
    <style:style style:name="T175" style:family="text">
      <style:text-properties officeooo:rsid="0102b625"/>
    </style:style>
    <style:style style:name="T176" style:family="text">
      <style:text-properties officeooo:rsid="010643a1"/>
    </style:style>
    <style:style style:name="T177" style:family="text">
      <style:text-properties officeooo:rsid="010702af"/>
    </style:style>
    <style:style style:name="T178" style:family="text">
      <style:text-properties officeooo:rsid="0107ec61"/>
    </style:style>
    <style:style style:name="T179" style:family="text">
      <style:text-properties officeooo:rsid="0109af43"/>
    </style:style>
    <style:style style:name="T180" style:family="text">
      <style:text-properties officeooo:rsid="010b00c1"/>
    </style:style>
    <style:style style:name="T181" style:family="text">
      <style:text-properties officeooo:rsid="010cc1ba"/>
    </style:style>
    <style:style style:name="T182" style:family="text">
      <style:text-properties officeooo:rsid="010dca86"/>
    </style:style>
    <style:style style:name="T183" style:family="text">
      <style:text-properties officeooo:rsid="010f4989"/>
    </style:style>
    <style:style style:name="T184" style:family="text">
      <style:text-properties officeooo:rsid="01101711"/>
    </style:style>
    <style:style style:name="T185" style:family="text">
      <style:text-properties officeooo:rsid="03290ec2"/>
    </style:style>
    <style:style style:name="T186" style:family="text">
      <style:text-properties officeooo:rsid="032d4731"/>
    </style:style>
    <style:style style:name="T187" style:family="text">
      <style:text-properties officeooo:rsid="0111e61d"/>
    </style:style>
    <style:style style:name="T188" style:family="text">
      <style:text-properties officeooo:rsid="01126a90"/>
    </style:style>
    <style:style style:name="T189" style:family="text">
      <style:text-properties officeooo:rsid="0113b9e5"/>
    </style:style>
    <style:style style:name="T190" style:family="text">
      <style:text-properties officeooo:rsid="01140a12"/>
    </style:style>
    <style:style style:name="T191" style:family="text">
      <style:text-properties officeooo:rsid="01162f76"/>
    </style:style>
    <style:style style:name="T192" style:family="text">
      <style:text-properties officeooo:rsid="01155e07"/>
    </style:style>
    <style:style style:name="T193" style:family="text">
      <style:text-properties officeooo:rsid="0118cc41"/>
    </style:style>
    <style:style style:name="T194" style:family="text">
      <style:text-properties officeooo:rsid="011a20d0"/>
    </style:style>
    <style:style style:name="T195" style:family="text">
      <style:text-properties officeooo:rsid="011bb406"/>
    </style:style>
    <style:style style:name="T196" style:family="text">
      <style:text-properties officeooo:rsid="0331d68d"/>
    </style:style>
    <style:style style:name="T197" style:family="text">
      <style:text-properties officeooo:rsid="033f2384"/>
    </style:style>
    <style:style style:name="T198" style:family="text">
      <style:text-properties officeooo:rsid="0333a523"/>
    </style:style>
    <style:style style:name="T199" style:family="text">
      <style:text-properties officeooo:rsid="0334ecc6"/>
    </style:style>
    <style:style style:name="T200" style:family="text">
      <style:text-properties officeooo:rsid="0337baff"/>
    </style:style>
    <style:style style:name="T201" style:family="text">
      <style:text-properties officeooo:rsid="033e4194"/>
    </style:style>
    <style:style style:name="T202" style:family="text">
      <style:text-properties officeooo:rsid="033ea71d"/>
    </style:style>
    <style:style style:name="T203" style:family="text">
      <style:text-properties officeooo:rsid="011e25fa"/>
    </style:style>
    <style:style style:name="T204" style:family="text">
      <style:text-properties officeooo:rsid="0121e8a8"/>
    </style:style>
    <style:style style:name="T205" style:family="text">
      <style:text-properties officeooo:rsid="034cac3f"/>
    </style:style>
    <style:style style:name="T206" style:family="text">
      <style:text-properties officeooo:rsid="012011e8"/>
    </style:style>
    <style:style style:name="T207" style:family="text">
      <style:text-properties officeooo:rsid="0122d9f6"/>
    </style:style>
    <style:style style:name="T208" style:family="text">
      <style:text-properties officeooo:rsid="01269e54"/>
    </style:style>
    <style:style style:name="T209" style:family="text">
      <style:text-properties officeooo:rsid="0127fc21"/>
    </style:style>
    <style:style style:name="T210" style:family="text">
      <style:text-properties officeooo:rsid="012b12b0"/>
    </style:style>
    <style:style style:name="T211" style:family="text">
      <style:text-properties officeooo:rsid="012abc51"/>
    </style:style>
    <style:style style:name="T212" style:family="text">
      <style:text-properties officeooo:rsid="03528701"/>
    </style:style>
    <style:style style:name="T213" style:family="text">
      <style:text-properties officeooo:rsid="03529699"/>
    </style:style>
    <style:style style:name="T214" style:family="text">
      <style:text-properties officeooo:rsid="03530095"/>
    </style:style>
    <style:style style:name="T215" style:family="text">
      <style:text-properties officeooo:rsid="012dd023"/>
    </style:style>
    <style:style style:name="T216" style:family="text">
      <style:text-properties officeooo:rsid="012efa2f"/>
    </style:style>
    <style:style style:name="T217" style:family="text">
      <style:text-properties officeooo:rsid="012fe3bc"/>
    </style:style>
    <style:style style:name="T218" style:family="text">
      <style:text-properties officeooo:rsid="0131a919"/>
    </style:style>
    <style:style style:name="T219" style:family="text">
      <style:text-properties officeooo:rsid="0130ea1e"/>
    </style:style>
    <style:style style:name="T220" style:family="text">
      <style:text-properties officeooo:rsid="03cc6e1e"/>
    </style:style>
    <style:style style:name="T221" style:family="text">
      <style:text-properties officeooo:rsid="03d5dc13"/>
    </style:style>
    <style:style style:name="T222" style:family="text">
      <style:text-properties officeooo:rsid="03d91988"/>
    </style:style>
    <style:style style:name="T223" style:family="text">
      <style:text-properties officeooo:rsid="0353868d"/>
    </style:style>
    <style:style style:name="T224" style:family="text">
      <style:text-properties officeooo:rsid="03defac9"/>
    </style:style>
    <style:style style:name="T225" style:family="text">
      <style:text-properties officeooo:rsid="035689d1"/>
    </style:style>
    <style:style style:name="T226" style:family="text">
      <style:text-properties officeooo:rsid="01374911"/>
    </style:style>
    <style:style style:name="T227" style:family="text">
      <style:text-properties officeooo:rsid="0134a487"/>
    </style:style>
    <style:style style:name="T228" style:family="text">
      <style:text-properties officeooo:rsid="0135d4a0"/>
    </style:style>
    <style:style style:name="T229" style:family="text">
      <style:text-properties officeooo:rsid="03590e2e"/>
    </style:style>
    <style:style style:name="T230" style:family="text">
      <style:text-properties officeooo:rsid="01355266"/>
    </style:style>
    <style:style style:name="T231" style:family="text">
      <style:text-properties officeooo:rsid="01391ddb"/>
    </style:style>
    <style:style style:name="T232" style:family="text">
      <style:text-properties officeooo:rsid="035a3f63"/>
    </style:style>
    <style:style style:name="T233" style:family="text">
      <style:text-properties officeooo:rsid="035dd978"/>
    </style:style>
    <style:style style:name="T234" style:family="text">
      <style:text-properties officeooo:rsid="035e8ca6"/>
    </style:style>
    <style:style style:name="T235" style:family="text">
      <style:text-properties officeooo:rsid="035eece9"/>
    </style:style>
    <style:style style:name="T236" style:family="text">
      <style:text-properties officeooo:rsid="0360fdd7"/>
    </style:style>
    <style:style style:name="T237" style:family="text">
      <style:text-properties officeooo:rsid="036547e2"/>
    </style:style>
    <style:style style:name="T238" style:family="text">
      <style:text-properties officeooo:rsid="0362b97f"/>
    </style:style>
    <style:style style:name="T239" style:family="text">
      <style:text-properties officeooo:rsid="0367e291"/>
    </style:style>
    <style:style style:name="T240" style:family="text">
      <style:text-properties officeooo:rsid="036812e9"/>
    </style:style>
    <style:style style:name="T241" style:family="text">
      <style:text-properties officeooo:rsid="013ca848"/>
    </style:style>
    <style:style style:name="T242" style:family="text">
      <style:text-properties officeooo:rsid="0369e188"/>
    </style:style>
    <style:style style:name="T243" style:family="text">
      <style:text-properties officeooo:rsid="036b0b91"/>
    </style:style>
    <style:style style:name="T244" style:family="text">
      <style:text-properties officeooo:rsid="036e26d5"/>
    </style:style>
    <style:style style:name="T245" style:family="text">
      <style:text-properties officeooo:rsid="036ea3f7"/>
    </style:style>
    <style:style style:name="T246" style:family="text">
      <style:text-properties officeooo:rsid="03704db4"/>
    </style:style>
    <style:style style:name="T247" style:family="text">
      <style:text-properties officeooo:rsid="013cec00"/>
    </style:style>
    <style:style style:name="T248" style:family="text">
      <style:text-properties officeooo:rsid="0377e68e"/>
    </style:style>
    <style:style style:name="T249" style:family="text">
      <style:text-properties officeooo:rsid="0379211d"/>
    </style:style>
    <style:style style:name="T250" style:family="text">
      <style:text-properties officeooo:rsid="037a050c"/>
    </style:style>
    <style:style style:name="T251" style:family="text">
      <style:text-properties officeooo:rsid="037a8366"/>
    </style:style>
    <style:style style:name="T252" style:family="text">
      <style:text-properties officeooo:rsid="01412066"/>
    </style:style>
    <style:style style:name="T253" style:family="text">
      <style:text-properties officeooo:rsid="014131da"/>
    </style:style>
    <style:style style:name="T254" style:family="text">
      <style:text-properties officeooo:rsid="037d435d"/>
    </style:style>
    <style:style style:name="T255" style:family="text">
      <style:text-properties officeooo:rsid="037d59d3"/>
    </style:style>
    <style:style style:name="T256" style:family="text">
      <style:text-properties officeooo:rsid="0387356c"/>
    </style:style>
    <style:style style:name="T257" style:family="text">
      <style:text-properties officeooo:rsid="01438788"/>
    </style:style>
    <style:style style:name="T258" style:family="text">
      <style:text-properties officeooo:rsid="0144c15f"/>
    </style:style>
    <style:style style:name="T259" style:family="text">
      <style:text-properties officeooo:rsid="038a47b1"/>
    </style:style>
    <style:style style:name="T260" style:family="text">
      <style:text-properties officeooo:rsid="038c96d1"/>
    </style:style>
    <style:style style:name="T261" style:family="text">
      <style:text-properties officeooo:rsid="0393fd7c"/>
    </style:style>
    <style:style style:name="T262" style:family="text">
      <style:text-properties officeooo:rsid="0394b2b1"/>
    </style:style>
    <style:style style:name="T263" style:family="text">
      <style:text-properties officeooo:rsid="039f110c"/>
    </style:style>
    <style:style style:name="T264" style:family="text">
      <style:text-properties officeooo:rsid="014a5644"/>
    </style:style>
    <style:style style:name="T265" style:family="text">
      <style:text-properties officeooo:rsid="014a59ff"/>
    </style:style>
    <style:style style:name="T266" style:family="text">
      <style:text-properties officeooo:rsid="014b4f97"/>
    </style:style>
    <style:style style:name="T267" style:family="text">
      <style:text-properties officeooo:rsid="014fab4b"/>
    </style:style>
    <style:style style:name="T268" style:family="text">
      <style:text-properties officeooo:rsid="01506abc"/>
    </style:style>
    <style:style style:name="T269" style:family="text">
      <style:text-properties officeooo:rsid="015172c2"/>
    </style:style>
    <style:style style:name="T270" style:family="text">
      <style:text-properties officeooo:rsid="0151d0bf"/>
    </style:style>
    <style:style style:name="T271" style:family="text">
      <style:text-properties officeooo:rsid="01526d29"/>
    </style:style>
    <style:style style:name="T272" style:family="text">
      <style:text-properties officeooo:rsid="015442ee"/>
    </style:style>
    <style:style style:name="T273" style:family="text">
      <style:text-properties officeooo:rsid="01563117"/>
    </style:style>
    <style:style style:name="T274" style:family="text">
      <style:text-properties officeooo:rsid="0156f60c"/>
    </style:style>
    <style:style style:name="T275" style:family="text">
      <style:text-properties officeooo:rsid="015a1fad"/>
    </style:style>
    <style:style style:name="T276" style:family="text">
      <style:text-properties officeooo:rsid="015adc7c"/>
    </style:style>
    <style:style style:name="T277" style:family="text">
      <style:text-properties officeooo:rsid="015eb700"/>
    </style:style>
    <style:style style:name="T278" style:family="text">
      <style:text-properties officeooo:rsid="0160a933"/>
    </style:style>
    <style:style style:name="T279" style:family="text">
      <style:text-properties officeooo:rsid="016116e0"/>
    </style:style>
    <style:style style:name="T280" style:family="text">
      <style:text-properties officeooo:rsid="01612059"/>
    </style:style>
    <style:style style:name="T281" style:family="text">
      <style:text-properties officeooo:rsid="045773c2"/>
    </style:style>
    <style:style style:name="T282" style:family="text">
      <style:text-properties officeooo:rsid="01624cc7"/>
    </style:style>
    <style:style style:name="T283" style:family="text">
      <style:text-properties officeooo:rsid="016599c8"/>
    </style:style>
    <style:style style:name="T284" style:family="text">
      <style:text-properties officeooo:rsid="0167cfc5"/>
    </style:style>
    <style:style style:name="T285" style:family="text">
      <style:text-properties officeooo:rsid="01698807"/>
    </style:style>
    <style:style style:name="T286" style:family="text">
      <style:text-properties officeooo:rsid="03a137ac"/>
    </style:style>
    <style:style style:name="T287" style:family="text">
      <style:text-properties officeooo:rsid="03a2543a"/>
    </style:style>
    <style:style style:name="T288" style:family="text">
      <style:text-properties officeooo:rsid="039fe85c"/>
    </style:style>
    <style:style style:name="T289" style:family="text">
      <style:text-properties officeooo:rsid="016a15f4"/>
    </style:style>
    <style:style style:name="T290" style:family="text">
      <style:text-properties officeooo:rsid="016a48f7"/>
    </style:style>
    <style:style style:name="T291" style:family="text">
      <style:text-properties officeooo:rsid="03a90301"/>
    </style:style>
    <style:style style:name="T292" style:family="text">
      <style:text-properties officeooo:rsid="03a9f106"/>
    </style:style>
    <style:style style:name="T293" style:family="text">
      <style:text-properties officeooo:rsid="03ab915b"/>
    </style:style>
    <style:style style:name="T294" style:family="text">
      <style:text-properties officeooo:rsid="03b09530"/>
    </style:style>
    <style:style style:name="T295" style:family="text">
      <style:text-properties officeooo:rsid="03b2473e"/>
    </style:style>
    <style:style style:name="T296" style:family="text">
      <style:text-properties officeooo:rsid="03b34b24"/>
    </style:style>
    <style:style style:name="T297" style:family="text">
      <style:text-properties officeooo:rsid="03b49bcf"/>
    </style:style>
    <style:style style:name="T298" style:family="text">
      <style:text-properties officeooo:rsid="03b59f7d"/>
    </style:style>
    <style:style style:name="T299" style:family="text">
      <style:text-properties officeooo:rsid="016b2c1e"/>
    </style:style>
    <style:style style:name="T300" style:family="text">
      <style:text-properties officeooo:rsid="03b81903"/>
    </style:style>
    <style:style style:name="T301" style:family="text">
      <style:text-properties officeooo:rsid="016cbb3b"/>
    </style:style>
    <style:style style:name="T302" style:family="text">
      <style:text-properties officeooo:rsid="03bcf05e"/>
    </style:style>
    <style:style style:name="T303" style:family="text">
      <style:text-properties officeooo:rsid="016cd7f0"/>
    </style:style>
    <style:style style:name="T304" style:family="text">
      <style:text-properties officeooo:rsid="03bd99c8"/>
    </style:style>
    <style:style style:name="T305" style:family="text">
      <style:text-properties officeooo:rsid="03bdfbd3"/>
    </style:style>
    <style:style style:name="T306" style:family="text">
      <style:text-properties officeooo:rsid="03be6a63"/>
    </style:style>
    <style:style style:name="T307" style:family="text">
      <style:text-properties officeooo:rsid="03c02048"/>
    </style:style>
    <style:style style:name="T308" style:family="text">
      <style:text-properties officeooo:rsid="016ea478"/>
    </style:style>
    <style:style style:name="T309" style:family="text">
      <style:text-properties officeooo:rsid="03c02861"/>
    </style:style>
    <style:style style:name="T310" style:family="text">
      <style:text-properties officeooo:rsid="017e371c"/>
    </style:style>
    <style:style style:name="T311" style:family="text">
      <style:text-properties officeooo:rsid="017f0ac8"/>
    </style:style>
    <style:style style:name="T312" style:family="text">
      <style:text-properties officeooo:rsid="03c31e97"/>
    </style:style>
    <style:style style:name="T313" style:family="text">
      <style:text-properties officeooo:rsid="03c8e8b2"/>
    </style:style>
    <style:style style:name="T314" style:family="text">
      <style:text-properties officeooo:rsid="0181b63e"/>
    </style:style>
    <style:style style:name="T315" style:family="text">
      <style:text-properties officeooo:rsid="03c96c26"/>
    </style:style>
    <style:style style:name="T316" style:family="text">
      <style:text-properties officeooo:rsid="0183362d"/>
    </style:style>
    <style:style style:name="T317" style:family="text">
      <style:text-properties officeooo:rsid="0183d4e7"/>
    </style:style>
    <style:style style:name="T318" style:family="text">
      <style:text-properties officeooo:rsid="0185d08c"/>
    </style:style>
    <style:style style:name="T319" style:family="text">
      <style:text-properties officeooo:rsid="0187d3c0"/>
    </style:style>
    <style:style style:name="T320" style:family="text">
      <style:text-properties officeooo:rsid="01899ab7"/>
    </style:style>
    <style:style style:name="T321" style:family="text">
      <style:text-properties officeooo:rsid="018a992c"/>
    </style:style>
    <style:style style:name="T322" style:family="text">
      <style:text-properties officeooo:rsid="018c2e8f"/>
    </style:style>
    <style:style style:name="T323" style:family="text">
      <style:text-properties officeooo:rsid="03e6262d"/>
    </style:style>
    <style:style style:name="T324" style:family="text">
      <style:text-properties officeooo:rsid="018f8b9b"/>
    </style:style>
    <style:style style:name="T325" style:family="text">
      <style:text-properties officeooo:rsid="01919659"/>
    </style:style>
    <style:style style:name="T326" style:family="text">
      <style:text-properties officeooo:rsid="01944bbe"/>
    </style:style>
    <style:style style:name="T327" style:family="text">
      <style:text-properties officeooo:rsid="0194c4b5"/>
    </style:style>
    <style:style style:name="T328" style:family="text">
      <style:text-properties officeooo:rsid="019a0456"/>
    </style:style>
    <style:style style:name="T329" style:family="text">
      <style:text-properties officeooo:rsid="019ada8d"/>
    </style:style>
    <style:style style:name="T330" style:family="text">
      <style:text-properties style:text-position="super 58%" officeooo:rsid="019ada8d"/>
    </style:style>
    <style:style style:name="T331" style:family="text">
      <style:text-properties style:text-position="super 58%" officeooo:rsid="05ae6fbc"/>
    </style:style>
    <style:style style:name="T332" style:family="text">
      <style:text-properties style:text-position="super 58%" officeooo:rsid="0113c9b6"/>
    </style:style>
    <style:style style:name="T333" style:family="text">
      <style:text-properties style:text-position="super 58%" officeooo:rsid="01f6aa6e"/>
    </style:style>
    <style:style style:name="T334" style:family="text">
      <style:text-properties style:text-position="super 58%" officeooo:rsid="0294103b"/>
    </style:style>
    <style:style style:name="T335" style:family="text">
      <style:text-properties officeooo:rsid="019ba949"/>
    </style:style>
    <style:style style:name="T336" style:family="text">
      <style:text-properties officeooo:rsid="019b7be1"/>
    </style:style>
    <style:style style:name="T337" style:family="text">
      <style:text-properties officeooo:rsid="019e7fe4"/>
    </style:style>
    <style:style style:name="T338" style:family="text">
      <style:text-properties officeooo:rsid="019f7d0a"/>
    </style:style>
    <style:style style:name="T339" style:family="text">
      <style:text-properties officeooo:rsid="019d5637"/>
    </style:style>
    <style:style style:name="T340" style:family="text">
      <style:text-properties officeooo:rsid="01a6ad68"/>
    </style:style>
    <style:style style:name="T341" style:family="text">
      <style:text-properties officeooo:rsid="01b54f72"/>
    </style:style>
    <style:style style:name="T342" style:family="text">
      <style:text-properties officeooo:rsid="01b8ad6b"/>
    </style:style>
    <style:style style:name="T343" style:family="text">
      <style:text-properties officeooo:rsid="01bcfc27"/>
    </style:style>
    <style:style style:name="T344" style:family="text">
      <style:text-properties officeooo:rsid="01bd65a4"/>
    </style:style>
    <style:style style:name="T345" style:family="text">
      <style:text-properties officeooo:rsid="01c750c9"/>
    </style:style>
    <style:style style:name="T346" style:family="text">
      <style:text-properties officeooo:rsid="01bd9fc9"/>
    </style:style>
    <style:style style:name="T347" style:family="text">
      <style:text-properties officeooo:rsid="03eb6294"/>
    </style:style>
    <style:style style:name="T348" style:family="text">
      <style:text-properties officeooo:rsid="01bf9a8b"/>
    </style:style>
    <style:style style:name="T349" style:family="text">
      <style:text-properties officeooo:rsid="01c9bd26"/>
    </style:style>
    <style:style style:name="T350" style:family="text">
      <style:text-properties officeooo:rsid="03ecd7b2"/>
    </style:style>
    <style:style style:name="T351" style:family="text">
      <style:text-properties officeooo:rsid="01cb822e"/>
    </style:style>
    <style:style style:name="T352" style:family="text">
      <style:text-properties officeooo:rsid="03e7d17c"/>
    </style:style>
    <style:style style:name="T353" style:family="text">
      <style:text-properties officeooo:rsid="03e8458b"/>
    </style:style>
    <style:style style:name="T354" style:family="text">
      <style:text-properties officeooo:rsid="03edfafb"/>
    </style:style>
    <style:style style:name="T355" style:family="text">
      <style:text-properties officeooo:rsid="01c5a0da"/>
    </style:style>
    <style:style style:name="T356" style:family="text">
      <style:text-properties officeooo:rsid="01c3ac25"/>
    </style:style>
    <style:style style:name="T357" style:family="text">
      <style:text-properties officeooo:rsid="03f0bf2f"/>
    </style:style>
    <style:style style:name="T358" style:family="text">
      <style:text-properties officeooo:rsid="01d0385d"/>
    </style:style>
    <style:style style:name="T359" style:family="text">
      <style:text-properties officeooo:rsid="01d33be8"/>
    </style:style>
    <style:style style:name="T360" style:family="text">
      <style:text-properties officeooo:rsid="01d37255"/>
    </style:style>
    <style:style style:name="T361" style:family="text">
      <style:text-properties officeooo:rsid="01d422be"/>
    </style:style>
    <style:style style:name="T362" style:family="text">
      <style:text-properties officeooo:rsid="01d5bdbb"/>
    </style:style>
    <style:style style:name="T363" style:family="text">
      <style:text-properties officeooo:rsid="01d6ca5d"/>
    </style:style>
    <style:style style:name="T364" style:family="text">
      <style:text-properties officeooo:rsid="01d98b04"/>
    </style:style>
    <style:style style:name="T365" style:family="text">
      <style:text-properties officeooo:rsid="01dac804"/>
    </style:style>
    <style:style style:name="T366" style:family="text">
      <style:text-properties officeooo:rsid="01dbebcf"/>
    </style:style>
    <style:style style:name="T367" style:family="text">
      <style:text-properties officeooo:rsid="03f57bfe"/>
    </style:style>
    <style:style style:name="T368" style:family="text">
      <style:text-properties officeooo:rsid="03f66c76"/>
    </style:style>
    <style:style style:name="T369" style:family="text">
      <style:text-properties officeooo:rsid="03f846be"/>
    </style:style>
    <style:style style:name="T370" style:family="text">
      <style:text-properties officeooo:rsid="01e1de1c"/>
    </style:style>
    <style:style style:name="T371" style:family="text">
      <style:text-properties officeooo:rsid="01e2ede6"/>
    </style:style>
    <style:style style:name="T372" style:family="text">
      <style:text-properties officeooo:rsid="01e5fa85"/>
    </style:style>
    <style:style style:name="T373" style:family="text">
      <style:text-properties officeooo:rsid="03faa576"/>
    </style:style>
    <style:style style:name="T374" style:family="text">
      <style:text-properties officeooo:rsid="01e6d9b8"/>
    </style:style>
    <style:style style:name="T375" style:family="text">
      <style:text-properties officeooo:rsid="03fd353a"/>
    </style:style>
    <style:style style:name="T376" style:family="text">
      <style:text-properties officeooo:rsid="0400dbf2"/>
    </style:style>
    <style:style style:name="T377" style:family="text">
      <style:text-properties officeooo:rsid="0402af52"/>
    </style:style>
    <style:style style:name="T378" style:family="text">
      <style:text-properties officeooo:rsid="0405d0d2"/>
    </style:style>
    <style:style style:name="T379" style:family="text">
      <style:text-properties officeooo:rsid="040ff421"/>
    </style:style>
    <style:style style:name="T380" style:family="text">
      <style:text-properties officeooo:rsid="01e82705"/>
    </style:style>
    <style:style style:name="T381" style:family="text">
      <style:text-properties officeooo:rsid="01e98f39"/>
    </style:style>
    <style:style style:name="T382" style:family="text">
      <style:text-properties officeooo:rsid="01e9fdd2"/>
    </style:style>
    <style:style style:name="T383" style:family="text">
      <style:text-properties officeooo:rsid="041786b2"/>
    </style:style>
    <style:style style:name="T384" style:family="text">
      <style:text-properties officeooo:rsid="01ebbfd8"/>
    </style:style>
    <style:style style:name="T385" style:family="text">
      <style:text-properties officeooo:rsid="0418a5f6"/>
    </style:style>
    <style:style style:name="T386" style:family="text">
      <style:text-properties officeooo:rsid="01ef5be9"/>
    </style:style>
    <style:style style:name="T387" style:family="text">
      <style:text-properties officeooo:rsid="01f1af7a"/>
    </style:style>
    <style:style style:name="T388" style:family="text">
      <style:text-properties officeooo:rsid="01f32f8a"/>
    </style:style>
    <style:style style:name="T389" style:family="text">
      <style:text-properties officeooo:rsid="041c8dc6"/>
    </style:style>
    <style:style style:name="T390" style:family="text">
      <style:text-properties officeooo:rsid="01f3c61d"/>
    </style:style>
    <style:style style:name="T391" style:family="text">
      <style:text-properties officeooo:rsid="041eb6be"/>
    </style:style>
    <style:style style:name="T392" style:family="text">
      <style:text-properties officeooo:rsid="01f426f0"/>
    </style:style>
    <style:style style:name="T393" style:family="text">
      <style:text-properties officeooo:rsid="01f74678"/>
    </style:style>
    <style:style style:name="T394" style:family="text">
      <style:text-properties officeooo:rsid="01fcdf40"/>
    </style:style>
    <style:style style:name="T395" style:family="text">
      <style:text-properties officeooo:rsid="01fcef18"/>
    </style:style>
    <style:style style:name="T396" style:family="text">
      <style:text-properties officeooo:rsid="01fd4cb0"/>
    </style:style>
    <style:style style:name="T397" style:family="text">
      <style:text-properties officeooo:rsid="0201eaf1"/>
    </style:style>
    <style:style style:name="T398" style:family="text">
      <style:text-properties officeooo:rsid="020ad580"/>
    </style:style>
    <style:style style:name="T399" style:family="text">
      <style:text-properties officeooo:rsid="020cf95e"/>
    </style:style>
    <style:style style:name="T400" style:family="text">
      <style:text-properties officeooo:rsid="020ed50e"/>
    </style:style>
    <style:style style:name="T401" style:family="text">
      <style:text-properties officeooo:rsid="020faabf"/>
    </style:style>
    <style:style style:name="T402" style:family="text">
      <style:text-properties officeooo:rsid="02101db5"/>
    </style:style>
    <style:style style:name="T403" style:family="text">
      <style:text-properties officeooo:rsid="0211cf08"/>
    </style:style>
    <style:style style:name="T404" style:family="text">
      <style:text-properties officeooo:rsid="0213c7b5"/>
    </style:style>
    <style:style style:name="T405" style:family="text">
      <style:text-properties officeooo:rsid="0215bf99"/>
    </style:style>
    <style:style style:name="T406" style:family="text">
      <style:text-properties officeooo:rsid="021825a8"/>
    </style:style>
    <style:style style:name="T407" style:family="text">
      <style:text-properties officeooo:rsid="021ac0f6"/>
    </style:style>
    <style:style style:name="T408" style:family="text">
      <style:text-properties officeooo:rsid="021b99de"/>
    </style:style>
    <style:style style:name="T409" style:family="text">
      <style:text-properties officeooo:rsid="021cd09e"/>
    </style:style>
    <style:style style:name="T410" style:family="text">
      <style:text-properties officeooo:rsid="0221a7f8"/>
    </style:style>
    <style:style style:name="T411" style:family="text">
      <style:text-properties officeooo:rsid="021fc4ae"/>
    </style:style>
    <style:style style:name="T412" style:family="text">
      <style:text-properties officeooo:rsid="0220b622"/>
    </style:style>
    <style:style style:name="T413" style:family="text">
      <style:text-properties officeooo:rsid="02220e32"/>
    </style:style>
    <style:style style:name="T414" style:family="text">
      <style:text-properties officeooo:rsid="022529fd"/>
    </style:style>
    <style:style style:name="T415" style:family="text">
      <style:text-properties officeooo:rsid="0225f102"/>
    </style:style>
    <style:style style:name="T416" style:family="text">
      <style:text-properties officeooo:rsid="02284dac"/>
    </style:style>
    <style:style style:name="T417" style:family="text">
      <style:text-properties officeooo:rsid="022958dd"/>
    </style:style>
    <style:style style:name="T418" style:family="text">
      <style:text-properties officeooo:rsid="022a3b19"/>
    </style:style>
    <style:style style:name="T419" style:family="text">
      <style:text-properties officeooo:rsid="022b1f45"/>
    </style:style>
    <style:style style:name="T420" style:family="text">
      <style:text-properties officeooo:rsid="022c9904"/>
    </style:style>
    <style:style style:name="T421" style:family="text">
      <style:text-properties officeooo:rsid="02324f62"/>
    </style:style>
    <style:style style:name="T422" style:family="text">
      <style:text-properties officeooo:rsid="022e9aff"/>
    </style:style>
    <style:style style:name="T423" style:family="text">
      <style:text-properties officeooo:rsid="0235511e"/>
    </style:style>
    <style:style style:name="T424" style:family="text">
      <style:text-properties officeooo:rsid="0237f91c"/>
    </style:style>
    <style:style style:name="T425" style:family="text">
      <style:text-properties officeooo:rsid="023b1230"/>
    </style:style>
    <style:style style:name="T426" style:family="text">
      <style:text-properties officeooo:rsid="023b600f"/>
    </style:style>
    <style:style style:name="T427" style:family="text">
      <style:text-properties officeooo:rsid="023c1b21"/>
    </style:style>
    <style:style style:name="T428" style:family="text">
      <style:text-properties officeooo:rsid="024d6a9f"/>
    </style:style>
    <style:style style:name="T429" style:family="text">
      <style:text-properties officeooo:rsid="024ed2aa"/>
    </style:style>
    <style:style style:name="T430" style:family="text">
      <style:text-properties officeooo:rsid="024ef312"/>
    </style:style>
    <style:style style:name="T431" style:family="text">
      <style:text-properties officeooo:rsid="025066d1"/>
    </style:style>
    <style:style style:name="T432" style:family="text">
      <style:text-properties officeooo:rsid="043b5d11"/>
    </style:style>
    <style:style style:name="T433" style:family="text">
      <style:text-properties officeooo:rsid="043b3fd6"/>
    </style:style>
    <style:style style:name="T434" style:family="text">
      <style:text-properties officeooo:rsid="0250e44a"/>
    </style:style>
    <style:style style:name="T435" style:family="text">
      <style:text-properties officeooo:rsid="043f4d1f"/>
    </style:style>
    <style:style style:name="T436" style:family="text">
      <style:text-properties officeooo:rsid="02513b75"/>
    </style:style>
    <style:style style:name="T437" style:family="text">
      <style:text-properties officeooo:rsid="0442a4de"/>
    </style:style>
    <style:style style:name="T438" style:family="text">
      <style:text-properties officeooo:rsid="044e9bee"/>
    </style:style>
    <style:style style:name="T439" style:family="text">
      <style:text-properties officeooo:rsid="04457c48"/>
    </style:style>
    <style:style style:name="T440" style:family="text">
      <style:text-properties officeooo:rsid="04472c94"/>
    </style:style>
    <style:style style:name="T441" style:family="text">
      <style:text-properties officeooo:rsid="02556789"/>
    </style:style>
    <style:style style:name="T442" style:family="text">
      <style:text-properties officeooo:rsid="0255be34"/>
    </style:style>
    <style:style style:name="T443" style:family="text">
      <style:text-properties officeooo:rsid="02570729"/>
    </style:style>
    <style:style style:name="T444" style:family="text">
      <style:text-properties officeooo:rsid="025866f8"/>
    </style:style>
    <style:style style:name="T445" style:family="text">
      <style:text-properties officeooo:rsid="025a0df7"/>
    </style:style>
    <style:style style:name="T446" style:family="text">
      <style:text-properties officeooo:rsid="025aee65"/>
    </style:style>
    <style:style style:name="T447" style:family="text">
      <style:text-properties officeooo:rsid="025bb55f"/>
    </style:style>
    <style:style style:name="T448" style:family="text">
      <style:text-properties officeooo:rsid="025d6151"/>
    </style:style>
    <style:style style:name="T449" style:family="text">
      <style:text-properties officeooo:rsid="025eeb79"/>
    </style:style>
    <style:style style:name="T450" style:family="text">
      <style:text-properties officeooo:rsid="02602779"/>
    </style:style>
    <style:style style:name="T451" style:family="text">
      <style:text-properties officeooo:rsid="02620b87"/>
    </style:style>
    <style:style style:name="T452" style:family="text">
      <style:text-properties officeooo:rsid="02629599"/>
    </style:style>
    <style:style style:name="T453" style:family="text">
      <style:text-properties officeooo:rsid="02632d87"/>
    </style:style>
    <style:style style:name="T454" style:family="text">
      <style:text-properties officeooo:rsid="02639fae"/>
    </style:style>
    <style:style style:name="T455" style:family="text">
      <style:text-properties officeooo:rsid="0263da19"/>
    </style:style>
    <style:style style:name="T456" style:family="text">
      <style:text-properties officeooo:rsid="026662ac"/>
    </style:style>
    <style:style style:name="T457" style:family="text">
      <style:text-properties officeooo:rsid="0268901f"/>
    </style:style>
    <style:style style:name="T458" style:family="text">
      <style:text-properties officeooo:rsid="0269109e"/>
    </style:style>
    <style:style style:name="T459" style:family="text">
      <style:text-properties officeooo:rsid="026918a2"/>
    </style:style>
    <style:style style:name="T460" style:family="text">
      <style:text-properties officeooo:rsid="026bc3ad"/>
    </style:style>
    <style:style style:name="T461" style:family="text">
      <style:text-properties officeooo:rsid="026c0f46"/>
    </style:style>
    <style:style style:name="T462" style:family="text">
      <style:text-properties officeooo:rsid="026dee8d"/>
    </style:style>
    <style:style style:name="T463" style:family="text">
      <style:text-properties officeooo:rsid="026e3e0a"/>
    </style:style>
    <style:style style:name="T464" style:family="text">
      <style:text-properties officeooo:rsid="0271a5f6"/>
    </style:style>
    <style:style style:name="T465" style:family="text">
      <style:text-properties officeooo:rsid="027280c9"/>
    </style:style>
    <style:style style:name="T466" style:family="text">
      <style:text-properties officeooo:rsid="0273c02f"/>
    </style:style>
    <style:style style:name="T467" style:family="text">
      <style:text-properties officeooo:rsid="04549d78"/>
    </style:style>
    <style:style style:name="T468" style:family="text">
      <style:text-properties officeooo:rsid="02751855"/>
    </style:style>
    <style:style style:name="T469" style:family="text">
      <style:text-properties officeooo:rsid="02755cca"/>
    </style:style>
    <style:style style:name="T470" style:family="text">
      <style:text-properties officeooo:rsid="04575705"/>
    </style:style>
    <style:style style:name="T471" style:family="text">
      <style:text-properties officeooo:rsid="0277cf5d"/>
    </style:style>
    <style:style style:name="T472" style:family="text">
      <style:text-properties officeooo:rsid="027aabb5"/>
    </style:style>
    <style:style style:name="T473" style:family="text">
      <style:text-properties officeooo:rsid="027b2df7"/>
    </style:style>
    <style:style style:name="T474" style:family="text">
      <style:text-properties officeooo:rsid="045a75a1"/>
    </style:style>
    <style:style style:name="T475" style:family="text">
      <style:text-properties officeooo:rsid="045d7044"/>
    </style:style>
    <style:style style:name="T476" style:family="text">
      <style:text-properties officeooo:rsid="045ee3f2"/>
    </style:style>
    <style:style style:name="T477" style:family="text">
      <style:text-properties officeooo:rsid="027ed7d4"/>
    </style:style>
    <style:style style:name="T478" style:family="text">
      <style:text-properties officeooo:rsid="027e8747"/>
    </style:style>
    <style:style style:name="T479" style:family="text">
      <style:text-properties officeooo:rsid="045ef3ac"/>
    </style:style>
    <style:style style:name="T480" style:family="text">
      <style:text-properties officeooo:rsid="02810690"/>
    </style:style>
    <style:style style:name="T481" style:family="text">
      <style:text-properties officeooo:rsid="028134e3"/>
    </style:style>
    <style:style style:name="T482" style:family="text">
      <style:text-properties officeooo:rsid="028324dc"/>
    </style:style>
    <style:style style:name="T483" style:family="text">
      <style:text-properties officeooo:rsid="0467b621"/>
    </style:style>
    <style:style style:name="T484" style:family="text">
      <style:text-properties officeooo:rsid="0285360b"/>
    </style:style>
    <style:style style:name="T485" style:family="text">
      <style:text-properties officeooo:rsid="04665ef8"/>
    </style:style>
    <style:style style:name="T486" style:family="text">
      <style:text-properties officeooo:rsid="0289be12"/>
    </style:style>
    <style:style style:name="T487" style:family="text">
      <style:text-properties officeooo:rsid="028a511a"/>
    </style:style>
    <style:style style:name="T488" style:family="text">
      <style:text-properties officeooo:rsid="0466eb86"/>
    </style:style>
    <style:style style:name="T489" style:family="text">
      <style:text-properties officeooo:rsid="0468cf04"/>
    </style:style>
    <style:style style:name="T490" style:family="text">
      <style:text-properties officeooo:rsid="046ac369"/>
    </style:style>
    <style:style style:name="T491" style:family="text">
      <style:text-properties officeooo:rsid="028b3599"/>
    </style:style>
    <style:style style:name="T492" style:family="text">
      <style:text-properties officeooo:rsid="046f3bca"/>
    </style:style>
    <style:style style:name="T493" style:family="text">
      <style:text-properties officeooo:rsid="028bb637"/>
    </style:style>
    <style:style style:name="T494" style:family="text">
      <style:text-properties officeooo:rsid="04750aab"/>
    </style:style>
    <style:style style:name="T495" style:family="text">
      <style:text-properties officeooo:rsid="028fd698"/>
    </style:style>
    <style:style style:name="T496" style:family="text">
      <style:text-properties officeooo:rsid="04783739"/>
    </style:style>
    <style:style style:name="T497" style:family="text">
      <style:text-properties officeooo:rsid="02900368"/>
    </style:style>
    <style:style style:name="T498" style:family="text">
      <style:text-properties officeooo:rsid="047a236c"/>
    </style:style>
    <style:style style:name="T499" style:family="text">
      <style:text-properties officeooo:rsid="047b6c3e"/>
    </style:style>
    <style:style style:name="T500" style:family="text">
      <style:text-properties officeooo:rsid="0291a4c2"/>
    </style:style>
    <style:style style:name="T501" style:family="text">
      <style:text-properties officeooo:rsid="0295775e"/>
    </style:style>
    <style:style style:name="T502" style:family="text">
      <style:text-properties officeooo:rsid="047e90bf"/>
    </style:style>
    <style:style style:name="T503" style:family="text">
      <style:text-properties officeooo:rsid="0297358a"/>
    </style:style>
    <style:style style:name="T504" style:family="text">
      <style:text-properties officeooo:rsid="047f419e"/>
    </style:style>
    <style:style style:name="T505" style:family="text">
      <style:text-properties officeooo:rsid="047f89e6"/>
    </style:style>
    <style:style style:name="T506" style:family="text">
      <style:text-properties officeooo:rsid="04811134"/>
    </style:style>
    <style:style style:name="T507" style:family="text">
      <style:text-properties officeooo:rsid="0481a837"/>
    </style:style>
    <style:style style:name="T508" style:family="text">
      <style:text-properties officeooo:rsid="0481e457"/>
    </style:style>
    <style:style style:name="T509" style:family="text">
      <style:text-properties officeooo:rsid="048562ca"/>
    </style:style>
    <style:style style:name="T510" style:family="text">
      <style:text-properties officeooo:rsid="048294b8"/>
    </style:style>
    <style:style style:name="T511" style:family="text">
      <style:text-properties officeooo:rsid="04846255"/>
    </style:style>
    <style:style style:name="T512" style:family="text">
      <style:text-properties officeooo:rsid="04882367"/>
    </style:style>
    <style:style style:name="T513" style:family="text">
      <style:text-properties officeooo:rsid="04888fe4"/>
    </style:style>
    <style:style style:name="T514" style:family="text">
      <style:text-properties officeooo:rsid="0489edc6"/>
    </style:style>
    <style:style style:name="T515" style:family="text">
      <style:text-properties officeooo:rsid="048ba994"/>
    </style:style>
    <style:style style:name="T516" style:family="text">
      <style:text-properties officeooo:rsid="04978a7b"/>
    </style:style>
    <style:style style:name="T517" style:family="text">
      <style:text-properties officeooo:rsid="048d6e6c"/>
    </style:style>
    <style:style style:name="T518" style:family="text">
      <style:text-properties officeooo:rsid="0498e4f1"/>
    </style:style>
    <style:style style:name="T519" style:family="text">
      <style:text-properties officeooo:rsid="049e67e5"/>
    </style:style>
    <style:style style:name="T520" style:family="text">
      <style:text-properties officeooo:rsid="049feffe"/>
    </style:style>
    <style:style style:name="T521" style:family="text">
      <style:text-properties officeooo:rsid="04a01ebc"/>
    </style:style>
    <style:style style:name="T522" style:family="text">
      <style:text-properties officeooo:rsid="04907842"/>
    </style:style>
    <style:style style:name="T523" style:family="text">
      <style:text-properties officeooo:rsid="0491f581"/>
    </style:style>
    <style:style style:name="T524" style:family="text">
      <style:text-properties officeooo:rsid="04a4903d"/>
    </style:style>
    <style:style style:name="T525" style:family="text">
      <style:text-properties officeooo:rsid="04adb326"/>
    </style:style>
    <style:style style:name="T526" style:family="text">
      <style:text-properties officeooo:rsid="04affd1a"/>
    </style:style>
    <style:style style:name="T527" style:family="text">
      <style:text-properties officeooo:rsid="04a53528"/>
    </style:style>
    <style:style style:name="T528" style:family="text">
      <style:text-properties officeooo:rsid="0292763f"/>
    </style:style>
    <style:style style:name="T529" style:family="text">
      <style:text-properties officeooo:rsid="04ab1273"/>
    </style:style>
    <style:style style:name="T530" style:family="text">
      <style:text-properties officeooo:rsid="04b47037"/>
    </style:style>
    <style:style style:name="T531" style:family="text">
      <style:text-properties officeooo:rsid="04b91b3c"/>
    </style:style>
    <style:style style:name="T532" style:family="text">
      <style:text-properties officeooo:rsid="04b76ecb"/>
    </style:style>
    <style:style style:name="T533" style:family="text">
      <style:text-properties officeooo:rsid="04ba11a7"/>
    </style:style>
    <style:style style:name="T534" style:family="text">
      <style:text-properties officeooo:rsid="04bbd8d5"/>
    </style:style>
    <style:style style:name="T535" style:family="text">
      <style:text-properties officeooo:rsid="04bda31c"/>
    </style:style>
    <style:style style:name="T536" style:family="text">
      <style:text-properties officeooo:rsid="04be9e53"/>
    </style:style>
    <style:style style:name="T537" style:family="text">
      <style:text-properties officeooo:rsid="04a6e791"/>
    </style:style>
    <style:style style:name="T538" style:family="text">
      <style:text-properties officeooo:rsid="04c03300"/>
    </style:style>
    <style:style style:name="T539" style:family="text">
      <style:text-properties officeooo:rsid="04a8eb37"/>
    </style:style>
    <style:style style:name="T540" style:family="text">
      <style:text-properties officeooo:rsid="04c28f73"/>
    </style:style>
    <style:style style:name="T541" style:family="text">
      <style:text-properties officeooo:rsid="04c6cb99"/>
    </style:style>
    <style:style style:name="T542" style:family="text">
      <style:text-properties officeooo:rsid="04d4fafe"/>
    </style:style>
    <style:style style:name="T543" style:family="text">
      <style:text-properties officeooo:rsid="04c713e7"/>
    </style:style>
    <style:style style:name="T544" style:family="text">
      <style:text-properties officeooo:rsid="04c9aa37"/>
    </style:style>
    <style:style style:name="T545" style:family="text">
      <style:text-properties officeooo:rsid="04cb629d"/>
    </style:style>
    <style:style style:name="T546" style:family="text">
      <style:text-properties officeooo:rsid="04ccd7e1"/>
    </style:style>
    <style:style style:name="T547" style:family="text">
      <style:text-properties officeooo:rsid="04ce2b6c"/>
    </style:style>
    <style:style style:name="T548" style:family="text">
      <style:text-properties officeooo:rsid="04d01ded"/>
    </style:style>
    <style:style style:name="T549" style:family="text">
      <style:text-properties officeooo:rsid="04d62351"/>
    </style:style>
    <style:style style:name="T550" style:family="text">
      <style:text-properties officeooo:rsid="04d7e97d"/>
    </style:style>
    <style:style style:name="T551" style:family="text">
      <style:text-properties officeooo:rsid="04d8db2c"/>
    </style:style>
    <style:style style:name="T552" style:family="text">
      <style:text-properties officeooo:rsid="04dab70a"/>
    </style:style>
    <style:style style:name="T553" style:family="text">
      <style:text-properties officeooo:rsid="04de21bd"/>
    </style:style>
    <style:style style:name="T554" style:family="text">
      <style:text-properties officeooo:rsid="04df853e"/>
    </style:style>
    <style:style style:name="T555" style:family="text">
      <style:text-properties officeooo:rsid="04e0ff4e"/>
    </style:style>
    <style:style style:name="T556" style:family="text">
      <style:text-properties officeooo:rsid="04e240a6"/>
    </style:style>
    <style:style style:name="T557" style:family="text">
      <style:text-properties officeooo:rsid="04dbeb48"/>
    </style:style>
    <style:style style:name="T558" style:family="text">
      <style:text-properties officeooo:rsid="04e41016"/>
    </style:style>
    <style:style style:name="T559" style:family="text">
      <style:text-properties officeooo:rsid="04eb3f65"/>
    </style:style>
    <style:style style:name="T560" style:family="text">
      <style:text-properties officeooo:rsid="04ebf47c"/>
    </style:style>
    <style:style style:name="T561" style:family="text">
      <style:text-properties officeooo:rsid="04ed4e26"/>
    </style:style>
    <style:style style:name="T562" style:family="text">
      <style:text-properties officeooo:rsid="04ef1a96"/>
    </style:style>
    <style:style style:name="T563" style:family="text">
      <style:text-properties officeooo:rsid="04f0a493"/>
    </style:style>
    <style:style style:name="T564" style:family="text">
      <style:text-properties officeooo:rsid="04f2657b"/>
    </style:style>
    <style:style style:name="T565" style:family="text">
      <style:text-properties officeooo:rsid="04f2f43a"/>
    </style:style>
    <style:style style:name="T566" style:family="text">
      <style:text-properties officeooo:rsid="04f4ecff"/>
    </style:style>
    <style:style style:name="T567" style:family="text">
      <style:text-properties officeooo:rsid="04f94721"/>
    </style:style>
    <style:style style:name="T568" style:family="text">
      <style:text-properties officeooo:rsid="04f96e5d"/>
    </style:style>
    <style:style style:name="T569" style:family="text">
      <style:text-properties officeooo:rsid="04f85e79"/>
    </style:style>
    <style:style style:name="T570" style:family="text">
      <style:text-properties officeooo:rsid="04fd5e58"/>
    </style:style>
    <style:style style:name="T571" style:family="text">
      <style:text-properties officeooo:rsid="04fec509"/>
    </style:style>
    <style:style style:name="T572" style:family="text">
      <style:text-properties officeooo:rsid="04ffd732"/>
    </style:style>
    <style:style style:name="T573" style:family="text">
      <style:text-properties officeooo:rsid="04ffe939"/>
    </style:style>
    <style:style style:name="T574" style:family="text">
      <style:text-properties officeooo:rsid="05004172"/>
    </style:style>
    <style:style style:name="T575" style:family="text">
      <style:text-properties officeooo:rsid="05027ea1"/>
    </style:style>
    <style:style style:name="T576" style:family="text">
      <style:text-properties officeooo:rsid="050499b2"/>
    </style:style>
    <style:style style:name="T577" style:family="text">
      <style:text-properties officeooo:rsid="05056d2c"/>
    </style:style>
    <style:style style:name="T578" style:family="text">
      <style:text-properties officeooo:rsid="0506f631"/>
    </style:style>
    <style:style style:name="T579" style:family="text">
      <style:text-properties officeooo:rsid="050a3f85"/>
    </style:style>
    <style:style style:name="T580" style:family="text">
      <style:text-properties officeooo:rsid="0506718d"/>
    </style:style>
    <style:style style:name="T581" style:family="text">
      <style:text-properties officeooo:rsid="050b15a1"/>
    </style:style>
    <style:style style:name="T582" style:family="text">
      <style:text-properties officeooo:rsid="050b8746"/>
    </style:style>
    <style:style style:name="T583" style:family="text">
      <style:text-properties officeooo:rsid="050d3d29"/>
    </style:style>
    <style:style style:name="T584" style:family="text">
      <style:text-properties officeooo:rsid="050d67ba"/>
    </style:style>
    <style:style style:name="T585" style:family="text">
      <style:text-properties officeooo:rsid="050e9ef0"/>
    </style:style>
    <style:style style:name="T586" style:family="text">
      <style:text-properties officeooo:rsid="050ffa5e"/>
    </style:style>
    <style:style style:name="T587" style:family="text">
      <style:text-properties officeooo:rsid="051125b1"/>
    </style:style>
    <style:style style:name="T588" style:family="text">
      <style:text-properties officeooo:rsid="0511fdae"/>
    </style:style>
    <style:style style:name="T589" style:family="text">
      <style:text-properties officeooo:rsid="05139c69"/>
    </style:style>
    <style:style style:name="T590" style:family="text">
      <style:text-properties officeooo:rsid="0513ffc3"/>
    </style:style>
    <style:style style:name="T591" style:family="text">
      <style:text-properties officeooo:rsid="0514910f"/>
    </style:style>
    <style:style style:name="T592" style:family="text">
      <style:text-properties officeooo:rsid="05178778"/>
    </style:style>
    <style:style style:name="T593" style:family="text">
      <style:text-properties officeooo:rsid="05168d96"/>
    </style:style>
    <style:style style:name="T594" style:family="text">
      <style:text-properties officeooo:rsid="051b481d"/>
    </style:style>
    <style:style style:name="T595" style:family="text">
      <style:text-properties officeooo:rsid="051ba51b"/>
    </style:style>
    <style:style style:name="T596" style:family="text">
      <style:text-properties officeooo:rsid="051f9f5a"/>
    </style:style>
    <style:style style:name="T597" style:family="text">
      <style:text-properties officeooo:rsid="05272e84"/>
    </style:style>
    <style:style style:name="T598" style:family="text">
      <style:text-properties officeooo:rsid="05284ef0"/>
    </style:style>
    <style:style style:name="T599" style:family="text">
      <style:text-properties officeooo:rsid="0525787f"/>
    </style:style>
    <style:style style:name="T600" style:family="text">
      <style:text-properties officeooo:rsid="0529abd8"/>
    </style:style>
    <style:style style:name="T601" style:family="text">
      <style:text-properties officeooo:rsid="053e44ba"/>
    </style:style>
    <style:style style:name="T602" style:family="text">
      <style:text-properties officeooo:rsid="053b205a"/>
    </style:style>
    <style:style style:name="T603" style:family="text">
      <style:text-properties officeooo:rsid="05394542"/>
    </style:style>
    <style:style style:name="T604" style:family="text">
      <style:text-properties officeooo:rsid="053bca22"/>
    </style:style>
    <style:style style:name="T605" style:family="text">
      <style:text-properties officeooo:rsid="05360037"/>
    </style:style>
    <style:style style:name="T606" style:family="text">
      <style:text-properties officeooo:rsid="05417cd4"/>
    </style:style>
    <style:style style:name="T607" style:family="text">
      <style:text-properties officeooo:rsid="0542277a"/>
    </style:style>
    <style:style style:name="T608" style:family="text">
      <style:text-properties officeooo:rsid="054725d5"/>
    </style:style>
    <style:style style:name="T609" style:family="text">
      <style:text-properties officeooo:rsid="05498bb6"/>
    </style:style>
    <style:style style:name="T610" style:family="text">
      <style:text-properties officeooo:rsid="054ac4ef"/>
    </style:style>
    <style:style style:name="T611" style:family="text">
      <style:text-properties officeooo:rsid="054c8aac"/>
    </style:style>
    <style:style style:name="T612" style:family="text">
      <style:text-properties officeooo:rsid="0554b0a8"/>
    </style:style>
    <style:style style:name="T613" style:family="text">
      <style:text-properties officeooo:rsid="0556b07f"/>
    </style:style>
    <style:style style:name="T614" style:family="text">
      <style:text-properties officeooo:rsid="0559bf20"/>
    </style:style>
    <style:style style:name="T615" style:family="text">
      <style:text-properties officeooo:rsid="055a3675"/>
    </style:style>
    <style:style style:name="T616" style:family="text">
      <style:text-properties officeooo:rsid="055b8405"/>
    </style:style>
    <style:style style:name="T617" style:family="text">
      <style:text-properties officeooo:rsid="055154bb"/>
    </style:style>
    <style:style style:name="T618" style:family="text">
      <style:text-properties officeooo:rsid="055f9382"/>
    </style:style>
    <style:style style:name="T619" style:family="text">
      <style:text-properties officeooo:rsid="05604b34"/>
    </style:style>
    <style:style style:name="T620" style:family="text">
      <style:text-properties officeooo:rsid="0561465c"/>
    </style:style>
    <style:style style:name="T621" style:family="text">
      <style:text-properties officeooo:rsid="0563455d"/>
    </style:style>
    <style:style style:name="T622" style:family="text">
      <style:text-properties officeooo:rsid="0563c8ad"/>
    </style:style>
    <style:style style:name="T623" style:family="text">
      <style:text-properties officeooo:rsid="05691f23"/>
    </style:style>
    <style:style style:name="T624" style:family="text">
      <style:text-properties officeooo:rsid="056a54c3"/>
    </style:style>
    <style:style style:name="T625" style:family="text">
      <style:text-properties officeooo:rsid="056d4979"/>
    </style:style>
    <style:style style:name="T626" style:family="text">
      <style:text-properties officeooo:rsid="057670a9"/>
    </style:style>
    <style:style style:name="T627" style:family="text">
      <style:text-properties officeooo:rsid="0581cfe9"/>
    </style:style>
    <style:style style:name="T628" style:family="text">
      <style:text-properties officeooo:rsid="0593e570"/>
    </style:style>
    <style:style style:name="T629" style:family="text">
      <style:text-properties officeooo:rsid="05a61c25"/>
    </style:style>
    <style:style style:name="T630" style:family="text">
      <style:text-properties officeooo:rsid="05a7a2d9"/>
    </style:style>
    <style:style style:name="T631" style:family="text">
      <style:text-properties officeooo:rsid="05a82ab6"/>
    </style:style>
    <style:style style:name="T632" style:family="text">
      <style:text-properties officeooo:rsid="0595289c"/>
    </style:style>
    <style:style style:name="T633" style:family="text">
      <style:text-properties officeooo:rsid="05a25596"/>
    </style:style>
    <style:style style:name="T634" style:family="text">
      <style:text-properties officeooo:rsid="05a3ceab"/>
    </style:style>
    <style:style style:name="T635" style:family="text">
      <style:text-properties officeooo:rsid="05973dc2"/>
    </style:style>
    <style:style style:name="T636" style:family="text">
      <style:text-properties officeooo:rsid="056fe871"/>
    </style:style>
    <style:style style:name="T637" style:family="text">
      <style:text-properties officeooo:rsid="0570a595"/>
    </style:style>
    <style:style style:name="T638" style:family="text">
      <style:text-properties officeooo:rsid="056f3503"/>
    </style:style>
    <style:style style:name="T639" style:family="text">
      <style:text-properties officeooo:rsid="059eb004"/>
    </style:style>
    <style:style style:name="T640" style:family="text">
      <style:text-properties officeooo:rsid="05a02de4"/>
    </style:style>
    <style:style style:name="T641" style:family="text">
      <style:text-properties officeooo:rsid="05a9dc86"/>
    </style:style>
    <style:style style:name="T642" style:family="text">
      <style:text-properties officeooo:rsid="05adc962"/>
    </style:style>
    <style:style style:name="T643" style:family="text">
      <style:text-properties officeooo:rsid="05cb0c01"/>
    </style:style>
    <style:style style:name="T644" style:family="text">
      <style:text-properties officeooo:rsid="05ae651a"/>
    </style:style>
    <style:style style:name="T645" style:family="text">
      <style:text-properties officeooo:rsid="05ae6fbc"/>
    </style:style>
    <style:style style:name="T646" style:family="text">
      <style:text-properties officeooo:rsid="05d4dc18"/>
    </style:style>
    <style:style style:name="T647" style:family="text">
      <style:text-properties officeooo:rsid="05b2038c"/>
    </style:style>
    <style:style style:name="T648" style:family="text">
      <style:text-properties officeooo:rsid="05b2da49"/>
    </style:style>
    <style:style style:name="T649" style:family="text">
      <style:text-properties officeooo:rsid="05b3e2a3"/>
    </style:style>
    <style:style style:name="T650" style:family="text">
      <style:text-properties officeooo:rsid="05b556b2"/>
    </style:style>
    <style:style style:name="T651" style:family="text">
      <style:text-properties officeooo:rsid="05b67cba"/>
    </style:style>
    <style:style style:name="T652" style:family="text">
      <style:text-properties officeooo:rsid="05b90c53"/>
    </style:style>
    <style:style style:name="T653" style:family="text">
      <style:text-properties officeooo:rsid="05b9ee0a"/>
    </style:style>
    <style:style style:name="T654" style:family="text">
      <style:text-properties officeooo:rsid="05bdc346"/>
    </style:style>
    <style:style style:name="T655" style:family="text">
      <style:text-properties officeooo:rsid="05dc45f8"/>
    </style:style>
    <style:style style:name="T656" style:family="text">
      <style:text-properties officeooo:rsid="05dc96a9"/>
    </style:style>
    <style:style style:name="T657" style:family="text">
      <style:text-properties officeooo:rsid="05e086b5"/>
    </style:style>
    <style:style style:name="T658" style:family="text">
      <style:text-properties officeooo:rsid="0a0ae08e"/>
    </style:style>
    <style:style style:name="T659" style:family="text">
      <style:text-properties officeooo:rsid="0a0d0773"/>
    </style:style>
    <style:style style:name="T660" style:family="text">
      <style:text-properties officeooo:rsid="05e08ec5"/>
    </style:style>
    <style:style style:name="T661" style:family="text">
      <style:text-properties officeooo:rsid="05e26113"/>
    </style:style>
    <style:style style:name="T662" style:family="text">
      <style:text-properties officeooo:rsid="05e45d61"/>
    </style:style>
    <style:style style:name="T663" style:family="text">
      <style:text-properties officeooo:rsid="05e5ae73"/>
    </style:style>
    <style:style style:name="T664" style:family="text">
      <style:text-properties officeooo:rsid="05e66c2b"/>
    </style:style>
    <style:style style:name="T665" style:family="text">
      <style:text-properties officeooo:rsid="05eac0e6"/>
    </style:style>
    <style:style style:name="T666" style:family="text">
      <style:text-properties officeooo:rsid="05ec7daf"/>
    </style:style>
    <style:style style:name="T667" style:family="text">
      <style:text-properties officeooo:rsid="05ec8650"/>
    </style:style>
    <style:style style:name="T668" style:family="text">
      <style:text-properties officeooo:rsid="05eef383"/>
    </style:style>
    <style:style style:name="T669" style:family="text">
      <style:text-properties officeooo:rsid="05f26e34"/>
    </style:style>
    <style:style style:name="T670" style:family="text">
      <style:text-properties officeooo:rsid="05efbe6a"/>
    </style:style>
    <style:style style:name="T671" style:family="text">
      <style:text-properties officeooo:rsid="05f530f8"/>
    </style:style>
    <style:style style:name="T672" style:family="text">
      <style:text-properties officeooo:rsid="05f7f111"/>
    </style:style>
    <style:style style:name="T673" style:family="text">
      <style:text-properties officeooo:rsid="05f988ff"/>
    </style:style>
    <style:style style:name="T674" style:family="text">
      <style:text-properties officeooo:rsid="05fe708b"/>
    </style:style>
    <style:style style:name="T675" style:family="text">
      <style:text-properties officeooo:rsid="05ff8280"/>
    </style:style>
    <style:style style:name="T676" style:family="text">
      <style:text-properties officeooo:rsid="0600e6b6"/>
    </style:style>
    <style:style style:name="T677" style:family="text">
      <style:text-properties officeooo:rsid="0603d2ec"/>
    </style:style>
    <style:style style:name="T678" style:family="text">
      <style:text-properties officeooo:rsid="0603fe8e"/>
    </style:style>
    <style:style style:name="T679" style:family="text">
      <style:text-properties officeooo:rsid="06140aed"/>
    </style:style>
    <style:style style:name="T680" style:family="text">
      <style:text-properties officeooo:rsid="061453de"/>
    </style:style>
    <style:style style:name="T681" style:family="text">
      <style:text-properties officeooo:rsid="06174f4e"/>
    </style:style>
    <style:style style:name="T682" style:family="text">
      <style:text-properties officeooo:rsid="0619e43a"/>
    </style:style>
    <style:style style:name="T683" style:family="text">
      <style:text-properties officeooo:rsid="061cff6e"/>
    </style:style>
    <style:style style:name="T684" style:family="text">
      <style:text-properties officeooo:rsid="061e64af"/>
    </style:style>
    <style:style style:name="T685" style:family="text">
      <style:text-properties officeooo:rsid="061f3b66"/>
    </style:style>
    <style:style style:name="T686" style:family="text">
      <style:text-properties officeooo:rsid="06205146"/>
    </style:style>
    <style:style style:name="T687" style:family="text">
      <style:text-properties officeooo:rsid="0621e49a"/>
    </style:style>
    <style:style style:name="T688" style:family="text">
      <style:text-properties officeooo:rsid="05e73458"/>
    </style:style>
    <style:style style:name="T689" style:family="text">
      <style:text-properties officeooo:rsid="0621f5ec"/>
    </style:style>
    <style:style style:name="T690" style:family="text">
      <style:text-properties officeooo:rsid="06233115"/>
    </style:style>
    <style:style style:name="T691" style:family="text">
      <style:text-properties officeooo:rsid="0623fd6d"/>
    </style:style>
    <style:style style:name="T692" style:family="text">
      <style:text-properties officeooo:rsid="062ce8f3"/>
    </style:style>
    <style:style style:name="T693" style:family="text">
      <style:text-properties officeooo:rsid="062f2c21"/>
    </style:style>
    <style:style style:name="T694" style:family="text">
      <style:text-properties officeooo:rsid="062dd45d"/>
    </style:style>
    <style:style style:name="T695" style:family="text">
      <style:text-properties officeooo:rsid="062ffc70"/>
    </style:style>
    <style:style style:name="T696" style:family="text">
      <style:text-properties officeooo:rsid="0634d664"/>
    </style:style>
    <style:style style:name="T697" style:family="text">
      <style:text-properties officeooo:rsid="0632a5ad"/>
    </style:style>
    <style:style style:name="T698" style:family="text">
      <style:text-properties officeooo:rsid="063a48c6"/>
    </style:style>
    <style:style style:name="T699" style:family="text">
      <style:text-properties officeooo:rsid="063aa301"/>
    </style:style>
    <style:style style:name="T700" style:family="text">
      <style:text-properties officeooo:rsid="063c0a4b"/>
    </style:style>
    <style:style style:name="T701" style:family="text">
      <style:text-properties officeooo:rsid="063d97e1"/>
    </style:style>
    <style:style style:name="T702" style:family="text">
      <style:text-properties officeooo:rsid="06459f8f"/>
    </style:style>
    <style:style style:name="T703" style:family="text">
      <style:text-properties officeooo:rsid="0645fd66"/>
    </style:style>
    <style:style style:name="T704" style:family="text">
      <style:text-properties officeooo:rsid="064912fa"/>
    </style:style>
    <style:style style:name="T705" style:family="text">
      <style:text-properties officeooo:rsid="064b75dd"/>
    </style:style>
    <style:style style:name="T706" style:family="text">
      <style:text-properties officeooo:rsid="064eb580"/>
    </style:style>
    <style:style style:name="T707" style:family="text">
      <style:text-properties officeooo:rsid="064f973a"/>
    </style:style>
    <style:style style:name="T708" style:family="text">
      <style:text-properties officeooo:rsid="06518b01"/>
    </style:style>
    <style:style style:name="T709" style:family="text">
      <style:text-properties officeooo:rsid="06585e9e"/>
    </style:style>
    <style:style style:name="T710" style:family="text">
      <style:text-properties officeooo:rsid="065b2277"/>
    </style:style>
    <style:style style:name="T711" style:family="text">
      <style:text-properties officeooo:rsid="065d3588"/>
    </style:style>
    <style:style style:name="T712" style:family="text">
      <style:text-properties officeooo:rsid="065e63f8"/>
    </style:style>
    <style:style style:name="T713" style:family="text">
      <style:text-properties officeooo:rsid="066494ae"/>
    </style:style>
    <style:style style:name="T714" style:family="text">
      <style:text-properties officeooo:rsid="000ff1e2"/>
    </style:style>
    <style:style style:name="T715" style:family="text">
      <style:text-properties officeooo:rsid="00106d44"/>
    </style:style>
    <style:style style:name="T716" style:family="text">
      <style:text-properties officeooo:rsid="06687c65"/>
    </style:style>
    <style:style style:name="T717" style:family="text">
      <style:text-properties officeooo:rsid="06690249"/>
    </style:style>
    <style:style style:name="T718" style:family="text">
      <style:text-properties officeooo:rsid="066c70d6"/>
    </style:style>
    <style:style style:name="T719" style:family="text">
      <style:text-properties officeooo:rsid="066b1f42"/>
    </style:style>
    <style:style style:name="T720" style:family="text">
      <style:text-properties officeooo:rsid="066dd976"/>
    </style:style>
    <style:style style:name="T721" style:family="text">
      <style:text-properties officeooo:rsid="0012284e"/>
    </style:style>
    <style:style style:name="T722" style:family="text">
      <style:text-properties officeooo:rsid="0011daae"/>
    </style:style>
    <style:style style:name="T723" style:family="text">
      <style:text-properties officeooo:rsid="0014705c"/>
    </style:style>
    <style:style style:name="T724" style:family="text">
      <style:text-properties officeooo:rsid="0016f266"/>
    </style:style>
    <style:style style:name="T725" style:family="text">
      <style:text-properties officeooo:rsid="06750be7"/>
    </style:style>
    <style:style style:name="T726" style:family="text">
      <style:text-properties officeooo:rsid="001a2376"/>
    </style:style>
    <style:style style:name="T727" style:family="text">
      <style:text-properties officeooo:rsid="0018dacd"/>
    </style:style>
    <style:style style:name="T728" style:family="text">
      <style:text-properties officeooo:rsid="067cc7ed"/>
    </style:style>
    <style:style style:name="T729" style:family="text">
      <style:text-properties officeooo:rsid="067ebd22"/>
    </style:style>
    <style:style style:name="T730" style:family="text">
      <style:text-properties officeooo:rsid="068067bd"/>
    </style:style>
    <style:style style:name="T731" style:family="text">
      <style:text-properties officeooo:rsid="068a5421"/>
    </style:style>
    <style:style style:name="T732" style:family="text">
      <style:text-properties officeooo:rsid="068b8249"/>
    </style:style>
    <style:style style:name="T733" style:family="text">
      <style:text-properties officeooo:rsid="0045659a"/>
    </style:style>
    <style:style style:name="T734" style:family="text">
      <style:text-properties officeooo:rsid="0691235c"/>
    </style:style>
    <style:style style:name="T735" style:family="text">
      <style:text-properties officeooo:rsid="0694ec3b"/>
    </style:style>
    <style:style style:name="T736" style:family="text">
      <style:text-properties officeooo:rsid="0696090a"/>
    </style:style>
    <style:style style:name="T737" style:family="text">
      <style:text-properties officeooo:rsid="001ea39a"/>
    </style:style>
    <style:style style:name="T738" style:family="text">
      <style:text-properties officeooo:rsid="00229927"/>
    </style:style>
    <style:style style:name="T739" style:family="text">
      <style:text-properties officeooo:rsid="001b45a2"/>
    </style:style>
    <style:style style:name="T740" style:family="text">
      <style:text-properties officeooo:rsid="00250997"/>
    </style:style>
    <style:style style:name="T741" style:family="text">
      <style:text-properties officeooo:rsid="00284d42"/>
    </style:style>
    <style:style style:name="T742" style:family="text">
      <style:text-properties officeooo:rsid="069d8038"/>
    </style:style>
    <style:style style:name="T743" style:family="text">
      <style:text-properties officeooo:rsid="01786d9f"/>
    </style:style>
    <style:style style:name="T744" style:family="text">
      <style:text-properties officeooo:rsid="002e6ff8"/>
    </style:style>
    <style:style style:name="T745" style:family="text">
      <style:text-properties officeooo:rsid="002ea74d"/>
    </style:style>
    <style:style style:name="T746" style:family="text">
      <style:text-properties officeooo:rsid="003319ee"/>
    </style:style>
    <style:style style:name="T747" style:family="text">
      <style:text-properties officeooo:rsid="0041d401"/>
    </style:style>
    <style:style style:name="T748" style:family="text">
      <style:text-properties officeooo:rsid="00343865"/>
    </style:style>
    <style:style style:name="T749" style:family="text">
      <style:text-properties officeooo:rsid="0036b886"/>
    </style:style>
    <style:style style:name="T750" style:family="text">
      <style:text-properties officeooo:rsid="00435a88"/>
    </style:style>
    <style:style style:name="T751" style:family="text">
      <style:text-properties officeooo:rsid="00bcb18c"/>
    </style:style>
    <style:style style:name="T752" style:family="text">
      <style:text-properties officeooo:rsid="017117b6"/>
    </style:style>
    <style:style style:name="T753" style:family="text">
      <style:text-properties officeooo:rsid="003b2ef7"/>
    </style:style>
    <style:style style:name="T754" style:family="text">
      <style:text-properties officeooo:rsid="017609c7"/>
    </style:style>
    <style:style style:name="T755" style:family="text">
      <style:text-properties officeooo:rsid="003c3946"/>
    </style:style>
    <style:style style:name="T756" style:family="text">
      <style:text-properties officeooo:rsid="003cdd8a"/>
    </style:style>
    <style:style style:name="T757" style:family="text">
      <style:text-properties officeooo:rsid="0043ddcf"/>
    </style:style>
    <style:style style:name="T758" style:family="text">
      <style:text-properties officeooo:rsid="004a5577"/>
    </style:style>
    <style:style style:name="T759" style:family="text">
      <style:text-properties officeooo:rsid="004908d2"/>
    </style:style>
    <style:style style:name="T760" style:family="text">
      <style:text-properties officeooo:rsid="004ae73f"/>
    </style:style>
    <style:style style:name="T761" style:family="text">
      <style:text-properties officeooo:rsid="004cb5f7"/>
    </style:style>
    <style:style style:name="T762" style:family="text">
      <style:text-properties officeooo:rsid="00bfb27f"/>
    </style:style>
    <style:style style:name="T763" style:family="text">
      <style:text-properties officeooo:rsid="06a47b72"/>
    </style:style>
    <style:style style:name="T764" style:family="text">
      <style:text-properties officeooo:rsid="004d5b57"/>
    </style:style>
    <style:style style:name="T765" style:family="text">
      <style:text-properties officeooo:rsid="00c10e80"/>
    </style:style>
    <style:style style:name="T766" style:family="text">
      <style:text-properties fo:font-style="italic"/>
    </style:style>
    <style:style style:name="T767" style:family="text">
      <style:text-properties fo:font-style="italic" officeooo:rsid="00c2984e"/>
    </style:style>
    <style:style style:name="T768" style:family="text">
      <style:text-properties fo:font-style="italic" officeooo:rsid="001b2925"/>
    </style:style>
    <style:style style:name="T769" style:family="text">
      <style:text-properties officeooo:rsid="004f876e"/>
    </style:style>
    <style:style style:name="T770" style:family="text">
      <style:text-properties officeooo:rsid="0050c34f"/>
    </style:style>
    <style:style style:name="T771" style:family="text">
      <style:text-properties officeooo:rsid="005288c0"/>
    </style:style>
    <style:style style:name="T772" style:family="text">
      <style:text-properties officeooo:rsid="0053a153"/>
    </style:style>
    <style:style style:name="T773" style:family="text">
      <style:text-properties officeooo:rsid="00c553d8"/>
    </style:style>
    <style:style style:name="T774" style:family="text">
      <style:text-properties officeooo:rsid="06ab24fc"/>
    </style:style>
    <style:style style:name="T775" style:family="text">
      <style:text-properties officeooo:rsid="006ef2df"/>
    </style:style>
    <style:style style:name="T776" style:family="text">
      <style:text-properties officeooo:rsid="00541c77"/>
    </style:style>
    <style:style style:name="T777" style:family="text">
      <style:text-properties officeooo:rsid="06acdf85"/>
    </style:style>
    <style:style style:name="T778" style:family="text">
      <style:text-properties officeooo:rsid="005c6b96"/>
    </style:style>
    <style:style style:name="T779" style:family="text">
      <style:text-properties officeooo:rsid="005c8c48"/>
    </style:style>
    <style:style style:name="T780" style:family="text">
      <style:text-properties officeooo:rsid="005e0365"/>
    </style:style>
    <style:style style:name="T781" style:family="text">
      <style:text-properties officeooo:rsid="00565a10"/>
    </style:style>
    <style:style style:name="T782" style:family="text">
      <style:text-properties officeooo:rsid="00574fb0"/>
    </style:style>
    <style:style style:name="T783" style:family="text">
      <style:text-properties officeooo:rsid="06af6443"/>
    </style:style>
    <style:style style:name="T784" style:family="text">
      <style:text-properties officeooo:rsid="0059184a"/>
    </style:style>
    <style:style style:name="T785" style:family="text">
      <style:text-properties officeooo:rsid="006135e8"/>
    </style:style>
    <style:style style:name="T786" style:family="text">
      <style:text-properties officeooo:rsid="00710a9e"/>
    </style:style>
    <style:style style:name="T787" style:family="text">
      <style:text-properties officeooo:rsid="06b2eb89"/>
    </style:style>
    <style:style style:name="T788" style:family="text">
      <style:text-properties officeooo:rsid="005a6d94"/>
    </style:style>
    <style:style style:name="T789" style:family="text">
      <style:text-properties officeooo:rsid="00749c9b"/>
    </style:style>
    <style:style style:name="T790" style:family="text">
      <style:text-properties officeooo:rsid="006bff27"/>
    </style:style>
    <style:style style:name="T791" style:family="text">
      <style:text-properties officeooo:rsid="06b35505"/>
    </style:style>
    <style:style style:name="T792" style:family="text">
      <style:text-properties officeooo:rsid="06b5125b"/>
    </style:style>
    <style:style style:name="T793" style:family="text">
      <style:text-properties officeooo:rsid="00662080"/>
    </style:style>
    <style:style style:name="T794" style:family="text">
      <style:text-properties officeooo:rsid="007ad430"/>
    </style:style>
    <style:style style:name="T795" style:family="text">
      <style:text-properties officeooo:rsid="00683654"/>
    </style:style>
    <style:style style:name="T796" style:family="text">
      <style:text-properties officeooo:rsid="06b79007"/>
    </style:style>
    <style:style style:name="T797" style:family="text">
      <style:text-properties officeooo:rsid="06b8f9d4"/>
    </style:style>
    <style:style style:name="T798" style:family="text">
      <style:text-properties officeooo:rsid="06ba5cdd"/>
    </style:style>
    <style:style style:name="T799" style:family="text">
      <style:text-properties officeooo:rsid="006a35de"/>
    </style:style>
    <style:style style:name="T800" style:family="text">
      <style:text-properties officeooo:rsid="007bedde"/>
    </style:style>
    <style:style style:name="T801" style:family="text">
      <style:text-properties officeooo:rsid="007ceff1"/>
    </style:style>
    <style:style style:name="T802" style:family="text">
      <style:text-properties officeooo:rsid="0a123964"/>
    </style:style>
    <style:style style:name="T803" style:family="text">
      <style:text-properties officeooo:rsid="006d13df"/>
    </style:style>
    <style:style style:name="T804" style:family="text">
      <style:text-properties officeooo:rsid="0082bfc8"/>
    </style:style>
    <style:style style:name="T805" style:family="text">
      <style:text-properties officeooo:rsid="0080a34b"/>
    </style:style>
    <style:style style:name="T806" style:family="text">
      <style:text-properties officeooo:rsid="06c3dfed"/>
    </style:style>
    <style:style style:name="T807" style:family="text">
      <style:text-properties officeooo:rsid="06c5a156"/>
    </style:style>
    <style:style style:name="T808" style:family="text">
      <style:text-properties officeooo:rsid="06db3713"/>
    </style:style>
    <style:style style:name="T809" style:family="text">
      <style:text-properties officeooo:rsid="06dec640"/>
    </style:style>
    <style:style style:name="T810" style:family="text">
      <style:text-properties officeooo:rsid="06e12fc6"/>
    </style:style>
    <style:style style:name="T811" style:family="text">
      <style:text-properties officeooo:rsid="06e27e80"/>
    </style:style>
    <style:style style:name="T812" style:family="text">
      <style:text-properties officeooo:rsid="06e6302f"/>
    </style:style>
    <style:style style:name="T813" style:family="text">
      <style:text-properties officeooo:rsid="06e4fa69"/>
    </style:style>
    <style:style style:name="T814" style:family="text">
      <style:text-properties officeooo:rsid="06e9043e"/>
    </style:style>
    <style:style style:name="T815" style:family="text">
      <style:text-properties officeooo:rsid="06eab919"/>
    </style:style>
    <style:style style:name="T816" style:family="text">
      <style:text-properties officeooo:rsid="06eba5e2"/>
    </style:style>
    <style:style style:name="T817" style:family="text">
      <style:text-properties officeooo:rsid="06ed3eba"/>
    </style:style>
    <style:style style:name="T818" style:family="text">
      <style:text-properties officeooo:rsid="06ed74e2"/>
    </style:style>
    <style:style style:name="T819" style:family="text">
      <style:text-properties officeooo:rsid="06ef51db"/>
    </style:style>
    <style:style style:name="T820" style:family="text">
      <style:text-properties officeooo:rsid="06f1fb2c"/>
    </style:style>
    <style:style style:name="T821" style:family="text">
      <style:text-properties officeooo:rsid="06f3c6e7"/>
    </style:style>
    <style:style style:name="T822" style:family="text">
      <style:text-properties officeooo:rsid="06f8b697"/>
    </style:style>
    <style:style style:name="T823" style:family="text">
      <style:text-properties officeooo:rsid="06fbadfe"/>
    </style:style>
    <style:style style:name="T824" style:family="text">
      <style:text-properties officeooo:rsid="07010617"/>
    </style:style>
    <style:style style:name="T825" style:family="text">
      <style:text-properties officeooo:rsid="070173b0"/>
    </style:style>
    <style:style style:name="T826" style:family="text">
      <style:text-properties officeooo:rsid="0706f5ed"/>
    </style:style>
    <style:style style:name="T827" style:family="text">
      <style:text-properties officeooo:rsid="0708983d"/>
    </style:style>
    <style:style style:name="T828" style:family="text">
      <style:text-properties officeooo:rsid="070eac30"/>
    </style:style>
    <style:style style:name="T829" style:family="text">
      <style:text-properties officeooo:rsid="07146cbc"/>
    </style:style>
    <style:style style:name="T830" style:family="text">
      <style:text-properties officeooo:rsid="0717feb3"/>
    </style:style>
    <style:style style:name="T831" style:family="text">
      <style:text-properties officeooo:rsid="07192924"/>
    </style:style>
    <style:style style:name="T832" style:family="text">
      <style:text-properties officeooo:rsid="071e58ab"/>
    </style:style>
    <style:style style:name="T833" style:family="text">
      <style:text-properties officeooo:rsid="071d922e"/>
    </style:style>
    <style:style style:name="T834" style:family="text">
      <style:text-properties officeooo:rsid="072733ab"/>
    </style:style>
    <style:style style:name="T835" style:family="text">
      <style:text-properties officeooo:rsid="0728e69b"/>
    </style:style>
    <style:style style:name="T836" style:family="text">
      <style:text-properties officeooo:rsid="0729aef6"/>
    </style:style>
    <style:style style:name="T837" style:family="text">
      <style:text-properties officeooo:rsid="072e5e50"/>
    </style:style>
    <style:style style:name="T838" style:family="text">
      <style:text-properties officeooo:rsid="07383281"/>
    </style:style>
    <style:style style:name="T839" style:family="text">
      <style:text-properties officeooo:rsid="0739c1e2"/>
    </style:style>
    <style:style style:name="T840" style:family="text">
      <style:text-properties officeooo:rsid="073b2ce0"/>
    </style:style>
    <style:style style:name="T841" style:family="text">
      <style:text-properties officeooo:rsid="074d192a"/>
    </style:style>
    <style:style style:name="T842" style:family="text">
      <style:text-properties officeooo:rsid="073cebb0"/>
    </style:style>
    <style:style style:name="T843" style:family="text">
      <style:text-properties officeooo:rsid="075aa2f7"/>
    </style:style>
    <style:style style:name="T844" style:family="text">
      <style:text-properties officeooo:rsid="075c28de"/>
    </style:style>
    <style:style style:name="T845" style:family="text">
      <style:text-properties officeooo:rsid="075dc54b"/>
    </style:style>
    <style:style style:name="T846" style:family="text">
      <style:text-properties officeooo:rsid="0760be56"/>
    </style:style>
    <style:style style:name="T847" style:family="text">
      <style:text-properties officeooo:rsid="0757aa38"/>
    </style:style>
    <style:style style:name="T848" style:family="text">
      <style:text-properties officeooo:rsid="07667b5d"/>
    </style:style>
    <style:style style:name="T849" style:family="text">
      <style:text-properties officeooo:rsid="0770d049"/>
    </style:style>
    <style:style style:name="T850" style:family="text">
      <style:text-properties officeooo:rsid="07740d71"/>
    </style:style>
    <style:style style:name="T851" style:family="text">
      <style:text-properties officeooo:rsid="0770a9b2"/>
    </style:style>
    <style:style style:name="T852" style:family="text">
      <style:text-properties officeooo:rsid="07768b3f"/>
    </style:style>
    <style:style style:name="T853" style:family="text">
      <style:text-properties officeooo:rsid="07786773"/>
    </style:style>
    <style:style style:name="T854" style:family="text">
      <style:text-properties officeooo:rsid="077c6d40"/>
    </style:style>
    <style:style style:name="T855" style:family="text">
      <style:text-properties officeooo:rsid="077a8b76"/>
    </style:style>
    <style:style style:name="T856" style:family="text">
      <style:text-properties officeooo:rsid="077ebc45"/>
    </style:style>
    <style:style style:name="T857" style:family="text">
      <style:text-properties officeooo:rsid="0783375e"/>
    </style:style>
    <style:style style:name="T858" style:family="text">
      <style:text-properties officeooo:rsid="07840d3f"/>
    </style:style>
    <style:style style:name="T859" style:family="text">
      <style:text-properties officeooo:rsid="07863ade"/>
    </style:style>
    <style:style style:name="T860" style:family="text">
      <style:text-properties officeooo:rsid="07897f1c"/>
    </style:style>
    <style:style style:name="T861" style:family="text">
      <style:text-properties officeooo:rsid="078e5e3c"/>
    </style:style>
    <style:style style:name="T862" style:family="text">
      <style:text-properties officeooo:rsid="078c6627"/>
    </style:style>
    <style:style style:name="T863" style:family="text">
      <style:text-properties officeooo:rsid="079336a9"/>
    </style:style>
    <style:style style:name="T864" style:family="text">
      <style:text-properties officeooo:rsid="0793fa83"/>
    </style:style>
    <style:style style:name="T865" style:family="text">
      <style:text-properties officeooo:rsid="07956b67"/>
    </style:style>
    <style:style style:name="T866" style:family="text">
      <style:text-properties officeooo:rsid="079738fb"/>
    </style:style>
    <style:style style:name="T867" style:family="text">
      <style:text-properties officeooo:rsid="07976070"/>
    </style:style>
    <style:style style:name="T868" style:family="text">
      <style:text-properties officeooo:rsid="079c147b"/>
    </style:style>
    <style:style style:name="T869" style:family="text">
      <style:text-properties officeooo:rsid="079de816"/>
    </style:style>
    <style:style style:name="T870" style:family="text">
      <style:text-properties officeooo:rsid="07a0321e"/>
    </style:style>
    <style:style style:name="T871" style:family="text">
      <style:text-properties officeooo:rsid="07a0cbda"/>
    </style:style>
    <style:style style:name="T872" style:family="text">
      <style:text-properties officeooo:rsid="07a1fcfc"/>
    </style:style>
    <style:style style:name="T873" style:family="text">
      <style:text-properties officeooo:rsid="07ada070"/>
    </style:style>
    <style:style style:name="T874" style:family="text">
      <style:text-properties officeooo:rsid="07a88710"/>
    </style:style>
    <style:style style:name="T875" style:family="text">
      <style:text-properties officeooo:rsid="07aef3f9"/>
    </style:style>
    <style:style style:name="T876" style:family="text">
      <style:text-properties officeooo:rsid="07af4354"/>
    </style:style>
    <style:style style:name="T877" style:family="text">
      <style:text-properties officeooo:rsid="07af7f9d"/>
    </style:style>
    <style:style style:name="T878" style:family="text">
      <style:text-properties officeooo:rsid="07b22a47"/>
    </style:style>
    <style:style style:name="T879" style:family="text">
      <style:text-properties officeooo:rsid="07b28b59"/>
    </style:style>
    <style:style style:name="T880" style:family="text">
      <style:text-properties officeooo:rsid="07d454aa"/>
    </style:style>
    <style:style style:name="T881" style:family="text">
      <style:text-properties officeooo:rsid="07c2c812"/>
    </style:style>
    <style:style style:name="T882" style:family="text">
      <style:text-properties officeooo:rsid="07bf3d07"/>
    </style:style>
    <style:style style:name="T883" style:family="text">
      <style:text-properties officeooo:rsid="07d76768"/>
    </style:style>
    <style:style style:name="T884" style:family="text">
      <style:text-properties officeooo:rsid="07d9e9d9"/>
    </style:style>
    <style:style style:name="T885" style:family="text">
      <style:text-properties officeooo:rsid="07dcb096"/>
    </style:style>
    <style:style style:name="T886" style:family="text">
      <style:text-properties officeooo:rsid="07ddd04f"/>
    </style:style>
    <style:style style:name="T887" style:family="text">
      <style:text-properties officeooo:rsid="07de80d6"/>
    </style:style>
    <style:style style:name="T888" style:family="text">
      <style:text-properties officeooo:rsid="07e07733"/>
    </style:style>
    <style:style style:name="T889" style:family="text">
      <style:text-properties officeooo:rsid="07e1e19e"/>
    </style:style>
    <style:style style:name="T890" style:family="text">
      <style:text-properties officeooo:rsid="07e2e92b"/>
    </style:style>
    <style:style style:name="T891" style:family="text">
      <style:text-properties officeooo:rsid="07e58c30"/>
    </style:style>
    <style:style style:name="T892" style:family="text">
      <style:text-properties officeooo:rsid="07e47407"/>
    </style:style>
    <style:style style:name="T893" style:family="text">
      <style:text-properties officeooo:rsid="07e6d178"/>
    </style:style>
    <style:style style:name="T894" style:family="text">
      <style:text-properties officeooo:rsid="07e8e7d3"/>
    </style:style>
    <style:style style:name="T895" style:family="text">
      <style:text-properties officeooo:rsid="07ea4598"/>
    </style:style>
    <style:style style:name="T896" style:family="text">
      <style:text-properties officeooo:rsid="07eb522f"/>
    </style:style>
    <style:style style:name="T897" style:family="text">
      <style:text-properties officeooo:rsid="07f4c055"/>
    </style:style>
    <style:style style:name="T898" style:family="text">
      <style:text-properties officeooo:rsid="07f80f22"/>
    </style:style>
    <style:style style:name="T899" style:family="text">
      <style:text-properties officeooo:rsid="07f8c94f"/>
    </style:style>
    <style:style style:name="T900" style:family="text">
      <style:text-properties officeooo:rsid="07f90b8c"/>
    </style:style>
    <style:style style:name="T901" style:family="text">
      <style:text-properties officeooo:rsid="07fa6214"/>
    </style:style>
    <style:style style:name="T902" style:family="text">
      <style:text-properties officeooo:rsid="07fbf108"/>
    </style:style>
    <style:style style:name="T903" style:family="text">
      <style:text-properties officeooo:rsid="07fc777f"/>
    </style:style>
    <style:style style:name="T904" style:family="text">
      <style:text-properties officeooo:rsid="07ff61f0"/>
    </style:style>
    <style:style style:name="T905" style:family="text">
      <style:text-properties officeooo:rsid="07ffcda9"/>
    </style:style>
    <style:style style:name="T906" style:family="text">
      <style:text-properties officeooo:rsid="0804214a"/>
    </style:style>
    <style:style style:name="T907" style:family="text">
      <style:text-properties officeooo:rsid="0805661f"/>
    </style:style>
    <style:style style:name="T908" style:family="text">
      <style:text-properties officeooo:rsid="0806ab72"/>
    </style:style>
    <style:style style:name="T909" style:family="text">
      <style:text-properties officeooo:rsid="0809f220"/>
    </style:style>
    <style:style style:name="T910" style:family="text">
      <style:text-properties officeooo:rsid="080a0421"/>
    </style:style>
    <style:style style:name="T911" style:family="text">
      <style:text-properties officeooo:rsid="080ffca8"/>
    </style:style>
    <style:style style:name="T912" style:family="text">
      <style:text-properties officeooo:rsid="080f46b5"/>
    </style:style>
    <style:style style:name="T913" style:family="text">
      <style:text-properties officeooo:rsid="081674cb"/>
    </style:style>
    <style:style style:name="T914" style:family="text">
      <style:text-properties officeooo:rsid="08185fd7"/>
    </style:style>
    <style:style style:name="T915" style:family="text">
      <style:text-properties officeooo:rsid="0811ca1c"/>
    </style:style>
    <style:style style:name="T916" style:family="text">
      <style:text-properties officeooo:rsid="0814c342"/>
    </style:style>
    <style:style style:name="T917" style:family="text">
      <style:text-properties officeooo:rsid="08154727"/>
    </style:style>
    <style:style style:name="T918" style:family="text">
      <style:text-properties officeooo:rsid="081a4eee"/>
    </style:style>
    <style:style style:name="T919" style:family="text">
      <style:text-properties officeooo:rsid="081c16b7"/>
    </style:style>
    <style:style style:name="T920" style:family="text">
      <style:text-properties officeooo:rsid="081d382d"/>
    </style:style>
    <style:style style:name="T921" style:family="text">
      <style:text-properties officeooo:rsid="082181d8"/>
    </style:style>
    <style:style style:name="T922" style:family="text">
      <style:text-properties officeooo:rsid="082226ee"/>
    </style:style>
    <style:style style:name="T923" style:family="text">
      <style:text-properties officeooo:rsid="0823b6c8"/>
    </style:style>
    <style:style style:name="T924" style:family="text">
      <style:text-properties officeooo:rsid="0825ea42"/>
    </style:style>
    <style:style style:name="T925" style:family="text">
      <style:text-properties officeooo:rsid="0828b281"/>
    </style:style>
    <style:style style:name="T926" style:family="text">
      <style:text-properties officeooo:rsid="082b6ee3"/>
    </style:style>
    <style:style style:name="T927" style:family="text">
      <style:text-properties officeooo:rsid="082cfa99"/>
    </style:style>
    <style:style style:name="T928" style:family="text">
      <style:text-properties officeooo:rsid="082fc0a3"/>
    </style:style>
    <style:style style:name="T929" style:family="text">
      <style:text-properties officeooo:rsid="08354ecf"/>
    </style:style>
    <style:style style:name="T930" style:family="text">
      <style:text-properties officeooo:rsid="08371856"/>
    </style:style>
    <style:style style:name="T931" style:family="text">
      <style:text-properties officeooo:rsid="083870aa"/>
    </style:style>
    <style:style style:name="T932" style:family="text">
      <style:text-properties officeooo:rsid="083aafab"/>
    </style:style>
    <style:style style:name="T933" style:family="text">
      <style:text-properties officeooo:rsid="083f661e"/>
    </style:style>
    <style:style style:name="T934" style:family="text">
      <style:text-properties officeooo:rsid="0843a7ab"/>
    </style:style>
    <style:style style:name="T935" style:family="text">
      <style:text-properties officeooo:rsid="08454ebd"/>
    </style:style>
    <style:style style:name="T936" style:family="text">
      <style:text-properties officeooo:rsid="08463ae8"/>
    </style:style>
    <style:style style:name="T937" style:family="text">
      <style:text-properties officeooo:rsid="084af31b"/>
    </style:style>
    <style:style style:name="T938" style:family="text">
      <style:text-properties officeooo:rsid="084d9f9c"/>
    </style:style>
    <style:style style:name="T939" style:family="text">
      <style:text-properties officeooo:rsid="084f20bf"/>
    </style:style>
    <style:style style:name="T940" style:family="text">
      <style:text-properties officeooo:rsid="085649dd"/>
    </style:style>
    <style:style style:name="T941" style:family="text">
      <style:text-properties officeooo:rsid="0856c747"/>
    </style:style>
    <style:style style:name="T942" style:family="text">
      <style:text-properties officeooo:rsid="08596196"/>
    </style:style>
    <style:style style:name="T943" style:family="text">
      <style:text-properties officeooo:rsid="085f76f3"/>
    </style:style>
    <style:style style:name="T944" style:family="text">
      <style:text-properties officeooo:rsid="086132d2"/>
    </style:style>
    <style:style style:name="T945" style:family="text">
      <style:text-properties officeooo:rsid="085b5725"/>
    </style:style>
    <style:style style:name="T946" style:family="text">
      <style:text-properties officeooo:rsid="09ae6051"/>
    </style:style>
    <style:style style:name="T947" style:family="text">
      <style:text-properties officeooo:rsid="086acaa2"/>
    </style:style>
    <style:style style:name="T948" style:family="text">
      <style:text-properties officeooo:rsid="086c8479"/>
    </style:style>
    <style:style style:name="T949" style:family="text">
      <style:text-properties officeooo:rsid="08710afc"/>
    </style:style>
    <style:style style:name="T950" style:family="text">
      <style:text-properties officeooo:rsid="09afc0a9"/>
    </style:style>
    <style:style style:name="T951" style:family="text">
      <style:text-properties officeooo:rsid="08717d66"/>
    </style:style>
    <style:style style:name="T952" style:family="text">
      <style:text-properties officeooo:rsid="08733c3e"/>
    </style:style>
    <style:style style:name="T953" style:family="text">
      <style:text-properties officeooo:rsid="08794e67"/>
    </style:style>
    <style:style style:name="T954" style:family="text">
      <style:text-properties officeooo:rsid="087b13c4"/>
    </style:style>
    <style:style style:name="T955" style:family="text">
      <style:text-properties officeooo:rsid="087cd0ff"/>
    </style:style>
    <style:style style:name="T956" style:family="text">
      <style:text-properties officeooo:rsid="087d8d44"/>
    </style:style>
    <style:style style:name="T957" style:family="text">
      <style:text-properties officeooo:rsid="0881ef65"/>
    </style:style>
    <style:style style:name="T958" style:family="text">
      <style:text-properties officeooo:rsid="08859feb"/>
    </style:style>
    <style:style style:name="T959" style:family="text">
      <style:text-properties officeooo:rsid="0883b481"/>
    </style:style>
    <style:style style:name="T960" style:family="text">
      <style:text-properties officeooo:rsid="088750e6"/>
    </style:style>
    <style:style style:name="T961" style:family="text">
      <style:text-properties officeooo:rsid="08887b52"/>
    </style:style>
    <style:style style:name="T962" style:family="text">
      <style:text-properties officeooo:rsid="0889a689"/>
    </style:style>
    <style:style style:name="T963" style:family="text">
      <style:text-properties officeooo:rsid="08902bb7"/>
    </style:style>
    <style:style style:name="T964" style:family="text">
      <style:text-properties officeooo:rsid="0891f637"/>
    </style:style>
    <style:style style:name="T965" style:family="text">
      <style:text-properties officeooo:rsid="08928f96"/>
    </style:style>
    <style:style style:name="T966" style:family="text">
      <style:text-properties officeooo:rsid="0894327a"/>
    </style:style>
    <style:style style:name="T967" style:family="text">
      <style:text-properties officeooo:rsid="089738ab"/>
    </style:style>
    <style:style style:name="T968" style:family="text">
      <style:text-properties officeooo:rsid="089acfd5"/>
    </style:style>
    <style:style style:name="T969" style:family="text">
      <style:text-properties officeooo:rsid="08a85d09"/>
    </style:style>
    <style:style style:name="T970" style:family="text">
      <style:text-properties officeooo:rsid="08ac2ddd"/>
    </style:style>
    <style:style style:name="T971" style:family="text">
      <style:text-properties officeooo:rsid="08ae8a29"/>
    </style:style>
    <style:style style:name="T972" style:family="text">
      <style:text-properties officeooo:rsid="08b14fa6"/>
    </style:style>
    <style:style style:name="T973" style:family="text">
      <style:text-properties officeooo:rsid="08b47cb7"/>
    </style:style>
    <style:style style:name="T974" style:family="text">
      <style:text-properties officeooo:rsid="08b8283f"/>
    </style:style>
    <style:style style:name="T975" style:family="text">
      <style:text-properties officeooo:rsid="08b84341"/>
    </style:style>
    <style:style style:name="T976" style:family="text">
      <style:text-properties officeooo:rsid="08c2f398"/>
    </style:style>
    <style:style style:name="T977" style:family="text">
      <style:text-properties officeooo:rsid="08c473b8"/>
    </style:style>
    <style:style style:name="T978" style:family="text">
      <style:text-properties officeooo:rsid="08c84823"/>
    </style:style>
    <style:style style:name="T979" style:family="text">
      <style:text-properties officeooo:rsid="08cbdce4"/>
    </style:style>
    <style:style style:name="T980" style:family="text">
      <style:text-properties officeooo:rsid="08cf2a53"/>
    </style:style>
    <style:style style:name="T981" style:family="text">
      <style:text-properties officeooo:rsid="08d280ce"/>
    </style:style>
    <style:style style:name="T982" style:family="text">
      <style:text-properties officeooo:rsid="08d39f2a"/>
    </style:style>
    <style:style style:name="T983" style:family="text">
      <style:text-properties officeooo:rsid="08d48756"/>
    </style:style>
    <style:style style:name="T984" style:family="text">
      <style:text-properties officeooo:rsid="08d78636"/>
    </style:style>
    <style:style style:name="T985" style:family="text">
      <style:text-properties officeooo:rsid="08d9fcd0"/>
    </style:style>
    <style:style style:name="T986" style:family="text">
      <style:text-properties officeooo:rsid="08db022a"/>
    </style:style>
    <style:style style:name="T987" style:family="text">
      <style:text-properties officeooo:rsid="08db34d0"/>
    </style:style>
    <style:style style:name="T988" style:family="text">
      <style:text-properties officeooo:rsid="08dca701"/>
    </style:style>
    <style:style style:name="T989" style:family="text">
      <style:text-properties officeooo:rsid="08de4b6d"/>
    </style:style>
    <style:style style:name="T990" style:family="text">
      <style:text-properties officeooo:rsid="08de9bb9"/>
    </style:style>
    <style:style style:name="T991" style:family="text">
      <style:text-properties officeooo:rsid="08df8052"/>
    </style:style>
    <style:style style:name="T992" style:family="text">
      <style:text-properties officeooo:rsid="08e3d837"/>
    </style:style>
    <style:style style:name="T993" style:family="text">
      <style:text-properties officeooo:rsid="08df3375"/>
    </style:style>
    <style:style style:name="T994" style:family="text">
      <style:text-properties officeooo:rsid="08f0d639"/>
    </style:style>
    <style:style style:name="T995" style:family="text">
      <style:text-properties officeooo:rsid="08f2a94a"/>
    </style:style>
    <style:style style:name="T996" style:family="text">
      <style:text-properties officeooo:rsid="08f534e9"/>
    </style:style>
    <style:style style:name="T997" style:family="text">
      <style:text-properties officeooo:rsid="08f8bf80"/>
    </style:style>
    <style:style style:name="T998" style:family="text">
      <style:text-properties officeooo:rsid="08f983e2"/>
    </style:style>
    <style:style style:name="T999" style:family="text">
      <style:text-properties officeooo:rsid="08fa6a57"/>
    </style:style>
    <style:style style:name="T1000" style:family="text">
      <style:text-properties officeooo:rsid="08fff384"/>
    </style:style>
    <style:style style:name="T1001" style:family="text">
      <style:text-properties officeooo:rsid="0904f2f4"/>
    </style:style>
    <style:style style:name="T1002" style:family="text">
      <style:text-properties officeooo:rsid="0906ee0e"/>
    </style:style>
    <style:style style:name="T1003" style:family="text">
      <style:text-properties officeooo:rsid="0908504b"/>
    </style:style>
    <style:style style:name="T1004" style:family="text">
      <style:text-properties officeooo:rsid="090a8e1e"/>
    </style:style>
    <style:style style:name="T1005" style:family="text">
      <style:text-properties officeooo:rsid="090c9fb9"/>
    </style:style>
    <style:style style:name="T1006" style:family="text">
      <style:text-properties officeooo:rsid="090c66cd"/>
    </style:style>
    <style:style style:name="T1007" style:family="text">
      <style:text-properties officeooo:rsid="090d61a8"/>
    </style:style>
    <style:style style:name="T1008" style:family="text">
      <style:text-properties officeooo:rsid="090df6b4"/>
    </style:style>
    <style:style style:name="T1009" style:family="text">
      <style:text-properties officeooo:rsid="090f9be6"/>
    </style:style>
    <style:style style:name="T1010" style:family="text">
      <style:text-properties officeooo:rsid="0910f0e3"/>
    </style:style>
    <style:style style:name="T1011" style:family="text">
      <style:text-properties officeooo:rsid="09126c46"/>
    </style:style>
    <style:style style:name="T1012" style:family="text">
      <style:text-properties officeooo:rsid="0913bcf9"/>
    </style:style>
    <style:style style:name="T1013" style:family="text">
      <style:text-properties officeooo:rsid="09149c0a"/>
    </style:style>
    <style:style style:name="T1014" style:family="text">
      <style:text-properties officeooo:rsid="091aaf65"/>
    </style:style>
    <style:style style:name="T1015" style:family="text">
      <style:text-properties officeooo:rsid="091620d3"/>
    </style:style>
    <style:style style:name="T1016" style:family="text">
      <style:text-properties officeooo:rsid="091d100a"/>
    </style:style>
    <style:style style:name="T1017" style:family="text">
      <style:text-properties officeooo:rsid="091e3917"/>
    </style:style>
    <style:style style:name="T1018" style:family="text">
      <style:text-properties officeooo:rsid="0921069a"/>
    </style:style>
    <style:style style:name="T1019" style:family="text">
      <style:text-properties officeooo:rsid="0925c53a"/>
    </style:style>
    <style:style style:name="T1020" style:family="text">
      <style:text-properties officeooo:rsid="09279a56"/>
    </style:style>
    <style:style style:name="T1021" style:family="text">
      <style:text-properties officeooo:rsid="0928de91"/>
    </style:style>
    <style:style style:name="T1022" style:family="text">
      <style:text-properties officeooo:rsid="092ba275"/>
    </style:style>
    <style:style style:name="T1023" style:family="text">
      <style:text-properties officeooo:rsid="092df5bd"/>
    </style:style>
    <style:style style:name="T1024" style:family="text">
      <style:text-properties officeooo:rsid="0934ba56"/>
    </style:style>
    <style:style style:name="T1025" style:family="text">
      <style:text-properties officeooo:rsid="0930f237"/>
    </style:style>
    <style:style style:name="T1026" style:family="text">
      <style:text-properties officeooo:rsid="09323aa4"/>
    </style:style>
    <style:style style:name="T1027" style:family="text">
      <style:text-properties officeooo:rsid="0934e484"/>
    </style:style>
    <style:style style:name="T1028" style:family="text">
      <style:text-properties officeooo:rsid="093778ac"/>
    </style:style>
    <style:style style:name="T1029" style:family="text">
      <style:text-properties officeooo:rsid="093b3a3b"/>
    </style:style>
    <style:style style:name="T1030" style:family="text">
      <style:text-properties officeooo:rsid="0941d6a1"/>
    </style:style>
    <style:style style:name="T1031" style:family="text">
      <style:text-properties officeooo:rsid="09428ad6"/>
    </style:style>
    <style:style style:name="T1032" style:family="text">
      <style:text-properties officeooo:rsid="09456df8"/>
    </style:style>
    <style:style style:name="T1033" style:family="text">
      <style:text-properties officeooo:rsid="094756a1"/>
    </style:style>
    <style:style style:name="T1034" style:family="text">
      <style:text-properties officeooo:rsid="09477bba"/>
    </style:style>
    <style:style style:name="T1035" style:family="text">
      <style:text-properties officeooo:rsid="09484185"/>
    </style:style>
    <style:style style:name="T1036" style:family="text">
      <style:text-properties officeooo:rsid="09495db6"/>
    </style:style>
    <style:style style:name="T1037" style:family="text">
      <style:text-properties officeooo:rsid="094a253a"/>
    </style:style>
    <style:style style:name="T1038" style:family="text">
      <style:text-properties officeooo:rsid="09b2e0b3"/>
    </style:style>
    <style:style style:name="T1039" style:family="text">
      <style:text-properties officeooo:rsid="09b74467"/>
    </style:style>
    <style:style style:name="T1040" style:family="text">
      <style:text-properties officeooo:rsid="094e9887"/>
    </style:style>
    <style:style style:name="T1041" style:family="text">
      <style:text-properties officeooo:rsid="0956ce46"/>
    </style:style>
    <style:style style:name="T1042" style:family="text">
      <style:text-properties officeooo:rsid="09bc4ada"/>
    </style:style>
    <style:style style:name="T1043" style:family="text">
      <style:text-properties officeooo:rsid="09b375c4"/>
    </style:style>
    <style:style style:name="T1044" style:family="text">
      <style:text-properties officeooo:rsid="09bce1c2"/>
    </style:style>
    <style:style style:name="T1045" style:family="text">
      <style:text-properties officeooo:rsid="09b4897c"/>
    </style:style>
    <style:style style:name="T1046" style:family="text">
      <style:text-properties officeooo:rsid="09be5d12"/>
    </style:style>
    <style:style style:name="T1047" style:family="text">
      <style:text-properties officeooo:rsid="09bfb18c"/>
    </style:style>
    <style:style style:name="T1048" style:family="text">
      <style:text-properties officeooo:rsid="09c0a067"/>
    </style:style>
    <style:style style:name="T1049" style:family="text">
      <style:text-properties officeooo:rsid="09c35f6c"/>
    </style:style>
    <style:style style:name="T1050" style:family="text">
      <style:text-properties officeooo:rsid="095aae1d"/>
    </style:style>
    <style:style style:name="T1051" style:family="text">
      <style:text-properties officeooo:rsid="095bdbdf"/>
    </style:style>
    <style:style style:name="T1052" style:family="text">
      <style:text-properties officeooo:rsid="0966498c"/>
    </style:style>
    <style:style style:name="T1053" style:family="text">
      <style:text-properties officeooo:rsid="09cd261d"/>
    </style:style>
    <style:style style:name="T1054" style:family="text">
      <style:text-properties officeooo:rsid="0969b0c6"/>
    </style:style>
    <style:style style:name="T1055" style:family="text">
      <style:text-properties officeooo:rsid="096d76dd"/>
    </style:style>
    <style:style style:name="T1056" style:family="text">
      <style:text-properties officeooo:rsid="09709236"/>
    </style:style>
    <style:style style:name="T1057" style:family="text">
      <style:text-properties officeooo:rsid="0970d1bf"/>
    </style:style>
    <style:style style:name="T1058" style:family="text">
      <style:text-properties officeooo:rsid="09cf7ce1"/>
    </style:style>
    <style:style style:name="T1059" style:family="text">
      <style:text-properties officeooo:rsid="09719b77"/>
    </style:style>
    <style:style style:name="T1060" style:family="text">
      <style:text-properties officeooo:rsid="0973f118"/>
    </style:style>
    <style:style style:name="T1061" style:family="text">
      <style:text-properties officeooo:rsid="09785baa"/>
    </style:style>
    <style:style style:name="T1062" style:family="text">
      <style:text-properties officeooo:rsid="0978f81c"/>
    </style:style>
    <style:style style:name="T1063" style:family="text">
      <style:text-properties officeooo:rsid="0979553f"/>
    </style:style>
    <style:style style:name="T1064" style:family="text">
      <style:text-properties officeooo:rsid="0979cb87"/>
    </style:style>
    <style:style style:name="T1065" style:family="text">
      <style:text-properties officeooo:rsid="097f6390"/>
    </style:style>
    <style:style style:name="T1066" style:family="text">
      <style:text-properties officeooo:rsid="09827542"/>
    </style:style>
    <style:style style:name="T1067" style:family="text">
      <style:text-properties officeooo:rsid="09830fcf"/>
    </style:style>
    <style:style style:name="T1068" style:family="text">
      <style:text-properties officeooo:rsid="0984f3a0"/>
    </style:style>
    <style:style style:name="T1069" style:family="text">
      <style:text-properties officeooo:rsid="09840d61"/>
    </style:style>
    <style:style style:name="T1070" style:family="text">
      <style:text-properties officeooo:rsid="09893d21"/>
    </style:style>
    <style:style style:name="T1071" style:family="text">
      <style:text-properties officeooo:rsid="098ae55b"/>
    </style:style>
    <style:style style:name="T1072" style:family="text">
      <style:text-properties officeooo:rsid="09cfaade"/>
    </style:style>
    <style:style style:name="T1073" style:family="text">
      <style:text-properties officeooo:rsid="09cfb8d5"/>
    </style:style>
    <style:style style:name="T1074" style:family="text">
      <style:text-properties officeooo:rsid="09d110f7"/>
    </style:style>
    <style:style style:name="T1075" style:family="text">
      <style:text-properties officeooo:rsid="09d14099"/>
    </style:style>
    <style:style style:name="T1076" style:family="text">
      <style:text-properties officeooo:rsid="098cb22d"/>
    </style:style>
    <style:style style:name="T1077" style:family="text">
      <style:text-properties officeooo:rsid="098de9a2"/>
    </style:style>
    <style:style style:name="T1078" style:family="text">
      <style:text-properties officeooo:rsid="099175a1"/>
    </style:style>
    <style:style style:name="T1079" style:family="text">
      <style:text-properties officeooo:rsid="0992e400"/>
    </style:style>
    <style:style style:name="T1080" style:family="text">
      <style:text-properties officeooo:rsid="09d34746"/>
    </style:style>
    <style:style style:name="T1081" style:family="text">
      <style:text-properties officeooo:rsid="09d32edd"/>
    </style:style>
    <style:style style:name="T1082" style:family="text">
      <style:text-properties officeooo:rsid="0993af1d"/>
    </style:style>
    <style:style style:name="T1083" style:family="text">
      <style:text-properties officeooo:rsid="09d6cfc4"/>
    </style:style>
    <style:style style:name="T1084" style:family="text">
      <style:text-properties officeooo:rsid="0994b545"/>
    </style:style>
    <style:style style:name="T1085" style:family="text">
      <style:text-properties officeooo:rsid="099506b7"/>
    </style:style>
    <style:style style:name="T1086" style:family="text">
      <style:text-properties officeooo:rsid="09dbf847"/>
    </style:style>
    <style:style style:name="T1087" style:family="text">
      <style:text-properties officeooo:rsid="09ddcc5a"/>
    </style:style>
    <style:style style:name="T1088" style:family="text">
      <style:text-properties officeooo:rsid="09dfe2f4"/>
    </style:style>
    <style:style style:name="T1089" style:family="text">
      <style:text-properties officeooo:rsid="09e20196"/>
    </style:style>
    <style:style style:name="T1090" style:family="text">
      <style:text-properties officeooo:rsid="09f0de3b"/>
    </style:style>
    <style:style style:name="T1091" style:family="text">
      <style:text-properties officeooo:rsid="09efdbfd"/>
    </style:style>
    <style:style style:name="T1092" style:family="text">
      <style:text-properties officeooo:rsid="09f26b0a"/>
    </style:style>
    <style:style style:name="T1093" style:family="text">
      <style:text-properties officeooo:rsid="09ede99d"/>
    </style:style>
    <style:style style:name="T1094" style:family="text">
      <style:text-properties officeooo:rsid="09f2cd50"/>
    </style:style>
    <style:style style:name="T1095" style:family="text">
      <style:text-properties officeooo:rsid="09f6d553"/>
    </style:style>
    <style:style style:name="T1096" style:family="text">
      <style:text-properties officeooo:rsid="09f81982"/>
    </style:style>
    <style:style style:name="T1097" style:family="text">
      <style:text-properties officeooo:rsid="09fa05a8"/>
    </style:style>
    <style:style style:name="T1098" style:family="text">
      <style:text-properties officeooo:rsid="0a01c13b"/>
    </style:style>
    <style:style style:name="T1099" style:family="text">
      <style:text-properties officeooo:rsid="0a052899"/>
    </style:style>
    <style:style style:name="T1100" style:family="text">
      <style:text-properties officeooo:rsid="0a06c9b5"/>
    </style:style>
    <style:style style:name="T1101" style:family="text">
      <style:text-properties officeooo:rsid="09a547a3"/>
    </style:style>
    <style:style style:name="T1102" style:family="text">
      <style:text-properties officeooo:rsid="0a07903c"/>
    </style:style>
    <style:style style:name="T1103" style:family="text">
      <style:text-properties officeooo:rsid="0a0923d2"/>
    </style:style>
    <style:style style:name="T1104" style:family="text">
      <style:text-properties officeooo:rsid="09c861c0"/>
    </style:style>
    <style:style style:name="T1105" style:family="text">
      <style:text-properties officeooo:rsid="09c9face"/>
    </style:style>
    <style:style style:name="T1106" style:family="text">
      <style:text-properties officeooo:rsid="09cab491"/>
    </style:style>
    <style:style style:name="T1107" style:family="text">
      <style:text-properties officeooo:rsid="00aa106f"/>
    </style:style>
    <style:style style:name="T1108" style:family="text">
      <style:text-properties officeooo:rsid="00aaf3f1"/>
    </style:style>
    <style:style style:name="T1109" style:family="text">
      <style:text-properties officeooo:rsid="00ab2d60"/>
    </style:style>
    <style:style style:name="T1110" style:family="text">
      <style:text-properties officeooo:rsid="00ae204c"/>
    </style:style>
    <style:style style:name="T1111" style:family="text">
      <style:text-properties officeooo:rsid="00ae8b4f"/>
    </style:style>
    <style:style style:name="T1112" style:family="text">
      <style:text-properties officeooo:rsid="00af175f"/>
    </style:style>
    <style:style style:name="T1113" style:family="text">
      <style:text-properties officeooo:rsid="00b0210b"/>
    </style:style>
    <style:style style:name="T1114" style:family="text">
      <style:text-properties officeooo:rsid="00b0c7c1"/>
    </style:style>
    <style:style style:name="T1115" style:family="text">
      <style:text-properties officeooo:rsid="00b0ea9b"/>
    </style:style>
    <style:style style:name="T1116" style:family="text">
      <style:text-properties officeooo:rsid="00b3049c"/>
    </style:style>
    <style:style style:name="T1117" style:family="text">
      <style:text-properties officeooo:rsid="00b63845"/>
    </style:style>
    <style:style style:name="T1118" style:family="text">
      <style:text-properties officeooo:rsid="00b6c22c"/>
    </style:style>
    <style:style style:name="T1119" style:family="text">
      <style:text-properties officeooo:rsid="00b88451"/>
    </style:style>
    <style:style style:name="T1120" style:family="text">
      <style:text-properties officeooo:rsid="00bb2239"/>
    </style:style>
    <style:style style:name="T1121" style:family="text">
      <style:text-properties officeooo:rsid="00bd1a12"/>
    </style:style>
    <style:style style:name="T1122" style:family="text">
      <style:text-properties officeooo:rsid="00c015a6"/>
    </style:style>
    <style:style style:name="T1123" style:family="text">
      <style:text-properties officeooo:rsid="00c126be"/>
    </style:style>
    <style:style style:name="T1124" style:family="text">
      <style:text-properties officeooo:rsid="00c6eb78"/>
    </style:style>
    <style:style style:name="T1125" style:family="text">
      <style:text-properties officeooo:rsid="00c8b5cd"/>
    </style:style>
    <style:style style:name="T1126" style:family="text">
      <style:text-properties officeooo:rsid="00cbda2e"/>
    </style:style>
    <style:style style:name="T1127" style:family="text">
      <style:text-properties officeooo:rsid="00ce079c"/>
    </style:style>
    <style:style style:name="T1128" style:family="text">
      <style:text-properties officeooo:rsid="00d0eced"/>
    </style:style>
    <style:style style:name="T1129" style:family="text">
      <style:text-properties officeooo:rsid="00d2e252"/>
    </style:style>
    <style:style style:name="T1130" style:family="text">
      <style:text-properties officeooo:rsid="00d2e766"/>
    </style:style>
    <style:style style:name="T1131" style:family="text">
      <style:text-properties officeooo:rsid="00d36574"/>
    </style:style>
    <style:style style:name="T1132" style:family="text">
      <style:text-properties officeooo:rsid="00d71d82"/>
    </style:style>
    <style:style style:name="T1133" style:family="text">
      <style:text-properties officeooo:rsid="00dc3f94"/>
    </style:style>
    <style:style style:name="T1134" style:family="text">
      <style:text-properties officeooo:rsid="00e262ab"/>
    </style:style>
    <style:style style:name="T1135" style:family="text">
      <style:text-properties officeooo:rsid="00e2d9c6"/>
    </style:style>
    <style:style style:name="T1136" style:family="text">
      <style:text-properties officeooo:rsid="00e7368f"/>
    </style:style>
    <style:style style:name="T1137" style:family="text">
      <style:text-properties officeooo:rsid="00e7e458"/>
    </style:style>
    <style:style style:name="T1138" style:family="text">
      <style:text-properties officeooo:rsid="00eafc9e"/>
    </style:style>
    <style:style style:name="T1139" style:family="text">
      <style:text-properties officeooo:rsid="00ec7202"/>
    </style:style>
    <style:style style:name="T1140" style:family="text">
      <style:text-properties officeooo:rsid="00ec8cc8"/>
    </style:style>
    <style:style style:name="T1141" style:family="text">
      <style:text-properties officeooo:rsid="00f12b47"/>
    </style:style>
    <style:style style:name="T1142" style:family="text">
      <style:text-properties officeooo:rsid="00f25d5a"/>
    </style:style>
    <style:style style:name="T1143" style:family="text">
      <style:text-properties officeooo:rsid="00f5f11d"/>
    </style:style>
    <style:style style:name="T1144" style:family="text">
      <style:text-properties officeooo:rsid="00f773b5"/>
    </style:style>
    <style:style style:name="T1145" style:family="text">
      <style:text-properties officeooo:rsid="00f8c912"/>
    </style:style>
    <style:style style:name="T1146" style:family="text">
      <style:text-properties officeooo:rsid="00f8e336"/>
    </style:style>
    <style:style style:name="T1147" style:family="text">
      <style:text-properties officeooo:rsid="00fbc197"/>
    </style:style>
    <style:style style:name="T1148" style:family="text">
      <style:text-properties officeooo:rsid="00fd5da7"/>
    </style:style>
    <style:style style:name="T1149" style:family="text">
      <style:text-properties officeooo:rsid="00fde1a9"/>
    </style:style>
    <style:style style:name="T1150" style:family="text">
      <style:text-properties officeooo:rsid="00fdf15f"/>
    </style:style>
    <style:style style:name="T1151" style:family="text">
      <style:text-properties officeooo:rsid="0100405c"/>
    </style:style>
    <style:style style:name="T1152" style:family="text">
      <style:text-properties officeooo:rsid="0100f38c"/>
    </style:style>
    <style:style style:name="T1153" style:family="text">
      <style:text-properties officeooo:rsid="010306fb"/>
    </style:style>
    <style:style style:name="T1154" style:family="text">
      <style:text-properties officeooo:rsid="0108eba1"/>
    </style:style>
    <style:style style:name="T1155" style:family="text">
      <style:text-properties officeooo:rsid="010a6f7b"/>
    </style:style>
    <style:style style:name="T1156" style:family="text">
      <style:text-properties officeooo:rsid="010bfb61"/>
    </style:style>
    <style:style style:name="T1157" style:family="text">
      <style:text-properties officeooo:rsid="010f8c04"/>
    </style:style>
    <style:style style:name="T1158" style:family="text">
      <style:text-properties officeooo:rsid="0113c9b6"/>
    </style:style>
    <style:style style:name="T1159" style:family="text">
      <style:text-properties officeooo:rsid="011414f1"/>
    </style:style>
    <style:style style:name="T1160" style:family="text">
      <style:text-properties officeooo:rsid="01151ae6"/>
    </style:style>
    <style:style style:name="T1161" style:family="text">
      <style:text-properties officeooo:rsid="0115e86a"/>
    </style:style>
    <style:style style:name="T1162" style:family="text">
      <style:text-properties officeooo:rsid="0127afb8"/>
    </style:style>
    <style:style style:name="T1163" style:family="text">
      <style:text-properties officeooo:rsid="0128ef6b"/>
    </style:style>
    <style:style style:name="T1164" style:family="text">
      <style:text-properties officeooo:rsid="0129b58e"/>
    </style:style>
    <style:style style:name="T1165" style:family="text">
      <style:text-properties officeooo:rsid="0129b84f"/>
    </style:style>
    <style:style style:name="T1166" style:family="text">
      <style:text-properties officeooo:rsid="012a0212"/>
    </style:style>
    <style:style style:name="T1167" style:family="text">
      <style:text-properties officeooo:rsid="012df590"/>
    </style:style>
    <style:style style:name="T1168" style:family="text">
      <style:text-properties officeooo:rsid="0130ffbd"/>
    </style:style>
    <style:style style:name="T1169" style:family="text">
      <style:text-properties officeooo:rsid="0135764d"/>
    </style:style>
    <style:style style:name="T1170" style:family="text">
      <style:text-properties officeooo:rsid="00155bbe"/>
    </style:style>
    <style:style style:name="T1171" style:family="text">
      <style:text-properties officeooo:rsid="01370673"/>
    </style:style>
    <style:style style:name="T1172" style:family="text">
      <style:text-properties officeooo:rsid="01385285"/>
    </style:style>
    <style:style style:name="T1173" style:family="text">
      <style:text-properties officeooo:rsid="013e74fd"/>
    </style:style>
    <style:style style:name="T1174" style:family="text">
      <style:text-properties officeooo:rsid="01434c54"/>
    </style:style>
    <style:style style:name="T1175" style:family="text">
      <style:text-properties officeooo:rsid="01448333"/>
    </style:style>
    <style:style style:name="T1176" style:family="text">
      <style:text-properties officeooo:rsid="0149e651"/>
    </style:style>
    <style:style style:name="T1177" style:family="text">
      <style:text-properties officeooo:rsid="014aab54"/>
    </style:style>
    <style:style style:name="T1178" style:family="text">
      <style:text-properties officeooo:rsid="014d0fe7"/>
    </style:style>
    <style:style style:name="T1179" style:family="text">
      <style:text-properties officeooo:rsid="014f4785"/>
    </style:style>
    <style:style style:name="T1180" style:family="text">
      <style:text-properties officeooo:rsid="015062b6"/>
    </style:style>
    <style:style style:name="T1181" style:family="text">
      <style:text-properties officeooo:rsid="01538a98"/>
    </style:style>
    <style:style style:name="T1182" style:family="text">
      <style:text-properties officeooo:rsid="0155fa9a"/>
    </style:style>
    <style:style style:name="T1183" style:family="text">
      <style:text-properties officeooo:rsid="01581e19"/>
    </style:style>
    <style:style style:name="T1184" style:family="text">
      <style:text-properties officeooo:rsid="015b5c94"/>
    </style:style>
    <style:style style:name="T1185" style:family="text">
      <style:text-properties officeooo:rsid="0160d420"/>
    </style:style>
    <style:style style:name="T1186" style:family="text">
      <style:text-properties officeooo:rsid="0160f8c7"/>
    </style:style>
    <style:style style:name="T1187" style:family="text">
      <style:text-properties officeooo:rsid="0163a5c7"/>
    </style:style>
    <style:style style:name="T1188" style:family="text">
      <style:text-properties officeooo:rsid="01647731"/>
    </style:style>
    <style:style style:name="T1189" style:family="text">
      <style:text-properties officeooo:rsid="016a661d"/>
    </style:style>
    <style:style style:name="T1190" style:family="text">
      <style:text-properties officeooo:rsid="016da78a"/>
    </style:style>
    <style:style style:name="T1191" style:family="text">
      <style:text-properties officeooo:rsid="016fce3e"/>
    </style:style>
    <style:style style:name="T1192" style:family="text">
      <style:text-properties officeooo:rsid="0170c21a"/>
    </style:style>
    <style:style style:name="T1193" style:family="text">
      <style:text-properties officeooo:rsid="01732d15"/>
    </style:style>
    <style:style style:name="T1194" style:family="text">
      <style:text-properties officeooo:rsid="0174cde3"/>
    </style:style>
    <style:style style:name="T1195" style:family="text">
      <style:text-properties officeooo:rsid="0175de5b"/>
    </style:style>
    <style:style style:name="T1196" style:family="text">
      <style:text-properties officeooo:rsid="017753eb"/>
    </style:style>
    <style:style style:name="T1197" style:family="text">
      <style:text-properties officeooo:rsid="0179d666"/>
    </style:style>
    <style:style style:name="T1198" style:family="text">
      <style:text-properties officeooo:rsid="017b3f70"/>
    </style:style>
    <style:style style:name="T1199" style:family="text">
      <style:text-properties officeooo:rsid="017c3bfa"/>
    </style:style>
    <style:style style:name="T1200" style:family="text">
      <style:text-properties officeooo:rsid="017cbfc3"/>
    </style:style>
    <style:style style:name="T1201" style:family="text">
      <style:text-properties officeooo:rsid="017f4328"/>
    </style:style>
    <style:style style:name="T1202" style:family="text">
      <style:text-properties officeooo:rsid="01831a6c"/>
    </style:style>
    <style:style style:name="T1203" style:family="text">
      <style:text-properties officeooo:rsid="01880800"/>
    </style:style>
    <style:style style:name="T1204" style:family="text">
      <style:text-properties officeooo:rsid="01893e47"/>
    </style:style>
    <style:style style:name="T1205" style:family="text">
      <style:text-properties officeooo:rsid="018fbd18"/>
    </style:style>
    <style:style style:name="T1206" style:family="text">
      <style:text-properties officeooo:rsid="0190e8e0"/>
    </style:style>
    <style:style style:name="T1207" style:family="text">
      <style:text-properties officeooo:rsid="01910f31"/>
    </style:style>
    <style:style style:name="T1208" style:family="text">
      <style:text-properties officeooo:rsid="0192929f"/>
    </style:style>
    <style:style style:name="T1209" style:family="text">
      <style:text-properties officeooo:rsid="019314ca"/>
    </style:style>
    <style:style style:name="T1210" style:family="text">
      <style:text-properties officeooo:rsid="019538b1"/>
    </style:style>
    <style:style style:name="T1211" style:family="text">
      <style:text-properties officeooo:rsid="019613e9"/>
    </style:style>
    <style:style style:name="T1212" style:family="text">
      <style:text-properties officeooo:rsid="0196eb4c"/>
    </style:style>
    <style:style style:name="T1213" style:family="text">
      <style:text-properties officeooo:rsid="019ab12f"/>
    </style:style>
    <style:style style:name="T1214" style:family="text">
      <style:text-properties officeooo:rsid="01a3e466"/>
    </style:style>
    <style:style style:name="T1215" style:family="text">
      <style:text-properties officeooo:rsid="01a56e8d"/>
    </style:style>
    <style:style style:name="T1216" style:family="text">
      <style:text-properties officeooo:rsid="01a5a387"/>
    </style:style>
    <style:style style:name="T1217" style:family="text">
      <style:text-properties officeooo:rsid="01a72e8e"/>
    </style:style>
    <style:style style:name="T1218" style:family="text">
      <style:text-properties officeooo:rsid="01affeab"/>
    </style:style>
    <style:style style:name="T1219" style:family="text">
      <style:text-properties officeooo:rsid="01b03f24"/>
    </style:style>
    <style:style style:name="T1220" style:family="text">
      <style:text-properties officeooo:rsid="01cf3d91"/>
    </style:style>
    <style:style style:name="T1221" style:family="text">
      <style:text-properties officeooo:rsid="01d430df"/>
    </style:style>
    <style:style style:name="T1222" style:family="text">
      <style:text-properties officeooo:rsid="01dd0489"/>
    </style:style>
    <style:style style:name="T1223" style:family="text">
      <style:text-properties officeooo:rsid="01de5ba2"/>
    </style:style>
    <style:style style:name="T1224" style:family="text">
      <style:text-properties officeooo:rsid="01e01431"/>
    </style:style>
    <style:style style:name="T1225" style:family="text">
      <style:text-properties officeooo:rsid="01e0980d"/>
    </style:style>
    <style:style style:name="T1226" style:family="text">
      <style:text-properties officeooo:rsid="01e6f8f5"/>
    </style:style>
    <style:style style:name="T1227" style:family="text">
      <style:text-properties officeooo:rsid="01e854a0"/>
    </style:style>
    <style:style style:name="T1228" style:family="text">
      <style:text-properties officeooo:rsid="01ebbdd2"/>
    </style:style>
    <style:style style:name="T1229" style:family="text">
      <style:text-properties officeooo:rsid="01ef4079"/>
    </style:style>
    <style:style style:name="T1230" style:family="text">
      <style:text-properties officeooo:rsid="01f6aa6e"/>
    </style:style>
    <style:style style:name="T1231" style:family="text">
      <style:text-properties officeooo:rsid="021fa2a4"/>
    </style:style>
    <style:style style:name="T1232" style:family="text">
      <style:text-properties officeooo:rsid="02216638"/>
    </style:style>
    <style:style style:name="T1233" style:family="text">
      <style:text-properties officeooo:rsid="022305c9"/>
    </style:style>
    <style:style style:name="T1234" style:family="text">
      <style:text-properties officeooo:rsid="0225c0f5"/>
    </style:style>
    <style:style style:name="T1235" style:family="text">
      <style:text-properties officeooo:rsid="0238632b"/>
    </style:style>
    <style:style style:name="T1236" style:family="text">
      <style:text-properties officeooo:rsid="0239b9a5"/>
    </style:style>
    <style:style style:name="T1237" style:family="text">
      <style:text-properties officeooo:rsid="023b8fb2"/>
    </style:style>
    <style:style style:name="T1238" style:family="text">
      <style:text-properties officeooo:rsid="0247f9c6"/>
    </style:style>
    <style:style style:name="T1239" style:family="text">
      <style:text-properties officeooo:rsid="024adf10"/>
    </style:style>
    <style:style style:name="T1240" style:family="text">
      <style:text-properties officeooo:rsid="024ecd25"/>
    </style:style>
    <style:style style:name="T1241" style:family="text">
      <style:text-properties officeooo:rsid="02521488"/>
    </style:style>
    <style:style style:name="T1242" style:family="text">
      <style:text-properties officeooo:rsid="02535544"/>
    </style:style>
    <style:style style:name="T1243" style:family="text">
      <style:text-properties officeooo:rsid="025685dd"/>
    </style:style>
    <style:style style:name="T1244" style:family="text">
      <style:text-properties officeooo:rsid="025a7d0e"/>
    </style:style>
    <style:style style:name="T1245" style:family="text">
      <style:text-properties officeooo:rsid="025f82ab"/>
    </style:style>
    <style:style style:name="T1246" style:family="text">
      <style:text-properties officeooo:rsid="025fea7b"/>
    </style:style>
    <style:style style:name="T1247" style:family="text">
      <style:text-properties officeooo:rsid="0262511f"/>
    </style:style>
    <style:style style:name="T1248" style:family="text">
      <style:text-properties officeooo:rsid="026a33f9"/>
    </style:style>
    <style:style style:name="T1249" style:family="text">
      <style:text-properties officeooo:rsid="026e65cb"/>
    </style:style>
    <style:style style:name="T1250" style:family="text">
      <style:text-properties officeooo:rsid="026f39fd"/>
    </style:style>
    <style:style style:name="T1251" style:family="text">
      <style:text-properties officeooo:rsid="02794643"/>
    </style:style>
    <style:style style:name="T1252" style:family="text">
      <style:text-properties officeooo:rsid="027a57a7"/>
    </style:style>
    <style:style style:name="T1253" style:family="text">
      <style:text-properties officeooo:rsid="027c7214"/>
    </style:style>
    <style:style style:name="T1254" style:family="text">
      <style:text-properties officeooo:rsid="027ed73e"/>
    </style:style>
    <style:style style:name="T1255" style:family="text">
      <style:text-properties officeooo:rsid="02855228"/>
    </style:style>
    <style:style style:name="T1256" style:family="text">
      <style:text-properties officeooo:rsid="02870517"/>
    </style:style>
    <style:style style:name="T1257" style:family="text">
      <style:text-properties officeooo:rsid="028ace36"/>
    </style:style>
    <style:style style:name="T1258" style:family="text">
      <style:text-properties officeooo:rsid="0294103b"/>
    </style:style>
    <style:style style:name="T1259" style:family="text">
      <style:text-properties officeooo:rsid="0299393a"/>
    </style:style>
    <style:style style:name="T1260" style:family="text">
      <style:text-properties officeooo:rsid="029ddda3"/>
    </style:style>
    <style:style style:name="T1261" style:family="text">
      <style:text-properties officeooo:rsid="029e44a9"/>
    </style:style>
    <style:style style:name="T1262" style:family="text">
      <style:text-properties officeooo:rsid="029ea6b1"/>
    </style:style>
    <style:style style:name="T1263" style:family="text">
      <style:text-properties officeooo:rsid="029f1e8d"/>
    </style:style>
    <style:style style:name="T1264" style:family="text">
      <style:text-properties officeooo:rsid="02a0d9d2"/>
    </style:style>
    <style:style style:name="T1265" style:family="text">
      <style:text-properties officeooo:rsid="02a1f8ef"/>
    </style:style>
    <style:style style:name="T1266" style:family="text">
      <style:text-properties officeooo:rsid="02a35c99"/>
    </style:style>
    <style:style style:name="T1267" style:family="text">
      <style:text-properties officeooo:rsid="02a63012"/>
    </style:style>
    <style:style style:name="T1268" style:family="text">
      <style:text-properties officeooo:rsid="02a943b0"/>
    </style:style>
    <style:style style:name="T1269" style:family="text">
      <style:text-properties officeooo:rsid="02b4293d"/>
    </style:style>
    <style:style style:name="T1270" style:family="text">
      <style:text-properties officeooo:rsid="02c1d4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ultery)</text:p>
      <text:p text:style-name="P75"><text:span text:style-name="T48">Feraligator(I know the two,</text:span><text:span text:style-name="T49">our masters</text:span><text:span text:style-name="T48">/don't you know</text:span></text:p>
      <text:p text:style-name="P1">me <text:span text:style-name="T46">brothers sisters</text:span>/<text:span text:style-name="T46">our masters both</text:span> tried to catch me <text:span text:style-name="T46">up</text:span>/then <text:span text:style-name="T47">they fake-</text:span>fought <text:span text:style-name="T46">over me just to hook up</text:span>/so cute together <text:span text:style-name="T46">they are you see and know in front of you</text:span>/then <text:span text:style-name="T46">too ever</text:span></text:p>
      <text:p text:style-name="P1">giggling,<text:span text:style-name="T46">always </text:span>teasing,ever <text:span text:style-name="T46">happy couple the two</text:span>)</text:p>
      <text:p text:style-name="P1">Kingler(you know the romance that sprouts so</text:p>
      <text:p text:style-name="P1">fast/you know that i've known them from</text:p>
      <text:p text:style-name="P1">beginning <text:span text:style-name="T47">to hast</text:span>/ever as a queen and a king <text:span text:style-name="T47">eventual the bond</text:span>/as usual</text:p>
      <text:p text:style-name="P1">closure blossoms <text:span text:style-name="T47">to them each other so fond</text:span>/and <text:span text:style-name="T47">the bond </text:span>grows further blossoms <text:span text:style-name="T47">into longing which makes them a one/every then ever now ever will they be nothing but one</text:span>)</text:p>
      <text:p text:style-name="P1">Glalie(i stayed here with you/you can see why/my</text:p>
      <text:p text:style-name="P1">master told your's/my romance Glalie's thy/I went</text:p>
      <text:p text:style-name="P1">to my master back/just to visit my old pack/and i</text:p>
      <text:p text:style-name="P1">want to be back please help/your master's a bit</text:p>
      <text:p text:style-name="P1">sensitive i need you help)</text:p>
      <text:p text:style-name="P1">Crawdaunt(our masters as you can see are full of</text:p>
      <text:p text:style-name="P1">feelings/for each other hard is their longing/you</text:p>
      <text:p text:style-name="P1">may not know me so well but i know you all/my</text:p>
      <text:p text:style-name="P1">master likes you as his ver<text:span text:style-name="T1107">y</text:span> own dolls/i want to</text:p>
      <text:p text:style-name="P1">dance around and have fun with you/allow me</text:p>
      <text:p text:style-name="P22"><text:span text:style-name="T1108">to </text:span>show how much <text:span text:style-name="T1109">i </text:span>like you)</text:p>
      <text:p text:style-name="P22">Lapras(alas sometimes as we do/as you know my</text:p>
      <text:p text:style-name="P1">parents did too/we get angry on each other for no</text:p>
      <text:p text:style-name="P1">big matters/then we show that the other don't</text:p>
      <text:p text:style-name="P1">matter/please understand that that’<text:span text:style-name="T1110">s</text:span> not true/our</text:p>
      <text:p text:style-name="P1">masters together is how it's true)</text:p>
      <text:p text:style-name="P1">Squirtel(you can see,i've know<text:span text:style-name="T1111">n</text:span> you/i've known our</text:p>
      <text:p text:style-name="P1"><text:soft-page-break/>masters old and new/they always fought just to</text:p>
      <text:p text:style-name="P1">express their bond/they can't stand be<text:span text:style-name="T1112">ing</text:span> separated</text:p>
      <text:p text:style-name="P1">hand from hand/here you see what they are</text:p>
      <text:p text:style-name="P1">doing/playing around as drama queens/its just a</text:p>
      <text:p text:style-name="P1">joke so lets play the roles/i'm all yours unity is</text:p>
      <text:p text:style-name="P1">goal)</text:p>
      <text:p text:style-name="P1">Snorlax(you know i'm hungry most often <text:span text:style-name="T1113">and all</text:span>/so why don't you feed me <text:span text:style-name="T1113">and let me roll like ball</text:span>/our masters just want a little bit</text:p>
      <text:p text:style-name="P1">of fun/so they've arranged for this sweet sweet</text:p>
      <text:p text:style-name="P1">pun/i'm <text:span text:style-name="T1114">all </text:span>hungry to play with you/we were here</text:p>
      <text:p text:style-name="P1">before this,<text:span text:style-name="T1114">this</text:span> ain't new)</text:p>
      <text:p text:style-name="P1">Pikachu(Hey dudes,its me Pikachu/your old pal</text:p>
      <text:p text:style-name="P1">surely knows what to do/lets have some more</text:p>
      <text:p text:style-name="P1">play and laugh/though i'm of electric bluff/i can swim as you'll see/lets play lets play,one two and</text:p>
      <text:p text:style-name="P1">three)</text:p>
      <text:p text:style-name="P1">This was their chorus and the whole place</text:p>
      <text:p text:style-name="P20">erupted..<text:span text:style-name="T46">I was actually </text:span></text:p>
      <text:p text:style-name="P20"/>
      <text:p text:style-name="P20">Golduck and Starmie just were so</text:p>
      <text:p text:style-name="P1">confused that Noivern and Greninja totally</text:p>
      <text:p text:style-name="P1">fooled them snatching away all my pokeballs and</text:p>
      <text:p text:style-name="P1">Ash shut the door <text:span text:style-name="T1115">and Ganger is here with him</text:span>...he set this whole thing up with</text:p>
      <text:p text:style-name="P1">the help of my supposed helpers at the gym..he</text:p>
      <text:p text:style-name="P1">has made sure that i can't talk with a gag and tied</text:p>
      <text:p text:style-name="P1">me up with rubber ropes i'm not feeling any pain</text:p>
      <text:p text:style-name="P1">but he made me sit on his lap and he's controlling</text:p>
      <text:p text:style-name="P1">my hands and saying this..while showing his</text:p>
      <text:p text:style-name="P1">phone..he is blackmailing me...</text:p>
      <text:p text:style-name="P1"><text:soft-page-break/>"I've Cheated on you whenever I got a girl who had</text:p>
      <text:p text:style-name="P1">any <text:span text:style-name="T1116">little</text:span> interest in me,while I was still with you.in</text:p>
      <text:p text:style-name="P1">Unova to begin with,I won from Sinnoh and then</text:p>
      <text:p text:style-name="P1">became proud of my</text:p>
      <text:p text:style-name="P1">achievements a bit more but my goal was the</text:p>
      <text:p text:style-name="P1">title.then there was a beeline of girls for me,one even pulled a stunt by kissing me in public to</text:p>
      <text:p text:style-name="P1">begin with.but that comes later.i spent times with</text:p>
      <text:p text:style-name="P1">many of them as much as possible in party's or</text:p>
      <text:p text:style-name="P1">hangouts, complimented them on their</text:p>
      <text:p text:style-name="P1">dresses,looks and personalities and may be</text:p>
      <text:p text:style-name="P1">battling skill.and you yourself know how many</text:p>
      <text:p text:style-name="P1">gym leaders were trying to get my attention even</text:p>
      <text:p text:style-name="P1">when i was a mere <text:span text:style-name="T1118">teenager</text:span> in <text:span text:style-name="T1117">J</text:span>hoto,<text:span text:style-name="T1117">and they were yes-GYM LEADERS</text:span>.and i</text:p>
      <text:p text:style-name="P1">complimentned them to see what their reactions</text:p>
      <text:p text:style-name="P1">are..and you know what they were?they were</text:p>
      <text:p text:style-name="P1">giggling like they've got smitten by a bug and</text:p>
      <text:p text:style-name="P1">would sneak into bed <text:span text:style-name="T1119">any given moment</text:span>.here,here are those(showing</text:p>
      <text:p text:style-name="P1">few pictures and contacts).then a few i respected</text:p>
      <text:p text:style-name="P1">truely and still was either trying to play tough girl</text:p>
      <text:p text:style-name="P1">stuff or just go to other subjects even with a</text:p>
      <text:p text:style-name="P1">frown,but that's the way i began.then i'll talk about</text:p>
      <text:p text:style-name="P1">pokemon.you know what i'll talk about?</text:p>
      <text:p text:style-name="P1">pokemons..my pokemons,and the philosophy of</text:p>
      <text:p text:style-name="P1">battle.how you know your Pikachu can't use</text:p>
      <text:p text:style-name="P1">another attack?cause you really can't and so on.it</text:p>
      <text:p text:style-name="P1">was gibberish.then i'll see them fade out or <text:s/><text:span text:style-name="T1120">get excited</text:span>,hell a few w<text:span text:style-name="T1121">ere</text:span> in absolutely the</text:p>
      <text:p text:style-name="P1">wavelength as me,but they were there,why cause i</text:p>
      <text:p text:style-name="P1"><text:soft-page-break/>was a good trainer,i looked good,i was this and</text:p>
      <text:p text:style-name="P1">and,hell they said i'm caring,sharing and so</text:p>
      <text:p text:style-name="P1">on.why?cause they're infatuated with me.THEY</text:p>
      <text:p text:style-name="P1">WANT ASH KETCHUM as friend,boyfriend,beau,in</text:p>
      <text:p text:style-name="P1">the bed,in the date,in the cafe,in the</text:p>
      <text:p text:style-name="P1">home,everwhere.but what Ash Ketchum are they</text:p>
      <text:p text:style-name="P1">hoping for?this.that is the flesh and the blood and</text:p>
      <text:p text:style-name="P1">the tears and the sweats,success,failure-they want</text:p>
      <text:p text:style-name="P1">Ash Ketchum cause they think that's all about</text:p>
      <text:p text:style-name="P1">me.but that too later.then certain friends of mine</text:p>
      <text:p text:style-name="P1">had a crush on me,why?cause i did something</text:p>
      <text:p text:style-name="P1">good when i was like 1 and they -5 years old and</text:p>
      <text:p text:style-name="P1">so i was their childhood hero.what is a hero?with</text:p>
      <text:p text:style-name="P1">who you can get into the bed anytime you</text:p>
      <text:p text:style-name="P1">wanted,whoose there always.what is there</text:p>
      <text:p text:style-name="P1">always?the flesh,blood,memories,character, that's</text:p>
      <text:p text:style-name="P1">all.then such a friend,namely Serena,whom you've</text:p>
      <text:p text:style-name="P1">already heard of,again tried her hand at the kissing</text:p>
      <text:p text:style-name="P1">stunt and i never imagined that so i was tooflustered to prevent-anyway.but then i'm sure what</text:p>
      <text:p text:style-name="P1">happened won't go down to the (FORGET Quickly)</text:p>
      <text:p text:style-name="P1">bin in her memory anytime soon,she knew me in</text:p>
      <text:p text:style-name="P1">Kanto since childhood and was as clueless as one</text:p>
      <text:p text:style-name="P1">may imagine so i invited her to tag along and then</text:p>
      <text:p text:style-name="P1">had to take care of her, coming to know a few</text:p>
      <text:p text:style-name="P1">days later perfectly that all she wants is the</text:p>
      <text:p text:style-name="P1">bed.but her parents knows Professor Oak well and</text:p>
      <text:p text:style-name="P1">i had to tag along and i slowly tried to make her</text:p>
      <text:p text:style-name="P1">see me as her big brother which i thought i was</text:p>
      <text:p text:style-name="P1">successful in establishing but with me i guess</text:p>
      <text:p text:style-name="P1">once a playboy always a playboy,and she pulled</text:p>
      <text:p text:style-name="P1"><text:soft-page-break/>that stunt to insult herself.i could see she not</text:p>
      <text:p text:style-name="P1">liking me talking with other girls and so on,blah</text:p>
      <text:p text:style-name="P1">blah blah,and then obviously we had to part so the</text:p>
      <text:p text:style-name="P1">bonehead thought she could do something about</text:p>
      <text:p text:style-name="P1">it as a permanent symbol that's made of spit and</text:p>
      <text:p text:style-name="P1">saliva anyhow i send her off nicely only to later</text:p>
      <text:p text:style-name="P1">explain in these lines-"any that comes are looking</text:p>
      <text:p text:style-name="P1">for the dead body, they're trying to recharge the</text:p>
      <text:p text:style-name="P1">dead body as it'd show a few sparks due to theirconstant trials.but STILL its a Dead Body.I could've</text:p>
      <text:p text:style-name="P1">spat anywhere which if she tasted,would've got</text:p>
      <text:p text:style-name="P1">the same feeling if only she told me</text:p>
      <text:p text:style-name="P1">before,anyhow as i was saying,that body will not</text:p>
      <text:p text:style-name="P1">be Alive to return back anything that they might've</text:p>
      <text:p text:style-name="P1">wanted.and what was that?the bed,of course.but</text:p>
      <text:p text:style-name="P1">whether you're in the bed or battlefield,the Dead is</text:p>
      <text:p text:style-name="P1">not Alive,never will be.I've done this before just as</text:p>
      <text:p text:style-name="P1">i never thought that they were actually serious and</text:p>
      <text:p text:style-name="P1">later after our breakup,i wanted to challenge</text:p>
      <text:p text:style-name="P1">myself to see who goes beyong the dead body,and</text:p>
      <text:p text:style-name="P1">the answer was not to be got but to be</text:p>
      <text:p text:style-name="P1">validated,justified only.the answer is NONE.why?</text:p>
      <text:p text:style-name="P1">cause the body is dead not by birth,the body is</text:p>
      <text:p text:style-name="P1">dead cause it doesn't have to alive cause it as had</text:p>
      <text:p text:style-name="P1">it's life.random fans never got a chance to try to</text:p>
      <text:p text:style-name="P1">energize the dead,only friends of friends</text:p>
      <text:p text:style-name="P1">could,only to see how was the competetion.but</text:p>
      <text:p text:style-name="P1">the Dead Is Still Dead.i've been validated the truth</text:p>
      <text:p text:style-name="P1">that i've known for 7 years now,that the life has</text:p>
      <text:p text:style-name="P1">been lived and no matter what it's not comingback again.</text:p>
      <text:p text:style-name="P1">Now let me explain what i mean.there's been all</text:p>
      <text:p text:style-name="P1"><text:soft-page-break/>these in the age group friend category that may be</text:p>
      <text:p text:style-name="P1">interested in you and so on.but they're all lumped</text:p>
      <text:p text:style-name="P1">together, they're Plural and then they'll always see</text:p>
      <text:p text:style-name="P1">the Dead.</text:p>
      <text:p text:style-name="P1">Death is that i have no interest in them.why?as i</text:p>
      <text:p text:style-name="P1">said what they see,similarly i don't care,whether</text:p>
      <text:p text:style-name="P1">they looked great that is the flesh the blood the</text:p>
      <text:p text:style-name="P1">pus the cough the spit the urine the stool the fat</text:p>
      <text:p text:style-name="P1">the smell the space the air-none of it.then there's</text:p>
      <text:p text:style-name="P1">this little things called warm heart,share,and so on</text:p>
      <text:p text:style-name="P1">which is attributable to anyone that gives hands a</text:p>
      <text:p text:style-name="P1">friend sitting beside the glass of water they can't</text:p>
      <text:p text:style-name="P1">reach due to heir sitting position.That's all.if they</text:p>
      <text:p text:style-name="P1">want me to die for them,i may,if they want me to</text:p>
      <text:p text:style-name="P1">fight for them,i may,if they want me to help them i</text:p>
      <text:p text:style-name="P1">may-and all can become i will given any</text:p>
      <text:p text:style-name="P1">situations,why? cause they're friends?then why</text:p>
      <text:p text:style-name="P1">won't i do the same for anyone who isn't?would i</text:p>
      <text:p text:style-name="P1">still help team rocket if they needed it genuinelyand not for other purposes? would i not give the</text:p>
      <text:p text:style-name="P1">glass to an unknown person just because the</text:p>
      <text:p text:style-name="P1">sitting position is not suitable by LUCK.LUCK is</text:p>
      <text:p text:style-name="P1">what it is that gives me the opportunity to serve</text:p>
      <text:p text:style-name="P1">them,if they think that is and its the same LUCK</text:p>
      <text:p text:style-name="P1">that enables or disables me at times.</text:p>
      <text:p text:style-name="P1">I've my Mom,i don't have to be all these to her, I</text:p>
      <text:p text:style-name="P1">don't need to think even about it.my mom is my</text:p>
      <text:p text:style-name="P1">mom.that's the end of the story.</text:p>
      <text:p text:style-name="P1">I'm not my achievements,character</text:p>
      <text:p text:style-name="P1">traits,body,emotions- and what i am is known to</text:p>
      <text:p text:style-name="P1">only my pokemons perfectly.you know why? cause</text:p>
      <text:p text:style-name="P1"><text:soft-page-break/>they see me.that's my morality.why am i honest to</text:p>
      <text:p text:style-name="P1">them?why do i even need them?still you can do</text:p>
      <text:p text:style-name="P1">just about anything than train a bunch of them for</text:p>
      <text:p text:style-name="P1">your own gains.they can still not give me their</text:p>
      <text:p text:style-name="P1">100% but they do every time and they know they</text:p>
      <text:p text:style-name="P1">don't have to,i give them my morality but they don't</text:p>
      <text:p text:style-name="P1">have to respond at all,yet they do everytime.why?</text:p>
      <text:p text:style-name="P1">because they know me,not because of what i'm</text:p>
      <text:p text:style-name="P1">but just who i'm.i don't hide that.they see me andknow what i am,for me its the same.just moral</text:p>
      <text:p text:style-name="P1">and honest about what i'm.and i'm no saint,i've my</text:p>
      <text:p text:style-name="P1">weakness,my drawbacks but i don't hide it why</text:p>
      <text:p text:style-name="P1">cause they means nothing.i came here and i'll</text:p>
      <text:p text:style-name="P1">leave-birth and death nothing has any value</text:p>
      <text:p text:style-name="P1">except my moral conviction in what i've or gained</text:p>
      <text:p text:style-name="P1">that's all.that's what its about,plain and simple.</text:p>
      <text:p text:style-name="P1">as i was saying about Plurality</text:p>
      <text:p text:style-name="P1">there are few things that can be unique in plurality</text:p>
      <text:p text:style-name="P1">but 3 things and singular and not unique but</text:p>
      <text:p text:style-name="P1">actually singular</text:p>
      <text:p text:style-name="P1">My Mom,all of my Pokemons and..</text:p>
      <text:p text:style-name="P1">another person.</text:p>
      <text:p text:style-name="P1">why is there another person? cause that's what</text:p>
      <text:p text:style-name="P1">the person saw in me to being with and for me i</text:p>
      <text:p text:style-name="P1">didn't have to do anything on my own to get the</text:p>
      <text:p text:style-name="P1">person it was natural.it was there to have had,and</text:p>
      <text:p text:style-name="P1">that's the answer that i got 7 years back but i was</text:p>
      <text:p text:style-name="P1">stupid enough to not realize it's full implications</text:p>
      <text:p text:style-name="P1">only coming to that later when i had a harsh</text:p>
      <text:p text:style-name="P1">awakening as i was about to lose the person,.ithought i've made mistakes but then i thought as</text:p>
      <text:p text:style-name="P1"><text:soft-page-break/>LUCK would have it,and i tell you its not only that,</text:p>
      <text:p text:style-name="P1">there's some far beyond reach of anyone except 3</text:p>
      <text:p text:style-name="P1">as i said in me is and that's me,that said don't do</text:p>
      <text:p text:style-name="P1">anything,cause then your're being immoral,FULL</text:p>
      <text:p text:style-name="P1">STOP.and I won't do anything,the Dead will remain</text:p>
      <text:p text:style-name="P1">dead,the 3 will remain 3,i'll remain me,myself...no</text:p>
      <text:p text:style-name="P1">action necessary if i know that what i actually am</text:p>
      <text:p text:style-name="P1">is right and enough all the time.</text:p>
      <text:p text:style-name="P1">and i guess i don't have to explain to you who the</text:p>
      <text:p text:style-name="P1">3rd is.but i'll give you clues.the person is a</text:p>
      <text:p text:style-name="P1">feminine and walking into me as did my mom and</text:p>
      <text:p text:style-name="P1">pokemons,no effort,nothing,yet instantly knew</text:p>
      <text:p text:style-name="P1">who i really was and later was only validated that's</text:p>
      <text:p text:style-name="P1">all.you see,i'll stay like this in this life whether</text:p>
      <text:p text:style-name="P1">whatever happens to that person,and if that</text:p>
      <text:p text:style-name="P1">person is not available,i'll make no efforts,none</text:p>
      <text:p text:style-name="P1">will see anything ever of my own view of that</text:p>
      <text:p text:style-name="P1">person,but i'll know down the line somewhere in</text:p>
      <text:p text:style-name="P1">infinite lives this closure is inevitable.Enjoy</text:p>
      <text:p text:style-name="P1">yourself Misty, don't waste away your life,i knowyou not as this body no matter what one thinks a</text:p>
      <text:p text:style-name="P1">cheating one or absolutely right is STILL garbage</text:p>
      <text:p text:style-name="P1">so are emotions and sentiments and heart and all</text:p>
      <text:p text:style-name="P1">that, you're none of that,just know as you already</text:p>
      <text:p text:style-name="P1">do and enjoy youself.if you've got me you know</text:p>
      <text:p text:style-name="P1">what inevitability i'm talking about,if you haven't</text:p>
      <text:p text:style-name="P1">you still will get it.the bonds is there ever.Thank</text:p>
      <text:p text:style-name="P1">You."</text:p>
      <text:p text:style-name="P1">Ash Ketchum just said those and has handed me</text:p>
      <text:p text:style-name="P1">over this note.Ash Ketchum of all people..i'm too</text:p>
      <text:p text:style-name="P1">dumbstruct to say anything,but my troubles and</text:p>
      <text:p text:style-name="P1"><text:soft-page-break/>thoughts are a bit relieved as he didn't physically</text:p>
      <text:p text:style-name="P1">harm me.i'm yet to grasp his meaning but his note</text:p>
      <text:p text:style-name="P1">is so huge i'll read it later,i'm too sleepy...</text:p>
      <text:p text:style-name="P1">I had a good 4 hour sleep..and is ready again to</text:p>
      <text:p text:style-name="P1">read this out..the Gym is shut for the next four</text:p>
      <text:p text:style-name="P1">days cause there's just too much going inside</text:p>
      <text:p text:style-name="P1">me..i shall swallow this long note first..how can a</text:p>
      <text:p text:style-name="P1">guy like Ash wtite this..i just need to go to thebottom of this...this is what he has written and</text:p>
      <text:p text:style-name="P1">didn't say..</text:p>
      <text:p text:style-name="P1">"and now i know 2 things, I won't battle again,and</text:p>
      <text:p text:style-name="P1">open a farm may be which May suggested me</text:p>
      <text:p text:style-name="P1">jokingly doing many years back when she found</text:p>
      <text:p text:style-name="P1">my herd of Taurose and i know that that's what i</text:p>
      <text:p text:style-name="P1">would do now.why?cause i've just about realized</text:p>
      <text:p text:style-name="P1">that my pokemons as in the three has just walked</text:p>
      <text:p text:style-name="P1">into me and they i guess somehow know that as</text:p>
      <text:p text:style-name="P1">well and so i should make for what i tried to put</text:p>
      <text:p text:style-name="P1">my nose into and made a mistake..the right action</text:p>
      <text:p text:style-name="P1">for me is to be friends with them and other people</text:p>
      <text:p text:style-name="P1">and that's all..my mom is my mom..and now the</text:p>
      <text:p text:style-name="P1">3rd..i made the mistake of taking a chance on this</text:p>
      <text:p text:style-name="P1">person,so i thought of getting that thing right..and</text:p>
      <text:p text:style-name="P1">i've done all i could and</text:p>
      <text:p text:style-name="P1">now to continue this,which only will be the</text:p>
      <text:p text:style-name="P1">fulfillment with my actions.</text:p>
      <text:p text:style-name="P1">Instincts and Will-&gt;instincts will tell you to do this</text:p>
      <text:p text:style-name="P1">and that-go to bed with anybody and enjoy thestool and urine but will tell you that you're not</text:p>
      <text:p text:style-name="P1">doing so cause only you can and its not because</text:p>
      <text:p text:style-name="P1">you couldn't.they're not much reliable unless I'm</text:p>
      <text:p text:style-name="P1"><text:soft-page-break/>the bossing them and I,Ash Ketchum say,i was in</text:p>
      <text:p text:style-name="P1">tune with my pokemons,i knew them they knew</text:p>
      <text:p text:style-name="P1">me,thats why i did what i did.what did i tell them</text:p>
      <text:p text:style-name="P1">during training,enjoy yourself all the time no</text:p>
      <text:p text:style-name="P1">matter what at the end it doesn't make much</text:p>
      <text:p text:style-name="P1">sense..but i myself was foolish enough to not</text:p>
      <text:p text:style-name="P1">follow it by getting rid of this feeling,this desire for</text:p>
      <text:p text:style-name="P1">glory,though i never told that to my</text:p>
      <text:p text:style-name="P1">pokemons.what value does it have?who'll</text:p>
      <text:p text:style-name="P1">remember me 100000000...000 years later or</text:p>
      <text:p text:style-name="P1">even .1,how many of the past pokemon masters</text:p>
      <text:p text:style-name="P1">have i myself known about nothing compared to</text:p>
      <text:p text:style-name="P1">how many has been or will be,so i've done enough</text:p>
      <text:p text:style-name="P1">to make a living and thats what will</text:p>
      <text:p text:style-name="P1">matter.pokemons will remain as my friends,if they</text:p>
      <text:p text:style-name="P1">want to come along go away,always fine with me</text:p>
      <text:p text:style-name="P1">has been and will be.but if i were to be a monk i</text:p>
      <text:p text:style-name="P1">wouldn't have myself telling me i have my momand pokemons and this other person..i thought my</text:p>
      <text:p text:style-name="P1">glories could be this other but i couldn't have been</text:p>
      <text:p text:style-name="P1">more mistaken in that and when i got a glimpse of</text:p>
      <text:p text:style-name="P1">that i pressed my feelings and emotions and they</text:p>
      <text:p text:style-name="P1">said that indeed it wasn't those it's a person who</text:p>
      <text:p text:style-name="P1">as the other 2 walking in me..so i have this 3..so i</text:p>
      <text:p text:style-name="P1">guess i'll wait..i fought with this person was</text:p>
      <text:p text:style-name="P1">jealous of thought i was better was proud of</text:p>
      <text:p text:style-name="P1">longed for didn't want to care for and what not..at</text:p>
      <text:p text:style-name="P1">the end of the day nothing mattered..the 3rd is the</text:p>
      <text:p text:style-name="P1">third i only can do what is right which i did and this</text:p>
      <text:p text:style-name="P1">is the end of the note with that the 3 is bound to</text:p>
      <text:p text:style-name="P1">happen somewhere now or later beyond lives,I</text:p>
      <text:p text:style-name="P1"><text:soft-page-break/>would listen to my mind and heart combination</text:p>
      <text:p text:style-name="P1">not any individual but as a combination,which if i</text:p>
      <text:p text:style-name="P1">believe in will not lead me astrey again being</text:p>
      <text:p text:style-name="P1">perfectly in synchronization.Final thanks for</text:p>
      <text:p text:style-name="P1">patience and cooperation.</text:p>
      <text:p text:style-name="P1">truely,Ash Ketchum"</text:p>
      <text:p text:style-name="P1">i'm dizzy...what is this...but i just can't believemyself at all what i'm reading and heard him say</text:p>
      <text:p text:style-name="P1">that..i'll still require more time getting the full</text:p>
      <text:p text:style-name="P1">meaning of it...what does he want...</text:p>
      <text:p text:style-name="P1">i'm feeling much better now as i feel that i still will</text:p>
      <text:p text:style-name="P1">have a showdown with Ash Ketchum later which i</text:p>
      <text:p text:style-name="P1">need to forget him for the rest of my life,really i</text:p>
      <text:p text:style-name="P1">must move on..i've invited all my sisters and</text:p>
      <text:p text:style-name="P1">friends here at Cerulian Gym and applied that the</text:p>
      <text:p text:style-name="P1">Frontier Symbol be separated as soon as</text:p>
      <text:p text:style-name="P1">possible...i haven't felt this good in ages..and</text:p>
      <text:p text:style-name="P1">strangely Golduck is acting as strange as he ever</text:p>
      <text:p text:style-name="P1">has and saying he knew Pikachu or Noivern could</text:p>
      <text:p text:style-name="P1">never have done any harm..i see how childish he</text:p>
      <text:p text:style-name="P1">still is in the core..only if he understood human</text:p>
      <text:p text:style-name="P1">emotion better..but no Ash didn't do anything</text:p>
      <text:p text:style-name="P1">except forcing me to listen to his cold and sinister</text:p>
      <text:p text:style-name="P1">voice and read that note which i don't quite get...</text:p>
      <text:p text:style-name="P1">my sisters are staying here today as well but their</text:p>
      <text:p text:style-name="P1">fiancees whom i've known since teenage-Tracy,<text:span text:style-name="T1215">Brock and</text:span> Gary-as they were friends or mutual friends</text:p>
      <text:p text:style-name="P1">and my friends has had a great time and stayed</text:p>
      <text:p text:style-name="P1">here tonight and now departed..all were so happy</text:p>
      <text:p text:style-name="P1">to see me back being myself after a long</text:p>
      <text:p text:style-name="P1">depression,about which i can only laugh now..Gary</text:p>
      <text:p text:style-name="P1"><text:soft-page-break/>told me again as he has to me and Lillie a</text:p>
      <text:p text:style-name="P1">thousand times that "he's just not that type" and</text:p>
      <text:p text:style-name="P1">also confirmed that Ash indeed has sent a letter</text:p>
      <text:p text:style-name="P1">relinquishing his Pokemon Master tag,told his</text:p>
      <text:p text:style-name="P1">pokemons he's not battling again in his life for any</text:p>
      <text:p text:style-name="P1">competition or challenge except for fun or</text:p>
      <text:p text:style-name="P1">defense if necessary and his pokemons strangely</text:p>
      <text:p text:style-name="P1">was rather happy and each gave atleast one of</text:p>
      <text:p text:style-name="P1">their attacks on Ash to make him go absolutely</text:p>
      <text:p text:style-name="P1">insane about it and ended up playing a fake fight</text:p>
      <text:p text:style-name="P1">with them all day yesterday which is why Gary was</text:p>
      <text:p text:style-name="P1">so let for the get-together and also said that Ash</text:p>
      <text:p text:style-name="P1">told the Taurose herd that they are farming and</text:p>
      <text:p text:style-name="P1">they obliged him and stampeded him,which he</text:p>
      <text:p text:style-name="P1">says is not at all right given it'll destory his hopes</text:p>
      <text:p text:style-name="P1">of farming and was up in arms with them beforethey just brust into joy and he also would be out</text:p>
      <text:p text:style-name="P1">searching for a suitable place,which Gary says</text:p>
      <text:p text:style-name="P1">may as well have already began as he was asking</text:p>
      <text:p text:style-name="P1">them about the prices of big plots,etc,well i'm only</text:p>
      <text:p text:style-name="P1">eaiting to meet Ash once more as i feel i</text:p>
      <text:p text:style-name="P1">should,even if for all the pain he caused me,he</text:p>
      <text:p text:style-name="P1">was my frist true friend i guess..Serena contacted</text:p>
      <text:p text:style-name="P1">me as i just about managed to calm her down</text:p>
      <text:p text:style-name="P1">cause she was sobbing and saying she doesn't</text:p>
      <text:p text:style-name="P1">know how she should apologize and said Ash is</text:p>
      <text:p text:style-name="P1">the greatest friend she has had and she almost</text:p>
      <text:p text:style-name="P1">ruined it and said as usual that she only wishes to</text:p>
      <text:p text:style-name="P1">be like him,which i told her was actually crazy if</text:p>
      <text:p text:style-name="P1">she knew what he was during his early days and</text:p>
      <text:p text:style-name="P1">even now,cheating on me etc,but she only frowned</text:p>
      <text:p text:style-name="P1"><text:soft-page-break/>and said she never saw him misbehaving with</text:p>
      <text:p text:style-name="P1">anyone including Pokemons and knows about</text:p>
      <text:p text:style-name="P1">many things now and is like a textbook,which</text:p>
      <text:p text:style-name="P1">couldn't help but to make me laugh pretty</text:p>
      <text:p text:style-name="P1">hard,much to her dismay..Iris,Cilan,Max and</text:p>
      <text:p text:style-name="P1">Bonnie also contacted me and said they couldn'tbe happier and Dawn just left,she's in Kanto and</text:p>
      <text:p text:style-name="P1">came here to meet me and after i told her</text:p>
      <text:p text:style-name="P1">everything she just made her typical emotional</text:p>
      <text:p text:style-name="P1">brust and said as she always knew I can't hide</text:p>
      <text:p text:style-name="P1">anything if thats about Ash and said that she was</text:p>
      <text:p text:style-name="P1">very happy,i told her i just realized that I don't need</text:p>
      <text:p text:style-name="P1">to be depressed like i had been simply cause his</text:p>
      <text:p text:style-name="P1">memories were troubling me and that's all.i've only</text:p>
      <text:p text:style-name="P1">talked with Drew contancted me and said he was</text:p>
      <text:p text:style-name="P1">happy to know that i was much cheered up</text:p>
      <text:p text:style-name="P1">now,May is infact in Unova for some family</text:p>
      <text:p text:style-name="P1">urgency with her Dad and i was surprized infact</text:p>
      <text:p text:style-name="P1">that Georgio and Rudy,with whom i thought if</text:p>
      <text:p text:style-name="P1">dating when i first broke up;they said a Pokemon</text:p>
      <text:p text:style-name="P1">Master is always unique just as the Gym Leader</text:p>
      <text:p text:style-name="P1">who's in the Legend books,which i actually got</text:p>
      <text:p text:style-name="P1">three months ago with this Gym..but i just wasn't</text:p>
      <text:p text:style-name="P1">in the mood to go to the acceptance ceremony so</text:p>
      <text:p text:style-name="P1">they just sent me the title,i thanked them for their</text:p>
      <text:p text:style-name="P1">concerns..Brock was all in tears said and he</text:p>
      <text:p text:style-name="P1">couldn't believe for all these years that i could'veever went through such a depressive cycle,he</text:p>
      <text:p text:style-name="P1">though hasn't forgiven Ash at all,Brock's girlfriend</text:p>
      <text:p text:style-name="P1">Lucy also came and she also was very happy to</text:p>
      <text:p text:style-name="P1">see me and cheered me up,also advising that i</text:p>
      <text:p text:style-name="P1"><text:soft-page-break/>separate the Battle Frontier as soon as i can to</text:p>
      <text:p text:style-name="P1">save myself exhausting myself entirely...Lance,the</text:p>
      <text:p text:style-name="P1">Kanto Elite 4 called me saying he'll give special</text:p>
      <text:p text:style-name="P1">care to my requests and would make sure that the</text:p>
      <text:p text:style-name="P1">authority quickly decides on the Battle Frontier</text:p>
      <text:p text:style-name="P1">Separation and also agreed that he also should</text:p>
      <text:p text:style-name="P1">request them to close the Cerulian Gym down for</text:p>
      <text:p text:style-name="P1">some time now..i really don't feel like doing</text:p>
      <text:p text:style-name="P1">anything now..a Elite 4 committee actually</text:p>
      <text:p text:style-name="P1">contacted professor Oak saying Ash will get into</text:p>
      <text:p text:style-name="P1">the Hall of Fame anyway even if he refuses as an</text:p>
      <text:p text:style-name="P1">honourary member due to his services and that i</text:p>
      <text:p text:style-name="P1">learnt from TV and also they said he simply</text:p>
      <text:p text:style-name="P1">refused to answer when reporters tried to call him</text:p>
      <text:p text:style-name="P1">only saying he was honoured that his name was</text:p>
      <text:p text:style-name="P1">doing the rounds but said he only competed cause</text:p>
      <text:p text:style-name="P1">he wanted to finish his entire journey,which isanother publicity stunt by him i guess...</text:p>
      <text:p text:style-name="P1">i contacted Mrs. Ketchum today saying if they will</text:p>
      <text:p text:style-name="P1">be available at home tomorrow at Pallet and she</text:p>
      <text:p text:style-name="P1">was very happy that i was no more depressed and</text:p>
      <text:p text:style-name="P1">warmly welcomed me anytime..actually she was</text:p>
      <text:p text:style-name="P1">heartbroken as well as i couldn't contact her..she</text:p>
      <text:p text:style-name="P1">really had become like my own mom untill me and</text:p>
      <text:p text:style-name="P1">Ash broke up...Ash isn't in good terms with her</text:p>
      <text:p text:style-name="P1">either with all that happened and Ash only</text:p>
      <text:p text:style-name="P1">returned after 3 years..she was a bit emotional but</text:p>
      <text:p text:style-name="P1">i understand her plight pretty well..</text:p>
      <text:p text:style-name="P1">i've reached Ash's home in Pallet after meeting</text:p>
      <text:p text:style-name="P1">with Professor Oak and there Tracy was very</text:p>
      <text:p text:style-name="P1">happy to see me and was optimistic that me and</text:p>
      <text:p text:style-name="P1"><text:soft-page-break/>Ash may still have a chance and said that a</text:p>
      <text:p text:style-name="P1">Caserin and a Luverin will not stay apart for a long</text:p>
      <text:p text:style-name="P1">time at all for which he got an absolute</text:p>
      <text:p text:style-name="P1">hairdresser from both my sisters before i even</text:p>
      <text:p text:style-name="P1">could talk,my sisters too are worried as theythought if Ash did something to the Gym they</text:p>
      <text:p text:style-name="P1">would've been held accountable in a conspiracy</text:p>
      <text:p text:style-name="P1">against me..Tracy left today actually for a</text:p>
      <text:p text:style-name="P1">tour,returning tomorrow.</text:p>
      <text:p text:style-name="P1">Gary,my sisters also were very happy..Professor</text:p>
      <text:p text:style-name="P1">Oak also,who just told me not to leave atleast</text:p>
      <text:p text:style-name="P1">without meeting Ash,even if he can't for today..i'm</text:p>
      <text:p text:style-name="P1">at Ash's home and Mrs. Ketchum was overjoyed to</text:p>
      <text:p text:style-name="P1">see me,will stay with Lillie tonight...</text:p>
      <text:p text:style-name="P1">i haven't met Ash yet as he only returned much</text:p>
      <text:p text:style-name="P1">late last night..did contact him in his personal</text:p>
      <text:p text:style-name="P1">phone again and he said he'll meet today afteroon</text:p>
      <text:p text:style-name="P1">at Professor Oak's lab..didn't say anything else...</text:p>
      <text:p text:style-name="P1"/>
      <text:p text:style-name="P1"/>
      <text:p text:style-name="P29">(<text:span text:style-name="T1216">1</text:span>:30 PM Professor Oak’s Lab,Ash’s Private Section,ony Ash’s Pokemons present-&gt;Torquail,Charizard,Bulbasaur,Ganger,Noivern,Pikachu,Gerninja,Crawdaunt,Feraligator,Heracross,Talonflame,Snorlax,Kingler <text:span text:style-name="T1">and rest</text:span>)</text:p>
      <text:p text:style-name="P29"/>
      <text:p text:style-name="P1">Ash : " Oh! Hellow!Nice to see you here! How was</text:p>
      <text:p text:style-name="P1">the Lunch?"</text:p>
      <text:p text:style-name="P1">Misty : " Fine!Had a good lunch!"</text:p>
      <text:p text:style-name="P1">Ash : "How's the Health?"</text:p>
      <text:p text:style-name="P1">Misty : "Alright!Good Enough!"</text:p>
      <text:p text:style-name="P1"><text:soft-page-break/>Ash : "Great news!well i'm sorry that i couldn't be here yesterday,suddenly had a few ungencies"</text:p>
      <text:p text:style-name="P1">Misty : "It's Alright,I'm on holiday"</text:p>
      <text:p text:style-name="P1">Ash : "I see,alright come along,there's a sit and <text:span text:style-name="T1217">the place is </text:span>perfect for discussion"</text:p>
      <text:p text:style-name="P1">Misty : "Right, Let's Go."</text:p>
      <text:p text:style-name="P1">....</text:p>
      <text:p text:style-name="P1">Ash : "So i guess you've gone through whatever i</text:p>
      <text:p text:style-name="P1">told you at least partially.I'm sorry to turn up like</text:p>
      <text:p text:style-name="P1">that but unless i did,it would've been difficult even</text:p>
      <text:p text:style-name="P1">now to have an appointment"</text:p>
      <text:p text:style-name="P1">Misty : "No i don't mind anymore much.infact you</text:p>
      <text:p text:style-name="P1">must've heard."</text:p>
      <text:p text:style-name="P1">Ash : "Ya certainly have."</text:p>
      <text:p text:style-name="P1">Misty : "so i should thank you"</text:p>
      <text:p text:style-name="P1">Ash : "well most of all,your friends and family are</text:p>
      <text:p text:style-name="P1">relieved so it was not an issue."</text:p>
      <text:p text:style-name="P1">Misty : "Only that?"</text:p>
      <text:p text:style-name="P1">Ash : "Yes,ONLY that"</text:p>
      <text:p text:style-name="P1">Misty : "I thought you wanted to hear more"</text:p>
      <text:p text:style-name="P1">Ash : "Certainly,but it's not that there's any urgency</text:p>
      <text:p text:style-name="P2">or rush or.."</text:p>
      <text:p text:style-name="P2">Misty : "Necessity"</text:p>
      <text:p text:style-name="P1">Ash : "Um..well the only necessity i have is to</text:p>
      <text:p text:style-name="P3">know <text:span text:style-name="T2">as there’s no wedding took place recently so only one way</text:span></text:p>
      <text:p text:style-name="P32">is there to confirm which i want is that whether there’s a happy</text:p>
      <text:p text:style-name="P3">relationship <text:span text:style-name="T2">or marriage proposal etc or not</text:span>,<text:span text:style-name="T2">which</text:span> i must know only</text:p>
      <text:p text:style-name="P1">now,nothing else"</text:p>
      <text:p text:style-name="P1"><text:soft-page-break/>Misty : "what if i myself confirm you that there is?"</text:p>
      <text:p text:style-name="P1">Ash : "already?"</text:p>
      <text:p text:style-name="P1">Misty : "what if yes?"</text:p>
      <text:p text:style-name="P1">Ash : "well,that is no clarification is it?"</text:p>
      <text:p text:style-name="P1">Misty : "why are you so desperate to know whether</text:p>
      <text:p text:style-name="P1">i've a boyfriend or not?"</text:p>
      <text:p text:style-name="P1">Ash : "cause you've had one and the breakup isn't</text:p>
      <text:p text:style-name="P1">cleared?"</text:p>
      <text:p text:style-name="P1">Misty : "i thought that was enough,its not a legal</text:p>
      <text:p text:style-name="P1">document like a divorce."</text:p>
      <text:p text:style-name="P1">Ash : "Quite so,but if there's lack of clarity it's</text:p>
      <text:p text:style-name="P1">possible that ramifications happen which may not</text:p>
      <text:p text:style-name="P1">be exactly welcomed later in future"</text:p>
      <text:p text:style-name="P1">Misty : "i was clear from my part and i got you</text:p>
      <text:p text:style-name="P1">clearly then,unless you had given me that note the other day"</text:p>
      <text:p text:style-name="P1">Ash : "well i wasn't clear about the clarification you</text:p>
      <text:p text:style-name="P1">gave nor that i was clarified that you've got mine</text:p>
      <text:p text:style-name="P1">clarified as i heard of your recent activities and</text:p>
      <text:p text:style-name="P1">thus my endeavour."</text:p>
      <text:p text:style-name="P1">Misty : "and they told you that it's because of you?"</text:p>
      <text:p text:style-name="P1">Ash : "because i was promiscuous"</text:p>
      <text:p text:style-name="P1">Misty : "did you know who i was?"</text:p>
      <text:p text:style-name="P1">Ash : "Perfectly,Cerulian City Gym leader the</text:p>
      <text:p text:style-name="P1">hardest place in Kanto among water pokemon</text:p>
      <text:p text:style-name="P1">gyms,may be in the whole world..</text:p>
      <text:p text:style-name="P1">Misty : "enough"</text:p>
      <text:p text:style-name="P1">Ash: "Youngest Sensational Sister,<text:span text:style-name="T3">i</text:span>ncredible</text:p>
      <text:p text:style-name="P1"><text:span text:style-name="T3">b</text:span>eauty,stupendous <text:span text:style-name="T3">water show </text:span>performer,ashtonishingly.."</text:p>
      <text:p text:style-name="P1">Misty : "that's enough"</text:p>
      <text:p text:style-name="P1"><text:soft-page-break/>Ash :"please be patient,i'm only saying the things</text:p>
      <text:p text:style-name="P1">why both you and me had a beeline of fans...<text:span text:style-name="T4">please bear with me...</text:span>ashtonishingly good with any kind of water</text:p>
      <text:p text:style-name="P4">pokemons,<text:span text:style-name="T3">ever present mermaid-queen of the show who was so georgeous that a phrase young flower dream is still so common and finally and mostly the once ever Gym Leader whoose grace was unmatched,plus the </text:span>ever heartening.."</text:p>
      <text:p text:style-name="P1">Misty(extremely angry) : "Ash! your saying this as</text:p>
      <text:p text:style-name="P1">you think i melted at these and gave in to whoever courted me?"</text:p>
      <text:p text:style-name="P27">Ash<text:span text:style-name="T1218">(solemn)</text:span> : "no neither insinuation nor complimentary</text:p>
      <text:p text:style-name="P1">are these,i'm stating facts,please hold it,ever</text:p>
      <text:p text:style-name="P1">heartening generosity,<text:span text:style-name="T1219">world moving</text:span> exuberance,all</text:p>
      <text:p text:style-name="P1">in all such <text:span text:style-name="T1220">virtue</text:span>,grace,skill and beauty-rather</text:p>
      <text:p text:style-name="P1">heavenly.Yes, I know who you were."</text:p>
      <text:p text:style-name="P1">Misty<text:span text:style-name="T1221">(frown)</text:span> : "Did you see anything or heard anything</text:p>
      <text:p text:style-name="P1">like I did about the womanising playboy from a</text:p>
      <text:p text:style-name="P1">little town in Kanto that turned heads at</text:p>
      <text:p text:style-name="P1">everywhere he went <text:span text:style-name="T4">with both his charishma and skills</text:span>?"</text:p>
      <text:p text:style-name="P1">Ash : "No"</text:p>
      <text:p text:style-name="P1">Misty : "did i pose for the papers half naked to get</text:p>
      <text:p text:style-name="P1">100 guys everyday like you did in magazines?"</text:p>
      <text:p text:style-name="P1">Ash : "No"</text:p>
      <text:p text:style-name="P1">Misty : "that was my point exactly."</text:p>
      <text:p text:style-name="P1">Ash : "so i was looking for the wave of women to</text:p>
      <text:p text:style-name="P1">fall at my feet by posing <text:span text:style-name="T4">four times</text:span> in tea-shirts ?"</text:p>
      <text:p text:style-name="P1">Misty : "so i also was dating guys to see as you</text:p>
      <text:p text:style-name="P1">said,flesh and blood and so on?"</text:p>
      <text:p text:style-name="P1">Ash : "or not dating at all."</text:p>
      <text:p text:style-name="P5">Misty : "so you know."</text:p>
      <text:p text:style-name="P5"><text:soft-page-break/>Ash : "if i ask you for a date today would you go?"</text:p>
      <text:p text:style-name="P1">Misty : "No."</text:p>
      <text:p text:style-name="P1">Ash : "and why is that?"</text:p>
      <text:p text:style-name="P1">Misty : "you're a stranger."</text:p>
      <text:p text:style-name="P1">Ash : "so you date known people then? you.."</text:p>
      <text:p text:style-name="P1">Misty(frown) : "what do you mean? i.."</text:p>
      <text:p text:style-name="P1">Ash : "would date Cilan if he asked."</text:p>
      <text:p text:style-name="P1">Misty(angry,shout) : "You bus.."</text:p>
      <text:p text:style-name="P1">Ash : "save that.just give me the answer.what if a</text:p>
      <text:p text:style-name="P1">friend of your friend asked this on a casual day</text:p>
      <text:p text:style-name="P1">and he did it as in just a hangout?"</text:p>
      <text:p text:style-name="P1">Misty : "he would've said "would you go for a</text:p>
      <text:p text:style-name="P1">date?"?"</text:p>
      <text:p text:style-name="P1">Ash : "that was a custom in Kalos on that special</text:p>
      <text:p text:style-name="P1">occasion among my friends age groups on that</text:p>
      <text:p text:style-name="P1">particular city on that day"</text:p>
      <text:p text:style-name="P1">Misty : "like people would ask you may we dance?"</text:p>
      <text:p text:style-name="P1">Ash : "right,and as it was a date the time passes in</text:p>
      <text:p text:style-name="P1">Pokemon discussion"</text:p>
      <text:p text:style-name="P1">Misty : "so dating and dancing are same to you?"</text:p>
      <text:p text:style-name="P6">Ash : "<text:span text:style-name="T1227">it </text:span>depends on places <text:span text:style-name="T5">AND PERSONS</text:span>"</text:p>
      <text:p text:style-name="P54">Misty : “Ash,i’ve been hearing th<text:span text:style-name="T1222">ese</text:span> almost everyday for the last 12 years now,’would you go for a date’,’<text:span text:style-name="T1222">would you like to dance’,’would you like to have a chat’..i know the differences way better than you’d ever know,so please don’t tell me that i was dating all i wanted and you who never realized these weren’t when things spun your head and Ash,i perfectly remember all our conversations.i know what you were doing very well.don’t try this trick with me”</text:span></text:p>
      <text:p text:style-name="P55"><text:soft-page-break/>Ash<text:span text:style-name="T1226">(solemn)</text:span> : “see,i’ve never been a gym leader but i’ve seen and beaten <text:span text:style-name="T1223">too </text:span>many unfortunately except for my very first 2 badges,<text:span text:style-name="T1224">i also do remember certain phonecalls and all but see,my career has come to an end,you’ve 30 years left...let me tell you something Misty,nobody told you to potrey a character that you’re not for the sake of appeasing the mass”</text:span></text:p>
      <text:p text:style-name="P56">Misty(extremely angry) : “you b.. what are you trying to imply?huh?..<text:span text:style-name="T1225">you..you think..ASH!...(chokes in anger)”</text:span></text:p>
      <text:p text:style-name="P57">Ash(solemn) : “i know too well your real nature Misty Waterflower,better than <text:span text:style-name="T1228">you yourself</text:span> may be as well,get rid of this mask of <text:span text:style-name="T1228">wisdom</text:span> off from your face”</text:p>
      <text:p text:style-name="P58">Misty(frown) : “you<text:span text:style-name="T1235">r</text:span> jealousy <text:span text:style-name="T1229">of my success hasn’t ever left you no matter what and that’s the problem isn’t it Ash Ketchum?you still haven’t come into terms with youself that how can you little travel companion surpass you after leaving you while when with you she was nothing...that’s been your trouble isn’t it Ash?”</text:span></text:p>
      <text:p text:style-name="P59">Ash(solemn) : “<text:span text:style-name="T1236">well i saw a certain Gyarados”</text:span></text:p>
      <text:p text:style-name="P60">Misty(shivering) : “that moment hasn’t left you then despite being a hall of famer,1<text:span text:style-name="T1231">1</text:span> years and so...Ash you...(scream)..YOU P...<text:span text:style-name="T1232">you’ve..</text:span>you’ve only ever cheated on me by showing that you...(brusts into tears)...Ash,how can...(completely breaks down)..”</text:p>
      <text:p text:style-name="P61">Ash(solemn) : “this is your real self Misty,without the wisdom mask...am i wrong Misty?..”</text:p>
      <text:p text:style-name="P61">Misty(completely breaks down and sits on the grass) : “<text:span text:style-name="T1234">17</text:span> years,(scream)YOU’VE CHEATED ON ME FOR <text:span text:style-name="T1233">17</text:span> YEARS...you..(totally breaks down)...”</text:p>
      <text:p text:style-name="P62">Ash(solemn) : “<text:span text:style-name="T1230">do you really believe that i was ever jealous of anyone in this world past present or future </text:span><text:soft-page-break/><text:span text:style-name="T1230">seeing yourself first hand what i did in my 3</text:span><text:span text:style-name="T333">rd</text:span><text:span text:style-name="T1230"> ever gym battle?do you really believe at this moment i’m jealous of anyone seeing first hand what my bunch does to absolutely anyone and everyone and in what fashion they do so?and finally Misty,do you really believe i was jealous of anyone that’s why i went undercover to invite death anytime upon me?Misty,you’re a Hall of Fame gym leader,but i never have or will care a fig about who the leader is or who my opponent is,i don’t care about it,i’m here because of my love for pokemons,i’ve ever wanted to enjoy and battle for fun not for responsibility or glory,i’ve never cared about anyone who was in my opposition and for my Pokemon Master tag,i’ve got it the moment that thunder-chair happened all 6 years back,but i’ve no reason to believe why i can’t evaporate your whole gym if i so wish at my current level at one moment but i also find no reason to believe why i can’t play around exactly there with Goldy being Goldy and can’t enjoy myself not caring about anything including responsibility.But again i’m no gym leader so lets leave it for good but Misty,you’re a once ever enigma,but please don’t give me lessons from your 12 year long fake life cause the life i lived undercover for 7 months Misty,your mask of wisdom or the lack of it is just trifle there and nobody coerced me to live that life.i’ve known what i’ve known from there,fake lives don’t entice me anymore.but still if you want you can show me that i was jealous of you so just after break-up i broke my hug with you and went straight to hug death itself and became dead to the known world except for 2 persons in Sinnoh Elite4 outside of my undercover environment.Misty,this fake life of yours and to counter </text:span><text:soft-page-break/><text:span text:style-name="T1230">that this fake mask of wisdom of yours,give both up if you want to be happy ever again in this body.that’s all.”</text:span></text:p>
      <text:p text:style-name="P63">(few moments later)</text:p>
      <text:p text:style-name="P63">Misty(still sitting on the grass,tears rolling down her cheeks,sobbing a bit) : “<text:span text:style-name="T1237">Ash,i wanted to reconcile but you were never there because of undercover then i just wasn’t sure that’s all..but no Ash,i never had any boyfriends since my break-up,you’ve been my only broyfriend and then we broke-up that’s all,i haven’t had anyone since is your girlfriend also a trainer like you Ash,from any Elite4 or somewhere or..given your name now and all that...after undercover...(standing up)..but let it go it makes so sense and why am i even asking you(Standing)..but,no Ash,i’m sorry if i ever called you jealous,i have seen you since day 1,i’m sorry i ever screamed at you on this...um..is this..is this why...but..”</text:span></text:p>
      <text:p text:style-name="P64">Ash(solemn) : “<text:span text:style-name="T1238">about your mask of wisdom and jealousy,i won only 1 out of 3 with you Misty didn’t i?all rest all won but without you,so we’ve helped each other i guess,don’t you agree?”</text:span></text:p>
      <text:p text:style-name="P65">Misty(tears,shivering voice) : “um..you came back only to say this right?..that we’ve actually been happier being apart(crying but trying to wipe her tears)..um..no i get you Ash....<text:span text:style-name="T1239">but(sobbing and profuse tears)...um..it’s for your girlfriend isn’t it that you really want to...cut..cut..(chokes and sits down again,silently crying)..”</text:span></text:p>
      <text:p text:style-name="P66">Ash(solemn) : “<text:span text:style-name="T1257">my girlfriend this language wants to </text:span>cut your veil of wisdom,Misty,who told you not to play around inside the gym and suddenly to become a all-<text:span text:style-name="T1251">sweet</text:span> gym leader there,Gyarados certainly didn’t,<text:span text:style-name="T1252">a </text:span>Mr Skechit certainly didn’t,your sisters never cared,who was it <text:soft-page-break/>Misty,who told you <text:span text:style-name="T1244">that </text:span>you have to suddenly put up a mask,<text:span text:style-name="T1241">who?”</text:span></text:p>
      <text:p text:style-name="P67">Misty(shivering voice) : “i don’t know Ash,i just didn’t know what to do cause so many...”</text:p>
      <text:p text:style-name="P67">Ash(brusts into laughter) : “so many sweety sweety boys were courting me so i had to be a matured s...(brusts into laughter)..”</text:p>
      <text:p text:style-name="P68">Misty(shocked,tears,scream) : “Ash!,what are you..”</text:p>
      <text:p text:style-name="P68">Ash(solemn) : “i’<text:span text:style-name="T1242">m saying that you put up a this mask of wisdom for a reason and that had to do with dating and dancing and of course much later Cilan.”</text:span></text:p>
      <text:p text:style-name="P6">Misty(<text:span text:style-name="T1243">crying</text:span>) : "<text:span text:style-name="T1243">(scream) Ash!..you..(angry,tries to wipe off tears)s</text:span>o <text:span text:style-name="T1242">i acted like a responsible gym leader so that they could court me more and</text:span> i would let anyone jump on</text:p>
      <text:p text:style-name="P1">me..and..<text:span text:style-name="T1247">and </text:span>you're suggesting your own friends</text:p>
      <text:p text:style-name="P1">name..(cry) Ash you've stooped so low...<text:span text:style-name="T1245">(brusts into tears,scream)..ASH!..you..(crying profusely)..”</text:span></text:p>
      <text:p text:style-name="P1">Ash(scowl) : "don't make a scene let us FINISH if</text:p>
      <text:p text:style-name="P1">you have the guts"</text:p>
      <text:p text:style-name="P1">Misty(extremely angry,<text:span text:style-name="T1246">tears</text:span>) : "guts?guts Ketchum? i</text:p>
      <text:p text:style-name="P1">show you.."</text:p>
      <text:p text:style-name="P1">Ash(stopping Misty from hitting him) : "Misty</text:p>
      <text:p text:style-name="P1">please i of all people surely would know your guts</text:p>
      <text:p text:style-name="P1"><text:span text:style-name="T5">bit by bit</text:span>,can you listen or does it end like</text:p>
      <text:p text:style-name="P1">this?No Pokemons aren't solving this cause you</text:p>
      <text:p text:style-name="P1">must understand that at my level, it's totally</text:p>
      <text:p text:style-name="P1">useless trying to battle me.."</text:p>
      <text:p text:style-name="P1">Misty(very angry,<text:span text:style-name="T1253">still tears,</text:span>shivering) : "why you b..,if you,if.."</text:p>
      <text:p text:style-name="P1">Ash(laugh) : "Misty,please,this is a field not an</text:p>
      <text:p text:style-name="P1">ocean.."</text:p>
      <text:p text:style-name="P1"><text:soft-page-break/>Misty(scream,<text:span text:style-name="T1253">wipes off tears</text:span>) : "you wanna see my guts?huh?you b..?why...</text:p>
      <text:p text:style-name="P1">Ash(solemn) : "Misty,i've worked with Team</text:p>
      <text:p text:style-name="P1">Rocket you know that,it's useless,calm down.."</text:p>
      <text:p text:style-name="P6">Misty(angry,<text:span text:style-name="T1254">tears</text:span>) : "you b..,you can't battle legally and..<text:span text:style-name="T5">you..you cheated on that day in the Gym..humiliating me..(profuse tears,tries to wipe off)..(scream)..YOU B..,if you have guts you b..”</text:span></text:p>
      <text:p text:style-name="P6">Ash(frown,sigh) : "Misty,if you're too</text:p>
      <text:p text:style-name="P1">interested,you'll have to surpass all my Pokemons</text:p>
      <text:p text:style-name="P1">present here at the same time <text:span text:style-name="T5">at their highest level and i won’t take any responsibilities if you don’t see your present bunch ever again and here i’ve got 50...</text:span>"</text:p>
      <text:p text:style-name="P1">Misty(<text:span text:style-name="T1255">crying</text:span>,<text:span text:style-name="T5">returns</text:span>) : "you f.. b...,you're.."</text:p>
      <text:p text:style-name="P1">Ash : "so a battle isn't good and please don't act</text:p>
      <text:p text:style-name="P1">like a stupid child."</text:p>
      <text:p text:style-name="P1">Misty(brusting into tears) : "you b.."</text:p>
      <text:p text:style-name="P1">Ash : "Misty,i'm not going to stop till i get an</text:p>
      <text:p text:style-name="P1">answer"</text:p>
      <text:p text:style-name="P1">Misty(scream,<text:span text:style-name="T5">tears</text:span>) : "it's No!we're done!its.."</text:p>
      <text:p text:style-name="P1">Ash : "that's not the answer,is it ? it's just the m.. of</text:p>
      <text:p text:style-name="P1">a w.. and you should calm down,please Misty,stay</text:p>
      <text:p text:style-name="P1">in this like a grown up <text:span text:style-name="T1240">32</text:span> <text:span text:style-name="T1256">year </text:span>old s.. that you are..."</text:p>
      <text:p text:style-name="P1">Misty(scream,tears) : "Ash!..<text:span text:style-name="T5">you..</text:span>"</text:p>
      <text:p text:style-name="P1">Ash : "well i just said your age and.."</text:p>
      <text:p text:style-name="P1">Misty(tears) : "Ash!.."(brusts into tears)</text:p>
      <text:p text:style-name="P1">Ash : "um..yeah profess.."</text:p>
      <text:p text:style-name="P1">Misty(crying) : "Ash,you cheated on me alright,</text:p>
      <text:p text:style-name="P1">don't try to insinuate that i did the same as i had</text:p>
      <text:p text:style-name="P1">the chances on anyone including frie..how could you suggest.."</text:p>
      <text:p text:style-name="P1"><text:soft-page-break/>Ash : "well,just a name,don't bother."</text:p>
      <text:p text:style-name="P1">Misty(shout,tears) : "and then you'll also suggest...(can't talk as tears).."</text:p>
      <text:p text:style-name="P1">Ash(frown) :<text:span text:style-name="T7">Tracy yes,</text:span>[Bulbasaur bind her up snatching</text:p>
      <text:p text:style-name="P1">away all her pokeballs, and if anyone comes out</text:p>
      <text:p text:style-name="P1">and does something after first</text:p>
      <text:p text:style-name="P1">warning,Snorlax,make sure she doesn't see that</text:p>
      <text:p text:style-name="P1">pokemon ever again tell all your friends present</text:p>
      <text:p text:style-name="P1">here and my buddies,today either till i have her</text:p>
      <text:p text:style-name="P1">with me none would come around Pokemon or</text:p>
      <text:p text:style-name="P1">Human,and they know about the other things,if</text:p>
      <text:p text:style-name="P1">there's a Human don't kill him but i'm giving you</text:p>
      <text:p text:style-name="P1">my word-if a single pokemon today disturbes me</text:p>
      <text:p text:style-name="P1">after the first warning,may that Pokemon be no</text:p>
      <text:p text:style-name="P1">more among us,or I'll be gone from you all!TELL</text:p>
      <text:p text:style-name="P1">THEM! GANGER,GerninjaNoivern,i give you my</text:p>
      <text:p text:style-name="P1">word SHE WILL LISTEN TO THESE AND COGNIZE</text:p>
      <text:p text:style-name="P1">IT,i don't know what you'll do but i just told you my</text:p>
      <text:p text:style-name="P1">wish, Bulbasaur stay alert and if she's not well</text:p>
      <text:p text:style-name="P1">make her dizzy but she must listen to each wordand cognize them, That's what I want,Pikachu,</text:p>
      <text:p text:style-name="P1">buddy i tell you today,don't kill any persons but</text:p>
      <text:p text:style-name="P1">after that first warning but if any pokemons</text:p>
      <text:p text:style-name="P1">misbehaves still, mercilessly kill that brat.if</text:p>
      <text:p text:style-name="P1">anyone came here despite my buddy being with</text:p>
      <text:p text:style-name="P1">me,pokemon or human,you'll not see me</text:p>
      <text:p text:style-name="P1">again,ALL GO!]</text:p>
      <text:p text:style-name="P1">Misty(tears,scream) : "Ash!..you've become.."</text:p>
      <text:p text:style-name="P1">Ash(scowl) : "<text:span text:style-name="T5">a monster,yes.(Misty brusts into tears)..But </text:span>Misty,you've seen what i did,if i want</text:p>
      <text:p text:style-name="P1">to battle you,i'll give your Pokeballs or else i wont</text:p>
      <text:p text:style-name="P1"><text:soft-page-break/>till we finish and if they or any other misbehave</text:p>
      <text:p text:style-name="P1">here beyond first warning,my buddies will simply</text:p>
      <text:p text:style-name="P1">kill that brat,I've become a demon today and you'll</text:p>
      <text:p text:style-name="P1">see every bit of it if you have your so called GUTS</text:p>
      <text:p text:style-name="P1">and i wouldn't have done this had you at the first</text:p>
      <text:p text:style-name="P1">sound of your secret <text:span text:style-name="T7">15 year long </text:span>beau's name..well on<text:span text:style-name="T7">ly one in</text:span> the millions..</text:p>
      <text:p text:style-name="P1">Misty (crying,scream) : "Ash! you're.."</text:p>
      <text:p text:style-name="P1">Ash : "..had not given up fighting on the first</text:p>
      <text:p text:style-name="P1">sound..you'll be safe as i've got my arrangements</text:p>
      <text:p text:style-name="P7">ready, don't worry,and so would your <text:span text:style-name="T6">illegally swellen..”</text:span></text:p>
      <text:p text:style-name="P30">Misty(screams tries to hit Ash again,<text:span text:style-name="T1258">crying,</text:span>Ash orders Bulbasaur to stop her which he oblidges) : “why you coward..i can..i..”</text:p>
      <text:p text:style-name="P31">Ash(frown) : “your not a 1<text:span text:style-name="T1133">5</text:span> old Misty,act unless you’re a b.. since then..”(Misty totally breaks down in tears)..<text:span text:style-name="T1258">(laugh)..besides Misty s.. remember that 3</text:span><text:span text:style-name="T334">rd</text:span><text:span text:style-name="T1258"> gym and Brawn..Ganger..he’s 50 now even that day wanted to f.. you so much..(laugh)..how many time has he had the chance in there 12 wise years of your professional s...h..(brusts into laughter)...or in the Oranges..i myself remember except for a certain Mr Skechit who did it every day there were many more who wanted to s.. you all day...and a few DID too..(brusts into laughter)...and that s.. that you were then are saying you’ve never given in when you’ve had the chances and want me to believe it?...(laugh)...Misty s... you’ve surpassed all expectations in s..h.. really...Ganger..(brusts into laughter)...”</text:span></text:p>
      <text:p text:style-name="P69">Misty(a few moments later,uncontrollably sobbing <text:span text:style-name="T1259">and crying,lying on grass</text:span>) : “Ash,you were...<text:soft-page-break/>(scream)..ASH!..how can you..(brusts into tears,chokes)..”</text:p>
      <text:p text:style-name="P70">Ash(solemn) : “<text:span text:style-name="T6">so as i was saying,your pokemons are safe unless you agitate them if they come out,so just</text:span></text:p>
      <text:p text:style-name="P1">stay calm! you'll listen whatever i'll tell you today</text:p>
      <text:p text:style-name="P1">till end with a sane body and mind and will</text:p>
      <text:p text:style-name="P1">cognize every bit of it, only then i'll leave you,you</text:p>
      <text:p text:style-name="P1">know who i'm today-no power in this world will be</text:p>
      <text:p text:style-name="P1">able to stop me from telling you all that i have</text:p>
      <text:p text:style-name="P1">to,and i've truely become a demon today, nobody</text:p>
      <text:p text:style-name="P1">will be able to stop me no matter what they did</text:p>
      <text:p text:style-name="P1">from telling you everything that i have to and you</text:p>
      <text:p text:style-name="P1">perfectly cognizing every bit of it,if you can't bear</text:p>
      <text:p text:style-name="P1">is just say "ASH!I QUIT!",3 times thumping the</text:p>
      <text:p text:style-name="P1">ground,and i'll let you go instantly and you'll not</text:p>
      <text:p text:style-name="P1">see me ever again.now,LISTEN!</text:p>
      <text:p text:style-name="P1">Misty(sobbing) : "Ash,Trac..(can't talk anymore)</text:p>
      <text:p text:style-name="P1">Ash(frown,shout) : "YES,all those brats when they</text:p>
      <text:p text:style-name="P1">were single Tracy,Brock,Gary</text:p>
      <text:p text:style-name="P1">Oak,Cilan,Kane,Brauch,T<text:span text:style-name="T1248">ony</text:span>,<text:span text:style-name="T7">Lenny,Price,Harris</text:span>...every single brat</text:p>
      <text:p text:style-name="P1">that were ever our mutual friends when they were</text:p>
      <text:p text:style-name="P1">single!each!...(lower voice)..yeah,definitely you</text:p>
      <text:p text:style-name="P1">could've dated them or even more,even more.."</text:p>
      <text:p text:style-name="P1">Misty(tears,looks at Ash with disdain,screams her head off) : "ASH!you've just abducted me and</text:p>
      <text:p text:style-name="P1">now(brusts into tears)..now,now you're...you know</text:p>
      <text:p text:style-name="P1">what your saying Ash? you've..(totally breaks</text:p>
      <text:p text:style-name="P1">down)..Ash!..(cries uncontrollably)</text:p>
      <text:p text:style-name="P1">Ash<text:span text:style-name="T1260">(solemn)</text:span> : "yes i've abducted you to cure you off from</text:p>
      <text:p text:style-name="P1">my memories that's all I promised Lance i'll and i'll</text:p>
      <text:p text:style-name="P1"><text:soft-page-break/>,no f.. b.. can stop me today including Lance,a h..</text:p>
      <text:p text:style-name="P1">s.. like you who can't forget me needs this,AND</text:p>
      <text:p text:style-name="P1">CAN TAKE THIS,no matter how many times they</text:p>
      <text:p text:style-name="P1">get f.. per hour... FIGHT! and no,no line has been</text:p>
      <text:p text:style-name="P1">crossed stay calm"</text:p>
      <text:p text:style-name="P1">Misty(tears,extremely angry) : "calm?huh!calm? so</text:p>
      <text:p text:style-name="P1">you were also bedding M..no i can't stoop as low</text:p>
      <text:p text:style-name="P1">as you have you p..(cries out loud)"</text:p>
      <text:p text:style-name="P1">Ash<text:span text:style-name="T1261">(solemn)</text:span> : "Upto Serena,yes i get you"</text:p>
      <text:p text:style-name="P1">Misty(crying) : "Ash,all these years.."</text:p>
      <text:p text:style-name="P1">Ash<text:span text:style-name="T1261">(solemn)</text:span> : "um..yeah,but at least you shall know that <text:span text:style-name="T7">with you</text:span> i didn't do..."</text:p>
      <text:p text:style-name="P1">Misty(crying, scream) : "Ash..!"</text:p>
      <text:p text:style-name="P1">Ash<text:span text:style-name="T1261">(solemn)</text:span> : "well,i'm giving you an example,Green isn't</text:p>
      <text:p text:style-name="P8">my friend so i couldn't mention him as mutual"</text:p>
      <text:p text:style-name="P8">Misty(crying) : "Gre...What are you sug.."</text:p>
      <text:p text:style-name="P1">Ash<text:span text:style-name="T1262">(solemn)</text:span>: "nothing,would you calm down?"</text:p>
      <text:p text:style-name="P1">Misty(crying,shivering) : "i've wasted my life with</text:p>
      <text:p text:style-name="P1">you...let me go,Ash!please!(brusts into tears)"</text:p>
      <text:p text:style-name="P1">Ash<text:span text:style-name="T1263">(solemn)</text:span> : "Until you answer,my answer is NO,and i'll</text:p>
      <text:p text:style-name="P1">say what i know about you in exact language.."</text:p>
      <text:p text:style-name="P1">Misty(crying,scream) : "Ash!..just.."</text:p>
      <text:p text:style-name="P1">Ash(frown) : "and well you still can quit like a f.. s..</text:p>
      <text:p text:style-name="P1">like that day but your .... w<text:span text:style-name="T8">asn</text:span>'t satisfied may be</text:p>
      <text:p text:style-name="P1">for a few days so you were h.. enough to even</text:p>
      <text:p text:style-name="P1">come here to begin with so..."</text:p>
      <text:p text:style-name="P1">Misty(crying uncontrollably,sits down on grass) :</text:p>
      <text:p text:style-name="P1">"Ash,you're..."</text:p>
      <text:p text:style-name="P1">Ash<text:span text:style-name="T1264">(sigh)</text:span> : "alright being polite,please Misty stay on</text:p>
      <text:p text:style-name="P1"><text:soft-page-break/>this,or are you just going to budge just because</text:p>
      <text:p text:style-name="P1">i'm swearing you?"</text:p>
      <text:p text:style-name="P1">Misty(crying) : "Ash..what do you.."</text:p>
      <text:p text:style-name="P1">Ash<text:span text:style-name="T1265">(frown)</text:span> : "look both you and me can swear each other</text:p>
      <text:p text:style-name="P1">for eternity but no answer will come out,and i'll</text:p>
      <text:p text:style-name="P1">have to be very dissapointed that a Hall of Fame</text:p>
      <text:p text:style-name="P1">Gym leader at <text:span text:style-name="T1249">32</text:span> can't talk with someone just because he's swearing,or have you just given up</text:p>
      <text:p text:style-name="P1">on yourself?"</text:p>
      <text:p text:style-name="P1">Misty(crying,screams) : "YES! I HAVE,I HAVE given</text:p>
      <text:p text:style-name="P1">up,just let me...(crying uncontrollably)"</text:p>
      <text:p text:style-name="P1">Ash(smile) : "well then i may kill you right now if you write it down(hands over pen and</text:p>
      <text:p text:style-name="P1">paper),cause then i'm sure you won't have a</text:p>
      <text:p text:style-name="P1">problem with it would you?...Listen!..if you quit</text:p>
      <text:p text:style-name="P1">now,i'll let you go but your Gym and any b.. that</text:p>
      <text:p text:style-name="P1">you've b... with,will not survive my wrath!LISTEN!.."</text:p>
      <text:p text:style-name="P1">Misty(crying, sobbing) : "Ash,just..just..let me</text:p>
      <text:p text:style-name="P1">go(crying)"</text:p>
      <text:p text:style-name="P1">Ash<text:span text:style-name="T1266">(scowl)</text:span> : "only if you allow me to end this</text:p>
      <text:p text:style-name="P1">conversation you can go to whichever s.. you want</text:p>
      <text:p text:style-name="P1">but are you not good enough anymore to</text:p>
      <text:p text:style-name="P1">withstand a little bit of gust fearing the big winds</text:p>
      <text:p text:style-name="P1">would f.. you up like none of your.."</text:p>
      <text:p text:style-name="P1">Misty(crying, scream) : "Ash, please (sobbing) just</text:p>
      <text:p text:style-name="P1">don't.."</text:p>
      <text:p text:style-name="P1">Ash(frown) : "i see your too chaste,fair</text:p>
      <text:p text:style-name="P1">enough,anyhow would you continue if i swear a bit less?"</text:p>
      <text:p text:style-name="P1">Misty(sobbing) : "..leave me Ash..please.."</text:p>
      <text:p text:style-name="P1">Ash(scream) : "so,Misty Waterflower is NO MORE</text:p>
      <text:p text:style-name="P1"><text:soft-page-break/>then ain't it?RIP,that should be used then?all your</text:p>
      <text:p text:style-name="P1">pokemons <text:span text:style-name="T9">here and in the gym</text:span> will die immediately <text:span text:style-name="T9">and today </text:span>then,cause a b.. like you're giving up on them cause.."</text:p>
      <text:p text:style-name="P1">Misty(uncontrollably sobbing) : "say.."</text:p>
      <text:p text:style-name="P1">Ash<text:span text:style-name="T1267">(frown)</text:span> : "yeah that what's is expected here atleast</text:p>
      <text:p text:style-name="P1">from you of all people!we were talking about</text:p>
      <text:p text:style-name="P1">dance vs date and cheating, what's your opinion</text:p>
      <text:p text:style-name="P1">on cheating?"</text:p>
      <text:p text:style-name="P1">Misty(sobbs unctrolablly, sometimes later) :</text:p>
      <text:p text:style-name="P1">"Ash,you've cheat.."</text:p>
      <text:p text:style-name="P1">Ash<text:span text:style-name="T1267">(scowl)</text:span> : "so i cheated?all right stay with me.In Kalos i</text:p>
      <text:p text:style-name="P1">wasn't cheating cause we broke up,in Unova i</text:p>
      <text:p text:style-name="P1">wasn't dating cause we were still there,in Sinnoh</text:p>
      <text:p text:style-name="P1">no news came around and you know extremely</text:p>
      <text:p text:style-name="P1">well my travel companions from there,in Battle</text:p>
      <text:p text:style-name="P1">Frontier i wasn't a star which you were and then</text:p>
      <text:p text:style-name="P1">again you know what i was doing there very well,in</text:p>
      <text:p text:style-name="P1">Hoenn i was none and there too you know,but Elite4,well consider i've just been back after tens and</text:p>
      <text:p text:style-name="P1">thousands of affairs and s... f.. and Unova was</text:p>
      <text:p text:style-name="P1">party's or hangouts where if you want day to day</text:p>
      <text:p text:style-name="P1">analysis you can ask you<text:span text:style-name="T9">r ardent</text:span> f.. Cilan..."</text:p>
      <text:p text:style-name="P1">Misty(brusts into tears) : "Ash,please..."</text:p>
      <text:p text:style-name="P1">Ash(Frown,scoff) : "you know very well b.. that i</text:p>
      <text:p text:style-name="P1">can't give you day to day report after 5/6 years</text:p>
      <text:p text:style-name="P1">unless we can do time travel,just GROW UP!"</text:p>
      <text:p text:style-name="P1">Misty(sobbing, sometimes later) : "Ash!you</text:p>
      <text:p text:style-name="P1">cheated fully knowing you've someone already</text:p>
      <text:p text:style-name="P1">waiting for you to just ask her..".(cries</text:p>
      <text:p text:style-name="P1"><text:soft-page-break/>uncontrollably)"</text:p>
      <text:p text:style-name="P71">Ash(laugh) : “so i’ve missed a chance then haven’t i?(brust into laughter)...</text:p>
      <text:p text:style-name="P72">Misty(sobbing uncontrollably) : “Ash every b.. that wanted to pester me knew about you and you never...(chokes <text:span text:style-name="T1268">and cries tears)...(scream)Ash,why..(profusely crying)what wrong did i do Ash,i never cheated on you,Ash,always you came back i was always waiting for you only just for those few days all my life..and you thought..(sobbing uncontrollably)...you never wanted me..you..Ash..you cheated on me..ruined my entire life..(scream)..Ash..what did i do ever to you.(scream)..Ash..answ...(vomits and pokemons cure her up,few moments later)..</text:span></text:p>
      <text:p text:style-name="P28">Ash(frown) : "<text:span text:style-name="T1269">already vomiting?..Bulbasaur be careful and attentive...Misty,i’ve been sure of only one thing about you that i truely cherished you once and i wasn’t exactly happy then that i was staying away from you all MY life and never waiting to see you again once more...i’m sure you understand that what pained you can also pain me when we were in our relationship...but then..(laugh)...then i found out more beautiful s.. so i went to f.. them around all day and Misty here also became a s... and everyday were f.. up by 30 b.. so sweet so beautiful ain’t it Misty s... that now none of us have to wait..ain’t it?(brusts into laughter)...”</text:span></text:p>
      <text:p text:style-name="P73">Misty(sobbing uncontrollably) : “Ash,why did you leave me then..why would you not tell them that <text:span text:style-name="T1270">your girlfriend was...(chokes)..Ash,they’ve tortured me all my life and i never had you beside me..always i said my Ash is my only </text:span><text:soft-page-break/><text:span text:style-name="T1270">yearning but you..you won’t...(scream)..ASH!..you cheated...(brusts into tears...chokes)...”</text:span></text:p>
      <text:p text:style-name="P74">Ash(frown) :”<text:span text:style-name="T1269">about your confusion Misty that i never told anyone about you but That's the first thing i told them without naming that i have a girlfriend whoose</text:span></text:p>
      <text:p text:style-name="P1">very devoted to me and i didn't name you cause to</text:p>
      <text:p text:style-name="P1">me you were not a w.. that i would sell you around</text:p>
      <text:p text:style-name="P1">wherever i went,that's exactly why i didn't name</text:p>
      <text:p text:style-name="P1">you.Now do you want a prove that i'm not lying</text:p>
      <text:p text:style-name="P1">that i never told that i've a girlfriend?then you</text:p>
      <text:p text:style-name="P1">know very well this would go on for eternity...i'm</text:p>
      <text:p text:style-name="P1">giving you a piece- BEAR IT like a <text:span text:style-name="T10">Gym Leader</text:span>!..if i <text:span text:style-name="T10">ha</text:span>ve never f.. you no matter how much you wanted me</text:p>
      <text:p text:style-name="P1">to and you being who you were then and i was</text:p>
      <text:p text:style-name="P1">absolutely no one,i wouldn't be stupid enough just</text:p>
      <text:p text:style-name="P1">overnight to f.. around s.. leaving you,who you</text:p>
      <text:p text:style-name="P1">were then and you were only too willing to give in</text:p>
      <text:p text:style-name="P1">and you know more than anyone else what you</text:p>
      <text:p text:style-name="P1">and i ever wanted and we had each other for 13</text:p>
      <text:p text:style-name="P1">damn years to enjoy anytime,if i f.. you constantly</text:p>
      <text:p text:style-name="P1">for 7 days you would've only been too happy to</text:p>
      <text:p text:style-name="P1">continue till eternity...and you know i never even</text:p>
      <text:p text:style-name="P1">wanted to kiss you after one occasion,and yes on</text:p>
      <text:p text:style-name="P1">that one occasion i became a h.. b.. like i'm now</text:p>
      <text:p text:style-name="P1">and breached your trust despite you being an</text:p>
      <text:p text:style-name="P1">eternal s..."</text:p>
      <text:p text:style-name="P1">Misty(uncontrollably cries) : "Ash,that..."</text:p>
      <text:p text:style-name="P1">Ash(laugh) : "was a good practice wasn't it?</text:p>
      <text:p text:style-name="P1">(Misty breaks down completely)Listen! don't tell</text:p>
      <text:p text:style-name="P1">me now because i liked you,i was only there for</text:p>
      <text:p text:style-name="P1">your body or your generosity,we knew each other</text:p>
      <text:p text:style-name="P1"><text:soft-page-break/>since 1<text:span text:style-name="T1133">5</text:span>,you and me grew up together,we knew</text:p>
      <text:p text:style-name="P1">what we had to know,we were traveling around for 5 years and for that 5 years not one night passed</text:p>
      <text:p text:style-name="P1">when we weren't together,if we wanted we</text:p>
      <text:p text:style-name="P1">would've satisfied ourselves to maximum during</text:p>
      <text:p text:style-name="P1">Jhoto,and yes i was attracted to you,infatuated</text:p>
      <text:p text:style-name="P1">with you as were you,i did gaze at you but i did <text:span text:style-name="T10">never</text:span></text:p>
      <text:p text:style-name="P1">star<text:span text:style-name="T10">e</text:span> like a h.. b.. at your b.</text:p>
      <text:p text:style-name="P1">. or h</text:p>
      <text:p text:style-name="P1">. or b.. or l.. or v.. any time ever in all the time in 13</text:p>
      <text:p text:style-name="P1">years ever.<text:span text:style-name="T10">(laugh)..well may be your photoes then i guess(brusts into laughter)..(shout)..</text:span>LISTEN!.."(Pokemons keep Misty from</text:p>
      <text:p text:style-name="P1">fainting)</text:p>
      <text:p text:style-name="P1">Misty(some moments later) : "Ash,just let.."</text:p>
      <text:p text:style-name="P1">Ash(frown) : "Misty,please,you're way stronger</text:p>
      <text:p text:style-name="P1">than this and this is nothing to you just Listen!no</text:p>
      <text:p text:style-name="P1">matter what i'm now you know extremely well</text:p>
      <text:p text:style-name="P1">neither you nor me have any secrets regarding this</text:p>
      <text:p text:style-name="P1">matter to each other.Misty,i've seen you from a</text:p>
      <text:p text:style-name="P1">little teenager to now you're <text:span text:style-name="T1250">32</text:span> years old and also</text:p>
      <text:p text:style-name="P1">at 2<text:span text:style-name="T1250">8</text:span>,when you were an international star,we never</text:p>
      <text:p text:style-name="P1">needed to hide from each other these things as</text:p>
      <text:p text:style-name="P1">you know it as a fact that these weren't our</text:p>
      <text:p text:style-name="P1">premise for our relationship ever to begin with,don't blindfold yourself now saying why didn't</text:p>
      <text:p text:style-name="P1">we f..</text:p>
      <text:p text:style-name="P1">around so hard as to never again needing</text:p>
      <text:p text:style-name="P1">anyone.I've had THE most beautiful and skillful girl</text:p>
      <text:p text:style-name="P1">in anything she ever did,everyday in front of me at</text:p>
      <text:p text:style-name="P1">my mercy who was devoted to me <text:span text:style-name="T11">so </text:span>blindly</text:p>
      <text:p text:style-name="P1"><text:soft-page-break/>forever,and i didn't f.. her all around c<text:span text:style-name="T12">a</text:span>use she was</text:p>
      <text:p text:style-name="P1">Misty,Misty wasn't a b.. to me.Don't start</text:p>
      <text:p text:style-name="P1">this..SHUT UP!..</text:p>
      <text:p text:style-name="P1">Misty(scream,crying) : "Ash,your're..your.."</text:p>
      <text:p text:style-name="P1">Ash(frown) : "Misty,please!no matter what you</text:p>
      <text:p text:style-name="P1">become few people will ever know you bit by bit</text:p>
      <text:p text:style-name="P1">like i know both physically and mentally,may be</text:p>
      <text:p text:style-name="P1">none ever will...and you know me like that as</text:p>
      <text:p text:style-name="P1">well.."</text:p>
      <text:p text:style-name="P1">Misty(cries,scream) : "I DID... you've just..(again</text:p>
      <text:p text:style-name="P1">breaks down).."</text:p>
      <text:p text:style-name="P1">Ash(frown) : "Misty,please if we start this it'll take</text:p>
      <text:p text:style-name="P1">eternity but i must finish it before that..."</text:p>
      <text:p text:style-name="P1">Misty(screams, crying) : "my f<text:span text:style-name="T13">rien</text:span>..(again breaks</text:p>
      <text:p text:style-name="P9">down)</text:p>
      <text:p text:style-name="P9">Ash(frown) : "all your beaus together can't do a fig</text:p>
      <text:p text:style-name="P1">to me and you know that,and also know that at</text:p>
      <text:p text:style-name="P1">this very moment the whole Hall of Fame</text:p>
      <text:p text:style-name="P1">combined with all legendaries can't do a fig to</text:p>
      <text:p text:style-name="P1">me,so no battling or f.. boy scouts will get a s.. like</text:p>
      <text:p text:style-name="P1">you out of this,you have to do it on your own,</text:p>
      <text:p text:style-name="P1">unless you've been f.. around for <text:span text:style-name="T1250">32</text:span> years..."</text:p>
      <text:p text:style-name="P1">Misty(shivering, sobbing, whispering) : "Ash,i was</text:p>
      <text:p text:style-name="P1">your frie..."</text:p>
      <text:p text:style-name="P1">Ash(laugh) : "more like a <text:span text:style-name="T13">friendly</text:span> b.. but now would you</text:p>
      <text:p text:style-name="P1">listen or you're just giving up because the stool</text:p>
      <text:p text:style-name="P1">and urine.."</text:p>
      <text:p text:style-name="P1">Misty(sobbing uncontrollably) : "Ash,just let me.."</text:p>
      <text:p text:style-name="P1">Ash(frown) : "right,Stay in this unless you're giving</text:p>
      <text:p text:style-name="P1">up on everything and everyone?Stay!yes may be</text:p>
      <text:p text:style-name="P1">you think i needed to f.. someone around everyday</text:p>
      <text:p text:style-name="P1"><text:soft-page-break/>as i grew up and you were always away but i've</text:p>
      <text:p text:style-name="P1">had my chances and many people would've given</text:p>
      <text:p text:style-name="P1">their two arms and still do just to have a full view</text:p>
      <text:p text:style-name="P1">of you and still i not even once wanted your body</text:p>
      <text:p text:style-name="P1">or your generosity.Now i can go about it all the time Now,may we go to the next part?"</text:p>
      <text:p text:style-name="P1">Misty(sobbing uncontrollably) : "...but..but..you</text:p>
      <text:p text:style-name="P1">won't tell me ever with whom you were going out...</text:p>
      <text:p text:style-name="P1">(crying out loud)"</text:p>
      <text:p text:style-name="P1">Ash(frown) : "No as i wasn't bedding them and i</text:p>
      <text:p text:style-name="P1">never tried to remember any b.. i met in a f.. party</text:p>
      <text:p text:style-name="P1">and you know what i'm talking about,you weren't a</text:p>
      <text:p text:style-name="P1">little girl then but an internationally well known</text:p>
      <text:p text:style-name="P1">star,we had grown up enough by then to know that</text:p>
      <text:p text:style-name="P1">we can't share our under.. as we were 2<text:span text:style-name="T1133">8</text:span> and not</text:p>
      <text:p text:style-name="P1">1<text:span text:style-name="T1133">5</text:span> anymore and you know what i'm talking about"</text:p>
      <text:p text:style-name="P1">Misty(sobbing) : "and it was infact me who was</text:p>
      <text:p text:style-name="P1">sharing her u.. behind your back cause i was an</text:p>
      <text:p text:style-name="P1">international star?..Ash,you..(uncontrollably cries)"</text:p>
      <text:p text:style-name="P1">Ash : "exactly My point."</text:p>
      <text:p text:style-name="P1">Misty(crying,shout) : "ASH.."</text:p>
      <text:p text:style-name="P1">Ash : "we're not doing a drama ok?"</text:p>
      <text:p text:style-name="P1">Misty(absolutely breaks down) : "you thought i</text:p>
      <text:p text:style-name="P1">was.."</text:p>
      <text:p text:style-name="P1">Ash : "bedding,yes.but would you allow me to</text:p>
      <text:p text:style-name="P10">finish?"</text:p>
      <text:p text:style-name="P10">Misty(crying uncontrollably) : "I beg of you.."</text:p>
      <text:p text:style-name="P1">Ash(shakes Misty up) : "Misty,LISTEN we're only</text:p>
      <text:p text:style-name="P1">getting started.and i know you're not a coward to</text:p>
      <text:p text:style-name="P1">budge so easily,you don't need to beg for anything</text:p>
      <text:p text:style-name="P1">to a b.. like me EVER,LISTEN!(lets Misty go)I am</text:p>
      <text:p text:style-name="P1"><text:soft-page-break/>saying who were you bedding?was it someone</text:p>
      <text:p text:style-name="P1">else you were bedding or WAS IT ME?"</text:p>
      <text:p text:style-name="P1">Misty(sobbing,bit surprized) : "what?"</text:p>
      <text:p text:style-name="P1">Ash : "did you bed me or did you bed someone</text:p>
      <text:p text:style-name="P1">else while i was away?"</text:p>
      <text:p text:style-name="P1">Misty(tries to clear off tears,sobbing) : "Ash,what</text:p>
      <text:p text:style-name="P1">are you trying to mean?"</text:p>
      <text:p text:style-name="P1">Ash : "i'm saying i only ever saw the futility and the</text:p>
      <text:p text:style-name="P1">fun no matter from pokemon perspective how</text:p>
      <text:p text:style-name="P1">great the date was..."</text:p>
      <text:p text:style-name="P1">Misty : "and I didn't rather i was bedding a new</text:p>
      <text:p text:style-name="P1">bloke..(again cries)"</text:p>
      <text:p text:style-name="P1">Ash : "You know what Misty,yes i accuse you,you</text:p>
      <text:p text:style-name="P1">were all over the bed"</text:p>
      <text:p text:style-name="P1">Misty(crying) : "that's it then isn't it? i.."</text:p>
      <text:p text:style-name="P10">Ash : "going back to depression again?"</text:p>
      <text:p text:style-name="P10">Misty(breaks down) : "i can't take it anymore.."</text:p>
      <text:p text:style-name="P1">Ash(as loudly as possible in Misty's ears while</text:p>
      <text:p text:style-name="P1">vigorously shaking her) : "YOU WERE BEDDING</text:p>
      <text:p text:style-name="P1">ME".</text:p>
      <text:p text:style-name="P1">Misty(sobbing,surprized) : "what?"</text:p>
      <text:p text:style-name="P1">Ash : "exactly what you heard,i accuse you that</text:p>
      <text:p text:style-name="P1">you were cheating on me as you were bedding</text:p>
      <text:p text:style-name="P1">me"</text:p>
      <text:p text:style-name="P1">Misty(tries to clear off her tears, sobbing) :</text:p>
      <text:p text:style-name="P1">"Ash,stop this nonsense.."</text:p>
      <text:p text:style-name="P1">Ash : "Misty,You can't forget me even when you're</text:p>
      <text:p text:style-name="P1">married to someone else"</text:p>
      <text:p text:style-name="P1">Misty(a bit angry, sobbs) : "is that a challenge</text:p>
      <text:p text:style-name="P1">Ketchum?"</text:p>
      <text:p text:style-name="P1">Ash : "hence great guys like Georgio,Green and</text:p>
      <text:p text:style-name="P1"><text:soft-page-break/>Rudy never had a chance despite being as good</text:p>
      <text:p text:style-name="P1">as anyone and you know it,infact you wouldn't</text:p>
      <text:p text:style-name="P1">have been in this mess had you been with any one</text:p>
      <text:p text:style-name="P1">of them,and 4 years no contact is a long long</text:p>
      <text:p text:style-name="P1">time.that's what i'm saying"</text:p>
      <text:p text:style-name="P11">Misty(sobbing) : "who told.."</text:p>
      <text:p text:style-name="P11">Ash : "they themselves as soon as i gave my real</text:p>
      <text:p text:style-name="P1">identity to them and they had to give me only truth</text:p>
      <text:p text:style-name="P1">given who i'm.the whole Elite4 would do anything</text:p>
      <text:p text:style-name="P1">for me without a single question.."</text:p>
      <text:p text:style-name="P1">Misty(sobbing) : "it was.."</text:p>
      <text:p text:style-name="P1">Ash : "LISTEN! i know how you behaved with them</text:p>
      <text:p text:style-name="P1">only too well and you were the ever chaste lady as</text:p>
      <text:p text:style-name="P1">ever,i know each time you cancelled the very first</text:p>
      <text:p text:style-name="P1">date.those f.. themselves had to tell me or my</text:p>
      <text:p text:style-name="P1">sources and i confirmed them from your diaries</text:p>
      <text:p text:style-name="P1">that i took from your room and others were</text:p>
      <text:p text:style-name="P1">supplied by your helpers <text:span text:style-name="T14">whom i scared via Elite 4 Kanto</text:span>,you met those guys as</text:p>
      <text:p text:style-name="P1">those b.. encirculated you all the time..,then we</text:p>
      <text:p text:style-name="P1">broke up,then you agreed to go to date <text:span text:style-name="T14">cause you just didn’t see any light anywhere as soon as i was gone but</text:span> only to</text:p>
      <text:p text:style-name="P1">cancel the very first da<text:span text:style-name="T14">te</text:span> saying you can't and</text:p>
      <text:p text:style-name="P1">you're sorry,etc,etc and they realized you can't</text:p>
      <text:p text:style-name="P1">forget someone,(laugh)besides about a million</text:p>
      <text:p text:style-name="P1">people in Cerulian only would give <text:span text:style-name="T15">all their limbs</text:span> to f..</text:p>
      <text:p text:style-name="P1">you won't they?"</text:p>
      <text:p text:style-name="P1">Misty(screem, crying) : "stop insulating me,i'm not</text:p>
      <text:p text:style-name="P12">a s.."</text:p>
      <text:p text:style-name="P12">Ash : "i know about your chastity more than you</text:p>
      <text:p text:style-name="P1"><text:soft-page-break/>don't bother"</text:p>
      <text:p text:style-name="P1">Misty(screams, sobbs unctrolablly) : "Ash,your..your.."</text:p>
      <text:p text:style-name="P1">Ash(laugh) : "exactly that i've f.. so many i know</text:p>
      <text:p text:style-name="P1">only too well that who and how they f.. you"</text:p>
      <text:p text:style-name="P1">Misty(screams,anger,sobbing) : "Ash,i'll.."</text:p>
      <text:p text:style-name="P1">(Dark Gang stops her from talking)</text:p>
      <text:p text:style-name="P1">Ash(frown) : "Tracy can f.. you all he wants,like he</text:p>
      <text:p text:style-name="P1">did before <text:span text:style-name="T15">and was doing for years but you lost him to your own sister..(laugh)..such pity..anyhow(frown)</text:span>but would you accept <text:span text:style-name="T15">Tracy</text:span> as you</text:p>
      <text:p text:style-name="P1">beau?"</text:p>
      <text:p text:style-name="P1">Misty(totally breaks down) : "Ash,I Quit!I Quit!I</text:p>
      <text:p text:style-name="P1">Quit!"</text:p>
      <text:p text:style-name="P1">Ash(laugh) : "that was just word<text:span text:style-name="T15">play</text:span>,untill you lose</text:p>
      <text:p text:style-name="P1">every bit of your prized chastity...(Misty almost</text:p>
      <text:p text:style-name="P1">faints but the Pokemons keep her</text:p>
      <text:p text:style-name="P1">up)...what(laugh)? that you can't be f.. around and</text:p>
      <text:p text:style-name="P1">be chaste...?..i right now am destroying every bit</text:p>
      <text:p text:style-name="P1">of it(laugh)..am i even touching you <text:span text:style-name="T16">Misty</text:span>(laugh)?..."</text:p>
      <text:p text:style-name="P1">Misty(sobbing vigorously) : "Ash,please..."</text:p>
      <text:p text:style-name="P1">Ash(scream) : "shut up b...! you're body gets f.. or mind or you're verbally f.. no matter how you get f..</text:p>
      <text:p text:style-name="P1">if you've known what chastity is truely you'll be</text:p>
      <text:p text:style-name="P1">that forever <text:span text:style-name="T16">if you so wish</text:span>!SHUT UP!</text:p>
      <text:p text:style-name="P1">Misty(lies down on grass, sobbing whispering) :</text:p>
      <text:p text:style-name="P1">"just kill me Ash,just.."</text:p>
      <text:p text:style-name="P1">Ash(laugh) : "not till you're chaste(laughes</text:p>
      <text:p text:style-name="P1">uncontrollably)"</text:p>
      <text:p text:style-name="P1">Misty(sobbing,whisper) : "what do you want</text:p>
      <text:p text:style-name="P1">Ash?..what(cries uncontrollably).."</text:p>
      <text:p text:style-name="P1">Ash(goes close to Misty's ears) : "I WANT YOUR</text:p>
      <text:p text:style-name="P1"><text:soft-page-break/>CHASTITY!"</text:p>
      <text:p text:style-name="P1">Misty(screams, sobbing) : "then just f...(brusts into</text:p>
      <text:p text:style-name="P1">tears)"</text:p>
      <text:p text:style-name="P1">Ash(scowl) : "say i f.. you now,can i get rid of your</text:p>
      <text:p text:style-name="P1">chastity?or if i f.. you now mentally by just gazing</text:p>
      <text:p text:style-name="P1">at youe v.. <text:span text:style-name="T16">d.. all over </text:span>but neither imagining nor</text:p>
      <text:p text:style-name="P1">touching,would i be chaste,say your body is</text:p>
      <text:p text:style-name="P1">paralyzed and i f.. you,would you be chaste,<text:span text:style-name="T16">if your mind doesn’t budge a bit?</text:span>if you</text:p>
      <text:p text:style-name="P1">mentally c.. on my g.. would you be chaste,<text:span text:style-name="T16">even if your body is paralyzed..</text:span>you're</text:p>
      <text:p text:style-name="P1">body is paralyzed your mind still works,your mind</text:p>
      <text:p text:style-name="P1">is f.. me your body is 6 feet away <text:span text:style-name="T16">from me</text:span>...if you can show where's your chastity at all you'll be taken further."</text:p>
      <text:p text:style-name="P1">Misty(lying,sobbs uncontrolably) : "please Ash just</text:p>
      <text:p text:style-name="P1">stop that..."</text:p>
      <text:p text:style-name="P1">Ash(laugh) : "Chastity ain't it? chastity,Misty you've</text:p>
      <text:p text:style-name="P1">lost it the first day you saw me if you weren't a</text:p>
      <text:p text:style-name="P1">professional s.. even then(brusts into laughter)..."</text:p>
      <text:p text:style-name="P1">Misty(sobbing, scream) : "Yes,i was a<text:span text:style-name="T17">n</text:span> in-born</text:p>
      <text:p text:style-name="P1">s..,i'm..i'm.."<text:span text:style-name="T17">(breaks down crying)</text:span></text:p>
      <text:p text:style-name="P1">Ash(laugh) : "so your chastity vanished then ain't</text:p>
      <text:p text:style-name="P1">it?"(brusts into laughter)..but you must say it in</text:p>
      <text:p text:style-name="P1">words...(brusts into laughter)..."</text:p>
      <text:p text:style-name="P1">Misty(almost motionless, sobbing,whishper) :</text:p>
      <text:p text:style-name="P1">"Ash,the day i saw you first.."</text:p>
      <text:p text:style-name="P1">Ash(laugh) : "i got unchaste(brusts into</text:p>
      <text:p text:style-name="P1">laughter)..no till you word it down i won't budge..."</text:p>
      <text:p text:style-name="P1">Misty(angry, sobbs,crying) : "no i won't say that,</text:p>
      <text:p text:style-name="P1">(scream)do whatever you want!..you <text:span text:style-name="T18">b</text:span>..(again</text:p>
      <text:p text:style-name="P1">brusts into tears).."</text:p>
      <text:p text:style-name="P1"><text:soft-page-break/>Ash(frown) : "what are you holding onto now?i</text:p>
      <text:p text:style-name="P1">always say i f.. around and i don't hold onto</text:p>
      <text:p text:style-name="P1">that,does it mean you're more chaste than me when i showed you that you in your mind has</text:p>
      <text:p text:style-name="P1">bedded only me several times,what to speak of</text:p>
      <text:p text:style-name="P1">others..."</text:p>
      <text:p text:style-name="P1">Misty(sobbing, scream) : "i'm unchaste then,i'm a</text:p>
      <text:p text:style-name="P1">wh..(brusts into tears)..</text:p>
      <text:p text:style-name="P1">Ash(frown) : "you yourself can make you that,</text:p>
      <text:p text:style-name="P1">nobody else,may we go to the next step?"</text:p>
      <text:p text:style-name="P1">Misty(sobbing) : "you b..(brusts into tears)"</text:p>
      <text:p text:style-name="P1">Ash(frown) : "i'm saying that you d.. among</text:p>
      <text:p text:style-name="P1">millions to forget your Ash only which you</text:p>
      <text:p text:style-name="P1">couldn't."</text:p>
      <text:p text:style-name="P1">Misty(sobbing) : "Ash.."</text:p>
      <text:p text:style-name="P1">Ash : "see this could be fun if we both were</text:p>
      <text:p text:style-name="P1">promiscuous you know why as i said if we cheat</text:p>
      <text:p text:style-name="P1">on each other or anyone else we'll be only thinking</text:p>
      <text:p text:style-name="P1">about each other only.same way if you're married</text:p>
      <text:p text:style-name="P1">happily infact it won't be exactly nice and easy</text:p>
      <text:p text:style-name="P1">now nor for me,because there's another and the</text:p>
      <text:p text:style-name="P1">comparison and eventual adjustments would go</text:p>
      <text:p text:style-name="P13">on for ages <text:span text:style-name="T19">possiby never completing so </text:span>the children won't be exactly nice in such a situation i guess.."</text:p>
      <text:p text:style-name="P13">Misty(crying) : "what do you want,<text:span text:style-name="T19">Ash</text:span>?are you cursing</text:p>
      <text:p text:style-name="P1">me that even if i do marry someone else my</text:p>
      <text:p text:style-name="P1">children..(chokes totally with tears)"</text:p>
      <text:p text:style-name="P1">Ash(scream) : "you had 4 damn years to forget</text:p>
      <text:p text:style-name="P1">me,4 DAMN YEARS.."</text:p>
      <text:p text:style-name="P1">Misty(sobbing) : "i'll take 40,but(trying to sta<text:span text:style-name="T19">n</text:span>d up</text:p>
      <text:p text:style-name="P1">again) i've..i've...i've decided,Ash Ketchum we're</text:p>
      <text:p text:style-name="P1"><text:soft-page-break/>done.i'll show you that.."</text:p>
      <text:p text:style-name="P1">Ash(laugh) : "Your marrying someone to show</text:p>
      <text:p text:style-name="P1">someone something?"</text:p>
      <text:p text:style-name="P1">Misty(crying and again sitting down,totally broken</text:p>
      <text:p text:style-name="P1">down) : "Ash let me go.."</text:p>
      <text:p text:style-name="P1">Ash<text:span text:style-name="T20">(frown)</text:span> : "Misty,is there any point in getting into a</text:p>
      <text:p text:style-name="P1">relationship only because you want to forget</text:p>
      <text:p text:style-name="P1">someone else?"</text:p>
      <text:p text:style-name="P1">Misty(sobbing) : "i couldn't.."</text:p>
      <text:p text:style-name="P1">Ash : " exactly,neither could I"</text:p>
      <text:p text:style-name="P1">Misty(shouting loudly) : "i want to forget you Ash</text:p>
      <text:p text:style-name="P1">but.."</text:p>
      <text:p text:style-name="P1">Ash(solemn) : "you can't,neither can i Misty,neither</text:p>
      <text:p text:style-name="P14">can I"</text:p>
      <text:p text:style-name="P14">Misty(sobbing) : "Ash if you were a girl.."</text:p>
      <text:p text:style-name="P1">Ash(solemn) : "well all i can say is that same for</text:p>
      <text:p text:style-name="P1">me, I won't be doing the right thing either if i tried</text:p>
      <text:p text:style-name="P1">to marry a woman only to forget another.there's a</text:p>
      <text:p text:style-name="P1">saying that you have to say goodbye but that</text:p>
      <text:p text:style-name="P1">means a <text:span text:style-name="T21">P</text:span>okemon goes to another,not so easy for</text:p>
      <text:p text:style-name="P1">humans, especially if they're a chaste wh.. like</text:p>
      <text:p text:style-name="P1">you."</text:p>
      <text:p text:style-name="P1">Misty(sobbing) : "Ash..you..your torturing me since</text:p>
      <text:p text:style-name="P1">1<text:span text:style-name="T1134">5</text:span>,give me a break please,go away Ash,i was.."</text:p>
      <text:p text:style-name="P1">Ash : "so happy before meeting you today here as i</text:p>
      <text:p text:style-name="P1">read your note and came<text:span text:style-name="T1135"> </text:span>running to my ASH to be</text:p>
      <text:p text:style-name="P1">f.. around all my life!HAPPILY!"</text:p>
      <text:p text:style-name="P1">Misty(crying, sobbing uncontrollably) : "Ash you</text:p>
      <text:p text:style-name="P1">don't expect me to run back to you after whatever</text:p>
      <text:p text:style-name="P1">you can say or do,none has ever humiliated and</text:p>
      <text:p text:style-name="P1">mentally tortured me like you've done...you've</text:p>
      <text:p text:style-name="P1"><text:soft-page-break/>insulted my..(breaks down completely)"</text:p>
      <text:p text:style-name="P1">Ash(laugh) : "Chastity(laughes uncontrollably)"</text:p>
      <text:p text:style-name="P1">Misty(sob,scream) : "Ash,i'm..(breaks down</text:p>
      <text:p text:style-name="P15">totally)"</text:p>
      <text:p text:style-name="P15">Ash(<text:span text:style-name="T1136">laugh</text:span>) : "a girl so no boy can have chastity?"</text:p>
      <text:p text:style-name="P1">Misty(uncontrollably sobs) : "just kill...(sobbs</text:p>
      <text:p text:style-name="P1">unctrolablly)"</text:p>
      <text:p text:style-name="P1">Ash(frown) : "your chastity,then i'm doing it listen!i</text:p>
      <text:p text:style-name="P1">atleast said i didn't impure it and i atleast said that</text:p>
      <text:p text:style-name="P1">except for me none had the chance unless YOU</text:p>
      <text:p text:style-name="P1">YOURSELF had budged and lying to me just like</text:p>
      <text:p text:style-name="P1">i'm not..i'm telling you that i've f... <text:span text:style-name="T1137">b..</text:span> around</text:p>
      <text:p text:style-name="P1">for so long..i've.. your problem with that isn't mine</text:p>
      <text:p text:style-name="P1">neither is your chastity,all i said <text:span text:style-name="T22">is that</text:span> i didn't c... inside</text:p>
      <text:p text:style-name="P1">your v.. to begin with and viseversa,i atleast didn't</text:p>
      <text:p text:style-name="P1">start with you..and about the expectation of</text:p>
      <text:p text:style-name="P1">running back to be f.. around,not at all,i expected</text:p>
      <text:p text:style-name="P1">you to may be jump around me,scream.."</text:p>
      <text:p text:style-name="P1">Misty(sobbing uncontrollably) : "Ash.."</text:p>
      <text:p text:style-name="P1">Ash : "you see Misty,you aren't forgetting me in</text:p>
      <text:p text:style-name="P1">this life whether you're the most chaste or the</text:p>
      <text:p text:style-name="P1">biggest wh.. and nor i'm forgetting you during my</text:p>
      <text:p text:style-name="P1">lifespan no matter how many i f.. around everyday</text:p>
      <text:p text:style-name="P1">or dont at all, and that's what i meant,i don't give a</text:p>
      <text:p text:style-name="P1">fig about any random person,i made a mistake continuing to journey rather than being beside you</text:p>
      <text:p text:style-name="P1">then when you truely needed my arm around your</text:p>
      <text:p text:style-name="P1">shoulder and i despite having that power to lend</text:p>
      <text:p text:style-name="P1">you that support never cared rather went for utter</text:p>
      <text:p text:style-name="P1">selfishness,and i'm killing myself for that since i</text:p>
      <text:p text:style-name="P1">realized it cause more than a s.. to me you were</text:p>
      <text:p text:style-name="P1"><text:soft-page-break/>my very close friend and i didn't care about you</text:p>
      <text:p text:style-name="P1">that's why and i'm sorry for that and have been for</text:p>
      <text:p text:style-name="P1">a long time.if there's a chance i would like to set it</text:p>
      <text:p text:style-name="P1">straight."</text:p>
      <text:p text:style-name="P1">Misty(sobbing) : "you.."</text:p>
      <text:p text:style-name="P1">Ash : "did i ever kiss your head off feeling your</text:p>
      <text:p text:style-name="P1">body all over since that first occasion that too</text:p>
      <text:p text:style-name="P1">went as politely as possible and only after asking</text:p>
      <text:p text:style-name="P1">but i would apologize if you didn't want it that day</text:p>
      <text:p text:style-name="P1">and i like a h.. b.. jumped on you cheating on our</text:p>
      <text:p text:style-name="P1">friendship,but still barring that one mement in 13</text:p>
      <text:p text:style-name="P1">years,never did i li.. your tongue never did i</text:p>
      <text:p text:style-name="P1">snaggle you that day or have i su.. the j.. out of</text:p>
      <text:p text:style-name="P1">you everytime i ever saw you,did i li.. your v.. all the</text:p>
      <text:p text:style-name="P16">time for 13 years for kisses Misty,huh?!?did I?"</text:p>
      <text:p text:style-name="P16">Misty(sobbing uncontrollably) : "Ash,please.."</text:p>
      <text:p text:style-name="P1">Ash : "SHUT UP,unless the Misty that could tame a</text:p>
      <text:p text:style-name="P1">f.. lunatic Gyarados singlehandedly at 17 has</text:p>
      <text:p text:style-name="P1">become such a f.. up wh.. now that can't stand a</text:p>
      <text:p text:style-name="P1">verbal onslaught!STAND UP!LISTEN!did i demand</text:p>
      <text:p text:style-name="P1">that we share a bed all the time everyday that you</text:p>
      <text:p text:style-name="P1">had m..?huh?! you want to know whether i f..</text:p>
      <text:p text:style-name="P1">around girls before i broke up don't you,but you of</text:p>
      <text:p text:style-name="P1">all were closest to me all the time and just a</text:p>
      <text:p text:style-name="P1">giggle away from too happily sharing your</text:p>
      <text:p text:style-name="P1">under...all the time-but was i only looking to f.. you</text:p>
      <text:p text:style-name="P1">every night you were sleeping near me cause you</text:p>
      <text:p text:style-name="P1">had some problems?have i ever been friendly to</text:p>
      <text:p text:style-name="P1">you only because you were infatuated with me</text:p>
      <text:p text:style-name="P1">and i just kept licking my lips waiting to jump and</text:p>
      <text:p text:style-name="P1">prey upon you just in that right moment? did i ever</text:p>
      <text:p text:style-name="P1"><text:soft-page-break/>f.. you like anything in all those places that we've</text:p>
      <text:p text:style-name="P1">been in 13 years and no don't get me started,i</text:p>
      <text:p text:style-name="P1">never showed doesn't mean i never knew exactly</text:p>
      <text:p text:style-name="P1">what you wanted from me since the</text:p>
      <text:p text:style-name="P1">beginning..Misty,you were the Sensational Sister the youngest and most sought after all over the</text:p>
      <text:p text:style-name="P1">world they died for you all over and i kept seeing</text:p>
      <text:p text:style-name="P1">that day after day brushing it aside cause to me</text:p>
      <text:p text:style-name="P1">you were ever my little friend Misty,and to me you</text:p>
      <text:p text:style-name="P1">were exactly that all the time,and at the top of your</text:p>
      <text:p text:style-name="P1">fame as a Gym Leader and Perfomer,only I had</text:p>
      <text:p text:style-name="P1">you at my mercy Misty,only me in the whole</text:p>
      <text:p text:style-name="P1">world..the girl who if looked at them they would</text:p>
      <text:p text:style-name="P1">feel their thousand lives has been f.. enough was</text:p>
      <text:p text:style-name="P1">at my mercy,i was unique even then,all i wanted to</text:p>
      <text:p text:style-name="P1">say what?- 'can I f.. you tonight Mist,please please</text:p>
      <text:p text:style-name="P1">you look so <text:span text:style-name="T23">so</text:span> s.. today?' did I?ever?Misty,i've seen</text:p>
      <text:p text:style-name="P1">many <text:span text:style-name="T23">chosen </text:span>s.. in my godforsaken life and their</text:p>
      <text:p text:style-name="P1">antics,and YOU if only YOU weren't one of</text:p>
      <text:p text:style-name="P1">them,never have been atleast till i left you and this</text:p>
      <text:p text:style-name="P1">atleast i could say of my friend who still,still have</text:p>
      <text:p text:style-name="P1">an infatuation for me since the very first day <text:span text:style-name="T23">for all these 17 damn years no matter what </text:span>that</text:p>
      <text:p text:style-name="P1">despite having truely great guys at her mercy my</text:p>
      <text:p text:style-name="P1">girlfriend waited for me cause she cherished me</text:p>
      <text:p text:style-name="P1">despite me never being kind to her,this i can say</text:p>
      <text:p text:style-name="P1">about you to anyone who dares to say otherwise ever...but Misty,i could've f.. you all around and</text:p>
      <text:p text:style-name="P1">left,and yes i did leave but before that despite</text:p>
      <text:p text:style-name="P1">having all the luck and chances,did I ever ever</text:p>
      <text:p text:style-name="P1">even asked you out to go to shopping,to date,to</text:p>
      <text:p text:style-name="P1"><text:soft-page-break/>skywatch,to a beach,a lake,a desart,a restaurant,a</text:p>
      <text:p text:style-name="P1">movie <text:span text:style-name="T23">apart from how a friend would ask you for a hangout?..did i hangout with you all those occasions because i just wanted to f.. you around?..was i..”</text:span></text:p>
      <text:p text:style-name="P1">Misty(screams,crying) : "Ash,please stop."</text:p>
      <text:p text:style-name="P1">Ash : "that kiss that i had with you,which you may</text:p>
      <text:p text:style-name="P1">blame me now that actually what i meant that day</text:p>
      <text:p text:style-name="P1">was that i wanted to s.. you all day.. but i know i</text:p>
      <text:p text:style-name="P1">didn't and that was my first as well as last when</text:p>
      <text:p text:style-name="P1">we were physical,the second one was an accident</text:p>
      <text:p text:style-name="P1">which i was foolish enough to not predict,and I</text:p>
      <text:p text:style-name="P1">never expected Serena of all people to do that out</text:p>
      <text:p text:style-name="P1">of blue,and that's the real s.. i've seen from closest</text:p>
      <text:p text:style-name="P1">quarter-hanging around me to be s.. every day and</text:p>
      <text:p text:style-name="P1">night like a copybook h.. b.. and i ever took her</text:p>
      <text:p text:style-name="P1">under my wing cause of her parents were too well</text:p>
      <text:p text:style-name="P1">known to Professor Oak of all <text:span text:style-name="T24">and even to my mom remotely</text:span>.. and she was a r..s..</text:p>
      <text:p text:style-name="P1">before that so i thought if i could do</text:p>
      <text:p text:style-name="P1">something,Kalos being my very last regional journey and i had 5 leagues-but to my harsh</text:p>
      <text:p text:style-name="P1">awakening i found you can't take a w.. as your</text:p>
      <text:p text:style-name="P1">sister no matter how may you try and the b.. did</text:p>
      <text:p text:style-name="P1">shine in all her glorious s.. to pull off a stunt on</text:p>
      <text:p text:style-name="P1">me.anyhow thats a different story,you see I didn't</text:p>
      <text:p text:style-name="P1">do all those even with you then and the only time</text:p>
      <text:p text:style-name="P1">we did,it was only a moment too emotional for</text:p>
      <text:p text:style-name="P1">both of us,or maybe i was a h.. b.. that</text:p>
      <text:p text:style-name="P1">day,but i hugged you many times and that was it</text:p>
      <text:p text:style-name="P1">for me but as far as i know,i didn't fel.."</text:p>
      <text:p text:style-name="P1"><text:soft-page-break/>Misty(sobbing uncontrollably) : "Ash,<text:span text:style-name="T25">please..stop..let me speak..</text:span>all</text:p>
      <text:p text:style-name="P1">you're trying so hard to tell me is that you've been</text:p>
      <text:p text:style-name="P1">kissed only 3 times,and only once did you</text:p>
      <text:p text:style-name="P1">intentionally do it and expect me to believe you</text:p>
      <text:p text:style-name="P1">given simply what you've said earlier just now?"</text:p>
      <text:p text:style-name="P1">Ash : "no i must be clear to you,did i ever by any</text:p>
      <text:p text:style-name="P1">means improperly behaved with you,you of all</text:p>
      <text:p text:style-name="P1">girls?"</text:p>
      <text:p text:style-name="P1">Misty(sobbing) : "and neither then would you do</text:p>
      <text:p text:style-name="P1">so to.."</text:p>
      <text:p text:style-name="P1">Ash(Sternly) : "cause I don't want to Misty,i don'thave to nor do i need to.you also can realize</text:p>
      <text:p text:style-name="P1">publicity stunts very well and Serena was i thought</text:p>
      <text:p text:style-name="P1">only being childish and i didn't tell her about you</text:p>
      <text:p text:style-name="P1">cause you weren't with me then and it would've</text:p>
      <text:p text:style-name="P1">encouraged the s.. that she is even more and</text:p>
      <text:p text:style-name="P1">which anyhow did,giving me the lesson once a</text:p>
      <text:p text:style-name="P1">w..,always a w.."</text:p>
      <text:p text:style-name="P1">Misty(sobbing) : "so your inaction didn't help you</text:p>
      <text:p text:style-name="P1">then?"</text:p>
      <text:p text:style-name="P1">Ash : "well,i tell you then frankly my views as i did</text:p>
      <text:p text:style-name="P1">in that note.</text:p>
      <text:p text:style-name="P1">I DONT KISS URINE and STOOL"</text:p>
      <text:p text:style-name="P1">Misty(crying) : "so i'm also.."</text:p>
      <text:p text:style-name="P1">Ash :"the only exception.To me you're not just this</text:p>
      <text:p text:style-name="P1">body or these emotions that you're showing</text:p>
      <text:p text:style-name="P1">now,you're far far beyond,i wish i knew it perfectly</text:p>
      <text:p text:style-name="P1">before but sadly i didn't.i have had chances to be</text:p>
      <text:p text:style-name="P1">all over a thousand girls including you and i</text:p>
      <text:p text:style-name="P1">could've jumped upon you just about anytime and</text:p>
      <text:p text:style-name="P1"><text:soft-page-break/>apart from you i still have had enough s.. recently</text:p>
      <text:p text:style-name="P1">even more..,but the thing is that except you there's pus and urine and in case of you i don't have to be</text:p>
      <text:p text:style-name="P1">all over you at all nor have i ever seen you or will in</text:p>
      <text:p text:style-name="P1">the same light as i have and will in case of <text:span text:style-name="T26">all </text:span>others</text:p>
      <text:p text:style-name="P1">which includes..”</text:p>
      <text:p text:style-name="P1">Misty : "Ash,your're insulting the whole.."</text:p>
      <text:p text:style-name="P1">Ash : "did you kiss Ash Ketchum or the</text:p>
      <text:p text:style-name="P1">saliva,spit,cough.."</text:p>
      <text:p text:style-name="P1">Misty(crying) : "Please.."</text:p>
      <text:p text:style-name="P1">Ash : "if you've kissed Ash Ketchum you can be</text:p>
      <text:p text:style-name="P1">happy about it as am I,unless you realize this i</text:p>
      <text:p text:style-name="P1">must go further with this"</text:p>
      <text:p text:style-name="P1">Misty(sobbing) : "what are you trying to.."</text:p>
      <text:p text:style-name="P1">Ash : "the others have</text:p>
      <text:p text:style-name="P1">touched,fondled,kissed,liked,became friends</text:p>
      <text:p text:style-name="P1">with,is greatfull to was kind to,so on so on..all</text:p>
      <text:p text:style-name="P1">that's not Ash Ketchum.Only my Mom,my</text:p>
      <text:p text:style-name="P1">Pokemons and YOU,MISTY WATERFLOWER,has</text:p>
      <text:p text:style-name="P1">ever got the Ash Ketchum that i'm"</text:p>
      <text:p text:style-name="P1">Misty(with tears) : "Ash you want me to bel.."</text:p>
      <text:p text:style-name="P1">Ash : "fine,then did you fish out a mass of flesh and urine that fine afternoon in a godforsaken</text:p>
      <text:p text:style-name="P1">forest lake or did you..No don't interrupt,i'm going</text:p>
      <text:p text:style-name="P1">to the bottom of this only then i myself will never</text:p>
      <text:p text:style-name="P1">show my face to you.BE PATIENT.you got me out</text:p>
      <text:p text:style-name="P1">of there,probably saving both my and Pikachu's</text:p>
      <text:p text:style-name="P1">life,then i borrowed you bi-cycle and the rest you</text:p>
      <text:p text:style-name="P1">know.What made you fall for me?"</text:p>
      <text:p text:style-name="P1">Misty(with tears) :" you tendered Pikachu,you.."</text:p>
      <text:p text:style-name="P1">Ash : "it's not a question of what i did,you've seen</text:p>
      <text:p text:style-name="P1"><text:soft-page-break/>everyone and me...same stool and urine,but the</text:p>
      <text:p text:style-name="P1">rest were not whereas I was,why?you couldn't help</text:p>
      <text:p text:style-name="P1">it,right?"</text:p>
      <text:p text:style-name="P1">Misty(screams out,sobbing fanatically) : "No,and i</text:p>
      <text:p text:style-name="P1">wish i could..i.."</text:p>
      <text:p text:style-name="P1">Ash(shaking Misty) : "please Misty,be patient we're</text:p>
      <text:p text:style-name="P1">only beginning..your</text:p>
      <text:p text:style-name="P1">answers,generosity,kindness,warmth or the look</text:p>
      <text:p text:style-name="P1">the skills..i've had enough with these nonsense my</text:p>
      <text:p text:style-name="P1">entire life.if you can honestly say you liked me</text:p>
      <text:p text:style-name="P1">because of something i will instantly give up on</text:p>
      <text:p text:style-name="P17">you"</text:p>
      <text:p text:style-name="P17">Misty(crying,scream) : "what do you want me to</text:p>
      <text:p text:style-name="P1">confess,Ash? i just liked you I don't know why,i</text:p>
      <text:p text:style-name="P1">couldn't help.."</text:p>
      <text:p text:style-name="P1">Ash : "right stay with me on this.Other people have</text:p>
      <text:p text:style-name="P1">liked me for a reason,except My Mom and My</text:p>
      <text:p text:style-name="P1">Pokemons..i like my mom because of nothing,i</text:p>
      <text:p text:style-name="P1">like my pokemons because of nothing,my</text:p>
      <text:p text:style-name="P1">pokemons may've been charmed with my care but</text:p>
      <text:p text:style-name="P1">i've released Butterfree some 1<text:span text:style-name="T27">6</text:span> years ago,why</text:p>
      <text:p text:style-name="P1">does his children's i don't know who they are</text:p>
      <text:p text:style-name="P1">even,mine passed away ages ago..why they keep</text:p>
      <text:p text:style-name="P1">coming back?why all of my pokemons don't leave</text:p>
      <text:p text:style-name="P1">me despite me leaving them at places? Pikachu</text:p>
      <text:p text:style-name="P1">never was cared because of his temperament,i did</text:p>
      <text:p text:style-name="P1">care but he refused to go into a</text:p>
      <text:p text:style-name="P1">Pokeball,Bulbasaur refused to leave or</text:p>
      <text:p text:style-name="P1">evolve,Haunter came to me on his own will,and</text:p>
      <text:p text:style-name="P1">many more.i've given them full license,when i</text:p>
      <text:p text:style-name="P1"><text:soft-page-break/>trained them it was more <text:span text:style-name="T27">then most and then later all</text:span> fun than training and you</text:p>
      <text:p text:style-name="P1">know all of these.they've stayed with me because</text:p>
      <text:p text:style-name="P1">they like Ash Ketchum not my blah,blah,blah,something.After Sinnoh i singled</text:p>
      <text:p text:style-name="P1">out each and sternly told them they can leave after</text:p>
      <text:p text:style-name="P1">they choked in the final leaving Pikachu all alone</text:p>
      <text:p text:style-name="P1">even after I won,they didn't,i've been out to catch</text:p>
      <text:p text:style-name="P1">them battle them do whatever i want to do with</text:p>
      <text:p text:style-name="P1">them,they kept liking me.they didn't have to,why?</text:p>
      <text:p text:style-name="P1">they don't know.are you listening?"</text:p>
      <text:p text:style-name="P1">Misty(dizzy) : "yes.."</text:p>
      <text:p text:style-name="P1">Ash(shaking her) : "Stay on this,we're exactly here</text:p>
      <text:p text:style-name="P1">and look around you,Ganger,Noivern,Gerninja,my</text:p>
      <text:p text:style-name="P1">own dark type pokemons,they can't breed due to</text:p>
      <text:p text:style-name="P1">their heightened powers,i never forced them,they</text:p>
      <text:p text:style-name="P1">chose it themselves-for me,what assurance i gave</text:p>
      <text:p text:style-name="P1">them that I won't drain them later breaking my</text:p>
      <text:p text:style-name="P1">promise,you know very well that this evolution is</text:p>
      <text:p text:style-name="P1">possible if only they will and not just any dark</text:p>
      <text:p text:style-name="P1">pokemon can reach this stage,very selected can</text:p>
      <text:p text:style-name="P1">and they themselves have to comply only then this</text:p>
      <text:p text:style-name="P1">happenes,why,why have they done this despite me</text:p>
      <text:p text:style-name="P1">rather dissuading them consistently? i wanted to</text:p>
      <text:p text:style-name="P1">recall them,i've been afraid of loosing,i wanted to surrender,i wanted them to save themselves not</text:p>
      <text:p text:style-name="P1">go too far,THEY REFUSED.i wanted them to have</text:p>
      <text:p text:style-name="P1">their lives,THEY REFUSED,you know after Sinnoh i</text:p>
      <text:p text:style-name="P1">tortured Bulbasaur of all,He Refused to leave</text:p>
      <text:p text:style-name="P1">me,after Team Rocket,i abandoned Snorlax in a</text:p>
      <text:p text:style-name="P1">place,from where for his type,none can return to</text:p>
      <text:p text:style-name="P1"><text:soft-page-break/>the Lab alive,he returned for me,i drove Charizard</text:p>
      <text:p text:style-name="P1">away,he Refused to be left..hell,after <text:span text:style-name="T28">Sinnoh Elite4</text:span> i did</text:p>
      <text:p text:style-name="P1">the biggest thing,I left Pikachu after draining some</text:p>
      <text:p text:style-name="P1">of his energy,he refused to leave me,and</text:p>
      <text:p text:style-name="P1">miraculously got back to full strength as soon as i</text:p>
      <text:p text:style-name="P1">accepted him back and i've tested it on all except</text:p>
      <text:p text:style-name="P1">my mom,whom i don't have to test unless i'm a b..</text:p>
      <text:p text:style-name="P1">and i can go on and on about it, and why i kept</text:p>
      <text:p text:style-name="P1">winning from any situation as i didn't ever tell my</text:p>
      <text:p text:style-name="P1">pokemons that battling was more important even</text:p>
      <text:p text:style-name="P1">in my dreams? they've given their lives to me-</text:p>
      <text:p text:style-name="P1">why?"</text:p>
      <text:p text:style-name="P1">Misty(tears,bit sobbing) : "Ash its your.."</text:p>
      <text:p text:style-name="P1">Ash(laugh) : "what s..?what?..Ganger she doesn't</text:p>
      <text:p text:style-name="P1">talk listens,cognizes every word,when i feel like she's off..what is it Misty,huh?!?what are you trying</text:p>
      <text:p text:style-name="P1">to get at?...your.your.your.your..sounds exactly</text:p>
      <text:p text:style-name="P1">what you <text:span text:style-name="T29">are and</text:span> you are a wh..,Misty is a wh.. SHUT THE</text:p>
      <text:p text:style-name="P1">F.. UP!..your!..but wait (laugh)..i know it...your..well</text:p>
      <text:p text:style-name="P1">lets see why Misty s.. became infatuated with a h..</text:p>
      <text:p text:style-name="P1">b.. like Ash from the very beginning(laugh)..here it</text:p>
      <text:p text:style-name="P1">is..my look,my skill,your gratitude,my</text:p>
      <text:p text:style-name="P1">gratitude,your infatuation,your dream,your</text:p>
      <text:p text:style-name="P1">crush,my money,my body,my fame,my</text:p>
      <text:p text:style-name="P1">kindness,my warmth,my gallantry,my</text:p>
      <text:p text:style-name="P1">generosity,my friendship,my closure,my help,my</text:p>
      <text:p text:style-name="P1">affection, my benevolence,my passion,my</text:p>
      <text:p text:style-name="P1">heart,my smile,my intelligence,my</text:p>
      <text:p text:style-name="P1">achievements,my compassion,my social skills,my</text:p>
      <text:p text:style-name="P1">social services,my valour,my vigour,my honesty,my</text:p>
      <text:p text:style-name="P1"><text:soft-page-break/>success,my goodness,my truthfullness,my</text:p>
      <text:p text:style-name="P1">plight,my distress,my position,my condition,my</text:p>
      <text:p text:style-name="P1">troubles,my profession(brusts into laughter)-</text:p>
      <text:p text:style-name="P1">oh!My Mind/was I kind/why rewind/(scream)I'm</text:p>
      <text:p text:style-name="P1">not BLIND...Ganger off..</text:p>
      <text:p text:style-name="P1">(few Minutes Later)Misty(sobbing, lying down on grass,looking at</text:p>
      <text:p text:style-name="P1">Ash) : "um..Ash..come.."</text:p>
      <text:p text:style-name="P1">Ash(frown) : "what?lie down <text:span text:style-name="T30">on top of</text:span> you and f.. you</text:p>
      <text:p text:style-name="P1">the few more moments you've left <text:span text:style-name="T31">in your f.. life of a f.. s..</text:span>?</text:p>
      <text:p text:style-name="P1">Misty(tries to scream) : "your soul.."</text:p>
      <text:p text:style-name="P1">(chokes)..almost faints,pokemons cure her)..</text:p>
      <text:p text:style-name="P1">Ash(frown) : "what is a soul?"</text:p>
      <text:p text:style-name="P1">Misty(sobbs uncontrollably) : "Ash please it your</text:p>
      <text:p text:style-name="P1">self..it's just you..."</text:p>
      <text:p text:style-name="P1">Ash(scream) : "RIGHT!IT'S ME,NOT MINE.why my</text:p>
      <text:p text:style-name="P1">mom loves me?even if i kick her out of home</text:p>
      <text:p text:style-name="P1">tomorrow without giving her any means she'll</text:p>
      <text:p text:style-name="P1">deep down still want only to reconcile not to</text:p>
      <text:p text:style-name="P1">destroy me.why?why is it that people like me who</text:p>
      <text:p text:style-name="P1">didn't have to?</text:p>
      <text:p text:style-name="P1">Misty(sobbing, uncontrollably,sitting up,tears) :</text:p>
      <text:p text:style-name="P1">"Ash,i.."</text:p>
      <text:p text:style-name="P1">Ash(extremely agitated) : "such charm i've on you</text:p>
      <text:p text:style-name="P1">ain't it doll?that now you're thinking your Ash is</text:p>
      <text:p text:style-name="P1">FINALLY back to you again to unchaste you,then</text:p>
      <text:p text:style-name="P1">LISTEN i'm doing all these to rob whatever you'veleft now,yeah that's what my real intension is- lets</text:p>
      <text:p text:style-name="P1">battle doll,shall we?...YOU'LL HAVE TO LISTEN if</text:p>
      <text:p text:style-name="P1">you want to die peacefully,GET UP!..you 3 brats</text:p>
      <text:p text:style-name="P1"><text:soft-page-break/>make her stand up..yes..lets battle s..</text:p>
      <text:p text:style-name="P1">empress,lets battle(laugh,Misty sobbs</text:p>
      <text:p text:style-name="P1">uncontrollably)..i cheated on you with just about</text:p>
      <text:p text:style-name="P1">any w.. you can imagine,and while i was enjoying</text:p>
      <text:p text:style-name="P1">their ...,i laughed at your loyalty and then i'd cheat</text:p>
      <text:p text:style-name="P1">on that w.. with another s.. and so on and i'll do it</text:p>
      <text:p text:style-name="P1">again and again and again on everyone,i'll do this</text:p>
      <text:p text:style-name="P1">to every single person including you all my life i'll</text:p>
      <text:p text:style-name="P1">become the devil that'll leave a mark on people for</text:p>
      <text:p text:style-name="P1">a long time..i'll deceive you with the mask</text:p>
      <text:p text:style-name="P1">of..MISTY(vigorously shaking her),LISTEN..no you</text:p>
      <text:p text:style-name="P1">can't still faint..(laugh).. longing to be f.. around</text:p>
      <text:p text:style-name="P1">since the very first sight ain't it?(brusts into</text:p>
      <text:p text:style-name="P1">laughter,Misty totally breaks down in tears,wants</text:p>
      <text:p text:style-name="P1">to drink water,Gerninja provides it..a few moments</text:p>
      <text:p text:style-name="P1">later)</text:p>
      <text:p text:style-name="P1">(solemn,sits Misty down,who lies down again,</text:p>
      <text:p text:style-name="P1">uncontrollably crying)..i forgot sometimes peoplehelped me and all that just having a look-a this</text:p>
      <text:p text:style-name="P1">boy is sweet it seemed to this...sweet,warm,kind...</text:p>
      <text:p text:style-name="P1">(scream)F.. all of that, there's a f.. reason behind</text:p>
      <text:p text:style-name="P1">all f.. that i received.."</text:p>
      <text:p text:style-name="P1">Misty(sobbing,mild exhausted voice) : "Ash..i.."</text:p>
      <text:p text:style-name="P1">Ash(frown) : "you don't know what that X factor</text:p>
      <text:p text:style-name="P1">was?"</text:p>
      <text:p text:style-name="P1">Misty(sobbing uncontrollably) : "Ash,did i.."</text:p>
      <text:p text:style-name="P1">Ash(solemn) : "no it's not a matter of fault or</text:p>
      <text:p text:style-name="P1">blame,all i'm saying is that you were there and felt</text:p>
      <text:p text:style-name="P1">what you felt but didn't know why..i certainly</text:p>
      <text:p text:style-name="P1">wasn't the prettiest h.. b.. at <text:span text:style-name="T1138">15</text:span> and i know that.."</text:p>
      <text:p text:style-name="P1">Misty(trying to sit on the bench beside Ash) :</text:p>
      <text:p text:style-name="P1"><text:soft-page-break/>"Ash,please, let's.."</text:p>
      <text:p text:style-name="P1">Ash(angry,Makes Misty sit on the grass) : "Shut</text:p>
      <text:p text:style-name="P1">the f.. up <text:span text:style-name="T1139">b..</text:span>!just two words and a professional s..</text:p>
      <text:p text:style-name="P1">that you are coming all over for her only Ash!Stay</text:p>
      <text:p text:style-name="P1">where you are!..</text:p>
      <text:p text:style-name="P1">Misty(uncontrollably crying) : "Ash..i'm..i'm</text:p>
      <text:p text:style-name="P1">sorry...sorry..i didn't...(brusts into tears)"</text:p>
      <text:p text:style-name="P1">Ash(laugh) : "want to break up with you but <text:span text:style-name="T1140">you see</text:span> i got so h.. that just before i got f.. by Green,so i had to</text:p>
      <text:p text:style-name="P1">cause i thought i might get(brusts into laughter)..</text:p>
      <text:p text:style-name="P1">what's that damned word..(brusts into</text:p>
      <text:p text:style-name="P1">laughter)s..?(brusts into laughter).."</text:p>
      <text:p text:style-name="P1">Misty(again almost fainted but pokemons keep</text:p>
      <text:p text:style-name="P1">her up,5 minutes later, sobbing uncontrollably) :</text:p>
      <text:p text:style-name="P1">"Ash...just.."</text:p>
      <text:p text:style-name="P1">Ash(brusts into laughter) : "you all,she doesn't talk</text:p>
      <text:p text:style-name="P1">only cogitate..Oh!i get you now s..,that day you</text:p>
      <text:p text:style-name="P1">were so h.. you forgot to put up your sweet greeny</text:p>
      <text:p text:style-name="P1">... so when your beau greeny came in, obviously</text:p>
      <text:p text:style-name="P1">without the Misty stuffs as he was with his</text:p>
      <text:p text:style-name="P1">Misty(brusts into laughter),Misty s.. and Ah!the</text:p>
      <text:p text:style-name="P1">day!Ah!the joy..so you both f.. hard without p.. thus</text:p>
      <text:p text:style-name="P1">you were sure you'll get .. which you did but before</text:p>
      <text:p text:style-name="P1">that you cut me off then he went away and now</text:p>
      <text:p text:style-name="P1">has taken away his k.. so you're depressed that</text:p>
      <text:p text:style-name="P1">your k.. aren't with you(brusts into laughter)..or is</text:p>
      <text:p text:style-name="P1">it that you like that day have had too many a... that</text:p>
      <text:p text:style-name="P1">means in battle -surrender?(laughes</text:p>
      <text:p text:style-name="P1">uncontrollably).you all off.."</text:p>
      <text:p text:style-name="P1">Misty(lies down,sobbing uncontrollably,few</text:p>
      <text:p text:style-name="P1">minutes later) : "this was all wasn't it Ash for</text:p>
      <text:p text:style-name="P1"><text:soft-page-break/>my..my..(brusts into tears)"</text:p>
      <text:p text:style-name="P1">Ash(frown) : "I know only too well you were not the</text:p>
      <text:p text:style-name="P1">one who invited that f.. there that day,and i didn't</text:p>
      <text:p text:style-name="P1">know him then..so don't worry about that b.."</text:p>
      <text:p text:style-name="P1">Misty(shivering and sobbing uncontrollably) : "i</text:p>
      <text:p text:style-name="P1">was just.."</text:p>
      <text:p text:style-name="P1">Ash(frown) : "your Ash was cheating on you and</text:p>
      <text:p text:style-name="P1">that just killed you..you know what Misty,i tell you</text:p>
      <text:p text:style-name="P1">something,you were cheering me up all the time</text:p>
      <text:p text:style-name="P1">since the 1st day <text:span text:style-name="T1141">during training</text:span>,so may be you were there</text:p>
      <text:p text:style-name="P1">because i was good at battling or you thought i</text:p>
      <text:p text:style-name="P1">was so why don't i charm you with what i've got</text:p>
      <text:p text:style-name="P1">now so that you can't help but to un.. youself right</text:p>
      <text:p text:style-name="P1">now..see my exact power now..(release</text:p>
      <text:p text:style-name="P1">Gyarados).."</text:p>
      <text:p text:style-name="P1">Misty(sits up,shivering) : "Gyar.."</text:p>
      <text:p text:style-name="P1">Ash(grin) : "Right,you own sweety,12 years ago</text:p>
      <text:p text:style-name="P1">saw your soul..that is(laugh)..anyhow,now try to turn her on against me and</text:p>
      <text:p text:style-name="P1"><text:span text:style-name="T1142">Heracross</text:span>..<text:span text:style-name="T1142">Heracross</text:span>(<text:span text:style-name="T1142">Heracross</text:span> comes)..come</text:p>
      <text:p text:style-name="P1">here..you three brats..make her</text:p>
      <text:p text:style-name="P1">stand up till my wish,you know the rest..(Gyarados</text:p>
      <text:p text:style-name="P1">looks at Misty,all flustered)..</text:p>
      <text:p text:style-name="P1">(laugh)..Misty,Misty,Misty!..such a sweet name for</text:p>
      <text:p text:style-name="P1">such a sweet <text:span text:style-name="T1143">innocent </text:span>chaste s..,you know whats</text:p>
      <text:p text:style-name="P1">happening,i'm faking myself and telling <text:span text:style-name="T1144">Heracross</text:span></text:p>
      <text:p text:style-name="P1">to connect me to Gyarados as much as <text:span text:style-name="T1145">s</text:span>he can</text:p>
      <text:p text:style-name="P1">and tell <text:span text:style-name="T1145">her</text:span> this is all because i cherish your</text:p>
      <text:p text:style-name="P1">Master and she's not listening..your own</text:p>
      <text:p text:style-name="P1">Gyarados,taming whom you realized who you are</text:p>
      <text:p text:style-name="P1">and you became the best Water Pokemon master</text:p>
      <text:p text:style-name="P1"><text:soft-page-break/>once <text:span text:style-name="T1146">only</text:span>,that Gyarados doesn't know who is who</text:p>
      <text:p text:style-name="P1">and you can do nothing about it ever chaste</text:p>
      <text:p text:style-name="P1">b...WHY cause you STILL think your ASH will</text:p>
      <text:p text:style-name="P1">come back to You..look at</text:p>
      <text:p text:style-name="P1">yourself(smirk,laugh)..and(scream) LOOK AT MY</text:p>
      <text:p text:style-name="P1">POWER.."</text:p>
      <text:p text:style-name="P1">Misty(sits down on the Grass,Ash returns all her</text:p>
      <text:p text:style-name="P1">pokeballs and recalls Gyarados after patring herhead gently,and tells <text:span text:style-name="T1147">Heracross to return</text:span>)..</text:p>
      <text:p text:style-name="P1">Ash(grin) : "s<text:span text:style-name="T1148">aw</text:span> Misty s..,what <text:span text:style-name="T1149">Pokemon Master</text:span></text:p>
      <text:p text:style-name="P1">means..No,you can't faint just yet unless you're</text:p>
      <text:p text:style-name="P1">too drained out of your j... by all that that have had</text:p>
      <text:p text:style-name="P1">their chances..i've only begun..i've cheated on</text:p>
      <text:p text:style-name="P1">everyone with this,this mask of civility,honesty,i'm</text:p>
      <text:p text:style-name="P1">enjoying your current plight and i know you still</text:p>
      <text:p text:style-name="P1">can't forget me and will come running back to be</text:p>
      <text:p text:style-name="P1">s.. around all over the first moment i want you</text:p>
      <text:p text:style-name="P1">to..and i'll torture you like this for the rest of your</text:p>
      <text:p text:style-name="P1">life,you'll feel the pain of my separation when</text:p>
      <text:p text:style-name="P1">your're with your kids,husband,</text:p>
      <text:p text:style-name="P1">grandchildren,when you're first baby arrives,you'll</text:p>
      <text:p text:style-name="P1">still think about me as the father,when you'll be ...</text:p>
      <text:p text:style-name="P1">with anybody including your husband,all you'll</text:p>
      <text:p text:style-name="P1">think is only me..you'll run back to me from</text:p>
      <text:p text:style-name="P1">beyond death,Misty,if i wanted you to..i'll accuse</text:p>
      <text:p text:style-name="P1">you of infidelity with the very dearest friends,you'll</text:p>
      <text:p text:style-name="P1">still have only praise for me,i'll defame you,i'll</text:p>
      <text:p text:style-name="P1">throw you to the masses that want your ...everyday and you still will like me...Misty,you'll</text:p>
      <text:p text:style-name="P1">think of leaving your own children for my sake if i</text:p>
      <text:p text:style-name="P1">so wanted,you'll think of leaving your beloved</text:p>
      <text:p text:style-name="P1"><text:soft-page-break/>husband for my sake if i so wanted and though</text:p>
      <text:p text:style-name="P1">duty then would bind you,your heart will be at MY</text:p>
      <text:p text:style-name="P1">feet not to them..Misty,this little chaste life of</text:p>
      <text:p text:style-name="P1">yours has been doomed when you decided to not</text:p>
      <text:p text:style-name="P1">leave me that day 17 years back..and i'm so much</text:p>
      <text:p text:style-name="P1">loving the every bit of your</text:p>
      <text:p text:style-name="P1">suffering,plight,death,you are a Hall of Fame Gym</text:p>
      <text:p text:style-name="P1">Leader,but now you've been drained of the last bit</text:p>
      <text:p text:style-name="P1">of life you had left in you before you came here</text:p>
      <text:p text:style-name="P1">today...Misty,in reality with all that you've had and</text:p>
      <text:p text:style-name="P1">will have,your no more than a roads.. s..</text:p>
      <text:p text:style-name="P1">performing to the claps of her f... all the while she</text:p>
      <text:p text:style-name="P1">dreams of someone else ... her,that's exactly who</text:p>
      <text:p text:style-name="P1">you will be even more after you walk out from here</text:p>
      <text:p text:style-name="P1">unless you die right now,which is again what you</text:p>
      <text:p text:style-name="P1">won't or even if you do your very last thought</text:p>
      <text:p text:style-name="P1">would be me, beyond that too i'll be there f..</text:p>
      <text:p text:style-name="P1">you,cause STILL its your ASH isn't it,dieMisty,die,i'm killing you,I,Your Ash,take your time</text:p>
      <text:p text:style-name="P1">today nobody will come here today to save you or</text:p>
      <text:p text:style-name="P1">disturb me cause this area is all mine,i've a share</text:p>
      <text:p text:style-name="P1">here in the Lab that they themselvs have given me</text:p>
      <text:p text:style-name="P1">as honour and i can do whatever i want to do</text:p>
      <text:p text:style-name="P1">here,and i need no physical force to kill a s.. up s..</text:p>
      <text:p text:style-name="P1">you totally devoid of any s.. or life to begin</text:p>
      <text:p text:style-name="P1">with..die Misty,die slowly,let me enjoy your</text:p>
      <text:p text:style-name="P1">slow,tedious approach to the eventual,all the while</text:p>
      <text:p text:style-name="P1">you STILL try to remember the moment you first</text:p>
      <text:p text:style-name="P1">saw me to console yourself and forgive me and</text:p>
      <text:p text:style-name="P1">return to me from beyond death-STILL...But</text:p>
      <text:p text:style-name="P1">This,This is Exactly who i'm in reality."</text:p>
      <text:p text:style-name="P1"><text:soft-page-break/>(30 minutes later)</text:p>
      <text:p text:style-name="P1">Misty(lying down on the grass,now looking at the</text:p>
      <text:p text:style-name="P1">Sky,tearfull eyes,sobbing) : "..Ash.."</text:p>
      <text:p text:style-name="P1">Ash(grin) : "want more s.. s.. ?"</text:p>
      <text:p text:style-name="P1">Misty(sobbing,sitting up) : "Ash..can.."</text:p>
      <text:p text:style-name="P1">Ash(frown) : "yes,you can ask and take your time"</text:p>
      <text:p text:style-name="P1">Misty(a bit later,sobbing still) : "Ash..i'll come back</text:p>
      <text:p text:style-name="P1">to you..(Ash Grins)..(very agitated)..No,Listen..i'llstill come back to you no matter what you do to</text:p>
      <text:p text:style-name="P1">me..(cries again)..Ash...i want to..(tries to stand</text:p>
      <text:p text:style-name="P1">up)"</text:p>
      <text:p text:style-name="P1">Ash(frown,makes Misty sit again on the grass) :</text:p>
      <text:p text:style-name="P1">"get f.. by me?relax,all in good times,(laugh)how</text:p>
      <text:p text:style-name="P1">lucky am I to have such a devoted b.."</text:p>
      <text:p text:style-name="P1">Misty(cries and screams) : "Ash.. Shut up..i want.."</text:p>
      <text:p text:style-name="P1">Ash(frown) : "fine take your time go on"</text:p>
      <text:p text:style-name="P1">Misty(sobbing) : "Ash..i'll return to you..i just...i...i</text:p>
      <text:p text:style-name="P1">just i've to...i..i can't.."</text:p>
      <text:p text:style-name="P1">Ash(frown) : "help but to be f.. around by me?..no</text:p>
      <text:p text:style-name="P1">you have just had enough s.."</text:p>
      <text:p text:style-name="P1">Misty(scream and falls down) : "Ash,i'll.."</text:p>
      <text:p text:style-name="P1">Ash(solemn) : "die to come back and be f.. around</text:p>
      <text:p text:style-name="P1">again?(Misty uncontrollably</text:p>
      <text:p text:style-name="P1">cries)...what(laugh)..juat once Ash,just once..i've</text:p>
      <text:p text:style-name="P1">been f.. by so many but you,please Ash..just f.. me</text:p>
      <text:p text:style-name="P1">once..please(brusts into laughter)...</text:p>
      <text:p text:style-name="P1">Misty(few moments later,sobbing) : "yeah,exactly..</text:p>
      <text:p text:style-name="P1">(tries to undr..)"</text:p>
      <text:p text:style-name="P1">Ash(frown) : "Bulbasaur tie her up(Bulbasaur tiesMisty up completely)...just everything is blank to</text:p>
      <text:p text:style-name="P1">you unless there's your Ash..so see Misty s...that's</text:p>
      <text:p text:style-name="P1"><text:soft-page-break/>what i'm saying,my pokemons were bound to</text:p>
      <text:p text:style-name="P1">me,my mom was bound to me..they know me,its</text:p>
      <text:p text:style-name="P1">not something,its me,my soul that has done</text:p>
      <text:p text:style-name="P1">something to them..they can't leave me no matter</text:p>
      <text:p text:style-name="P1">what..soul,that my heart and mind combined is a</text:p>
      <text:p text:style-name="P1">mere reflection of..and unfortunately a s.. named</text:p>
      <text:p text:style-name="P1">MISTY WATERFLOWER is bound to me...except for</text:p>
      <text:p text:style-name="P1">you nobody has,is or going to see my soul(laugh)</text:p>
      <text:p text:style-name="P1">that i want to f.. around with anybody...(brusts into</text:p>
      <text:p text:style-name="P1">laughter)"</text:p>
      <text:p text:style-name="P1">Misty(sobbing) : "Ash.."</text:p>
      <text:p text:style-name="P1">Ash(solemn) : "you see the rest is</text:p>
      <text:p text:style-name="P1">sludge,garbage,body,emotions, generosity and so</text:p>
      <text:p text:style-name="P1">on..pus,cough,urine,spit-i know friends i know</text:p>
      <text:p text:style-name="P1">people i have a bond with them its mental or</text:p>
      <text:p text:style-name="P1">emotional or even from heart but if i ever to see</text:p>
      <text:p text:style-name="P1">them under the light of my soul,which is</text:p>
      <text:p text:style-name="P1">independent of my mental or physical</text:p>
      <text:p text:style-name="P1">existence,all i would see in the dearest friends ofmine if i have to in case they cross the line and try</text:p>
      <text:p text:style-name="P1">to enter my soul,i will like i did when Serena tried</text:p>
      <text:p text:style-name="P1">that,like when Brock thought i'm ashamed of</text:p>
      <text:p text:style-name="P1">myself that i ever met him or you,like when Gary</text:p>
      <text:p text:style-name="P1">thought i'm saying his child isn't his own-i know</text:p>
      <text:p text:style-name="P1">their reasons perfectly Misty,i do,but you see,in the</text:p>
      <text:p text:style-name="P1">end to them Ash Ketchum is no more than</text:p>
      <text:p text:style-name="P1">Pus,Stool,Urine,Cough,Spit,Fa..No LET ME</text:p>
      <text:p text:style-name="P1">FINISH..i'm just that at the end of the day to them</text:p>
      <text:p text:style-name="P1">and so are they to me."</text:p>
      <text:p text:style-name="P1">Misty(tears,not sobbing anymore) : "Ash..i've to.."</text:p>
      <text:p text:style-name="P1">Ash(frown) : "all in good times Misty s..!"</text:p>
      <text:p text:style-name="P1"><text:soft-page-break/>Misty(cries out uncontrollably) : "Ash,just.."</text:p>
      <text:p text:style-name="P1">Ash(laugh) : "stop calling a s.. a s..?(Misty almost</text:p>
      <text:p text:style-name="P1">faints and vomits but the Pokemons make her</text:p>
      <text:p text:style-name="P1">well)..please stay calm,Misty Waterflower,Hall of</text:p>
      <text:p text:style-name="P1">Fame Water Gym-should behave exactly like that</text:p>
      <text:p text:style-name="P1">and laugh to death rather than being a s.. to</text:p>
      <text:p text:style-name="P1">death..i'm saying what i see in other men or</text:p>
      <text:p text:style-name="P1">women-stool and urine and what they see in me</text:p>
      <text:p text:style-name="P1">which is exactly stool and urine-that's the realityMisty,that's the Reality.."</text:p>
      <text:p text:style-name="P1">Misty(lying on the grass still sobbing and hickkup</text:p>
      <text:p text:style-name="P1">uncontrollably) : "A..."</text:p>
      <text:p text:style-name="P1">Ash(frown) : "Gerninja(water guns,Misty drinks</text:p>
      <text:p text:style-name="P1">water and the Pokemons again tender her to</text:p>
      <text:p text:style-name="P1">become better)but you know what Misty s..(Misty</text:p>
      <text:p text:style-name="P1">almost fainted but the Pokemons cure her up</text:p>
      <text:p text:style-name="P1">again but she vomits again,Ash finally picks her up</text:p>
      <text:p text:style-name="P1">and all cure her up),Misty it's ok,i won't call</text:p>
      <text:p text:style-name="P1">names,but you can't see me like pus and cough no</text:p>
      <text:p text:style-name="P1">matter what i do..you just can't and..No..i'll finish</text:p>
      <text:p text:style-name="P1">this.i know what you're thinking..it's true,Misty,the</text:p>
      <text:p text:style-name="P1">thing is that neither can i.I can't see you as sludge</text:p>
      <text:p text:style-name="P1">even if i try to no matter how much.i see good</text:p>
      <text:p text:style-name="P1">friends and so on then i see you.. you're different</text:p>
      <text:p text:style-name="P1">than all of them,they need oiling,emotional</text:p>
      <text:p text:style-name="P1">oiling,social oiling,mental oiling,if i refuse to keep</text:p>
      <text:p text:style-name="P1">any contact with them they'll move on despite a</text:p>
      <text:p text:style-name="P1">good heart for me which will always be open and</text:p>
      <text:p text:style-name="P1">so will i but that's not the same for you,mom or</text:p>
      <text:p text:style-name="P1">take Pikachu..you can't move on,you'll staystagnant,just like what you youself became and</text:p>
      <text:p text:style-name="P1"><text:soft-page-break/>you know it..</text:p>
      <text:p text:style-name="P1">Misty(tears, shivering) : "Ash.."</text:p>
      <text:p text:style-name="P1">Ash(choked with emotion) : "you see Misty,i tell</text:p>
      <text:p text:style-name="P1">you why,yes your first attitude as well as mine</text:p>
      <text:p text:style-name="P1">were just crush,just infatuation,then we were</text:p>
      <text:p text:style-name="P1">dependent,on loyalty and so on,trust as is it.if i</text:p>
      <text:p text:style-name="P1">know i'm not immoral I won't doubt my partner at</text:p>
      <text:p text:style-name="P1">all,it's not even a question,even if turns out to be</text:p>
      <text:p text:style-name="P1">true that my partner has cheated on me.even then</text:p>
      <text:p text:style-name="P1">i'll continue my devotion,and i'll mercilessly kill</text:p>
      <text:p text:style-name="P1">myself to see if i was the one who was</text:p>
      <text:p text:style-name="P1">cheating.You see Misty,i didn't come back cause</text:p>
      <text:p text:style-name="P1">you were suffering like this and didn't have a</text:p>
      <text:p text:style-name="P1">boyfriend,i came back to tell you that you're more</text:p>
      <text:p text:style-name="P1">than my soulmate,Misty,you had great fame and</text:p>
      <text:p text:style-name="P1">still do(Misty tries to hug Ash)..(frown)..why s..,</text:p>
      <text:p text:style-name="P1">already h..?(Misty totally breaks down</text:p>
      <text:p text:style-name="P1">again),truely good people who would be loyal to</text:p>
      <text:p text:style-name="P1">you all life if you gave them the chance,you still do</text:p>
      <text:p text:style-name="P1">but now,you've picked up a reputation of a mentalwreck,your battling skills and pokemons will be</text:p>
      <text:p text:style-name="P1">affected by this and your Gym will be red</text:p>
      <text:p text:style-name="P1">flagged,leaving you out or you'll die from</text:p>
      <text:p text:style-name="P1">overworking at this rate,you're destroying yourself</text:p>
      <text:p text:style-name="P1">while i've become a Hall of Famer in Pokemon</text:p>
      <text:p text:style-name="P1">Training and can just about do anything i want,i</text:p>
      <text:p text:style-name="P1">busted team rocket,very few people are there in</text:p>
      <text:p text:style-name="P1">the world that doesn't adore me and cherish me</text:p>
      <text:p text:style-name="P1">also due to my helping nature i don't have to keep</text:p>
      <text:p text:style-name="P1">any contacts with anybody here and their</text:p>
      <text:p text:style-name="P1">resentment for me will be treated only as sour</text:p>
      <text:p text:style-name="P1"><text:soft-page-break/>grapes..(Pokémons again cure up Misty)..Misty,i</text:p>
      <text:p text:style-name="P1">virtually have a sway over just about anything</text:p>
      <text:p text:style-name="P1">including pokemons,people are dying for just a</text:p>
      <text:p text:style-name="P1">nod from me or a smile,i resigned from Hall of</text:p>
      <text:p text:style-name="P1">Fame but if i want they'll bring me back with</text:p>
      <text:p text:style-name="P1">cherries after cherries on top of the cake and i'll</text:p>
      <text:p text:style-name="P1">get away being licentious or loyal or anything that</text:p>
      <text:p text:style-name="P1">i want to be."</text:p>
      <text:p text:style-name="P1">Misty(cries) : "Ash..just.."</text:p>
      <text:p text:style-name="P1">Ash(firmly) : "i will finish only when i've got nomore to say..NOT BEFORE..as i was saying no</text:p>
      <text:p text:style-name="P1">matter how much i thought of you if you take it to</text:p>
      <text:p text:style-name="P1">be true that is,i still didn't destroy myself what</text:p>
      <text:p text:style-name="P1">you've set yourself out to do,why? see,i wouldn't</text:p>
      <text:p text:style-name="P1">have returned to you no matter what if only you</text:p>
      <text:p text:style-name="P1">had a boyfriend with whom you were even</text:p>
      <text:p text:style-name="P1">remotely happy..which you've never had as Gary</text:p>
      <text:p text:style-name="P1">told me before,as your one time closest-possible</text:p>
      <text:p text:style-name="P1">boyfriend,Green,told me before,as your very Own</text:p>
      <text:p text:style-name="P1">Sister Violet told my sources before..."</text:p>
      <text:p text:style-name="P1">Misty(sobbing,screams) : "Ash,those.."</text:p>
      <text:p text:style-name="P1">Ash(frown) : "that brat Green got upto you only</text:p>
      <text:p text:style-name="P1">because a man-wh.. encouraged him to,so i know</text:p>
      <text:p text:style-name="P1">who he actually is, DON'T BOTHER!LISTEN!</text:p>
      <text:p text:style-name="P1">Misty(trying to hold Ash's feet) : "Ash,please..i</text:p>
      <text:p text:style-name="P1">never..(brusts into tears)</text:p>
      <text:p text:style-name="P1">Ash(forces Misty away,screams) : "Stop that!you 4</text:p>
      <text:p text:style-name="P1">Brats,i'll kill you if you're not attentive..did i get this</text:p>
      <text:p text:style-name="P1">in retun(All Pokemons tenders Misty and cures</text:p>
      <text:p text:style-name="P1">her down)..i tell you 4, either she'll listen in full</text:p>
      <text:p text:style-name="P1"><text:soft-page-break/>cognition or i'll forsake all of you, draining away allof your energy..remember that well(All Pokemons</text:p>
      <text:p text:style-name="P1">becomes extremely attentive).."</text:p>
      <text:p text:style-name="P1">Misty(sobbing) : "Ash, you're.."</text:p>
      <text:p text:style-name="P1">Ash(frown) : "yeah i know it for 17 years now,stay</text:p>
      <text:p text:style-name="P1">calm!Listen!..then all these would've been out of</text:p>
      <text:p text:style-name="P1">question had you had a even proper date,but i had</text:p>
      <text:p text:style-name="P1">a feeling ever present that you won't be able to at</text:p>
      <text:p text:style-name="P1">all,i gave myself 4 long years Misty, without any</text:p>
      <text:p text:style-name="P1">contact whatsoever, without any hint of</text:p>
      <text:p text:style-name="P1">reconsideration whatsoever to anyone,and YOU</text:p>
      <text:p text:style-name="P1">PROVED ME RIGHT"</text:p>
      <text:p text:style-name="P1">Misty(crying) : "Ash i.."</text:p>
      <text:p text:style-name="P1">Ash : "Misty,my faith is from my soul and that's</text:p>
      <text:p text:style-name="P1">me,i've ever been the soul to you,you've known me</text:p>
      <text:p text:style-name="P1">exactly as that,may be Brock has as well but did</text:p>
      <text:p text:style-name="P1">he thought that me not opening up my heart to</text:p>
      <text:p text:style-name="P1">him amd telling him he was a lunatic unchaste l..</text:p>
      <text:p text:style-name="P1">r.. full of pus and stool in front of his date..</text:p>
      <text:p text:style-name="P1">(laugh)..</text:p>
      <text:p text:style-name="P1">Misty(crying) : "Ash we're..."</text:p>
      <text:p text:style-name="P1">Ash(screams) : "no you are!only you are!absolutely none else is there in this life of</text:p>
      <text:p text:style-name="P1">mine!..you brats,i warn you again,she doesn't get</text:p>
      <text:p text:style-name="P1">to touch me..only you've atleast tried your hand in</text:p>
      <text:p text:style-name="P1">remembering me for my remotest goods and</text:p>
      <text:p text:style-name="P1">NONE else,None,and you're a s..(brusts into</text:p>
      <text:p text:style-name="P1">laughter)..no,its Ok..just so funny(laugh)..</text:p>
      <text:p text:style-name="P1">(scream)..you 4 bufoons,i warn you once</text:p>
      <text:p text:style-name="P1">more..anyhow,Misty s..,about Brock,well Misty</text:p>
      <text:p text:style-name="P1">s..,where would've Violet been now huh?..where?..</text:p>
      <text:p text:style-name="P1"><text:soft-page-break/>(Misty sobbs uncontrollably)..(laugh)it's funny you</text:p>
      <text:p text:style-name="P1">know it's funny.open heart discussions? a token of</text:p>
      <text:p text:style-name="P1">gratitude?a hug?a news?a contact?a postcard?an</text:p>
      <text:p text:style-name="P1">emotion?a chance? a coincidence?an infatuation?</text:p>
      <text:p text:style-name="P1">an attraction? a date?a kissy kissy?bedding? that's</text:p>
      <text:p text:style-name="P1">it then ain't it? generosity,kindness,warmth,</text:p>
      <text:p text:style-name="P1">gallantry, benevolence..(laughs).. you're</text:p>
      <text:p text:style-name="P1">remembered for what you are not for who you</text:p>
      <text:p text:style-name="P1">are..."</text:p>
      <text:p text:style-name="P1">Misty(bit startled,sobbing) : "calm.."</text:p>
      <text:p text:style-name="P1">Ash(laugh) : "well you should be the one calming</text:p>
      <text:p text:style-name="P1">down,(grave)Misty,you've vomitted two timesalready..stay calm..(Misty sobbs unctrolablly)</text:p>
      <text:p text:style-name="P1">if you don't do any you can't be friends,can't say</text:p>
      <text:p text:style-name="P1">they weren't destined to you but were your very</text:p>
      <text:p text:style-name="P1">own,can't say you like someone,can't show your</text:p>
      <text:p text:style-name="P1">partner that you like him or her or can't prove to</text:p>
      <text:p text:style-name="P1">your fiancee that you really are devoted to him or</text:p>
      <text:p text:style-name="P1">her.This is what it is isn't it?"</text:p>
      <text:p text:style-name="P1">Misty(sobbing) : "Ash,please stop.."</text:p>
      <text:p text:style-name="P1">Ash(scream) : "Not till i show the world what i'm</text:p>
      <text:p text:style-name="P1">and not what i'm not..you can faint Misty, happily</text:p>
      <text:p text:style-name="P1">now, faint,vomit screech do whatever you want..i'll</text:p>
      <text:p text:style-name="P1">continue talking till i die out of exhaustion exactly</text:p>
      <text:p text:style-name="P1">here..kindness,</text:p>
      <text:p text:style-name="P1">sympathy,help,warmth,valour,sweetness,generosity-</text:p>
      <text:p text:style-name="P1">for what? did i get associated with all this all the</text:p>
      <text:p text:style-name="P1">time when i was the little Ash from Pallet Town to</text:p>
      <text:p text:style-name="P1">only prove that I'm not any of those at all now that</text:p>
      <text:p text:style-name="P1">i'm Ash Ketchum,Pokemon Master Hall of Fame</text:p>
      <text:p text:style-name="P1">from Pallet Town? was i cheating everyone when i</text:p>
      <text:p text:style-name="P1"><text:soft-page-break/>was all those only to use them and then later</text:p>
      <text:p text:style-name="P1">throw them away? or is it that i portrey a characterto the closest friends,my own brothers as i</text:p>
      <text:p text:style-name="P1">imagined which had a written agreement that if</text:p>
      <text:p text:style-name="P1">i'm away and not paying them any attention and</text:p>
      <text:p text:style-name="P1">news were coming from everywhere that i'm a</text:p>
      <text:p text:style-name="P1">Playboy now,that i truely am a Playboy overnight? i</text:p>
      <text:p text:style-name="P1">don't have any of those traits but still won match</text:p>
      <text:p text:style-name="P1">after match because i feigned those to my</text:p>
      <text:p text:style-name="P1">Pokemons? or i cheated used performance</text:p>
      <text:p text:style-name="P1">enhancements and illegal moves to make my</text:p>
      <text:p text:style-name="P1">Pokemons stronger though they never could prove</text:p>
      <text:p text:style-name="P1">it despite testing all of us again and again?</text:p>
      <text:p text:style-name="P1">Misty,No, don't stop me..i will not again never save</text:p>
      <text:p text:style-name="P1">any abused Pokemon,i'll never again be kind to my</text:p>
      <text:p text:style-name="P1">friends,i'll never again help any soul in distress,i'll</text:p>
      <text:p text:style-name="P1">never again be kind enough to help them to the</text:p>
      <text:p text:style-name="P1">nearest Pokemon Centre when they're lost in</text:p>
      <text:p text:style-name="P1">some godforbidden jungle,never again could i be</text:p>
      <text:p text:style-name="P1">in my cherished oblivion that gets me away from</text:p>
      <text:p text:style-name="P1">this garbage that came upon cause i won certain</text:p>
      <text:p text:style-name="P1">things or thought I could come into a very small</text:p>
      <text:p text:style-name="P1">help,never again would i be warm to anyone likebefore if i just didn't pay attention to personal</text:p>
      <text:p text:style-name="P1">matters and didn't want to discuss mine,never</text:p>
      <text:p text:style-name="P1">again would i be kind enough to give my all to help</text:p>
      <text:p text:style-name="P1">someone,never again would i be as warm as i was</text:p>
      <text:p text:style-name="P1">if i'm in a city under public eye and not at a jungle</text:p>
      <text:p text:style-name="P1">trekking alone,never again would i be sweet to</text:p>
      <text:p text:style-name="P1">anyone because now i'm famous,never again</text:p>
      <text:p text:style-name="P1">would i be generous enough to 2 persons to tried</text:p>
      <text:p text:style-name="P1"><text:soft-page-break/>to capture my pokemons throughout most of my</text:p>
      <text:p text:style-name="P1">journey and let them go or help them,never again</text:p>
      <text:p text:style-name="P1">would i help my enemy if he was dying,never again</text:p>
      <text:p text:style-name="P1">would i be warm to anyone for it's sake and not to</text:p>
      <text:p text:style-name="P1">use them later.Thats it ain't it? no..i'm not</text:p>
      <text:p text:style-name="P1">finished,now that i'm famous means i got all these</text:p>
      <text:p text:style-name="P1">just by a fluke,and it means i'll stay egotistical</text:p>
      <text:p text:style-name="P1">forever,in the first days of fame me being from a</text:p>
      <text:p text:style-name="P1">little town can't get too excited about attention,i</text:p>
      <text:p text:style-name="P1">can't go to parties with only noble intentions,i can't</text:p>
      <text:p text:style-name="P1">talk anything else except for joining in a mutual</text:p>
      <text:p text:style-name="P1">admiration conference with the idea of bedding at</text:p>
      <text:p text:style-name="P1">any moment,no Misty,i can't be that little boy thatcharmed you to such a degree that you can't</text:p>
      <text:p text:style-name="P1">forget him at all..i just can't be those right? also i</text:p>
      <text:p text:style-name="P1">can't be be too focused,single minded on my</text:p>
      <text:p text:style-name="P1">goal,and give it most priority cause i wasn't</text:p>
      <text:p text:style-name="P1">matured enough to understand personal</text:p>
      <text:p text:style-name="P1">relationships but hey my immaturity can make you</text:p>
      <text:p text:style-name="P1">that much focused for 17 years non-stop,it can</text:p>
      <text:p text:style-name="P1">also make sure that no matter whats happening</text:p>
      <text:p text:style-name="P1">around you,you'll just be with your pokemons by</text:p>
      <text:p text:style-name="P1">simply playing with them,like to enjoy with them</text:p>
      <text:p text:style-name="P1">and that will be your first job whole day,year after</text:p>
      <text:p text:style-name="P1">year for 17 years continuously... your immature</text:p>
      <text:p text:style-name="P1">cause you travelled across the whole world for 17</text:p>
      <text:p text:style-name="P1">years non stop without paying any attention to</text:p>
      <text:p text:style-name="P1">your girlfriend because you were happy that she's</text:p>
      <text:p text:style-name="P1">among you close friends,she being herself a world</text:p>
      <text:p text:style-name="P1">famous gym leader and performer,you'll be</text:p>
      <text:p text:style-name="P1">immature if you don't understand that your</text:p>
      <text:p text:style-name="P1"><text:soft-page-break/>girlfriend is not strong enough to withstand your</text:p>
      <text:p text:style-name="P1">separation despite her never ever feeling so, your</text:p>
      <text:p text:style-name="P1">immature enough to not appease her withcompliments and flower bouquets in each of her</text:p>
      <text:p text:style-name="P1">steps as she herself becomes a Hall of Fame Gym</text:p>
      <text:p text:style-name="P1">Leader despite she herself never even in her worst</text:p>
      <text:p text:style-name="P1">dreams feeling the necessity, your immature</text:p>
      <text:p text:style-name="P1">enough to go undercover throwing away your very</text:p>
      <text:p text:style-name="P1">own single minded goal that has made a</text:p>
      <text:p text:style-name="P1">person,your girlfriend,whom you know for 13 years</text:p>
      <text:p text:style-name="P1">being devotion personified go away from you,you</text:p>
      <text:p text:style-name="P1">go undercover for just enjoyments sake,when</text:p>
      <text:p text:style-name="P1">you're 1 title away from getting your life-the tag</text:p>
      <text:p text:style-name="P1">Pokemon Master...you go Undercover just to be</text:p>
      <text:p text:style-name="P1">killed at any moment cause you're immature...</text:p>
      <text:p text:style-name="P1">that's immaturity right?.."</text:p>
      <text:p text:style-name="P1">Misty(tries again to hug Ash,sobbing) : "Ash,you.."</text:p>
      <text:p text:style-name="P1">Ash(forces her away,firmly) : "whom are you</text:p>
      <text:p text:style-name="P1">fooling around with,s..? i'm not reconciling,this is</text:p>
      <text:p text:style-name="P1">an emotional circus,just watch the show and</text:p>
      <text:p text:style-name="P1">DIE(Misty brusts into tears), don't get mingled with</text:p>
      <text:p text:style-name="P1">me..NEVER..(Misty cries out Loud and vomits</text:p>
      <text:p text:style-name="P1">again, falling down and keep lying down) Shut up</text:p>
      <text:p text:style-name="P1">unless you're a coward that throws away a matchintentionally cause the opponent is her once</text:p>
      <text:p text:style-name="P1">boyfriend.(Misty sobbs uncontrollably)..you 4</text:p>
      <text:p text:style-name="P1">brats why has she vomitted 3 times,huh?Torquil,if</text:p>
      <text:p text:style-name="P1">this brat Bulbasaur fails mercilessly torture him all</text:p>
      <text:p text:style-name="P1">you want and you should join in too Heracross,and</text:p>
      <text:p text:style-name="P1">you 3 brats,you're getting sent back after all your</text:p>
      <text:p text:style-name="P1">powers getting drained,is this why your with me?</text:p>
      <text:p text:style-name="P1"><text:soft-page-break/>cheating?..Pay Attention....anyhow Misty,as i was</text:p>
      <text:p text:style-name="P1">saying,if you don't urinate all over your girlfriend in</text:p>
      <text:p text:style-name="P1">a mutual admiration circus in the name of kissing</text:p>
      <text:p text:style-name="P1">you're immature,Simply put if you have too much</text:p>
      <text:p text:style-name="P1">faith in anything or anyone, your immature..so in</text:p>
      <text:p text:style-name="P1">the end,Ash Ketchum is the greatest Deceit</text:p>
      <text:p text:style-name="P1">Master of all time but that's the way folks,look at</text:p>
      <text:p text:style-name="P1">his name,fame,ego,trash talking,attitude,b.. look at</text:p>
      <text:p text:style-name="P1">him,this man is your Role Model.Misty,things have</text:p>
      <text:p text:style-name="P1">spun my head,ego, jealousy,all of it-but not to such</text:p>
      <text:p text:style-name="P1">an extent that i'll forget who i really am.But(laugh)</text:p>
      <text:p text:style-name="P1">you see this exact statement is the Greatest</text:p>
      <text:p text:style-name="P1">Deceit Master trick of all time(brusts into</text:p>
      <text:p text:style-name="P1">laughter)..Misty,you want to rememberAsh,remember Ash just for this- Ash's Mastery</text:p>
      <text:p text:style-name="P1">over Deceit(laughes uncontrollably)... "</text:p>
      <text:p text:style-name="P1">Misty(trying to hug Ash, sobbing) : "Ash.."</text:p>
      <text:p text:style-name="P1">Ash(throws her away,sternly) : "Stay Off,b.. it's not</text:p>
      <text:p text:style-name="P1">that easy to bed me!Stay off and keep your mouth</text:p>
      <text:p text:style-name="P1">SHUT!"</text:p>
      <text:p text:style-name="P1">Misty(sobbs unctrolablly,lies down in grass)</text:p>
      <text:p text:style-name="P1">Ash : "vine whip her down till i tell you...so you</text:p>
      <text:p text:style-name="P1">see,Misty i'm alone except my mom and my</text:p>
      <text:p text:style-name="P1">pokemons none else is actually there who has</text:p>
      <text:p text:style-name="P1">infinite faith on me,Gary says "i'm not that</text:p>
      <text:p text:style-name="P1">type".Today i told him he,in front of everybody</text:p>
      <text:p text:style-name="P1">except Tracy,just casually,by the way Tracy was</text:p>
      <text:p text:style-name="P1">already told he f.. you even in orange,stop her</text:p>
      <text:p text:style-name="P1">scream,so that was already taken care off as he</text:p>
      <text:p text:style-name="P1">was told he l.. the v.. of your sketches then tasted</text:p>
      <text:p text:style-name="P1">the real,when you yourself invited your beau..so</text:p>
      <text:p text:style-name="P1"><text:soft-page-break/>that's all..She doesn't move or scream but you</text:p>
      <text:p text:style-name="P1">know now exactly what to do,do that and be</text:p>
      <text:p text:style-name="P1">Attentive..</text:p>
      <text:p text:style-name="P1">so Misty as you see Tracy was already taken careoff,now these f..birds.. as they were too</text:p>
      <text:p text:style-name="P1">Ashtonished,i also said just like</text:p>
      <text:p text:style-name="P1">[</text:p>
      <text:p text:style-name="P1">Gary : "um..ya,i feel you still want Misty."</text:p>
      <text:p text:style-name="P1">Ash(grin) : "Gary i may but you see,some had had</text:p>
      <text:p text:style-name="P1">their chances"</text:p>
      <text:p text:style-name="P1">Gary(frown) : "Ash?"</text:p>
      <text:p text:style-name="P1">Ash(smirk) : "Gary,Gary,you're such a beautiful</text:p>
      <text:p text:style-name="P1">man,but you know you made a big mistake."</text:p>
      <text:p text:style-name="P1">Gary : "Ash,what are you saying?"</text:p>
      <text:p text:style-name="P1">Lillie (scream) : "Ash.."</text:p>
      <text:p text:style-name="P1">Ash : "Gary,as much as i adore and respect your</text:p>
      <text:p text:style-name="P1">intuition and intelligence,the virgin dreamt you,and</text:p>
      <text:p text:style-name="P1">you responded to the worst sco.. l..s..."</text:p>
      <text:p text:style-name="P1">Lillie&amp; Daisy(scream) : "Ash,you b..."</text:p>
      <text:p text:style-name="P1">Ash(smirk) : "picked the wrong flower,Gary that's</text:p>
      <text:p text:style-name="P1">all."</text:p>
      <text:p text:style-name="P1">Gary(stunned) : "Ash,this.."</text:p>
      <text:p text:style-name="P1">Professor Oak(solemn) : "Ash.."</text:p>
      <text:p text:style-name="P1">Ash(smirk) : "and Daisy,I'd highly suspect your.."</text:p>
      <text:p text:style-name="P1">Daisy(shouts) : "that my pre..(breaks down)"Ash : "you forgot the necessity thay you never</text:p>
      <text:p text:style-name="P1">have for 30 years or more..(grin).."</text:p>
      <text:p text:style-name="P1">Lillie(tears&amp;scream) : "Ketchum"</text:p>
      <text:p text:style-name="P1">Gary(solemn) : "Ash, you've gone.."</text:p>
      <text:p text:style-name="P1">Ash(smirk) : "is that a shared thing Lillie,between</text:p>
      <text:p text:style-name="P1">the sisters and Gary and Trace and.."</text:p>
      <text:p text:style-name="P1"><text:soft-page-break/>Gary(screams) : "Ash.."</text:p>
      <text:p text:style-name="P1">Ash(smirk) : "the child that Lillie has, it's shared or</text:p>
      <text:p text:style-name="P1">are you single owne.."</text:p>
      <text:p text:style-name="P1">Gary(trying to hit Ash) : "Ash.."</text:p>
      <text:p text:style-name="P1">Ash(stopping Gary,Sternly) : "don't start this,i can</text:p>
      <text:p text:style-name="P1">leagally do whatever i want,my contract here</text:p>
      <text:p text:style-name="P1">doesn't end till next month,i'm a shareholder here</text:p>
      <text:p text:style-name="P1">which was conferred by Elite 4 and can't be</text:p>
      <text:p text:style-name="P1">terminated till my general contract ends and the</text:p>
      <text:p text:style-name="P1">rules state if i don't physically harm,none can stop</text:p>
      <text:p text:style-name="P1">me legally"</text:p>
      <text:p text:style-name="P1">Ash(smirk) : "Dase,with all staffs,who wa.."</text:p>
      <text:p text:style-name="P1">All in Unison : "Get out"</text:p>
      <text:p text:style-name="P1">Ash(Firmly) : "you can't do anything about it,i can</text:p>
      <text:p text:style-name="P1">set all pokemons including your own upon youand the whole Elite 4 upon you immediately if i</text:p>
      <text:p text:style-name="P1">want,and that too legally cause i'll get out of any</text:p>
      <text:p text:style-name="P1">trouble via my Fame,and all the pokemons are on</text:p>
      <text:p text:style-name="P1">my side so is the Elite 4 and especially Lance</text:p>
      <text:p text:style-name="P1">cause they know i can start a team rocket 2</text:p>
      <text:p text:style-name="P1">anytime if they don't lick my boot as much as i</text:p>
      <text:p text:style-name="P1">want them to,So,Shut Up!"</text:p>
      <text:p text:style-name="P1">Professor Oak : "Ash.."</text:p>
      <text:p text:style-name="P1">Ash(smirk) : "i know this place for ages,i guess</text:p>
      <text:p text:style-name="P1">whether the interbreeding of pokemons stems</text:p>
      <text:p text:style-name="P1">from the staffs sharing themselves..</text:p>
      <text:p text:style-name="P1">Professor Oak(firmly) : "Ash.."</text:p>
      <text:p text:style-name="P1">Ash : "and the head is involved with sweet sweet</text:p>
      <text:p text:style-name="P1">students..i smell ah!history.."</text:p>
      <text:p text:style-name="P1">Professor Oak(solemn) : "Ash,you still want to</text:p>
      <text:p text:style-name="P1">meet Misty today that too here.."</text:p>
      <text:p text:style-name="P1"><text:soft-page-break/>Ash(scream) :"YES!and Lil, this is for my</text:p>
      <text:p text:style-name="P1">Mom,Dase,you too,that day shouldn't have</text:p>
      <text:p text:style-name="P1">happened no matter what I did to Misty,Gary you</text:p>
      <text:p text:style-name="P1">should've apologized immediately after what</text:p>
      <text:p text:style-name="P1">these two b.. did that day and you know exactlywhy - your were saved that day when my mom</text:p>
      <text:p text:style-name="P1">shielded you from you own family after the</text:p>
      <text:p text:style-name="P1">Cheerleader scandal broke by not driving you out</text:p>
      <text:p text:style-name="P1">of our home on that frosty night,which all else</text:p>
      <text:p text:style-name="P1">knew to not be true giving you the time to escape</text:p>
      <text:p text:style-name="P1">via a different rout,all you did when your real turn</text:p>
      <text:p text:style-name="P1">came was to evaporate in thin air due to your</text:p>
      <text:p text:style-name="P1">infatuation with this f.. l.. only to come after</text:p>
      <text:p text:style-name="P1">Professor Oak told you to and if somebody</text:p>
      <text:p text:style-name="P1">present today in this Lab tries to sabotage my</text:p>
      <text:p text:style-name="P1">meeting with Misty today here in full privacy just</text:p>
      <text:p text:style-name="P1">as i've demanded,this Lab will lose it's reputation</text:p>
      <text:p text:style-name="P1">and pokemons and i swear on that."</text:p>
      <text:p text:style-name="P1">Professor Oak : "you expect.."</text:p>
      <text:p text:style-name="P1">Ash(firmly) : "exactly,Professor,you more than</text:p>
      <text:p text:style-name="P1">anybody else know my power and reach,and you</text:p>
      <text:p text:style-name="P1">also know why i said about you what i did,with all</text:p>
      <text:p text:style-name="P1">due respect,you cringed the day my Mom was</text:p>
      <text:p text:style-name="P1">mobbed just outside the main entrance for My</text:p>
      <text:p text:style-name="P1">Actions by reporters,my mom would've been</text:p>
      <text:p text:style-name="P1">harassed in front of what she always thought tobe her very own home only for the timely</text:p>
      <text:p text:style-name="P1">intervention from Tracy to save her that day and</text:p>
      <text:p text:style-name="P1">only because of whom no volcano has erupted</text:p>
      <text:p text:style-name="P1">here and you got the fame using my name while</text:p>
      <text:p text:style-name="P1">my mom was humiliated in front of you- Trainers</text:p>
      <text:p text:style-name="P1"><text:soft-page-break/>are your Responsibility not Kindness,and Tracy</text:p>
      <text:p text:style-name="P1">was infact the only one having the guts to</text:p>
      <text:p text:style-name="P1">confront his wife no matter how much he</text:p>
      <text:p text:style-name="P1">cherished her over her actions.A Pokemon Battler</text:p>
      <text:p text:style-name="P1">retorts only when the opposition is weak</text:p>
      <text:p text:style-name="P1">enough.None stopping Misty from meeting me</text:p>
      <text:p text:style-name="P1">today HERE.And all of you know Misty,if you say</text:p>
      <text:p text:style-name="P1">what i told you,she'll only be too eager to meet me</text:p>
      <text:p text:style-name="P1">and if she is forces not to,I'll just abduct her today</text:p>
      <text:p text:style-name="P1">itself even from your own rooms..Gary of all</text:p>
      <text:p text:style-name="P1">knows my Pokemons well and what they can</text:p>
      <text:p text:style-name="P1">do..GOOD BYE.but still what a lovely place..the</text:p>
      <text:p text:style-name="P1">flowers..anyhow enough for a day hey Lil,Dase ?</text:p>
      <text:p text:style-name="P1">and thank Ganger that you had to listen to me</text:p>
      <text:p text:style-name="P1">without leaving,come along Boy...oh and just that</text:p>
      <text:p text:style-name="P1">your baby doll may be needing a mental asylumafter what i do to her today,sorry but as usual</text:p>
      <text:p text:style-name="P1">nothing that you can do about it cause Officially</text:p>
      <text:p text:style-name="P1">i'm getting an award for forcing the dreaded</text:p>
      <text:p text:style-name="P1">Cerulian Water Queen to submit the surrender</text:p>
      <text:p text:style-name="P1">letter by herself as i promised..(laugh) you should</text:p>
      <text:p text:style-name="P1">be thankfull Dase,Lil,really 4 years and no greenery</text:p>
      <text:p text:style-name="P1">yet i lay my first personal touch on your beloved</text:p>
      <text:p text:style-name="P1">mentor and the Unshakable Water Empress runs</text:p>
      <text:p text:style-name="P1">like a h.. b.. wanting to be f.. around by me all life</text:p>
      <text:p text:style-name="P1">as if nothing ever happened..such pity..see you</text:p>
      <text:p text:style-name="P1">later though,if you can bear with this one."]</text:p>
      <text:p text:style-name="P1">Misty(tears) : "Ash..i knew what Lil and Dase</text:p>
      <text:p text:style-name="P1">did..but..what has happened to you.."</text:p>
      <text:p text:style-name="P1">Ash(firmly) : "IRONY.and as you've seen none was</text:p>
      <text:p text:style-name="P1">there apart from Professor Oak"</text:p>
      <text:p text:style-name="P1"><text:soft-page-break/>Misty(sobbing) : "you're tearing apart one by one</text:p>
      <text:p text:style-name="P1">everything you ever had in past for a life that's</text:p>
      <text:p text:style-name="P1">just..you think they never gave you chance,what</text:p>
      <text:p text:style-name="P1">would you get Ash..?"</text:p>
      <text:p text:style-name="P1">Ash(Firmly): "THE TRUTH!you see none would</text:p>
      <text:p text:style-name="P1">remember me expect my mom and my pokemonsas ever being the same cause they don't read my</text:p>
      <text:p text:style-name="P1">soul,but i can see you do,you surely have had your</text:p>
      <text:p text:style-name="P1">chances but you didn't give up on me.But(laugh)</text:p>
      <text:p text:style-name="P1">you see Misty s..,now i've harmed your family,well</text:p>
      <text:p text:style-name="P1">that's the ultimate ain't it?(laugh) let us all battle</text:p>
      <text:p text:style-name="P1">this one to our death.."</text:p>
      <text:p text:style-name="P1">Misty(sobbs unctrolablly) : "Ash,you've become a</text:p>
      <text:p text:style-name="P1">demon.."</text:p>
      <text:p text:style-name="P1">Ash(laugh) : "exactly"</text:p>
      <text:p text:style-name="P1">Misty(sobbing) : "because you're imagining them</text:p>
      <text:p text:style-name="P1">to be the same..</text:p>
      <text:p text:style-name="P1">Ash(solemn) : "Misty,I stood up for my mom</text:p>
      <text:p text:style-name="P1">because i'm leaving for good,she won't come with</text:p>
      <text:p text:style-name="P1">me, choosing to be humiliated to death here no</text:p>
      <text:p text:style-name="P1">matter how much i've tried to force her to,and i</text:p>
      <text:p text:style-name="P1">myself being a vagabond playboy,i gave up and</text:p>
      <text:p text:style-name="P1">infact this is my last visit to Pallet,i want to start a</text:p>
      <text:p text:style-name="P1">farm so that My Mom has enough to support</text:p>
      <text:p text:style-name="P1">herself and all that,i'll let her live here and run</text:p>
      <text:p text:style-name="P1">things via sources from far away till she breaths</text:p>
      <text:p text:style-name="P1">her last or me whichever comes earlier"Misty(tears) : "Ash..you're not this..no,Ash don't.."</text:p>
      <text:p text:style-name="P1">Ash(laugh) : "Misty!Misty!Misty!Misty!still ever</text:p>
      <text:p text:style-name="P1">hopefull that his Ash can fight back his mental</text:p>
      <text:p text:style-name="P1">demons to f.. her all her life..(laugh,Misty cries</text:p>
      <text:p text:style-name="P1"><text:soft-page-break/>uncontrollably)(stern) Misty,why is it so that</text:p>
      <text:p text:style-name="P1">despite all this you think i am not an evil demon?</text:p>
      <text:p text:style-name="P1">What is it exactly?huh? no matter what i do to</text:p>
      <text:p text:style-name="P1">you?Misty, you're my biggest opponent,i just can't</text:p>
      <text:p text:style-name="P1">kill you at all(brusts into laughter) in Orange Rudy</text:p>
      <text:p text:style-name="P1">said exactly this when you refused all comfort and</text:p>
      <text:p text:style-name="P1">future to suddenly stay as my b.. oh! sorry that's</text:p>
      <text:p text:style-name="P1">Trace(laughes uncontrollably)..how did i.."</text:p>
      <text:p text:style-name="P1">Misty(lying on grass,tears rolling through,sobbing)</text:p>
      <text:p text:style-name="P1">: "i've died long.."</text:p>
      <text:p text:style-name="P1">Ash(shouts and shakes Misty Vigorously) : "Show</text:p>
      <text:p text:style-name="P1">your f.. chastity now!huh?! b.. i say names and you</text:p>
      <text:p text:style-name="P1">get s.. all over?huh?.. that's your f.. chastity..(spits</text:p>
      <text:p text:style-name="P1">aside)..same as that..FIGHT!(Misty again lies</text:p>
      <text:p text:style-name="P1">down crying uncontrollably)..you see</text:p>
      <text:p text:style-name="P1">Misty,sympathy for friend is one, determination to</text:p>
      <text:p text:style-name="P1">follow him no matter what with blind devotion atthe age of 14 and half just to get back a bike(huge</text:p>
      <text:p text:style-name="P1">laughter)..no don't stop me</text:p>
      <text:p text:style-name="P1">b..,please(laugh)..Green or Rudy would really have</text:p>
      <text:p text:style-name="P1">to struggle hard to get a better soulmate.."</text:p>
      <text:p text:style-name="P1">Misty(brusting into tears,standing Up,tries to hug</text:p>
      <text:p text:style-name="P1">Ash,Scream) : "Exactly that!But i'm YOUR Ash! I'm</text:p>
      <text:p text:style-name="P1">only your soulmate! you're my soul,Ash,you're my..</text:p>
      <text:p text:style-name="P1">(tries to wipe off her tears)..i'll only want you..i'll</text:p>
      <text:p text:style-name="P1">still only want you no matter what you do to me..i'll</text:p>
      <text:p text:style-name="P1">want only,only you even if you kill me right now...I</text:p>
      <text:p text:style-name="P1">can't but to..I tried Ash,many times i just.. couldn't</text:p>
      <text:p text:style-name="P1">and i know i can't ever..you've tormented and</text:p>
      <text:p text:style-name="P1">inslulted me to death today,yet..yet see i'm still</text:p>
      <text:p text:style-name="P1">longing for you Ash..just moments apart..i know</text:p>
      <text:p text:style-name="P1"><text:soft-page-break/>now what i saw that day in you..my,my own</text:p>
      <text:p text:style-name="P1">soul..and that moment of magic will captivate me</text:p>
      <text:p text:style-name="P1">forever,no matter what you do or become..</text:p>
      <text:p text:style-name="P1">because..because..i..know you're not what your</text:p>
      <text:p text:style-name="P1">showing to the world to be..you..(Misty again</text:p>
      <text:p text:style-name="P1">vomits on Ash's body and almost faints and Ash</text:p>
      <text:p text:style-name="P1">makes her lie down,the Pokemons treat her,Ashwashes the vomit by Kingler..)"</text:p>
      <text:p text:style-name="P1">Ash(sternly) : "enough Misty,i got you.no I'm</text:p>
      <text:p text:style-name="P1">alright,vomit atleast gives you the cough as digust</text:p>
      <text:p text:style-name="P1">or just physical weakness,they don't cheat on you</text:p>
      <text:p text:style-name="P1">unlike a s.. kiss that the stool also insults you..so</text:p>
      <text:p text:style-name="P1">you see,you can't but to be like this this term of</text:p>
      <text:p text:style-name="P1">life,that i can see as well.All i want to know is that</text:p>
      <text:p text:style-name="P1">if there's someone else too..if not, i might become</text:p>
      <text:p text:style-name="P1">even more cruel to you..No(laugh)..No Misty,not</text:p>
      <text:p text:style-name="P1">for my jealousy of you or your beaus nor am i</text:p>
      <text:p text:style-name="P1">trying to reconcile,i was nowhere when you had all</text:p>
      <text:p text:style-name="P1">those guys only a smile away to f.. you to</text:p>
      <text:p text:style-name="P1">heaven(laugh)..i'm just saying that,look this i</text:p>
      <text:p text:style-name="P1">am,you'll be so much happier to cut me off.."</text:p>
      <text:p text:style-name="P1">Misty (simmering tears,trying too hug Ash,shouts)</text:p>
      <text:p text:style-name="P1">: "Ash..i told.."</text:p>
      <text:p text:style-name="P1">Ash(sternly forces her away) : "and there were 3</text:p>
      <text:p text:style-name="P1">guys and Gary Oak and X and Y and who cares</text:p>
      <text:p text:style-name="P1">how many girls for me,well as for me none getting</text:p>
      <text:p text:style-name="P1">in as a fact that the door is closed for one and if</text:p>
      <text:p text:style-name="P1">not that one then permanently and the other 300i'm only happy about, they're good enough,but to</text:p>
      <text:p text:style-name="P1">me they're eternally stool and cough.but i just</text:p>
      <text:p text:style-name="P1">needed a clarification thats all.."</text:p>
      <text:p text:style-name="P1"><text:soft-page-break/>Misty(brusting out in tears again) : "you want to</text:p>
      <text:p text:style-name="P1">know who is for me the 3rd despite me telling you</text:p>
      <text:p text:style-name="P1">just now,why are you doing this to me Ash,if i</text:p>
      <text:p text:style-name="P1">could i'll tear my chest open and show you the</text:p>
      <text:p text:style-name="P1">inside that..that there's only you..Ash you know my</text:p>
      <text:p text:style-name="P1">parents left me when i was 5 and half,i only have</text:p>
      <text:p text:style-name="P1">had my pokemons and my friends and my sisters</text:p>
      <text:p text:style-name="P1">but in that 2 it's always one,you still have two i'm</text:p>
      <text:p text:style-name="P1">on one,and..and I want my two but my two isn't yet</text:p>
      <text:p text:style-name="P1">to trust me despite saying i'm his soul,still,am</text:p>
      <text:p text:style-name="P1">i..am i then only an extra for your soul,Ash,as if</text:p>
      <text:p text:style-name="P1">you're only saying it...(brusts into tears)"</text:p>
      <text:p text:style-name="P1">Ash(sternly) : "i want to get this point clear,the first</text:p>
      <text:p text:style-name="P1">is the luck,i never saw my dad either,and in that</text:p>
      <text:p text:style-name="P1">sense it might be extra but who says one isn't.."</text:p>
      <text:p text:style-name="P1">Misty(crying) : "Ash!leave this soul business,just</text:p>
      <text:p text:style-name="P1">leave it!..and for one moment LISTEN TO ME!"</text:p>
      <text:p text:style-name="P1">Ash(frown) : "fair enough,because i said you canread my soul it means i'll f.. my soul immediately..</text:p>
      <text:p text:style-name="P1">(laughs)...soul is h..b..(laughs uncontrollably)..</text:p>
      <text:p text:style-name="P1">Misty(scream,crying) : "Ash!Shut Up!i'll have a</text:p>
      <text:p text:style-name="P1">heart attack if you.."</text:p>
      <text:p text:style-name="P1">Ash(sigh,trying to cheer up Misty) :</text:p>
      <text:p text:style-name="P1">"Ok,Ok,fine,calm down..take your time,you brats</text:p>
      <text:p text:style-name="P1">you know very well what happens if she dies,pay</text:p>
      <text:p text:style-name="P1">attention..."</text:p>
      <text:p text:style-name="P1">(few Moments later)..</text:p>
      <text:p text:style-name="P1">Misty(sobbing, whispering almost) : "Ash..no..it's</text:p>
      <text:p text:style-name="P1">all right..Ash,you've to listen to me and then</text:p>
      <text:p text:style-name="P1">answer me,i just don't have the strength now to</text:p>
      <text:p text:style-name="P1">scream..and for once please don't just point to me</text:p>
      <text:p text:style-name="P1"><text:soft-page-break/>as unchaste..i'm swearing to you that yes i never</text:p>
      <text:p text:style-name="P1">had any..any chastity (brusts into tears)..(few</text:p>
      <text:p text:style-name="P1">moments later)..but still listen to</text:p>
      <text:p text:style-name="P1">me..please,agree?"</text:p>
      <text:p text:style-name="P1">Ash(Scowl and Frown) : "with Pleasure,just carry</text:p>
      <text:p text:style-name="P1">on,i've finished my side anyhow almost.go on."</text:p>
      <text:p text:style-name="P1">Misty(tears) : "just tell me you want me or not?"</text:p>
      <text:p text:style-name="P1">Ash(laugh) : "a f.. up body so f.. up that there's noj.. left?(laugh)..when i can get j.. h.. s.. all day?</text:p>
      <text:p text:style-name="P1">(laugh)?..i know what you're taking-()-so you're</text:p>
      <text:p text:style-name="P1">hardly sane and going towards death day by</text:p>
      <text:p text:style-name="P1">day..so you're a mad,dying,all f.. up j.. s..,why</text:p>
      <text:p text:style-name="P1">would i want you?(laugh).. you're a r..f..s.. insane</text:p>
      <text:p text:style-name="P1">and slowly dying now That's all(laugh)..and then</text:p>
      <text:p text:style-name="P1">you say 'am I extra for your soul'..(scream)you're</text:p>
      <text:p text:style-name="P1">an extra s.. for all souls including yours.. that's all"</text:p>
      <text:p text:style-name="P1">Misty(lying on the ground, uncontrollably</text:p>
      <text:p text:style-name="P1">sobbing,vomits again,which is cleared by</text:p>
      <text:p text:style-name="P1">pokemons,almost has an heart attack but</text:p>
      <text:p text:style-name="P1">pokemons treat her,almost faints but again</text:p>
      <text:p text:style-name="P1">pokemons tender her,fewments later) : "Ash,i</text:p>
      <text:p text:style-name="P1">want..death is.."</text:p>
      <text:p text:style-name="P1">Ash(frown) : "your body will die,mind will die,</text:p>
      <text:p text:style-name="P1">would you die?"</text:p>
      <text:p text:style-name="P1">Misty(crying,still lying down) : "just tell..(sobbing</text:p>
      <text:p text:style-name="P1">uncontrollably)</text:p>
      <text:p text:style-name="P1">Ash(frown) : "look i'm telling you..i could've given</text:p>
      <text:p text:style-name="P1">you a f.. flower and dated you then f.. you all i</text:p>
      <text:p text:style-name="P1">want...MISTY WATERFLOWER,MY FIRST TRAVELCOMPANION,NOW CERULIAN CITY GYM</text:p>
      <text:p text:style-name="P1">LEADER,HALL OF FAME is she a b.. to die like</text:p>
      <text:p text:style-name="P1"><text:soft-page-break/>this?..are you hearing it?"</text:p>
      <text:p text:style-name="P1">Misty(sobbing) : "Ash... you're looking at my</text:p>
      <text:p text:style-name="P1">condition..i can't move out of here..Ash..you</text:p>
      <text:p text:style-name="P1">said..this..i can't.. can't talk anymore..Ash..just.."</text:p>
      <text:p text:style-name="P1">Ash(hugs Misty firmly,near her ears) : "Listen</text:p>
      <text:p text:style-name="P1">s..,what do you want,why am I here?where's your</text:p>
      <text:p text:style-name="P1">vitality now,Show it?i'm hugging you now,i can f..</text:p>
      <text:p text:style-name="P1">you here till you die out of exhaustion,which won't</text:p>
      <text:p text:style-name="P1">be long at all..i want you..huh?..what do you</text:p>
      <text:p text:style-name="P1">want?..to be f.. around all day...JUST FIGHT!</text:p>
      <text:p text:style-name="P1">(breaks hug,Misty lies down again)</text:p>
      <text:p text:style-name="P1">Misty(tears) : "A..."</text:p>
      <text:p text:style-name="P1">Ash(frown) : "Gerninja she wants to drink some</text:p>
      <text:p text:style-name="P1">water"</text:p>
      <text:p text:style-name="P1">Misty(lying down,tears) : "Ash,i'm Misty</text:p>
      <text:p text:style-name="P1">remember?i'm your.."</text:p>
      <text:p text:style-name="P1">Ash(frown) : "yeah I remember you, you're a s..</text:p>
      <text:p text:style-name="P1">(Misty cries out loud then sobbs),right but</text:p>
      <text:p text:style-name="P1">according to you all you're trying to say you wereor are my friend,what friend? there's no such thing</text:p>
      <text:p text:style-name="P1">as that..you had a reason,i had more</text:p>
      <text:p text:style-name="P1">reasons,friends finish... what's the big deal?..</text:p>
      <text:p text:style-name="P1">You're unnecessarily harming yourself..Green is a</text:p>
      <text:p text:style-name="P1">good man,why don't you just date him..i know him</text:p>
      <text:p text:style-name="P1">extremely well..i can fix the date myself today</text:p>
      <text:p text:style-name="P1">itself..he'll make you his queen all life,loyal..why</text:p>
      <text:p text:style-name="P1">not Misty,come on(tries to take Misty up).."</text:p>
      <text:p text:style-name="P1">Misty(lying down, sobbing uncontrollably) : "(bit</text:p>
      <text:p text:style-name="P1">loud voice)Ash,NO!(Ash lets go of her hands)...i..i</text:p>
      <text:p text:style-name="P1">cherish only you Ash,i want you...only</text:p>
      <text:p text:style-name="P1">you..always..always have...Ash you can check</text:p>
      <text:p text:style-name="P1"><text:soft-page-break/>my.."</text:p>
      <text:p text:style-name="P1">Ash(scream) : "shut up!i know you well enough to</text:p>
      <text:p text:style-name="P1">understand whether you're a s.. or not,i know all</text:p>
      <text:p text:style-name="P1">about your f.. chastity...show me your mind...who</text:p>
      <text:p text:style-name="P1">is there,who is.."</text:p>
      <text:p text:style-name="P1">Misty(whisper) : "you..only you.</text:p>
      <text:p text:style-name="P1">Ash,only..you..jus.."</text:p>
      <text:p text:style-name="P1">Ash(Frown) : "f.. you once more?"</text:p>
      <text:p text:style-name="P1">Misty(almost has a heart attack, pokemons tenderher,vomits.. 30 minutes later,Ash ): "..saw..saw</text:p>
      <text:p text:style-name="P1">that?..i dont have much left..i cherish only you and</text:p>
      <text:p text:style-name="P1">would and tell all...tell all..i've no grudges against</text:p>
      <text:p text:style-name="P1">you..Ash..(chokes)"</text:p>
      <text:p text:style-name="P1">Ash(scowl) : "you've got 70 more years to tell</text:p>
      <text:p text:style-name="P1">them that youself..the 2 heart attacks you thought</text:p>
      <text:p text:style-name="P1">were about to happen is your mind fooling with</text:p>
      <text:p text:style-name="P1">you and that your dosage today hasn't been</text:p>
      <text:p text:style-name="P1">taken..i know everything about you inside</text:p>
      <text:p text:style-name="P1">out...don't be a fool killing yourself cause</text:p>
      <text:p text:style-name="P1">someone is telling you your're a wh.. and you can't</text:p>
      <text:p text:style-name="P1">take it cause your're not.. that's chastity ain't it?"</text:p>
      <text:p text:style-name="P1">Misty(sobbing uncontrollably) : "Ash,all those</text:p>
      <text:p text:style-name="P1">guys,i just didn't know.."</text:p>
      <text:p text:style-name="P1">Ash(frown) : "Misty,i know first hand what comes</text:p>
      <text:p text:style-name="P1">with fame and skill and additionally for girls if they</text:p>
      <text:p text:style-name="P1">are less dark..i know it..but your problem that i say</text:p>
      <text:p text:style-name="P1">you've been f.. around by all and any but that's</text:p>
      <text:p text:style-name="P1">wrong and because i'm not admitting that, it has</text:p>
      <text:p text:style-name="P1">given you a near heart attack and yet you say</text:p>
      <text:p text:style-name="P1">you're chaste...what kind of f.. b.. mindset isthis,Misty,(loud)huh?!?..how have you got into the</text:p>
      <text:p text:style-name="P1"><text:soft-page-break/>hall of fame with this sentimental stupid b..</text:p>
      <text:p text:style-name="P1">mentality?..(laugh)..well its just hall of...(sigh)..</text:p>
      <text:p text:style-name="P1">what's your problem exactly tell me Misty, it's ok</text:p>
      <text:p text:style-name="P1">s..,i'll adore you to death(hugs Misty)..you want</text:p>
      <text:p text:style-name="P1">me to kissy kissy you sweety?.."</text:p>
      <text:p text:style-name="P1">Misty(sobbing,hugging Ash,whispering): "just</text:p>
      <text:p text:style-name="P1">you..."</text:p>
      <text:p text:style-name="P1">Ash(throws Misty off,scream) : "then Fight! I don't</text:p>
      <text:p text:style-name="P1">care for hall of b.."</text:p>
      <text:p text:style-name="P1">Misty(sobbing uncontrollably, scream) : "Ash...i</text:p>
      <text:p text:style-name="P1">can't.."</text:p>
      <text:p text:style-name="P1">Ash(scowl) : "yes you can take infinitely more and</text:p>
      <text:p text:style-name="P1">you WILL...see,you want JUST ME,THE BODY-</text:p>
      <text:p text:style-name="P1">COUGH AND STOOL,so,i give you a solution,why</text:p>
      <text:p text:style-name="P1">don't i abduct you,take you to Sinnoh,f.. you all i</text:p>
      <text:p text:style-name="P1">want and then throw you into the sea without your</text:p>
      <text:p text:style-name="P1">pokemons?.. that's a good beau ain't it?(laugh)..</text:p>
      <text:p text:style-name="P1">(Misty lies down,tears rolling down her eyes</text:p>
      <text:p text:style-name="P1">profusely)what's your problem exactly,Misty,huh,</text:p>
      <text:p text:style-name="P1">what's bugging you so much,that i'm calling you as.. but you're not.. just this? or that you want me to</text:p>
      <text:p text:style-name="P1">f.. you and make you a s.. if you think you aren't</text:p>
      <text:p text:style-name="P1">one already?what is it that you want?</text:p>
      <text:p text:style-name="P1">Misty(few moments later..tries sitting</text:p>
      <text:p text:style-name="P1">up,sobbing,Pokemons helps her to sit up) :</text:p>
      <text:p text:style-name="P1">"Ash,i've had my dream..you don't have to abduct a</text:p>
      <text:p text:style-name="P1">dying mad s.. like me..but you can leave me</text:p>
      <text:p text:style-name="P1">now..i'll die exactly here..i've got my</text:p>
      <text:p text:style-name="P1">dream,Ash..my Ash still came back for once to</text:p>
      <text:p text:style-name="P1">me..that's it..no, that's ok.my Ash.wants to leave</text:p>
      <text:p text:style-name="P1">me again.. it's ok..i left him.. didn't I..i was the one</text:p>
      <text:p text:style-name="P1"><text:soft-page-break/>leaving him after..after Jhoto..then i shut the</text:p>
      <text:p text:style-name="P1">door..i didn't cont...(completely breaks down,lying</text:p>
      <text:p text:style-name="P1">again, crying)"</text:p>
      <text:p text:style-name="P1">Ash(solemn) : "i see too fond, alright,but the</text:p>
      <text:p text:style-name="P1">question is are you going to suicide?..."</text:p>
      <text:p text:style-name="P1">Misty(sobbing) : "an enormous dose of</text:p>
      <text:p text:style-name="P1">()..then..then i'll call all those f.. who ever wanted</text:p>
      <text:p text:style-name="P1">to..(Misty breaks down again, vomits,etc,few</text:p>
      <text:p text:style-name="P1">moments later)..saw that right?..no you deserve</text:p>
      <text:p text:style-name="P1">more..have a happy life..Ash.. it's alright..forgetme..it's..(chokes with tears)..</text:p>
      <text:p text:style-name="P1">Ash(solemn) : "the problem is that alright i'll</text:p>
      <text:p text:style-name="P1">anyhow leave you but there's a bigger problem-you</text:p>
      <text:p text:style-name="P1">have-nobody to look after you,whereas the whole</text:p>
      <text:p text:style-name="P1">Elite4 will lick my boot all i want and provide me a</text:p>
      <text:p text:style-name="P1">s.. everyday till i die to f.. around..who do you</text:p>
      <text:p text:style-name="P1">have?your a Hall of Fame gym leader but already</text:p>
      <text:p text:style-name="P1">red listed for your recent activities, they'll</text:p>
      <text:p text:style-name="P1">humiliate you to hell may be even take away all</text:p>
      <text:p text:style-name="P1">your pokemons cause there's many whom you</text:p>
      <text:p text:style-name="P1">didn't entertain and now they'll try to take</text:p>
      <text:p text:style-name="P1">revenge...yeah there's no darth of people in</text:p>
      <text:p text:style-name="P1">Cerulian itself to f.. you up all day and night</text:p>
      <text:p text:style-name="P1">uncontrollably still and they will revenge or</text:p>
      <text:p text:style-name="P1">not..but that's not exactly my position is it?"</text:p>
      <text:p text:style-name="P1">Misty(sobbing,scream) : "Ash,you..you can't leave</text:p>
      <text:p text:style-name="P1">me cause you still want me..still..you can't live</text:p>
      <text:p text:style-name="P1">without me but you just think i'm not chaste cause</text:p>
      <text:p text:style-name="P1">i even agreed to date in the first place...you..how</text:p>
      <text:p text:style-name="P1">can I apprise you Ash..I..(again completely breaks</text:p>
      <text:p text:style-name="P1">down)"Ash(frown) : "i can't leave you cause you've got</text:p>
      <text:p text:style-name="P1"><text:soft-page-break/>none to look after you except this Ash</text:p>
      <text:p text:style-name="P1">Ketchum,Brock of all people wanted to hook you</text:p>
      <text:p text:style-name="P1">up with f.. b..,your own family,Lillie wants</text:p>
      <text:p text:style-name="P1">that,Violet wants that,Daisy not sure but still</text:p>
      <text:p text:style-name="P1">wants that,your now family Tracy don't have the</text:p>
      <text:p text:style-name="P1">guts to face me and scream his head of to say</text:p>
      <text:p text:style-name="P1">Misty is slowly dying,her skills are too great for</text:p>
      <text:p text:style-name="P1">authority to do anything,you need to help your</text:p>
      <text:p text:style-name="P1">friend',what does he say,'come back,your doll can't</text:p>
      <text:p text:style-name="P1">live without you,'..as if i'm f.. every b.. i see,your</text:p>
      <text:p text:style-name="P1">Misty,your Misty,your Misty..Misty is Misty's,not</text:p>
      <text:p text:style-name="P1">mine..Misty is my friend first then whatever later,i</text:p>
      <text:p text:style-name="P1">would help my friend may be,but no,you f.. Misty</text:p>
      <text:p text:style-name="P1">and now f.. someone else,so Misty is a bit sad..</text:p>
      <text:p text:style-name="P1">that's all then?..Gary Oak..who has my biggest</text:p>
      <text:p text:style-name="P1">respect in the whole world,was totally flustered as</text:p>
      <text:p text:style-name="P1">to what to do..he just didn't know what is what and</text:p>
      <text:p text:style-name="P1">couldn't help you no matter how much he</text:p>
      <text:p text:style-name="P1">wanted..Brock of all,been a gym leader for a few</text:p>
      <text:p text:style-name="P1">years,travelled all over the world,has waterpokemons himself,Cerulian has enough so that</text:p>
      <text:p text:style-name="P1">his studies aren't hampered and he can't take up</text:p>
      <text:p text:style-name="P1">your role for just 1 week and let you come to me in</text:p>
      <text:p text:style-name="P1">Unova Finals for youself to see how many b.. i'm</text:p>
      <text:p text:style-name="P1">f.. everyday,huh?!?Misty tell me,you were</text:p>
      <text:p text:style-name="P1">stupendous,unmatched,but you also wanted your</text:p>
      <text:p text:style-name="P1">personal life,who Misty,tell me who stopped you</text:p>
      <text:p text:style-name="P1">from coming to Unova finals at least..who?YOUR</text:p>
      <text:p text:style-name="P1">FAMILY.this is YOUR family..i have none like that...</text:p>
      <text:p text:style-name="P1">except my Mom i'll spit at anybody and throw</text:p>
      <text:p text:style-name="P1">them away except you,and No i did but i didn't spit</text:p>
      <text:p text:style-name="P1"><text:soft-page-break/>at your face..why cause i for sure know,that this s..</text:p>
      <text:p text:style-name="P1">no matter how much she gets f.. by all at the end</text:p>
      <text:p text:style-name="P1">doesn't have absolutely anyone but me when it</text:p>
      <text:p text:style-name="P1">comes to understanding her and give her a</text:p>
      <text:p text:style-name="P1">hand..NONE..not one damn brat ever protested all</text:p>
      <text:p text:style-name="P1">those who were licking thier lips over your body to</text:p>
      <text:p text:style-name="P1">f.. you for the rest of your life since you were</text:p>
      <text:p text:style-name="P1">around 15..NONE! during our own</text:p>
      <text:p text:style-name="P1">journey,later,NONE!.. except you know who..every</text:p>
      <text:p text:style-name="P1">b.. knew my locations atleast during Kalos leaguefinals,Unova League Finals, Elite4 finals,when you</text:p>
      <text:p text:style-name="P1">were depressed and slowly dying..and Green of all</text:p>
      <text:p text:style-name="P1">people went there to challenge me during Unova</text:p>
      <text:p text:style-name="P1">Elite4,no i didn't know who he was at all..but after</text:p>
      <text:p text:style-name="P1">he left i realized..that f.. was saved as i didn't</text:p>
      <text:p text:style-name="P1">know him..else he and his pokebrats wouldn't</text:p>
      <text:p text:style-name="P1">have been seen in this world again...no one tried</text:p>
      <text:p text:style-name="P1">to contact me face to face cause i insulted them</text:p>
      <text:p text:style-name="P1">to death(laugh).. it's funny you know it's funny...</text:p>
      <text:p text:style-name="P1">you're judged by words..(brusts into laughter)... it's</text:p>
      <text:p text:style-name="P1">funny (laughs).."</text:p>
      <text:p text:style-name="P1">Misty(sobbing) : "Ash,i don't have.."</text:p>
      <text:p text:style-name="P1">Ash(frown) : "any loyal customers to f.. me loyally</text:p>
      <text:p text:style-name="P1">but you?(Misty crying uncontrollably).. that's so</text:p>
      <text:p text:style-name="P1">cause you never gave Green a chance, atleast he</text:p>
      <text:p text:style-name="P1">had the guts to face me,he was a real MAN,you</text:p>
      <text:p text:style-name="P1">would've been so happy if you chose him...these</text:p>
      <text:p text:style-name="P1">m.. even didn't have what to me an unknown</text:p>
      <text:p text:style-name="P1">stranger had..why would I come back Misty,huh?</text:p>
      <text:p text:style-name="P1">why would I bother about you?..yes I made a</text:p>
      <text:p text:style-name="P1"><text:soft-page-break/>mistake,but if only they asked me withoutdragging you in,i would've,to them I'm because i</text:p>
      <text:p text:style-name="P1">had you, that's it..nothing else..(laugh).. it's funny</text:p>
      <text:p text:style-name="P1">you know it's funny(brusts into laughter)"</text:p>
      <text:p text:style-name="P1">Misty(sobbing) : "Ash,I.."</text:p>
      <text:p text:style-name="P1">Ash(frown) : "no exactly not,you didn't have to be</text:p>
      <text:p text:style-name="P1">bothered at all either,it was between us,you and</text:p>
      <text:p text:style-name="P1">me-only,not these mup..,they evsdropped me all</text:p>
      <text:p text:style-name="P1">their lives to see our relationship..why so much</text:p>
      <text:p text:style-name="P1">interest?huh?..and if it was so interesting,then</text:p>
      <text:p text:style-name="P1">they should be the first ones to arrange the</text:p>
      <text:p text:style-name="P1">meetings..Gym..i've heard this word for 12 years</text:p>
      <text:p text:style-name="P1">now..no don't stop</text:p>
      <text:p text:style-name="P1">me..Ganger...Gym!Gym,Gym,Gym..you know what,i</text:p>
      <text:p text:style-name="P1">can f.. up all gyms in the world exactly now and i</text:p>
      <text:p text:style-name="P1">could when i did my trials at Unova and i</text:p>
      <text:p text:style-name="P1">absolutely did in Kalos,not a single gym-brat in</text:p>
      <text:p text:style-name="P1">that whole area including hall of fame specials did</text:p>
      <text:p text:style-name="P1">a fig to me...and now i can destroy every authority</text:p>
      <text:p text:style-name="P1">in Pokemon world and reshape it according to my</text:p>
      <text:p text:style-name="P1">wishes,LEGALLY..Gym!..did i tell you not to come</text:p>
      <text:p text:style-name="P1">to my Unova Finals..Gym..where were those for you,where was Brock of all people <text:span text:style-name="T1150">who himself had been a Gym Leader</text:span>,where were</text:p>
      <text:p text:style-name="P1">your sisters of all people,just 1 week and thats all</text:p>
      <text:p text:style-name="P1">or was it the authority..(laugh)..tell me Misty,which</text:p>
      <text:p text:style-name="P1">authority,who,which f.. brat stopped you then from</text:p>
      <text:p text:style-name="P1">being with me...who(frown)...people have talked</text:p>
      <text:p text:style-name="P1">about me not caring for personal life,where were</text:p>
      <text:p text:style-name="P1">those when you so much wanted your personal</text:p>
      <text:p text:style-name="P1">life?..hall of fame,hall of fame..great Gym</text:p>
      <text:p text:style-name="P1"><text:soft-page-break/>leader?..Misty,i tell you i was a h..b.. which i still</text:p>
      <text:p text:style-name="P1">am now but i was a f.. i.. then too,else I would've</text:p>
      <text:p text:style-name="P1">come myself during Unova and not be a selfish b..</text:p>
      <text:p text:style-name="P1">and go for 24 f.. badges..but still,these b.. could've</text:p>
      <text:p text:style-name="P1">called me once,i would've beaten the hell out of</text:p>
      <text:p text:style-name="P1">you and taken you back whether you liked it or</text:p>
      <text:p text:style-name="P1">not..but no..come back Misty isn't happy..f..</text:p>
      <text:p text:style-name="P1">that...Misty isn't happy.. that's Misty's problem not</text:p>
      <text:p text:style-name="P1">mine..i want my problem or my friend's problem</text:p>
      <text:p text:style-name="P1">that i can help..come back she doesn't know what</text:p>
      <text:p text:style-name="P1">to do about the Gym none can beat her and she</text:p>
      <text:p text:style-name="P1">can't quite trust anyone,she doesn't really know</text:p>
      <text:p text:style-name="P1">what to do.. challenge her,beat her take her out for a week..Misty isn't happy, Misty wants to see</text:p>
      <text:p text:style-name="P1">you,Misty want you to be back,Misty is crying for</text:p>
      <text:p text:style-name="P1">you,STILL NOT THE REAL PROBLEM LIKE A MAN-</text:p>
      <text:p text:style-name="P1">MISTY CAN'T BE HEALED UNLESS NONE</text:p>
      <text:p text:style-name="P1">DEFEATS HER IN A PROPER BATTLE,NONE!..what</text:p>
      <text:p text:style-name="P1">the f.. they thought you were Misty,because what</text:p>
      <text:p text:style-name="P1">those 3 did in their younger days and you</text:p>
      <text:p text:style-name="P1">mentored and babysitted them?..Brock was d.. all</text:p>
      <text:p text:style-name="P1">over your skills and looks,Trace was too happy to</text:p>
      <text:p text:style-name="P1">play the good guy,the only sane person there Gary</text:p>
      <text:p text:style-name="P1">Oak just couldn't be able to do what he</text:p>
      <text:p text:style-name="P1">desparately wanted and that is to tell me exactly</text:p>
      <text:p text:style-name="P1">those cause he just didn't want to mingle in that</text:p>
      <text:p text:style-name="P1">posion that was killing you there-the Glamour and</text:p>
      <text:p text:style-name="P1">all...Misty ever cherised Ash and he was ever a</text:p>
      <text:p text:style-name="P1">bufoon..he's gone,keep whinning a bit,find</text:p>
      <text:p text:style-name="P1">someone else..(scream)that’<text:span text:style-name="T1151">s</text:span> s... business..why</text:p>
      <text:p text:style-name="P1">were they interested about us then in the first</text:p>
      <text:p text:style-name="P1"><text:soft-page-break/>place?huh?..why?...Misty,just tell me who stopped</text:p>
      <text:p text:style-name="P1">you..please..<text:span text:style-name="T1152">i beg of you..</text:span>(laugh)..they'll have some fun for the</text:p>
      <text:p text:style-name="P1">rest of their <text:span text:style-name="T1153">god</text:span>forsaken lives if they survive the first bit(brusts into laughter).."</text:p>
      <text:p text:style-name="P1">Misty(sobbing) : "i made a mistake Ash.."</text:p>
      <text:p text:style-name="P1">Ash(scream) : "Shut up you b..!you made no</text:p>
      <text:p text:style-name="P1">mistake,i made it when i couldn't be less selfish!..</text:p>
      <text:p text:style-name="P1">(laugh)..but this is Decit Mastery.. trying to</text:p>
      <text:p text:style-name="P1">deceive you..(brusts into laughter)...once a</text:p>
      <text:p text:style-name="P1">playboy always a.."</text:p>
      <text:p text:style-name="P1">Misty(sobbing,scream) : "No,My Ash is only</text:p>
      <text:p text:style-name="P1"><text:span text:style-name="T1154">his Misty’s</text:span> boy, that's all, nothing else..i..(trying to</text:p>
      <text:p text:style-name="P1">stand up)"</text:p>
      <text:p text:style-name="P1">Ash(frown) : "Ganger,she lies down,stays</text:p>
      <text:p text:style-name="P1">there,doesn't talk, cogitate every word i say,till you</text:p>
      <text:p text:style-name="P1">know my singnals...right..i'm no s.. patented boy</text:p>
      <text:p text:style-name="P1">so that when she cant get a customer she can get</text:p>
      <text:p text:style-name="P1">me..(Misty sobbs uncontrollably,Vomits..again few</text:p>
      <text:p text:style-name="P1">moments)...6th time..this is why i'm here vomit</text:p>
      <text:p text:style-name="P1">Empress...none can <text:span text:style-name="T1155">beat you</text:span> except</text:p>
      <text:p text:style-name="P1">me,none can look after you except me,none will</text:p>
      <text:p text:style-name="P1">understand you except me, your a angel to al<text:span text:style-name="T1156">l</text:span></text:p>
      <text:p text:style-name="P1">except me, you're an Idol,a dream,an elusion,a</text:p>
      <text:p text:style-name="P1">saviour of all,(brusts into laughter)..Misty,see you were dying there in Gym, ABSOLUTY NONE</text:p>
      <text:p text:style-name="P1">HELPED! so,still me,still me..(laugh)..sweet sweet</text:p>
      <text:p text:style-name="P1">Misty s..,so sweet,(scream)NONE BUT</text:p>
      <text:p text:style-name="P1">ME!..Misty,you need me in every step..you need</text:p>
      <text:p text:style-name="P1">Ash Ketchum all your life,every moment... that's</text:p>
      <text:p text:style-name="P1">why i'm here...i want to help my little friend,little</text:p>
      <text:p text:style-name="P1"><text:soft-page-break/>playmate Misty who simply gave her soul to me all</text:p>
      <text:p text:style-name="P1">times,a little girl of 1<text:span text:style-name="T1157">5</text:span>-1<text:span text:style-name="T1157">6</text:span>-1<text:span text:style-name="T1157">7</text:span>,my Ash,my Ash,my</text:p>
      <text:p text:style-name="P1">Ash..all the time..that's why i'm here today..just</text:p>
      <text:p text:style-name="P1">for that..she believed in me more than i</text:p>
      <text:p text:style-name="P1">did..Misty(laugh)..you were a future gym leader,i</text:p>
      <text:p text:style-name="P1">was a b..,still then knowing all,'no,i'll go with stupid</text:p>
      <text:p text:style-name="P1">idiot Ash rather than being with Rudy in</text:p>
      <text:p text:style-name="P1">Oranges..'(laugh)..'i'll not leave you till you repay</text:p>
      <text:p text:style-name="P1">my bike,you bufoon(laugh)..'get that bug off..catch</text:p>
      <text:p text:style-name="P1">it..or i'll smack you to death,you jerk'..(laugh)..'are</text:p>
      <text:p text:style-name="P1">you sure,you'll be alright without me,Ash?"</text:p>
      <text:p text:style-name="P1">(scream)...that's why i'm here...you need help and</text:p>
      <text:p text:style-name="P1">i've to be the last resort for that,STILL...Misty,i've</text:p>
      <text:p text:style-name="P1">been without you extremely well but you're the one</text:p>
      <text:p text:style-name="P1">that needs me all time...many s..,man-wh.. i've seen all for a reason hanging around me,EXCEPT</text:p>
      <text:p text:style-name="P1">MISTY,always,ever...Misty has no reason</text:p>
      <text:p text:style-name="P1">whatsoever to be with me,infact you were my only</text:p>
      <text:p text:style-name="P1">travel companion who didn't have any f.. reason to</text:p>
      <text:p text:style-name="P1">be that..and only she without any reason <text:span text:style-name="T1158">from the 2</text:span><text:span text:style-name="T332">nd</text:span><text:span text:style-name="T1158"> day till she saw me-</text:span>my</text:p>
      <text:p text:style-name="P1">Ash.my Ash,my Ash,<text:span text:style-name="T1159">my Ash</text:span>..always..<text:span text:style-name="T1160">and(laugh)..and even now my Ash is only my playboy..(laughs)..</text:span>(scream) That's why</text:p>
      <text:p text:style-name="P1">i'm here..</text:p>
      <text:p text:style-name="P1">but you know(solemn),you can get what i'm doing</text:p>
      <text:p text:style-name="P1">even way more from</text:p>
      <text:p text:style-name="P1">Green,Prin,Trin,Breen,<text:span text:style-name="T1161">Kirn</text:span>..but you would die but do that...(scream)that's exactly why i'm</text:p>
      <text:p text:style-name="P1">here..get this obsession for Ash Ketchum out and</text:p>
      <text:p text:style-name="P1">get someone else in,cause Ash Ketchum won't</text:p>
      <text:p text:style-name="P1"><text:soft-page-break/>return after today..(laugh).. it's funny you know, it's</text:p>
      <text:p text:style-name="P1">funny how they evsdropped us..it was a movie,a</text:p>
      <text:p text:style-name="P1">comedy,a movie where the two protagonists</text:p>
      <text:p text:style-name="P1">wants to f.. each other off just the next moment..</text:p>
      <text:p text:style-name="P1">(laugh)..i remember them...(laugh)..it was a</text:p>
      <text:p text:style-name="P1">movie,once it finished-'nah!restart that again..so</text:p>
      <text:p text:style-name="P1">good movie..wanna see it..come back Misty isn't</text:p>
      <text:p text:style-name="P1">happy'(laugh)..and by the time the protagonists have died..(laugh).. it's funny,Misty its very very</text:p>
      <text:p text:style-name="P1">funny(laugh)...very funny(laugh).. anyway</text:p>
      <text:p text:style-name="P1">Ganger,leave it"</text:p>
      <text:p text:style-name="P1">Misty(few moments later,sobbing</text:p>
      <text:p text:style-name="P1">uncontrollably,feint smile) : "Ash,you'll again come</text:p>
      <text:p text:style-name="P1">back to me you..(chokes with tears)..."</text:p>
      <text:p text:style-name="P1">Ash(brusts into laughter) : "what a timing,Ganger</text:p>
      <text:p text:style-name="P1">work,for your f.. answer s..,and you know why</text:p>
      <text:p text:style-name="P1">you're so desparate,the answer is exactly what</text:p>
      <text:p text:style-name="P1">you told me yourself 12 years back..</text:p>
      <text:p text:style-name="P1">(song,immitates)"What makes me Misty most of</text:p>
      <text:p text:style-name="P1">all/in our final Curtain call/is that i'll NEVER see</text:p>
      <text:p text:style-name="P1">you/again"(laughes uncontrollably,Misty</text:p>
      <text:p text:style-name="P1">uncontrollably cries).. (scream, shivering</text:p>
      <text:p text:style-name="P1">voice)exactly that..and you were humming another</text:p>
      <text:p text:style-name="P1">day, "two of a kind/who would've guessed that you</text:p>
      <text:p text:style-name="P1">and I/someday somehow will have to</text:p>
      <text:p text:style-name="P1">say/goodbye"(brusts into laughter)... exactly</text:p>
      <text:p text:style-name="P1">that...(brusts into laughter)..oh and this also is</text:p>
      <text:p text:style-name="P1">Deceit Master especiall,make her emotional kill</text:p>
      <text:p text:style-name="P1">her cause you're jealous of her success and new beau Green (brusts into laughter)...Bulbasaur</text:p>
      <text:p text:style-name="P1">care..Ganger off.."</text:p>
      <text:p text:style-name="P1"><text:soft-page-break/>(10 Minutes later)</text:p>
      <text:p text:style-name="P1">Misty(lying down,has almost convulsions,</text:p>
      <text:p text:style-name="P1">sobbing) : "Ash,just one hand.."</text:p>
      <text:p text:style-name="P1">Ash(Choked,Agitated,hugging Misty again) : "..do I</text:p>
      <text:p text:style-name="P1">want you?do i want you?why am i doing this to</text:p>
      <text:p text:style-name="P1">you?(stern but shivering voice) Do i have to</text:p>
      <text:p text:style-name="P1">announce that i still value you as a friend on top of</text:p>
      <text:p text:style-name="P1">my voice for the world to hear?(Misty hugs</text:p>
      <text:p text:style-name="P1">Ash,this time Ash is too oblivious to realize) can't</text:p>
      <text:p text:style-name="P1">they have the remote cognition to..(but then</text:p>
      <text:p text:style-name="P1">suddenly, shivering voice,breaks the hug but</text:p>
      <text:p text:style-name="P1">straight Looking at Misty's Eyes)can't you</text:p>
      <text:p text:style-name="P1">see...can't you see i still am what i was even when</text:p>
      <text:p text:style-name="P1">i first met you,Misty?"</text:p>
      <text:p text:style-name="P1">Misty(with tears,sobbing,few moments later) :</text:p>
      <text:p text:style-name="P1">"Ash..i perfectly understand what your trying so so</text:p>
      <text:p text:style-name="P1">hard to suppress and get away from,i know why</text:p>
      <text:p text:style-name="P1">you've taken up all this self inflicted pain upon</text:p>
      <text:p text:style-name="P1">yourself..no LET ME FINISH!"Ash(absent minded as if reminiscing something) :</text:p>
      <text:p text:style-name="P1">"continue"</text:p>
      <text:p text:style-name="P1">Misty(sobbing) : "Ash tell me,frankly..do you...</text:p>
      <text:p text:style-name="P1">(again hugs Ash,Ash is again too oblivious to</text:p>
      <text:p text:style-name="P1">force her away)..you want your second kiss</text:p>
      <text:p text:style-name="P1">today?"(brusts into tears)</text:p>
      <text:p text:style-name="P1">Ash(suddenly as if wakes up,breaks the</text:p>
      <text:p text:style-name="P1">hug,scowl) : "no urine"</text:p>
      <text:p text:style-name="P1">Misty(sobbing) : "or bed,or date or..but you'll then</text:p>
      <text:p text:style-name="P1">say it's..(vomits on Ash's face,and almost</text:p>
      <text:p text:style-name="P1">faints,Ash catches her, Pokemons tender her,Ash</text:p>
      <text:p text:style-name="P1">again washes off and then tender Misty)"</text:p>
      <text:p text:style-name="P1"><text:soft-page-break/>Ash(frown) : "you still believe that i'm not</text:p>
      <text:p text:style-name="P1">deceiving you and only want to f.. you <text:span text:style-name="T1203">around</text:span> and leave</text:p>
      <text:p text:style-name="P1">totally breaking your heart so that you'll die</text:p>
      <text:p text:style-name="P1">quickly?"</text:p>
      <text:p text:style-name="P1">Misty(uncontrollably sobbing,lying on the</text:p>
      <text:p text:style-name="P1">grass,scream) : "..NEVER..my Ash..is..(vomits</text:p>
      <text:p text:style-name="P1">again,all again)"</text:p>
      <text:p text:style-name="P1">Ash(hugging Misty,solemn) : "happy now?Misty,its</text:p>
      <text:p text:style-name="P1">8th..just stay calm(breaks the hug but hold Misty'shands firmly)..you surely don't want any of those</text:p>
      <text:p text:style-name="P1">do you?"</text:p>
      <text:p text:style-name="P1">Misty(sobbing,trying to hug Ash again) : "All and</text:p>
      <text:p text:style-name="P1">None of those.if there was ever a perfect thing to</text:p>
      <text:p text:style-name="P1">be able to do or describe i want that.."</text:p>
      <text:p text:style-name="P1">Ash(firmly,forces her away) : "these emotions</text:p>
      <text:p text:style-name="P1">don't suit you.."</text:p>
      <text:p text:style-name="P1">Misty(trying to hug Ash,crying,scream) :</text:p>
      <text:p text:style-name="P1">"Ash!please!Don't stop me!Ash,please, atleast let</text:p>
      <text:p text:style-name="P1">me hug.."</text:p>
      <text:p text:style-name="P1">Ash (firmly,forcing her off): "No!a grown up b.. like</text:p>
      <text:p text:style-name="P1">you should know mental demons aren't a kiss and</text:p>
      <text:p text:style-name="P1">hug away to go out,its all emotion!let me</text:p>
      <text:p text:style-name="P1">finish,ok,please"</text:p>
      <text:p text:style-name="P1">Misty (crying) : "<text:span text:style-name="T1204">i’m sorry Ash,i’m...(chokes)..</text:span>"</text:p>
      <text:p text:style-name="P39">Ash(frown) : “what’s your actual problem Misty s..?huh?..why since the second day till now just one word ‘my Ash’..Ganger..what is it Misty?what?..the whole world was under your feet-‘my Ash left me’,the whole world wants to marry you-’my Ash will return’(laugh)..now killing yourself slowly-’my Ash isn’t coming i don’t want to live anymore’,just this idea-’<text:span text:style-name="T1162">my Ash’,this idea</text:span> you’ve <text:soft-page-break/>had since the first sight <text:span text:style-name="T1162">and still after all this even now still ‘my Ash</text:span>..what is it Misty what?..<text:span text:style-name="T1162">i never said ‘my Misty’ never..so lets say i say ‘my Misty is a wh..’ would you still say ‘i’m of my Ash’s wh..’(laugh)..really Misty really,you’re a born wh.. you see may be you died while i was f.. you in previous birth and that’s why you’re alive at all here now(laugh)..what a devoted wh.. still remembers the customers and even the last one she was f.. with just before she died while f.. out of exhustion of ... so now ‘my Ash’...Ganger off..what a wh..(brusts into laughter) ”</text:span></text:p>
      <text:p text:style-name="P40">Misty(convulsions <text:span text:style-name="T1163">few moments later</text:span>,sobbing uncontrollably) : “Ash,i can’t..i just can’t..”</text:p>
      <text:p text:style-name="P40">Ash(frown) : “Ganger...Bulbasaur your performance needs betterment pay attention...(laugh)..Misty,i’m telling you myself now,please leave me,i don’t want you no matter what you think i never have or will..please leave me i’m someone else’s boy,i don’t want you Misty,please..i beg of you..please...<text:span text:style-name="T1164">Misty i’m not your Ash at all,get this infatuation out of you,we’ve been what we’ve been we’ve broken up,i just wanted to cure you as a friend’s favour and that’s all,you want me as more than friend still,that’s not happening cause i don’t want to be associeted with a mad dying s.. like you,please..for you it should be ‘my Green’ or like previously ‘my Tracy’ but he got taken(brusts into laughter)..then ‘my Gary”(laughs)..taken(laughs)..they are no good for you as beau or friends,leave them..i’m telling you what it should be(goes near Misty’s ears,wipes off her tears)...there(laugh)..Misty’s New Motto-&gt; ”my Green’,exactly Misty Waterflower,that’s all you should </text:span><text:soft-page-break/><text:span text:style-name="T1164">think or may be anybody else cause you’re a chaste s.. but still ‘my Green’..say it ‘my Green’(laugh)</text:span>...Ganger”</text:p>
      <text:p text:style-name="P40">Misty(<text:span text:style-name="T1164">few moments later,much calm,tears profusely rolling down her cheeks,lying on the grass) : “i won’t ever ..ever (sobbing)..ever have you back then right Ash..”</text:span></text:p>
      <text:p text:style-name="P41">Ash(laugh) : “Ganger..i will only have you then right Green..Ganger...(brusts into laughter)...”</text:p>
      <text:p text:style-name="P41">Misty(sobbing uncontrollably,few moments later) : “what do you want me to do,say it(scream)..i want my Ash..(crying aloud)...i just..(chokes,Bulbasaur sleep powders her)”</text:p>
      <text:p text:style-name="P41">Ash(solemn 13 minutes later,Misty woke up 10 minutes later) : “<text:span text:style-name="T1165">why did you come here today and why were you telling me that you have a boyfriend and why this drama now?..Ganger..I DUMP AND REJECT YOU.may i leave or will you die exactly here and then your people later say i murdered a s.. who herself came here to be f.. around..(laugh)..why don’t you leave me Misty s..? why?..Ganger off...”</text:span></text:p>
      <text:p text:style-name="P42">Misty(sobbing a few moments later) : “you’re my soul i can’t leave you..(chokes)..”</text:p>
      <text:p text:style-name="P43">Ash(frown) : “soul?(laugh)..Ganger..see this game now <text:span text:style-name="T1205">s.. lets play,so we now know that</text:span> Misty is Green’s soul,Ash is Misty’s soul,someone else is Ash’s soul...but none’s soul is Green and Ash’s soul cherishes him..so basically what should happen <text:span text:style-name="T1206">is that</text:span> Misty should leave Ash and go to Green,but she doesn’t..what does she do?..she is the unchaste wife of Green cause she is f.. with Ash in her mind all the time BUT claims that she’s chaste and also says ‘my Green’ but actually thinks ‘my Ash”...(brusts into laughter)..this is funny you know very very <text:soft-page-break/>funny(laughs)..what a s.. your are Misty,what a s.. that too too chaste(brusts into laughter)..so basically you’re an unchaste wife cum chaste s..(laugh) <text:span text:style-name="T1207">and the moment before your future with Green if there’s alreay hasn’t been any which i seriously doubt(laugh)..that moment too ‘my Ash”..(brusts into laughter)..so your children too..so sad a life of a chaste s.. like you..once a chaste wh..ever a chaste wh..(brusts into laughter)..amusing chaste s.. you’re Misty cum unchaste wife..chaste s..unchaste wife double hall of fame(brusts into laughter)..and you youself has just accepted it by saying ‘my Ash’ return but sorry that i was .. by Green..really amusing(laugh)</text:span>...<text:span text:style-name="T1208">(sternly)</text:span>just leave me i’m sending you to your husband <text:span text:style-name="T1208">Green </text:span>now,ok?..what do you say?...Ganger...”</text:p>
      <text:p text:style-name="P43">Misty(dizzy,sobbing,<text:span text:style-name="T1209">few moments later</text:span>) : “Ash you can leave me but i will die exactly here..”</text:p>
      <text:p text:style-name="P43">Ash(laugh) : “bye(goes away)”</text:p>
      <text:p text:style-name="P43">Misty(screams,sobbing) : “Ash..”( then almost faints but pokemons cure her)</text:p>
      <text:p text:style-name="P25">Ash(<text:span text:style-name="T1166">returns and frowns</text:span>) : "<text:span text:style-name="T1166">so still Green would get only a chaste s.. unchaste wife ? fine...Ganger...this is for you Green,just see how i break down this born again s.. infatuation with me..Ganger..see Misty s..,tell me when you were with Green why were you thinking about me?”</text:span></text:p>
      <text:p text:style-name="P46">Misty(sobbing,trying to scream) : “i was ever with my Ash only,those p..(chokes)..”</text:p>
      <text:p text:style-name="P47">Ash(frowns) : “so that doesn’t go?sorry then Green,this <text:span text:style-name="T1173">kind of a supremely obsessive and infatuated </text:span>chaste s.. needs more emotional torture till she becomes unchast<text:span text:style-name="T1173">e..Ganger...Charizard lets go to chaste Misty s.. </text:span><text:soft-page-break/><text:span text:style-name="T1173">unchaste poor husband Green,()..(trying to take Misty away)..what s..,come along,come on..Ganger..”</text:span></text:p>
      <text:p text:style-name="P50">Misty(trying to hug Ash,sobbing uncontrollably,very mild voice) : “don’t leave me Ash..please..<text:span text:style-name="T1210">there’s none</text:span>..(chokes again)..”</text:p>
      <text:p text:style-name="P51">Ash(frown,lies Misty down on grass,Pokemons treat her) : “so,there’s non but me to look after a mad dying s.. been f.. up day and night for 32 years and now has no ... left hangs around for one more last and best and asks me to do the favour...what a luck...<text:span text:style-name="T1212">Ganger..</text:span>basically even you’re in ha<text:span text:style-name="T1211">ll of s..h.. and you’re proud of your s..h.. like m..h.. which is a bit discomforting ain’t it(brusts into laughter)...but you’re a chaste s.. so despite your s..h.. you expect your m..h.. fruits to be chaste..(brusts into laughter)..what a great s.. you are really Misty..what a s.. or is it none except ‘my Ash’?..which is your illusion cause sadly there’s many s.. but you’ve rather passed your prime don’t you think so Misty s...? but for a chaste s.. like you chastity is more important than your husband Green,besides the pictures your former beau Trace drew,were you and Green on the spot already(brusts into laughter)..why should i care for you Misty s.. why?..answer that first..i wasn’t the one to break-up,i wasn’t the one to invite Green to take my place,i wasn’t the one to shut the door,i wasn’t the one anywhere...(solemn)..see Misty s.. this is your last moment and all i want is to kill you cause you’re too chaste a s.. to get over your d.. infatuation of being f.. around by me all life and so please die or whatever but lets go to your husband’s house that is..Ganger...come on s.. what is a trouble hum?..(brusts into laughter)...such pity..sweet sweet Misty </text:span><text:soft-page-break/><text:span text:style-name="T1211">s... that too too chaste...(brusts into laughter)...besides i’ve insulted your m..h.. too..(brusts into laughter)...what a s...”</text:span></text:p>
      <text:p text:style-name="P52">Misty(few moments later,uncontrollably sobbing,on the grass) : “no matter what you say..you..(scream,crying,<text:span text:style-name="T1213">Ash going away again</text:span>)..come back...(chokes)...”</text:p>
      <text:p text:style-name="P53">Ash(returns and frowns) : “i see,you 4 be attentive...lets finish it then Misty s... <text:span text:style-name="T1173">so we accidentally</text:span></text:p>
      <text:p text:style-name="P1">bumped into each other and were friends but</text:p>
      <text:p text:style-name="P1">within a month we knew it's not normal between</text:p>
      <text:p text:style-name="P1">us,i didn't get you properly then but you surely</text:p>
      <text:p text:style-name="P1">were too devoted even at that age,i was your</text:p>
      <text:p text:style-name="P1">dream you held onto me and whatever respons you got,got you through your early gym days,then i</text:p>
      <text:p text:style-name="P1">finally realized your significance to me and</text:p>
      <text:p text:style-name="P1">confessed my feelings,you were so happy despite</text:p>
      <text:p text:style-name="P1">all the attention that you got then...<text:span text:style-name="T1167">Ganger..</text:span>"</text:p>
      <text:p text:style-name="P1">Misty(sobbing,<text:span text:style-name="T1167">a few moments later</text:span>) : "Ash!why are you doing this still?..<text:span text:style-name="T1168">you..</text:span>you just told me i'm your soul,but..does your soul</text:p>
      <text:p text:style-name="P1">too changes Ash..(loudly crying).."</text:p>
      <text:p text:style-name="P1">Ash(laugh) : "of course (laughes), that's why i'm a</text:p>
      <text:p text:style-name="P1">Playboy and not Palletboy..(brusts into laughter)..<text:span text:style-name="T1174">(Misty almost faints and convulsions restart)..</text:span>(sternly) Misty..(again hugs her and she vomits on</text:p>
      <text:p text:style-name="P1">his face again,and rest are all same but they talk</text:p>
      <text:p text:style-name="P1">again after 15 minutes later).."</text:p>
      <text:p text:style-name="P1">Ash(solemn) : "Misty,this was 9th in may be like 1</text:p>
      <text:p text:style-name="P1">hour <text:span text:style-name="T1175">and your having convulsions</text:span>,i know perfectly well the effects of all those</text:p>
      <text:p text:style-name="P1">poisons you were taking...but you see i'll only</text:p>
      <text:p text:style-name="P1"><text:soft-page-break/>finish..so stay calm.. Feraligator &amp; Crawdaunt..get</text:p>
      <text:p text:style-name="P1">working on Misty,NOW!..all my buddies</text:p>
      <text:p text:style-name="P1">present,tender her..."</text:p>
      <text:p text:style-name="P1">..(15 Minutes later)..</text:p>
      <text:p text:style-name="P1">Misty(sobbing) : "Ash, please come..(sobbs</text:p>
      <text:p text:style-name="P24">uncontrollably)"</text:p>
      <text:p text:style-name="P24">Ash(frown) : "where did you have lunch today?no</text:p>
      <text:p text:style-name="P1">it's a serious question cause it wasn't in my</text:p>
      <text:p text:style-name="P1">house,so if you vomiting 9 times is about that,then</text:p>
      <text:p text:style-name="P1">god..."</text:p>
      <text:p text:style-name="P1">Misty(sobbing,half shout) : "i can't stand this long</text:p>
      <text:p text:style-name="P1">enough Ash,just listen to me without</text:p>
      <text:p text:style-name="P1">disturbing..and no it was at Lillie's home..and it's</text:p>
      <text:p text:style-name="P1">ok.. that's not what it is.. it's just that..(brusts into</text:p>
      <text:p text:style-name="P1">tears)...</text:p>
      <text:p text:style-name="P1">Ash(frown) : "() is now due cause you can't find</text:p>
      <text:p text:style-name="P1">you new beau(hugs Misty but just for a moment</text:p>
      <text:p text:style-name="P1">then lets go)..FIGHT!..and you were using 4 in total</text:p>
      <text:p text:style-name="P1">for the last 3 months...anyway,speak now...</text:p>
      <text:p text:style-name="P1">Misty(cries uncontrollably) : "just a bit.."</text:p>
      <text:p text:style-name="P1">Ash(sternly) : "Stop that crying if you want me that</text:p>
      <text:p text:style-name="P1">much,NOW!(Misty again lies down on the</text:p>
      <text:p text:style-name="P1">grass,sobbing)..yeah much better,and don't</text:p>
      <text:p text:style-name="P1">bother,that thing is well healed by sleep powder..</text:p>
      <text:p text:style-name="P1">that's exactly why Bulbasaur is here as i had</text:p>
      <text:p text:style-name="P1">removed those form your room..Misty,you were</text:p>
      <text:p text:style-name="P1">living in a self created hell while i had fun by s.. f..all around,no matter what happens after today</text:p>
      <text:p text:style-name="P1">you'll be sent to () in Kanto Elite4 HQ and you'll</text:p>
      <text:p text:style-name="P1">cure yourself there till then unless your big b.. still</text:p>
      <text:p text:style-name="P1">wants to sell you to h.. f.. while they enjoy the tips</text:p>
      <text:p text:style-name="P1"><text:soft-page-break/>like in GYM...the whole Elite4 all over will lick your</text:p>
      <text:p text:style-name="P1">boots all you want as that's been my stern order to</text:p>
      <text:p text:style-name="P1">them and be assured of it,at my current level,the</text:p>
      <text:p text:style-name="P1">hall of fame is a mere word,it makes no sense as</text:p>
      <text:p text:style-name="P1">you can see Bulbasaur of all has treated you like</text:p>
      <text:p text:style-name="P1">any professional doctor and i'm still screaming my</text:p>
      <text:p text:style-name="P1">head off to him,to which all he's saying that if it</text:p>
      <text:p text:style-name="P1">goes out of hand he'll tell me well before,</text:p>
      <text:p text:style-name="P1">Charizard,Talonflame,Noivern all are ready,</text:p>
      <text:p text:style-name="P1">nothing will happen to you today..and Lance</text:p>
      <text:p text:style-name="P1">knows us both individually well enough or if he</text:p>
      <text:p text:style-name="P1">doesn't,he'll be taught in a very harsh way and if</text:p>
      <text:p text:style-name="P1">there's one fault in treating you and curing you</text:p>
      <text:p text:style-name="P1">which has become an official necessity and thus</text:p>
      <text:p text:style-name="P1">my intervention..i'll collapse the whole system and</text:p>
      <text:p text:style-name="P1">they know it if they fail to treat those habits out of</text:p>
      <text:p text:style-name="P1">you once and for all..so,just don't bother,that's myfinal word..alright Noivern(takes Misty to his</text:p>
      <text:p text:style-name="P1">private portion in the Lab,a small room)..(40</text:p>
      <text:p text:style-name="P1">minutes later,Misty comes out of wash room she</text:p>
      <text:p text:style-name="P1">had to go as the sideeffects were getting heavy on</text:p>
      <text:p text:style-name="P1">her as she didn't have the doses of ... that day)..i</text:p>
      <text:p text:style-name="P1">see, it's ok,Misty.. you'll be cured. don't</text:p>
      <text:p text:style-name="P1">worry..come</text:p>
      <text:p text:style-name="P1">now..no the outside is far better,and take</text:p>
      <text:p text:style-name="P1">these(gives medicines)..yeah that's your doeses</text:p>
      <text:p text:style-name="P1">much lessened(Misty brusts into tears,Ash</text:p>
      <text:p text:style-name="P1">himself gives her the dose and makes her rest for</text:p>
      <text:p text:style-name="P1">15 more minutes,finally Ash returns to the outside</text:p>
      <text:p text:style-name="P1">with her and 15 more minutes later she is much</text:p>
      <text:p text:style-name="P1">normal..now,Misty sobbs uncontrollably,Ash once</text:p>
      <text:p text:style-name="P1"><text:soft-page-break/>more quickly hugs her and pats her back,then lets</text:p>
      <text:p text:style-name="P1">go of her)..so you see,as i was saying,despite our</text:p>
      <text:p text:style-name="P1">confession,i didn't quite get your devotion then to</text:p>
      <text:p text:style-name="P1">me and i thought you won't mind if i still live in</text:p>
      <text:p text:style-name="P1">oblivion and don't really ever explain my actions</text:p>
      <text:p text:style-name="P1">cause i kinda hadn't really got you, thought you</text:p>
      <text:p text:style-name="P1">yourself live a life under constant public glare,youwon't mind much and also that it's not that</text:p>
      <text:p text:style-name="P1">difficult for you as you were in a gym,rather i was</text:p>
      <text:p text:style-name="P1">traveling around,but I didn't understand i was the</text:p>
      <text:p text:style-name="P1">central figure for all the things and persona in that</text:p>
      <text:p text:style-name="P1">gym and rather than going away i should've stayed</text:p>
      <text:p text:style-name="P1">there for a month,which i easily could do,but got it</text:p>
      <text:p text:style-name="P1">opposite and thought going away is right then</text:p>
      <text:p text:style-name="P1">broke up...but i myself was pretty uncomfortable</text:p>
      <text:p text:style-name="P1">even after i broke up and then when i finally had a</text:p>
      <text:p text:style-name="P1">grasp of things and realized how you actually</text:p>
      <text:p text:style-name="P1">might've felt and also with my more balanced</text:p>
      <text:p text:style-name="P1">attitude to the press,growing popularity,working</text:p>
      <text:p text:style-name="P1">undercover in team rocket,all my studies and all in</text:p>
      <text:p text:style-name="P1">Kalos and so on so on and i heard gossips in</text:p>
      <text:p text:style-name="P1">places that Cerulian Gym and its leader Misty</text:p>
      <text:p text:style-name="P1">Waterflower were a hot topic and a bit of an</text:p>
      <text:p text:style-name="P1">elusion.i still didn't bother about it saying i've</text:p>
      <text:p text:style-name="P1">broken up with you and your life doesn't matter so</text:p>
      <text:p text:style-name="P1">my uncomfortability is similar to that if during our</text:p>
      <text:p text:style-name="P1">relationship someone suddenly told me that Misty</text:p>
      <text:p text:style-name="P1">is doing this and that,i felt a bit taken aback but ijust shrugged it off as i thought being a Gym</text:p>
      <text:p text:style-name="P1">leader itself is hard and people sometimes get</text:p>
      <text:p text:style-name="P1">into overdrive with young and uniquely talented</text:p>
      <text:p text:style-name="P1"><text:soft-page-break/>women like Misty if they looked good and were in</text:p>
      <text:p text:style-name="P1">the show or performance business like she is,so</text:p>
      <text:p text:style-name="P1">just brushed them aside never realizing the actual</text:p>
      <text:p text:style-name="P1">reason which i felt same must be for you when it</text:p>
      <text:p text:style-name="P1">was found that indeed i was in all beds imaginable</text:p>
      <text:p text:style-name="P1">all the time.After i got a grip of my personal life</text:p>
      <text:p text:style-name="P1">and started to show the press what they were up</text:p>
      <text:p text:style-name="P1">against to save my back,then only i've understood</text:p>
      <text:p text:style-name="P1">fully your feelings regarding my</text:p>
      <text:p text:style-name="P1">stubbornness(again becomes absent minded,and</text:p>
      <text:p text:style-name="P1">as if naratting his thoughts only, mentally</text:p>
      <text:p text:style-name="P1">reminiscing something,bit shivering voice) but still</text:p>
      <text:p text:style-name="P1">i brushed it off saying i'm just jealous that Misty is</text:p>
      <text:p text:style-name="P1">just living her life then news started to come</text:p>
      <text:p text:style-name="P1">around that you've become a bit creepy still i just</text:p>
      <text:p text:style-name="P1">thought you must've had a rough time may be your</text:p>
      <text:p text:style-name="P1">boyfriend broke up again and so on,i never</text:p>
      <text:p text:style-name="P1">bothered about what i heard cause i had my ownthings to solve and in the meantime i completed</text:p>
      <text:p text:style-name="P1">my full journey and then finally after Kanto Elite 4</text:p>
      <text:p text:style-name="P1">victory,Lance told me Cerulian has become a</text:p>
      <text:p text:style-name="P1">trouble and that you weren't behaving in a sane</text:p>
      <text:p text:style-name="P1">manner,which surprized me a bit as i ever known</text:p>
      <text:p text:style-name="P1">you to be a very tough and strong individual,so i</text:p>
      <text:p text:style-name="P1">just casually told Lance i'm sorry to hear and so</text:p>
      <text:p text:style-name="P1">on but then i suddenly saw a picture of yours and</text:p>
      <text:p text:style-name="P1">um..well...(becomes aware of his words).."</text:p>
      <text:p text:style-name="P1">Misty(tears..scream..) : "Ash! Don't stop me now i</text:p>
      <text:p text:style-name="P1">swear!"</text:p>
      <text:p text:style-name="P44">Ash(frown) : “i have a condition”</text:p>
      <text:p text:style-name="P44"><text:soft-page-break/>Misty(breaks down totally) : “you..you..(chokes sobbig uncontrollably)”</text:p>
      <text:p text:style-name="P44">Ash(frown) : “you have to say quote ‘Ash is my friend’ that’s it..”</text:p>
      <text:p text:style-name="P44">Misty(lying down on grass,<text:span text:style-name="T1169">crying) : “Ash is my soul..(scream)..no..i won’t say it..you..(chokes)..”</text:span></text:p>
      <text:p text:style-name="P45">Ash(frown) : “<text:span text:style-name="T1172">Ganger..</text:span>your idea that i can’t live without you as well and that’s exactly why out of blue i’ve returned after 4 yers of absolutely no contact despite knowing what i’ve done <text:span text:style-name="T1171">in these 4 years and that’s not to use () and become a mental wreck,</text:span>is a strange one Misty,<text:span text:style-name="T1171">this idea of yours that my Ash can’t live without me despite being proven glaringly wrong for 4 years atleast</text:span>,that’s exactly my problem if you have something to say about it,i won’t disturb just s<text:span text:style-name="T1170">pit it out!..Ganger"</text:span></text:p>
      <text:p text:style-name="P1">Misty(sobbing,<text:span text:style-name="T1176">6/7 later,sitting against the bench Ash is sitting on,Bulbasaur helped her to sit like that</text:span>) : "<text:span text:style-name="T1177">Ash,</text:span>you had never forgotten me to</text:p>
      <text:p text:style-name="P1">begin with,you never came into terms with</text:p>
      <text:p text:style-name="P1">yourself just as me with our breakup,your self</text:p>
      <text:p text:style-name="P1">denial didn't help you and only was irresistibly</text:p>
      <text:p text:style-name="P1">trying to force you out of your oblivion that you</text:p>
      <text:p text:style-name="P1">always have lived in since you were a kid and to</text:p>
      <text:p text:style-name="P1">counter that you became more and more devoted</text:p>
      <text:p text:style-name="P1">to your training and became more and more rough</text:p>
      <text:p text:style-name="P1">outside then finally when you realized that you'vebecome a once only Pokemon Master after your</text:p>
      <text:p text:style-name="P1">busting operation finished and you just totally</text:p>
      <text:p text:style-name="P1">decimated a threat like that in an unbelievably</text:p>
      <text:p text:style-name="P1">funny and nonchalant way, then came Kalos Final</text:p>
      <text:p text:style-name="P1">that probably has become a household legend</text:p>
      <text:p text:style-name="P1"><text:soft-page-break/>now and even made a then obsessive creep like</text:p>
      <text:p text:style-name="P1">me to have a moment of bemusement when you</text:p>
      <text:p text:style-name="P1">won the whole tournament till final only with</text:p>
      <text:p text:style-name="P1">Ganger,who never dis anything except fooling</text:p>
      <text:p text:style-name="P1">around and laughing challenger after challenger</text:p>
      <text:p text:style-name="P1">match after match as if the challenger said no i</text:p>
      <text:p text:style-name="P1">cant take it anymore it's so funny and</text:p>
      <text:p text:style-name="P1">submitted...Sabrina fostered him as papers said</text:p>
      <text:p text:style-name="P1">but he was at an entirely different level after</text:p>
      <text:p text:style-name="P1">evolving into a Ganger with you..Ganger did what</text:p>
      <text:p text:style-name="P1">he did only for you to withhold him for the final</text:p>
      <text:p text:style-name="P1">and sending in Noivern who just about did nothing</text:p>
      <text:p text:style-name="P1">except looking at them and talking profusely</text:p>
      <text:p text:style-name="P1">whole match and topple 8 challengers as if they</text:p>
      <text:p text:style-name="P1">were mere novices,as if they're having a brainfade</text:p>
      <text:p text:style-name="P26">and saying we're going to get insane save us.."</text:p>
      <text:p text:style-name="P26">Ash(laugh) : "why are you so concerned with my</text:p>
      <text:p text:style-name="P1">past act..</text:p>
      <text:p text:style-name="P1">Misty(tears,scream) : "Shut Up! i know who you</text:p>
      <text:p text:style-name="P1">are you f.. brat! and if now you want to disprove</text:p>
      <text:p text:style-name="P1">me then stay mumb."</text:p>
      <text:p text:style-name="P1">Ash(laugh) : "you're swearing too,what a(Misty</text:p>
      <text:p text:style-name="P1">cries out loud)..<text:span text:style-name="T1180">chaste s..(laughs,Misty breaks down again in tears)...alright,</text:span>alright i'll stay shut<text:span text:style-name="T1178">(Misty lies on the grass almost fainted but pokeons cure her up)</text:span>...<text:span text:style-name="T1178">Misty(hugging Misty and patting her back)..Misty,it’s ok(breaks hug),say i’m not distubing you...</text:span>"</text:p>
      <text:p text:style-name="P48">Misty(few moments later,sobbing) : “Ash,please let me finish ok,i’m telling you i’ll leave..(cries)..i’m telling you,but..(chokes)..”</text:p>
      <text:p text:style-name="P48"><text:soft-page-break/>Ash(solemn) : “move along i’m waiting..”</text:p>
      <text:p text:style-name="P1">Misty(<text:span text:style-name="T1179">5 minutes later,</text:span>wipes off her tears,still sobbing) : "having</text:p>
      <text:p text:style-name="P1">won the whole league like that then you yourself</text:p>
      <text:p text:style-name="P1">realized that you've become the only ever and your</text:p>
      <text:p text:style-name="P1">intuition became a reality as none ever has won</text:p>
      <text:p text:style-name="P1">32 badges of all gyms forcing the leaders to go</text:p>
      <text:p text:style-name="P1">toe to toe with him and beating them in there own</text:p>
      <text:p text:style-name="P1">game with severe type disadvantages..using Muk</text:p>
      <text:p text:style-name="P1">in a water gym at (),beating 6 opponents..i know</text:p>
      <text:p text:style-name="P1">all too you f.. b..(sobbing)..i got it from none other</text:p>
      <text:p text:style-name="P1">than Serena..that day if you used only</text:p>
      <text:p text:style-name="P1">Feraligator,he alone would've laughed my whole</text:p>
      <text:p text:style-name="P1">gym off..and Feraligator was there to remind me</text:p>
      <text:p text:style-name="P1">our battle over him all those years ago..</text:p>
      <text:p text:style-name="P1">(crying)..you f.. b.. you can't forget your Misty forone moment..(scream)NO!..let me finish now b..</text:p>
      <text:p text:style-name="P1">(sobbing)..</text:p>
      <text:p text:style-name="P1">..you and your bunch probably is a fluke in history</text:p>
      <text:p text:style-name="P1">and i do realize that no matter what i'm taking.</text:p>
      <text:p text:style-name="P1">(cries)..no it's ok,that dose was alright.. it's ok..and</text:p>
      <text:p text:style-name="P1">then your travel companion in Kalos named</text:p>
      <text:p text:style-name="P1">Serena,who had a big infatuation on you as a</text:p>
      <text:p text:style-name="P1">childhood hero and having seen you from close</text:p>
      <text:p text:style-name="P1">quarters what you actually were and that you</text:p>
      <text:p text:style-name="P1">weren't at all what you were trying to make others</text:p>
      <text:p text:style-name="P1">to believe couldn't suppress her emotions during</text:p>
      <text:p text:style-name="P1">farewell and kissed you in a public sea port.No,</text:p>
      <text:p text:style-name="P1">don't dare to interrupt me,this infact reminded you</text:p>
      <text:p text:style-name="P1">that how someone you valued and trusted as a</text:p>
      <text:p text:style-name="P1">friend and little sister or prodigree could stun you</text:p>
      <text:p text:style-name="P1"><text:soft-page-break/>like that,you suddenly remembered someone you</text:p>
      <text:p text:style-name="P1">were trying so hard to forget and if your previous</text:p>
      <text:p text:style-name="P1">disdain for your old friends weren't enough,this</text:p>
      <text:p text:style-name="P1">made you turn on the whole world so as to speak</text:p>
      <text:p text:style-name="P1">and you lost all faith in a good friendship that</text:p>
      <text:p text:style-name="P1">won't end up in a breach of trust or remind you ofsomeone you just couldn't forget"</text:p>
      <text:p text:style-name="P1">Ash(laugh and clap) : "bravo,<text:span text:style-name="T1181">a professor s..</text:span>"</text:p>
      <text:p text:style-name="P1">Misty(screams) : "Ash! i'll kill myself if you conti.."</text:p>
      <text:p text:style-name="P1">Ash(solemn,sigh) : "fine."</text:p>
      <text:p text:style-name="P1">Misty(shivering voice) : "this made you turn on just</text:p>
      <text:p text:style-name="P1">about any long term personal relationships you</text:p>
      <text:p text:style-name="P1">ever had and though you didn't stop making new</text:p>
      <text:p text:style-name="P1">friends and all that,you wanted the whole world to</text:p>
      <text:p text:style-name="P1">be only professional with you and not</text:p>
      <text:p text:style-name="P1">personal,you resolved you'll only save that for your</text:p>
      <text:p text:style-name="P1">pokemons and no humans,but no matter how hard</text:p>
      <text:p text:style-name="P1">you tried to break anything and everything in your</text:p>
      <text:p text:style-name="P1">way or holding you back not sparing even your</text:p>
      <text:p text:style-name="P1">starter lab and childhood friends you just created</text:p>
      <text:p text:style-name="P1">a purgatory for yourself and only self satisfied</text:p>
      <text:p text:style-name="P1">yourself seeing that they couldn't keep any</text:p>
      <text:p text:style-name="P1">personal relationships with you,those who realized</text:p>
      <text:p text:style-name="P1">your attitude like Gary and few others among old</text:p>
      <text:p text:style-name="P1">friends were spared all else were cut off or torn</text:p>
      <text:p text:style-name="P1">off yet your natural warmth never left you and</text:p>
      <text:p text:style-name="P1">those who were curious about this extremelysweet yet ferociously individualitic enigma that</text:p>
      <text:p text:style-name="P1">just toppled the Whole Elite 4 like a dust particle</text:p>
      <text:p text:style-name="P1">and who could turn any challenger's most trusted</text:p>
      <text:p text:style-name="P1">Pokemon against their master and yet all he did</text:p>
      <text:p text:style-name="P1"><text:soft-page-break/>was to fool around and by the same way he had</text:p>
      <text:p text:style-name="P1">defeated team rocket-they just couldn't help but to</text:p>
      <text:p text:style-name="P1">adore you for your inherent simplicity, honesty and</text:p>
      <text:p text:style-name="P1">generosity,the exact terms which made you insane</text:p>
      <text:p text:style-name="P1">as you deluded yourself in thinking these were the</text:p>
      <text:p text:style-name="P1">very qualities for any kind of relationship be it</text:p>
      <text:p text:style-name="P1">even a deceitful one,and you realized since these</text:p>
      <text:p text:style-name="P1">if were replaced with the exact opposites would</text:p>
      <text:p text:style-name="P1">only end you up in the exact same position of utter</text:p>
      <text:p text:style-name="P1">disdain for just about anything and your soul was</text:p>
      <text:p text:style-name="P1">ever pure so you couldn't even think of those</text:p>
      <text:p text:style-name="P1">either,so you just became always agitated with</text:p>
      <text:p text:style-name="P1">anybody and everybody which went out of hand</text:p>
      <text:p text:style-name="P1">when people wanted to mix with you personally</text:p>
      <text:p text:style-name="P1">and then on the other hand you knew the Official</text:p>
      <text:p text:style-name="P1">Tag of Pokemon Master Hall of Fame was</text:p>
      <text:p text:style-name="P1">absolutely nothing to you nor was Team Rocket asyou had reached a level that was once only and</text:p>
      <text:p text:style-name="P1">that would make anything legal or illegal just</text:p>
      <text:p text:style-name="P1">useless so Pokemon Battling world was over for</text:p>
      <text:p text:style-name="P1">you and that level also made you disinterested in</text:p>
      <text:p text:style-name="P1">battling or even bothering about anything relating</text:p>
      <text:p text:style-name="P1">to Pokemon again as you were more than</text:p>
      <text:p text:style-name="P1">satisfied and you never had the aptitude for</text:p>
      <text:p text:style-name="P1">research and all cause you just didn't have to</text:p>
      <text:p text:style-name="P1">know the intricate details as you got a holistic</text:p>
      <text:p text:style-name="P1">view of virtually all Pokemons and realizing you'll</text:p>
      <text:p text:style-name="P1">rather spend your life playing with them just like</text:p>
      <text:p text:style-name="P1">becoming a Pokemon,but then your personal life</text:p>
      <text:p text:style-name="P1">was in mess because you never could forget</text:p>
      <text:p text:style-name="P1">someone no matter what you did,just like i</text:p>
      <text:p text:style-name="P1"><text:soft-page-break/>couldn't forget you and but your ever increasing</text:p>
      <text:p text:style-name="P1">and now permanent obsession with never</text:p>
      <text:p text:style-name="P1">rekindling any personal relationships and your</text:p>
      <text:p text:style-name="P1">frustration with the mentally inactive life that you</text:p>
      <text:p text:style-name="P1">suddenly was thrown into as you lost interest in</text:p>
      <text:p text:style-name="P1">Battling or Research or illegal things,couldn't</text:p>
      <text:p text:style-name="P1">commit to any long term personal relationshipsand most importantly as soon as you felt you</text:p>
      <text:p text:style-name="P1">never could go back to your roots again due to this</text:p>
      <text:p text:style-name="P1">self created barrier,you just turned on anything</text:p>
      <text:p text:style-name="P1">and everything that tried to hinder you from</text:p>
      <text:p text:style-name="P1">aimlessly roaming around the the whole world and</text:p>
      <text:p text:style-name="P1">your life's goal became giving everyone a piece of</text:p>
      <text:p text:style-name="P1">your mind and all the while showing them that</text:p>
      <text:p text:style-name="P1">they didn't understand your internal pain which</text:p>
      <text:p text:style-name="P1">you yourself never wanted to admit.Ash,i know</text:p>
      <text:p text:style-name="P1">what happened,you saw a picture right?"</text:p>
      <text:p text:style-name="P1">Ash(grim) : "Stupendous Lecture,really <text:span text:style-name="T1182">s..</text:span>(Misty cries uncontrollably)...all right</text:p>
      <text:p text:style-name="P1">don't tense yourself..the picture.(laugh)..well,your</text:p>
      <text:p text:style-name="P1">right,that i saw a b.."</text:p>
      <text:p text:style-name="P1">Misty(cry,scream) : "Shut Up!"</text:p>
      <text:p text:style-name="P1">Ash(solemn) : "fine."</text:p>
      <text:p text:style-name="P1">Misty(<text:span text:style-name="T1183">a few moments later,</text:span>profuse tears) : "Ash! the b.. you saw wasn't</text:p>
      <text:p text:style-name="P1">a b.. to you at all,she was your own soul,very own</text:p>
      <text:p text:style-name="P1">self as well and that's why you suddenly couldn't</text:p>
      <text:p text:style-name="P1">control yourself when you heard everything about</text:p>
      <text:p text:style-name="P1">her and her equal plight since you broke up withher,her obsessions and her habits and all,you</text:p>
      <text:p text:style-name="P1">suddenly realized that for all your efforts to forget</text:p>
      <text:p text:style-name="P1"><text:soft-page-break/>her you couldn't and now suddenly had to submit</text:p>
      <text:p text:style-name="P1">to the realization that your only personal</text:p>
      <text:p text:style-name="P1">happiness that you so longed for since that break</text:p>
      <text:p text:style-name="P1">up and tried to find everywhere including among</text:p>
      <text:p text:style-name="P1">the whole Pokemon species,was only being with</text:p>
      <text:p text:style-name="P1">her and nowhere else,you were just blown away</text:p>
      <text:p text:style-name="P1">with feelings after feelings and realizations after</text:p>
      <text:p text:style-name="P1">realizations in a very short time span and now that</text:p>
      <text:p text:style-name="P1">you realized her position and plight you really</text:p>
      <text:p text:style-name="P1">turned on the whole world to just have a personal</text:p>
      <text:p text:style-name="P1">talk with her,THAT IS A DATE,and used all your</text:p>
      <text:p text:style-name="P1">powers to snatch her to you.."</text:p>
      <text:p text:style-name="P1">Ash(shivering voice) : "i care for no b.."</text:p>
      <text:p text:style-name="P1">Misty(crying loud) : "Coward!you didn't have the</text:p>
      <text:p text:style-name="P1">guts to straight ask the b.. whether she still longs</text:p>
      <text:p text:style-name="P1">for you every mom.."</text:p>
      <text:p text:style-name="P1">Ash(grave,shivering) : "Misty.."</text:p>
      <text:p text:style-name="P1">Misty(crying loud) : "Exactly! Misty! now i dare you</text:p>
      <text:p text:style-name="P1">f.. coward to stop me...IT WAS (spell)M-I-S-T-Y,Misty, that was it!it has always been Misty,when</text:p>
      <text:p text:style-name="P1">it comes to your personal life all you ever knew</text:p>
      <text:p text:style-name="P1">was only this one word and this one person and</text:p>
      <text:p text:style-name="P1">anything else was impersonal to you.."</text:p>
      <text:p text:style-name="P1">Ash(shivering) : "Misty.."</text:p>
      <text:p text:style-name="P1">Misty(crying) : "Now where's your hardman</text:p>
      <text:p text:style-name="P1">devillish attitude,hum?your Misty was your soul</text:p>
      <text:p text:style-name="P1">and you knew it as well as the back of your hand</text:p>
      <text:p text:style-name="P1">but only as an intuition,so couldn't really grasp</text:p>
      <text:p text:style-name="P1">it,now I,MISTY,am questioning you,that YOU</text:p>
      <text:p text:style-name="P1">COWARD,(crying,sobbing)..why..why..did you just</text:p>
      <text:p text:style-name="P1">not grabbed your b.. and k.."</text:p>
      <text:p text:style-name="P1"><text:soft-page-break/>Ash(scoffs,stern voice but low pitch) : "Misty, don't</text:p>
      <text:p text:style-name="P1">humiliate yourself to a f.."</text:p>
      <text:p text:style-name="P1">Misty(sobbing) : "why,hum?..Ash Ketchum,why do</text:p>
      <text:p text:style-name="P1">YOU care so much about your Misty that even</text:p>
      <text:p text:style-name="P1">after all that you subjected her to go through</text:p>
      <text:p text:style-name="P1">today,still took the utmost care of her,and you can</text:p>
      <text:p text:style-name="P1">even interpret to the level when she needs to go to</text:p>
      <text:p text:style-name="P1">washroom,<text:span text:style-name="T1184">when she’s feeling dizzy when ..(sobbing)..when it’s better if she can sleep a bit and then hugging her all the time just when your pokemins can’t control my emotion..why so much care</text:span>..hum?(crying)..why is it you're</text:p>
      <text:p text:style-name="P1">just so attuned to her even after 4 years of absolutely no contact(brusts into tears)..No..i'll</text:p>
      <text:p text:style-name="P1">say..you know your Misty as much as she</text:p>
      <text:p text:style-name="P1">does,you and your Misty are same...even at</text:p>
      <text:p text:style-name="P1">physical level you know everything about her</text:p>
      <text:p text:style-name="P1">which only she can know..(sobbs)...your Misty is</text:p>
      <text:p text:style-name="P1">your eternal soulmate forever,always(crying</text:p>
      <text:p text:style-name="P1">loud)..you,you f.. coward you can even interpret</text:p>
      <text:p text:style-name="P1">my every physical need just as if..(sobbs</text:p>
      <text:p text:style-name="P1">uncontrollably)..as if mine was your very own</text:p>
      <text:p text:style-name="P1">body..(sobbs uncontrollably).and even..and even</text:p>
      <text:p text:style-name="P1">after torturing your Misty to all hells,still every time</text:p>
      <text:p text:style-name="P1">you touch me..(sobbing <text:span text:style-name="T1122">uncontrollably</text:span>)..so..<text:span text:style-name="T1123">so</text:span></text:p>
      <text:p text:style-name="P1">gentle <text:span text:style-name="T1123">and..and caring</text:span>..hum?..why,you f.. coward..you just can't be</text:p>
      <text:p text:style-name="P1">without your Misty..and after all you did to her all</text:p>
      <text:p text:style-name="P1">insults and all,still you think she's humiliating</text:p>
      <text:p text:style-name="P1">herself as she may be is just being emotional..</text:p>
      <text:p text:style-name="P1">(crying uncontrollably)"</text:p>
      <text:p text:style-name="P1"><text:soft-page-break/>Ash(scream,forces Misty to stop by putting his</text:p>
      <text:p text:style-name="P1">hands on Misty's mouth) : "Enough!(lower</text:p>
      <text:p text:style-name="P1">voice)Just Enough! when you find a</text:p>
      <text:p text:style-name="P1">husband,Bulbasaur,Stop her hands..(Misty tryingto force Ash's hands off,but Ash indicates</text:p>
      <text:p text:style-name="P1">Bulbasaur to bind Misty by Vine-Whip,which he</text:p>
      <text:p text:style-name="P1">obliges)just listen,you HAVE to find A HUSBAND</text:p>
      <text:p text:style-name="P1">to get out of your self created obsessive mess</text:p>
      <text:p text:style-name="P1">and have a nice family and children,you should</text:p>
      <text:p text:style-name="P1">forget me for good if you want to be happy ever</text:p>
      <text:p text:style-name="P1">and so will i,but it's far easier for me than you</text:p>
      <text:p text:style-name="P1">think as i've become famous now i can spent</text:p>
      <text:p text:style-name="P1">every day with a new b.. which isn't applicable for</text:p>
      <text:p text:style-name="P1">an Utmost Perfect Lady like you and Misty,i've</text:p>
      <text:p text:style-name="P1">learnt the meaning of the chastity seeing only</text:p>
      <text:p text:style-name="P1">you..SHUT UP! it's only your friend's certificate for</text:p>
      <text:p text:style-name="P1">your future husband..and so someone so pure</text:p>
      <text:p text:style-name="P1">souled like you,should never even imagine to get</text:p>
      <text:p text:style-name="P1">mingled with someone like me who intends to self</text:p>
      <text:p text:style-name="P1">destroy himself JUST because he can and i didn't</text:p>
      <text:p text:style-name="P1">try to grab you today for exactly that reason,think</text:p>
      <text:p text:style-name="P1">carefully before you do anything and make sure</text:p>
      <text:p text:style-name="P1">your children have a good life as well as your</text:p>
      <text:p text:style-name="P1">husband, that's what i'm saying,don't get yourself</text:p>
      <text:p text:style-name="P1">unchaste by trying to be physical with random people no matter who they may have been to you</text:p>
      <text:p text:style-name="P1">once or has helped you today,they are f.. b.. and</text:p>
      <text:p text:style-name="P1">that's there final identity.. your family never</text:p>
      <text:p text:style-name="P1">understood your devotion to me,nor friends</text:p>
      <text:p text:style-name="P1">ABSOLUTELY NONE!..they are great people,your</text:p>
      <text:p text:style-name="P1">sister and friends..Ganger..what they didn't do for</text:p>
      <text:p text:style-name="P1"><text:soft-page-break/>me would've been done in case of Green,so you</text:p>
      <text:p text:style-name="P1">must understand that..why they were so</text:p>
      <text:p text:style-name="P1">interested to evsdrop us same reason..Ash</text:p>
      <text:p text:style-name="P1">Ketchum was an immature,foolish,sweet,</text:p>
      <text:p text:style-name="P1">infatuated boy,whereas you were the Water</text:p>
      <text:p text:style-name="P1">Empress once only.. that's the TRUTH.. don't</text:p>
      <text:p text:style-name="P1">mingle with this Ash Ketchum cause this one is an</text:p>
      <text:p text:style-name="P1">Once Only utter selfiah b..for both yourself and all</text:p>
      <text:p text:style-name="P1">around you-FIND SOMEONE ELSE!GET</text:p>
      <text:p text:style-name="P1">MARRIED!HAVE A FAMILY!..i'll let you go but if you</text:p>
      <text:p text:style-name="P1">try to pull any stunts out of blue or scream or do</text:p>
      <text:p text:style-name="P1">anything else i'll tell Bulbasaur to sleep powder</text:p>
      <text:p text:style-name="P1">you and you will be sent straight to Green's</text:p>
      <text:p text:style-name="P1">house,on waking up you will see Green not me,and</text:p>
      <text:p text:style-name="P1">never me again..and don't try to faint then tooyou'll not see me</text:p>
      <text:p text:style-name="P1">again,Ganger,Gerninja,Noivern,help me to calm her</text:p>
      <text:p text:style-name="P1">nerves, Bulbasaur Sleep powder,just make her a</text:p>
      <text:p text:style-name="P1">bit dizzy,Pikachu buddy,none comes anywhere</text:p>
      <text:p text:style-name="P1">near us absolutely none! right get to work...(5</text:p>
      <text:p text:style-name="P1">minutes later)...right,Now you're right,i'm</text:p>
      <text:p text:style-name="P1">letting you go but remember the conditions.."</text:p>
      <text:p text:style-name="P1">Misty(tears in her eyes) : "You wanted a clarification on our breakup right?"</text:p>
      <text:p text:style-name="P1">Ash(Frown, shivering) : "yes,and that is we're done."</text:p>
      <text:p text:style-name="P1">Misty(brusts into tears,hugging Ash,this time Ash himself</text:p>
      <text:p text:style-name="P1">has tears in his eyes which he quickly wipes off but can't</text:p>
      <text:p text:style-name="P1">quite force Misty off the hug) : "NO! you're not going</text:p>
      <text:p text:style-name="P1">anywhere..you..COME BACK,Ash..just come back..i..</text:p>
      <text:p text:style-name="P1">(chokes)"</text:p>
      <text:p text:style-name="P1"><text:soft-page-break/>Ash(breaks the hug but keeps holding Misty's hands firmly) :</text:p>
      <text:p text:style-name="P1">"so you still want the reconciliation after all that i did to</text:p>
      <text:p text:style-name="P1">you(Misty trying to hug Ash,tries to kiss him,But Ash stops</text:p>
      <text:p text:style-name="P1">her)No! it's what h.. s.. do and you've got nothing to do with</text:p>
      <text:p text:style-name="P1">them.you don't need to taste or smell my cough and</text:p>
      <text:p text:style-name="P1">spit <text:span text:style-name="T32">and mouth cavity</text:span>,and get a hold on yourself,cut this stupidity!(Ash still</text:p>
      <text:p text:style-name="P1">firms holding Misty's hands)</text:p>
      <text:p text:style-name="P1">Misty(screams,crying) : "Ash!(crying,low voice)either you'll</text:p>
      <text:p text:style-name="P1">be my Husband or i'll stay unmarried forever pestering you</text:p>
      <text:p text:style-name="P1">beyond all deaths..you.."</text:p>
      <text:p text:style-name="P1">Ash(laugh) : "are you sure that i'll be f.. only <text:span text:style-name="T1185">chaste </text:span>Misty <text:span text:style-name="T1186">wh..</text:span> even if</text:p>
      <text:p text:style-name="P1">i do f.. around any random <text:span text:style-name="T1187">chaste wh..</text:span>?(brusts into laughter)"</text:p>
      <text:p text:style-name="P1">Misty(sobbing) : "Ash Ketchum,you'll only ever f.. around your <text:span text:style-name="T1188">unchaste</text:span> Misty s..,your soulmate,first and forever</text:p>
      <text:p text:style-name="P1">travelling companion and the only girl you will ever have any</text:p>
      <text:p text:style-name="P1">kind of feelings for no matter where you are with whom and</text:p>
      <text:p text:style-name="P1">what you are,you're doomed to this inevitability.you can't</text:p>
      <text:p text:style-name="P1">forget Misty and..(sobbing)..today itself you're a demon and</text:p>
      <text:p text:style-name="P1"><text:soft-page-break/>your just..your completely destroying yourself only to see if</text:p>
      <text:p text:style-name="P1">your Misty follows suit or not...you..you're just breaking</text:p>
      <text:p text:style-name="P1">yourself up to rescue your Misty as you..you know you</text:p>
      <text:p text:style-name="P1">yourself is your Misty...and..i'm only trying to erase you off..I</text:p>
      <text:p text:style-name="P1">want to erase Ash Ketchum off...and.. there's No Ash</text:p>
      <text:p text:style-name="P1">Ketchum at All, it's only Me..I'm Ash Ketchum myself...you</text:p>
      <text:p text:style-name="P1">and me...Ash!(screams)..you and me are soulmates...yes</text:p>
      <text:p text:style-name="P1">that's what you want..you wanted to show me today..only</text:p>
      <text:p text:style-name="P1">that...YOUR MY SOULMATE..you..and i...we're not different</text:p>
      <text:p text:style-name="P1">at all..Ash!(scream)...i.."(totally breaks down,almost fainted,</text:p>
      <text:p text:style-name="P1">pokemons again get her up,lying down)</text:p>
      <text:p text:style-name="P1">Ash(laugh) : "Ganger..and this is a Deceit Master</text:p>
      <text:p text:style-name="P1">trick,Ganger has fooled you,i've hypnotized you..(laugh)..and</text:p>
      <text:p text:style-name="P1">finally is it even you or those f.. doses(brusts into</text:p>
      <text:p text:style-name="P1">laughter)..all this hallucinations,<text:span text:style-name="T1124">this</text:span> sudden thought- that no</text:p>
      <text:p text:style-name="P1">emotion,no body Ash and Me,Me and Ash..soulmates..</text:p>
      <text:p text:style-name="P1">(brusts into laughter)..mere wordplay...<text:span text:style-name="T1125">(laugh)..soulmates..more lika a h.. b.. f.. a h.. s.. like you..(laugh)..soulmates...</text:span>(shout)..get</text:p>
      <text:p text:style-name="P1">UP!..Fight!..find your real soulamte,i'm not what you think</text:p>
      <text:p text:style-name="P23">i'm..i'm Deceit Master, that's it..<text:span text:style-name="T1126">i’ve totally fooled you with my powers...GET UP!..erase your idea of Ash Ketchum off totally...</text:span>don't fool youself ,go on</text:p>
      <text:p text:style-name="P1"><text:soft-page-break/>vacation take rest go back to the gym clear the mess get a</text:p>
      <text:p text:style-name="P1">soulmate marry settle down have a family and a good</text:p>
      <text:p text:style-name="P1">life...FINISH!..Ganger,off.."</text:p>
      <text:p text:style-name="P1">Misty(sobbing uncontrollably,<text:span text:style-name="T1127">few moments later</text:span>) : "and..and..my answer is</text:p>
      <text:p text:style-name="P1">whatever you are you are..all of it...this Misty you know</text:p>
      <text:p text:style-name="P1">is..also Deceit Master and the real Misty Waterflower is the real Soulmate of the real Ash Ketchum..i'll marry only you</text:p>
      <text:p text:style-name="P1">for eternity again and again..you f.. b.. you..(chokes,almost</text:p>
      <text:p text:style-name="P1">faints)"</text:p>
      <text:p text:style-name="P1">Ash(laugh,shakes Misty up Vigorously...) : "stupid b..!what</text:p>
      <text:p text:style-name="P1">are you fainting at?alright i'll admit 3 things and ask you a</text:p>
      <text:p text:style-name="P1">question.Agree?"</text:p>
      <text:p text:style-name="P1">Misty(uncontrollably sobbing,shaking, can't stand,Ash firmly</text:p>
      <text:p text:style-name="P1">holding her hands to make her stand,whisper) : "ye..y..yes"</text:p>
      <text:p text:style-name="P1">Ash(brusts into laughter) : "can i add 2 more questions</text:p>
      <text:p text:style-name="P1">first(brusts into laughter)?"</text:p>
      <text:p text:style-name="P1">Misty(tears,sobbing) : "Ash,please.."</text:p>
      <text:p text:style-name="P1">Ash(laugh) : "you thought i was about to <text:span text:style-name="T1128">confess how great a chaste v.. did i enjoy of yours s..</text:span>(brusts</text:p>
      <text:p text:style-name="P1">into laughter),<text:span text:style-name="T1189">what a great s.. you are and how much i’ll enjoy if i f.. you all day long here?..(laugh)..</text:span> Misty <text:span text:style-name="T1128">s..</text:span>,Misty <text:span text:style-name="T1128">s..</text:span>,Misty <text:span text:style-name="T1128">s..</text:span>.this is why you're <text:span text:style-name="T33">such a</text:span> <text:span text:style-name="T1128">sweet </text:span>sweet s.."</text:p>
      <text:p text:style-name="P1">Misty(breaks down completely,lying on the grass) : "what</text:p>
      <text:p text:style-name="P1"><text:soft-page-break/>more?(scream)..what(sobbs uncontrollably,Ash brusts into</text:p>
      <text:p text:style-name="P1">laughter uncontrollably)..but..um..no.</text:p>
      <text:p text:style-name="P1">wait..(Ash about to go away <text:span text:style-name="T50">on Charizard</text:span>,scream)..ASH(cries)..please...<text:span text:style-name="T50">No..</text:span></text:p>
      <text:p text:style-name="P1">(Ash returns and frowns,<text:span text:style-name="T1129">Misty </text:span>uncontrollably crying).. don't go</text:p>
      <text:p text:style-name="P1">away,please,<text:span text:style-name="T34">Ash,i beg of you,don’t go..(sobbs)..</text:span>whatever you do,i'll...(trying to get up)..i'll..</text:p>
      <text:p text:style-name="P1">Bulbasaur help me please(Bulbasaur helps her</text:p>
      <text:p text:style-name="P1">up)..whatever you do i'll still come back infinitely many</text:p>
      <text:p text:style-name="P1">times...Ash,you..you're not going anywhere..<text:span text:style-name="T1130">you can’t</text:span>...you..(sobbs</text:p>
      <text:p text:style-name="P1">uncontrollably,chokes)"</text:p>
      <text:p text:style-name="P1">Ash(laugh) : "can i call you unchaste h.. s.. f.. with <text:s/>Tracy?(brusts into laughter).."</text:p>
      <text:p text:style-name="P1">Misty(tears,sobbing,loud voice) : "all you want you cheating</text:p>
      <text:p text:style-name="P1">f.. b.. f.. roads s.. i'm not</text:p>
      <text:p text:style-name="P1">..not going anywhere away from you..EVER..you f...b.."(cries)</text:p>
      <text:p text:style-name="P1">Ash(laugh) : "good you're swearing too,so lets see,can i <text:span text:style-name="T1131">s</text:span>.. you <text:span text:style-name="T51">around</text:span> whole day today chaste Misty wh.. you look so so s..</text:p>
      <text:p text:style-name="P1">(brusts into laughter)"</text:p>
      <text:p text:style-name="P1">Misty(sobbing) : "you have done more than..than that...<text:span text:style-name="T35">and..and..i’ve only bedded you all time..you.(chokes)</text:span>.."</text:p>
      <text:p text:style-name="P1">Ash(laughes) : "so you're not chaste then?"(brusts into</text:p>
      <text:p text:style-name="P1">laughter)</text:p>
      <text:p text:style-name="P1">Misty(shivering voice,sobbing) : "you're my</text:p>
      <text:p text:style-name="P1"><text:soft-page-break/>chastity...you're..you...(chokes)"</text:p>
      <text:p text:style-name="P34">Ash(smile) : “and the rest,the mind,gallantry,generosity,soul..”</text:p>
      <text:p text:style-name="P34">Misty(sobbing <text:span text:style-name="T52">and hoding onto Ash’s hand firmly</text:span>) : “all you.only you.jus<text:span text:style-name="T52">t</text:span> you.i’m you <text:span text:style-name="T52">as always i have been,i am or i will be..Ash Ketchum you’re nothing but Misty Waterflower and Misty Waterflower is nothing but Ash Ketchum</text:span>”</text:p>
      <text:p text:style-name="P1">Ash(low voice,smile,holds Misty's Hands firmly,Misty</text:p>
      <text:p text:style-name="P1">sobbing but smiles shivering,Ash helps her to stand) : "First</text:p>
      <text:p text:style-name="P1">Admissions: 1.if i say your my soul i wont do justice to me.</text:p>
      <text:p text:style-name="P1">2.if i say your my self i won't do justice to you.</text:p>
      <text:p text:style-name="P1">but finally,and this (laugh) no Vulture,be it Cerulian or of any</text:p>
      <text:p text:style-name="P1">other goddamn breed,can ever disprove,decline,do anything</text:p>
      <text:p text:style-name="P1">about or stop it from being or happening whichever may be</text:p>
      <text:p text:style-name="P1">more enticing to them on any given godforsaken moment,is</text:p>
      <text:p text:style-name="P1">the Reality that</text:p>
      <text:p text:style-name="P1">3.If i say, Ash Ketchum and Misty Waterflower is in essence</text:p>
      <text:p text:style-name="P1">the one and the same existence,consciousness and reality</text:p>
      <text:p text:style-name="P1">but unfortunately appearing to each other as two different</text:p>
      <text:p text:style-name="P1">bodies,thus having to interact through a godforsaken world</text:p>
      <text:p text:style-name="P1">which is ultimately meaningless-i think i'll be closer to</text:p>
      <text:p text:style-name="P1">describing you.What the hell are you laughing at f.. h..</text:p>
      <text:p text:style-name="P1"><text:soft-page-break/>b.. after having to go through the whole world and losing</text:p>
      <text:p text:style-name="P1">every bit of your chastity...stupid s...?(laughs</text:p>
      <text:p text:style-name="P1">uncontrollably)"</text:p>
      <text:p text:style-name="P1">Misty(smile,tears,Looking at Ash,holding his hands,still</text:p>
      <text:p text:style-name="P1">sobbing, shivering) : "the question?"</text:p>
      <text:p text:style-name="P1">Ash(brusts into laughter) : "what the hell is it Misty s..</text:p>
      <text:p text:style-name="P1">huh?!?still <text:span text:style-name="T1132">h.. to be f.. around and</text:span> won't understand <text:span text:style-name="T53">that these all wordplays are exact</text:span> Deceit Mastery,hum?(brusts into laughter)"</text:p>
      <text:p text:style-name="P1">Misty(smile,s<text:span text:style-name="T1190">o</text:span>bbing, shivering voice) : "i'm deceiving you</text:p>
      <text:p text:style-name="P1">too,you stupid idiot,bufoon,jerk,you..(broader smile,still</text:p>
      <text:p text:style-name="P1">sobbs).."</text:p>
      <text:p text:style-name="P1">Ash(smile,holding Misty's hands firmly) : "now that the</text:p>
      <text:p text:style-name="P1">goddamn world and this appearing difference,which</text:p>
      <text:p text:style-name="P1">actually has never been,is never being,or will never be there</text:p>
      <text:p text:style-name="P1">eventually submerging into the glaring fact that Ash</text:p>
      <text:p text:style-name="P1">Ketchum and Misty Waterflower were,is and will always be</text:p>
      <text:p text:style-name="P1">ONE which simply means that there never was,is or will be</text:p>
      <text:p text:style-name="P1">anything called Ash Ketchum or Misty Waterflower but</text:p>
      <text:p text:style-name="P1">ONLY ONE REALITY that is constant.But if it is to be</text:p>
      <text:p text:style-name="P1">interpreted and grasped through this nonsense world the</text:p>
      <text:p text:style-name="P1">ONE have to appear as Ash Ketchum and Misty</text:p>
      <text:p text:style-name="P1">Waterflower,that is Ash Ketchum is Misty Waterflower and</text:p>
      <text:p text:style-name="P1">Misty Waterflower is Ash Ketchum(Misty beams still tears)</text:p>
      <text:p text:style-name="P1">but they due to goddam bodies and world and sense</text:p>
      <text:p text:style-name="P1"><text:soft-page-break/>faculties can't get this body and mind off thus appearing as</text:p>
      <text:p text:style-name="P1">two different entities and they happen to be in a situation</text:p>
      <text:p text:style-name="P1">where their relationship and happy passage through this</text:p>
      <text:p text:style-name="P1">terrible mess is best described as a term called</text:p>
      <text:p text:style-name="P1">MARRIAGE,so I,who is here appearing as Ash Ketchum is</text:p>
      <text:p text:style-name="P1">asking You,who is here appearing as Misty Waterflower,that</text:p>
      <text:p text:style-name="P1">will you be liked to be called Misty Waterflower</text:p>
      <text:p text:style-name="P1">Ketchum(Misty beams,giggles and nods and still sobs a bit)</text:p>
      <text:p text:style-name="P1">or in short I,Ash tell you,Misty that if you want to be my</text:p>
      <text:p text:style-name="P1">wife,then you can hug me as much as you want(smiles and</text:p>
      <text:p text:style-name="P1">looks into Misty's eyes)"</text:p>
      <text:p text:style-name="P1">Misty(shudder,giggle,looking at Ash's eyes, shivering voice) :</text:p>
      <text:p text:style-name="P21">"with pleasure."</text:p>
      <text:p text:style-name="P21">Ash(smile,still firmly holding Misty's hands, looking into</text:p>
      <text:p text:style-name="P1">Misty's eyes) : "and the viseversa?"</text:p>
      <text:p text:style-name="P1">Misty(smile,looking into Ash's eyes,still shivering voice) : "be my guest."</text:p>
      <text:p text:style-name="P1">Ash(brusts into laughter) : "so i'm going to marry an</text:p>
      <text:p text:style-name="P1">unchaste h.. b..?(brusts into laughter)"</text:p>
      <text:p text:style-name="P1">Misty(broad smile,still tears) : "as you've been doing for</text:p>
      <text:p text:style-name="P1">eternity.."</text:p>
      <text:p text:style-name="P35">Ash(smile) : “can i <text:span text:style-name="T54">leave you</text:span> now Misty?”</text:p>
      <text:p text:style-name="P35">Misty(smile,tears) : “all you want Misty.”</text:p>
      <text:p text:style-name="P37">Ash(smile) : “<text:span text:style-name="T56">who are you</text:span>?”</text:p>
      <text:p text:style-name="P37">Misty(smile,<text:span text:style-name="T1191">tears joy</text:span>) : “<text:span text:style-name="T56">Ash Ketchum</text:span>”</text:p>
      <text:p text:style-name="P1"><text:soft-page-break/>Ash(laughs,sigh<text:span text:style-name="T55">s</text:span> and then smile,still holding onto Misty's</text:p>
      <text:p text:style-name="P1">hand,looking into Misty's eyes,Misty looking into Ash's eyes</text:p>
      <text:p text:style-name="P1">with tears and a huge smile,still shivering) : "then here is</text:p>
      <text:p text:style-name="P1">ONE,here is TWO and once again like throughout</text:p>
      <text:p text:style-name="P1">eternity,coming with the sweetest smile at Three(Misty</text:p>
      <text:p text:style-name="P1">beams)is my soulmate(lets go off Misty's hands</text:p>
      <text:p text:style-name="P1">finally)Misty!"(both firmly hugs each other,Misty brusts into</text:p>
      <text:p text:style-name="P1">tears again,both beaming)</text:p>
      <text:p text:style-name="P1">(few moments later both hugging each other)</text:p>
      <text:p text:style-name="P1">Misty(hugging Ash firmly,smile,shiver,whisper) : "Ash!we just</text:p>
      <text:p text:style-name="P1">can't be broken!"</text:p>
      <text:p text:style-name="P36">Ash(smile,hugging Misty firmly,whisper) : “<text:span text:style-name="T1192">as again we’re woken</text:span>”</text:p>
      <text:p text:style-name="P1">(both keep hugging each other for another few minutes)</text:p>
      <text:p text:style-name="P1">Ash(hugging Misty,smile) : "not the body"</text:p>
      <text:p text:style-name="P1">Misty : "neither the mind"</text:p>
      <text:p text:style-name="P1">Ash : "not even the soul"</text:p>
      <text:p text:style-name="P1">Misty : "just can't be defined"</text:p>
      <text:p text:style-name="P1">Ash : "that you're just me"</text:p>
      <text:p text:style-name="P1">Misty : "there's me as thee"</text:p>
      <text:p text:style-name="P1">Ash : "we've been forever"</text:p>
      <text:p text:style-name="P1">Misty : "nothing else never"</text:p>
      <text:p text:style-name="P1">Ash : "we're what we are"</text:p>
      <text:p text:style-name="P18">Misty : "you and me together"</text:p>
      <text:p text:style-name="P18">Ash(hugging Misty,smile) : "one seeming as two."</text:p>
      <text:p text:style-name="P1">Misty(hugging Ash,smile) : "me seeing me as you".(smile</text:p>
      <text:p text:style-name="P1">and sob)Thank you Ash."</text:p>
      <text:p text:style-name="P1"><text:soft-page-break/>Ash(smiles but then finally cries) : "ya..um..surely..still no body ok..?"</text:p>
      <text:p text:style-name="P1">Misty(sobbing,giggle) : "more than ok.but why are you</text:p>
      <text:p text:style-name="P1">crying now?</text:p>
      <text:p text:style-name="P1">Ash(trying to stop crying) : "no nothing its..um..it's</text:p>
      <text:p text:style-name="P1">like..um..i've been a monster...and you.."</text:p>
      <text:p text:style-name="P1">Misty(gently caressing Ash's face,smiling,not sobbing</text:p>
      <text:p text:style-name="P1">anymore) : "sweet little baby monster,too sweet,too</text:p>
      <text:p text:style-name="P1">tender,too emotional.(hugging Ash)don't bother, remember</text:p>
      <text:p text:style-name="P1">what you've said just now?don't worry you'll always be with</text:p>
      <text:p text:style-name="P1">yourself won't you?"</text:p>
      <text:p text:style-name="P1">Ash(hugging Misty and smiling, tearfull eyes) :</text:p>
      <text:p text:style-name="P1">"exactly,thanks Mist..but Mist,you vomitted 9 times,so much</text:p>
      <text:p text:style-name="P1">blood there and those i had to by my own hands..</text:p>
      <text:p text:style-name="P1">(tears,chokes).."</text:p>
      <text:p text:style-name="P1">Misty(smile,whispering): "its ok Ash but..um..(laugh)..after</text:p>
      <text:p text:style-name="P1">today we will always cheat on each other won't we?"</text:p>
      <text:p text:style-name="P1">Ash(tears,smiling back) : "all our lives,as usual.indeed"</text:p>
      <text:p text:style-name="P1">Misty(giggle) : "i'm LUCKY."</text:p>
      <text:p text:style-name="P1">Ash(giggle) : "perfectly mutual."</text:p>
      <text:p text:style-name="P1">(both keeps hugging each other in silence for some 7/8</text:p>
      <text:p text:style-name="P1">minutes)</text:p>
      <text:p text:style-name="P1">Misty(smiling) : "Ash,why did you steal my belongings from</text:p>
      <text:p text:style-name="P1">my room"</text:p>
      <text:p text:style-name="P1">Ash(smile) : "literally or.."</text:p>
      <text:p text:style-name="P1">Misty(laughing) : "always both"</text:p>
      <text:p text:style-name="P1"><text:soft-page-break/>Ash(laugh, hugging Misty) : "it's mine actually(Misty beams and hugs Ash firmly)...but Mist,this is very serious,you must</text:p>
      <text:p text:style-name="P1">today itself right now come with me and we'll go to () in ()</text:p>
      <text:p text:style-name="P1">on Charizard...you need checkup...come on..(arranges)"</text:p>
      <text:p text:style-name="P1">Misty(smile) : "Ash,i'm alright.."</text:p>
      <text:p text:style-name="P49">Ash(whisper in Misty’s ears) : “i’m abducting you(Misty smiles and hugs Ash)..(loud)..Bulbasaur sleep powder”</text:p>
      <text:p text:style-name="P1">(Ash takes Misty on Charizard with Noivern,Ganger and</text:p>
      <text:p text:style-name="P1">Bulbasaur)</text:p>
      <text:p text:style-name="P1">(2 hours later after checkup, restaurant,private cell,only Ash</text:p>
      <text:p text:style-name="P1">and Misty)</text:p>
      <text:p text:style-name="P1">Ash(laugh) : "if i ask you now,would you date me?(brusts</text:p>
      <text:p text:style-name="P1">into laughter)"</text:p>
      <text:p text:style-name="P1">Misty(laughs) : "no you're a stranger(brusts into laughter)"</text:p>
      <text:p text:style-name="P1">Ash(laughs) : "so you date known people only then"</text:p>
      <text:p text:style-name="P1">Misty(brusts into laughter) : "what do you mean?hum? you..</text:p>
      <text:p text:style-name="P1">(both laughes uncontrollably)"</text:p>
      <text:p text:style-name="P1">Ash(laughs) : "means you'll date..."</text:p>
      <text:p text:style-name="P1">Misty(smile, holding Ash's hands firmly) : "Ash</text:p>
      <text:p text:style-name="P1">Ketchum,Pokemon Master, Hall of Fame,my soulmate....all the time as usual, eternally happening (both smile)"</text:p>
      <text:p text:style-name="P1">Ash(smile) : "and who are you Ms.."</text:p>
      <text:p text:style-name="P1">Misty(holding onto Ash's hands firmly,smile) : "not Ms.,I'm</text:p>
      <text:p text:style-name="P1">Mrs. Misty Waterflower Ketchum wife of her soulmate Ash</text:p>
      <text:p text:style-name="P1"><text:soft-page-break/>Ketchum"</text:p>
      <text:p text:style-name="P1">Ash(smile) : "my pleasure (both hugs each other firmly for a</text:p>
      <text:p text:style-name="P1">few moments)"</text:p>
      <text:p text:style-name="P1">Misty(smile) : "you just know everyone here don't you?"</text:p>
      <text:p text:style-name="P1">Ash(laugh) : "<text:span text:style-name="T41">Mist,</text:span>it's just Safforn(both laughs)..been here</text:p>
      <text:p text:style-name="P1">so many times,Ganger's from here,<text:span text:style-name="T36">my base and resting place before and after undercover,just know everything including the forest and that haunter house(both brusts into laughter)..</text:span>..for recovery and any</text:p>
      <text:p text:style-name="P1">other things,all you need is me(both smile)... that's all,rest</text:p>
      <text:p text:style-name="P1">falls mere wordplay.."</text:p>
      <text:p text:style-name="P19">Misty(smile) : "we're dating like 6 years later or more.."</text:p>
      <text:p text:style-name="P19">Ash(laugh) : "<text:span text:style-name="T36">in this term of life </text:span>our first date was on <text:span text:style-name="T57">the</text:span> 4th day of <text:span text:style-name="T1214">our </text:span>journey,17 years back in Pewter (both brusts into</text:p>
      <text:p text:style-name="P1">laughter)...'don't go <text:span text:style-name="T58">to</text:span> the gym,you can't beat him,too</text:p>
      <text:p text:style-name="P1">strong','oh yeah,i'll show you','fine,you idiot,we'll</text:p>
      <text:p text:style-name="P1">see','yeah!fine!hey,pay your bill' "(both laughes</text:p>
      <text:p text:style-name="P1">uncontrollably)</text:p>
      <text:p text:style-name="P1">(food comes,eating)</text:p>
      <text:p text:style-name="P1">Misty(laughing) : "but Ash(laugh)..you knew my physical</text:p>
      <text:p text:style-name="P1">needs like that(both laugh).. it's <text:span text:style-name="T1193">just..just </text:span>so sweet(both brusts into</text:p>
      <text:p text:style-name="P1">laughter)"</text:p>
      <text:p text:style-name="P1">Ash(laughing) : "no just enjoy soulmate,no rush,<text:span text:style-name="T37">besides i haven’t gazed you for 13 years for nothing(both brusts into laughter)..</text:span>by the way</text:p>
      <text:p text:style-name="P1">why don't i abduct you?(both <text:span text:style-name="T37">brusts into </text:span>laugh<text:span text:style-name="T37">ter</text:span>)"</text:p>
      <text:p text:style-name="P1">Misty(laughing) : "i will,next time you don't call me</text:p>
      <text:p text:style-name="P1"><text:soft-page-break/>names(both brusts into laughter)"</text:p>
      <text:p text:style-name="P33">Ash<text:span text:style-name="T1194">(laugh)</text:span> : “as i said one question then(both laugh)..added two <text:span text:style-name="T1195">more</text:span>,you thought like ‘just f.. it same thing have to repeat again’(both bursts into laughter)</text:p>
      <text:p text:style-name="P33">Misty(laugh) : “i would’ve pestered Lance’s head off and found you(both brusts into laughter)..by the way,hum Ash Ketchum?..this is your date with Cerulian Gym Leader hum?..(both brusts into laughter)..”</text:p>
      <text:p text:style-name="P33">Ash(smile) : “soully”</text:p>
      <text:p text:style-name="P33">Misty(smile) : “souled”</text:p>
      <text:p text:style-name="P33">(both share a quick hug again and returns to eating)</text:p>
      <text:p text:style-name="P1">.......</text:p>
      <text:p text:style-name="P1">Ash(smile) : "hum..how was the first ride,first date,first</text:p>
      <text:p text:style-name="P1">dinner,3 in one,Dragon Type?(laugh)"</text:p>
      <text:p text:style-name="P1">Misty(smile,hugging Ash) : "Ash..i'm just.. overjoyed.."</text:p>
      <text:p text:style-name="P1">Ash(smile,hugging Misty) : "Charizard is great,so is</text:p>
      <text:p text:style-name="P1">Bulbasaur..you need all the care you want but me first(both</text:p>
      <text:p text:style-name="P1">beam at each other)..and you'll get it sweety...always,AS</text:p>
      <text:p text:style-name="P1">USUAL.."</text:p>
      <text:p text:style-name="P1">Misty(hugging Ash,smile) : "Ash,just tell me all this,you've</text:p>
      <text:p text:style-name="P1">shown me what soulmate really means first hand</text:p>
      <text:p text:style-name="P1">Ash...but.."</text:p>
      <text:p text:style-name="P1">Ash(laugh) : "yeah that f.. <text:span text:style-name="T1196">thing</text:span>(Misty smiles)..why no f.. can</text:p>
      <text:p text:style-name="P1">touch that..(more laughter, hugging Misty firmly)..if i've ever</text:p>
      <text:p text:style-name="P1">truely cherished anything,it has been from my soul because</text:p>
      <text:p text:style-name="P1"><text:soft-page-break/>you're as if born to cherish that for absoluty no reason,like</text:p>
      <text:p text:style-name="P1">my love for Pokemons,like my love for my mom-so by logic and studies,they are actually me and within me not</text:p>
      <text:p text:style-name="P1">outside..and I've cherished my sweet little Mist Flower so</text:p>
      <text:p text:style-name="P1">much,then my real Mist is WITHIN ME ONLY,<text:span text:style-name="T1197">that is </text:span>I'm my<text:span text:style-name="T1197">self my</text:span></text:p>
      <text:p text:style-name="P1">Mist..where would i go to search for her?(smile) so just</text:p>
      <text:p text:style-name="P1">destroy myself and my Mist will anyhow appear if she really</text:p>
      <text:p text:style-name="P1">is my soulmate..which is I'm my Mist myself..i am Mist..and</text:p>
      <text:p text:style-name="P1">thus she never goes away...(smile,Looking at</text:p>
      <text:p text:style-name="P1">Misty)..happy(laughs) soulmate ?"</text:p>
      <text:p text:style-name="P1">Misty(looking at Ash,smile, hugging Ash) : "Soulmate"</text:p>
      <text:p text:style-name="P1">(both again hugs for a long time)</text:p>
      <text:p text:style-name="P1">Misty(breaking the hug,with a broad smile) : "right.why don't</text:p>
      <text:p text:style-name="P1">you come back to the gym?someone has to look after it</text:p>
      <text:p text:style-name="P1">permanently you know otherwise we'll have to sell it"</text:p>
      <text:p text:style-name="P1">Ash (<text:span text:style-name="T1198">solemn,</text:span>holding Misty as she holds his neck) : "<text:span text:style-name="T1198">i want to abduct my flower(Misty brusts into laughter)</text:span>"</text:p>
      <text:p text:style-name="P1">Misty<text:span text:style-name="T1199">(smile)</text:span> : "you can still come here.."</text:p>
      <text:p text:style-name="P1">Ash<text:span text:style-name="T1199">(irritated)</text:span> : "<text:span text:style-name="T1199">whatever,</text:span>i'll give it a thought later,why don't we go home</text:p>
      <text:p text:style-name="P1">now?<text:span text:style-name="T1200">(hugs Misty very firmly)..i want to adore my sweety for a long time constantly now(Misty smiles and tenders Ash’s cheeks)</text:span>..um..<text:span text:style-name="T38">you came at 2:15 now </text:span>it's <text:span text:style-name="T38">9</text:span>:<text:span text:style-name="T40">15</text:span>(both laughes)"</text:p>
      <text:p text:style-name="P1">Misty<text:span text:style-name="T1201">(smile)</text:span> : "Ash, I don't know how you managed to be mine</text:p>
      <text:p text:style-name="P1"><text:soft-page-break/>despite you not doing anything at all like.."</text:p>
      <text:p text:style-name="P1">Ash(smile) : "giving an insignificant bunch of garbage called</text:p>
      <text:p text:style-name="P1">a flower bouquet to the sweetest flower of my soul?.."Never</text:p>
      <text:p text:style-name="P1">in a million years"..remember this phrase Mist,hum(laugh)?</text:p>
      <text:p text:style-name="P1">(Misty laughs and <text:s/>nods)..how i wished that very day i could</text:p>
      <text:p text:style-name="P1">understand myself and tell you(both hugs each other</text:p>
      <text:p text:style-name="P1">firmly)..I didn't notice anything either from you,you and me</text:p>
      <text:p text:style-name="P1">it's just that anything else is unreal absolutely like saying i'm</text:p>
      <text:p text:style-name="P1">not living this life,i'm dead right now ans so on,we don't have</text:p>
      <text:p text:style-name="P1">to get physical,mental,sentimental anything-naturally we're</text:p>
      <text:p text:style-name="P1">as we both agreed, 'same thing wanting to enjoy own self from two different bodies'"</text:p>
      <text:p text:style-name="P1">Misty(hugging Ash,<text:span text:style-name="T1202">smile</text:span>) : "what if we both were boys or girls"...</text:p>
      <text:p text:style-name="P1">Ash<text:span text:style-name="T1202">(smile)</text:span> : "twins,brother,sister,mother,son..and so on,so on"</text:p>
      <text:p text:style-name="P1">Misty<text:span text:style-name="T1202">(smile)</text:span> : "this actually is your real strength isn't it? abundant</text:p>
      <text:p text:style-name="P1">faith?"</text:p>
      <text:p text:style-name="P1">Ash<text:span text:style-name="T1202">(smile)</text:span> : "same as yours,may be a bit more radical"</text:p>
      <text:p text:style-name="P1">Misty(laugh) : "i still want to be a Gym Leader"</text:p>
      <text:p text:style-name="P1">Ash<text:span text:style-name="T1202">(smile)</text:span> : "of course you should be,but shouldn't we go home</text:p>
      <text:p text:style-name="P1"><text:soft-page-break/>now?"</text:p>
      <text:p text:style-name="P1">Misty(hugging <text:span text:style-name="T1202">Ash,smile,looking into Ash’s eyes</text:span>) : "where's the rush Ashy-boy,hum?"</text:p>
      <text:p text:style-name="P1">Ash (bit stressed) : "Misty,i don't want to face the Lab staffs</text:p>
      <text:p text:style-name="P1">today.."</text:p>
      <text:p text:style-name="P1">Misty(solemn) : "Ash,you do owe them big time but(smile)</text:p>
      <text:p text:style-name="P1">hey all will be well i'm with you now,ok.."</text:p>
      <text:p text:style-name="P1">Ash(smile) : "i would've had you then as well wouldn't i,Mist"</text:p>
      <text:p text:style-name="P1">Misty(a bit surprized) : "yeah..(then disappointed,but very</text:p>
      <text:p text:style-name="P1">firmly broad smile)..yeah you would've,i can't forget you no</text:p>
      <text:p text:style-name="P1">matter how low you stoop to or how high you reach to Ash..</text:p>
      <text:p text:style-name="P1">(smiling).. you've got me all the way"</text:p>
      <text:p text:style-name="P1">Ash : "(pressing Misty's hands) that's why I took my</text:p>
      <text:p text:style-name="P1">chance,Mist...<text:span text:style-name="T39">i knew my sweety was all mine eternally as usual..none else i would’ve even looked at..</text:span>(laughing)but you still can't get over the fact</text:p>
      <text:p text:style-name="P1">that how can this be but neither could i when i first realized</text:p>
      <text:p text:style-name="P1">but i just realized it we don't have to put any effort to be</text:p>
      <text:p text:style-name="P1">together,but you know this is beyond just this body and</text:p>
      <text:p text:style-name="P1">mental stuff and then only is it real fun thats why its what it</text:p>
      <text:p text:style-name="P1">is-a matter of one soul in two separate <text:s/>bodies,not discrete</text:p>
      <text:p text:style-name="P1">at all.(hugging Misty)Mist,i can't describe soul in words,if i</text:p>
      <text:p text:style-name="P1">try as i showed i'll make it impure and i don't want to lose</text:p>
      <text:p text:style-name="P1"><text:soft-page-break/>you again in the physical form either"(hug)</text:p>
      <text:p text:style-name="P1">Misty(hug) : "You never did Ash,you never did,one soul one body"</text:p>
      <text:p text:style-name="P1">(both hug for a long time)</text:p>
      <text:p text:style-name="P1">Ash(smile) : "ok Mist, it's <text:span text:style-name="T40">9</text:span>:2<text:span text:style-name="T42">5</text:span>(both laugh).. let's go.."</text:p>
      <text:p text:style-name="P1">Misty(smile,hugging Ash) : "as you say soulmate(both</text:p>
      <text:p text:style-name="P1">smile).. but Ash,i(<text:span text:style-name="T43">concerned,sad</text:span>)..i vomitted on.."</text:p>
      <text:p text:style-name="P1">Ash(smile,hugging Misty,<text:span text:style-name="T44">tendering her cheeks</text:span>) : "soully(Misty smiles)..mere</text:p>
      <text:p text:style-name="P1">body,mere wordplay,mere my own vomit (smile,<text:span text:style-name="T45">Mist huggs Ash and smiles</text:span>)...<text:span text:style-name="T44">but i’m with my sweet sweet Mist...Misty..Misty..Misty..music,cherishment,dream and soul(Misty giggles and hugs Ash firmly)...</text:span>come"</text:p>
      <text:p text:style-name="P1">.....</text:p>
      <text:p text:style-name="P1">Misty(concerned) : "Ash,it was a bit too much.."</text:p>
      <text:p text:style-name="P1">Ash(smile) : "Mist,if they've known me,i'll be safe, don't</text:p>
      <text:p text:style-name="P1">bother come along"</text:p>
      <text:p text:style-name="P1">Misty(smile) : "soully(both smile)”</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78">.....(15 minutes later)...</text:p>
      <text:p text:style-name="P78">Tracy(cough,<text:span text:style-name="T59">didn’t see Ash</text:span>) : "Um..<text:span text:style-name="T60">Misty,sorry</text:span> but the <text:span text:style-name="T61">routine check-up</text:span>...</text:p>
      <text:p text:style-name="P78">Misty (<text:span text:style-name="T60">smile</text:span>) : "oh!<text:span text:style-name="T60">hi Trace..it’s just..”</text:span></text:p>
      <text:p text:style-name="P78">Ash(laugh) : "<text:span text:style-name="T62">Playboy Ketchum here(Misty frowns at Ash).</text:span>how was your trip?"</text:p>
      <text:p text:style-name="P78">Tracy<text:span text:style-name="T59">(bit flustered seeing Ash)</text:span> : "<text:span text:style-name="T60">um..Ash..um..yeah g</text:span>reat <text:span text:style-name="T60">trip</text:span>.Misty,i'm really so happy,<text:span text:style-name="T59">but.</text:span>.."</text:p>
      <text:p text:style-name="P78">Misty(frown) : "<text:span text:style-name="T59">what was that</text:span> Trace?"</text:p>
      <text:p text:style-name="P78">Tracy<text:span text:style-name="T63">(solemn)</text:span> : "um <text:span text:style-name="T63">no i’m happy for you Misty,very happy.</text:span>i should leave,sorry to interrupt."</text:p>
      <text:p text:style-name="P78">Ash(laugh) : "<text:span text:style-name="T63">Mist,he wants to inform all at once that Ketchum will today itself cheat on you(brusts into laughter)..</text:span>"</text:p>
      <text:p text:style-name="P79">Misty(frown,scowl,shout) : “Ash! are you out of your mind? Trace has known..”</text:p>
      <text:p text:style-name="P79">Ash(laugh) : “me <text:span text:style-name="T64">for</text:span> <text:span text:style-name="T65">4</text:span> years..”</text:p>
      <text:p text:style-name="P78">Tracy(scowl) : "<text:span text:style-name="T59">No Misty,it’s ok,i got this,and it’s </text:span>1<text:span text:style-name="T66">5 years,and Ash,you..</text:span></text:p>
      <text:p text:style-name="P78">Ash(laugh) : "i'm not at all bothered Trace,<text:span text:style-name="T66">you now can realize whether i meant it or not that day,i’m only happy for your persistence per precise perception and Daisy and your future..”</text:span></text:p>
      <text:p text:style-name="P80">Tracy(flustered) : “Ash..it’s..”</text:p>
      <text:p text:style-name="P80">Misty(frown at Ash then Tracy,<text:span text:style-name="T67">solemn</text:span>) : “it’s nothing,<text:span text:style-name="T68">Trace,you </text:span>know this for 15 years,just get going”..</text:p>
      <text:p text:style-name="P78">Ash(laugh) : "why rush Mist,he hasn't seen you in <text:span text:style-name="T69">months</text:span> and was very worried</text:p>
      <text:p text:style-name="P78"><text:span text:style-name="T70">of</text:span> your well-being,be kind.."</text:p>
      <text:p text:style-name="P78">Misty(frown) : "he spent <text:span text:style-name="T71">two hours</text:span> with us yesterday..(frown)wait,why</text:p>
      <text:p text:style-name="P78">aren't you leaving?"</text:p>
      <text:p text:style-name="P78">Tracy(<text:span text:style-name="T72">tears in joy,tries to wipe it off</text:span>) : "Ash,<text:span text:style-name="T73">i got you mate,i got you,4 years,man,4...you(chokes with emotion)..”</text:span></text:p>
      <text:p text:style-name="P81">Misty(frowns at Tracy and Ash) : “Trace,what’s wrong?Ash,what have you..(goes to Tracy to check him)”</text:p>
      <text:p text:style-name="P81">Tracy(tears,joy) : “No,Misty,it’s ok,i don’t want to disturb you two but(<text:span text:style-name="T74">smile,tears</text:span>)..you..Ash..you..(<text:span text:style-name="T74">smile)</text:span>..</text:p>
      <text:p text:style-name="P82">Ash(hugging Misty and dragging her to him,smile) : “come on here,Mist..he’s alright it’s just a quote(looking at Tracy)..ain’t it Trace?”</text:p>
      <text:p text:style-name="P78"><text:span text:style-name="T75">Tracy(beam) :”quote ’persistence per precise perception”..4 years...see you soon you f.. brat(Ash laughs,Misty all flustered)..i’ve not sweared like in 18 years Ash(Ash brusts into laughter)..but you know Ash..just what to say(both laughs)..you have your flower and i’m so happy(both smile)..but </text:span>you may know about a certain picture which someone has,this is gonna be far better against <text:span text:style-name="T76">the</text:span></text:p>
      <text:p text:style-name="P78"><text:span text:style-name="T73">shining moon,given her Gyarados doesn’t eat me up(both laugh)</text:span>"</text:p>
      <text:p text:style-name="P82">Misty(frow<text:span text:style-name="T77">ns) : “I would Trace(Ash and Tracy laughs)..hey,what is..”</text:span></text:p>
      <text:p text:style-name="P78">Ash(laugh,<text:span text:style-name="T77">hugging Misty very firmly</text:span>) : "<text:span text:style-name="T77">just my Misty flower!..got your pose Trace(both brusts into laughter)...”</text:span></text:p>
      <text:p text:style-name="P83">Misty(flustered,trying to wriggle away from Ash) : “Ash..”</text:p>
      <text:p text:style-name="P83">Ash(covering Misty’s mouth<text:span text:style-name="T78">) : “anyway,i wish i could help you Trace but you see i'm abducted..(both laugh).."</text:span></text:p>
      <text:p text:style-name="P78">Misty(<text:span text:style-name="T79">removing Ash’s palms off from her mouth,</text:span>frown) : "what's so amusing to you Trace that i'm with my <text:span text:style-name="T80">fiancee</text:span>..<text:span text:style-name="T81">um.</text:span>."</text:p>
      <text:p text:style-name="P78">Ash(laugh) : "still don't know <text:span text:style-name="T82">the right</text:span> relation"</text:p>
      <text:p text:style-name="P78">Misty<text:span text:style-name="T83">(frown)</text:span> : "<text:span text:style-name="T80">Husband,oh,S</text:span>hut Up Ash!"</text:p>
      <text:p text:style-name="P78">Tracy(running away) : "<text:span text:style-name="T80">yes,</text:span>your Husband, congratulations <text:span text:style-name="T80">Ms. </text:span>Misty <text:span text:style-name="T80">Waterflower..oops,my bad!(both Ash and Tracy laughs)...</text:span>"</text:p>
      <text:p text:style-name="P78">Misty(scream,irritated) : "Trace.."</text:p>
      <text:p text:style-name="P78"><text:soft-page-break/>Ash(laugh) : "Mist!Mist!Mist!Mist"</text:p>
      <text:p text:style-name="P78">Misty(whinning and hugging Ash) : "excuse,excuse,excuse,even outside the</text:p>
      <text:p text:style-name="P78">Gym,what kind of boneheads feed hoot-hoots in the <text:span text:style-name="T84">night</text:span>,you were right</text:p>
      <text:p text:style-name="P78">Ash,on one account only that we should've been home <text:span text:style-name="T85">and </text:span>you're <text:span text:style-name="T86">P</text:span>okemons only</text:p>
      <text:p text:style-name="P78">are here for food nothing else(Ash brusts into laughter)these little brats aren't</text:p>
      <text:p text:style-name="P78">even going to allow me a solitary moment with my husband(smile and</text:p>
      <text:p text:style-name="P78">hugging Ash),well he's right about that one(giggling at Ash)"</text:p>
      <text:p text:style-name="P78">Ash(smile) : "i would hate to say it,but you should release me from your arms</text:p>
      <text:p text:style-name="P78">otherwise it'll be delayed..haha.."</text:p>
      <text:p text:style-name="P78">Misty(laugh,<text:span text:style-name="T87">hugging Ash very firmly</text:span>) : "i wont..and,hum,Ashy-Boy,a stone is still important then, isn't</text:p>
      <text:p text:style-name="P78">it?or is it Morality?(laugh)..."</text:p>
      <text:p text:style-name="P78">Ash(smile an<text:span text:style-name="T88">d</text:span> hug): "all the above,but i guess what treatment poor Tracy Gets</text:p>
      <text:p text:style-name="P78">or i get,i even related Professor Oak of all people with certain people..really i</text:p>
      <text:p text:style-name="P78">need your help on this Mist"</text:p>
      <text:p text:style-name="P78">Misty : "No Ash,you've gone too far,anyhow don't bother you have a</text:p>
      <text:p text:style-name="P78">team(smile)"</text:p>
      <text:p text:style-name="P78">Ash(smile) : "<text:span text:style-name="T89">and my sweety teammate,</text:span>much Appreciated<text:span text:style-name="T90">(both giggle)</text:span>,by-the-way what are your demands now i</text:p>
      <text:p text:style-name="P78">mean i owe you big time now with my position and so on.."</text:p>
      <text:p text:style-name="P78">Misty(smile) : "You know what i want Ash.."</text:p>
      <text:p text:style-name="P78">Ash<text:span text:style-name="T91">(smile)</text:span> : "Ah,<text:span text:style-name="T91">Mist,</text:span>that's like a part of body,you tell me about</text:p>
      <text:p text:style-name="P78">movies,dates,dances,lakes and so on whatever i told you..<text:span text:style-name="T92">second date that is(both brusts into laughter)..</text:span>,just want peace and</text:p>
      <text:p text:style-name="P78">quite with you alone,i've to tell you so many things in details,it'll take years..</text:p>
      <text:p text:style-name="P78">Misty(smile) : "why don't you start with going back to the Hall of Fame Book?"</text:p>
      <text:p text:style-name="P78">Ash(irritated) : "not that again.."</text:p>
      <text:p text:style-name="P78">Misty : "Ash there's been a few Gym leaders who turned down,because of the</text:p>
      <text:p text:style-name="P78">nasty regulations but i've never heard about any trainers doing this..its a fair</text:p>
      <text:p text:style-name="P78">thing you know, don't create a mess there if you get what what i mean"</text:p>
      <text:p text:style-name="P78">Ash(smile) : "your wish is my command,<text:span text:style-name="T93">sweety</text:span>.but<text:span text:style-name="T94">(whinning)</text:span> i'll still <text:span text:style-name="T94">trash talk them unless they stop speculating about my sweet flower’s entry there and lessen the pressure from upon her-my sweet sweet Mist will be beaming and bouncing all the time(hugs Misty firmly).</text:span>.."</text:p>
      <text:p text:style-name="P78">Misty(smile) : "Ash let them take their time, don't mingle in those official</text:p>
      <text:p text:style-name="P78">matters, you've already become too rough for you sweetness,very harsh and things have indeed taken it's <text:span text:style-name="T95">huge </text:span>toll in you too.why don't you forget about this</text:p>
      <text:p text:style-name="P78">farm and all that and come with me take a rest in the Gym?"</text:p>
      <text:p text:style-name="P78">Ash(grim face) : "and you'll leave me from 9-6 for gym battles for godforsaken</text:p>
      <text:p text:style-name="P78">brats.."</text:p>
      <text:p text:style-name="P78">Misty(laugh) : "remembering yourself?"</text:p>
      <text:p text:style-name="P78">Ash(scowl) : "hey i was never godforsaken or a brat.."</text:p>
      <text:p text:style-name="P78">Misty(brusts into laughter) : "still wanna fight Mist?"</text:p>
      <text:p text:style-name="P78">Ash(smile) : "all the time."</text:p>
      <text:p text:style-name="P78">(both hug)</text:p>
      <text:p text:style-name="P78">Misty : "anyhow Ash,you seriously need rest.."</text:p>
      <text:p text:style-name="P78">Ash(hugging Misty back) : "Orange with my wife and nowhere else,in a</text:p>
      <text:p text:style-name="P78"><text:span text:style-name="T96">rather secluded island</text:span>-3 months would do Mist,right?"</text:p>
      <text:p text:style-name="P78">Misty(smile) : "1 <text:span text:style-name="T97">week </text:span>would barely-that much for a double facility gym no matter</text:p>
      <text:p text:style-name="P78">what Lance says given i'm only holidaying"</text:p>
      <text:p text:style-name="P78">Ash(frown) : "the damn gym with a god damn symbol"</text:p>
      <text:p text:style-name="P78">Misty(laugh) : "what would you do,Pokemon Master?"</text:p>
      <text:p text:style-name="P78">Ash(frown) : "as if only Cerulian has a gym and a frontier,why don't they just</text:p>
      <text:p text:style-name="P78"><text:soft-page-break/>leave us alone?"</text:p>
      <text:p text:style-name="P78">Misty(smile) : "i'll scold them ok?lets go home now <text:span text:style-name="T98">sweety</text:span> ok?"</text:p>
      <text:p text:style-name="P78">Ash(hugging Misty) : "as you say Ketchum"</text:p>
      <text:p text:style-name="P78">(both brusts into laughter)</text:p>
      <text:p text:style-name="P78">Misty : "just a thing,Ash did you know that once i had developed some feeling<text:span text:style-name="T99">s</text:span></text:p>
      <text:p text:style-name="P78">for Gary and had a skirmish with Lillie on this as well or just a wild guess?"</text:p>
      <text:p text:style-name="P78">Ash(solemn,cajoling Misty's cheeks gently) : "Mist,i've caused you so much</text:p>
      <text:p text:style-name="P78">pain,i <text:span text:style-name="T100">want to runaway with you right now(both smile)</text:span>"</text:p>
      <text:p text:style-name="P78">Misty : "<text:span text:style-name="T100">um..</text:span>no Ash, it's just that's not mentioned anywhere,none except Lil and i</text:p>
      <text:p text:style-name="P78">know,thus.."</text:p>
      <text:p text:style-name="P78">Ash(sigh) : "Gary's a beautiful man all round,i would love to be with such a</text:p>
      <text:p text:style-name="P78">person if i were a distressed soul and i'm a boy,i kinda guessed it,i guess a</text:p>
      <text:p text:style-name="P78">sixth sense..but enough with it,ok Mist.."</text:p>
      <text:p text:style-name="P78">Misty(hugging and stroking Ash's cheeks) : "yes dear,just let's go."</text:p>
      <text:p text:style-name="P78">.......(in the lab,<text:span text:style-name="T101">9:55)</text:span></text:p>
      <text:p text:style-name="P78">Gary,Lillie,Profeaaor Oak,Delia Ketchum,Tracy)</text:p>
      <text:p text:style-name="P78">Ash(from far,<text:span text:style-name="T102">didn’t see Delia</text:span>) : "this looks sinister captain,sorry for the wrong turn"</text:p>
      <text:p text:style-name="P78">Misty(smiling) : "bother not crew,captain to rescue"</text:p>
      <text:p text:style-name="P78">...</text:p>
      <text:p text:style-name="P78">Delia<text:span text:style-name="T103">(grave)</text:span> : "Ash,we need to talk"</text:p>
      <text:p text:style-name="P78">Ash(pleading) : "Mom,not in front of Mist.."</text:p>
      <text:p text:style-name="P78">Delia(shout) : "What did you tell <text:span text:style-name="T104">Professor Oak and all</text:span>?"</text:p>
      <text:p text:style-name="P78">Ash : "oh no...<text:span text:style-name="T105">um,just a sec,</text:span>(whisper to Misty.."<text:span text:style-name="T106">Mist,</text:span>you better leave manage your sisters <text:span text:style-name="T107">later</text:span> not now</text:p>
      <text:p text:style-name="P78">Mist,please,<text:span text:style-name="T106">i’ll lose it again if they drag you..(</text:span>Misty just hides behind Ash)Listen i've just got married ok..”</text:p>
      <text:p text:style-name="P84">Lillie(scearm,cries,hugs Misty) : “married?huh?!?..what do mean you..(chokes)..”</text:p>
      <text:p text:style-name="P84">Ash(solemn) : “i didn’t have any rings with me so can’t show you that <text:span text:style-name="T108">right now</text:span> anyway<text:span text:style-name="T109">,why don't i deal with the venerable ones later,except(solemnly) Professor Oak,if</text:span></text:p>
      <text:p text:style-name="P78">only i ever could be given the opportunity,i know i'm unworthy of given what i</text:p>
      <text:p text:style-name="P78">said,but do i have a chance of rescuing the relationship?"</text:p>
      <text:p text:style-name="P78">Professor Oak-"Ash you did go too far you see in my all <text:span text:style-name="T110">55</text:span> years here never</text:p>
      <text:p text:style-name="P78">have i been this much insulted that too from a person i've been so fond of <text:span text:style-name="T111">and that too infront of my grandson and family</text:span>"</text:p>
      <text:p text:style-name="P78">Ash(solemnly) : "Alright,I told Mist what i said to you all,Mom please,you don't</text:p>
      <text:p text:style-name="P78">have to listen to them take Misty with you"</text:p>
      <text:p text:style-name="P78">Daisy<text:span text:style-name="T112">(trying to take Misty away)</text:span> : "she's not going anywhere Ketchum,leave our sister</text:p>
      <text:p text:style-name="P78">alone.."</text:p>
      <text:p text:style-name="P85">Lillie(scream,cries,<text:span text:style-name="T113">tries to take Misty away as well</text:span>) : “<text:span text:style-name="T114">and she’ll never be yours</text:span>..you..(chokes)..”</text:p>
      <text:p text:style-name="P78">Misty<text:span text:style-name="T112">(trying to force her sisters off,Gary and Tracy tackles them)</text:span>: "Dase,Lil..<text:span text:style-name="T112">please,it’s..</text:span>"</text:p>
      <text:p text:style-name="P78">Ash(<text:span text:style-name="T115">grabs Misty away</text:span>,<text:span text:style-name="T115">sternly,grave voice</text:span>) : "Mist just go back to the pokemons and Mom please</text:p>
      <text:p text:style-name="P78">follow her,please i beg <text:span text:style-name="T112">of </text:span>you"(Misty and Delia leaves)...<text:span text:style-name="T116">right i hereby tell you and here’s the proof(hands Tracy a prescription copy)...Mist was using some substances to forget me and consequently was and isn’t well at all...atleast let her be with me today from tomorrow you can start your legal procedures and that Trace,is the exact reason why i did what i did if you think i don’t care about her fine but that was needed to be done cause she won’t tell anyone else...</text:span>right,so i began with Gary today,mate i'm sorry <text:span text:style-name="T117">and just that</text:span>.Lillie if you ever can please <text:span text:style-name="T118">consider</text:span> me same to you Daisy,i was <text:span text:style-name="T119">totally</text:span> out of my mind that moment <text:span text:style-name="T120">but if</text:span> you ever find it possible have a consideration and you too Trace,i'm sorry.I just became <text:span text:style-name="T121">insane</text:span>.I don't defend myself but if you ever could please <text:span text:style-name="T118">consider me</text:span>,and aslo for taking your sister as well if you could,don't worry she won't</text:p>
      <text:p text:style-name="P78">run back anywhere or stagnate <text:span text:style-name="T122">or get addictions </text:span>like she did,this much assured and if she</text:p>
      <text:p text:style-name="P78">wants she can still be Cerulian Gyam Leader i've no problems with</text:p>
      <text:p text:style-name="P78"><text:soft-page-break/>that.<text:span text:style-name="T118">and yes she has come to me on her own wish only and yet if you want legal procedures tell me i myself will leave her and admit it in press,no need to strain yourselves and Professor</text:span> Oak,um..i did cross the line but i</text:p>
      <text:p text:style-name="P78">guess you being you may understand i wasn't having the best of times of my life and was about to go to a situation which either would've propelled me to</text:p>
      <text:p text:style-name="P78">heaven or throw me to hell,i was not quite in myself..i don't have to tell you</text:p>
      <text:p text:style-name="P78">much,<text:span text:style-name="T123">and i won’t ask for anything from you of all</text:span>.My contract here finishes</text:p>
      <text:p text:style-name="P78">here 5 weeks later,<text:span text:style-name="T123">i’ll try to shift my bunch my before but you understand best it’ll take time so </text:span>untill then please bear with me atleast.you won't see me</text:p>
      <text:p text:style-name="P78">again here <text:span text:style-name="T124">around the Lab </text:span>but please if you ever consider i'll just run in here like i used to</text:p>
      <text:p text:style-name="P78">when i just about could run.I'm sorry again and please,all of you if you can</text:p>
      <text:p text:style-name="P78">spare a thought for me.<text:span text:style-name="T125">r</text:span>ight everybody</text:p>
      <text:p text:style-name="P78">again my apologies and sorry,but you can see i'm now with <text:s/><text:span text:style-name="T126">for atleast the rest of today</text:span>,so you've helped still,thanks"(leaves towards</text:p>
      <text:p text:style-name="P78">Pokemons)</text:p>
      <text:p text:style-name="P78">...</text:p>
      <text:p text:style-name="P78">Misty(concerned) : "What happened Ash?"</text:p>
      <text:p text:style-name="P78">Ash<text:span text:style-name="T127">(solemn,angry,very stern)</text:span> : “you're on Noivern me on Ganger.(releases Noivern and</text:p>
      <text:p text:style-name="P78">Ganger)</text:p>
      <text:p text:style-name="P78">Delia<text:span text:style-name="T128">(frown)</text:span>: "Ash!wait don't drag.."</text:p>
      <text:p text:style-name="P86">Misty(<text:span text:style-name="T129">hugs Ash firmly</text:span>) : “Ash..”</text:p>
      <text:p text:style-name="P78">Ash(concerned,<text:span text:style-name="T130">hugging Misty firmly</text:span>) : "Mom i've got your daughter back,isn't that enough,please</text:p>
      <text:p text:style-name="P78">comply,please,you can come back through the Lab all you life,just not today</text:p>
      <text:p text:style-name="P78">Mom,please..<text:span text:style-name="T131">and Mist it’s ok..just”</text:span></text:p>
      <text:p text:style-name="P78">Professor Oak<text:span text:style-name="T132">(grave)</text:span>: "Ash! Just a sec,your mom won't be troubled at</text:p>
      <text:p text:style-name="P78">all,neither would Misty,for them this is ever the same <text:span text:style-name="T133">and ever will be</text:span>.you too for tonight.</text:p>
      <text:p text:style-name="P78">Ash<text:span text:style-name="T134">(solemn)</text:span> : "Um..thanks,Professor"</text:p>
      <text:p text:style-name="P78">(all of them finally reached home)</text:p>
      <text:p text:style-name="P78">.....(night,<text:span text:style-name="T135">9:30,just after reaching home</text:span>)...</text:p>
      <text:p text:style-name="P78">(Misty' Phone rings,Violet,shows Ash)</text:p>
      <text:p text:style-name="P78">Ash(<text:span text:style-name="T136">laugh</text:span>) : "the <text:span text:style-name="T137">lawyers</text:span> are here already..<text:span text:style-name="T138">(brusts into laughter)..</text:span>"</text:p>
      <text:p text:style-name="P78">Misty(frown) : "Ash!i'll handle it,get things ready..</text:p>
      <text:p text:style-name="P78">Ash(murmur) : "f.."</text:p>
      <text:p text:style-name="P78">Violet(almost crying) : "Mist,what,where are you?why.."</text:p>
      <text:p text:style-name="P78">Misty (solemn) : "Viol,we've patched up,where are you now?"</text:p>
      <text:p text:style-name="P78">Violet(screem,tears) : "that b.. will.."</text:p>
      <text:p text:style-name="P78">Misty(solemn) : "Viol you're tired now just go home,Brock will be expecting</text:p>
      <text:p text:style-name="P78">you,please..i'm fine,ok.."</text:p>
      <text:p text:style-name="P78">Violet(sobbing) : "who the hell that brat thinks he is?because.."</text:p>
      <text:p text:style-name="P78">Misty(solemn) : "Viol,<text:span text:style-name="T139">Ash didn’t force or threaten me it’s totally my choice.we</text:span> are getting engaged <text:span text:style-name="T140">very </text:span>soon <text:span text:style-name="T141">and </text:span>i'm happy only</text:p>
      <text:p text:style-name="P78">with him..just keep yourself safe and return safely,call me once you've</text:p>
      <text:p text:style-name="P78">reached home and settled down"</text:p>
      <text:p text:style-name="P78">Violet(sobbing) : "the b.. told Lil.."</text:p>
      <text:p text:style-name="P78">Misty(solemn) : "Ash,has told me all of it himself,and please i beg of you,just</text:p>
      <text:p text:style-name="P78">return safely first.."</text:p>
      <text:p text:style-name="P78">Violet(sobbing) : "just stay safe Mist..i'll call so will Brock.."</text:p>
      <text:p text:style-name="P78">Misty : "yeah,keep safe,will connect soon"</text:p>
      <text:p text:style-name="P78">Ash(laugh) : "that b.. will <text:span text:style-name="T142">kill</text:span> you.."</text:p>
      <text:p text:style-name="P78">Misty(hugging Ash) : "Ash,please,anger and dissent creates more of that</text:p>
      <text:p text:style-name="P78">only..please,calm down we'll talk it out don't bother.."</text:p>
      <text:p text:style-name="P78">Ash(solemn) : "yeah..first night and.."</text:p>
      <text:p text:style-name="P78"><text:soft-page-break/>Misty(solemn) : "you were too harsh to them you know.."</text:p>
      <text:p text:style-name="P78">Ash(scoff, shivering voice) : "i'm sorry Mist,but let them do whatever they can</text:p>
      <text:p text:style-name="P78">i'm packing up in <text:span text:style-name="T143">5 weeks from the Lab</text:span>..i was the one who told Trace to keep up,he found</text:p>
      <text:p text:style-name="P78">Daisy,told Gary not to mingle with <text:span text:style-name="T144">me and your personal</text:span> problems got Lillie,sweared Brock off</text:p>
      <text:p text:style-name="P78">out of his lunacy and then he got Violet..and <text:span text:style-name="T145">all i got was a f.. b.. who went to check on me..</text:span>"</text:p>
      <text:p text:style-name="P78">Misty(hugging Ash,tears,stern Voice,shiver) : "hey,you've me and wanna make</text:p>
      <text:p text:style-name="P78">me cry on.."</text:p>
      <text:p text:style-name="P78">Ash(solemn,hugging Misty) : "it's alright Mist,i'll talk,<text:span text:style-name="T146">but don’t bother about those f..”</text:span></text:p>
      <text:p text:style-name="P87">Misty(Frown) : "Ash they're our family.we can't stay like this forever"</text:p>
      <text:p text:style-name="P87">Ash(irritated) : Had mom not been there you could've spoken,who told my</text:p>
      <text:p text:style-name="P87">mom.."</text:p>
      <text:p text:style-name="P87">Misty<text:span text:style-name="T147">(solemn)</text:span> : "whoever Ash, doesn't matter you should go there now.."</text:p>
      <text:p text:style-name="P87">Ash(solemn) : "Ah! first night together after so many years and..</text:p>
      <text:p text:style-name="P87">Misty(frown) : "Ash!"</text:p>
      <text:p text:style-name="P87">Ash(solemn) : "All right Mist,you have a nice sleep ok(hugging Misty)"(release</text:p>
      <text:p text:style-name="P87">Ganger)"Pikachu stay,here's Nivy Mist,keep him for emergencies he knows</text:p>
      <text:p text:style-name="P87">this place extremely well,<text:span text:style-name="T148">Pikachu will do the introductions and tell him not to worry about me..</text:span>"</text:p>
      <text:p text:style-name="P87">Misty<text:span text:style-name="T149">(solemn)</text:span> : "you can stay out all night,i'm going tomorrow at 9,i want to see</text:p>
      <text:p text:style-name="P87">smiles,got me Ash?"</text:p>
      <text:p text:style-name="P87">Ash : "Crystal,lets go Ganger.."</text:p>
      <text:p text:style-name="P78">...(back at Lab)...</text:p>
      <text:p text:style-name="P78">Daisy at first...</text:p>
      <text:p text:style-name="P78">Daisy<text:span text:style-name="T150">(frown)</text:span> : "why are you Back Ketchum"</text:p>
      <text:p text:style-name="P78">Ash : "Daisy,please would you care to let me speak?"</text:p>
      <text:p text:style-name="P78">Daisy<text:span text:style-name="T150">(scowl)</text:span> : "go on <text:span text:style-name="T151">but it’s 12:30</text:span>"</text:p>
      <text:p text:style-name="P78">Ash : "<text:span text:style-name="T151">um..just was getting the memories refreshed..sorry..but,</text:span>i'm here to know whether you're alright with Mist's choice?"</text:p>
      <text:p text:style-name="P78">Daisy<text:span text:style-name="T150">(scowl)</text:span>: "that's why you came? Ketchum..you.."</text:p>
      <text:p text:style-name="P78">Ash<text:span text:style-name="T150">(solemn)</text:span> : "your past is past Daisy,you know i know that extremely well and</text:p>
      <text:p text:style-name="P78">besides neither you nor Lillie nor Violet were ever not what they're shown to</text:p>
      <text:p text:style-name="P78">be,you truely still are extremely good with your <text:span text:style-name="T152">battles and </text:span>performances,you always had</text:p>
      <text:p text:style-name="P78">my respect and.."</text:p>
      <text:p text:style-name="P78">Daisy<text:span text:style-name="T153">(solemn)</text:span> : "Ketchum,<text:span text:style-name="T154">enough,i</text:span>n front of everyone you.."</text:p>
      <text:p text:style-name="P78">Ash : "alright may i speak then since Mist would tell you anyway.."</text:p>
      <text:p text:style-name="P78">Daisy : "yeah that's what i want too,spit it out,why are you with my baby Mist</text:p>
      <text:p text:style-name="P78">and what did you mean with my..(tears)"</text:p>
      <text:p text:style-name="P78">Ash : "Calm down Daisy,i needed to know the truth"</text:p>
      <text:p text:style-name="P78">Daisy : "what do you mean?Ans.."</text:p>
      <text:p text:style-name="P78">Ash : "i'm answering,just stay calm.i can't stay separated from Misty and</text:p>
      <text:p text:style-name="P78">neither can she,so we're back and Marrying very soon,as long as you and</text:p>
      <text:p text:style-name="P78">Trace,hey why don't you call him here as well?"</text:p>
      <text:p text:style-name="P78">Daisy : "he won't till i'm satisfied"</text:p>
      <text:p text:style-name="P78">Ash : "Daisy,<text:span text:style-name="T155">you know well of my position now..my sources</text:span> gave me the news last morning of coming parenthood for you</text:p>
      <text:p text:style-name="P78">two,i couldn't have been happier and besides your my sister in law by both</text:p>
      <text:p text:style-name="P78">sides,you know i didn't mean those,or if you doubt,please forgive me but i'm</text:p>
      <text:p text:style-name="P78">honest i really wasn't right then..."</text:p>
      <text:p text:style-name="P78">Daisy : "what was the truth?"</text:p>
      <text:p text:style-name="P78">Ash : "umm.Daisy please Mist will tell.."</text:p>
      <text:p text:style-name="P78">Daisy<text:span text:style-name="T156">(scream)</text:span> : "i want it from you."</text:p>
      <text:p text:style-name="P78">Ash(sigh) : "Alright,<text:span text:style-name="T156">calm down..please..i’m saying..please calm down..</text:span>i had to know how much Mist can bear with me,upto which level,and you can see the result,can you please let it go?"</text:p>
      <text:p text:style-name="P78"><text:soft-page-break/>Daisy<text:span text:style-name="T157">(tears,sobbing)</text:span> : "you threatened her to be with you and your bragging,Ketchum?<text:span text:style-name="T158">you b..</text:span>"</text:p>
      <text:p text:style-name="P78">Ash(sigh) : "Daisy,do you like Trace as much as you do with someone else?"</text:p>
      <text:p text:style-name="P78">Daisy<text:span text:style-name="T159">(shout,tears)</text:span> : "<text:span text:style-name="T159">you b..,</text:span>what are you pointing.."</text:p>
      <text:p text:style-name="P78">Ash<text:span text:style-name="T159">(solemn)</text:span> : "you'll remain with <text:span text:style-name="T159">T</text:span>racy as long and as much Mist did to me,you <text:span text:style-name="T160">will</text:span></text:p>
      <text:p text:style-name="P78">walk with him <text:span text:style-name="T161">all the way</text:span>."</text:p>
      <text:p text:style-name="P78">Daisy<text:span text:style-name="T162">(sobbing)</text:span> : "do you doubt that Ketchum?"</text:p>
      <text:p text:style-name="P78">Ash<text:span text:style-name="T163">(sigh)</text:span> : "<text:span text:style-name="T163">no i don’t but </text:span>if you weren't sure whether he will as well what would you do?"</text:p>
      <text:p text:style-name="P78">Daisy<text:span text:style-name="T164">(scowl,sobbing,tears)</text:span> : "Ketchum,you're crossing.."</text:p>
      <text:p text:style-name="P78">Ash<text:span text:style-name="T165">(solemn)</text:span> : "exactly my point,you'll see you much he can bear with you,i did the</text:p>
      <text:p text:style-name="P78">same with Mist,if i'm lying shoot me later,i'll be happy,now please,go it's pretty</text:p>
      <text:p text:style-name="P78">late.."</text:p>
      <text:p text:style-name="P88">Daisy(sobbing) : “Ketchum,Trace told me about that prescription you gave,my baby..(crying and sobbing)..”</text:p>
      <text:p text:style-name="P88">Ash(solemn) : “that’s my point,whether you all like me or not she’s not getting healed by any other means..”</text:p>
      <text:p text:style-name="P88">(Tracy comes out,shivering)</text:p>
      <text:p text:style-name="P78">Tracy<text:span text:style-name="T166">(shivering voice)</text:span> : "Ash,i..."</text:p>
      <text:p text:style-name="P78">Ash<text:span text:style-name="T166">(solemn)</text:span> : "Trace,please,my head wasn't at the right place <text:span text:style-name="T167">for 4 years and today was the climax..</text:span>"</text:p>
      <text:p text:style-name="P78">Daisy<text:span text:style-name="T167">(frown)</text:span> : "he has explained himself to me Tracy, let's leave him,Ketchum you</text:p>
      <text:p text:style-name="P78">return home ok, don't cheat on her the very first night saying you stayed here</text:p>
      <text:p text:style-name="P78">for too long,’night,come on Trace"</text:p>
      <text:p text:style-name="P78">(Tracy and Daisy Leave)</text:p>
      <text:p text:style-name="P78">Ash(self) : "one down two to go,Ganger"</text:p>
      <text:p text:style-name="P78">...(Gary)</text:p>
      <text:p text:style-name="P78">Gary<text:span text:style-name="T168">(solemn)</text:span> : "Ash! you know who i was,you've just gone lower!"</text:p>
      <text:p text:style-name="P78">Ash<text:span text:style-name="T168">(solemn)</text:span> : "why Gary,because i said at that juncture of my life something to you</text:p>
      <text:p text:style-name="P78">and Lillie in madness and you were pretty confident I won't cheat on Misty even yesterday?"</text:p>
      <text:p text:style-name="P78">Gary<text:span text:style-name="T169">(solemn)</text:span> : "Ash, your only harming youself you see,your head has spun with all</text:p>
      <text:p text:style-name="P78">these,i would've not minded at all had you ot brought up that shared child</text:p>
      <text:p text:style-name="P78">thing..you know i told you first.."</text:p>
      <text:p text:style-name="P78">Ash : "exactly Gary, you've been my closest and <text:span text:style-name="T170">the</text:span> only link with my</text:p>
      <text:p text:style-name="P78">childhood and all in these <text:span text:style-name="T170">4</text:span> years,but to be honest with you,you</text:p>
      <text:p text:style-name="P78">see,you'll go with Lillie to the end and viseversa but you'll be with me just till</text:p>
      <text:p text:style-name="P78">that moment,and still you're talking with me is proof enough that what</text:p>
      <text:p text:style-name="P78">priceless jewel Lillie has.."</text:p>
      <text:p text:style-name="P78">Gary(hugging Ash,<text:span text:style-name="T171">shivering voice</text:span>) : "sorry i doubted you that moment buddy i get you,Mist is</text:p>
      <text:p text:style-name="P78">special to you and you needed the assurance,i get you,and i surely know that</text:p>
      <text:p text:style-name="P78">in these many years how special she is, don't make her cry again,ok?"</text:p>
      <text:p text:style-name="P78">Ash(hugging Gary) : "yes thanks buddy,no she won't cry but special are all of</text:p>
      <text:p text:style-name="P78">you-<text:span text:style-name="T172">Lillie </text:span>and you as well Gary,thanks for being patient with me.."</text:p>
      <text:p text:style-name="P78">Gary<text:span text:style-name="T173">(solemn)</text:span> : Lil's inside,still can't get over what you said..just go and meet..”</text:p>
      <text:p text:style-name="P78">Ash : "she'll be fine,i promise buddy"</text:p>
      <text:p text:style-name="P78">(Inside)</text:p>
      <text:p text:style-name="P78">Lillie<text:span text:style-name="T174">(crying,scream)</text:span> : "you b.."</text:p>
      <text:p text:style-name="P78">Ash : "Please Lillie,don't torture the little one,i know what you are to Gary and</text:p>
      <text:p text:style-name="P78">viseversa, don't bother about a bonehead like me,please stay calm,please"</text:p>
      <text:p text:style-name="P78">Lillie(sobbing) : "you left Mist in a place i wish i could throw you in <text:span text:style-name="T175">right now</text:span>,i've never</text:p>
      <text:p text:style-name="P78">been hurting inside like today due to you Ketchum and you had to bring up the</text:p>
      <text:p text:style-name="P78">darkest day of my life.."</text:p>
      <text:p text:style-name="P78"><text:soft-page-break/>Ash<text:span text:style-name="T176">(solemn)</text:span> : "<text:span text:style-name="T177">please Lillie,</text:span>it was a moment of madness,i know how Gary has been since h<text:span text:style-name="T178">e decided to follow his grandpa’s footsteps and what you two mean to each other..</text:span>please i'm happy for <text:span text:style-name="T179">both of </text:span>you and <text:span text:style-name="T179">the future.</text:span>.."</text:p>
      <text:p text:style-name="P78">Lillie<text:span text:style-name="T180">(sobbing)</text:span> : "i doubt you Ketchum,whether you truely want Mist or not..she couldn't</text:p>
      <text:p text:style-name="P78">see any light the day you left her for road.. s.."</text:p>
      <text:p text:style-name="P78">Ash<text:span text:style-name="T181">(solemn)</text:span> : "and <text:span text:style-name="T181">in unbearable confusion </text:span>she was suddenly encroaching the one she helped become <text:span text:style-name="T182">responsible</text:span>,yes please Lillie,Misty told me,please it's <text:span text:style-name="T183">long </text:span>past forget that i ever said it"</text:p>
      <text:p text:style-name="P78">Lillie<text:span text:style-name="T184">(crying)</text:span> : "so you know, you've trodden the very core of my life,Gary,i can't be.."</text:p>
      <text:p text:style-name="P78">Ash : "<text:span text:style-name="T185">you two are soulmates and that’s enough..and no,</text:span>you don't have to be without <text:span text:style-name="T186">your soulmate</text:span>,ever,but unless you calm down,the <text:span text:style-name="T187">whole</text:span> <text:span text:style-name="T187">family’s </text:span>future will only stress <text:span text:style-name="T188">Gary</text:span>,please i beg <text:span text:style-name="T189">of </text:span>you,<text:span text:style-name="T189">calm down,take rest..</text:span>"</text:p>
      <text:p text:style-name="P78">Lillie<text:span text:style-name="T190">(sobbing)</text:span> : "what assurance have you given Mist and have you spoken with Dase?"</text:p>
      <text:p text:style-name="P78">Ash<text:span text:style-name="T190">(solemn)</text:span> : "Mist has me <text:span text:style-name="T191">f</text:span>or assurance and Daisy..yes i've spoken with her"</text:p>
      <text:p text:style-name="P78">Lillie<text:span text:style-name="T192">(sobbing)</text:span> : "you also hurt grandpa like.."</text:p>
      <text:p text:style-name="P78">Ash : "i'm going now,Daisy didn't allow me then have to sneak in..but please</text:p>
      <text:p text:style-name="P78">you please don't jeopardize the future because of me,it doesn't serve any</text:p>
      <text:p text:style-name="P78">purpose,please Lillie,your my Sister in law as well, don't do this,i beg <text:span text:style-name="T193">of </text:span>you from</text:p>
      <text:p text:style-name="P78">the whole family's point of view,you'll have the eldest and first..please if not</text:p>
      <text:p text:style-name="P78">me mercy Gary and your future..please"</text:p>
      <text:p text:style-name="P78">Lillie<text:span text:style-name="T194">(sobbing)</text:span> : "get out Ketchum"</text:p>
      <text:p text:style-name="P78">Ash : "yes,but i promised Gary you'll be fine after i leave, don't let him</text:p>
      <text:p text:style-name="P78">down,best wishes.."</text:p>
      <text:p text:style-name="P78">...(outside)..</text:p>
      <text:p text:style-name="P78">Ash : "sorry buddy,but i guess she's a bit better now,just attend her"</text:p>
      <text:p text:style-name="P78">Gary<text:span text:style-name="T195">(concerned)</text:span> : "<text:span text:style-name="T196">yeah i’ll handle her,but Ash,that prescription Trace barely could say much except that it’s ()..</text:span>"</text:p>
      <text:p text:style-name="P89">Ash(solemn) : “<text:span text:style-name="T197">3</text:span> months,Gary you know me i’m a b.. and that’s why i could accuse you <text:span text:style-name="T198">of all</text:span> for not confront<text:span text:style-name="T199">ing Lillie that day cause you were the one may be on that very moment told me about the future..(shivering)..as soon as Daisy left,Mist being Mist went a step further and you understand the rest,i broke into her room as you know then saw those went to Safforn and today first thing after patch up went to () in Safforn again..Mist was doing those and all i did was to be a b..(chokes)”</text:span></text:p>
      <text:p text:style-name="P90">Gary(hugging and patting Ash) : “it’s alright buddy,it’s alright..<text:span text:style-name="T200">and about your legal procedures,i’m here you don’t need to worry about that..and don’t kill yourself to just see whether Misty too follow others or you as you know the result..Ash,all will be fine but i’ve one problem if any..Grandpa..”</text:span></text:p>
      <text:p text:style-name="P78">Ash<text:span text:style-name="T201">(hugging Gary)</text:span> : "i'm going <text:span text:style-name="T201">pal</text:span>..you <text:span text:style-name="T201">just</text:span> attend <text:span text:style-name="T201">Lillie..alright.</text:span>.Ganger"</text:p>
      <text:p text:style-name="P78">......(sneak into Professor Oak's room)</text:p>
      <text:p text:style-name="P78">Ash<text:span text:style-name="T202">(solemn)</text:span> : "Professor!"</text:p>
      <text:p text:style-name="P78">Oak : "Ash! see i wouldn't mind but <text:span text:style-name="T203">the children..</text:span>."</text:p>
      <text:p text:style-name="P78">Ash : "Professor i've got nothing to hide from you,i dug a grave for myself and</text:p>
      <text:p text:style-name="P78">wanted to see if Misty jumps with me or not..<text:span text:style-name="T204">professor you know perfectly well her attitude to me since she first saw me and no matter what she attined later that attitude only equally increased...</text:span>i <text:span text:style-name="T205">understood my grave mistakes but i</text:span> knew no other way of</text:p>
      <text:p text:style-name="P78">validating <text:span text:style-name="T204">whether she’ll jeopardize herself only for her infatuation with me,so..</text:span>"</text:p>
      <text:p text:style-name="P78">Oak<text:span text:style-name="T206">(smile)</text:span> : "<text:span text:style-name="T207">enough Ash!enough!</text:span>enough explanation son,and just forget that we ever had this bit of a problem.."</text:p>
      <text:p text:style-name="P78">Ash<text:span text:style-name="T208">(tears)</text:span> : "have you forgiven me Professor?"</text:p>
      <text:p text:style-name="P78">Oak<text:span text:style-name="T208">(smile)</text:span> : "Ash,i've known your great Grandpa and played with him when i was a</text:p>
      <text:p text:style-name="P78">kid,you're same as all in your family <text:span text:style-name="T209">and mostly your dad..</text:span>ever desperate,ever natural ever the</text:p>
      <text:p text:style-name="P78">Ketchum's,and the Ketchum's and Oak's share a huge history,which you surely</text:p>
      <text:p text:style-name="P78">don't know in full though you mentioned but i'll tell you later <text:span text:style-name="T210">in details..</text:span>"</text:p>
      <text:p text:style-name="P78">Ash<text:span text:style-name="T211">(solemn,wipes off tears)</text:span> : "Thanks Professor,but.."</text:p>
      <text:p text:style-name="P78">Oak(hugging Ash) : "it's alright son,and You've made <text:span text:style-name="T212">your choice</text:span>,i know</text:p>
      <text:p text:style-name="P78"><text:soft-page-break/>all the four of those sweet little flowers from <text:s/><text:span text:style-name="T213">Gym</text:span> very very well,i'm <text:span text:style-name="T214">so </text:span>glad you've picked up the one for you,be happy young man,enjoy!"</text:p>
      <text:p text:style-name="P78">Ash<text:span text:style-name="T215">(smile) </text:span><text:s/>: "thanks Again Professor."</text:p>
      <text:p text:style-name="P78">Professor Oak : "umm..Ash,just one thing for clarification only,if you allow</text:p>
      <text:p text:style-name="P78">me.."</text:p>
      <text:p text:style-name="P78">Ash<text:span text:style-name="T216">(solemn)</text:span> : "Professor,please if you want my permission <text:span text:style-name="T217">i’ll find no solace.</text:span>.."</text:p>
      <text:p text:style-name="P78">Professor Oak : "um..no Ash,just out of curiosity.."</text:p>
      <text:p text:style-name="P78">Ash : "ask whatever you want Professor,you'll get the right answer according</text:p>
      <text:p text:style-name="P78">to my knowledge.."</text:p>
      <text:p text:style-name="P78">Professor Oak : "thanks,Ash i know you were trash talking there but the</text:p>
      <text:p text:style-name="P78">student and the staffs, it's true that once I was involved with one of my</text:p>
      <text:p text:style-name="P78">students just around <text:span text:style-name="T218">the time </text:span>your grandma' came to my life and i also wasn't sure like</text:p>
      <text:p text:style-name="P78">you.."</text:p>
      <text:p text:style-name="P78">Ash<text:span text:style-name="T219">(shivering voice)</text:span> : "Professor I can't forgive myself if you keep hovering over long gone</text:p>
      <text:p text:style-name="P78">matters like this..it was <text:span text:style-name="T220">51</text:span> years ago <text:span text:style-name="T221">and was all about 7 months only 2 other people involved except grandma and all came to agreement and still worked together exactly here for the next 4 years</text:span>..please Professo<text:span text:style-name="T222">r,the whole world knows who you are and if an egotistical bufoon like me..</text:span>"</text:p>
      <text:p text:style-name="P78">Professor Oak : "no,<text:span text:style-name="T223">Ash it’s alright.i have</text:span> buried that exactly those many years ago <text:span text:style-name="T224">and as you said it was buried by all then and there including your grandma</text:span>,but <text:span text:style-name="T225">Ash</text:span></text:p>
      <text:p text:style-name="P78">that's my point how did you know.."</text:p>
      <text:p text:style-name="P78">Ash(grave) : "Professor, separation from Misty <text:span text:style-name="T226">had </text:span>turned me into a demon</text:p>
      <text:p text:style-name="P78">and i also busted team rocket and you know they can know these things via</text:p>
      <text:p text:style-name="P78">channels,i just revisited those last year and just to know their</text:p>
      <text:p text:style-name="P78">methods <text:span text:style-name="T227">more while i was doing the Elite4s</text:span>..Professor i probably know the secrets of many many people</text:p>
      <text:p text:style-name="P78">including my friend's and their families,<text:span text:style-name="T228">all only to get back my Mist and i’ve forgoten most but </text:span>i'll forget <text:span text:style-name="T229">the rest</text:span> i promise you..<text:span text:style-name="T230">(shivering)</text:span>"</text:p>
      <text:p text:style-name="P78">Professor Oak : "Son,i understand your situation perfectly.."</text:p>
      <text:p text:style-name="P78">Ash(firmly) : "No Professor, don't doubt,due to me there won't be any black</text:p>
      <text:p text:style-name="P78">shadows over anyone,the Source was Professor Kirk,and as i actually got him</text:p>
      <text:p text:style-name="P78">may be a month before he died.."</text:p>
      <text:p text:style-name="P78">Professor Oak(solemn) : "i see.."</text:p>
      <text:p text:style-name="P78">Ash(solemn) : "Professor,i did it by means of My Ganger,<text:span text:style-name="T231">trash talked him and Ganger just made him uneasy inside his head to speak the truth..</text:span>i also left a note <text:span text:style-name="T232">detailing my actions as much as i thought was right without any particular mentions of name or place or time or anything like that</text:span>..his son contacted me after his death,he</text:p>
      <text:p text:style-name="P78">came to agreement with this fact and didn't have any resentment for me <text:span text:style-name="T233">rather was happy that before his time was up i rather helped him to be all happy in the last moment as well if he ever had a problem to begin with that is.</text:span>..</text:p>
      <text:p text:style-name="P78">that's all that i have as an atonement,you know <text:span text:style-name="T234">my level and</text:span> what Ganger can do,Sabrina is an amusing trainer and Gym Leader,and he just got better and</text:p>
      <text:p text:style-name="P78">better,not everyone can single handedly beat all challengers in Kalos League till Final like he did with such ease and you more than anybody know</text:p>
      <text:p text:style-name="P78">Gerninja,Noivern and Ganger,why i always have atleast one of them,why i</text:p>
      <text:p text:style-name="P78">generally avoid to use them to their maximum capacity..a numbered few</text:p>
      <text:p text:style-name="P78">among their spesis have ever come up to the level that they're at <text:span text:style-name="T235">or may be they’re themselves the new benchmarks..</text:span>and i</text:p>
      <text:p text:style-name="P78">suspect they are getting better every moment and you know they can't breed</text:p>
      <text:p text:style-name="P78">due to their heightened powers,and i don't know why but they just don't</text:p>
      <text:p text:style-name="P78">bother <text:span text:style-name="T236">and take me as they themselves and won’t leave my side by any means despite my own actions to them</text:span>,<text:span text:style-name="T237">all of my bunch has</text:span> given their lives for me <text:span text:style-name="T238">and just so happy and content with this </text:span><text:soft-page-break/><text:span text:style-name="T238">fact and you know Butterfree and may be this his 13th generation or so..still comes back here..</text:span>(sobs)..Professor i'm sorry <text:span text:style-name="T239">if i used them to..</text:span>"</text:p>
      <text:p text:style-name="P78">Professor Oak<text:span text:style-name="T240">(patting Ash,smile)</text:span> : "Ash i know <text:span text:style-name="T240">your bunch</text:span>,what powers they pocess,they're pokemons yet they show such</text:p>
      <text:p text:style-name="P78">strange and heightened intelligence,i know their sacrifices <text:span text:style-name="T240">and mostly i get ashtonished by their carefree nature and joy that you’re beside them only that is enough for them..Ash,i know pokemons,unless the trainer is extremely honest with himself they won’t show this character ever</text:span>....<text:span text:style-name="T241">they are an once only bunch just like their trainer..</text:span>but now you're</text:p>
      <text:p text:style-name="P78">opening up,i am being rude to you now but now you can understand my own</text:p>
      <text:p text:style-name="P78">curiosity more..so"</text:p>
      <text:p text:style-name="P78">Ash(smile,<text:span text:style-name="T242">tears</text:span>) : "<text:span text:style-name="T243">Thanks professor and please</text:span>,you <text:span text:style-name="T244">just </text:span>question me all you want"</text:p>
      <text:p text:style-name="P78">Professor Oak(smile) : "Pikachu <text:span text:style-name="T245">won</text:span> against all 8 Pokemons being you very</text:p>
      <text:p text:style-name="P78">last pokemon in <text:span text:style-name="T246">S</text:span>innoh,did he reach that self heal level before or just during</text:p>
      <text:p text:style-name="P78">the match and you found out?you know currently no other Pikachus are at</text:p>
      <text:p text:style-name="P78">that level the last having passed away 10 years back and she was with</text:p>
      <text:p text:style-name="P78">Katy,the just retired Sinnoh Elite 4..<text:span text:style-name="T247">and that was 6 years ago..you Pikachu has no match nowhere in history or present..</text:span>"</text:p>
      <text:p text:style-name="P78">Ash : "yeah,she told me about it,she was astonished too at my Sinnoh Victory <text:span text:style-name="T247">and said i’ll go a long way..i also met Laura,she too blessed me and told me there’ll be no match in history or present..but professor my name and fame hasn’t helped my personal life a bit and i was foolish enough then to not uproot the poison when it had just set in..but i’m trying now and Misty was step 1..about Pikachu in Sinnoh..</text:span>.I don't know when he reached that,but i observed him for a few days,he just</text:p>
      <text:p text:style-name="P78">seemed too perceptive,and in that all out situation i somehow could connect</text:p>
      <text:p text:style-name="P78">with his nerves intricately and he executed all my plans <text:span text:style-name="T248">and even signal me what he thought would be better..it was more like a meeting than only me telling him things</text:span>,and me knowing</text:p>
      <text:p text:style-name="P78">about self heal,well you know it's a secret but i suspected something with</text:p>
      <text:p text:style-name="P78">Pikachu and just read about that level,tested it the day before final and</text:p>
      <text:p text:style-name="P78"><text:span text:style-name="T249">then what happened happened...</text:span>though the pokemon centre people told me not to push him there too</text:p>
      <text:p text:style-name="P78">many times else i'll lose him..<text:span text:style-name="T249">which i didn’t tell them that it was rather he that begged me to be pushed to that level..that was the first taste for me when pokemons themselves would come up with their own plans during battle and none still in my bunch can do it better than him</text:span>..<text:span text:style-name="T250">Professor,</text:span>th<text:span text:style-name="T250">is</text:span> hidden power <text:span text:style-name="T250">and intelligence</text:span> is the cause of his</text:p>
      <text:p text:style-name="P78">temperament isn't it?"</text:p>
      <text:p text:style-name="P78">Professor Oak : "yup,and i later only found it out <text:span text:style-name="T251">intuitively</text:span> after handing him to you,but i</text:p>
      <text:p text:style-name="P78">couldn't take him back from you,you somehow always enticed me with your</text:p>
      <text:p text:style-name="P78">sweetness <text:span text:style-name="T252">and behaviours with you Pokemons</text:span> Ash and i can now proudly say you deserved Pikachu more than</text:p>
      <text:p text:style-name="P78">anybody.."</text:p>
      <text:p text:style-name="P78">Ash(blush) : "um..thanks <text:span text:style-name="T253">P</text:span>rofessor but your words in my current mental state replaces Pikachu.."</text:p>
      <text:p text:style-name="P78">Professor Oak<text:span text:style-name="T254">(smile)</text:span> : "son,i congratulate you again for having her <text:span text:style-name="T255">and all the trouble was that the marriage you talked about,why this 17 year due eventual didn’t take place exactly then(laugh,Ash smiles and blush)..i’m very happy Ash for you and Misty that finally you’ve come together,</text:span>but she also has</text:p>
      <text:p text:style-name="P78">her Golduck and Gyarados..they are unique.."</text:p>
      <text:p text:style-name="P78">Ash : "umm..thanks professor,and yes,she knows about Golduck and certainly</text:p>
      <text:p text:style-name="P78">can manage him at that level <text:span text:style-name="T256">of communication and all </text:span>but she might have pushed a bit too hard with it</text:p>
      <text:p text:style-name="P78">in her now long gone depression and she knows it,Golduck is left at the</text:p>
      <text:p text:style-name="P78">pokemon centre there and we'll bring him here <text:span text:style-name="T257">tomorrow</text:span>...About</text:p>
      <text:p text:style-name="P78">Gyarados,you know Mist can get too excited at times and thus she is herself</text:p>
      <text:p text:style-name="P78">hesistant to push Gyarados to that level in fear of loosing her,you know the</text:p>
      <text:p text:style-name="P78"><text:soft-page-break/>Gyarados spesis they'll pick up their Masters' hidden rage first hand and first</text:p>
      <text:p text:style-name="P78">thing and may exhaust itself at the very first go beyond repair,so Mist is</text:p>
      <text:p text:style-name="P78">hesistant,but we'll manage it, don't worry and you also will get a look at</text:p>
      <text:p text:style-name="P78">her,Mist just doesn't want to part with her,she just loses it sometimes if she</text:p>
      <text:p text:style-name="P78">doesn't have Mist beside."</text:p>
      <text:p text:style-name="P78">Professors Oak : "<text:span text:style-name="T258">enough explanation son,just one more thing,t</text:span>he staff<text:span text:style-name="T258">s</text:span> I guess,Harold right..?"</text:p>
      <text:p text:style-name="P78">Ash(solemn) : "yeah well you know recent troubles regarding this lab- where</text:p>
      <text:p text:style-name="P78">people even in your field are power hungry and ego and greed and all that <text:span text:style-name="T259">are trying to jump upon you of all</text:span>...he</text:p>
      <text:p text:style-name="P78">can't forget that and chews it at even this age..not me..my sources..you know</text:p>
      <text:p text:style-name="P78">my activities <text:span text:style-name="T260">from Lance</text:span>..</text:p>
      <text:p text:style-name="P78">Professor Oak(smile) : "Ash,enough said...I know who you are and that's</text:p>
      <text:p text:style-name="P78">enough for me..it's much late now,sorry for holding you here this long you</text:p>
      <text:p text:style-name="P78">better go,see you tomorrow son"</text:p>
      <text:p text:style-name="P91">Ash(solemn) : “but professor i actually also came to know that all of them knows...”</text:p>
      <text:p text:style-name="P91">Professor Oak(smile) : “<text:span text:style-name="T261">Dark Night starring Ganger?”</text:span></text:p>
      <text:p text:style-name="P92">Ash(solemn) : “<text:span text:style-name="T262">i told Sabrina that i needed the most powerful one,was a Gastlie but 3 days with me evolves into Ganger...barring my mom i just turned on anyone else and yeah i knew sometimes may be i’ll say those cause that was my ultimate point of infighting and had to extract that out from all of them by hypnotism after meeting Professor Kirk..Professor i myself have no idea what level i have but i just don’t care and want to know..i never did a thing to sabotage anyone so i had to be sure that day that no staffs were there and they knew it themselves even if they forgot at that moment..nothing went outside and this i wouldn’t have allowed anyway..my separation made made me insane and thus i did what i did..”</text:span></text:p>
      <text:p text:style-name="P93">Professor Oak(smile) : “Ash,it’s ok..you know me as well..you didn’t see your gradma and she was exactly my like..we just joked it aside the day we settled it between ourselves..Gary and Tracy had to face those high authorities and they you know being they did what they’re now getting most used to be doing and yeah they know means my two little grand daughters know as well..so yeah they did..you went to Kirk just for the direct confirmation i realize and Ash,that’s enough to prove who you are in soul..ever the Ketchums..(patting Ash)..”</text:p>
      <text:p text:style-name="P78">Ash : "<text:span text:style-name="T263">um..thanks for the compliment professor i’m just i can say sorry for that again but with regards to my now reach i’ll try to tackle the egos there as well i just wanted my root back..</text:span>"</text:p>
      <text:p text:style-name="P94">Professor Oak “ “Ash,i know what you’re thinking but please just don’t mingle much into it,these rubbishes just going to strain a playfull man like you all the more...they are what they are,Oak Labs will not care for anyone who thinks they have much power..it’s alright..but it’s much late..just go back,enjoy..”</text:p>
      <text:p text:style-name="P94">Ash(smile) : “thanks professor and yes thanks again..”</text:p>
      <text:p text:style-name="P78">.....(wakes and calls Tracy Up via Ganger)</text:p>
      <text:p text:style-name="P78">Tracy<text:span text:style-name="T264">(flustered)</text:span> : "Ash,i just.."</text:p>
      <text:p text:style-name="P78">Ash<text:span text:style-name="T264">(shivering)</text:span> : "it was good you weren't there Trace,i couldn't have ever forgiven myself</text:p>
      <text:p text:style-name="P78">if i lost you and i would've.."</text:p>
      <text:p text:style-name="P78">Tracy : " Ash,i told <text:span text:style-name="T264">you</text:span> i know you for 1<text:span text:style-name="T264">5</text:span> years,what happened,you</text:p>
      <text:p text:style-name="P78">tell me and that's all.No,i knew that you two had to be together <text:span text:style-name="T265">and i just then realized no matter what you said later,you did me the biggest favour..</text:span>but <text:span text:style-name="T266">now..</text:span>why drag</text:p>
      <text:p text:style-name="P78">all in?"</text:p>
      <text:p text:style-name="P78">Ash : "to know how far she can walk with me? what or Trace..i can't imagine i</text:p>
      <text:p text:style-name="P78">would..”</text:p>
      <text:p text:style-name="P78">Tracy : "i realize Ash,but we'll always be your friends and we may not be Misty</text:p>
      <text:p text:style-name="P78">but you'll have us right behind"</text:p>
      <text:p text:style-name="P78">Ash(hugging Tracy,<text:span text:style-name="T267">tears</text:span>) : "Trace,i’<text:span text:style-name="T268">ve been a moster for 4 years</text:span>.."</text:p>
      <text:p text:style-name="P78">Tracy(hugging Ash,<text:span text:style-name="T267">shivering</text:span>) : "its ok pal,just go back to Misty,<text:span text:style-name="T269">she’s your only cure and </text:span>she's waiting"</text:p>
      <text:p text:style-name="P78"><text:soft-page-break/>Ash<text:span text:style-name="T270">(tears wipes off,shivering)</text:span> : "<text:span text:style-name="T270">thanks Trace..um..</text:span>she odered me to put the smiles back <text:span text:style-name="T271">no matter what</text:span>,i've managed all,please <text:span text:style-name="T272">you look after </text:span>Daisy,look after her and if you can <text:span text:style-name="T273">spare me</text:span>.."</text:p>
      <text:p text:style-name="P78">Tracy<text:span text:style-name="T273">(smile)</text:span> : "Ash,you already have that and always will.."</text:p>
      <text:p text:style-name="P78">Daisy<text:span text:style-name="T274">(solemn)</text:span> : "it's all right Ash..No i heard Tracy going out of the room..followed and</text:p>
      <text:p text:style-name="P78">listened.have you spoken to Lil?"</text:p>
      <text:p text:style-name="P78">Ash : "ya,but look after her ok,She and You,you hold the future now..please i</text:p>
      <text:p text:style-name="P78">shouldn't have been what i have been <text:span text:style-name="T275">for 4 years and there’s no pardon for that</text:span>..but if you <text:span text:style-name="T276">can,please spare</text:span>.."</text:p>
      <text:p text:style-name="P78">Daisy<text:span text:style-name="T277">(solemn)</text:span> : "Ash, it's alright but don't torture Misty ever again <text:span text:style-name="T278">ok?she just can’t be alive without you and you saw that yourself..</text:span>she'll <text:span text:style-name="T279">too happily </text:span>move</text:p>
      <text:p text:style-name="P78">according to your fingur movements all her life,just don't make her suffer for</text:p>
      <text:p text:style-name="P78">that"</text:p>
      <text:p text:style-name="P78">Ash<text:span text:style-name="T280">(solemn)</text:span> : "Daisy,just like you <text:span text:style-name="T281">have Tracy</text:span> and Lillie <text:span text:style-name="T281">has Gary</text:span>,Misty is in safe hands i give you my</text:p>
      <text:p text:style-name="P78">words,only better days ahead"</text:p>
      <text:p text:style-name="P78">Daisy : "go back ok,and tell her to sleep well,'night"</text:p>
      <text:p text:style-name="P78">Ash : "Goodnight Daisy and Tracy you too"</text:p>
      <text:p text:style-name="P78">Tracy : "yeah Ash and Pick up the Picture tomorrow afternoon ok?"</text:p>
      <text:p text:style-name="P78">Ash : "Tracy,thanks man,thanks,<text:span text:style-name="T282">no rush..</text:span>but i've a question"</text:p>
      <text:p text:style-name="P78">Tracy : "what?"</text:p>
      <text:p text:style-name="P78">Ash : "the 5 weeks.."</text:p>
      <text:p text:style-name="P78">Tracy(<text:span text:style-name="T282">laugh</text:span>) : "your grandsons will plead with me then only i may help to</text:p>
      <text:p text:style-name="P78">extend that,just return,by-the-way,you spoke with Brock?"</text:p>
      <text:p text:style-name="P78">Ash : "thanks for the compliment Trace,and no,i owe him big time,but i'm just</text:p>
      <text:p text:style-name="P78">too tired today and it won't be nice if i suddenly appear today.."</text:p>
      <text:p text:style-name="P78">Tracy : "Ash,i in the mess you created couldn't call Brock <text:span text:style-name="T283">or even Cilan..</text:span>I don't</text:p>
      <text:p text:style-name="P78">know but,you can go and no <text:span text:style-name="T284">Violet</text:span> won't mind <text:span text:style-name="T284">either,</text:span>they'll be pleased"</text:p>
      <text:p text:style-name="P78">Ash(smile and <text:span text:style-name="T285">h</text:span>ugging Tracy) : "thanks for the encouragement Trace,may be</text:p>
      <text:p text:style-name="P78">i should take Mist with me tomorrow morning or may be she already has</text:p>
      <text:p text:style-name="P78">called him, anyway i'll see him thanks"</text:p>
      <text:p text:style-name="P95">Tracy(solemn) : “but finally Ash,that thing you gave..”</text:p>
      <text:p text:style-name="P95">Ash(solemn) : “yeah was telling Gary...<text:span text:style-name="T286">3</text:span> months <text:span text:style-name="T287">or so</text:span> since the day Daisy had that skirmish first with Mist then couldn’t keep to herself here and Mist only went overboard with that as you know her character...got them from her room,confirmed at Safforn,today took her there on Charizard first thing after patch up had a dinner came back was sitting when you met us..(smile)..<text:span text:style-name="T288">Trace you know the our cures don’t you..”</text:span></text:p>
      <text:p text:style-name="P78">Tracy (smile) : "<text:span text:style-name="T288">just </text:span>Goodnight Ash,don't be late <text:span text:style-name="T288">for your double doeses</text:span>"</text:p>
      <text:p text:style-name="P78">Ash(smile) : "night".</text:p>
      <text:p text:style-name="P78">.......(meanwhile Misty calls Brock <text:span text:style-name="T289">just after Ash has left</text:span>)...</text:p>
      <text:p text:style-name="P78">Brock : "hellow,Misty!<text:span text:style-name="T290">How are you?Viol told me,that..</text:span></text:p>
      <text:p text:style-name="P96">Misty : “Brock,please,nobody knows Ash better than you and i assure you He’s that same Ash as ever <text:span text:style-name="T291">as you met first</text:span>..no i’m fine,i ‘ve decided to get engaged <text:span text:style-name="T292">to</text:span> him on my own choice<text:span text:style-name="T293">s</text:span> and terms and he didn’t force or threaten me to..he himself was torn apart inside <text:span text:style-name="T294">may be way more than me myself</text:span> and i just gave him a chance..please..if you can spare him a thought and yes Viol called me first,you know her,she’s on the way home..just keep safe..</text:p>
      <text:p text:style-name="P96">Brock(solemn) : “yeah,i’ll see Viol..and congratulations Misty but stay safe and keep your eyes open,that’s all i’<text:span text:style-name="T295">m saying..</text:span>.”</text:p>
      <text:p text:style-name="P96">Misty : “thanks Brock,i will and just take care of Viol and don’t <text:span text:style-name="T296">let her call us</text:span>,i told you what i had to,Viol <text:span text:style-name="T297">will get</text:span> onto Ash’s nerves and you know the rest..Ash was on the verge of lunacy himself <text:span text:style-name="T298">just his natural sweetness has kept him sane</text:span>..<text:span text:style-name="T299">please...just take care as soon as we meet we’ll do the rest..”</text:span></text:p>
      <text:p text:style-name="P97">Brock : “yeah,Misty,<text:span text:style-name="T300">got you and </text:span>just take care..’Night”..</text:p>
      <text:p text:style-name="P96"><text:soft-page-break/>...............................</text:p>
      <text:p text:style-name="P97">Delia(concerned) : “um Misty,Ash..”</text:p>
      <text:p text:style-name="P97">Misty : “it’s ok mo..um..”</text:p>
      <text:p text:style-name="P97">Delia(smile) : “mom.that’s all(hugs Misty,Misty blushes and beams)..”</text:p>
      <text:p text:style-name="P97">Misty(smile) :”thanks mom,yeah,<text:span text:style-name="T301">he’s out to appolozize to all and told me might be late cause has some issues in the farm and his you know stuffs,he’s a sought after man now everywhere especially for covert things..”</text:span></text:p>
      <text:p text:style-name="P98">Delia(tendering Misty) : “um..yeah,i know but you know as well Mist,that’s how his dad went and th<text:span text:style-name="T302">e</text:span>n all this..i just don’t like it..he wasn’t home for 4 years always not interested,barely talked about himself even was very harsh and rude to me..so much..but i only hoped that <text:span text:style-name="T303">he’s ok cause his honesty never left him but today after i got the news via Gary that Ash hasn’t behaved well with Professor Oak of all..really i was scared to death..”</text:span></text:p>
      <text:p text:style-name="P99">Misty : “no mom,it’s just that..um..he just never came into terms with our bearkup and was always agitated plus all the things he has done..he wasn’t just balanced sometimes did get too agitated..but he’s well now..”</text:p>
      <text:p text:style-name="P99">Delia(smile) : “yeah and now he has my little doll as well(Misty giggles and blushes)...Ash just was hiding his pain from th break-up and only when he came back here 2 weeks back did i realize it..i saw in TV Mist,what he did with you and gym..i just didn’t know what has got to him..anyhow,my little doll(smiles at Misty)..you’ve yourself been in a very difficult situation and mental state..how are you now?”</text:p>
      <text:p text:style-name="P99">Misty(<text:span text:style-name="T304">smile</text:span>) : “i’m ok mom..i just never came to agreement with that break up either and then the Gym and <text:span text:style-name="T305">show and all</text:span> that..i just was severely depressed but now i’m ok..Ash himself cured me..and all”</text:p>
      <text:p text:style-name="P99">Delia(smile) : “i’m so happy to have you back Mist as well,i just couldn’t believe myself then either..but only good days are ahead now..but(smile)..where did he take you?”</text:p>
      <text:p text:style-name="P99">Misty(blush,smile) : “um..Safforn...on his Charizard..it..<text:span text:style-name="T306">um..it </text:span>was good..(blushes)..”</text:p>
      <text:p text:style-name="P99">Delia(smile) : “i see,that’s just the beginning(Misty blushes and sm<text:span text:style-name="T307">i</text:span>les)...<text:span text:style-name="T308">anyhow Mist,you must be tired now and you do look very much so...lets go prepare the beds..he’ll be late i’ve realized just come on and have something..by-the-way Mist,you’re in the Hall of Fame too i heard..”</text:span></text:p>
      <text:p text:style-name="P96"><text:s/><text:span text:style-name="T109">.....(Ash returns,12:30 AM)...</text:span></text:p>
      <text:p text:style-name="P78">Ash : "Ah!food,food,<text:span text:style-name="T309">the brats at resturant always cheats(Misty and Delia laughs)..</text:span>Mime have you eaten my food up as well?"</text:p>
      <text:p text:style-name="P78">Mr Mime : <text:span text:style-name="T310">&lt;you’re too late&gt;</text:span></text:p>
      <text:p text:style-name="P78">Ash(trying to wrestle Mr Mime) : "i show you..you cl.."</text:p>
      <text:p text:style-name="P78">Delia<text:span text:style-name="T311">(frown,Misty laughs)</text:span> : "Ash leave her <text:span text:style-name="T312">alone</text:span>"</text:p>
      <text:p text:style-name="P78">Ash<text:span text:style-name="T311">(frown,whinning)</text:span> : "she always eats my foods,<text:span text:style-name="T311">mess my things up,doesn’t open the door quickly when i come back,conspire with my bunch to sabotage my sleep(both Delia and Misty brusts into laughter)...</text:span>Mime,i'm your actual master,you know that"</text:p>
      <text:p text:style-name="P78">Mime : <text:span text:style-name="T311">&lt;you caught me,mom brought me up&gt;</text:span></text:p>
      <text:p text:style-name="P78">Ash : "and she taught you this?i'll show you,<text:span text:style-name="T313">you..</text:span>Ganger,Gerninja,Pikachu"</text:p>
      <text:p text:style-name="P100">(Delia and Misty brusts into laughter)</text:p>
      <text:p text:style-name="P78">(all joins Mime)</text:p>
      <text:p text:style-name="P78">Ash : "so i'm the devil's favourite villian then universally accepted? really Ash</text:p>
      <text:p text:style-name="P78">Ketchum,your luck has turned"</text:p>
      <text:p text:style-name="P78">(after Ash goes to change and refresh)</text:p>
      <text:p text:style-name="P78">Delia<text:span text:style-name="T314">(smile)</text:span> : "<text:span text:style-name="T315">Pokemon Master</text:span> or alleged Playboy,with his pokemon ever the little</text:p>
      <text:p text:style-name="P78">baby,that nature is his true self, that's my real Ash and that hasn't been</text:p>
      <text:p text:style-name="P78">remotely tainted,i'm overjoyed"</text:p>
      <text:p text:style-name="P78">Misty(smile) : "yes mom,he's true nature indeed is exactly like that,and he</text:p>
      <text:p text:style-name="P78">shall be like that always"</text:p>
      <text:p text:style-name="P78">Delia<text:span text:style-name="T314">(smile)</text:span> : "seeing my Ash with his pokemons, it's just the most beautiful thing</text:p>
      <text:p text:style-name="P78">and now i've got you as the crown jewel on top,Little doll"</text:p>
      <text:p text:style-name="P78"><text:soft-page-break/>Misty(blush) : "thanks mom,i'm all too happy".</text:p>
      <text:p text:style-name="P78">Delia Ketchum<text:span text:style-name="T314">(smile,hugging Misty)</text:span> : "Mist,i'm so happy to have you two back,Ash hasn't been</text:p>
      <text:p text:style-name="P78">home the last <text:span text:style-name="T316">4</text:span> years,always bit unmindful,i'm so happy to have him back to</text:p>
      <text:p text:style-name="P78">his own self as is Mimey and we all have you,really it's so wonderful"</text:p>
      <text:p text:style-name="P78">Misty(smile,<text:span text:style-name="T317">hugging Delia</text:span>) : "mom,only better days ahead it will be,and i'm ecstatic myself</text:p>
      <text:p text:style-name="P78">that i'm officially now part of the Ketchum Family"</text:p>
      <text:p text:style-name="P78">Delia : "you know with all these I just feared i lost Ash because simply that he</text:p>
      <text:p text:style-name="P78">created a grave trouble at the Lab,i just couldn't believe myself and despite all</text:p>
      <text:p text:style-name="P78">what i heard and his elusiveness,today i really was scared that i've lost Ash.."</text:p>
      <text:p text:style-name="P78">Misty(smile) : "mom,he's been a bit stressed,that's all,he needs rest and</text:p>
      <text:p text:style-name="P78">closure and he's getting that, don't worry"</text:p>
      <text:p text:style-name="P78">Delia(smile) : "no i don't,now that you're with us as well,i absolutely don't"</text:p>
      <text:p text:style-name="P78">Misty(smile) : "thanks Mom"...</text:p>
      <text:p text:style-name="P78">..(night at room)...</text:p>
      <text:p text:style-name="P78">Ash(relief) : "Ah,finally i get to.."</text:p>
      <text:p text:style-name="P78">Misty(smirk) : "not so fast dear.."</text:p>
      <text:p text:style-name="P78">Ash(frown) : "what?<text:span text:style-name="T318">i cant fondle my flower all i want?(Misty brusts into laughter)</text:span>"</text:p>
      <text:p text:style-name="P78">Misty(smile) : "i want the few things you promised me.."</text:p>
      <text:p text:style-name="P78">Ash(frown) : "blackmailing hey,anyhow Order Please(smile)"</text:p>
      <text:p text:style-name="P78">Misty(smile) : "i may want to revive the Sensational Sisters"</text:p>
      <text:p text:style-name="P78">Ash(grim) : "the gym itself isn't enough?"</text:p>
      <text:p text:style-name="P78">Misty(laugh) : "not as you're looking after it"</text:p>
      <text:p text:style-name="P78">Ash(scowl) : "never in my infinite lives will i.."</text:p>
      <text:p text:style-name="P78">Misty(laugh) : "bear with random strangers and appease them with badges</text:p>
      <text:p text:style-name="P78">even if they're not good enough?"</text:p>
      <text:p text:style-name="P78">Ash(disappointed) : "hey,i always atleast put up a fight..and i was well</text:p>
      <text:p text:style-name="P78">mannered and i was.."</text:p>
      <text:p text:style-name="P78">Misty(<text:span text:style-name="T319">smiling,</text:span>cajoling Ash's cheeks) : "Ash Ketchum,Pokemon Master,<text:span text:style-name="T320">Hall of Fame all of his own</text:span>.why don't you want me back to the shows then?"</text:p>
      <text:p text:style-name="P78">Ash(grim) : "if only i'm allowed to manage you,then i may consider it"</text:p>
      <text:p text:style-name="P78">Misty(smile) : "that means.."</text:p>
      <text:p text:style-name="P78">Ash(irritated) : "none gets to interview you,no autographs,no photoes,no</text:p>
      <text:p text:style-name="P78">publicity,no travel,inside the gym only,brief shows,high ticket price,limited</text:p>
      <text:p text:style-name="P78">seats.."</text:p>
      <text:p text:style-name="P78">Misty(brusts into laughter) : "men not allowed?"</text:p>
      <text:p text:style-name="P78">Ash(frown) : "exactly and neither unmarried women,only those with children</text:p>
      <text:p text:style-name="P78">allowed that too only girl childs upto 8 years"</text:p>
      <text:p text:style-name="P78">Misty(laughing) : "and you expect the business to run beyond the first show?"</text:p>
      <text:p text:style-name="P78">Ash(<text:span text:style-name="T321">irritated</text:span>) : "<text:span text:style-name="T321">i don’t care,in the gym none can look at my flower except ME(Misty brusts into laughter,Ash also laughs and hugs Misty firmly)...hum..my flower is all mine and that’s it..i’ll adore my flower,fondle my flower,cherish my flower,nourish my flower all 24/7 in the gym..(Misty brusts into laughter)..(frown)..why what’s wrong?(whinning)i want my flower all the time that’s all..</text:span>"</text:p>
      <text:p text:style-name="P101">Misty(smirk,hugging Ash firmly) : “sweetness turns bitter if tasted too much”(brusts into laughter,Ash scowls and frowns and tenders Misty’s cheeks and hair)..who said that sweety(laughs)..?”</text:p>
      <text:p text:style-name="P101">Ash(irritated) : “no,whoever said,my flower is eternally sweet(Misty laughs)..(frown,angry)..why don’t those <text:span text:style-name="T322">h.. b.</text:span>. <text:span text:style-name="T323">just..</text:span>”</text:p>
      <text:p text:style-name="P78">Misty(frown) : "Ash! what is it with you dear,you never used to say these</text:p>
      <text:p text:style-name="P78">things no matter what."</text:p>
      <text:p text:style-name="P78">Ash(disappointed) : "na long separation(hugging Misty),Mist just don't leave</text:p>
      <text:p text:style-name="P78">me for even a day"</text:p>
      <text:p text:style-name="P78">Misty(hugging Ash) : "Ash you don't have to be so cruel on the fans,we had to</text:p>
      <text:p text:style-name="P78"><text:soft-page-break/>abruptly close<text:span text:style-name="T324">d</text:span> it down and i just want to relax and enjoy"</text:p>
      <text:p text:style-name="P78">Ash : "it's not about them Mist,I don't want to see you overworking and have a</text:p>
      <text:p text:style-name="P78">schedule that engages you so much that i can't spend time with you,yes i've</text:p>
      <text:p text:style-name="P78">travelled all over the world leaving you behind <text:span text:style-name="T325">like a f..(Misty frowns)..whatever..i left you here and went to utter selfishness</text:span> and i regret that,but i don't</text:p>
      <text:p text:style-name="P78">demand much,atleast for the next two weeks in Orange.."</text:p>
      <text:p text:style-name="P78">Misty : "Ash,the past is past,please you said it yourself.and no I won't</text:p>
      <text:p text:style-name="P78">overwork and i don't want you to be away from me for a moment now as</text:p>
      <text:p text:style-name="P78">well,but it's just that you know,i like to be engaged and energetic always.that's</text:p>
      <text:p text:style-name="P78">all"</text:p>
      <text:p text:style-name="P78">Ash : "yes Mist,but you know i'm just a bit tired and just want to be with you</text:p>
      <text:p text:style-name="P78">which i've never been able to for so so many years infact since Jhoto, it's just</text:p>
      <text:p text:style-name="P78">been 1<text:span text:style-name="T326">2</text:span> years that i've passed more than <text:span text:style-name="T326">15</text:span> days together with you,and i just</text:p>
      <text:p text:style-name="P78">want to rest and be with you <text:span text:style-name="T327">all the time like your shadow..(Misty giggles and tenders Ash’s cheeks</text:span>.."</text:p>
      <text:p text:style-name="P78">Misty(smiling) : "you're doing exactly that Ash,don't worry,but.."</text:p>
      <text:p text:style-name="P78">Ash(grim) : "what is it Mist?i know what you had to go throu.."</text:p>
      <text:p text:style-name="P78">Misty(hugging Ash) : "no, nothing about that,Ash that we're done with,never</text:p>
      <text:p text:style-name="P78">bring that up again,promise me?"</text:p>
      <text:p text:style-name="P78">Ash(hugging Misty,smiling) : "it's just DONE."</text:p>
      <text:p text:style-name="P78">Misty(smiling) : "right.but you know you've taken a huge toll yourself and</text:p>
      <text:p text:style-name="P78">mom confirmed that,i just want to polish every little strain off from my</text:p>
      <text:p text:style-name="P78">diamond.."</text:p>
      <text:p text:style-name="P78">Ash(smile) : "say what you were saying"</text:p>
      <text:p text:style-name="P78">Misty : "i wanted to know how many feathers you've ruffled to get to me and</text:p>
      <text:p text:style-name="P78">that has left you so torn apart inside..No,take your months,but just that</text:p>
      <text:p text:style-name="P78">among out close friends,this much would do for me now."</text:p>
      <text:p text:style-name="P78">Ash(bit disappointed) : "um..ya,we have to tell each other some huge novels</text:p>
      <text:p text:style-name="P78">but well about close friends,see i just switched my contacts and smiles off</text:p>
      <text:p text:style-name="P78">from some people that did it,rest i didn't bother,Cilan and Iris did take a bit of</text:p>
      <text:p text:style-name="P78">a shock but that's only as they were in Unova and Cilan,ya i did ruffle that</text:p>
      <text:p text:style-name="P78">feather <text:span text:style-name="T328">but he went to Sinnoh Elite4 and sort of wanted a few things that i also wanted..we’re being professional very much now so it’s ok..Iris totally off..Cilan has been very professional since then with me and we do have some contact..</text:span>Brock,<text:span text:style-name="T329">Trace..well i’ve already patched up with Trace..</text:span>and no none else,Dawn,Iris,Clemont,Max it was all about the</text:p>
      <text:p text:style-name="P78">contacts and you've seen Serena,<text:span text:style-name="T329">who i’ve got no contacts with just calls Professor Oak sometimes and that’s it</text:span>..May,well that's for another day"</text:p>
      <text:p text:style-name="P78">Misty<text:span text:style-name="T329">(scowl)</text:span> : "you didn't ever spare your little sis too?"</text:p>
      <text:p text:style-name="P78">Ash(dissapointed) : "um..no but not as much as you're thinking,<text:span text:style-name="T329">i just mouthed her off on her 1</text:span><text:span text:style-name="T330">st</text:span><text:span text:style-name="T329"> anniversary as it was the day after Serena fiasco and that hi!big bro!..that sound just made me mad..i’m only sorry but i didn’t care</text:span>..besides i heard she did keep contacts with you.."</text:p>
      <text:p text:style-name="P78">Misty : "yes she did,Ash,you have to get rid of these habits if you already</text:p>
      <text:p text:style-name="P78">haven't-if you can by your dark pokemons make people a bit psychologically</text:p>
      <text:p text:style-name="P78">vulnerable then can push it by trash talking,you can hypnotize people and</text:p>
      <text:p text:style-name="P78">know their secrets and you also can create similar figures to fool people and</text:p>
      <text:p text:style-name="P78">pokemon and most importantly i suspect you being a pokemon trainer all</text:p>
      <text:p text:style-name="P78">your life can hold sway over just about any pokemon as well as create</text:p>
      <text:p text:style-name="P78">multiple instances of your pokemons and use them according to your</text:p>
      <text:p text:style-name="P78">will.Ash,i've seen Noivern well and i myself have Golduck as you've seen him</text:p>
      <text:p text:style-name="P78">youself,i know very well what you've been upto,i just tried my hands at this as</text:p>
      <text:p text:style-name="P78">well but just not upon everyone.."</text:p>
      <text:p text:style-name="P78"><text:soft-page-break/>Ash(dissapointed,<text:span text:style-name="T335">hugging Misty firmly</text:span>) : “<text:span text:style-name="T336">Mist i’m sorry but you still have no idea what i actually can do as i myself don’t...you can gold sway over water pokemons at will but not on many as you’re not of my temperement..the trash talking requires dark gang to throw upon me just what they’re holding onto..about those illusions i just never bothered but i surely can and i’m completely immune from those...i can hold sway over anyone unless they are very devoted to their master and there masters themselvs are like you but the relationship must be special..like i cant hold sway over Dwegong cause he’s gym leading pokemon and he will never budge..etc..i never bothered about my powers it is always about fun and that’s me till this body falls...you can do multiple instance creation and tried your hand at mind reading but was so depressed you just couldn’t progress..and please Mist,i’m telling you never try exactly that..that’s the path to hell..i’ll not be able to get my sweet flower back from there if she pushes too hard and can’t be sane..separation from body is as you know the ghosts did to me very first day at Safforn and yeah Ganger does that at will and i can do it too..but i won’t go to see whoose in bed with who..um..sorry..but that’s not the case..i just don’t care about those namecalled(Misty laughs) powers at all they make no sense cause they’re absolutely insignificant to my trash talking and all that..i’m totally immune as i carry myself like that and all...i just want to be souled with my bunch and they do what they do it’s funs and games..and my sweet flower should never get mingled with f.. psychic powers cause a h.. b.. like me..”</text:span></text:p>
      <text:p text:style-name="P102">Misty(frown,scowl) : “Ash,just shut up,i’m your wife”</text:p>
      <text:p text:style-name="P102">Ash(whinning,<text:span text:style-name="T337">hugging Misty firmly</text:span>) : “no my sweet flower should only play around with me <text:span text:style-name="T338">and pokemons</text:span> and gym battle if she wants..those..anyway,please Mist,never push yourself too much...<text:span text:style-name="T339">if it comes naturally all fine...just don’t try to get them that’s all i never did and i know i would’ve been just dishonest with myself and my pokemons and i probably have every bit of those powers but they’re just a trap like a mirage..once one is in,that’s it..my sweet flower can get a little angry as i know her and those dumb bufoons will pester her for badges..but don’t harm yourself Mist,please..i’ll take care of anyone that you want..and you don’t need to discuss anything you attain with me unless you feel so cause i’m no authority it’s so natural to me and i’ll know your states naturally..but i don’t want to hear those nasty things that’ll harm my flower...i just have them and don’t care a fig,that’s all..but my sweety is the once only any pokemon type gym leader and will be exactly like me and better if she’s already not cause i tortured her(Misty frowns)..anyway,i’m so happy for my sweet sweet Mist flower in anything...Mist,you just be youself which is sweet sweet Mist(tendering Misty’s cheeks)..</text:span>ok,promise?”</text:p>
      <text:p text:style-name="P78">Misty(smile,<text:span text:style-name="T335">hugging Ash,tendering his cheeks and hair</text:span>) : "right,i got you <text:span text:style-name="T335">and it’s a promise</text:span>.<text:span text:style-name="T335">but</text:span> anything else you want to say about your adventures with some illegal gadgets,the illegal bit?"</text:p>
      <text:p text:style-name="P78">Ash(smile) : "how i transmitted that chorus to everyone in such a big gym with</text:p>
      <text:p text:style-name="P78">varied pokemons? no that i um.. kinda managed from the Professor Kukui's</text:p>
      <text:p text:style-name="P78">Lab,Professor Oak knows it, it's alright(hugging Misty)Mist,i need you to heal</text:p>
      <text:p text:style-name="P78">myself,please st.."</text:p>
      <text:p text:style-name="P78">Misty(hugging and cajoling Ash) : "Ash, you've got me all the time and you</text:p>
      <text:p text:style-name="P78">know it.enough answers dear we should now give it a rest"</text:p>
      <text:p text:style-name="P78">Ash : "yeah,but now you've got me going,i tell you the main things"</text:p>
      <text:p text:style-name="P78">Misty(smile) : "take your time Ash."</text:p>
      <text:p text:style-name="P78">Ash(smile) : "why,can't i just keep gazing at you a bit longer?i've never had the</text:p>
      <text:p text:style-name="P78">opportunity since.."</text:p>
      <text:p text:style-name="P78">Misty(smirk) : "gazing,hum?long lost habit,but carry on,i want the</text:p>
      <text:p text:style-name="P78">same,though i had ample time to do that"</text:p>
      <text:p text:style-name="P78">Ash(smile) : "that's at best exclusive recordings of events,"</text:p>
      <text:p text:style-name="P78">Misty(smile,cajoling Ash's cheeks) : "right.<text:span text:style-name="T340">but Ash,you truely are a living legend once only..you’re just so much attuned with any pokemons...</text:span>"</text:p>
      <text:p text:style-name="P103">Ash(smile) : “i’m all my flower..(hugging Misty very firmly)...as you said Mist..’just you’..”</text:p>
      <text:p text:style-name="P103">Misty(smile,hugging Ash,patting his back) : “right my bee i’ll also fondle you all the time...but what about team rocket and all their stuffs..?”</text:p>
      <text:p text:style-name="P78"><text:soft-page-break/>Ash : "yeah this is one,team rocket obviously used some restricted stones</text:p>
      <text:p text:style-name="P78">and evolution methods,those i know and their gadgets to hold control over</text:p>
      <text:p text:style-name="P78">pokemons,i can only do upto which my 3 buddies like to and they decide the</text:p>
      <text:p text:style-name="P78">theme and it's always about fun,they never hurt any pokemons <text:span text:style-name="T341">and i just stand there and play with them don’t do anything else..</text:span>"</text:p>
      <text:p text:style-name="P78">Misty : "yeah right.but Ash that's a legal move in battles why have they made it</text:p>
      <text:p text:style-name="P78">illegal?"</text:p>
      <text:p text:style-name="P78">Ash : "um..right it's only legal upto a certain level as well for the trainer and</text:p>
      <text:p text:style-name="P78">they are checked before whether they've crossed it or not,me and my bunch</text:p>
      <text:p text:style-name="P78">rather now never can use it in battle as we've long crossed that level and it's a</text:p>
      <text:p text:style-name="P78">disadvantage rather though many of my pokemons are psychologically</text:p>
      <text:p text:style-name="P78">supreme so rather immune to it from others but still..besides Ganger never</text:p>
      <text:p text:style-name="P78">crossed the level that day in Kalos though if i pushed him he would've easily</text:p>
      <text:p text:style-name="P78">done that,you see Mist,this is what i'm telling you,they check you pokemon</text:p>
      <text:p text:style-name="P78">and you,they still won't know what you actually can do,it's a fine line, you've i</text:p>
      <text:p text:style-name="P78">guess got a glimpse of my calmness over my nerves and sudden outbrusts-i</text:p>
      <text:p text:style-name="P78">myself had to prepare myself like this to hold the strain,i was in constant</text:p>
      <text:p text:style-name="P78">search to be attuned to my pokmons so that i know every bit of them..and from my level it's just all too easy,but fortunately i've been born as i'm, I can't</text:p>
      <text:p text:style-name="P78">do illegal things,at my level they shouldn't have allowed me in Kalos i</text:p>
      <text:p text:style-name="P78">guess,cause i already had reached the Hall of Fame's top most level in terms</text:p>
      <text:p text:style-name="P78">of Mastery over Pokemons,but i just wanted to be distracted so i still formally</text:p>
      <text:p text:style-name="P78">competed and <text:span text:style-name="T342">yeah i know who i’m..that’s i’m just my flower(Misty giggles)..but these dumb bufoons think Ash Ketchum is and once only pest and</text:span> thats why they're so desperate so get me into the hall of</text:p>
      <text:p text:style-name="P78">fame so that they can put a lease on me to make sure i don't create another</text:p>
      <text:p text:style-name="P78">team rocket.you by now might've guessed i should've used <text:span text:style-name="T343">my powers</text:span> before then</text:p>
      <text:p text:style-name="P78">those two <text:span text:style-name="T344">s..(Misty Frowns) </text:span>incidents wouldn't have happened for which i now always have</text:p>
      <text:p text:style-name="P78">regrets,but really i can't be suspicious all the time,i'll go absolutely mad and</text:p>
      <text:p text:style-name="P78">i..."</text:p>
      <text:p text:style-name="P78">Misty(smile) : "enough Ash.i wasn't a saint myself with regard to this</text:p>
      <text:p text:style-name="P78">attunement either,i could do many things things with Golduck and i did but</text:p>
      <text:p text:style-name="P78">what you've done is exactly the opposite of my path,though we both wanted</text:p>
      <text:p text:style-name="P78">the same thing and was doing the same thing just in different forms to get to</text:p>
      <text:p text:style-name="P78">the same goal-i wanted a completely thoughtless state with regards to people</text:p>
      <text:p text:style-name="P78">and forget you,you wanted a complete thoughtfull state with regard to people</text:p>
      <text:p text:style-name="P78">and be with me all time,basically i saw Ash in all and tried to erase him,you</text:p>
      <text:p text:style-name="P78">wanted to see Misty in them and tried to erase them..i never got my Ash</text:p>
      <text:p text:style-name="P78">removed,you never found your Misty either.I'm so happy that you got your</text:p>
      <text:p text:style-name="P78">breakthrough and we both were lifted from our agony(hugging Ash)really</text:p>
      <text:p text:style-name="P78">dear,one soul one body"</text:p>
      <text:p text:style-name="P78">Ash(hugging Misty,tears) : "precisely.but Mist,i never did anything to harm</text:p>
      <text:p text:style-name="P78">anyone or get any unfair advantage and i did trick a few but that's only to</text:p>
      <text:p text:style-name="P78">extract some informations which never would harm them and if possible i</text:p>
      <text:p text:style-name="P78">explained myself to them,and just forget everyone...<text:span text:style-name="T345">as i said i just never care i want to have fun and if possible help every being in the world..i don’t know what my powers are neither do i ever want to..i just want to play around with my pokemons and all being in total..</text:span>.<text:span text:style-name="T345">Mist,i’m killing myself that i could say those words to you..Mist,i’m so sorry..i called you names..just know apart from you and mom that’s exactly my worldview if they pester me..you’re you and that’s me...but(suddenly lets go Misty off the hug as if remember something some pungent memory)..um.. Misty..i..</text:span>i never tried anything on you..Mist<text:span text:style-name="T346">y</text:span>,if you <text:span text:style-name="T346">think you.</text:span>..(<text:span text:style-name="T347">choking,lets go off Misty</text:span>)"</text:p>
      <text:p text:style-name="P78">Misty(hugging Ash <text:span text:style-name="T348">back</text:span>) : "Ash,i know that more than anyone else,nobody can hurt</text:p>
      <text:p text:style-name="P78"><text:soft-page-break/>another as much as you did by trash talking with any pokemons,no matter</text:p>
      <text:p text:style-name="P78">how legendary to make one weak and then just trash talk-you infact never</text:p>
      <text:p text:style-name="P78">made people weak rather made them happy with the antics that your</text:p>
      <text:p text:style-name="P78">pokemons did i guess-Ash i know you,you're not an evil monster no matter how much you try to project yourself to be at times..<text:span text:style-name="T349">you showed me my soul and my soulmate..that’s what my soulmate you could do..please,calm down..i’m only you..</text:span>"</text:p>
      <text:p text:style-name="P78">Ash(<text:span text:style-name="T350">shivering,breaking the hug</text:span>) : "<text:span text:style-name="T351">but still </text:span>Misty,<text:span text:style-name="T352">i might’ve cheat.</text:span>.."</text:p>
      <text:p text:style-name="P78">Misty(tears) : "hey wanna make me cry again?"</text:p>
      <text:p text:style-name="P78">Ash<text:span text:style-name="T353">(flustered and concerned,sorry)</text:span> : "no..um..Misty,no please..<text:span text:style-name="T354">but</text:span>.."</text:p>
      <text:p text:style-name="P78">Misty(shuddering,<text:span text:style-name="T355">tears</text:span>) : "<text:span text:style-name="T356">your wife</text:span> demand<text:span text:style-name="T356">s</text:span> you take <text:span text:style-name="T356">her</text:span> up in your arms immediately,N.."</text:p>
      <text:p text:style-name="P78">Ash(hugging Misty,<text:span text:style-name="T355">but just about lightly</text:span>) : "Misty,<text:span text:style-name="T357">i must..</text:span>"</text:p>
      <text:p text:style-name="P78">Misty(firmly <text:span text:style-name="T355">hugging Ash</text:span>,<text:span text:style-name="T355">tears</text:span>) : "<text:span text:style-name="T358">that’s not your wife’s name and you must hug your wife like your wife..</text:span>don't dare to try any stunts..."</text:p>
      <text:p text:style-name="P78">Ash<text:span text:style-name="T355">(hugging Misty very firmly and smiling,wipes off her tears)</text:span> : "thanks Mist..<text:span text:style-name="T355">i’m sorry if..</text:span>"</text:p>
      <text:p text:style-name="P78">Misty (hugging Ash <text:span text:style-name="T359">very firmly and smile</text:span>) : "Ash,i was talking about hurt because many can may be</text:p>
      <text:p text:style-name="P78">make me happier than you ever would but nobody could ever hurt me like that</text:p>
      <text:p text:style-name="P78">and still trust <text:span text:style-name="T360">or why trust but absolutely KNOW</text:span> that even if he killed me,i'll still resurrect and run back to him <text:span text:style-name="T361">again and again</text:span>-that's what you are and i'm ever yours because you hurt me the most</text:p>
      <text:p text:style-name="P78">only to see my trust in you.Ash,this only i can do to myself in the most.</text:p>
      <text:p text:style-name="P78">desperate mood<text:span text:style-name="T362">s or may be not even then cause i want my soulmate all the time you and like you</text:span>,you said youself didn't you?"</text:p>
      <text:p text:style-name="P78">Ash(sobbing) : "i'm living my life,i'm what i'm and i exist,if i don't see that in</text:p>
      <text:p text:style-name="P78">another then i know we're separate"</text:p>
      <text:p text:style-name="P78">Misty(hugging Ash) : "right Ash,someone thats not me isn't mine either,and</text:p>
      <text:p text:style-name="P78">your not that so your mine.I've only had this feeling inside,none ever could</text:p>
      <text:p text:style-name="P78">extract it except you"</text:p>
      <text:p text:style-name="P78">Ash : "similarity applies"</text:p>
      <text:p text:style-name="P78">Misty : "Ash even if you did enact that feeling in me artificially is it actually</text:p>
      <text:p text:style-name="P78">cheating or highest form of honesty?you wanted truth,hard truth that's</text:p>
      <text:p text:style-name="P78">all,even if i say these in trance,you see it won't make any sense cause more</text:p>
      <text:p text:style-name="P78">than anybody you'll know i'm lying and Ash,i myself know these this can't be</text:p>
      <text:p text:style-name="P78">achieved by deceit but by an honesty that a being is capable doing to own self</text:p>
      <text:p text:style-name="P78">only..<text:span text:style-name="T363">the feeling we have had..Ash,thats words can’t describe what to speak of deceit?..absolutely none can have those..</text:span>none would except two</text:p>
      <text:p text:style-name="P78">persons with similar souls <text:span text:style-name="T364">and that just can’t be by any outside help..it’s not describeable and so anything falls..it’s whatt it is</text:span>.Please stop crying,i've got only myself for you <text:span text:style-name="T365">and as you</text:span> and</text:p>
      <text:p text:style-name="P78">you what i mean"</text:p>
      <text:p text:style-name="P78">Ash(crying) : "Mist,i knew the only way to know your true devotion for me was</text:p>
      <text:p text:style-name="P78">to drag you through <text:span text:style-name="T366">every</text:span> hell <text:span text:style-name="T366">unimaginable</text:span> and see whether you let yourself be dragged and still</text:p>
      <text:p text:style-name="P78">be mine,Mist,i said i can kill you right now,i can't kill your devotion to me,you'll still continue it no matter how,and i know that you know exactly the same.."</text:p>
      <text:p text:style-name="P78">Misty(hugging Ash) : "right you're Ash,i'll have you with me as long as i have</text:p>
      <text:p text:style-name="P78">myself."</text:p>
      <text:p text:style-name="P78">Ash(hugging Misty) : "forever and ever i'll be yours even if i just kill you now"</text:p>
      <text:p text:style-name="P78">Misty : "i know this from my very own soul that you're being me <text:span text:style-name="T367">just </text:span>right now"</text:p>
      <text:p text:style-name="P78">Ash : "i'll send you to heaven staying at hell and hell will be heaven for me</text:p>
      <text:p text:style-name="P78">now"</text:p>
      <text:p text:style-name="P78">Misty : "from my heaven i'll drop you to hell to feel the pain of hell from now"</text:p>
      <text:p text:style-name="P78">Ash : "i'll never be able to make you happy cause we're born in different bodies</text:p>
      <text:p text:style-name="P78">now"</text:p>
      <text:p text:style-name="P78">Misty : "i'll ever be a pain unto you cause my body is different from what</text:p>
      <text:p text:style-name="P78"><text:soft-page-break/>you've right now"</text:p>
      <text:p text:style-name="P104">Ash : “i’m free from each perceptions except for you as i’m you now..”</text:p>
      <text:p text:style-name="P104">Misty : “bondage or freedom <text:span text:style-name="T368">always with</text:span> you as you’re just me this right now”</text:p>
      <text:p text:style-name="P78">Ash : "born to <text:span text:style-name="T369">reflect</text:span> me am i born as a being that you're right now"</text:p>
      <text:p text:style-name="P78">Misty : "born as separate,only to forget,i'm not being what you're right now"</text:p>
      <text:p text:style-name="P78">Ash(smile,hugging Misty) : "thanks Misty"</text:p>
      <text:p text:style-name="P78">Misty<text:span text:style-name="T370">(smile hugging Ash)</text:span> : "Ketchum."</text:p>
      <text:p text:style-name="P78">......(<text:span text:style-name="T371">7/8</text:span> minutes later)....</text:p>
      <text:p text:style-name="P78">Misty : "what about the legendary pokemons and their stuff?"</text:p>
      <text:p text:style-name="P78">Ash : "nah those f..um..excuse me really i need to check my language"</text:p>
      <text:p text:style-name="P78">Misty(concerned) : "you sure do,when irritated you always were hot tampered</text:p>
      <text:p text:style-name="P78">but now its just nasty"</text:p>
      <text:p text:style-name="P78">Ash(grim) : "um..right sorry for that,anyhow, legendary pokemons not a big</text:p>
      <text:p text:style-name="P78">deal you know its just that you can't tame them at all so better leave them"</text:p>
      <text:p text:style-name="P78">Misty : "yeah,i just wanted to know whether team rocket had some success</text:p>
      <text:p text:style-name="P78">on this one or not"</text:p>
      <text:p text:style-name="P78">Ash(smile) : "na,none can the anatomy wont allow,they succeed in catching a</text:p>
      <text:p text:style-name="P78">Arceus but with the Mewtwo they had before it just became difficult to</text:p>
      <text:p text:style-name="P78">maintain peace so they had to kill both and then they analyzed the anatomy</text:p>
      <text:p text:style-name="P78">and all that,just that it's not possible yet and even if it is,these kind of</text:p>
      <text:p text:style-name="P78">pokemons evolvs too and mutates themselves too quickly, it's better to leave</text:p>
      <text:p text:style-name="P78">them alone,they never bit anybody back so why bother,we already have</text:p>
      <text:p text:style-name="P78">enough unknows even in a <text:span text:style-name="T372">R</text:span>aticate,which you need more as your trainee pokemon then why bother about the legendaries? besides very few pokemons</text:p>
      <text:p text:style-name="P78">anyhow can reach big levels <text:span text:style-name="T373">and then even if all do,utter bufoons that pestered you for badges(Misty laughs) can’t handle even a Metapod(laugh,Misty brusts into laughter)..yeah like me(both brusts into laughter)...</text:span>otherwise everyone would've become pokemon</text:p>
      <text:p text:style-name="P78">masters and self destruct.team rocket couldn't come to terms with their own</text:p>
      <text:p text:style-name="P78">success <text:span text:style-name="T374">which was a failure in their interpretation and it was and that’s why they were team rocket and not Oak Lab..and so they self</text:span> destructed i just carried the fire to the heystack,they</text:p>
      <text:p text:style-name="P78">themselvs got destroyed as they couldn't handle the truth"</text:p>
      <text:p text:style-name="P78">Misty : "and those 3?"</text:p>
      <text:p text:style-name="P78">Ash(smile) : "um.. surprisingly they're rather close to me now and could've</text:p>
      <text:p text:style-name="P78">mingled with you the moment Mewoth <text:span text:style-name="T375">came to know that i don’t have much contacts with you-yeah they did just ask me how are my travel companions as just a courtesy and i just said so so but this exactly turned that little talking pest on</text:span>,i don't</text:p>
      <text:p text:style-name="P78">know what he understood,you know he <text:span text:style-name="T376">is</text:span> so uniquely evolved but i thought</text:p>
      <text:p text:style-name="P78">he just guessed <text:span text:style-name="T377">something and yeah James and Jesee never minded my answer nor were they interested but i don’t know what happened to this brat..he straight goes to Pikachu and pleads with him to talk about you..i don’t know what Pikachu himself realized except that we don’t talk anymore at all..he probably said the same and Meowth</text:span> was up in arms with anybody that would have a liking</text:p>
      <text:p text:style-name="P78">for me <text:span text:style-name="T377">and told James and Jesee who then were puzzled as well saying we two were always so close but they thought it might’ve been an infatuation as after jhoto they ever saw us together twice in mount moon 2 and when my sweety put her legendary Gyarados out(tenders Misty’s cheeks,Misty laughs)..</text:span>.<text:span text:style-name="T378">but then Meowth scratchs a poor girl who was staring at me just as admiration as my name was big then(both brusts into laughter)..thankully that wasn’t the courtroom(both laughs)...then James and Jesee got puzzled as well as me and Mewoth scoffs us that the brat didn’t have good intensions(both brusts into laughter)..to which i frown to him that what is it after the skirmish is brushed aside as a Mew0th rush(all brusts into laughter)..then he tells us that i don’t talk with my girlfriend anymore,which startled me that how can he guess that while a human being can’t..”</text:span></text:p>
      <text:p text:style-name="P105">Misty(wonder) : “really Ash,that’s something amusing..just wow!..”</text:p>
      <text:p text:style-name="P105"><text:soft-page-break/>Ash : “yeah absolutely,anyhow then we all press him to which he says all the female brats(Misty laughs)..um..and my sweety(smile,Misty brusts into laughter)..no i actually was saying his language(both laugh)..its twerptee(laughs,Misty brusts into laughter)...that ever travelled with me had the most chance cause i never stayed at home for long and you stayed with me longest and those two many times told him we were couples(smiles and tenders Misty,Misty giggles)..so he asks only about you to Pikachu...”</text:p>
      <text:p text:style-name="P106">Misty(laughs) : “Mewothictive..(both laughs)..” </text:p>
      <text:p text:style-name="P78"><text:span text:style-name="T379">Ash(laugh) : “exactly,and this girlfriend idea was instilled by the two and thus to Mewoth anybody that stays together like travel companion must be either a couple or sworn in enemies(both laughs)..so he tries to scratch me unless i tell my girlfriend’s name(both laugh)..i calm him down but by them James and Jesse got it and went like why you left?why i don’t speak to you?why you never joined me again my travels and so on..then they also forces me and say unless i tell them in their gratitude speech they’ll mention i’m getting married soon and will be their future’s godfather(both brusts into laughter)..so you know what was at stake and i said all right i had a girlfriend and they know her..i say this cause i couldn’t fool them of all as they knew my attitude towards girls when i was undercover in many very difficult situation..but i’ve broken up long ago,then wisdom dawns upon them that indeed it was you as they remember my behaviour with you and others(both laugh)..so they say it was you wasn’t it..i then have to say yes cause otherwise they might’ve directly dragged you in as they knew to some extent your name and all and they knew my position so it becomes a publicity stunt..oh,by-the-way they also say before this that it has to be you cause they never liked the other 3 that they knew as they were according to them too dumb to understand me(both laugh)..their gratitude for me is that i was their biggest enemy for 13 years or so and i was the one who saved them in team rocket then in many court cases cause i knew how much help they did and they truely had changed and all my comrads in the operation confirmed that and also they did me the biggest favour when they themselves confessed how i helped them in court when some tried to defame me and take away my pokemons except Pikachu trophies and licenses and Sinnoh Elite 4 only knew about the operation and Lance,other’s didn’t like it and so they were playing their dirty tricks saying i have ulterior motives which is still there till i get into the hall of fame..well all the heads are ever with me but it’s about the lower authorities which is a trouble everywhere and mostly in Kanto itself,just ever power hungry..anyhow,as soon as i say that yes they’re right,the two would make a face like it’s saying i’m dead right now and Meowth was going to do something about it all times(Misty laughs) </text:span>so,i had to plead them from not disturbing you and the <text:span text:style-name="T380">3/4</text:span> times we</text:p>
      <text:p text:style-name="P78">met in Kalos as the case was still going on,Serena was in ultimate</text:p>
      <text:p text:style-name="P78">danger..<text:span text:style-name="T381">(laugh)..they just couldn’t believe that it was possible that we could break up..they are really the biggest friends i guess(smile)..”</text:span></text:p>
      <text:p text:style-name="P107">Misty(smiles) : “enemies know you more than friends(both smile)..and <text:span text:style-name="T109">so,they ultimately did help(both laugh)..(frown)but this language is</text:span></text:p>
      <text:p text:style-name="P78">there's ain't it?"</text:p>
      <text:p text:style-name="P78">Ash(grin) : "<text:span text:style-name="T382">yeah the undercover stuff in whole..</text:span>you bet,but nah!those two settled down together in <text:span text:style-name="T383">() in Unova</text:span> and all</text:p>
      <text:p text:style-name="P78">happy,Mewoth certainly attracted attention,but i'm happy they let the poor</text:p>
      <text:p text:style-name="P78">thing be with James and Jesse.sometimes you just don't have to go</text:p>
      <text:p text:style-name="P78">overboard <text:span text:style-name="T384">cause you think you can but if you think again,you’ll see it’s just totally meangless.</text:span>."</text:p>
      <text:p text:style-name="P78">Misty : "but can other pokemons too talk?"</text:p>
      <text:p text:style-name="P78">Ash : "none except Mewoth no <text:span text:style-name="T385">according to current knowledge </text:span>and there's only ever been one such Mewoth</text:p>
      <text:p text:style-name="P78">before which passed away <text:span text:style-name="T386">1</text:span>62 years back,<text:span text:style-name="T386">they heard it and all</text:span> <text:span text:style-name="T386">and tried the </text:span>experiment <text:span text:style-name="T386">for Mewoth but for them their success was their failure.</text:span> our Mewoth is rather an accident than a success,the group of</text:p>
      <text:p text:style-name="P78">researcher Team Rocket had though was top class,i just hope all goes well."</text:p>
      <text:p text:style-name="P78">Misty : "tell me about Jesse and James, they're married?"</text:p>
      <text:p text:style-name="P78"><text:soft-page-break/>Ash(smile) : "they had to just like us didn't they<text:span text:style-name="T387">(Misty giggles,smile)</text:span>?1<text:span text:style-name="T388">5</text:span> years of partnership since</text:p>
      <text:p text:style-name="P78">the age of 15,huge deal.when i said no,we've broken up,they just couldn't</text:p>
      <text:p text:style-name="P78">believe themselves and said that was like saying i'm dead right</text:p>
      <text:p text:style-name="P78">now..<text:span text:style-name="T389">laugh.i just can’t forget the reaction so repeating.</text:span>.they were my longest travel companions you know,from 12,just</text:p>
      <text:p text:style-name="P78">knows <text:span text:style-name="T390">everything about me</text:span>."</text:p>
      <text:p text:style-name="P78">Misty(smile) : "yeah,<text:span text:style-name="T390">as its said,</text:span> enemies kn<text:span text:style-name="T390">o</text:span>w you way better than friends"</text:p>
      <text:p text:style-name="P78">Ash(smile) : "they were the reason why could bust the group,well i told you about the fire,it was just <text:span text:style-name="T391">J</text:span>ames' jealousy f<text:span text:style-name="T391">or</text:span> <text:span text:style-name="T391">B</text:span>utch over <text:span text:style-name="T391">J</text:span>esse that got me in</text:p>
      <text:p text:style-name="P78">and they had had other problems,so busted..<text:span text:style-name="T392">and infact James himself contacted me with other people and all suddenly conscience..very good family both you know that..just got mad at that age..James told them about me cause he only trusted me...well obviously(both laugh)..and then just Sinnoh Elite4 got it and all that..(laugh)..did they ever pester you since the mount moon 2?</text:span>"</text:p>
      <text:p text:style-name="P78">Misty : "<text:span text:style-name="T392">no never,that’s the last time i’ve seen then even..(concerned)but </text:span>Ash,you were in danger as well and more so i guess after busting and still are.."</text:p>
      <text:p text:style-name="P78">Ash (smile) : "they may kidnap me and ask for ransom?relax Mist,i'm not</text:p>
      <text:p text:style-name="P78">exactly a child anymore,i know many opposing groups and can immediately</text:p>
      <text:p text:style-name="P78">start an infighting that'll be not exactly pleasing so they can't risk abducting</text:p>
      <text:p text:style-name="P78">me or any of my friends,and i have to really give that list to you it's huge,they</text:p>
      <text:p text:style-name="P78">can't do much as long as they can't mitigate my threat...<text:span text:style-name="T393">plus you know you must have heard on a ground type surface my legendary water pests(Misty brusts into laughter) against all electric and dragon types and so many more all were type advantage and all swellen up illegally and it wasn’t a legal battle itself all sorts of intrusions but these two on the verge of sure death just fooled around as if it’s a play and the high boss got so bewildered he told me,that i was a big deal and jovially said if those two so common pokemons can do that,i give up and i’m happy..in the end things ended in a rather pretty happy note..</text:span>"</text:p>
      <text:p text:style-name="P78">Misty<text:span text:style-name="T393">(smile,tendering Ash’s cheeks)</text:span> : "<text:span text:style-name="T394">and all that’s cause my sweet little bee was there.(Ash giggles).(bit concerned) </text:span>Ash,but still.."</text:p>
      <text:p text:style-name="P78">Ash(hugging Misty) : "i've just got my biggest strength back(smile)"</text:p>
      <text:p text:style-name="P78">Misty(smile and hug Ash) : "really,alls well that ends well."</text:p>
      <text:p text:style-name="P78">Ash : "right,but i want a date with you, desperately,actually camping.."</text:p>
      <text:p text:style-name="P78">Misty(smile) : "Viridian Forest Lake, Pinkenberry Islands,Maiden's Peak or</text:p>
      <text:p text:style-name="P78">Safforn?"</text:p>
      <text:p text:style-name="P78">Ash(smile) : "Pinken Islands,we're leaving <text:span text:style-name="T395">7 hours later</text:span>,No i</text:p>
      <text:p text:style-name="P78">don't want to listen.."</text:p>
      <text:p text:style-name="P78">Misty(laugh) : "please Ash,don't rush like that.<text:span text:style-name="T396">we’ll have all the time.</text:span>"</text:p>
      <text:p text:style-name="P78">Ash(dissapointed) : "no i settled it with them,all of them"</text:p>
      <text:p text:style-name="P78">Misty : "ya,i know about all but my sisters"</text:p>
      <text:p text:style-name="P78">Ash : "well both have been okay,Lillie a bit too shocked naturally,but others</text:p>
      <text:p text:style-name="P78">fine,even Daisy was much better the second time"</text:p>
      <text:p text:style-name="P78">Misty : "Lillie,i really feel bad for her,we're going there tomorrow morning the</text:p>
      <text:p text:style-name="P78">first thing again as i've told her,then we go to Lab,then we go to the farming</text:p>
      <text:p text:style-name="P78">places and cancel or review your stupid ideas there,then you go to Brock</text:p>
      <text:p text:style-name="P78">come back and we start to phone may be 100 people one by one.. that's your</text:p>
      <text:p text:style-name="P78">schedule tomorrow and contact me tomorrow night for the next(smirk)"</text:p>
      <text:p text:style-name="P78">Ash(scowl) : "what?no time with my <text:span text:style-name="T397">sweet little</text:span> wife on the very first day?"</text:p>
      <text:p text:style-name="P78">Misty(smirk) : "sorry?"</text:p>
      <text:p text:style-name="P78">Ash(hugging Misty,smile) : "i'll run away with you to Pinkenberry first thing in</text:p>
      <text:p text:style-name="P78">the morning"</text:p>
      <text:p text:style-name="P78">Misty(smile) : "all in good times dear,remember your promises and the premises,who's advice who <text:span text:style-name="T398">will</text:span> obey at any cost(smirk)?"</text:p>
      <text:p text:style-name="P78">Ash(smile) : " 'gotcha,but no we'll have to go to Lillie and Gary first indeed"</text:p>
      <text:p text:style-name="P78"><text:soft-page-break/>Misty : "surely,you know she and i,as much we fought in the childhood,the</text:p>
      <text:p text:style-name="P78">much warmth we share now,beside i was and still is in a way her role model</text:p>
      <text:p text:style-name="P78">and that's why she changed,you know she was the most desperate among</text:p>
      <text:p text:style-name="P78">us.."</text:p>
      <text:p text:style-name="P78">Ash(dissapointed) : "ya,and that's precisely was my target and naturally only</text:p>
      <text:p text:style-name="P78">she hasn't quite yet come back to her own,and Gary..no i did go too far, maybe</text:p>
      <text:p text:style-name="P78">i should call.."</text:p>
      <text:p text:style-name="P78">Misty(smile) : "its ok dear,no need to disturb them today again,we'll be there</text:p>
      <text:p text:style-name="P78">just let the sun rise"</text:p>
      <text:p text:style-name="P78">Ash : "yeah i surely have a few works left here before i can go to Orange"</text:p>
      <text:p text:style-name="P78">Misty : "So true.Man,you gave all of us a real scare,and when are you going to</text:p>
      <text:p text:style-name="P78">send your acceptance for the Hall of Fame position?"</text:p>
      <text:p text:style-name="P78">Ash(tired) : "Ah! Mist,all in good times,i'm too tired now and just want to sleep</text:p>
      <text:p text:style-name="P78">in your arms"</text:p>
      <text:p text:style-name="P78">Misty(smile) : "so do i,Ash."</text:p>
      <text:p text:style-name="P78">Ash(excited): "but you know what,i've never thought before,but i guess today i</text:p>
      <text:p text:style-name="P78">helped to make a phrase easier for me and may be many as well"</text:p>
      <text:p text:style-name="P78">Misty(s<text:span text:style-name="T399">mirk,hugging Ash</text:span>) : "what is it that you're doing behind me,hum,Ash Ketchum?"</text:p>
      <text:p text:style-name="P78">Ash(laugh) : "relax Misty Ketchum,i feared i'll really go down far far more"</text:p>
      <text:p text:style-name="P78">Misty(frown) : "Ash it's not funny you know,<text:span text:style-name="T400">you were self mortifying yourself</text:span>,no</text:p>
      <text:p text:style-name="P78">matter your true motives and intentions"</text:p>
      <text:p text:style-name="P78">Ash(hugging Misty) : "perfect time"</text:p>
      <text:p text:style-name="P78">Misty(surprized) : "huh?!?"</text:p>
      <text:p text:style-name="P78">Ash(smile and hugging Misty) : "All this trouble was taken up to pick up my</text:p>
      <text:p text:style-name="P78">flower from the Cerulian Frowers.Happy now?"</text:p>
      <text:p text:style-name="P78">Misty(laugh) : "it's too used everywhere actually,we've rather grown tired with</text:p>
      <text:p text:style-name="P78">just about anybody spitting this one out anywhere,they may have a few songs</text:p>
      <text:p text:style-name="P78">as well"</text:p>
      <text:p text:style-name="P78">Ash(smiling and immitating one of the Cerulian Flower songs from the City) :</text:p>
      <text:p text:style-name="P78">"the beautiful flowers from Cerulian Gym/the flowers that of which i alwaysdream/Da<text:span text:style-name="T401">se</text:span>,Viol,Mist and Lil/all or one/just bring me some/give my heart</text:p>
      <text:p text:style-name="P78">the perfect heal"</text:p>
      <text:p text:style-name="P78">Misty(<text:span text:style-name="T402">smirk,</text:span>scoff) : "Ash, it's not exactly pleasing if you were there"</text:p>
      <text:p text:style-name="P78">Ash(smiling) : "hey,i was there remember,i guess i also was in this body as</text:p>
      <text:p text:style-name="P78">well to see the fun..haha..besides we'll be back to the gym anyway"</text:p>
      <text:p text:style-name="P78">Misty(smile) : "you would've been killed picking up fights with just about</text:p>
      <text:p text:style-name="P78">everybody in the crowd"</text:p>
      <text:p text:style-name="P78">Ash(laugh) : "i guess i would've.but i still have a complain to make"</text:p>
      <text:p text:style-name="P78">Misty(frown) : "what is it?"</text:p>
      <text:p text:style-name="P78">Ash(laughing) : "that my flower never described herself formally to <text:span text:style-name="T403">me AFTER her date</text:span>"</text:p>
      <text:p text:style-name="P78">Misty(smile&amp;hug) : "Mrs. Misty Waterflower Ketchum.Happy now?"</text:p>
      <text:p text:style-name="P78">Ash(smile and gives Misty a Ring fetched from Cerulian while he was out to</text:p>
      <text:p text:style-name="P78">meet professor Oak..) : "VEry"</text:p>
      <text:p text:style-name="P78">Misty(smile and wonder) : "Ah!Ash..this is..that's what made you so return so</text:p>
      <text:p text:style-name="P78">late.."</text:p>
      <text:p text:style-name="P78">Ash(smiles and fits the rings into Misty's fingur) : "ya,Ganger's good(finishes</text:p>
      <text:p text:style-name="P78">the fitting),Welcome to Ketchum Family Misty <text:span text:style-name="T404">Waterflower</text:span>"</text:p>
      <text:p text:style-name="P78">Misty(smile,hug Ash) : "my pleasure"</text:p>
      <text:p text:style-name="P78">(both hug for a few moments)</text:p>
      <text:p text:style-name="P78">Misty(frown) : "but it's not safe to travel so far on Ganger,Ash"</text:p>
      <text:p text:style-name="P78">Ash(smile) : "ya,not today though,not today"</text:p>
      <text:p text:style-name="P78">Misty(smile) : "how's Cerulian?and which one?and actually you went there</text:p>
      <text:p text:style-name="P78"><text:soft-page-break/>before you went to the Lab,right that's why 'don't call anybody till i</text:p>
      <text:p text:style-name="P78">return'..hum?.."</text:p>
      <text:p text:style-name="P78">Ash(laugh) : "right.Cerulian is yet to come into terms with the fact that the</text:p>
      <text:p text:style-name="P78">youn flower <text:span text:style-name="T405">dream</text:span> could stay depressed for <text:s/>2 years and then</text:p>
      <text:p text:style-name="P78">suddenly a prince sorry <text:span text:style-name="T406">a h.. b..(Misty shakes her head and and frowns)..(laugh)..no Mist,please otherwise i won’t be able to describe the best comedy i ever saw..(Misty laughs)..so this brat</text:span> comes and does his magic to get</text:p>
      <text:p text:style-name="P78">the flower to fly <text:span text:style-name="T407">all by</text:span> herself to him,i might've been killed today had it not been</text:p>
      <text:p text:style-name="P78">for Gerninja,by luck i had her today."</text:p>
      <text:p text:style-name="P78">Misty(concerned) : "they mobbed you <text:span text:style-name="T408">in the shop</text:span>?"</text:p>
      <text:p text:style-name="P78">Ash(laugh) : "i went to Police Station straight away <text:span text:style-name="T409">at 9:30</text:span>,gave my identity,said i</text:p>
      <text:p text:style-name="P78">wanted a good amount of protection that too very quickly else if there's a shoplifting in Mr Keller's shop 3 blocks to the west,Waterpolo Crossing,red</text:p>
      <text:p text:style-name="P78">gem road,pearl house building 4th floor,right side 1st shop,then don't sue</text:p>
      <text:p text:style-name="P78">me,to which the Officer warmly complied <text:span text:style-name="T409">at 10:00,shop at 10:20</text:span>,but as usual the the people tried to</text:p>
      <text:p text:style-name="P78">mob me on the charge that i was the one indeed to break the heart of the</text:p>
      <text:p text:style-name="P78">youngest flower first then <text:span text:style-name="T410">humiliated her in public</text:span> second and <text:span text:style-name="T410">then tried to kidnap her,</text:span>forcing her to leave</text:p>
      <text:p text:style-name="P78">Cerulian for Elite 4 HQ at <text:span text:style-name="T411">Indigo Platue</text:span>,Kanto two days ago third-this as is</text:p>
      <text:p text:style-name="P78">doing the rounds in local TVs,people demand answers,but the problem is</text:p>
      <text:p text:style-name="P78">before this news could spread upto here at my home,which if happened,they</text:p>
      <text:p text:style-name="P78">would've seen some great game with the whole Oak Lab Pokemons,the threat</text:p>
      <text:p text:style-name="P78">of which prevents a single one of them ever trying to break into Pallet <text:span text:style-name="T412">as Gary himself is authorized to do that</text:span>,anyhow</text:p>
      <text:p text:style-name="P78">the press had a bigger reason to not try to mingle with me,now that i had</text:p>
      <text:p text:style-name="P78">given them a bigger puzzle to solve by declining the Hall of Fame(brusts into</text:p>
      <text:p text:style-name="P78">laughter)No,please let me finish,this is the best piece of comedy i've seen <text:span text:style-name="T413">or heard or read</text:span></text:p>
      <text:p text:style-name="P78">ever.so they think <text:span text:style-name="T414">now</text:span> this new pest to the whole mass and especially</text:p>
      <text:p text:style-name="P78">Cerulian city being his target is a bit depressed,the<text:span text:style-name="T415">n our</text:span> flower has indeed just</text:p>
      <text:p text:style-name="P78">trodden over this godforsaken brat once and for all and he's defeated once</text:p>
      <text:p text:style-name="P78">and for all <text:span text:style-name="T416">and depressed lost his mojo wants to resign..(brusts into laughter)..just bear with me Mist..(laugh)..</text:span>.but <text:span text:style-name="T416">then </text:span>appolocalypse approaches-</text:p>
      <text:p text:style-name="P78">suddenly <text:span text:style-name="T417">that</text:span> brat appears <text:span text:style-name="T417">off the</text:span> blue/<text:span text:style-name="T418">in </text:span>all smiles with his sinister crew/<text:span text:style-name="T418">he gets</text:span></text:p>
      <text:p text:style-name="P78">to a shop as if to get his due/suddenly he declares a ring for his beau(brusts</text:p>
      <text:p text:style-name="P78">into more laughter,release Ganger and Gerninja,who brusts into even more</text:p>
      <text:p text:style-name="P78">laughter)</text:p>
      <text:p text:style-name="P78">Misty(laughing) : "Ash,you've really become a public meance,Gerninja,Ganger</text:p>
      <text:p text:style-name="P78">stop that(Gerninja tries to stand on one <text:span text:style-name="T419">toe fingur</text:span> on top of Misty's head and Ganger</text:p>
      <text:p text:style-name="P78">tickles and licks her..then they join Ash in fun)Ash,then what happened"</text:p>
      <text:p text:style-name="P78">Ash(in tears from laughter,calls back Ganger and Gerninja) : "oh..what a</text:p>
      <text:p text:style-name="P78">night,yeah right,i'm telling you please be patient,this is too funny"</text:p>
      <text:p text:style-name="P78">Misty(laugh) : "Ash.."</text:p>
      <text:p text:style-name="P78">Ash(laughing) : "what a night this comrades Cerulian/we must very first get</text:p>
      <text:p text:style-name="P78">rid of the evil king demon/C<text:span text:style-name="T420">omrads</text:span> let's <text:span text:style-name="T420">unite and challenge to</text:span> this man/force him</text:p>
      <text:p text:style-name="P78">to show what he hides below his tan..(again laugh)oh! man..Please,Mist,you</text:p>
      <text:p text:style-name="P78">just need to be patient.."</text:p>
      <text:p text:style-name="P78">Misty(bit concerned) : "i'm Ash,but you should stop being too reckless you see,and you only had two pokemons with you,one already a bit tired from</text:p>
      <text:p text:style-name="P78">flying long distance for its type"</text:p>
      <text:p text:style-name="P78">Ash(laugh) : "right i will;now back to this,the officers try to tell them that he's</text:p>
      <text:p text:style-name="P78">just here to buy a ring and go but a few young people weren't going to listen</text:p>
      <text:p text:style-name="P78">so i had to release Gerninja and tell them if they so wishes they bear witness</text:p>
      <text:p text:style-name="P78"><text:soft-page-break/>to the ring i select and let us go outside and deal this matter like gentlemen,i</text:p>
      <text:p text:style-name="P78">challenge <text:span text:style-name="T421">50</text:span> people against Gerninja all at once..<text:span text:style-name="T422">that’s cause more the number more the illusion over my abilities and i could handle 150 such anyway...now the bet is</text:span> they win i won't buy the ring</text:p>
      <text:p text:style-name="P78">if i do,they let me take the ring and facilitate me and my fiancee to a</text:p>
      <text:p text:style-name="P78">ceremony here and celebrate our engagement <text:span text:style-name="T423">officially,</text:span>to which a few said 50 on</text:p>
      <text:p text:style-name="P78">one,pokemon master or not none can disrespect Cerulian like he has,some</text:p>
      <text:p text:style-name="P78">said no he has come up with a plan-he could electrocute the whole sea,some</text:p>
      <text:p text:style-name="P78">said he can move the whole police force at will and release Pewter and</text:p>
      <text:p text:style-name="P78">Viridan Forces too on us,in the meantime i placed the order,then i told them</text:p>
      <text:p text:style-name="P78">what is it that they have a problem with,calm down and lets talk.they said they</text:p>
      <text:p text:style-name="P78">suspect due to me,the famous gym is now closed and the Sensational Four</text:p>
      <text:p text:style-name="P78">all have left the city and they are not happy about it,to which i said what they want the Sisters or the</text:p>
      <text:p text:style-name="P78">performance <text:span text:style-name="T424">which totally confused them and in the meantime i delt with the shop..laugh..what a night this comrad Cerulians..(laugh)..anyhow..now then </text:span>some said what are you trying to</text:p>
      <text:p text:style-name="P78">imply,some said this is public disrespect,some women said it's gender</text:p>
      <text:p text:style-name="P78">bias,some reasoned heads said he has got a point,in the meantime i selected</text:p>
      <text:p text:style-name="P78">the ring(another brust of laughter)..oh!i'll be barely able to forget this</text:p>
      <text:p text:style-name="P78">ever..sorry Mist,but please.."</text:p>
      <text:p text:style-name="P78">Misty : "it's ok Ash, you've become a bit of a storyteller,i'm enjoying continue"</text:p>
      <text:p text:style-name="P78">Ash(laughing) : "so,anyhow they said they want the Gym to run again and the</text:p>
      <text:p text:style-name="P78">sisters to return,to which i said the Gym Leader was overworking and had the</text:p>
      <text:p text:style-name="P78">Frontier Symbol attached as well,then just probably brunt out a bit, holidaying</text:p>
      <text:p text:style-name="P78">now to get over the exhaustion <text:span text:style-name="T425">and i have only respect for her and nothing else and she wasn’t behaving properly as i was told so i just wanted to teach her a lesson and i just thought that would help to lighten her mood a bit and so on.. 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accuse each other but if i’m getting married to my fiancee who isn’t from among them..laugh(Misty and Ash both point to Misty’s ring and hug each other)... now accuse Cerulians for mobbing up on me they will only harm themselves cause Elite 4 may cancel the Gym given that a local man like me who was from Pallet which is adjacent to Cerulian gets mobbed by almost hometown people..um,actually hometown(both laughs)..(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rusts into laughter)...got them so confused,i finally put the ultimate knail in the coffin by saying that the reality is that the </text:span>Sensational Sisters have their own lives and they must understand that no</text:p>
      <text:p text:style-name="P78">matter how electrifying darling of masses they were at the end <text:span text:style-name="T426">of the day </text:span>they have to</text:p>
      <text:p text:style-name="P78">settle down and have a nice family,<text:span text:style-name="T426">and whether their very own home Citi’s beloved fans won’t consider them for even this bit..(laugh)..this sentimental attack totally deflated them and then i just continued to gibberish to which i said that</text:span> it's all normal and they just need to</text:p>
      <text:p text:style-name="P78"><text:soft-page-break/>be calm and patient and the sisters has to visit their home sometimes <text:span text:style-name="T427">they have to and </text:span>they'll</text:p>
      <text:p text:style-name="P78">be back soon,then they said why are you here,some said whom are you getting engaged to,and so on,to which i said,Cerulian is world famous for the</text:p>
      <text:p text:style-name="P78">diamons and precious stones,where else would i go to except for here,to</text:p>
      <text:p text:style-name="P78">which they mellowed down a bit,<text:span text:style-name="T428">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text:p>
      <text:p text:style-name="P78">show us a few tricks,to which i said if Cerulian formally invites me,i'll be most</text:p>
      <text:p text:style-name="P78">grateful to come but tonight i've to go back with this ring to my fiancee and if</text:p>
      <text:p text:style-name="P78">they hold me up and delay that, Cerulians will not be as appreciated as <text:span text:style-name="T429">much</text:span> their</text:p>
      <text:p text:style-name="P78">ring,to which they did mellow <text:span text:style-name="T430">down finally</text:span> and then they said alright but we won't let you</text:p>
      <text:p text:style-name="P78">go without atleast a few tricks from Gerninja,its pretty rare that a Cerulian has</text:p>
      <text:p text:style-name="P78">a Gerninja which isn't naturally found anywhere in Kanto,<text:span text:style-name="T431">Jhoto or Orange</text:span>,to which i had to</text:p>
      <text:p text:style-name="P78">oblige and Gerninja showed a few balance tricks and all including the one she</text:p>
      <text:p text:style-name="P78">was trying to perform on your head,and then finally they were pleased <text:span text:style-name="T432">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2 year old then and i truely have remembered her as a big sister since then and that’s exactly why it felt bad when i heard the current Gym Leader’s condition so just helped but i knew a battle might’ve made her either more proud or more depressed i just resorted to have fun...this term of emotional discourse makes them to fondle me almost(both brusts into laughter) so</text:span> i</text:p>
      <text:p text:style-name="P78">also got my ring and then they said i'll have to promise them that i'll return</text:p>
      <text:p text:style-name="P78">here and have a pokemon show or battle or exhibition,to which i said as i</text:p>
      <text:p text:style-name="P78">would love to come but they must invite me formally via <text:span text:style-name="T433">Kanto </text:span>Elite 4 otherwise i will</text:p>
      <text:p text:style-name="P78">only be mobbed like i have been now and that won't be helpful to anybody to</text:p>
      <text:p text:style-name="P78">which finally they budged and allowed me to leave properly,and then i went to</text:p>
      <text:p text:style-name="P78">Oak Lab <text:span text:style-name="T434">at 12:00 </text:span>and then Gary's extended Lab side then back to Oak Lab and finally</text:p>
      <text:p text:style-name="P78">home only to see Mime is upto her dirty tricks with me<text:span text:style-name="T435">(both laugh)</text:span>..<text:span text:style-name="T436">oh,beside(grin)Ganger was extremely quick illegally that is covered one part in 20 minutes which is his ultimate speed i guess could be a record in his specis,just told him to hurry up,Charizard my fastest takes 3 to 4,illegally who holds an illegal record for fastest ever Charizard from Kalos to Hoenn to Kalos(grin)..laugh..</text:span>"</text:p>
      <text:p text:style-name="P78">Misty(smi<text:span text:style-name="T437">rk</text:span>,<text:span text:style-name="T437">lightly smacking Ash’s head</text:span>) : "<text:span text:style-name="T437">mischivious hum?..(laugh)</text:span>Ash,quite a mess you're creating now wherever you're</text:p>
      <text:p text:style-name="P78">going,and please don't roam around unprotected like this <text:span text:style-name="T436">and DON’T RACE YOUR POKEMONS UNOFICIALLY WITHOUT PROTECTION!</text:span>..<text:span text:style-name="T436">please,you’ve a family..</text:span>"</text:p>
      <text:p text:style-name="P108">Ash(hugging Misty,<text:span text:style-name="T438">smile</text:span>) : “so sweet is my flower’s touch..(Misty laughs and smacks a bit harder)..um,ok,ok,lightly(both laughs)..<text:span text:style-name="T439">and i’m always Mistyvious(both giggle,Misty smirks and about to smack his head again)..ok,ok..no more..um lightly..(both brusts into laughter hugging each other firmly)...”</text:span></text:p>
      <text:p text:style-name="P109">Misty(laughing) : “Ash,they’ll eventually mob you for abducting me(both brusts into laughter)..”</text:p>
      <text:p text:style-name="P78">Ash(smile) : "no Mist,Cerulian is Cerulian to me ever a funny place,i wouldn't</text:p>
      <text:p text:style-name="P78">have been able to come out of it so easily had i not had a water pokemon..so</text:p>
      <text:p text:style-name="P78">today's heroine is indeed Gerninja"</text:p>
      <text:p text:style-name="P78">Misty(smile) : "after this mayhem you went to patch up with your family?"</text:p>
      <text:p text:style-name="P78">Ash(smile) : "exactly"</text:p>
      <text:p text:style-name="P78">Misty<text:span text:style-name="T440">(smile)</text:span> : "and may i hear a bit from there,i know the result but how did you calm</text:p>
      <text:p text:style-name="P78">them down?"</text:p>
      <text:p text:style-name="P78">Ash(smile) : "Mist,i'm in this Bash Cerulian..sorry..mood now,i'm dictating my</text:p>
      <text:p text:style-name="P78"><text:soft-page-break/>movements back at the Lab comedy style,please bear with me."</text:p>
      <text:p text:style-name="P78">Misty(sigh and smile) : "go on stand up"</text:p>
      <text:p text:style-name="P78">Ash(smile) : "so as soon as Daisy sees me.."you b..what were you insinuating,you've give<text:span text:style-name="T441">n</text:span> my baby Mist a bluff and threatened her to be with you</text:p>
      <text:p text:style-name="P78"><text:span text:style-name="T441">and </text:span>you even doubt you own friend Tracy..so on,so on,so on..to which i said look if</text:p>
      <text:p text:style-name="P78">you were ever suspecting Tracy,you'd want to see who far he can walk with</text:p>
      <text:p text:style-name="P78">you..<text:span text:style-name="T441">which didn’t please our Daisy Devil(Misty brusts into laughter)..laugh..sorry..Daisy at all..</text:span>in the mean time Trace came out to have a gauge only to eat a death</text:p>
      <text:p text:style-name="P78">glare from Daisy,so the poor thing wasn't of much help,as</text:p>
      <text:p text:style-name="P78">usual..<text:span text:style-name="T441">(Misty again brusts into laughter)</text:span>..um,sorry,then Daisy mellowed down but told me to go back</text:p>
      <text:p text:style-name="P78">home and <text:span text:style-name="T442">ATLEAST,ATLEAST</text:span> not to cheat on you the <text:span text:style-name="T441">on the </text:span>very first night,as if i cheated on</text:p>
      <text:p text:style-name="P78">someone with someone,whom i cheated to be with someone,who was infact</text:p>
      <text:p text:style-name="P78">the one whom i first cheated before i cheated someons...<text:span text:style-name="T443">laugh</text:span>..um,please</text:p>
      <text:p text:style-name="P78">Mist,i'm sorry but i can't help,blame Cerulian Mob for that.."</text:p>
      <text:p text:style-name="P78">Misty(bit stressed) : "i'm waiting"</text:p>
      <text:p text:style-name="P78">Ash(laughing) : "um..thanks,sorry for that,anyhow,next up Gary..man,you know</text:p>
      <text:p text:style-name="P78">as a former champion among bad boys i can't believe you'd ever beat me..to</text:p>
      <text:p text:style-name="P78">which i said the same thing that i needed genuinity..which hopefully appeased</text:p>
      <text:p text:style-name="P78">the devil..then Lillie..well its sad but i can't help,she started with calling me a</text:p>
      <text:p text:style-name="P78">b...,then proceeded to state that i had indeed opened the pandora's box,but as</text:p>
      <text:p text:style-name="P78">i said i know the contents as well,got kinda lost but again came back that it</text:p>
      <text:p text:style-name="P78">still was opened and that too in front of everyone,then as i couldn't play any</text:p>
      <text:p text:style-name="P78">new hands she continuted her victory lap to declare her supreme realtion with</text:p>
      <text:p text:style-name="P78">you paused to insult me again for leaving you for roads.. s...,and brilliantly</text:p>
      <text:p text:style-name="P78"><text:span text:style-name="T444">migrated</text:span> to the next part by confessing her feelings to Gary subtly hinting where i</text:p>
      <text:p text:style-name="P78">stood with you compared to Gary's warmth to her,as if the whole world never</text:p>
      <text:p text:style-name="P78">heard before,in the meantime i gave the same logic and tried my best for the</text:p>
      <text:p text:style-name="P78">sake of her future child,which she took as a trick to come into terms that she</text:p>
      <text:p text:style-name="P78">countered by saying i'll still leave you,which i again countered by the old card</text:p>
      <text:p text:style-name="P78">of future,which finally tamed the lioness but still she pawed me finally by</text:p>
      <text:p text:style-name="P78">giving the marching orders which i halpily obliged to save my life only to enter</text:p>
      <text:p text:style-name="P78">the lion's <text:span text:style-name="T445">mouth just</text:span> outside the door who barked that his grandpa was waiting for</text:p>
      <text:p text:style-name="P78">his prey and i <text:span text:style-name="T446">was</text:span> to be sent there but he <text:span text:style-name="T447">growled</text:span> in such a sweet <text:span text:style-name="T448">and polite</text:span> way that you</text:p>
      <text:p text:style-name="P78">couldn't help but agree...<text:span text:style-name="T449">laugh..what a night this comrad Cerulians..laugh..won’t forget it through all hells,anyhow,</text:span>this was round 2..</text:p>
      <text:p text:style-name="P78">Misty(sigh) : "Ash, you've truely surpassed all expectations really."</text:p>
      <text:p text:style-name="P78">Ash(laughing) : "much honoured <text:span text:style-name="T450">coming from my sweet Mist,who ever thought i was too sweet to talk sweet..laugh(Misty brusts into laughter)..anyway </text:span>3rd round started and the old hen;s den who <text:span text:style-name="T450">was</text:span> rather easy to handle but beaked me by questioning my head off as to</text:p>
      <text:p text:style-name="P78">how i knew the secret truths and what are the levels of my and you<text:span text:style-name="T451">r</text:span> special</text:p>
      <text:p text:style-name="P78">pokemons like Gyarados <text:span text:style-name="T452">and Golduck</text:span> and so on <text:span text:style-name="T453">as if he wanted a team rocket 2 himself..laugh..anyway this questioning</text:span> w<text:span text:style-name="T453">as</text:span> exactly the anticlimax of the</text:p>
      <text:p text:style-name="P78">early night Cerulian Fiasco,and it bored me to death,i somehow managed to</text:p>
      <text:p text:style-name="P78">lick his feet long enough to get out of there safely without having to transfer</text:p>
      <text:p text:style-name="P78">my pokemons this very night,which is why i had to be extra careful with the</text:p>
      <text:p text:style-name="P78">old bear..haha..round 3 completes..</text:p>
      <text:p text:style-name="P78">Misty : "carry on,i'm sending your name to stand-up comedy <text:span text:style-name="T454">before Oranges</text:span>"</text:p>
      <text:p text:style-name="P78">Ash(laugh) : "you'll save me from battling then finally,<text:span text:style-name="T455">thank you sweety(tenders Misty’s cheeks,Misty brusts into laughter)</text:span>..<text:span text:style-name="T456">anyhow round 4,</text:span>now as i was coming out I</text:p>
      <text:p text:style-name="P78">thought Trace must be having fun now and i'm on my first night haven't even</text:p>
      <text:p text:style-name="P78">been able to give the ring to my flower and this bonehead is in the Orange of</text:p>
      <text:p text:style-name="P78"><text:soft-page-break/>of Oranges and since Oranges with his flower while pestering me since</text:p>
      <text:p text:style-name="P78">Orange whenever i got alone with my cherished flower,which made my blood</text:p>
      <text:p text:style-name="P78">absolutely boil to the 8th hell and i told Ganger to fetch the god damn brat</text:p>
      <text:p text:style-name="P78">immediately,which he happily complied <text:span text:style-name="T457">by getting into the dubnut’s head..laugh..</text:span>and Trace didn't know which side to</text:p>
      <text:p text:style-name="P78"><text:span text:style-name="T458">sail to</text:span> only managing to fire <text:span text:style-name="T459">only the </text:span>"why drag all else" <text:span text:style-name="T460">bullet </text:span>which by now became so boring</text:p>
      <text:p text:style-name="P78">that i shot back a cannonball saying i needed to check our chemistry before i</text:p>
      <text:p text:style-name="P78">could join her in a parade,which he ashtonishingly <text:span text:style-name="T461">and wickedly </text:span>shielded saying they won't</text:p>
      <text:p text:style-name="P78">be able to match my partner but they would follow behind,which puzzled me</text:p>
      <text:p text:style-name="P78">as i couldn't instantly come up with an attack having to resort to embrace it</text:p>
      <text:p text:style-name="P78">out option,so the <text:span text:style-name="T462">gentleman-looking-most-cunning fox</text:span> found out a way to make the honours even</text:p>
      <text:p text:style-name="P78">and then straight from devil's den <text:span text:style-name="T463">none other than our honoured DaivyDesil</text:span> emerged having followed her</text:p>
      <text:p text:style-name="P78">soulmate all the way as the wisdom nut i was ferrying around earlier,having</text:p>
      <text:p text:style-name="P78">bought it and now to apply it on me..and she broke the ground by declaring</text:p>
      <text:p text:style-name="P78">she had evsdropped,which made me sigh even in that situation as if i didn't</text:p>
      <text:p text:style-name="P78">know but fortunately the <text:span text:style-name="T464">wicked fox</text:span> was utterly defeated much to my</text:p>
      <text:p text:style-name="P78">merriment,Daisy showed how compassionate she was by caring to call me not by my surname but hearing my name from Daisy the first time in my</text:p>
      <text:p text:style-name="P78">damned life was if not the straight road to heaven then i'm sure i'll be doomed</text:p>
      <text:p text:style-name="P78">to hell.i realized the full trick as she had to oblige in front of my family and</text:p>
      <text:p text:style-name="P78">future card just like her <text:span text:style-name="T465">younger</text:span> <text:span text:style-name="T465">lioness</text:span> earlier and then took a wicked turn <text:span text:style-name="T466">copied truely from the book of her cunning soulmate</text:span> by</text:p>
      <text:p text:style-name="P78">trying to create a little ripple effect in my calm emotional water surface by</text:p>
      <text:p text:style-name="P78">stating how devoted her little sis has been despite me being a f.. man-b..</text:p>
      <text:p text:style-name="P78">sorry again,and then as she basked in the glory of her impending victory,she</text:p>
      <text:p text:style-name="P78">bit me by implying i may again go back to any wh..any given day but may i</text:p>
      <text:p text:style-name="P78">atleast divorce properly and make her baby sis suffer less..i again just played</text:p>
      <text:p text:style-name="P78">my family and future card this time dragging Tracy right into this with me as i</text:p>
      <text:p text:style-name="P78">could see that <text:span text:style-name="T467">cunning-gentleman </text:span>standing there with a long face whole time thinking of the</text:p>
      <text:p text:style-name="P78">final attack that'll finally bury me for good,anyhow Daisy didn't think that the</text:p>
      <text:p text:style-name="P78">sentiment card can be handled for long so she launched her final attacked</text:p>
      <text:p text:style-name="P78">giving me the marching orders specifically mentioning to go back only to</text:p>
      <text:p text:style-name="P78">home <text:span text:style-name="T468">with the details of the rout </text:span>and not to any waiting b..,which i would've had she not mentioned</text:p>
      <text:p text:style-name="P78">that <text:span text:style-name="T468">and especially the rout</text:span>...<text:span text:style-name="T469">laugh..what a night</text:span>...i need a moment"</text:p>
      <text:p text:style-name="P78">Misty(sigh) : "and you had our engagement ring in your pocket?"</text:p>
      <text:p text:style-name="P78">Ash(smiling,<text:span text:style-name="T470">tendering Misty’s cheeks</text:span>) : "right.anyway,she also tried to drag Tracy to return with her as</text:p>
      <text:p text:style-name="P78">she suspected i was a indeed a terrible influence over him as she saw Trace</text:p>
      <text:p text:style-name="P78">throughout was rather naïve,anyhow the <text:span text:style-name="T471">wicked-</text:span>idiot all along thought of a plan and</text:p>
      <text:p text:style-name="P78">finally sold me the sketch card that he promised in ths evening which i had to</text:p>
      <text:p text:style-name="P78">retort with a solemn concern that he needs to extend my contract here at the</text:p>
      <text:p text:style-name="P78">Lab,which he also bypassed by joking <text:span text:style-name="T471">about my future and cunningly showing that how gentleman like i should be in that regard which is the true testament why the cunning-buffoon could tame DaisyDevil of all so easily..laugh..sorry..anyhow,</text:span>the d<text:span text:style-name="T472">u</text:span>mb buffoon yet came back</text:p>
      <text:p text:style-name="P78">saying i should call from Brock to God himself <text:span text:style-name="T473">by myself </text:span>to plead mercy for my terribly</text:p>
      <text:p text:style-name="P78">unbearable sins which i just about sidestepped by saying it's too late at night</text:p>
      <text:p text:style-name="P78">and then finally as i was coming back i couldn't help but to again set Ganger</text:p>
      <text:p text:style-name="P78">on Trace and snatch his phone away by creating illusions long enough for me</text:p>
      <text:p text:style-name="P78">to search up Brock and send a text that "Tracy <text:span text:style-name="T474">Skech</text:span>um,Ash's Husband" and</text:p>
      <text:p text:style-name="P78">No don't get so surprized i'm coming in terms with it..let the devils wake up</text:p>
      <text:p text:style-name="P78"><text:soft-page-break/>tomorrow and massacre among themselves over me,<text:span text:style-name="T475">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y herself always asked me to continue and finish my journey first then she comes..(hugging Misty very firmly)..”</text:span></text:p>
      <text:p text:style-name="P110">Misty(hugging Ash firmly) : “Ash,please,don’t get so excited all the time sweety,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78"><text:span text:style-name="T475">Ash(whinning) : “then also they should let</text:span> me some peace</text:p>
      <text:p text:style-name="P78">and quite with MY WIFE in ORANGE ISLANDS FOR <text:span text:style-name="T475">TWO </text:span>WEEK<text:span text:style-name="T475">S</text:span>..unless they agree...<text:span text:style-name="T476">those..</text:span>"</text:p>
      <text:p text:style-name="P78">Misty(sigh) : "Ash,you're not at all mentally well.."</text:p>
      <text:p text:style-name="P78">Ash<text:span text:style-name="T476">(stressed)</text:span> : " 'course i'm not,but(grim)none is letting me to solve the problem"</text:p>
      <text:p text:style-name="P78">Misty(scowl and frown,<text:span text:style-name="T477">stern voice</text:span>) : "Ash,we can't live alone <text:span text:style-name="T478">and</text:span> enjoy and let our family suffer like this.."</text:p>
      <text:p text:style-name="P78">Ash(grim) : "Mist,please,i beg of of you,please.I NEED YOU alone with me for <text:span text:style-name="T479">atleast </text:span>a</text:p>
      <text:p text:style-name="P78">week at a secluded place as soon as possible,else i'll have to go to a doctor to</text:p>
      <text:p text:style-name="P78">get my mind checked which i won't be doing at all"</text:p>
      <text:p text:style-name="P78">Misty(tendering Ash) : "dear,i understand your pain,let me handle the relatives</text:p>
      <text:p text:style-name="P78">and friends from tomorrow ok?"</text:p>
      <text:p text:style-name="P78">Ash(smile) : "of course,but i don't want my wife to be insulted due to me,if</text:p>
      <text:p text:style-name="P78">these clowns try to get their dirty hands on.."</text:p>
      <text:p text:style-name="P78">Misty(hugging Ash,deep breath) : "Ash!enough is enough,let them go and</text:p>
      <text:p text:style-name="P78">don't create any more fuss,i'll go alone tomorrow.."</text:p>
      <text:p text:style-name="P78">Ash(hugging Misty) : "and they'll insult you on your choice the first day</text:p>
      <text:p text:style-name="P78">because some <text:span text:style-name="T480">f.. b.. couldn’t care to come back from Unova to his dear..</text:span>No let me</text:p>
      <text:p text:style-name="P78">finish,please,i need to vent it out,and some other f.. thought it's so easy for</text:p>
      <text:p text:style-name="P78">Ash Ketchum to become the Prince of Kalos and get his face dirty by a</text:p>
      <text:p text:style-name="P78">person who cheated on our friendship and now's my beau made of stool and</text:p>
      <text:p text:style-name="P78">pus and i have to lick that cough and urine in public and.."</text:p>
      <text:p text:style-name="P78">Misty<text:span text:style-name="T481">(scream,stern)</text:span> : "Ash! your with you wife..for god's sake..."</text:p>
      <text:p text:style-name="P78">Ash(still whinning) : "yeah,<text:span text:style-name="T482">to be </text:span>which took me so long cause i was a godforsaken</text:p>
      <text:p text:style-name="P78">brat but it would've been easier for me if i wasn't entirely forsaken by</text:p>
      <text:p text:style-name="P78">people back at home here except Gary,so i'm a playboy,i get insulted on the</text:p>
      <text:p text:style-name="P78">way while carrying the engagement ring that i'll give a ring and then leave my</text:p>
      <text:p text:style-name="P78">wife and enjoy some wh.."</text:p>
      <text:p text:style-name="P78">Misty(tears,hugging Ash) : "you'll make me cry,you want that so badly don't</text:p>
      <text:p text:style-name="P78">you?"</text:p>
      <text:p text:style-name="P78">Ash(tears,hugging Misty) : "um..sorry Mist..your just.."</text:p>
      <text:p text:style-name="P78">Misty<text:span text:style-name="T483">(hugging Ash)</text:span> : "Ash,i understand the pain you went through and your self denial didn't</text:p>
      <text:p text:style-name="P78">help it either,i did call Brock myself and told him of our <text:span text:style-name="T484">impending engagement</text:span>.."</text:p>
      <text:p text:style-name="P78">Ash(scoff) : "and he had some choised words indeed i guess.."</text:p>
      <text:p text:style-name="P78">Misty<text:span text:style-name="T485">(firmly)</text:span> : "whatever,you know who he is and why he is so important to both of us along with Tracy"</text:p>
      <text:p text:style-name="P78">Ash : "yeah,sure for a du..nah enough swearing for a day"</text:p>
      <text:p text:style-name="P78">Misty(smile) : "that's my sweet 'lil <text:span text:style-name="T486">bee</text:span>,now come here(opening her arms)"</text:p>
      <text:p text:style-name="P78">Ash(hugging Misty) : "you're not going anywhere tomorrow morning except</text:p>
      <text:p text:style-name="P78">for Lillie,Gary is not a fool like <text:span text:style-name="T487">the </text:span>other <text:span text:style-name="T487">two </text:span>mu.. and he'll take care of dumb stunts</text:p>
      <text:p text:style-name="P78">himself.."</text:p>
      <text:p text:style-name="P78">Misty<text:span text:style-name="T488">(hugging and patting Ash)</text:span> : "Ash,please,i'll go to all the places,and manage it,No,they can't think</text:p>
      <text:p text:style-name="P78"><text:soft-page-break/>and say whatever they want about my husband either,i'll announce my</text:p>
      <text:p text:style-name="P78">engagement to the press myself"</text:p>
      <text:p text:style-name="P78">Ash<text:span text:style-name="T489">(hugging Misty firmly)</text:span> : "but make sure they don't disturb me at my home or at ths Lab,Pallet</text:p>
      <text:p text:style-name="P78">has many open places,they can mob me all they what there,but if they have</text:p>
      <text:p text:style-name="P78">one word to say about you <text:span text:style-name="T490">or mob you </text:span>or try to get me at my home or Lab <text:span text:style-name="T490">or you</text:span>,<text:span text:style-name="T491">and most importantly if my Mist is in direct physical danger,</text:span>i'll empty all my</text:p>
      <text:p text:style-name="P78">pokemons on them and won't take any responsibility for any kind of</text:p>
      <text:p text:style-name="P78">rep<text:span text:style-name="T491">u</text:span>rcussion..(Ash's phone rings)..here here,sure the gay dumbnut.."</text:p>
      <text:p text:style-name="P78">[phonecall:</text:p>
      <text:p text:style-name="P78">Tracy : "Ash.."</text:p>
      <text:p text:style-name="P78">Ash : "Trace,i'm warning you the <text:span text:style-name="T492">LAST</text:span> <text:span text:style-name="T492">TIME</text:span> don't act like a complete.."(Misty</text:p>
      <text:p text:style-name="P78">snatches the phone away)</text:p>
      <text:p text:style-name="P78">Misty(frown) : "enough Ash,let me handle(keeps Ash away)"</text:p>
      <text:p text:style-name="P78">Ash(self) : "if these to..nah! i'm only jeopardi<text:span text:style-name="T493">z</text:span>ing my time with Mist"</text:p>
      <text:p text:style-name="P78">Misty : "Trace,I know what he did,what are you so upset about?Ash isn't</text:p>
      <text:p text:style-name="P78">exactly in a good mental state ok,he deserves to be alone at least on his first</text:p>
      <text:p text:style-name="P78">night with his wife when he already has done what he could,just leave him</text:p>
      <text:p text:style-name="P78">alone"</text:p>
      <text:p text:style-name="P78">Tracy : "Misty,i understand he's stressed but i'm suggesting that you handle</text:p>
      <text:p text:style-name="P78">the relations and keep him away from people in general as well ok?"</text:p>
      <text:p text:style-name="P78">Misty : "yeah Trace,thanks and that's exactly what i'm doing,did Brock ring you</text:p>
      <text:p text:style-name="P78">back?"</text:p>
      <text:p text:style-name="P78">Ash : "the dumb b.."</text:p>
      <text:p text:style-name="P78">Misty(frown) : "Ash i'm talking.go to bed(Ash sits down on his bed looking at</text:p>
      <text:p text:style-name="P78"><text:span text:style-name="T494">Ganger’s</text:span> pokeball) and stop thinking what you're."</text:p>
      <text:p text:style-name="P78">Tracy : "Yes,he called and he has has his doubts over Ash's intentions which i only confirmed him to be as good as possible for an honest and self dignified</text:p>
      <text:p text:style-name="P78">man"</text:p>
      <text:p text:style-name="P78">Misty : "yeah,i'm calling him immediately,will that be ok?"</text:p>
      <text:p text:style-name="P78">Tracy : "i don't think it's a trouble,with Ash on fire not much of tonight is</text:p>
      <text:p text:style-name="P78">left,and here we're all awake, that's only Me and Daisy"</text:p>
      <text:p text:style-name="P78">Misty : "ok just hold on for a minute ok?Ash,take my phone ring Brock while</text:p>
      <text:p text:style-name="P78">i'm talking with Daisy,Please do as i say,and be polite he has <text:span text:style-name="T495">Violet with him</text:span>,now go ahead please,ya Trace,give Daisy the phone"</text:p>
      <text:p text:style-name="P78">------------</text:p>
      <text:p text:style-name="P78">Ash(trying to find Brock,self) : "the mu.. “</text:p>
      <text:p text:style-name="P78">Brock<text:span text:style-name="T496">(concerned)</text:span> : "Misty.."</text:p>
      <text:p text:style-name="P78">Ash<text:span text:style-name="T496">(laugh)</text:span> : "<text:span text:style-name="T496">are you already dumped?(brusts into laughter)</text:span>"</text:p>
      <text:p text:style-name="P78">Brock<text:span text:style-name="T496">(bit puzzled)</text:span> : "<text:span text:style-name="T496">oh..Ash...</text:span>"</text:p>
      <text:p text:style-name="P78">Ash : "<text:span text:style-name="T497">first,i’ve killed Misty off and only using her phone to fool you,second i’ve gaged..</text:span>"</text:p>
      <text:p text:style-name="P111">Brock(sigh,<text:span text:style-name="T498">stern</text:span>) : “Ash,you’ve crossed all limits,who do you think you’ve..”</text:p>
      <text:p text:style-name="P78">Ash<text:span text:style-name="T499">(laugh)</text:span> : "<text:span text:style-name="T497">Playboy..don’t you know that honey..</text:span>"</text:p>
      <text:p text:style-name="P78">Brock<text:span text:style-name="T497">(very agitated,scream)</text:span> : "Ash, don't get me started ok,you know very well what antics you</text:p>
      <text:p text:style-name="P78">pulled on me that day.."</text:p>
      <text:p text:style-name="P78">Ash : "yeah,i realize,well i can be frank to you,<text:span text:style-name="T500">but Viol..</text:span>"</text:p>
      <text:p text:style-name="P112">Violet(scream) : “you b.. you abducted my baby sis and you <text:span text:style-name="T501">f.. </text:span>b.. your threating Brock now you b..”</text:p>
      <text:p text:style-name="P113">Ash(solemn) : “well um..<text:span text:style-name="T502">(laugh)</text:span>you won’t recognize your baby sis anymore though<text:span text:style-name="T502">(brusts into laughter)</text:span>...”</text:p>
      <text:p text:style-name="P113">Violet(crying) : “you f.. brat,<text:span text:style-name="T503">my....</text:span>”(Brock Controls her)</text:p>
      <text:p text:style-name="P113">Brock(Sigh) : “Ash,what are you upto?”</text:p>
      <text:p text:style-name="P113">Ash<text:span text:style-name="T503">(frown) : “as usual cheating on Misty..what els..”</text:span></text:p>
      <text:p text:style-name="P114"><text:soft-page-break/>Brock(stern) : “Ash,no matter how much Misty <text:span text:style-name="T504">may cherish you,we’re her family and we atleast have the right to know whether her fiancee atleast have the minimum courtsey to speak peoperly with us or not..”</text:span></text:p>
      <text:p text:style-name="P115">Ash(solemn) : “Brock,<text:span text:style-name="T505">I</text:span> <text:span text:style-name="T505">never have</text:span> cherished Mist right?”</text:p>
      <text:p text:style-name="P115">Brock(<text:span text:style-name="T505">solemn) : “that’s past according to your very own language”</text:span></text:p>
      <text:p text:style-name="P116">Ash(stern) : “past?just two things Brock,i guess we can continue this call for a pretty <text:span text:style-name="T506">long</text:span> time and you won’t mind if i tell you to not do it in front of Violet cause she’ll get too emotional <text:span text:style-name="T507">too eassily</text:span>,are you with me on these two?”</text:p>
      <text:p text:style-name="P116">Brock(solemn) : “yeah,just hold on a bit then..”</text:p>
      <text:p text:style-name="P116">Ash(smile) : “most gladly”</text:p>
      <text:p text:style-name="P116"/>
      <text:p text:style-name="P116">..........</text:p>
      <text:p text:style-name="P116">(Misty <text:span text:style-name="T508">and</text:span> Daisy)</text:p>
      <text:p text:style-name="P116"/>
      <text:p text:style-name="P116">Daisy<text:span text:style-name="T508">(solemn) : “Mist,i just don’t understand this at all..”</text:span></text:p>
      <text:p text:style-name="P117">Misty<text:span text:style-name="T509">(solemn)</text:span> : “Dase,his mental state isn’t alright at all and <text:span text:style-name="T509">he </text:span>is too over-protective of me now,he wants to make up all his years at one moment that he was away from me that’s all..”</text:p>
      <text:p text:style-name="P117">Daisy : “i get that bit Mist but he’s not <text:span text:style-name="T510">helping himself at all and i atleast am still not clear of his intentions as simply due his own behaviour with Tracy,just totally opposite at every moment and totally confusing...”</text:span></text:p>
      <text:p text:style-name="P118">Misty(sternly) : “Dase,please,anything but intensions,<text:span text:style-name="T511">Ash</text:span> has atleast got rid of my depression no matter how <text:span text:style-name="T511">and i know more than anybody that none else could’ve done that..</text:span>”</text:p>
      <text:p text:style-name="P119">Daisy(solemn) : “but Mist,i understand you still i mean this is very strange that’s all and yeah Trace has told me about those substances,i just want my baby Mist back to her self that’s all.</text:p>
      <text:p text:style-name="P119">Misty(sigh) : “Dase,the self you’re talking about has always been <text:span text:style-name="T512">Ash</text:span> for me and you’ve now seen it yourself...you know now to upto where i went just to be that self without that particular cause and how abjectly i’ve felt..”</text:p>
      <text:p text:style-name="P119">Daisy(solemn) : “<text:span text:style-name="T512">Misty,i’m just afraid of the fact that even if all the allegations against him is totally bluff,his antics with us of all doesn’t give a picture of a stable man who can look after someone as in a family at least you may take your time..”</text:span></text:p>
      <text:p text:style-name="P120">Misty(sternly) : “Dase you tell me,<text:span text:style-name="T513">a lunatic infatuated man won’t be so concerned about me that he would take me to a doctor and hand to my own family the presciption so that my treatment may not be hampered and my family gets to know all about my plight for future considerations no matter what he does with me.doesn’t that answer your responsibility question?”</text:span></text:p>
      <text:p text:style-name="P121">Daisy(solemn) : “Mist,i understand all,but you’ve always been..”</text:p>
      <text:p text:style-name="P121">Misty(shivering voice) : “and he <text:span text:style-name="T514">hasn</text:span>’t right..(firmly)..you know what,he’s going to tell the same thing to Brock why don’t <text:span text:style-name="T514">you two just connect to him,i’m telling you..and you too Trace,just clear up the confusion that what you saw first time 15 years back wasn’t a bluff...just call him and see what he has to,i’ll be there as well..”</text:span></text:p>
      <text:p text:style-name="P122">Daisy : “Mist..”</text:p>
      <text:p text:style-name="P122">..............................................................................................<text:span text:style-name="T515">(all connects to Ash and the Misty also lessons)...........................</text:span></text:p>
      <text:p text:style-name="P122"/>
      <text:p text:style-name="P123">Ash(laugh) : “Holy company,so Brock family reunion ain’t it?”</text:p>
      <text:p text:style-name="P123">Daisy(stern) : “Ash,you won’t have any if you miss this one no matter what Mist may do or think..”</text:p>
      <text:p text:style-name="P123">Ash(smile) : “sure,i’m trying best,so here you see for you all there is <text:span text:style-name="T516">this</text:span> glaring,vivid,clear,distinctive thing <text:span text:style-name="T517">exists</text:span> which is <text:span text:style-name="T518">THIS</text:span> IDEA <text:span text:style-name="T517">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now that finally it’s been in public gospel that this statement that Ash Ketchum has been found in every bed with every </text:span><text:soft-page-break/><text:span text:style-name="T517">imaginable so and so is indeed true,it perfectly validates your concern and suspision that truely Ash Ketchum never cared beyond infatuation about Misty Waterflower no matter what she did or took him to be so by virtue of that Ash Ketchum will still hold the same view on Misty Waterflower Ketchum,who is his wife now...in one word Brock,Daisy,Tracy...Mist was and still is a random so and so to me ever no matter of her views of me,this i have to contradict isn’t it Brock?whether i cherish my wife or not?”</text:span></text:p>
      <text:p text:style-name="P124">Brock : “you wouldn’t have <text:span text:style-name="T519">to</text:span> if you had the minimum idea of not to make enemies out of your friends”</text:p>
      <text:p text:style-name="P124">Ash(<text:span text:style-name="T520">frown</text:span>) : “friends?why is it so Brock,that i’ve always found i received more sympathy from my female friends and my male friends during my separation to my utter surprize <text:span text:style-name="T521">and</text:span> disdain?</text:p>
      <text:p text:style-name="P124">Brock : “well,you never were harsh to them,simple.”</text:p>
      <text:p text:style-name="P124">(Ash laughs but Misty covers his mouth)</text:p>
      <text:p text:style-name="P124">Misty(hugging Ash,sternly) : “none moves out of here and none retorts,whoever wants may politely continue and Ash will not give any proof to anyone regarding his alleged private life except his wife and he has already more than done that,if you still want you may continue <text:span text:style-name="T522">and Ash,either you’ll be polite or it won’t be good for you</text:span>”</text:p>
      <text:p text:style-name="P78">Ash<text:span text:style-name="T522">(hugging Misty quickly then letting her go)</text:span> : "right,as i was saying,<text:span text:style-name="T523">that’s great and i’m sorry if i was rude or is..but Brock you want to know why i did what i did after my separation or do you want to know whether i cherish my wife as much as she does or not..which question is bugging you the most?</text:span></text:p>
      <text:p text:style-name="P125">Brock : “i thought the two are sides of same coin.”</text:p>
      <text:p text:style-name="P125">Ash(smile) : “this intelligence is exactly <text:span text:style-name="T524">why</text:span> i told you what i did Brock...”</text:p>
      <text:p text:style-name="P126">Brock : “well whatever you may thin<text:span text:style-name="T525">k Ash,just proceed with answering why you did what you did in all regards for these 4 years and no we understand the press and you don’t have to validate your alleged private life,just validate your actions to us and may be to Misty as well as to how after 4 years of absolutely no contact,suddenly you come and make things too easy to not get a suspicion over your motives no matter what Misty herself may think it to be...”</text:span></text:p>
      <text:p text:style-name="P78"><text:span text:style-name="T526">Ash(smile) : “perfect point Brock,perfect point,well i give you why i did what i did for four years,well all </text:span>I wanted to <text:span text:style-name="T526">was to</text:span> create a nice little comfortable hell for me with a beautiful flame which was a bit too warm for much comfort.."</text:p>
      <text:p text:style-name="P78">Brock<text:span text:style-name="T527">(sternly)</text:span> : "Ash,we're talking after <text:span text:style-name="T528">4</text:span> years or so.."</text:p>
      <text:p text:style-name="P78">Ash<text:span text:style-name="T529">(frown)</text:span> : "So?do i have to confess my longing for my beau.."</text:p>
      <text:p text:style-name="P127">Daisy(scream) : “Ash,you..”</text:p>
      <text:p text:style-name="P127">Tracy(solemn) : “it’s alright Ash,but i’d love it if you can be more polite and you know why.”</text:p>
      <text:p text:style-name="P127">Ash(solemn) : “i oblidge,<text:span text:style-name="T530">but</text:span> Brock if you think because i didn’t contact you for 44 years and so i should be..</text:p>
      <text:p text:style-name="P78">Brock<text:span text:style-name="T527">(sigh)</text:span> : "please,let it go,just tell me that you're not going to break Misty's</text:p>
      <text:p text:style-name="P78">heart.."</text:p>
      <text:p text:style-name="P78">Ash(grinning) : "Break Misty's heart?Break Misty's heart?.. that's a funny one</text:p>
      <text:p text:style-name="P78">coming for you of all people <text:span text:style-name="T531">but that’s the IDEA of yours so beloved</text:span>..<text:span text:style-name="T532">anyway,</text:span>so i'll break my wife's heart immediately after <text:span text:style-name="T533">engagement</text:span> for which <text:span text:style-name="T534">i can’t have any problem myself at all?</text:span>"</text:p>
      <text:p text:style-name="P78">Brock<text:span text:style-name="T535">(sternly)</text:span> : "Ash,please,be calm and continue what you were saying"</text:p>
      <text:p text:style-name="P78">Ash<text:span text:style-name="T536">(smile)</text:span> : "<text:span text:style-name="T537">as you said,</text:span>if you g<text:span text:style-name="T538">a</text:span>ve me a chance only"</text:p>
      <text:p text:style-name="P78">Brock : "Alright,restart with the hell"</text:p>
      <text:p text:style-name="P78">Ash : "fine,and thanks for patien<text:span text:style-name="T539">ce</text:span>,really where would've i...anyhow,as i was</text:p>
      <text:p text:style-name="P78">saying i created this beautiful hell and wished to see who jumps in and Misty</text:p>
      <text:p text:style-name="P78">did that only,so she's my wife now.do you want to know <text:span text:style-name="T540">now </text:span>how i'm now planning</text:p>
      <text:p text:style-name="P78">to break her heart?</text:p>
      <text:p text:style-name="P78">Brock : "this answer<text:span text:style-name="T537">e</text:span>d your stunt on me and your longing for Misty who were</text:p>
      <text:p text:style-name="P78">on the same wavelength"</text:p>
      <text:p text:style-name="P78">Ash : "but <text:span text:style-name="T541">what buggs you is that</text:span> someone else could also have been in if i gave them a chance?"</text:p>
      <text:p text:style-name="P78">Brock : "exactly,and I know as do you Misty did give people chance but didn't</text:p>
      <text:p text:style-name="P78"><text:soft-page-break/>get the reply,but she could've as well,as could you,so this is still an open</text:p>
      <text:p text:style-name="P78">problem no matter how comfortable your hell is"</text:p>
      <text:p text:style-name="P78">Ash<text:span text:style-name="T542">(hugging Misty firmly)</text:span> : "well this also then must need Mist to answer her side,and <text:span text:style-name="T543">by-the-way i absolutely forgot,please </text:span>bare with</text:p>
      <text:p text:style-name="P78">what i call <text:span text:style-name="T544">my wife,a name Brock too familier to you</text:span>,i used to call her Mist in <text:span text:style-name="T545">Kanto</text:span> itself,and you were there</text:p>
      <text:p text:style-name="P78">so i only hope for compliance"</text:p>
      <text:p text:style-name="P78">Brock : "<text:span text:style-name="T546">you don’t need it move along</text:span>"</text:p>
      <text:p text:style-name="P78">Ash : "i. can answer Misty's side but i'll have to ask for her permission first but</text:p>
      <text:p text:style-name="P78">first i'll have to know whether you would take that as her account or not"</text:p>
      <text:p text:style-name="P78">Brock : "i 'll if.."</text:p>
      <text:p text:style-name="P78">Ash : "no ifs,give me absolute"</text:p>
      <text:p text:style-name="P78">Brock : "Yes,but i'll tally it with her words as well and then only believe fully"</text:p>
      <text:p text:style-name="P78">Ash : "i absolutely agree with you on this,<text:span text:style-name="T547">so..”</text:span></text:p>
      <text:p text:style-name="P128">Misty(shivering voice,<text:span text:style-name="T542">hugging Ash firmly</text:span>) : “move along.”</text:p>
      <text:p text:style-name="P78">Brock : "<text:span text:style-name="T548">got your singal Ash.</text:span>"</text:p>
      <text:p text:style-name="P78">Ash : "first My account,whoever came before or after Mist to me except my</text:p>
      <text:p text:style-name="P78">mom and my Pokemons were there for a reason that my soul didn't</text:p>
      <text:p text:style-name="P78">represent,thus Mist gets the vote of my soul"</text:p>
      <text:p text:style-name="P78">Brock : "so your belief is that she was destined to you?"</text:p>
      <text:p text:style-name="P78">Ash : "<text:span text:style-name="T549">see i don’t like this idea of destined,i’d prefer the word soulmate.</text:span>"</text:p>
      <text:p text:style-name="P78">Brock : "and all else that will come <text:span text:style-name="T550">can’t be that</text:span>?"</text:p>
      <text:p text:style-name="P78">Ash : "right.i gave you my reason."</text:p>
      <text:p text:style-name="P78">Brock : "Ash,you might know i'm a practising full time <text:span text:style-name="T551">P</text:span>okemon doctor</text:p>
      <text:p text:style-name="P78">now,lets play a game shall we?</text:p>
      <text:p text:style-name="P78">Ash : "much obliged and <text:span text:style-name="T551">Brock because the this also is in public gospel that Ash Ketchum indeed helped to bust Team Rocket,you shall know that i know exactly well of your achivements since the day you parted after Sinnoh and by virtue of that absolute who you are and so on,congratulations for that...but </text:span>lets see</text:p>
      <text:p text:style-name="P78">what's the outcome of logic,i'm excited,only Q/A right?"</text:p>
      <text:p text:style-name="P78">Brock : "right,can i start?"</text:p>
      <text:p text:style-name="P78">Ash : "ever at service"</text:p>
      <text:p text:style-name="P78">Brock : "right, let's play,Misty comes that day,you have an accident,she follows</text:p>
      <text:p text:style-name="P78">you for her bike,finds your tender care to Pikachu and falls for you.stay with</text:p>
      <text:p text:style-name="P78">me on this point.ok?"</text:p>
      <text:p text:style-name="P78">Ash : "continue"</text:p>
      <text:p text:style-name="P78">Brock : "1.it could've been <text:span text:style-name="T552">M for her</text:span>,2.it could've been <text:s/><text:span text:style-name="T553">for you</text:span> and 3.Misty falls</text:p>
      <text:p text:style-name="P78">BECAUSE of your WARMTH,so there's a REASON,now logically cross these</text:p>
      <text:p text:style-name="P78">inferences"</text:p>
      <text:p text:style-name="P78">Ash : "gladly,<text:span text:style-name="T554">2</text:span>.There's no <text:span text:style-name="T554">i would’ve even remotely cared about F which atleast I did for Mist cause atleast for sometimes we were in a relationship and you were the first hand witness since day one till that unfortunately wasn’t anymore but the span was 13 years and</text:span> <text:span text:style-name="T555">you can get your</text:span> 2</text:p>
      <text:p text:style-name="P78">from here,<text:span text:style-name="T555">and you know if you go further then that’ll prove i’m dead exactly right now so lest proceed..so</text:span> the third is that,i had warmth,<text:span text:style-name="T556">but i had thar</text:span> for Pikachu not <text:span text:style-name="T556">Mist</text:span> and <text:span text:style-name="T556">Mist</text:span> saw</text:p>
      <text:p text:style-name="P78">her own self,<text:span text:style-name="T557">that’s the soul,</text:span>in me,<text:span text:style-name="T558">which is why i don’t like the word destined cause i did the same but again to prove my side is why this process has come into existence in the first place so anyway,yeah you got your points.</text:span>"</text:p>
      <text:p text:style-name="P78">Brock : "unsuccessful on the third,try again."</text:p>
      <text:p text:style-name="P78">Ash : "fine,bear with me then.agree?"</text:p>
      <text:p text:style-name="P78">Brock : "agree"</text:p>
      <text:p text:style-name="P78">Ash : "my warmth made Mist fall for me,was one moment enough for <text:span text:style-name="T559">the initial 5</text:span> years</text:p>
      <text:p text:style-name="P78">of <text:span text:style-name="T560">blind </text:span>devotion?"</text:p>
      <text:p text:style-name="P78"><text:soft-page-break/>Brock : "<text:span text:style-name="T561">well </text:span>som<text:span text:style-name="T561">e</text:span> were there for 3,some 2 and so on,so on.."</text:p>
      <text:p text:style-name="P78">Ash : "right,and they followed me <text:span text:style-name="T562">not </text:span>because i was warm to my <text:span text:style-name="T563">P</text:span>okemons <text:span text:style-name="T563">or them</text:span>?"</text:p>
      <text:p text:style-name="P78">Brock : "not all but some for sure"</text:p>
      <text:p text:style-name="P78">Ash : "yeah,another did in Kalos because when she was 4,me 10,i came to</text:p>
      <text:p text:style-name="P78">some service to her,so i was her childhood dream"</text:p>
      <text:p text:style-name="P78">Brock : "right,this has a reason with your own invitation <text:span text:style-name="T564">and this information come from your note to Misty</text:span>,<text:span text:style-name="T565">anyway,</text:span>you may continue"</text:p>
      <text:p text:style-name="P78">Ash : "right yes I did invite her <text:span text:style-name="T566">for whatever reasons</text:span>,i then have to only <text:span text:style-name="T567">prove</text:span> that Mist was the</text:p>
      <text:p text:style-name="P78">only <text:span text:style-name="T568">one who didn’t come to me for a reason but everyone else did travel companion or not</text:span>?"</text:p>
      <text:p text:style-name="P78">Brock : "right.here bear in mind i came as well for a reason <text:span text:style-name="T569">as did Trace</text:span>,i wanted to travel</text:p>
      <text:p text:style-name="P78">with you <text:span text:style-name="T569">as did Trace</text:span>"</text:p>
      <text:p text:style-name="P78">Ash : "right,perfect.so <text:span text:style-name="T570">i have to disprove the fact that</text:span> Mist comes due to my warmth,and falls for that expecting some heart in return"</text:p>
      <text:p text:style-name="P78">Brock : "exactly"</text:p>
      <text:p text:style-name="P78">Ash : "<text:span text:style-name="T571">yeah perfect but i’ll have to ask</text:span> Mist <text:span text:style-name="T571">if she can</text:span> bear <text:span text:style-name="T572">it again.</text:span>.."</text:p>
      <text:p text:style-name="P78">Misty(firmly) : "Misty Ketchum <text:span text:style-name="T573">will</text:span> bear with anything that her husband says</text:p>
      <text:p text:style-name="P78">with only a small complain that no matter what my husband did today,he</text:p>
      <text:p text:style-name="P78">deserved a his first night alone with me,alright lets continue"</text:p>
      <text:p text:style-name="P78">Ash(smile) : "right Mist,stay along.so Brock as i was saying,I kicked Misty to</text:p>
      <text:p text:style-name="P78">hell and I also did the same to many,only Misty returned again and again and</text:p>
      <text:p text:style-name="P78">again and again,others DID NOT for obvious reasons <text:span text:style-name="T574">now do you want to know why i didn’t include absolute everyone in this world person and pokemon?</text:span>"</text:p>
      <text:p text:style-name="P78">Brock : "<text:span text:style-name="T574">well,you know what i want and about others not returning,well they would’ve </text:span>if only you gave chances"</text:p>
      <text:p text:style-name="P78">Ash : "<text:span text:style-name="T575">well that they didn’t because their central reason to be with me was broken</text:span> so you fail my very first filter and even if you didn't,if you didn't return to me once i kicked you,you fail my second filter,if you've managed to come back once but not twice,twice but not thrice,infinitely many times but not the</text:p>
      <text:p text:style-name="P78">very next time <text:span text:style-name="T576">and so on</text:span>,then you also fail my second filter,but even if you did,i'll cheat on you,be with someone else or have a family with someone else,be loyal to them,and as many combinations you can create you may create and i'll do all that <text:span text:style-name="T576">individually</text:span> to you but if you still want me <text:span text:style-name="T577">ONLY</text:span>,then you've surpassed my first step that ok you're elligible.then i'll kill you by poisoning you and reveal to you that yes i'm your murderer and before death you'll <text:span text:style-name="T577">ONLY</text:span> want me,your</text:p>
      <text:p text:style-name="P78">murderer <text:span text:style-name="T577">will be wanted by you ONLY</text:span>,then you pass the 2nd door <text:span text:style-name="T578">IF you can repeat what has been told just before</text:span>,<text:span text:style-name="T579">now </text:span>whil<text:span text:style-name="T580">e</text:span> you're dying knowing that i killed you <text:span text:style-name="T581">and i’m laughing in front you watching your slow death telling you that i’m your murderer</text:span>,<text:span text:style-name="T582">then </text:span>if you <text:span text:style-name="T583">gleefully </text:span>want to be killed by me again and again and again an<text:span text:style-name="T584">d </text:span>again and <text:span text:style-name="T584">STILL</text:span> say you'll not but want me <text:span text:style-name="T578">ONLY</text:span> again and again and be RATHER killed again and again by me than be with me for just one moment if</text:p>
      <text:p text:style-name="P78">the former assured ultimate unison <text:span text:style-name="T584">though uncertain in temporal scale</text:span>,then it's the third,<text:span text:style-name="T585">now </text:span>you'll bear all pain for me while i'm in hell but you're in heave<text:span text:style-name="T585">n</text:span>,if i'm starving on a secluded jungle,you're</text:p>
      <text:p text:style-name="P78">with the best of foods with your spouse and childern happily loyally married yet feeling my starving only and is actually DYING with me and you'd <text:span text:style-name="T586">ONLY want to die with me</text:span> <text:span text:style-name="T586">and ONLY wish </text:span>to be able to be with me and <text:span text:style-name="T587">starve TOGETHER</text:span>,and repeat that again and again,then it's the fourth door..<text:span text:style-name="T588">Now,</text:span>all couples present here it'll get more and more uncomfortable from here <text:span text:style-name="T589">so </text:span>if you want please leave,except Mist and Brock."</text:p>
      <text:p text:style-name="P78">Tracy,Daisy(unison,<text:span text:style-name="T590">shivering voice</text:span>) : "we'll go to the end"</text:p>
      <text:p text:style-name="P78">Ash(smile) : "much appreciated,be prepared till the second warning"</text:p>
      <text:p text:style-name="P78"><text:span text:style-name="T591">(</text:span>All except Misty in unison,<text:span text:style-name="T591">shivering voice)</text:span> : "continue"</text:p>
      <text:p text:style-name="P78">Misty(tears,shivering) : "Brock,you..you still want more(scream,<text:span text:style-name="T592">crying</text:span>) MY PRIVATE</text:p>
      <text:p text:style-name="P78">LIFE,Dase..you..(crying loudly)it's MY PRIVATE LIFE with M<text:span text:style-name="T593">Y</text:span> HUSBAND..this is</text:p>
      <text:p text:style-name="P78">my first...you're my.."</text:p>
      <text:p text:style-name="P78">Ash(whispering in Misty's ears) : "Mist,didn't i tell you this you'll see if you</text:p>
      <text:p text:style-name="P78"><text:soft-page-break/>push hard <text:span text:style-name="T594">enough</text:span>,and no it's ok(hugging Misty)just leave it upon me dear."</text:p>
      <text:p text:style-name="P78">Misty(crying) : "i'm going and if you were..<text:span text:style-name="T595">(cuts off)</text:span>"</text:p>
      <text:p text:style-name="P78">Ash(<text:span text:style-name="T596">smile) : “so now if only Brock stays that’ll be enough.”</text:span></text:p>
      <text:p text:style-name="P78">Brock(sternly) : "I will walk with Ash no matter where he goes,rest of you can go if you want"</text:p>
      <text:p text:style-name="P78">Daisy(tears): "Ash,you think that we're.."</text:p>
      <text:p text:style-name="P78">Ash : "well here you see,Daisy,i know what you and Trace are going through,and i perfectly know why you've been listening to matters our private life,correct</text:p>
      <text:p text:style-name="P78">me if i'm wrong Daisy,ALL.OF.YOU.ARE.LISTENING.<text:span text:style-name="T597">SO.INTENTLY.</text:span>CAUSE.THIS.IS.EXACTLY.WHAT.YOU.<text:span text:style-name="T598">DO</text:span>.<text:span text:style-name="T599">see this is YOUR</text:span> very private life as well <text:span text:style-name="T600">and these are YOUR very personal deeds as well </text:span>and that's why you've been paying so close an attention and don't want to leave,so let me cut to the very end,even if you do all this i may not at all select you,why? AS IT'S MY CHOICE,<text:span text:style-name="T601">and this is why Brock i don’t like the word DESTINY as if it was just a throwaway that you could’ve been found with anyone BUT you get just a specific random one as DESTINY would have it,cause if only</text:span> i see <text:span text:style-name="T602">(agitated)EXACTLY,ABSOLUTELY,PRECISELY,SOLELY MY OWN SELF,MY OWN BEING,MY OWN SOUL that is (very agitated) ME</text:span></text:p>
      <text:p text:style-name="P78">in <text:span text:style-name="T603">MY</text:span> <text:span text:style-name="T603">OTHER HALF</text:span>,that is..um..<text:span text:style-name="T604">(flustered,shivering)..</text:span>sorry..terribly sorry..um,i just lost my mind..this</text:p>
      <text:p text:style-name="P78">i..um,what have i.."</text:p>
      <text:p text:style-name="P78">Daisy(sobbing): "i'm leaving as well,i only wish Lil <text:span text:style-name="T605">was</text:span> here..i'll tell her</text:p>
      <text:p text:style-name="P78">later..Ash,um..would you mind if i still call you Ketchum?"</text:p>
      <text:p text:style-name="P78">Ash(laugh) : "that would actually be right Daisy,just call me anything.."</text:p>
      <text:p text:style-name="P78">Daisy<text:span text:style-name="T606">(tears,smile)</text:span> : "enough Ash,i'll only sometimes call you Ketchum(smile),you made my</text:p>
      <text:p text:style-name="P78">day,i saw you first <text:span text:style-name="T607">17 years back your second ever badge,</text:span>you had just about started,and i'm seeing you now..it's</text:p>
      <text:p text:style-name="P78">almost moring now,just the wish that such sun may everyday..(choke)"</text:p>
      <text:p text:style-name="P78">Ash(smile) : "Daisy,i get you,we're family,no</text:p>
      <text:p text:style-name="P78">need for these,please take rest,don't strain yourself,please.</text:p>
      <text:p text:style-name="P78">Daisy : "um..thanks..bye"</text:p>
      <text:p text:style-name="P78">Tracy(sternly,<text:span text:style-name="T608">shivering</text:span>) : "Brock you stared it you go till the end,i'll not hear <text:span text:style-name="T609">a thing</text:span></text:p>
      <text:p text:style-name="P78"><text:span text:style-name="T610">more</text:span>,and Ash,um..anyhow,just come today sometime,ok..bye.."</text:p>
      <text:p text:style-name="P78">Ash(laugh) : "sweet sweet Trace..and Brock did you get what i just s.."</text:p>
      <text:p text:style-name="P78">Brock(shivering) : "Ash,enough.<text:span text:style-name="T611">i’ve travelled the world with you for 11 long years..</text:span>I knew you to be mischievous but only with Misty <text:span text:style-name="T612">all time(Ash laughs)</text:span> and sometimes with Me that too you'd do only <text:span text:style-name="T613">as</text:span> she <text:span text:style-name="T613">all the time(both laughs)</text:span> or i <text:span text:style-name="T614">most rarely(both laugh) </text:span>pushed you too much,you just brushed aside <text:span text:style-name="T615">4</text:span> years like a twig from your path,i'm too</text:p>
      <text:p text:style-name="P78">busy now a days,but you two are welcome anytime and come together</text:p>
      <text:p text:style-name="P78">only,what else to say.."</text:p>
      <text:p text:style-name="P78">Ash(smile) : "not much Brocko,<text:span text:style-name="T616">just the thing that i’m sorry if i ever hurt you and that’s ever cause i was the thing for which the right word is Mistyvious(both brusts into laughter) and i’m so happy ultimately you’ve become Mantykovious(both brusts into laughter) if that letter with certain diagram did help(both again laughs) i’m even happier...but wait can i get your dishes again(both laughs)..</text:span>"</text:p>
      <text:p text:style-name="P78">Brock : "ONLY IF you came together with your</text:p>
      <text:p text:style-name="P78">wife <text:span text:style-name="T617">but prepared to be swallowed up by Violovious(both brusts into laughter)..</text:span>good Morning.Bye."</text:p>
      <text:p text:style-name="P78">Ash(laugh) : "Morning Brock.Bye"</text:p>
      <text:p text:style-name="P78">Misty(<text:span text:style-name="T618">smile,tears,</text:span>hugging Ash) :"What is this Ash?"</text:p>
      <text:p text:style-name="P78">Ash(<text:span text:style-name="T619">laugh</text:span>) : "<text:span text:style-name="T619">Serena doing her rounds(both laughs uncontrolably)..but really Mist how can you be so sure(both brusts into laughter)..</text:span>"</text:p>
      <text:p text:style-name="P78">Misty<text:span text:style-name="T620">(laugh)</text:span> : "she called me and narrated what</text:p>
      <text:p text:style-name="P78">happened,she said "you're my goal",then came back and kissed you,to which</text:p>
      <text:p text:style-name="P78">you were a bit shocked but just waved her goodbye <text:span text:style-name="T621">and then later severely rebuked her</text:span>"</text:p>
      <text:p text:style-name="P78"><text:soft-page-break/>Ash(laugh) : "<text:span text:style-name="T622">that’s the polite version i actually showed her to please bare with me that to anyone she’s the eternal b..mate(brusts into laughter)...</text:span></text:p>
      <text:p text:style-name="P129">Misty(sigh) : “that’s why she was killing herself why apologizing..(Ash brusts into laughter)..(frown)..Ash,cut that..(laugh)..you <text:s/><text:span text:style-name="T623">really did ruffle the whole worlds feather...”</text:span></text:p>
      <text:p text:style-name="P130">Ash(hugging Misty very firmly) : “just to have another <text:span text:style-name="T624">look</text:span> at my sweet eternal Mist flower...”</text:p>
      <text:p text:style-name="P131">Misty(smile,tendering Ash’s cheeks) : “my eternally sweet bee(both smile at each other)..<text:span text:style-name="T625">tell me now all that you’ve beed(both brusts into laughter)..”</text:span></text:p>
      <text:p text:style-name="P132">Ash(laugh) : “well just bare with my language otherwise no flavour(laugh,Misty laughs and shakes her head)..<text:span text:style-name="T626">that brat does what she does.i invited her cause she was 20 year old full grown brat sitting at home didn’t know anything at all,his parents are very close to Professor Oak due to their profession,which i can’t recall now anyhow that’s not related to Pokemons and she actually as i said knew my mom and so on,i was her childhood hero or crush and so on i just thought that she was just a fangirl and so much younger to me may be i can help as Kalos was my last regional journey and after team rocket and all i just knew if i keep myself right,the league victory is just an inevitability and thus i decided to visit all 32 official gyms during my time there and wanted to enjoy also because of my personal demons and the libraries there has made me what i’m now and Ganger was ever with me in those places as well as my big bro chu..yeah,that’s his view of me and that’s why he’s with me,protecting and guiding me all time(both laugh)...anyhow so i decided to take her under my wings and Clemont and Bonnie were big bro and small sis exact opposite of May and Max but the bro was much unirritating(both laugh) and the sis was too oversmart(both laughs)..exact opposite pairs...Clemont is of Serena’s age 23 now and wanted to become pokemon observer like Trace and so on..he had been to Sinnoh,Unova and Orange as well but now wanted to survey Kalos bonnie was 11 then wanted to copy her bro all the time and went out..we met a bit later after i started with Serena..anyhow so 2 days in i realize this b.. wants the urine and all but i just thought it’s infatuation and my behaviour will teach her a lesson anyway..i always behaved like big bro and i did babysit all those..Clemont wasn’t like Trace when we came across him but much insecured but by then i experience was big and so i did what i could to them...oh i’ll go to what i did just after our breakup and then come back again...so i break up and was sitting beside the forsaken central battlefield with all possible thoughts going inside...chu-bro was kept at visitor’s room..anyhow Sarah comes in and mouths me to which i said many things about the past of the 3 and all anyhow that makes her realize that i was indeed a cunningly dense brat(Misty laughs)..(laugh)..no Mist,as i told you flower boquet,warm gentle hand on the shoulder or a kiss otherwise bust despite your own girlfriend never feeling so..funny stuff..anyhow,if i returned from Unova midway,it would’ve been to do a friend’s favour not due to my longing for my sweety,and that’s exactly why i didn’t return and that’s why i regret it and that’s also why these m.. should’ve reminded me which they didn’t or was too ignorant to realize except Gary,who always was most professional and least personal to me unless i told him to be otherwise,but i knew Gary had some feelings for Lillie and the viseversa might become true cause she is exactly Gary in a different body and Trace too had some feelings for Dase and viseversa and i knew they also were the same,Dase no matter what she did,was ever pure in heart,the real you-know-what i was telling your while i was being rude to you last afternoon...and you know Trace and that’s why when i said things it hurt him that much..beautiful man,beautiful man..anyhow,so i tell Trace quoting ‘Persistence Per Precise Perception’ just after the breakup along with other things as i meant his perception of Daisy and all else especially after i part must be persistent enough only then he’d get what he wants and deserves and told him also not to cut off just because things will get more difficult..similarly i tell Gary,whoose professionalism was hindering him from slapping any of the others and any sludges that floated later cause he was there only for Pokemons and not other things and Professor Oak wouldn’t ever allow him to mingle there and he knew that it’ll only harm him cause it was more difficult than just giving your life for your friend cause your whole family and career and past is also associeted and mostly Lillie,whom he cherished from the first sight i guess..way back in Gym battle days then just continued...Lillie same as i discerned just a bit of dust on a diamond which eventually shines just like Gary..anyhow,so i remind Gary quoting another ‘unnesseciate the </text:span><text:soft-page-break/><text:span text:style-name="T626">necessary if the necessity is subtle enough’ among others to say look carefully what you want and what you’re deluding yourself to be in need of..this is you give your life for your friend but just before your body goes that moment is ever you and none else that’s soul,there you must be honest that i’m happy and i’m dying not because of a reason cause there’s always hatred otherwise which gets all the good you’ve done throughout into a single little black point on all white cloth to spoil the total scene...that’s abject failure infact..these words comes from Kalos libraries and all then only intuitions and then what i meant to Gary was that do what he wants first and only and not mingle with my or your personal life cause that’s what he might reget doing later...Brock wanted me to find other people as he did for you so on his date i told he’s made of urine and so,which made him straightned but he thought that’s my view of my flower of all and he knew all about us for 13 years,what a dumbnut...so anyhow,Gary couldn’t and didn’t plus he also didn’t know much about your problems and Lillie never shared them with anyone as you influenced both Daisy and Lillie and to them you are a role model but that’s what deluded them that moment is that’s not you that’s yours..you weren’t in a good place but all yours has always been no matter what..that’s the subtle necessity..anyhow,so except for Gary all the m.. told me Mist is unhappy and all never saying do a friends favour return..you were same your trouble was your friendship with me not your longing all you also wanted was that friend’s favour from eveyone just like me but the difference is that you were entrapped in that poisonus environment,which Mist,i tell you,would be once only heaven once i roast those rats there in Cerulian(Misty laughs)..so anyhow,i made the mistake cause i thought all these m.. are saying as if i’m not devoted anymore but all you ever told me was to watch my back and not to get my head turned,not even once you told me to abandon my journey and that’s longing so i knew who you are perfectly...but i never realized that if i know i’m as honest as ever why would my Mist of all turn on me,who didn’t the Mist that did that was a veil not whoose my wife now(tenders Misty,Misty hugs Ash firmly)..suddenly due to some brats the veil could raise the head and torment my sweety so much,shadowfighting...my problem was my ego turned up and said you’re honest,never apologize,Mist i didn’t have to and i didn’t as you saw yesterday,i just needed to do what i did exactly here,abduct you and forcefully take you away(tenders Misty,Misty smiles),showing you my longing but then i didn’t understand that being a f..”</text:span></text:p>
      <text:p text:style-name="P133">Misty(sigh,frown) : “Ash,please don’t hinder like that..”</text:p>
      <text:p text:style-name="P133">Ash(hugging Misty firmly) : “alright dear i wont,so i didn’t understand that and i also was shadow fighting....your shadow tried to to mingle you with this urine and stool that’s the ideas and mine urine and stool that’s the words...you were fighting abstractions that represent objects me objects that represent abstractions..so we were same the outside was different...anyhow,<text:span text:style-name="T627">the break-up was between stool and urine..total disgrace...soulmates don’t have anything to do with representations,the end...so anyhow i was in that fight and all and then when the m.. tried to pull sentimental stunts i mercilessly torn myself apart from them and Kalos was then...so these 3 bufoons come along well,Clemont is a very nice guy,naive more actually but has great intelligence...so this b.. was hanging around me,screaming at my performances as if i was an total idiot despite my 5 titles and you know what if that b.. was the one in place of you that day in Viridian,i would’ve pushed the damn brat in that very same lake on the very next day in the forest(Misty laughs and shakes her head)..my Mist never did things even true friends did that Brock or Trace did that’s not screaming you f...(Misty frowns)..anyhow,not screaming your head off during the match or show apathy or patronization that’s then veiled as the word sympathy or compassion..which is as i said giving a glass of water to the friend who can’t reach it on the table due to his sitting position..that’s just being beside you through thick and thin without any expectations in return..but my Mist has nothing to do with these drains or ideas or representations or characters that are called virtues..useless stuff..i’ll be virtuous because of me,not cause of bufoons..and my sweet Mist from first moment represented that that virtue...her very being was all about me..always my Ash(tenders Misty,smile,Misty also tenders Ash smiling)..from first day forcefully against whole world-this is my Ash which is now i know as this is me...and that’s not describeable by great venerable legends what to speak of utter m.. anyhow that b.. was trying her best to veil ther soul which was later found out to be so and so thus i just bear with the b.. but then </text:span><text:soft-page-break/><text:span text:style-name="T627">that b.. pulled a stunt on me and i didn’t want that b.. to be making further scenes there when she gets inducted to the eternal hall of b.. so i gently waved her off..and her rection seeing my inaction was-what a cough,what a spit(Misty laughs)..and Clemont and Bonnie was-the just crowned Kalos prince has just tasted and just smelt the just perfect Kalos stool...(Misty brusts into laughter)...so anyhow,then i straight went to the washroom,to which Bonnie and</text:span></text:p>
      <text:p text:style-name="P78">Clemont thought i was gonna cry in joy but to their utter dissapoint<text:span text:style-name="T628">ment</text:span>,which</text:p>
      <text:p text:style-name="P78">they didn't know <text:span text:style-name="T628">then,</text:span>i puked my head off,spat everywhere off that</text:p>
      <text:p text:style-name="P78">saliva,urine.."</text:p>
      <text:p text:style-name="P78">Misty(sigh) : "Ash,i know that part,cut it"</text:p>
      <text:p text:style-name="P78">Ash(laughing) : "then i came out <text:span text:style-name="T628">for the first time after 35 to 40 minutes there </text:span>with the broadest smile,and they thought-<text:span text:style-name="T629">comrads!</text:span>the new crowned Kalos prince have just found the <text:span text:style-name="T630">perfectly right</text:span> <text:span text:style-name="T631">Kalos </text:span>sto.."</text:p>
      <text:p text:style-name="P78">Misty(sternly) : "would you never give it a rest?"</text:p>
      <text:p text:style-name="P78">Ash(laugh) : "Mist! if you want i can teach you how to tune your nerves so that</text:p>
      <text:p text:style-name="P78">you can,if you had to,in handsome men <text:span text:style-name="T632">or in men like me</text:span> <text:span text:style-name="T633">would find only sto..</text:span>"</text:p>
      <text:p text:style-name="P78">Mist(loudly) : "Ash!"</text:p>
      <text:p text:style-name="P78">Ash(smile) : "um..sorry,not me then but.."</text:p>
      <text:p text:style-name="P78">Misty(hugging Ash,smile) : "spare yourself from the mass that i’<text:span text:style-name="T625">ll ever</text:span> see <text:span text:style-name="T634">in all eternity</text:span>(looking</text:p>
      <text:p text:style-name="P78">at Ash),okay?</text:p>
      <text:p text:style-name="P78">Ash(smile,hugging and looking at Misty <text:span text:style-name="T635">and tendering her cheeks</text:span>) : "right.but hey aren't you enjoying my style if not the words"</text:p>
      <text:p text:style-name="P78">Misty(smile) : "certainly not the words but you'll be a gem in stand-up if you</text:p>
      <text:p text:style-name="P78">wanted"</text:p>
      <text:p text:style-name="P78">Ash(smile) : "you'll alone do me <text:span text:style-name="T636">all</text:span>,nothing else <text:span text:style-name="T637">there</text:span>"</text:p>
      <text:p text:style-name="P78">Misty(scowl) : "my hero <text:span text:style-name="T638">bee</text:span>!<text:span text:style-name="T638">(both laughs)..</text:span>continue"</text:p>
      <text:p text:style-name="P78">Ash(laugh) : "right so they thought so,only to be at the very end,when i was to</text:p>
      <text:p text:style-name="P78">leave i sternly told them i've someone waiting for me at home and i'm going to</text:p>
      <text:p text:style-name="P78">tell her about this,if you could look after of Serena,to which they couldn't even</text:p>
      <text:p text:style-name="P78">budge from the place till i screamed go and then smiled as broadly as i could</text:p>
      <text:p text:style-name="P78">to wave them goodbye,sat on the plane,told Pikachu-who was more shocked</text:p>
      <text:p text:style-name="P78">than me and was utterly confused-that buddy if you could realize what just</text:p>
      <text:p text:style-name="P78">happened earlier,you would've killed yourself given your temperament,but see</text:p>
      <text:p text:style-name="P78">i've picked up you<text:span text:style-name="T639">r</text:span> mischievousness if nothing else,and i'll show it to the world</text:p>
      <text:p text:style-name="P78">from now on.. I don't know what he understood but he calmed down a bit and</text:p>
      <text:p text:style-name="P78">just lied down in my lap..then i thought how could a person turn on me like</text:p>
      <text:p text:style-name="P78">that,then <text:span text:style-name="T640">the widom dawned upon me once a wh..</text:span>"</text:p>
      <text:p text:style-name="P78">Misty(irritated) : "can't you let go off that language?"</text:p>
      <text:p text:style-name="P78">Ash(laugh) : "not since that day..sorry..nah really this is so much fun now that</text:p>
      <text:p text:style-name="P78">a year later i'm reminiscing them to my wife..haha.."</text:p>
      <text:p text:style-name="P78">Misty(sigh) : "carry on,but every time you utter those,i'll smack your</text:p>
      <text:p text:style-name="P78">head(smile) like i used to"</text:p>
      <text:p text:style-name="P78">Ash(smile) : "unlike then,i'll swear more to get more only"</text:p>
      <text:p text:style-name="P78">Misty(smile) : "alright,Prince from Pallet,continue"</text:p>
      <text:p text:style-name="P78">Ash(smile) : "much obliged is he with his wife."</text:p>
      <text:p text:style-name="P78">Misty(smile) : "we can go on,but really you excite me carry on"</text:p>
      <text:p text:style-name="P134">Ash(hugging Misty firmly,smile) : “why don’t we go on,memories mean nothing as well..”</text:p>
      <text:p text:style-name="P134">Misty(tendering Ash’s cheeks) : “i want the buzzing of my bee(both smile then laugh)”</text:p>
      <text:p text:style-name="P78">Ash(laugh) : "oh and its half past dawn.haha..anyhow,let me continue..so they</text:p>
      <text:p text:style-name="P78">were utterly confused at my behaviour,and i in the plane actually realized</text:p>
      <text:p text:style-name="P78">Serena requires a<text:span text:style-name="T641">n eternall hall of what she is</text:span>,so i called her <text:span text:style-name="T641">the brat at first in joy of trapping the fish didn’t pick it up(Misty brusts into laughter)..then i texted i’ll enyhow have to confess and i’m going away so why not now..(Misty laughs again)..so finally the brat did pick it up,to which i in a </text:span><text:soft-page-break/><text:span text:style-name="T641">shivering voice asked Serena to learn if it was really that brat or someone else..the brat didn’t reply instantly but neither did i,then she thought this is strange so said just like a b.. says when so and so the word yes,to which i said you’re a great b.. a true b.. that totally makes the b.. fall to absolute hell from heaven then i went on saying how her soul was b.. and she was a b.. at 4 cause she was hanging around me from then and thus if plausible she was also a b.. in her previouslife and thus proving she is an eternal b.. and the sole reason why there’s the world b.. in fact exists and also so that she doesn’t return with this garbage i can change i said she’s called b..mate as she has always been atleast to me,thus she gets confined to the eternal heaven of b..hood from where there’s absolutely no return plausible so i told the brat this was her and my relation eternally totally killing the brat off,but i was only beginning as i realized the b.. will make scenes at home,so i phoned them and said i thank you for allowing her to travel with us,your daughter a true b..,a great b.. they get bamboozled so the time bought there i used to narate what she did and then told them a half-grown b.. like that is dangerous for public safety so that she may be confined in anywhere implicable and cut the phone blocking them all...”</text:span></text:p>
      <text:p text:style-name="P135">Misty(concerned) : “Ash,this was too severe for a moment of emotion..you..”</text:p>
      <text:p text:style-name="P135">Ash(hugging Misty tightly) : “that’s the fate of anyone who cheats on my trust...later they try a comeback through my mom and Professor oak who tells me to reconcile to whom i straight said i’ve no consideration for anyone who breaches my trust on them in such a way that i’ll for the rest of my life has to bear the pain and if they want to accuse me,for a playboy like me with name and power and recah,they’ll need immediate biological proof the meaning of which they can themselves get out..no my mom was present when i said this i don’t care...she knows me i know her the end.”</text:p>
      <text:p text:style-name="P135">Misty(concerned) : “how did they even come back?”</text:p>
      <text:p text:style-name="P135">Ash : “well i got my security right with Charizard,Nivy,two water pests,Bulbasaur my big bro,Ganger and in rooms Muk who hid behind me in dark corners where i intensionally stood,any girl breaches 3 foot circle,gets muked and yeah my bunch understands very well male and female human forms...plus i still say in case of public security that i’m getting married soon and the female brats that has humiliated me in public before due to their lack of teaching or ignorance during the class on the differentiation between a bro and a beau and i’d like compliance in this regard and then forced the Elite4 to empty spaces else i’ll intensionally lose and later accuse them of improper security..so those m.. didn’t have a chance but unfortunatly in Orange <text:span text:style-name="T642">i met that brat Danny..(both laugh)..remember him(laugh)..?</text:span></text:p>
      <text:p text:style-name="P136">Misty(laughs) : “ ‘<text:span text:style-name="T643">what’s that saying that</text:span> you hurt the one most you cherish the most,no no don’t get me wrong i’ll never mingle with a kid like that,i prefer more..um..intellectual types’,’huh what does she see in that brat’,’<text:span text:style-name="T644">why don’t i get such treatment from her’ and so on..perfectly my sweet bee(both brusts into laughter) ..”</text:span></text:p>
      <text:p text:style-name="P137">Ash(laugh) : “now i generally am warm but this bufoon asks how’s Cerulian and all and i said i never saw you since the end of Orange and so on...but later this brat wants to know whether i’ve married the one he saw or someone else as i announced in Kalos,and at that very moment our Orange pest Trace calls despite gary’s warning not to get personal with me and hand the phone over to staffs or professor and Gary was out on emergency and in the 4 years i spoke only with him,anyway Trace asks for the name of the island i scoff that i’m already dealing with people who can’t forget personal issues without realizing they might not be fond for me anymore at all and now Trace tacking the chance of old personal contacts and breaching my agreement there in the Lab wants to insinuate personal matters,now if such things continue i’ll give up everything including my pokemons and forget the word itself..thus the m.. gets totally flattened but in the skirmish the kalos brats appear cause they were Danny’s relations <text:span text:style-name="T645">and i didn’t want to insult him so they fix a meeting and i keep Ganger 2 feet infront of me invisible and warn them not to breach 3 foot barrier..the b.. goes like i’ve changed and all to which i said she has been eternalized so change doesn’t apply even this turns her parents on and they go about ego to which i scoff that thats the same reason why they think i’m fit for their kid who is what i told her and them..this totally gets them helled and then i tell them pardon is bestowed upon one by own soul that’s ever pure and by nothing and none else and tell the kid that she may continue to travel to know about her first to be aptly able to interpret any </text:span><text:soft-page-break/><text:span text:style-name="T645">world including pokemons and continue her associetion with professor Oak finally as my Ganger was told on signal scare the kid which i did many times in kalos this he did as soon as i walked out..they realize their mistake and the kid then tells me i’m her big bro and so on but also says she’ll love to meet my fiancee or wife as i announced as she wants to formally apolozige..i last heard that she’s in Unova and so on..anyhow after i handed you the note through Professor Oak i tell her this is my 1</text:span><text:span text:style-name="T331">st</text:span><text:span text:style-name="T645"> girlfriend and i’ve broken up with her 4 long years ago and to me still she’ll be the most perfect lady and better her interpretation of me,so if she wants she may given your name search you up and contact you,i know my flower(hugging Misty firmly smiling at her),she can’t be rude to anyone no matter and even if not that brat would’ve anyway realized i was ever honest with myself so that’s the comeback story...but that was a public seaport,and that was a secluded forest but</text:span></text:p>
      <text:p text:style-name="P78">Mist,you yourself wanted to do the same as well after Jhoto didn't you?"</text:p>
      <text:p text:style-name="P78">Misty(smile) : "very much Ash,especially after you said it's not a</text:p>
      <text:p text:style-name="P78">coincidence..after that,really..but Brock was there,i still tried hesitantly for the</text:p>
      <text:p text:style-name="P78">very last time saying "are you sure you'll be fine without me,Ash?"..um..i guess</text:p>
      <text:p text:style-name="P78">by then i was too desperate and even if Brock was there i was really</text:p>
      <text:p text:style-name="P78">struggling not to just run upto you and .."</text:p>
      <text:p text:style-name="P78">Ash(Hugging Misty,bit irritated) : "Mist,<text:span text:style-name="T646">you have me for eternity.</text:span>I don't even want to hear that word from you,you can say anything else except explicit mention of that <text:span text:style-name="T647">most times</text:span> and</text:p>
      <text:p text:style-name="P78">another form of body contact,we've done <text:span text:style-name="T648">the thing you then wanted</text:span> and we still may <text:span text:style-name="T649">all our lives</text:span> if we feel like in future,no rush and give it a rest,just</text:p>
      <text:p text:style-name="P78">tell me your story"</text:p>
      <text:p text:style-name="P78">Misty(smile) : "so much disdain due to the other two?"</text:p>
      <text:p text:style-name="P78">Ash(<text:span text:style-name="T650">solemn</text:span>,hugging Misty) : "Mist,i'm happy without my body</text:p>
      <text:p text:style-name="P78">not with it,and i'm happy with you not because of it in both sides,just being</text:p>
      <text:p text:style-name="P78">with you,looking at you,holding your hand,<text:span text:style-name="T650">politely hugging you</text:span>-this <text:span text:style-name="T651">no physical vulgarity</text:span> can't buy me,a hug as husband and wife who may do,<text:span text:style-name="T651">now we may do as we are husband and wife now,</text:span>enough,more than enough,civility is</text:p>
      <text:p text:style-name="P78">better than vulgarity anyday,anytime,anywhere,forever,and no it's not because</text:p>
      <text:p text:style-name="P78">of the other two <text:span text:style-name="T652">it’s because i hate my body and mind with hinders my oneness with my soul and consequently with my soulmate my sweet Mist flower”</text:span></text:p>
      <text:p text:style-name="P78">Misty(smile) : "much appreciated,but I want precision.."</text:p>
      <text:p text:style-name="P78">Ash(sigh) : "<text:span text:style-name="T653">Mist,that</text:span> comes much later,</text:p>
      <text:p text:style-name="P78">that's an entirely different issue,<text:span text:style-name="T654">and i never thought it’s an eventuality or obligation or most brutally it can’t be the case that such a thing will come from the ever polluted cages that we’re abounded by our own delusion..that itself is a delusion if there’s such a thought;anything that describeable is polluted so by this logic so is that and it is but i never thought just as you don’t that that’s polluted rather that’s the soul itself again in another form...so that’s my view <text:s/></text:span>"</text:p>
      <text:p text:style-name="P78">Misty(smile) : "Ash,i've just realized your final and the most dreaded filter"</text:p>
      <text:p text:style-name="P78">Ash(broad smile) : "that's exactly why <text:span text:style-name="T655">you’re my soulmate and that’s exactly why</text:span> i wouldn't ever go till that <text:span text:style-name="T656">while explaining to some m.. </text:span>unless it's</text:p>
      <text:p text:style-name="P78">absolutely urgent cause only those who passes all else would realize the</text:p>
      <text:p text:style-name="P78">severity of this one just as you did this one, thanks Mist(hug) very many</text:p>
      <text:p text:style-name="P78">thanks...but also,i must prove to you that it's not due to any.."</text:p>
      <text:p text:style-name="P78">Misty(sternly) : "Ash! i won't hear any of that,ever,and that's my final word on</text:p>
      <text:p text:style-name="P78">this topic"</text:p>
      <text:p text:style-name="P78">Ash(smile) : "only cause you're my Mist!"</text:p>
      <text:p text:style-name="P78">Misty(smile and hugging Ash) : "anyhow continue"</text:p>
      <text:p text:style-name="P78">Ash(concerned) : "but Mist! don't get me wrong if you want i'll give every.."</text:p>
      <text:p text:style-name="P78">Misty(stern) : "No!don't utter a word more on what you're thinking"</text:p>
      <text:p text:style-name="P78">Ash(concerned) : "ok,but please Mist! this is actually upto you not me,always ever <text:span text:style-name="T657">as usual</text:span> has been and will be,please remember that,ok Mist,and i'm.."</text:p>
      <text:p text:style-name="P78">Misty(smile) : "enough Ash! i got you,now may we continue?"</text:p>
      <text:p text:style-name="P78"><text:soft-page-break/>Ash(laugh) : "you're supposed to say the way i poured the coldest water in</text:p>
      <text:p text:style-name="P78">your most desparate plan,<text:span text:style-name="T658">but way before that i will cut through any m.. that tries to relate your moment with the h.. b.. like that s.. No i won’t stop(Mist shakes her head and sighs)..as i said for my Mist since first moment i was her Ash,so if my sweety did,does or would kiss me anywhere in the most populated station or most secluded desart,it’ll only be heaven for me cause that very moment both me and my Mist will cross the physical barrier and become the ONE that we are.</text:span>"</text:p>
      <text:p text:style-name="P138">Misty(smile) : “Ash,<text:span text:style-name="T659">we’re doing that each moment..”</text:span></text:p>
      <text:p text:style-name="P139">Ash(smile) : “exactly sweety,now the story”</text:p>
      <text:p text:style-name="P78">Misty(laugh) : "well,now bear with me then"</text:p>
      <text:p text:style-name="P78">Ash(smile) : "with <text:span text:style-name="T660">Mistyvious </text:span>pleas<text:span text:style-name="T660">ure(both giigle and tender each other)</text:span>"</text:p>
      <text:p text:style-name="P78">Misty(laugh) : "but you sweetly said "i will Misty, don't worry" and i just lost my</text:p>
      <text:p text:style-name="P78">last chance..then as i was about to ride on by in you word "godforsa..”</text:p>
      <text:p text:style-name="P78">Ash<text:span text:style-name="T661">(solemn)</text:span> : "um..Mist..don't hurt yourself in this process,i'm right here,if you now</text:p>
      <text:p text:style-name="P78">want me to do those,well you'll not need my help there but stil i'll.."</text:p>
      <text:p text:style-name="P78">Misty(frown) : "again, didn't we agree dear? no,I won't discomfort you at all</text:p>
      <text:p text:style-name="P78">don't bother and no i also am not suppressing my own wishes,i've had what i</text:p>
      <text:p text:style-name="P78">wanted that day, it's fine with me <text:span text:style-name="T662">and what i’ve had with you so far no words or actions can describe,i’m only so happy(smile)..</text:span>.."</text:p>
      <text:p text:style-name="P78">Ash(smile) : "<text:span text:style-name="T663">Mistyly </text:span>well,continue<text:span text:style-name="T664">(both giggle)</text:span>"</text:p>
      <text:p text:style-name="P78">Misty(smile) : "so i pedalled along dejected but in the end i smiled cause i just</text:p>
      <text:p text:style-name="P78">thought,hey i'll wait for you forever,and ever and somehow managed to say</text:p>
      <text:p text:style-name="P78">Ash Ketchum now i know what you think of me exactly..and rather with my</text:p>
      <text:p text:style-name="P78">Togepi,did return home happily only to be welcomed by the helpers with the</text:p>
      <text:p text:style-name="P78">fact that i must''ve been much earlier and they handed me a huge bill that</text:p>
      <text:p text:style-name="P78">those 3 idiots didn't care to pay,and this was not well maintained,that</text:p>
      <text:p text:style-name="P78">pokemon was crying and so they went on..i laughed and said that's life</text:p>
      <text:p text:style-name="P78">Mist..bear with it..and then i had your memories most in the initial days at the</text:p>
      <text:p text:style-name="P78">Gym,then Gyarados came in and all that happened..now back to your part"</text:p>
      <text:p text:style-name="P78">Ash(smile) : "right,but one thing,you were very emotional that day,</text:p>
      <text:p text:style-name="P78">extremely,that also made me realize that what you actually wanted to say</text:p>
      <text:p text:style-name="P78">when you said "just one more thing" and gave me the handkerchief,then even</text:p>
      <text:p text:style-name="P78">more so..but i trodden along just could only say to myself thank you</text:p>
      <text:p text:style-name="P78">Misty..really i was a buffoon.."</text:p>
      <text:p text:style-name="P78">Misty(smile) : you were 17 then,1<text:span text:style-name="T665">2</text:span> years is a very long time"</text:p>
      <text:p text:style-name="P78">Ash(smile) : "I guess,but 17,well anyhow,doesn't matter..i much later realized</text:p>
      <text:p text:style-name="P78">it then confessed it when i was <text:span text:style-name="T666">20</text:span>,been with you till 2<text:span text:style-name="T667">3</text:span> finely,No please let</text:p>
      <text:p text:style-name="P78">me,this we have to clear up as well,2<text:span text:style-name="T667">3</text:span>-2<text:span text:style-name="T667">4</text:span> my head was spinning,2<text:span text:style-name="T667">4</text:span>-2<text:span text:style-name="T667">5</text:span>,we soured,then 25,we tried a bit but not intentionally..and this those 3 at Kalos</text:p>
      <text:p text:style-name="P78">never knew and besides i wasn't <text:span text:style-name="T668">bothered</text:span> to reconcile then..sorry</text:p>
      <text:p text:style-name="P78">again,Mist,please bear with me.."</text:p>
      <text:p text:style-name="P78">Misty(smile) : "Ash,you can always carry on,No,not that, it's just inevitability,so</text:p>
      <text:p text:style-name="P78">continue"</text:p>
      <text:p text:style-name="P78">Ash(smile) : "well <text:span text:style-name="T669">25-26 around those 8 months in Undercover and after and before i had to do so many things i just had a pungent feeling that’s all,</text:span>2<text:span text:style-name="T670">6</text:span>-2<text:span text:style-name="T670">9</text:span> i to be honest didn't care a fig about you <text:span text:style-name="T671">as in reconcillation i just never found my Mist anywhere where ever i searched through objects as they all were pollutants only...i found my Mist only beyond everything but that’s the whole story..</text:span>.”</text:p>
      <text:p text:style-name="P78">Misty(smile) : "<text:span text:style-name="T671">exactly </text:span>Ash,even 24 hours ago we were oceans apart,what is made</text:p>
      <text:p text:style-name="P78">you return actually?"</text:p>
      <text:p text:style-name="P78">Ash(bit disappointed) : "well i was living my life roaming around,beating all</text:p>
      <text:p text:style-name="P78"><text:span text:style-name="T672">E</text:span>lite4 members,giving more and more thurst to my playboy image</text:p>
      <text:p text:style-name="P78">intentionally to be distracted from things including your thoughts <text:span text:style-name="T673">that were very intuitively disturbing me as not eactly you as Misty Waterflower but just the soul..the idea of finding someone </text:span><text:soft-page-break/><text:span text:style-name="T673">once or twice did come to my mind but by then i knew that all is pollution so the next moment i just puked those off in utter disdain and resentment</text:span>..till i reached Lance,the last Elite 4,<text:span text:style-name="T674">i won in my fool around way that pleased Lance very much</text:span>,and Lance having known me <text:span text:style-name="T675">very well</text:span>,was rather kind and asked me why am i doing all these publicity things saying strange words and so on,i just brushed him off and told him that no it's all right,i'm just enjoying the attention till it dies down <text:span text:style-name="T676">next year itself</text:span>,Lance rather compassionately said that he knew me for 1<text:span text:style-name="T677">3</text:span> years may be,and he's on his <text:span text:style-name="T677">last 3</text:span> year<text:span text:style-name="T678">s</text:span> of service and knew professor Oak very well,so if i want i may tell him what it was or if it was about someone <text:span text:style-name="T677">or something</text:span>,i don't know,he knew your condition and he knew we travelled together at a time,and we both were in hall of fame now in two separate departments,i don't know,may he be blessed always,but God really send him to me that day,otherwise i don't.."</text:p>
      <text:p text:style-name="P78">Misty(tenderly) : "it's ok Ash,continue"</text:p>
      <text:p text:style-name="P78">Ash(smile) : "right,um..<text:span text:style-name="T677">actually you know Orange did give me the pungent feelings even more,Kalos i studied a bit to get my mind up and Jhoto i didn’t win the league so this being in the very next month after kalos Elite4,i got the distraction i wanted but Orange was hard and we in Orange kinda got very close(both smiles)..and that incident with Danny then Rudy of all(both laugh)....first thing says i remeber you and your little friend hall of fame gym leader at Cerulian now how’s she,i just said i haven’t seen her since i parted 14 years ago just after Orange which totally made him fall from heaven but anyway the brat didn’t go any further...well,you know you must visit atleast the Gyms whoose badge you had and that’s why Unova and Kalos was so busy for me being 32 and 27 but i didn’t have to visit Cerulian cause i could pick and choose my region Gyms if i don’t want to visit them if my home region in my last Elite4,which is how i set up and i have had relations witth Mr Kane Slate and Foster despite Brock in professional form which they very well co-operated with me and in the whole world there’s only 3 rock gyms the other two being in kalos and Unova respectively and Pewter was my very first,did go there they were good and professional and all but just entered the gym and returned and asked them from before that i’ll go on the day Brock won’t be there which Foster managed...Foster just told me he has a relationship with you but recently have had no contact on our discussion of Cerulian which is that the damn city and the f.. gym can go to absolute hell it’s only good cause my sweety was there but she isn’t now and won’t ever be as she’ll now be with me in unknown Orange Islands forever..(tenders Misty,Misty laughs and shakes her head)..anyhow back to Lance,so he was saying those but </text:span>then i just wanted to get out of this uncomfortable situation with a venerable old man,so i said can i just see the Gym Leader's hall of fame,i heard Cerulian was doing the best so i just said casually without</text:p>
      <text:p text:style-name="P78">much thoughts that i'll just like to know the history of Gyms at Cerulian,Pewter and Viridian,the 3 closest cities to Pallet,so Lance took me to a room,I don't know why he did that but um..he didn't have to..its just the Grace of God,i say...anyhow,First was Pewter and i just hovered over saying</text:p>
      <text:p text:style-name="P78">that yes that was my very first badge and the leader was very kind to me,well <text:span text:style-name="T679">B</text:span>rock had moved to a different professon,so he didn't <text:span text:style-name="T680">know </text:span>much,<text:span text:style-name="T680">he just said was it Kane Slate,i said no may be someone on the change i forgot his name</text:span>,then he was about to show Cerulian i just quickly said ok i'll see Viridian first,he showed,that was my 3rd badge and so on,and you know Viridian has a</text:p>
      <text:p text:style-name="P78">tremendous history <text:span text:style-name="T681">with electric gym and that’s where i first got the feeling that i could compete with anyone and you know all of it</text:span>..anyhow much time spent <text:span text:style-name="T682">there</text:span>,in the meantime a few f.. were</text:p>
      <text:p text:style-name="P78">roaming around trying to distract me and i would've been absolutely obliged</text:p>
      <text:p text:style-name="P78">to comply to them like i did in all other 6 places but this time i was Graced the</text:p>
      <text:p text:style-name="P78">third time by God <text:span text:style-name="T683">as </text:span>somehow didn't like the idea of much crowd that moment</text:p>
      <text:p text:style-name="P78">and scoffed them off saying i'll be extremely happy if they spared me for a</text:p>
      <text:p text:style-name="P78">moment here and let me <text:span text:style-name="T684">peacefully </text:span>to turn back a few pages of memory <text:span text:style-name="T685">and</text:span> i'll be most</text:p>
      <text:p text:style-name="P78">pleased to be excused then,which made them a bit flustered including Lance</text:p>
      <text:p text:style-name="P78">too i guess...given my antics for a long time,it really was something a bit</text:p>
      <text:p text:style-name="P78">difficult for them to swallow <text:span text:style-name="T686">i knew the Gym histories in other places other times in my own interest not during formal dinners,which were perfect antic spots to confuse the Elite4 even more so that they think twice before mingling with me and i have a sway over them,but i never did it to Lance and never would to that much extent as he’s a man i respect as much as Professor Oak and </text:span><text:soft-page-break/><text:span text:style-name="T686">Sinnoh Elite4 due to the bust up is anyhow my pet,Trevor the Head there total pet(both smiles and laughs)...anyhow,</text:span>then i said even a more bitter thing <text:span text:style-name="T687">to the vultures </text:span>saying,i've</text:p>
      <text:p text:style-name="P78">known Lance for 1<text:span text:style-name="T688">3</text:span> years by now and if also they left him with me for a few</text:p>
      <text:p text:style-name="P78">moments i'll be most pleased and i'll also be extremely happy if i'm allowed a</text:p>
      <text:p text:style-name="P78">little bit of solitude away from the protracted glamour that comes from going</text:p>
      <text:p text:style-name="P78">through the whole world constantly for 1<text:span text:style-name="T689">7</text:span> years without a break and lately</text:p>
      <text:p text:style-name="P78">without a break from public glare,then my tired body and mind could be much</text:p>
      <text:p text:style-name="P78">relieved and then i'll later some other day may be able to entertain them more</text:p>
      <text:p text:style-name="P78">thoroughly,which dispersed them off from us completely,Lance was taken</text:p>
      <text:p text:style-name="P78">aback a bit but must've thought just the memories of my very first Gym</text:p>
      <text:p text:style-name="P78">Badges reminded me of my <text:span text:style-name="T690">early</text:span> teenge travel days...<text:span text:style-name="T691">and truely Mist i realize now-start at 12,8 leagues,within 31 atleast 6 then beat all Elite4 within 12 months after the last league victory to get permanent hall of fame..absolutely brutal stuff,but still better than the m.. hanging around whole day for one badge despite being abjectly incompetent in all ways(Misty brusts into laughter)..anyhow </text:span>so <text:span text:style-name="T692">Lance</text:span> rather</text:p>
      <text:p text:style-name="P78">was happy and thanked me from driving the crowd away,then i told him with a</text:p>
      <text:p text:style-name="P78">bit of irritation to show me Cerulian now and I want to go to a solitary place</text:p>
      <text:p text:style-name="P78">after that,and this godforsaken Cerulian's whole damn history <text:span text:style-name="T693">of 1000 years</text:span>(Misty laughs</text:p>
      <text:p text:style-name="P78">loudly)(smile)..was thrown at my face<text:span text:style-name="T694">(Misty brusts into laughter)</text:span> and i just patiently bore a bit <text:span text:style-name="T695">from 1000 to 900(Misty brusts into more laughter)</text:span> but quickly lost patience and asked him how's the Gym doing now,and that Cerulian was</text:p>
      <text:p text:style-name="P78">my second badge and i was lucky to get that badge(smile <text:span text:style-name="T696">and tenders Misty</text:span>) very lucky indeed.."</text:p>
      <text:p text:style-name="P78">Misty(smile,<text:span text:style-name="T696">tendering Ash</text:span>) : "in <text:span text:style-name="T697">all</text:span> ways,continue"</text:p>
      <text:p text:style-name="P78">Ash(smile) : "and then i continued,as by then your thoughts kept pouring</text:p>
      <text:p text:style-name="P78">down on me so torrentially that i just said i personally knew the Sensational</text:p>
      <text:p text:style-name="P78">Sisters there and how are they doing? Lance might've got me there that it's</text:p>
      <text:p text:style-name="P78">exactly that what was bugging me and the reason for my sudden stern behaviour with people and very kindly ordered everyone that may we not be</text:p>
      <text:p text:style-name="P78">disturbed at all for a few minutes and the place was emptied,then he told me</text:p>
      <text:p text:style-name="P78">all about you and the Hall of Fame induction,which i didn't know how to take</text:p>
      <text:p text:style-name="P78">as i was happy for you but somehow thought then unlike me you must've got</text:p>
      <text:p text:style-name="P78">your partner,so anyhow Lance finished and i just said if i can have a look at</text:p>
      <text:p text:style-name="P78">the large sized recent Hall of Fame Gym Leaders pictures asking whether the</text:p>
      <text:p text:style-name="P78">current leader has been featured here or not,he said no the leader couldn't</text:p>
      <text:p text:style-name="P78">come just sending her written consent,so i said if there's any large sized</text:p>
      <text:p text:style-name="P78">pictures at all <text:span text:style-name="T698">of the leader</text:span> or not,and he said yes he had one but that was <text:span text:style-name="T699">5</text:span> years back</text:p>
      <text:p text:style-name="P78">when the Gym was registered in the most prestigious list,and just then he</text:p>
      <text:p text:style-name="P78">drove the first knail in my heart saying the current leader has joind the frontier</text:p>
      <text:p text:style-name="P78">symbol with her Gym and now it serves a dual role,i was a bit startled,well this</text:p>
      <text:p text:style-name="P78">isn't new but i certainly didn't see them in Kanto <text:span text:style-name="T700">9</text:span> years back <text:span text:style-name="T701">which i saw in Unova and Kalos as well as in Sinnoh</text:span> so i said that</text:p>
      <text:p text:style-name="P78">must be nerve wrecking work,to which Lance's face did turn a bit concerned</text:p>
      <text:p text:style-name="P78">but you know you can't talk about these things with anybody no matter what</text:p>
      <text:p text:style-name="P78">your personal relationship is,so Lance just said she manages it..then i directly</text:p>
      <text:p text:style-name="P78">asked Lance that if it were so that the two married and thus made it a single</text:p>
      <text:p text:style-name="P78">facility,to which Lance said well,no the Frontier Symbol Head just relinquished</text:p>
      <text:p text:style-name="P78">it after being beaten by her in a battle,i got more interested and said is that</text:p>
      <text:p text:style-name="P78">legal,to which he said that it won't be possible for him to tell me that as that'll</text:p>
      <text:p text:style-name="P78">be against his code of conduct,to which i a bit desparately said that just tell</text:p>
      <text:p text:style-name="P78">me the current Gym Leaders full name,me knowing you i was sure <text:span text:style-name="T702">that the first thing you’ll do is to</text:span> get your new<text:span text:style-name="T703">ly</text:span> gained surname attached to your name and officially</text:p>
      <text:p text:style-name="P78">make a provision if you were married,to which he said MISTY WATERFLOWER,</text:p>
      <text:p text:style-name="P78"><text:soft-page-break/>your ever-pouring thoughts by then had taken a bit of a toll on me <text:span text:style-name="T704">and yes these were vivid thoughts not intuitions like a bit in Jhoto and especially in Orange</text:span> and then</text:p>
      <text:p text:style-name="P78">your name and surname just put the fire in the heystack...<text:span text:style-name="T705">no Mist,not entirely and only beacuse of my situation which was indeed the biggest but 4 years for someone like you as i said yesterday and then that the double gym system,i was rather concerned</text:span>...and i just a bit</text:p>
      <text:p text:style-name="P78">anxiously and abruptly asked him in a bit of a emotional tone that Misty</text:p>
      <text:p text:style-name="P78">Waterflower was actually my childhood friend and we infact travelled together</text:p>
      <text:p text:style-name="P78">briefly from Viridian Forest to Cerulian where then we parted our ways,and</text:p>
      <text:p text:style-name="P78">she saved me in that forest lake from the possible drowning and so...<text:span text:style-name="T706">(laugh)</text:span>here</text:p>
      <text:p text:style-name="P78">here here..</text:p>
      <text:p text:style-name="P78">Misty(bit irritated) : "What now,Ash?"</text:p>
      <text:p text:style-name="P78">Ash(laugh) : "<text:span text:style-name="T707">just the vultures Mist i can see them-</text:span>the vultures <text:span text:style-name="T708">are insinuating</text:span> that i'm with my childhood dream who saved my life and brought me back to life- oh! her beautiful face,oh! her</text:p>
      <text:p text:style-name="P78">sweet.."</text:p>
      <text:p text:style-name="P78">Misty(sigh) : "Ash,i know how much these thoughts disturbed you,but hey</text:p>
      <text:p text:style-name="P78">we're married now,do you have to validate yourself even now"</text:p>
      <text:p text:style-name="P78">Ash(smile) : "Ask Brock for that answer(Misty shakes her head)..no it was</text:p>
      <text:p text:style-name="P78">only the first round,today even more..anyhow,i was saying that the answer is</text:p>
      <text:p text:style-name="P78">no,because i didn't exactly think she was pretty <text:span text:style-name="T709">or sane then(Misty laughs)</text:span>..</text:p>
      <text:p text:style-name="P78">(solemn)..Mist,i've had times with you when i didn't think anyone could be</text:p>
      <text:p text:style-name="P78">more beautiful than my Mist <text:span text:style-name="T710">but now i don’t care at all(smile)i’ve my real Mist(both smile)</text:span>..."</text:p>
      <text:p text:style-name="P78">Misty(smile) : "Ash,especially now doesn't matter at all"</text:p>
      <text:p text:style-name="P78">Ash(smile) : "right.so basically i didn't put any thought at all to her,rather she</text:p>
      <text:p text:style-name="P78">followed me..this one done"</text:p>
      <text:p text:style-name="P78">Misty(smile) : "right!back to Lance"</text:p>
      <text:p text:style-name="P78">Ash(smile) : "and she was of same age so we meshed well,but i never saw her</text:p>
      <text:p text:style-name="P78">after that in these 1<text:span text:style-name="T711">7</text:span> years but she was the youngest sister there and i'll just</text:p>
      <text:p text:style-name="P78">be happy to know if she was married or not that's all.then Lance said as far as</text:p>
      <text:p text:style-name="P78">he knew no she wasn't,but by then your bug has smitten me beyond repair</text:p>
      <text:p text:style-name="P78">and i again said if i could see her picture,i'll be very happy..then he showed me</text:p>
      <text:p text:style-name="P78">your picture in a room and prudently left the room <text:span text:style-name="T712">just after</text:span> just leaving me there</text:p>
      <text:p text:style-name="P78">excusing himself of urgencies <text:span text:style-name="T712">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a more important man in that building anyhow..still great prudence..anyhow</text:span> i kept gazing at your picture that i didn't</text:p>
      <text:p text:style-name="P78">want to see in the last <text:span text:style-name="T713">4</text:span> years,it was <text:span text:style-name="T713">5</text:span> years ago but that was really by then</text:p>
      <text:p text:style-name="P78">even more heart wrecking to me as i recalled <text:span text:style-name="T713">5</text:span> years back we still were</text:p>
      <text:p text:style-name="P78">together and happy though problems did start to raise its hood..anyhow more</text:p>
      <text:p text:style-name="P78">than these i just kept gazing at your picture..and i just couldn't leave it or take</text:p>
      <text:p text:style-name="P78">my eyes off and unknowingly tears came to my eyes..it was a full sized</text:p>
      <text:p text:style-name="P78">picture,you with a V pose and i just touched the V you made in the pose,well it</text:p>
      <text:p text:style-name="P78">was a big sized picture but i brought it down Via Noivern and told him to hold</text:p>
      <text:p text:style-name="P78">it right in front of me and as he did i touched your hand made the V and just</text:p>
      <text:p text:style-name="P78">kept staring ,and Pikachu just kept staring at you and looking at me..<text:span text:style-name="T714">and those goddamn vultures if were there..those bufoons..godforsaken..”</text:span></text:p>
      <text:p text:style-name="P78"/>
      <text:p text:style-name="P78"><text:soft-page-break/>Misty(<text:span text:style-name="T714">frown</text:span>) : "Ash,you truely have become a pest,<text:span text:style-name="T714">why drag vultures such beautiful description,</text:span>i need to tutor you for</text:p>
      <text:p text:style-name="P78">long.."</text:p>
      <text:p text:style-name="P78">Ash(laugh) : "coach,remember Massy at that contest?"</text:p>
      <text:p text:style-name="P78">Misty(frown) : "what's so funny about that?"</text:p>
      <text:p text:style-name="P78">Ash(brust into laughter) : "Mist!Mist!Mist!<text:span text:style-name="T715">Mist!</text:span> still won't let anyone to say hi to me</text:p>
      <text:p text:style-name="P78">right?"</text:p>
      <text:p text:style-name="P78">Misty(frown and scowl) : "what was that Ash?"</text:p>
      <text:p text:style-name="P78">Ash(laughing) : " ‘<text:span text:style-name="T715">Ah!you saved my Pokemon,i always loved this type of brave and kind man,we need to discuss our future,are you free in the evening..a date?’ </text:span>|’<text:span text:style-name="T715">um..</text:span>excuse me but he's booked’|"says who?"|"Me,Misty"|"ah!Mis-</text:p>
      <text:p text:style-name="P78">ty!are you his girlfriend?|"blush and flustered,um..no..um..i'm his coach"|"</text:p>
      <text:p text:style-name="P78">Misty(smile) : "you still remember,it was i guess 1<text:span text:style-name="T715">4</text:span> years back?"</text:p>
      <text:p text:style-name="P78">Ash(smile,song) : "the <text:span text:style-name="T716">very </text:span>first petals of sweet fresh rose/lovely's the first scent <text:span text:style-name="T717">still </text:span>in</text:p>
      <text:p text:style-name="P78">my nose/<text:span text:style-name="T718">the first in my 17</text:span> <text:span text:style-name="T719">is</text:span> whom i chose/come to my arms to ever cherish</text:p>
      <text:p text:style-name="P78">this pose”</text:p>
      <text:p text:style-name="P140">Misty(giggling,<text:span text:style-name="T720">hugging Ash firmly,Ash alos hugs Misty firmly and smiles</text:span>) : “Hum..trainee in poems now(both laughs)?”</text:p>
      <text:p text:style-name="P140">Ash(smile) : “i went to Cerulian for my second badge with my travel companion Misty/12 year<text:span text:style-name="T721">s</text:span> little girl always wanted me to obey Misty/fooling around,fake fighting all to make me know Misty/finally Cerulian turned out the yougest Gym leader is Misty/she would fight me with a face so cute in anger <text:span text:style-name="T721">to tell</text:span> me she’s Misty/after that still followed me cause a bike owned by Misty/<text:span text:style-name="T722">later my girlfriend the ever sweet flower Misty/but now I know no words just YOU’RE MY SOUL-MY MISTY ”(looking at Misty who was beaming,both keep hugging each other firmly beaming at each other)...</text:span></text:p>
      <text:p text:style-name="P141">(song,immitating,<text:span text:style-name="T723">Misty’s goodbye song</text:span>)</text:p>
      <text:p text:style-name="P141"/>
      <text:p text:style-name="P189">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189"><text:span text:style-name="T724">(smile,shivering voice)</text:span><text:line-break/>What makes me Misty most of all<text:line-break/>In our final curtain call<text:line-break/>Is knowing that I won't see you again</text:p>
      <text:p text:style-name="P142">(tears..little)”</text:p>
      <text:p text:style-name="P142">Misty(little tears,hugging Ash tightly,smile,whisper) : “Ash,i’m just here <text:span text:style-name="T725">why bring that..</text:span>”</text:p>
      <text:p text:style-name="P142">Ash(wipes off his tears,hugging Misty firmly,smiling at her) : “um..very sorry sweety,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142">(song immitating <text:span text:style-name="T726">but even before start flustered</text:span>)..<text:span text:style-name="T727">(very stern)..just a sec Mist..(Misty a bit concerned)...just a sec..(extremely stern and grave,Pikachu is suddenly out of sleep very alert and </text:span><text:soft-page-break/><text:span text:style-name="T727">grave as if he also has experienced something very pungent and dangerous)...(hugging Misty firmly)..just..just give me a moment..</text:span></text:p>
      <text:p text:style-name="P143">Misty(hugging Ash firmly,solemn) : “Ash,your Misty is your wife now,we were just having fun..come on Ash,the by gones are by gones..please..Ash..”</text:p>
      <text:p text:style-name="P143">Ash(very stern as if some memory playing in his mind <text:span text:style-name="T726">and he’s trying to totally devastate them once for all</text:span>,hugging Misty firmly,shivering but firm and low voice) : “yes,that’s the thing..but i recalled no its just a thought..a possibility..a chance..a <text:span text:style-name="T728">unit of</text:span> web of complex thoughts that either make<text:span text:style-name="T729">s</text:span> or break<text:span text:style-name="T729">s</text:span> one..just a moment Mist,please bear with me..Pikachu sleep,not a trouble..(Pikachu goes back <text:span text:style-name="T730">and keeps looking at Ash intensely</text:span>.)...<text:span text:style-name="T726">all those days in Kalos libraries at night time only me and Ganger the rest of the world never knew...would pick up the few books...that’s actually what actualized and established my intuitive and abstract conviction...but this vulture..i’ve probably didn’t cook carefully..(smile)..no i get it now...(laugh,grin)..i get it now..no damn vulture can pass me,my soul...lets play then..(grin)..lets play..</text:span></text:p>
      <text:p text:style-name="P144">Misty(solemn,hugging Ash tightly,keeping her head on his chest) : “Ash..for me please stop it..we will go to Viridan Lake tomorrow..just you and I..and no it won’t be a goodbye..<text:span text:style-name="T731">you are your Misty you know that,</text:span>we’re soulmates Ash,just brush this one aside..for eternity they can’t separate us..nothing is their except us..it’s all our own fooling around play...we’re ONE just an illusion as two,i want to see me as you..remember..please Ash..” </text:p>
      <text:p text:style-name="P145">Ash(stern,smile) : “yeah Mist,i’m sorry that i’m giving you more pain..but please just this one,<text:span text:style-name="T732">it’s very dangerous if this damn brat remains</text:span>...(laugh)..now i recall...</text:p>
      <text:p text:style-name="P145"/>
      <text:p text:style-name="P145">(song immitating)</text:p>
      <text:p text:style-name="P76">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76"/>
      <text:p text:style-name="P76">(brusts into laughter,Misty hugs Ash firmly tears..)</text:p>
      <text:p text:style-name="P76"/>
      <text:p text:style-name="P76">Misty(tears) : “Ash,you’re making me cry..why suddenly..”</text:p>
      <text:p text:style-name="P76"/>
      <text:p text:style-name="P76">Ash(wipes Misty’s tears off hugging her firmly) : “i’ve got it Mist,finally..(brusts into laughter <text:span text:style-name="T733">but shivering voice,tears</text:span>)..<text:span text:style-name="T734">death,huh?!?..death..physical death,social death,emotional death,mental death..and contacts...that is also death..(laugh)..</text:span>the vultures so sweet they thought this would be untenable,unshakable,unbeatable,<text:span text:style-name="T735">unbearable</text:span>...IMPOSSIBLE..(brusts into laughter <text:span text:style-name="T733">and tears,</text:span>Misty cries hugging Ash)...(very stern,firm <text:span text:style-name="T733">but shivering</text:span> low voice,<text:span text:style-name="T733">tears</text:span>)..don’t cry Mist,nothing but us..and this is my answer. <text:span text:style-name="T736">To those dam brats..</text:span>.(hugging Misty very firmly)...</text:p>
      <text:p text:style-name="P76"/>
      <text:p text:style-name="P145">cutting off all bondages <text:span text:style-name="T737">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738">my own being</text:span>/i don’t care what if’s,i don’t care to explain/i’m clear,perfect wisdom of my Misty’s contents/there’s all i’ve dissolved i’ve <text:soft-page-break/>conquered all/if i want nothing else will exist nothing at all/<text:span text:style-name="T73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146">(<text:span text:style-name="T740">Pikachu intently looking at Ash,Ash exhausted of emotion,</text:span>shivering still hugging Misty firmly..Misty stopped crying looking at Ash with a broad smile,hugging Ash)...<text:span text:style-name="T741">just a sec Mist,that was only the first..those brats..i will finish it now more radically...</text:span></text:p>
      <text:p text:style-name="P147">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48">and finally i’ve <text:s/>got the higher radicalized version..you know just goes on infinity <text:span text:style-name="T742">level in radicalization,just a piece</text:span>(Misty beams,Ash smile at her and both hug each other firmly)</text:p>
      <text:p text:style-name="P149">Ever present ever existent,i’m what i’m/<text:span text:style-name="T743">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150"/>
      <text:p text:style-name="P150">(Ash smiles at Misty,hugging her very firmly..Misty beams at Ash,hugging <text:span text:style-name="T744">Ash very firmly...they hug each other for a few minutes)</text:span></text:p>
      <text:p text:style-name="P146"/>
      <text:p text:style-name="P146">(MISTY SINGS HUMMING WHISPER)</text:p>
      <text:p text:style-name="P146"/>
      <text:p text:style-name="P151">Misty(humming,hugging Ash firmly,Ash is also hugging Misty firmly,<text:span text:style-name="T745">both smiling at each other</text:span>) : </text:p>
      <text:p text:style-name="P151">“</text:p>
      <text:p text:style-name="P151"/>
      <text:p text:style-name="P189">Goodbye<text:line-break/>But now that's such a<text:span text:style-name="T746">n easy</text:span> thing to say<text:line-break/>Now it's time to let go<text:line-break/>But I <text:span text:style-name="T746">ever knew</text:span> I'd feel <text:span text:style-name="T747">the joyous</text:span> way<text:line-break/>Promise not to be sad<text:line-break/>But we both knew I was lying<text:line-break/>Gotta fight back the <text:span text:style-name="T748">joy</text:span><text:line-break/>'Cause,<text:span text:style-name="T749">I</text:span> <text:span text:style-name="T748">don’t want to show my playing</text:span><text:line-break/>You're <text:span text:style-name="T748">my Own Being...</text:span></text:p>
      <text:p text:style-name="P189"><text:span text:style-name="T748">(smile,tears,Ash hugging Misty very firmly and smiling at her,Misty hugging Ash very firmly,whispering,singing the rest of the song in Ash’s ears)</text:span><text:line-break/><text:soft-page-break/>What makes me Misty <text:span text:style-name="T750">all and</text:span> all<text:line-break/><text:span text:style-name="T751">In my soul and my all</text:span></text:p>
      <text:p text:style-name="P190">Is that<text:span text:style-name="T752"> </text:span>I’m <text:span text:style-name="T753">my </text:span>Ash <text:span text:style-name="T754">forever,</text:span></text:p>
      <text:p text:style-name="P190"><text:span text:style-name="T754">again and</text:span> again...</text:p>
      <text:p text:style-name="P152">(smile,tears,<text:span text:style-name="T753">Ash also smiles and tears rolling down his cheeks,Ash and Misty hugging each other very firmly)..”</text:span></text:p>
      <text:p text:style-name="P153">(Ash and Misty stay hugging each other firmly smiling at each other for a long time)</text:p>
      <text:p text:style-name="P153"/>
      <text:p text:style-name="P153">Ash(smile) : “Our Final goodbye,for this time,as usual..what’s up in next one(smiles)?”</text:p>
      <text:p text:style-name="P153">Misty(smile) : “First we’ll be ONE and ONE and then for your next part i’m your Pikachu(both smiles)”</text:p>
      <text:p text:style-name="P153">Ash(finally laughing) : “but i won’t be your Godly(both brusts into laughter)..”</text:p>
      <text:p text:style-name="P153">Misty(smiling) : “why suddenly Ash?”</text:p>
      <text:p text:style-name="P153">Ash(smile) : “no you know what i was just running through what i told you during our session in noon(both laughs)..just recalled i go way away and you get frustrated and so move way away with those who won’t go away...(laugh)..then i recalled what i read once..contact,contact,contact..(laugh,Misty smiles)..you know Mist(laugh)..i just should’ve said the the day you were singing the vulture version of the one you sweetly sang,so beauti<text:span text:style-name="T755">f</text:span>ul(Misty laugh and then beams at Ash<text:span text:style-name="T755">)..that i remember what i read that day...’where’s contact if there’s only you?’...then i realized that i’m Misty and that’s it so that..but you went ahead..”</text:span></text:p>
      <text:p text:style-name="P154">Misty(smile) : “yeah,that is what it is Ash,i realized you were desparate to say ever no matter what...so i said i or you-death doesn’t matter,yeah i don’t want the pain but(beams) just doesn’t matter(smiles)..I’m Ash and tha<text:span text:style-name="T756">t</text:span>’s it...”(both hug each other firmly smiling at each other)...</text:p>
      <text:p text:style-name="P155">Ash(smile) : “but still you know i don’t like this heart-wrenching it’s rather inevitibility to me..why bother when unison is ultimately what you want?”</text:p>
      <text:p text:style-name="P155">Misty(smile) : “you can only have the highest heart-wrenching if you do have had or are established in the very unison only Ash,it’s just a play you know the end..”</text:p>
      <text:p text:style-name="P155">Ash(smile) : “absolutely..i’ve always thought about this death,death,death,rather frustrating..thanks Mist,certainly very clear now(hugging Misty firmly)”</text:p>
      <text:p text:style-name="P155">Misty(smile,hugging Ash firmly) : “as usual”...(they stay hugging each other and smiling at each other for some time)...</text:p>
      <text:p text:style-name="P156">Ash(smile) : “yeah once souled ever souled”</text:p>
      <text:p text:style-name="P156">Misty(smile) : “soully true”...(they again stay hugging each other and smiling at each other for some time)</text:p>
      <text:p text:style-name="P156">Ash(laugh) : “now finally i want to roast that goodbye crap(both laugh)..<text:span text:style-name="T757">cause i really want to go everywhere with it..(both smile)..by the way all this and more to come forever at 12..had to smack each other(both brusts into laughter)..</text:span></text:p>
      <text:p text:style-name="P156">here it is-&gt;</text:p>
      <text:p text:style-name="P156">(immitating) </text:p>
      <text:p text:style-name="P76">I close my eyes and I can see the day we met <text:span text:style-name="T758">once more</text:span>, <text:line-break/>Just one moment and I knew:<text:line-break/>You're my <text:span text:style-name="T759">soulmate</text:span>,<text:span text:style-name="T759">i’m nothing but</text:span> you.<text:line-break/><text:line-break/>We've gone so far <text:span text:style-name="T759">again</text:span> do<text:span text:style-name="T759">ing</text:span> so much <text:line-break/>And<text:span text:style-name="T759"> that’s just again as</text:span> we've always <text:span text:style-name="T758">done</text:span> together.<text:line-break/>Right by my <text:span text:style-name="T760">soulmate,</text:span> <text:span text:style-name="T759">playing through always</text:span>,<text:line-break/>You're <text:span text:style-name="T759">all of</text:span> my <text:span text:style-name="T759">being</text:span> <text:span text:style-name="T761">as I laugh at the word</text:span> remember.<text:line-break/><text:line-break/>The time has come,<text:line-break/><text:soft-page-break/>It's <text:span text:style-name="T762">just to take a break</text:span>,I know it.<text:line-break/><text:span text:style-name="T758">it’s time to pack up this one..</text:span></text:p>
      <text:p text:style-name="P77">for the <text:span text:style-name="T763">return to next bit</text:span>,where i’ll fool you <text:span text:style-name="T764">the </text:span>first tim<text:span text:style-name="T765">e..</text:span></text:p>
      <text:p text:style-name="P77"/>
      <text:p text:style-name="P157"><text:span text:style-name="T766">(both </text:span><text:span text:style-name="T767">smiles</text:span><text:span text:style-name="T766">)...</text:span><text:span text:style-name="T109">(hugging Misty) yes,death is laughed off but so is life cause it was already said that after death anyhow ONE..so rather useless is both life and death,mere wordplay..but being what we are,alive,lets play(both smile at each other)..but you know next time i should always say i’m booked(both brusts into laughter)..am i wrong?"</text:span></text:p>
      <text:p text:style-name="P78">Misty(hugging Ash,<text:span text:style-name="T769">smile</text:span>) : "who should answer?"</text:p>
      <text:p text:style-name="P78">Ash(solemn) : "Mist,i wish i could understand.."</text:p>
      <text:p text:style-name="P78">Misty(looking at Ash and showing the ring,<text:span text:style-name="T769">smile</text:span>) : "Ash,i've this now remember,<text:span text:style-name="T769">as usual</text:span>?"</text:p>
      <text:p text:style-name="P78">Ash(smile) : "just i could say those words you said,'i'm booked',but i just didn't</text:p>
      <text:p text:style-name="P78">want to create a fuss.. that's all you know but then..nah! let it go,<text:span text:style-name="T770">vulture business</text:span>(<text:span text:style-name="T770">both laughs</text:span>)"</text:p>
      <text:p text:style-name="P78">Misty(smile) : "right Ash,remember my name,but Ah!your ring i.."</text:p>
      <text:p text:style-name="P78">Ash(smile,giving her another ring) : "waiting for my flower to hand over to</text:p>
      <text:p text:style-name="P78">me.."</text:p>
      <text:p text:style-name="P78">Misty(looking at the ring,then looking at Ash) : "Ash..(gives it to him),this is.."</text:p>
      <text:p text:style-name="P78">Ash(<text:span text:style-name="T771">Misty is fitting Ash’s ring</text:span>) : "<text:span text:style-name="T771">yeah(laugh)..the Cerulian brats thought it’s a mandate that it’s only one way traffic(both laugh)..”</text:span></text:p>
      <text:p text:style-name="P78">Misty(fitting the ring in and looking <text:span text:style-name="T771">Both lloking</text:span> the mirror,smile) :"Perfect,but Ash,the</text:p>
      <text:p text:style-name="P78">size is.."</text:p>
      <text:p text:style-name="P78">Ash(smile and hug Misty) : "i'm not new,i should've given it 5 years ago, it's</text:p>
      <text:p text:style-name="P78">from then,you though have become skinnier,<text:span text:style-name="T772">concentrate on me(both brusts into laughter)</text:span>"</text:p>
      <text:p text:style-name="P78">Misty(smile) : "Ash..this is..my dream come true.."</text:p>
      <text:p text:style-name="P78">Ash(<text:span text:style-name="T772">smile and </text:span>hugging <text:span text:style-name="T772">Misty</text:span>) : "the first part of the two"</text:p>
      <text:p text:style-name="P78">Misty(smile and hugging looking at Ash) : "Ash.."</text:p>
      <text:p text:style-name="P78">Ash : "no rush though,we've got ages to fix the timeline"</text:p>
      <text:p text:style-name="P78">Misty(smile,shivering) : "you want everything then?"</text:p>
      <text:p text:style-name="P78">Ash(smile) : "<text:span text:style-name="T773">sweetness turns bitter if it’s tasted again and again(Misty beams)..all in good times Mist,all in good times...</text:span>"</text:p>
      <text:p text:style-name="P78">(both hug)</text:p>
      <text:p text:style-name="P78">..........................</text:p>
      <text:p text:style-name="P158">(5 minutes later,Cilan Calls,both brusts into laughter)</text:p>
      <text:p text:style-name="P158"/>
      <text:p text:style-name="P158">Ash(laughing) : “i got it Mist,just watch the fun..(both brusts into laughter)..”</text:p>
      <text:p text:style-name="P158">Cilan : “um..hellow Ash,sorry to disturb you but...”</text:p>
      <text:p text:style-name="P158">Ash(frown) : “is it a <text:span text:style-name="T774">personal sweet talk</text:span> <text:span text:style-name="T775">sweety as i’m in the mood</text:span> or is it not?(both brusts into laughter)”</text:p>
      <text:p text:style-name="P158">Cilan(angry) : “so,you’re <text:span text:style-name="T776">on</text:span> the spot then(Ash and Misty brusts into laughter),fine i just..”</text:p>
      <text:p text:style-name="P159">Ash(laugh) : “Brock told you <text:span text:style-name="T777">a few minutes ago</text:span> and you want to check <text:span text:style-name="T778">my room</text:span>(both brusts into laughter)?”</text:p>
      <text:p text:style-name="P159">Cilan(sigh) : “Ash please,you know me i couldn’t be happier <text:span text:style-name="T779">if</text:span>..”</text:p>
      <text:p text:style-name="P159">Ash(laughs) : “yeah,fine i’m sending you to the spot <text:span text:style-name="T780">her</text:span>self(both brusts into laughter)..”</text:p>
      <text:p text:style-name="P159">Cilan : “hey,um..”</text:p>
      <text:p text:style-name="P159">Misty(laughing) : “Cilan,it’s just me.”</text:p>
      <text:p text:style-name="P159">Cilan(frown) : “ you’re,(beam), oh..um sorry ‘Mam(both laughs)..i mean..sorry Ms Misty Waterflower(both brusts into laughter)...i’m so happy that my friend..um..well(both brusts into laughter)..(frown)..hey Ash,cut it..um..sorry ‘mam..<text:span text:style-name="T781">i’m so happy you’ve given my friend a chance..he’s just like that ever an idiot..um sorry mam..i..(both brusts into laughter)..”</text:span></text:p>
      <text:p text:style-name="P160"><text:span text:style-name="T782">Misty</text:span>(laughing) : “<text:span text:style-name="T782">dear </text:span>Cil<text:span text:style-name="T782">an</text:span>,you’ve made a <text:span text:style-name="T782">small </text:span>mistake<text:span text:style-name="T782">(both brusts into laughter)”</text:span></text:p>
      <text:p text:style-name="P161">Cilan : “um..very sorry ‘mam,i’m very sorry..i beg your pardon ‘mam(both laugh)..it’s just that he has..um..”(both brusts into laughter)</text:p>
      <text:p text:style-name="P161"><text:soft-page-break/>Misty(laughing) : “Cilan your friend has abducted me(both brusts into laughter)...and <text:span text:style-name="T783">has announced a ransome upon</text:span> me..(both <text:span text:style-name="T784">brusts into laughter</text:span>)..”</text:p>
      <text:p text:style-name="P161">Cilan : “um..abduct..i see..you..mean(beam)..um..congratulations ‘Mam,many many congratulations,may <text:span text:style-name="T785">my friend ever receive your compassion..um..(both brusts into laughter)..”</text:span></text:p>
      <text:p text:style-name="P162">Misty(smile) : “Cilan,you should say the <text:span text:style-name="T786">my</text:span> name <text:span text:style-name="T786">properly then</text:span> shouldn’t you?..(both smile)..”</text:p>
      <text:p text:style-name="P162">Cilan(smile) : “um,<text:span text:style-name="T784">yes ‘mam of course,Mrs Misty Waterflower Ketchum...congratulations again ‘mam fervant and much..i’m sorry to disturb you ‘mam..(both smile)..”</text:span></text:p>
      <text:p text:style-name="P163">Misty(smile) : “it’s ok Cilan,how are you and Jane?”</text:p>
      <text:p text:style-name="P163">Cilan(smile) : “um..we’re fine ‘mam,we’re fine,and my gratitudes for asking..we’re happy together..she’s a big fan of your’s as well..we both..”</text:p>
      <text:p text:style-name="P163">Ash(takes back the phone,Misty laughs) : “my fan Cili right?(both brusts into laughter)..”</text:p>
      <text:p text:style-name="P163">Cilan(sigh) : “Ash,please,behave properly in front of ‘<text:span text:style-name="T787">mam</text:span>..(both laughs)..”</text:p>
      <text:p text:style-name="P163">Ash(laughing) : “Cili,<text:span text:style-name="T788">you and Jane are getting a special treat from my insignificantest wife(both brusts into laughter)..”</text:span></text:p>
      <text:p text:style-name="P164">Cilan(sigh) : “Man,you should grow up you know(both brusts into laughter)..(sigh)..<text:span text:style-name="T789">you should be so happy</text:span> that ‘mam has accepted you as her other half..”</text:p>
      <text:p text:style-name="P164">Ash(laughing) : “ ‘mam <text:span text:style-name="T790">has been</text:span> <text:span text:style-name="T791">absoutely traumatized to death</text:span> to accept me as her best<text:span text:style-name="T790">est</text:span> half(both brusts into laughter)...”</text:p>
      <text:p text:style-name="P164">Cilan(sigh) : “fine(both laugh)..just don’t be impolite ok?..you must understand how much ‘mam has to look after and now you’re there <text:span text:style-name="T792">yourself</text:span>(both brusts into laughter)..(sigh)..i’m sorry ‘mam,but he <text:span text:style-name="T793">intentionaly gets into</text:span> <text:span text:style-name="T794">all sorts of </text:span>controversies<text:span text:style-name="T793">(both brusts into laughter)...”</text:span></text:p>
      <text:p text:style-name="P165">Misty(laugh) : “i’ll see about controversies Cilan,don’t worry..but you and j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165">Cilan(overjoyed) : “um..thanks ‘mam,many many thanks..and we’ll surely come..surely,you don’t have to be worried about us,we’ll go surely...and it’ll be enough for us to have a chance to be able to speak with you in a ceremony..thanks mam..i congratulate you heartily..”</text:p>
      <text:p text:style-name="P165">Misty(smile) : “thanks Cilan,now talk with your friend...”</text:p>
      <text:p text:style-name="P165">Cilan : “um yeah surely <text:span text:style-name="T795">thanks again ‘mam..”</text:span></text:p>
      <text:p text:style-name="P166">Ash(laugh) : “Cili,whoose bigger?(both brusts into laughter)”</text:p>
      <text:p text:style-name="P166">Cilan(angry) : “Ash,i’m sorry i called you <text:span text:style-name="T796">at this time</text:span> and i beg ‘mam’s pardon fervantly for disturbing her <text:span text:style-name="T797">but the news..</text:span>”</text:p>
      <text:p text:style-name="P166">Ash(laughing) : “<text:span text:style-name="T798">Cili,</text:span>if my least<text:span text:style-name="T799">est</text:span> half is ‘mam,what am i?Sir Lord <text:span text:style-name="T799">Sir</text:span> <text:span text:style-name="T800">Sir Lord..(</text:span>both brusts into laughter)”</text:p>
      <text:p text:style-name="P167">Cilan(sigh) : “fine,<text:span text:style-name="T801">may </text:span>you and ‘mam be happy forever”</text:p>
      <text:p text:style-name="P167">Ash(laughing) : “<text:span text:style-name="T802">not in the Godforsaken Cerulian the goddamn gym the utter Cerulian..</text:span>”</text:p>
      <text:p text:style-name="P167">Cilan(sigh) : “good night!(both brusts into laughter)..are you even sane Ash?now trash talking ‘mam’s dear city(both brusts into laughter)?..you..(sigh)..anyway,be happy with mam,’<text:span text:style-name="T803">mam thank you for your kindness,and i just got very excited if my poor friend’s fortune has turned..and he’s always like this may you be kind to him(both laughs)..i beg your pardon for calling at this time..</text:span></text:p>
      <text:p text:style-name="P168">Misty(smile) : “it’s alright Cilan,i’m so happy to that you called.thank you.”night and take care.”</text:p>
      <text:p text:style-name="P168">Cilan : “thanks..”</text:p>
      <text:p text:style-name="P168">Ash(<text:span text:style-name="T804">frown</text:span>) : “you <text:span text:style-name="T805">dumb</text:span><text:span text:style-name="T768"> </text:span>buffoon..”</text:p>
      <text:p text:style-name="P168">Cilan(angry) : “Ash,don’t disturb ‘mam(both brusts into laughter).GOOD NIGHT.”</text:p>
      <text:p text:style-name="P168"/>
      <text:p text:style-name="P169">Ash(laughing) : “..sweet sweet Cili..(both brusts into laughter)...<text:span text:style-name="T804">(smile)really Mist,Cerulian shall see how to be a proper admirer..(laugh)beautiful man,beautiful man,beautiful(both brusts into laughter)..</text:span></text:p>
      <text:p text:style-name="P170">Misty(laugh) : “there’s no sleep tonight Ash,and(smile,hugging Ash firmly)..i don’t want to at all..you really is all that’s me..”(Ash hugs Misty firmly and tenders her head)</text:p>
      <text:p text:style-name="P171">Ash(smile) : “that’s the doseage <text:span text:style-name="T806">for me as well</text:span>,but hey back to <text:span text:style-name="T807">L</text:span>ance right?”</text:p>
      <text:p text:style-name="P171"><text:soft-page-break/>Misty(smile) : “right.”</text:p>
      <text:p text:style-name="P171"/>
      <text:p text:style-name="P172">Ash : “so<text:span text:style-name="T808"> Pikachu just kept staring at you and looking at</text:span></text:p>
      <text:p text:style-name="P173">me and was very excited and was saying a single</text:p>
      <text:p text:style-name="P173">thing consistently,he you know understands me as</text:p>
      <text:p text:style-name="P173">well as anybody and he himself was happy to see</text:p>
      <text:p text:style-name="P173">you again after a very long time and he was</text:p>
      <text:p text:style-name="P173">always on my shoulder <text:span text:style-name="T809">except the</text:span> moment during</text:p>
      <text:p text:style-name="P173">breakup,<text:span text:style-name="T810">you know he doesn’t understand break-ups and all cause his worldview is totally different,but </text:span>probably he must've felt something as <text:span text:style-name="T811">he used to see you all the time or hear you during our phonecalls and all and then </text:span>we didn't</text:p>
      <text:p text:style-name="P173">call and all that <text:span text:style-name="T811">for a very long time</text:span>,so he was happy and pointing to</text:p>
      <text:p text:style-name="P173">your picture in a low voice started constantly</text:p>
      <text:p text:style-name="P173">saying one word "Pikachupi!Pikachupi!Pikachupi"</text:p>
      <text:p text:style-name="P173">his word for "MISTY"..and i just felt like i was</text:p>
      <text:p text:style-name="P173">looking at something so familiar yet so far as if i</text:p>
      <text:p text:style-name="P173">was touching something kept in front of me yet</text:p>
      <text:p text:style-name="P173">the touch felt like as if it's lives million lives</text:p>
      <text:p text:style-name="P173">apart..as if i knew somehow a million years ago in</text:p>
      <text:p text:style-name="P173">a life many many lives ago and shared <text:span text:style-name="T812">infinitely many</text:span></text:p>
      <text:p text:style-name="P173">memories that were so precious that i just</text:p>
      <text:p text:style-name="P173">couldn't move after all these many years later <text:span text:style-name="T813">and </text:span>despite my internal bliss <text:span text:style-name="T812">of the joyous memories that i might’ve shared,</text:span>it was only covering a<text:span text:style-name="T814">n unfathomable </text:span></text:p>
      <text:p text:style-name="P173">darkness that i'm touching something long</text:p>
      <text:p text:style-name="P173">gone <text:span text:style-name="T815">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816">a </text:span>warm breeze hitting</text:p>
      <text:p text:style-name="P173">my face constantly,without ceasing <text:span text:style-name="T817">but it was sweet yet that darkness as if was only cruelly veiling it’s lurking teeths that were about to tears me apart and was licking it’s lips in the impending and inevitable joy as soon as i fall...</text:span>and tears</text:p>
      <text:p text:style-name="P173">automatically rolled down my cheeks <text:span text:style-name="T818">profusely i later found out</text:span>..and(bit</text:p>
      <text:p text:style-name="P173">choked)..it was then i first had a glimpse of what</text:p>
      <text:p text:style-name="P173">you really are to me <text:span text:style-name="T819">and what i’m myself</text:span>..there it actually felt like it's</text:p>
      <text:p text:style-name="P173">only me million lifes ago yet so far away and it's</text:p>
      <text:p text:style-name="P173">as if just another type of body that i had and i've</text:p>
      <text:p text:style-name="P173">ever so longed for a grand union again <text:span text:style-name="T820">just to get rid of all bodies and differences thatt is imaginable to the one permanent existence consciousness that i truely am..</text:span>and it</text:p>
      <text:p text:style-name="P173">wasn't like looking at your own 5 year old picture,it</text:p>
      <text:p text:style-name="P173">was something way way stronger than anything i</text:p>
      <text:p text:style-name="P173">ever have heard,read,seen or experienced that i</text:p>
      <text:p text:style-name="P173">can relate to..<text:span text:style-name="T820">and yet </text:span>it was so natural..i forgot actually i</text:p>
      <text:p text:style-name="P173">can't really describe what i did see but i didn't see</text:p>
      <text:p text:style-name="P173">flesh and blood at all there <text:span text:style-name="T821">or anything related to you,i didn’t know if you were Misty or whatever i just knew that it was me only me but this idea of death cruelly was hindering my realization and</text:span> as by then i had</text:p>
      <text:p text:style-name="P173">become habituated to by analysis <text:span text:style-name="T822">to separate out flesh and blood and ideas and all</text:span> and no i didn't</text:p>
      <text:p text:style-name="P173">even remember any good things that you may've</text:p>
      <text:p text:style-name="P173">ever done to me or who you were etc,Pikachu's</text:p>
      <text:p text:style-name="P173">words and this picture had given me the</text:p>
      <text:p text:style-name="P173">realization that i never imagined,i just realized as if someone firmly but gently speaking in my head in</text:p>
      <text:p text:style-name="P173"><text:soft-page-break/>my own voice <text:span text:style-name="T823">and exactly the first moment i herd this voice i conquered that idea of death,the voice said</text:span>- "MISTY-that's your soul,you are that</text:p>
      <text:p text:style-name="P173">as well and the difference you're making is only</text:p>
      <text:p text:style-name="P173">your <text:span text:style-name="T824">own </text:span>illusion,you are Misty and Misty is you,no</text:p>
      <text:p text:style-name="P173">difference is there,see it for yourself"..and I don't</text:p>
      <text:p text:style-name="P173">know how long i stood there or i just didn't want to</text:p>
      <text:p text:style-name="P173">part,<text:span text:style-name="T825">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vivid beyond doubt for me but..(laugh)</text:span>..here here here..”</text:p>
      <text:p text:style-name="P173">Misty(deep sigh) : "Ash, you're also a Disaster</text:p>
      <text:p text:style-name="P173">Master!why break this moment up?i was seeing</text:p>
      <text:p text:style-name="P173">that as well.."</text:p>
      <text:p text:style-name="P173">Ash(bit puzzled) : "um..sorry..but(laugh)..i just</text:p>
      <text:p text:style-name="P173">realized now that if then,exactly then some vulture</text:p>
      <text:p text:style-name="P173">dared to be around and this is another God's</text:p>
      <text:p text:style-name="P173">Grace that they didn't,but if they did and disturbed</text:p>
      <text:p text:style-name="P173">me or gave the scene to the press,i would've been</text:p>
      <text:p text:style-name="P173">very happy to set at that very moment all of my</text:p>
      <text:p text:style-name="P173">pokemons on the vulture if i was even remotely</text:p>
      <text:p text:style-name="P173">disturbed then or my moment went public,but God</text:p>
      <text:p text:style-name="P173">didn't let that happen out of the infinite</text:p>
      <text:p text:style-name="P173">compassion,so <text:span text:style-name="T826">all</text:span> vultures were saved and</text:p>
      <text:p text:style-name="P173">No,Mist really,if i didn't get you due to some vulture<text:span text:style-name="T827">s roaming around</text:span> then disturbing me,my name would've</text:p>
      <text:p text:style-name="P173">been written with blood then and there and i knew</text:p>
      <text:p text:style-name="P173">nobody present in that building could do anything about me or my pokemons</text:p>
      <text:p text:style-name="P173">actions and it wouldn't have been nice and i</text:p>
      <text:p text:style-name="P173">would've become a real nerve wreck then as i</text:p>
      <text:p text:style-name="P173">would've tried to push my pokemons to absolute</text:p>
      <text:p text:style-name="P173">ultimate,killing them and myself in the</text:p>
      <text:p text:style-name="P173">process..now so hopefully vultures showed some</text:p>
      <text:p text:style-name="P173">intelligence there and saved their godforsaken</text:p>
      <text:p text:style-name="P173">lives and MINE as well..anyhow..vulture is a good</text:p>
      <text:p text:style-name="P173">name i.."</text:p>
      <text:p text:style-name="P173">Misty(frown) : "Ash,i would like that the infinite</text:p>
      <text:p text:style-name="P173">compassion be helpful to you in restraining me</text:p>
      <text:p text:style-name="P173">from smacking you the next time you suddenly</text:p>
      <text:p text:style-name="P173">drag vultures in a most beautiful scene,continue</text:p>
      <text:p text:style-name="P173">now"</text:p>
      <text:p text:style-name="P173">Ash(laugh) : "alright,alright,so the vultur..um,no</text:p>
      <text:p text:style-name="P173">don't do that(Misty lightly smacks Ash's head),its</text:p>
      <text:p text:style-name="P173">ok(laugh)..<text:span text:style-name="T828">so sweet in my flower’s sweet touch(Misty frowns and mocks smacking then laughs shaking her head,Ash smiles)..</text:span>ok do that always but gently.."</text:p>
      <text:p text:style-name="P173">Misty(sigh) : "Ash,please you.."</text:p>
      <text:p text:style-name="P173">Ash(smile) : "ok,ok,bare with me,i'm just back,so i</text:p>
      <text:p text:style-name="P173">was in this trance like state and then i was</text:p>
      <text:p text:style-name="P173">brought back to my senses by a Gentle hand on</text:p>
      <text:p text:style-name="P173">my shoulders..it was Lance,and i also recognised</text:p>
      <text:p text:style-name="P173">that Pikachu had long stopped uttering your name</text:p>
      <text:p text:style-name="P173">and was constantly looking at me,so i just</text:p>
      <text:p text:style-name="P173"><text:soft-page-break/>suddenly was brought back to my senses and</text:p>
      <text:p text:style-name="P173">looking at Lance was just startled and didn't know</text:p>
      <text:p text:style-name="P173">what to say,in the mean time Noivern put the</text:p>
      <text:p text:style-name="P173">picture back and <text:span text:style-name="T829">came </text:span>beside me,i</text:p>
      <text:p text:style-name="P173">called him back but i had no words at all in my</text:p>
      <text:p text:style-name="P173">head,then Lance very gently broke the silence</text:p>
      <text:p text:style-name="P173">saying,in his words-&gt;</text:p>
      <text:p text:style-name="P173">Lance : "Ash! you alright?"</text:p>
      <text:p text:style-name="P173">Ash(stuttering) : "um..it's all right..i just..um.."</text:p>
      <text:p text:style-name="P173">Lance(kind face) : "Lost in thoughts?"</text:p>
      <text:p text:style-name="P173">Ash(thoughtfull) : "yeah i guess"</text:p>
      <text:p text:style-name="P173">Lance : "Ash you've been standing like this for 15</text:p>
      <text:p text:style-name="P173">minutes at least as i've entered here and was just</text:p>
      <text:p text:style-name="P173">observing you and i left you here 15 minutes <text:span text:style-name="T830">before that</text:span>,so it must be 30 minutes <text:span text:style-name="T831">there</text:span> or there</text:p>
      <text:p text:style-name="P173">about.Ash,the tears"</text:p>
      <text:p text:style-name="P173">and then i suddenly realized i cried a lot and</text:p>
      <text:p text:style-name="P173">quickly wiped off the tears and..</text:p>
      <text:p text:style-name="P173">Ash : "um..no it's alright Lance..i just.."</text:p>
      <text:p text:style-name="P173">Lance : "Ash, it's alright,i know her well,Misty</text:p>
      <text:p text:style-name="P173">Waterflower,<text:span text:style-name="T832">the yougest of four Waterflower sister from Cerulian City Gym and </text:span>the current Gym Leader of Cerulian</text:p>
      <text:p text:style-name="P173">City was your first and constant travel companion</text:p>
      <text:p text:style-name="P173">for 5 long years and then she <text:span text:style-name="T833">returned</text:span> to Cerulian</text:p>
      <text:p text:style-name="P173">Gym and did brilliantly <text:span text:style-name="T832">going into the Hall of Fame</text:span> and she was also.."</text:p>
      <text:p text:style-name="P173">I don't know Mist,but suddenly these past tense</text:p>
      <text:p text:style-name="P173">words - "was,came,did,was"..became unbearable</text:p>
      <text:p text:style-name="P173">to me and i brust out in a bit of choked but high</text:p>
      <text:p text:style-name="P173">pitched voice-</text:p>
      <text:p text:style-name="P173">Ash(bit choked,bit high pitched) : "Please,enough!"</text:p>
      <text:p text:style-name="P173">Lance : "Ash.."</text:p>
      <text:p text:style-name="P173">Ash : "um..sorry...but she's still alive and it just felt</text:p>
      <text:p text:style-name="P173">a bit..um..well.. awkward,anyhow um..sorry for</text:p>
      <text:p text:style-name="P173">shouting at you Lance..i'm terrib.."</text:p>
      <text:p text:style-name="P173">Lance : "Ash,it's all right,you were wanting to know</text:p>
      <text:p text:style-name="P173">more about Misty right?"</text:p>
      <text:p text:style-name="P173">Ash : "Lance it's ok..i'll just ask someone else..your</text:p>
      <text:p text:style-name="P173">responsibilities.."</text:p>
      <text:p text:style-name="P173">Lance(firmly shrugging off) : "Ash,i know my</text:p>
      <text:p text:style-name="P173">responsibilities and restrictions,i can tell you</text:p>
      <text:p text:style-name="P173">about Misty Waterflower from Cerulian City Gym</text:p>
      <text:p text:style-name="P173">and Frontier symbol all that i reliably and</text:p>
      <text:p text:style-name="P173">personally know,but you must stay here tonight as</text:p>
      <text:p text:style-name="P173">we have to finish with this,you've been absent</text:p>
      <text:p text:style-name="P173">from the dinner for too long,you must comply with</text:p>
      <text:p text:style-name="P173">me"..</text:p>
      <text:p text:style-name="P173">see i took the chance because..please this is just</text:p>
      <text:p text:style-name="P173">jokingly..i politely asked Lance if i could mouth the</text:p>
      <text:p text:style-name="P173">press off and if i sweared may he spare me,Lance</text:p>
      <text:p text:style-name="P173">smiled and said that he himself will get rid of the</text:p>
      <text:p text:style-name="P173">press and will finish the night as quickly as</text:p>
      <text:p text:style-name="P173">possible and besides not much was left of</text:p>
      <text:p text:style-name="P173">it..so,anyhow i couldn't thrash the vultures then</text:p>
      <text:p text:style-name="P173"><text:soft-page-break/>and there for their campaign to ruin my personal</text:p>
      <text:p text:style-name="P173">life <text:span text:style-name="T834">and helping my self illusion over my soulmate my sweet sweet Mist(tendering Misty,Misty smiles and hugs Ash</text:span> <text:span text:style-name="T835">firmly)..</text:span>and so again Lance saved himself and</text:p>
      <text:p text:style-name="P173">vultures..thus it happened..then i just returned to</text:p>
      <text:p text:style-name="P173">your picture and Noivern kept holding it and i kept</text:p>
      <text:p text:style-name="P173">gazing at you,i did it just to recreate the moment</text:p>
      <text:p text:style-name="P173">and Lance obliged"</text:p>
      <text:p text:style-name="P173">Misty(blush a bit) : "um..Ash,i may again have to</text:p>
      <text:p text:style-name="P173">face Lance <text:span text:style-name="T836">personally </text:span>very soon.."</text:p>
      <text:p text:style-name="P173">Ash(smile) : "na,it's alright with him, your like his</text:p>
      <text:p text:style-name="P173">second daughter or even younger i guess <text:span text:style-name="T837">and he did treat me as his own son</text:span>,</text:p>
      <text:p text:style-name="P173">it's alright,but here you must bear with me again</text:p>
      <text:p text:style-name="P173">as i want to contrast the reasons why other people</text:p>
      <text:p text:style-name="P173">thought we're made for each other"</text:p>
      <text:p text:style-name="P173">Misty(smile) : "ya,i would."</text:p>
      <text:p text:style-name="P173">Ash(smile) : "alright,Lance told me as i was again</text:p>
      <text:p text:style-name="P173">tendering the picture,that what you were upto with</text:p>
      <text:p text:style-name="P173">your activities and overwork, suddenly turning on</text:p>
      <text:p text:style-name="P173">the Frontier Symbol for pestering you and then</text:p>
      <text:p text:style-name="P173">creating legal skirmish,besides if that brat is ever</text:p>
      <text:p text:style-name="P173">seen again at Cerulian or anywhere in the world, i</text:p>
      <text:p text:style-name="P173">would also <text:span text:style-name="T838">absolutely love</text:span> to battle him,but unlike you,i'll do illegally.."</text:p>
      <text:p text:style-name="P173">Misty : "yes Ash,i had to,he was pestering me first</text:p>
      <text:p text:style-name="P173">due to my name and fame and all that,then when</text:p>
      <text:p text:style-name="P173">he got a rude awakening there he started name</text:p>
      <text:p text:style-name="P173">calling and dragging my friends and family into it</text:p>
      <text:p text:style-name="P173">and doing all that,so i had to take actions as all my</text:p>
      <text:p text:style-name="P173">sisters supported me <text:span text:style-name="T839">as well as Trace and all them and Professor Oak as well,Foster was always beside me as well as Mr Slate so i got Pewter’s support..</text:span> and we got rid of him from</text:p>
      <text:p text:style-name="P173">there <text:span text:style-name="T840">by means of a legal battle in his own den</text:span> and while busting we found out he was</text:p>
      <text:p text:style-name="P173">using illegal performance enhancers and all</text:p>
      <text:p text:style-name="P173">that,so his water pokemons were added to</text:p>
      <text:p text:style-name="P173">me,others went to different labs,well Gary</text:p>
      <text:p text:style-name="P173">managed to take the 90% actually..haha..he was</text:p>
      <text:p text:style-name="P173">extending the lab then so he began and actually it</text:p>
      <text:p text:style-name="P173">was a good advertisement as well...anyhow that</text:p>
      <text:p text:style-name="P173">was almost two years ago but you can continue</text:p>
      <text:p text:style-name="P173">now"</text:p>
      <text:p text:style-name="P173">Ash(tendering Misty's cheeks) : "No Mist,i</text:p>
      <text:p text:style-name="P173">shouldn't have left you just like that <text:span text:style-name="T841">to those vultures,not as a friend atleast</text:span>...<text:span text:style-name="T842">i never realized how much monkey went around my sweet little flower since the day she returned and those m.. were sentimental fools...it’s just a friend’s favour that i could’ve done cause during Unova i certainly could’ve take care of all those damn brats and this was during Kalos when(laugh)..32 gyms including 8 hall of fame totally fooled around left and right with distinct type disadvantages and they were at full license and that sort of defeat would’ve given the brats the life lesson...No Mist then i was your friend no matter what my formal friend title was,now this is different game totally as i don’t have any bounds now,just wait till i step foot in that place,they’ll not be able to sleep for a week with what i’m just going to tell them first day itself..i’m only getting started and now i know i’m by being wholely Mistyvious(Misty smiles)...”</text:span></text:p>
      <text:p text:style-name="P174">Misty(hugging Ash) : “Ash,it’s all right you know,don’t strain yourself i’ve forgotten all those now that i’ve my soulmate..nothing matters now no matter what they do...just don’t get so <text:soft-page-break/>anxious..but(laugh)..i know you’re not going to stop atleast on the first day no matter what,what are you gonna say..?”</text:p>
      <text:p text:style-name="P174">Ash(laugh) : “the first thing after formal announcement where i’ll show my power and give all that to you showing what you are to me grossly so that the bufoons may know it’ll be dangerous to mingle with this Gym,then i’ll just threaten them that if they still pester <text:span text:style-name="T843">too much</text:span>,i’ll take up all that power <text:span text:style-name="T843">by virtue of my marriage</text:span> and make Cerulian <text:span text:style-name="T844">B</text:span>adge a must win <text:span text:style-name="T844">with 2 at a time(Misty laughs)</text:span>,which means death <text:span text:style-name="T845">to any legend</text:span> as you know who’ll start for me(Misty brusts into laughter) if this wasn’t enough i’ll change the gym into a fire gym all the while keeping all water pokemons and insinuate that my flying fire types are not getting free roaming,unleasing them on the damn city and there will be Charizard of all in lead<text:span text:style-name="T846">(Misty laughs)</text:span> with all those water types and all and if still they don’t budge i’ll set a herd of Gangers upon the city that simply means they’ll die from eith<text:span text:style-name="T846">er</text:span> laughter or insomnia<text:span text:style-name="T847">(Misty laughs loudly)..and all these will be supplimented with trash talking where anything they do will be proved as an insinuation that they’re trying to harm the gym and abuse pokemons and if all this didn’t stop them my final word is that the gym will be shifted as and open ocean challenge with ghost pokemons(Misty brusts into laughter)..no lened will ever be seen anywhere around the world with Ganger taking charge and Golduck,Feraligator and Crawdaunt lurking underneeth with a heard of ghosts(Misty laughs)...the vultures must understand the fact that the Universal Water Empress has her travelling companion with her,who isn’t exactly as sweet as her..”</text:span></text:p>
      <text:p text:style-name="P175">Misty(smiles) : “God bless Cerulian(both laughs)..anyway shouldn’t we continue?”</text:p>
      <text:p text:style-name="P176">Ash(smile) : “right,<text:span text:style-name="T848">and that’s exactly why i’m being so severe upon first here and then later there My flower has been abused and will again be so but i’m going to threaten them to death that if such is the case they’ll see all possible hells imaginable(Misty laughs and shakes her head)...or even better why don’t you yourself use Crawdauntogator with Kingler(Misty brusts into laughter)..they’ll listen if i tell them and Feraligator knows you very well and does Kingler whoose their disciple(Misty laughs)...just tell them to have fun and enjoy the fun with them,i’ll see which legend can win a badge from there(Misty brusts into laughter)..”</text:span></text:p>
      <text:p text:style-name="P177">Misty(smile) : “Gym leader’s life is nasty Ash,but(laugh) when you step in..(both laughs)..may God save all eternally(both brusts into laughter)...and i guess the electricity department is handled by Ganger(Ash nods and both brusts into laughter)...”</text:p>
      <text:p text:style-name="P178">Ash(laughing) : “Dark Night:Cerulian Challenger Version(both laughs),yeah to Ganger the open desart under mid day <text:span text:style-name="T849">sun</text:span> is Dark Night:Constant <text:span text:style-name="T850">L</text:span>ight Version(both brusts into laughter)...<text:span text:style-name="T851">anyhow,</text:span></text:p>
      <text:p text:style-name="P176">lets <text:span text:style-name="T808">reminisce,shall we?”</text:span></text:p>
      <text:p text:style-name="P179">Misty(laugh) : “Dark Night:Approaching Dawn Version”(both laughs)...</text:p>
      <text:p text:style-name="P179">Ash(smile) :”right,so<text:span text:style-name="T808"> Lance told the stories and all about</text:span></text:p>
      <text:p text:style-name="P173">you and your recent problems,i almost instantly</text:p>
      <text:p text:style-name="P173">knew that <text:span text:style-name="T852">all you were doing </text:span><text:s/>was only longing to see me and was entrapped in a golden cage with the huge</text:p>
      <text:p text:style-name="P173">responsibility of polishing it everyday,so you finally</text:p>
      <text:p text:style-name="P173">resorted to your pokemons and gym and frontier</text:p>
      <text:p text:style-name="P173">and all else and it did get you in Hall of Fame but</text:p>
      <text:p text:style-name="P173">you weren't all right <text:span text:style-name="T852">and then those stuffs</text:span>..by the way <text:span text:style-name="T853">this is huge news and i forgot but just a thing Mist,would you mind if i have to mention any of those 3 forsaken names cause i can’t otherwise properly describe their activities to you but i’ll try not to mention them more than once or twice..”</text:span></text:p>
      <text:p text:style-name="P180">Misty(hugging Ash very firmly) : “<text:span text:style-name="T854">adore</text:span> your <text:span text:style-name="T855">soulmate</text:span>”</text:p>
      <text:p text:style-name="P180">Ash(smile,hugging Misty very <text:span text:style-name="T855">firmly) : “always as usual,right,so this brat Green met me in</text:span></text:p>
      <text:p text:style-name="P173">Unova Elite 4,my first,and was trying to imply that</text:p>
      <text:p text:style-name="P173">if i ever had any special relationship with Pewter</text:p>
      <text:p text:style-name="P173">City gym leader before as he recently met Kane</text:p>
      <text:p text:style-name="P173">Slate and he spoke about me and he was a friend</text:p>
      <text:p text:style-name="P173">of Foster but was away for a long time,he told me</text:p>
      <text:p text:style-name="P173">he won the Orange and Kanto titles and was a big</text:p>
      <text:p text:style-name="P173"><text:soft-page-break/>fan of mine,he's 30 now same age as Gary,I just</text:p>
      <text:p text:style-name="P173">complemented him for his success saying i</text:p>
      <text:p text:style-name="P173">myself couldn't win Kanto and all and said yes</text:p>
      <text:p text:style-name="P173">Pewter was my first gym ever and Kane Slate did</text:p>
      <text:p text:style-name="P173">help me a lot on that day and the Gym leader</text:p>
      <text:p text:style-name="P173">himself was very kind and gave me the badge only</text:p>
      <text:p text:style-name="P173">on faith that i'll get better as none of my then 3</text:p>
      <text:p text:style-name="P173">Pokemons were anywhere near his Pokémon<text:span text:style-name="T856">s</text:span> in</text:p>
      <text:p text:style-name="P173">competition...but I said i forgot whether it was</text:p>
      <text:p text:style-name="P173">Kane Slate or one of his sons that were the actual gym leader then and yes it was 16 years ago and</text:p>
      <text:p text:style-name="P173">i've never been in Pewter since then so just can't</text:p>
      <text:p text:style-name="P173">recall the gym leader's name <text:span text:style-name="T857">and Mr Slate himself tendered and advised me like his own son and yes i remember him and recently has come into touch with Foster,the current leader there for professional reasons but it’s just my insignificant gratitude to them who basically kickstarted my career</text:span>..so</text:p>
      <text:p text:style-name="P173">then i saw Green's face was sort of <text:span text:style-name="T858">extremely</text:span> puzzled</text:p>
      <text:p text:style-name="P173">as if he didn't expect this humility from me <text:span text:style-name="T859">with the name that i had and obviously how he was taught by Brock of all anyhow..this humility</text:span> to a</text:p>
      <text:p text:style-name="P173">random stranger like him that too given my</text:p>
      <text:p text:style-name="P173">reputation..so just kinda felt awkward but smartly</text:p>
      <text:p text:style-name="P173">just spoke about pokemon this that,his few</text:p>
      <text:p text:style-name="P173">experiences and I was happy it was about <text:span text:style-name="T860">10</text:span></text:p>
      <text:p text:style-name="P173">minutes good chat but i felt that he's there to say</text:p>
      <text:p text:style-name="P173">something else but just was <text:span text:style-name="T861">totally </text:span>flustered at my</text:p>
      <text:p text:style-name="P173">humility <text:span text:style-name="T862">on the very first point.</text:span>..so i tried to break the ice saying from</text:p>
      <text:p text:style-name="P173">why he has come if there's any urgency from</text:p>
      <text:p text:style-name="P173">somewhere else if it is he can say <text:span text:style-name="T863">without any hesitation etc</text:span>..</text:p>
      <text:p text:style-name="P173">he kinda stammered and said he was from Orange</text:p>
      <text:p text:style-name="P173">Elite4 and as he was a 2 time champion and</text:p>
      <text:p text:style-name="P173">himself got an Orange League he got a <text:span text:style-name="T864">big </text:span>job there,<text:span text:style-name="T865">well which he’s actually doing only now</text:span></text:p>
      <text:p text:style-name="P173"><text:span text:style-name="T866">anyway </text:span>and they want me to take over <text:span text:style-name="T867">in</text:span> a top post there</text:p>
      <text:p text:style-name="P173">in Orange Elite4 so i said alright i know Lance</text:p>
      <text:p text:style-name="P173">himself personally and through him i'll learn the matter..then he was hesitant and said he actually</text:p>
      <text:p text:style-name="P173">wanted to know if i'll go to Orange or Kanto next</text:p>
      <text:p text:style-name="P173">then they could've discussed it cause there's</text:p>
      <text:p text:style-name="P173">some problems regarding Pokemons in <text:span text:style-name="T868">Orange</text:span></text:p>
      <text:p text:style-name="P173">some theft and some legendary pokemons have</text:p>
      <text:p text:style-name="P173">been spotted and thus as i was on the Team</text:p>
      <text:p text:style-name="P173">Rocket bust up,may be somehow i might</text:p>
      <text:p text:style-name="P173">help <text:span text:style-name="T869">even if by wisdom simply not by being present at the spot</text:span>...now this gave me a real jolt cause i knew</text:p>
      <text:p text:style-name="P173">more than anyone that Team Rocket 2 was an</text:p>
      <text:p text:style-name="P173">impossibility as the Kalos case involving me</text:p>
      <text:p text:style-name="P173">finished <text:span text:style-name="T870">9</text:span> months ago and Team Rocket boss just</text:p>
      <text:p text:style-name="P173">became my pet after Crawdauntogator pulled their</text:p>
      <text:p text:style-name="P173">tricks on him and made him absolutely bewildered</text:p>
      <text:p text:style-name="P173">and he admitted to me he can't imagine such a</text:p>
      <text:p text:style-name="P173">thing and he sais another Team Rocket 2 as long</text:p>
      <text:p text:style-name="P173">as I'm alive is simply meaningless cause <text:span text:style-name="T871">what </text:span>my such</text:p>
      <text:p text:style-name="P173">two common pokemons <text:span text:style-name="T871">done in such a way and they would’ve</text:span> beaten even if</text:p>
      <text:p text:style-name="P173">he had his Mewtwo and Arceus <text:span text:style-name="T872">along with all else that day</text:span>...and later too</text:p>
      <text:p text:style-name="P173">Sinnoh Elite4 is my absolute pets as the busting</text:p>
      <text:p text:style-name="P173"><text:soft-page-break/>was there,i won there so miraculously and</text:p>
      <text:p text:style-name="P173">Laura,you remember her,was very fond of me...and Laura passes away around 2 months after I</text:p>
      <text:p text:style-name="P173">started Kalos but she after knowing the Team</text:p>
      <text:p text:style-name="P173">Rocket thing just one day told me through a souce</text:p>
      <text:p text:style-name="P173">that i'm the a huge legend as a Pokemon Master</text:p>
      <text:p text:style-name="P173">and she herself said she couldn't imagine that</text:p>
      <text:p text:style-name="P173">battle and said if i continue i might become Once</text:p>
      <text:p text:style-name="P173">Only cause that was great then just blessed me</text:p>
      <text:p text:style-name="P173">and all..i have huge respect for her and i just</text:p>
      <text:p text:style-name="P173">replied that my gratitude that i'll no matter what</text:p>
      <text:p text:style-name="P173">ever remain her grandson in all aspects and that's</text:p>
      <text:p text:style-name="P173">all...so Sinnoh Elite4 would do anything i want</text:p>
      <text:p text:style-name="P173">them to and Lance knows me since we were in</text:p>
      <text:p text:style-name="P173">Jhoto and he'll surely tell me..so i got very</text:p>
      <text:p text:style-name="P173">suspicious as to what his motive was so i held</text:p>
      <text:p text:style-name="P173">him up and rang Lance and so that he wasn't the</text:p>
      <text:p text:style-name="P173">messenger from Orange Elite4 and i just politely</text:p>
      <text:p text:style-name="P173">asked him that why was he so desperate to meet</text:p>
      <text:p text:style-name="P173">me and try to insinuate something to me being a</text:p>
      <text:p text:style-name="P173">good enough Pokemon trainer having won Orange</text:p>
      <text:p text:style-name="P173">and Kanto League <text:span text:style-name="T873">which is a rare achivement in itself</text:span>,why was he after me and then</text:p>
      <text:p text:style-name="P173">he stammered a bit and then i pressed him for his hometown address <text:span text:style-name="T874">as i had a feeling it was a personal matter and he was trying to somehow threaten me of all but just didn’t know how to achieve it</text:span>,he had to admit that he was</text:p>
      <text:p text:style-name="P173">from Cerulian,as soon as i heard that name i told</text:p>
      <text:p text:style-name="P173">him there's no need to pull such stunts on me i've</text:p>
      <text:p text:style-name="P173">not yet won a single Elite 4,winning only 6 leagues <text:span text:style-name="T875">so i’m busy</text:span></text:p>
      <text:p text:style-name="P173">and threatened him that if he pesters me further,i'll</text:p>
      <text:p text:style-name="P173">personally love to battle him and snatch away his</text:p>
      <text:p text:style-name="P173">Orange League trophy cause mine just got a bit</text:p>
      <text:p text:style-name="P173">old and i'll do all this by means of pokemon</text:p>
      <text:p text:style-name="P173">battling,to which he cringed but still being a Two</text:p>
      <text:p text:style-name="P173">League Champion he felt humiliated and just</text:p>
      <text:p text:style-name="P173">a<text:span text:style-name="T876">g</text:span>reed to battle me,but I said i would only after the</text:p>
      <text:p text:style-name="P173">Elite 4 match but Green got a bit awestruck <text:span text:style-name="T877">then by my determination</text:span> but</text:p>
      <text:p text:style-name="P173">was still willing to battle <text:span text:style-name="T877">simply as he was confident having won knato recently and i myself told him i couldn’t win it so he thought there could be chinks in the armour</text:span>,and i have big respect for him as he</text:p>
      <text:p text:style-name="P173">reminded me of myself but just before we started</text:p>
      <text:p text:style-name="P173">i trash talked him in the press without naming <text:span text:style-name="T878">just to show what he was up against</text:span></text:p>
      <text:p text:style-name="P173">which got him angry and he was about to get</text:p>
      <text:p text:style-name="P173">physically involved with me,which created tension</text:p>
      <text:p text:style-name="P173">as he was well known himself but somehow we</text:p>
      <text:p text:style-name="P173">managed to cover it up <text:span text:style-name="T879">but most importantly the kid should’ve realized that my Pikachu who is a world dreaded name needs</text:span> <text:span text:style-name="T879">only one mental signal from me to kill each and any including humans in case of physical confrontation at their presence and that’s why i don’t get involved at all cause mu bunch will create a massacar then and especially chu-bro,i’ll able to stop all except him cause he’s not going to see me die in front of him because of another human or pokemon and this also includes mom and now you too as he has already picked up my signal and that’s why he suddenly woke up then as i got excited,he knows i have Ganger and all and mom has Mime but he’s not sure whether you have any pokemons or not with you and he knew my agitation is may be because you don’t have any pokemons and he doesn’t know whether my bunch or Mime will obey you or not </text:span><text:soft-page-break/><text:span text:style-name="T879">and he can’t read you so was waiting for me to direct him to protect you and only when i calmed down did he go to sleep again..so he’s a big bro to you too(both smile)..”</text:span></text:p>
      <text:p text:style-name="P181">Misty(smile,looking at Pikachu and then Ash) : “really since day one Ash,realizes our bond so well..impossible intelligence,<text:span text:style-name="T880">perception and reading</text:span>..so happy having <text:span text:style-name="T881">the</text:span> big chu bro(both smile)..”</text:p>
      <text:p text:style-name="P173"><text:span text:style-name="T882">Ash : “right,so back to the brats,</text:span>then i told him personally that listen mate,just tell me the reason for your desparation and obsession with me i feel</text:p>
      <text:p text:style-name="P173">physically threatened compelling me to take legal</text:p>
      <text:p text:style-name="P173">actions against him and i even said i have a doubt</text:p>
      <text:p text:style-name="P173">whether he won his leagues fairly or not and</text:p>
      <text:p text:style-name="P173">himself trying to create a Team Rocket 2 and want</text:p>
      <text:p text:style-name="P173">me there to which he was infuriated and said to</text:p>
      <text:p text:style-name="P173">look up who he was which is from there his things</text:p>
      <text:p text:style-name="P173">were known and then he was still saying things to</text:p>
      <text:p text:style-name="P173">which i said just spit it out,and he <text:span text:style-name="T883">finally </text:span>said that i</text:p>
      <text:p text:style-name="P173">mingled with his girlfriend,but as soon as he said</text:p>
      <text:p text:style-name="P173">that i myself told him if she was still <text:span text:style-name="T884">his</text:span> girlfriend</text:p>
      <text:p text:style-name="P173">and has been with me then just forget her and</text:p>
      <text:p text:style-name="P173">save himself and that its not my fault that people</text:p>
      <text:p text:style-name="P173">like him or his girlfriend would throw themselves</text:p>
      <text:p text:style-name="P173">at my door..which rather infuriated him <text:span text:style-name="T885">to maximum which i wanted</text:span></text:p>
      <text:p text:style-name="P173">and he threatened me that if i wasn't a coward</text:p>
      <text:p text:style-name="P173">then he'll like to meet me privately just before the</text:p>
      <text:p text:style-name="P173">final matchday for a one on one..i politely said i'll</text:p>
      <text:p text:style-name="P173">oblidge but if i feel a physical threat,i won't mercy</text:p>
      <text:p text:style-name="P173">anybody present and they'll be handed over to <text:span text:style-name="T886">the </text:span>Elite4..so he was pushed back a bit but being a 2</text:p>
      <text:p text:style-name="P173">league champ thought why not and he had an</text:p>
      <text:p text:style-name="P173">emotional drive...Mist,i respect the man still and</text:p>
      <text:p text:style-name="P173">that's why i told you what i told you about</text:p>
      <text:p text:style-name="P173">him...<text:span text:style-name="T887">(tendering Misty)..</text:span>sweety,I was who I was then and he of all</text:p>
      <text:p text:style-name="P173">certainly knew it <text:span text:style-name="T888">but </text:span>still was man enough to face me</text:p>
      <text:p text:style-name="P173">directly atleast..he was a man not an en.. <text:span text:style-name="T889">like these m..</text:span> and</text:p>
      <text:p text:style-name="P173">that's all i want to know cause i might've done the</text:p>
      <text:p text:style-name="P173">same thing in his position...(hugging Misty</text:p>
      <text:p text:style-name="P173">firmly,Misty hugs <text:span text:style-name="T890">Ash </text:span>firmly and keeps her head on</text:p>
      <text:p text:style-name="P173">chest)..but the kid made the mistake of thinking</text:p>
      <text:p text:style-name="P173">his emotion can topple me of all who has made </text:p>
      <text:p text:style-name="P173">fun of a man who managed <text:span text:style-name="T891">a </text:span>Mewtwo for <text:span text:style-name="T892">6</text:span> years</text:p>
      <text:p text:style-name="P173">and <text:span text:style-name="T893">a </text:span>Arceus for <text:span text:style-name="T892">2</text:span> and combined <text:span text:style-name="T892">2</text:span> year<text:span text:style-name="T894">s</text:span> and was</text:p>
      <text:p text:style-name="P173">doing everything illegal imagin<text:span text:style-name="T895">able</text:span> against me yet i</text:p>
      <text:p text:style-name="P173">just laughed him off literally <text:span text:style-name="T896">with two most common Pokemons against like 20 or 40 type advantages swellen up illegally and all at the same time intruding..and all that being 2 years back before i got through Kalos</text:span>...that was his</text:p>
      <text:p text:style-name="P173">mistake <text:span text:style-name="T897">despite my many warnings</text:span>...anyhow,he chooses Slobro and I had</text:p>
      <text:p text:style-name="P173">Kingler that day,i told Kingler <text:span text:style-name="T898">to just have fun as usual and</text:span> Kingler did what <text:span text:style-name="T899">s</text:span>he did</text:p>
      <text:p text:style-name="P173">as <text:span text:style-name="T900">s</text:span>he decimated Slobro playfully within 2</text:p>
      <text:p text:style-name="P173">minutes,Slobro herself just quitted and it was <text:span text:style-name="T901">all</text:span> fun for her not a defeat,<text:span text:style-name="T902">which is </text:span>exactly what my</text:p>
      <text:p text:style-name="P173">bunch <text:span text:style-name="T902">is all about</text:span>...so he got <text:span text:style-name="T903">bamboozled as did the great boss 2 years back and</text:span> then the press</text:p>
      <text:p text:style-name="P173">found out and his identity and created a fuss but i</text:p>
      <text:p text:style-name="P173">suppressed his name and got it changed so he</text:p>
      <text:p text:style-name="P173">had been greatful to me and just shook my hands</text:p>
      <text:p text:style-name="P173">i told him i was only proud to see a real man like</text:p>
      <text:p text:style-name="P173">him who atleast was man enough to stand up</text:p>
      <text:p text:style-name="P173"><text:soft-page-break/>against me <text:span text:style-name="T904">of all</text:span> for his girlfriend's dignity and said i</text:p>
      <text:p text:style-name="P173">feel more proud to be from near Cerulian and such</text:p>
      <text:p text:style-name="P173">men were there,i said his girlfriend was in safe</text:p>
      <text:p text:style-name="P173">hands and wished him luck but just told him not to</text:p>
      <text:p text:style-name="P173">get too emotional and lose it when it matters</text:p>
      <text:p text:style-name="P173">cause <text:span text:style-name="T905">people at my position are</text:span> well known to all Elite4's and he</text:p>
      <text:p text:style-name="P173">certainly doesn't want to attract their wrath...he</text:p>
      <text:p text:style-name="P173">almost cried and said it was his fault,he just</text:p>
      <text:p text:style-name="P173">didn't understand the situation and thanked me in</text:p>
      <text:p text:style-name="P173"><text:span text:style-name="T906">all imaginable</text:span> ways and left,but he made me more</text:p>
      <text:p text:style-name="P173">screwed up after the Serena fiasco months apart</text:p>
      <text:p text:style-name="P173">cause I soon realized a two time Champ from</text:p>
      <text:p text:style-name="P173">Cerulian chases after someone like me,the</text:p>
      <text:p text:style-name="P173">girlfriend is none other than Cerulian Gym leader so i got extremely angry and frustrated that why</text:p>
      <text:p text:style-name="P173">would that after 3 years still disturb me with in my</text:p>
      <text:p text:style-name="P173">subconscious feeling <text:span text:style-name="T907">that </text:span>well she did get one <text:span text:style-name="T908">and</text:span> then</text:p>
      <text:p text:style-name="P173"><text:span text:style-name="T908">only </text:span>dumped me and then i said well this can be</text:p>
      <text:p text:style-name="P173">fun,and just about truly started my antics..</text:p>
      <text:p text:style-name="P173">(hugging Misty very firmly,smile)...sweety,if i only</text:p>
      <text:p text:style-name="P173">realized what you were going <text:span text:style-name="T909">through </text:span>since the break-up,i</text:p>
      <text:p text:style-name="P173">would've abducted you <text:span text:style-name="T910">after my Undercover itself</text:span>(smile,<text:span text:style-name="T911">tendering Misty’s cheeks</text:span>)..i</text:p>
      <text:p text:style-name="P173">want my soully sweet Mist to always</text:p>
      <text:p text:style-name="P173">beam...<text:span text:style-name="T912">now sweety,please</text:span>..."</text:p>
      <text:p text:style-name="P173">Misty(bit of tears, hugging Ash very firmly,smile) :</text:p>
      <text:p text:style-name="P173">"that brat came back and said...(crying)"</text:p>
      <text:p text:style-name="P173">Ash(smile,hugging Misty firmly) : "sweety,you're</text:p>
      <text:p text:style-name="P173">Misty Ketchum now..and soully mine"</text:p>
      <text:p text:style-name="P173">Misty(smile,tears,hugging Ash very firmly) :</text:p>
      <text:p text:style-name="P173">"yes,i'm soully with my Ash...anyhow,that <text:span text:style-name="T913">damn</text:span> brat <text:span text:style-name="T914">reports</text:span></text:p>
      <text:p text:style-name="P173">me that if <text:span text:style-name="T913">the brat</text:span> was me <text:span text:style-name="T913">the brat</text:span> would've never left you</text:p>
      <text:p text:style-name="P173">and so <text:span text:style-name="T915">on</text:span>,i just kicked <text:span text:style-name="T913">the damn brat</text:span> out and got very</text:p>
      <text:p text:style-name="P173">depressed as i thought.."</text:p>
      <text:p text:style-name="P173">Ash(smile) : "i know what you thought <text:span text:style-name="T916">that thought</text:span> has never</text:p>
      <text:p text:style-name="P173">been never will<text:span text:style-name="T917"> </text:span>and in present <text:span text:style-name="T917">never is</text:span>...Misty is Ash and Ash is Misty, that's it"</text:p>
      <text:p text:style-name="P173">Misty(smile) : "yeah,so i was so angry cause i</text:p>
      <text:p text:style-name="P173">recalled your behaviour,how you treated me and</text:p>
      <text:p text:style-name="P173">how these sludges...that really made me</text:p>
      <text:p text:style-name="P173">depressed <text:span text:style-name="T918">cause i wanted to forget you even more forcefully</text:span>..only for you to soul ne up(smile,Ash</text:p>
      <text:p text:style-name="P173">and Misty keep hugging each other firmly for a</text:p>
      <text:p text:style-name="P173">few moments)...Ash,but i didn't know <text:span text:style-name="T919">that sludge</text:span> pestered</text:p>
      <text:p text:style-name="P173">around like that,(smile and frown)<text:span text:style-name="T919">you’re pretty true about Cerulian..</text:span></text:p>
      <text:p text:style-name="P173">Ash(<text:span text:style-name="T920">laugh</text:span>) :</text:p>
      <text:p text:style-name="P173">"<text:span text:style-name="T920">well they already has seen the preview yesterday(both alugh)..</text:span>except for my</text:p>
      <text:p text:style-name="P173">flower there's nothing good there <text:span text:style-name="T920">in that damn city</text:span> and just last</text:p>
      <text:p text:style-name="P173">night they proved me right again,and my flower</text:p>
      <text:p text:style-name="P173">was accidentally there,it could've been Viridian,it</text:p>
      <text:p text:style-name="P173">could've been Venus as well,Cerulian"</text:p>
      <text:p text:style-name="P173">Misty(laugh) : "sorry Ash,but i just love it how you</text:p>
      <text:p text:style-name="P173">hate my hometown with a particular passion,but</text:p>
      <text:p text:style-name="P173">you never did before"</text:p>
      <text:p text:style-name="P173">Ash(irritated) : "no cause i didn't fully comprehend</text:p>
      <text:p text:style-name="P173">my cherished flower and thought it would be just</text:p>
      <text:p text:style-name="P173"><text:soft-page-break/>like any City,but since then and especially since now <text:span text:style-name="T921">as i now know first hand</text:span> their infatuation with Sensational</text:p>
      <text:p text:style-name="P173">Sisters and that <text:span text:style-name="T922">damn </text:span>Gym,that was your sweat and</text:p>
      <text:p text:style-name="P173">more tears and i was the tears and they took it for</text:p>
      <text:p text:style-name="P173">granted,I can't but be delighted now to go there</text:p>
      <text:p text:style-name="P173">and perform <text:span text:style-name="T923">PROPERLY on OFFICIAL INVITATION</text:span>,and no even last evening i wasn't</text:p>
      <text:p text:style-name="P173">bothered but then they created a fuss there in the</text:p>
      <text:p text:style-name="P173">shop <text:span text:style-name="T924">as soon as they tried to insinuate about my relations to all the sisters</text:span>,they owe a big performance from me and it'll</text:p>
      <text:p text:style-name="P173">be in the local press where i finally will get my</text:p>
      <text:p text:style-name="P173">hands at precious Cerulian <text:span text:style-name="T925">pests</text:span>"</text:p>
      <text:p text:style-name="P173">Misty(laugh) : "anyway it's my hometown,just</text:p>
      <text:p text:style-name="P173">spare it a thought before you reign havoc there"</text:p>
      <text:p text:style-name="P173">Ash(smile) : "sorry Mist,but on this one i can't give</text:p>
      <text:p text:style-name="P173">you any guarantees <text:span text:style-name="T926">nor can the Crawdauntogator(both laugh)</text:span> but as i'll have to also be in</text:p>
      <text:p text:style-name="P173">that godforsaken place myself i'll spare the</text:p>
      <text:p text:style-name="P173">Gym..you'll know that i praised the leader to</text:p>
      <text:p text:style-name="P173">heaven and demoted the support cast at the same</text:p>
      <text:p text:style-name="P173">Gym to hell,and i'll spare this <text:span text:style-name="T927">one</text:span>.."</text:p>
      <text:p text:style-name="P173">Misty(laugh) : "much appreciated,now continue"</text:p>
      <text:p text:style-name="P173">Ash(smile) : "yes,then Lance told me that Misty</text:p>
      <text:p text:style-name="P173">Waterflower is a famous name throughout Kanto,<text:span text:style-name="T928">Jhoto,Orange and Hoenn</text:span></text:p>
      <text:p text:style-name="P173">and other places may be as well and that my teenage travel companion Misty and Misty</text:p>
      <text:p text:style-name="P173">Waterflower,Cerulian Gym leader were two very</text:p>
      <text:p text:style-name="P173">different persons as if i didn't know it already,he i</text:p>
      <text:p text:style-name="P173">guess thought i had a teenage crush kinda thing</text:p>
      <text:p text:style-name="P173">rekindled and probably didn't forget her and due to</text:p>
      <text:p text:style-name="P173">your condition he thought if he could help..(laugh)..</text:p>
      <text:p text:style-name="P173">I don't get this infatuation of people not letting a</text:p>
      <text:p text:style-name="P173">person be happy AND single.."</text:p>
      <text:p text:style-name="P173">Misty(solemn) : "Ash,i wasn't happy at all,that was</text:p>
      <text:p text:style-name="P173">the whole reason <text:span text:style-name="T929">why </text:span>things started"</text:p>
      <text:p text:style-name="P173">Ash : "yeah a mess that almost defeated me had it</text:p>
      <text:p text:style-name="P173">not been for that day there..anyhow,he went on</text:p>
      <text:p text:style-name="P173">and told me about your present state a bit and</text:p>
      <text:p text:style-name="P173">then <text:span text:style-name="T930">i </text:span>said i'll agree that i'll help,to which i said</text:p>
      <text:p text:style-name="P173">indeed if such is the case i'll be very happy to help</text:p>
      <text:p text:style-name="P173">my long lost dear friend,which he also agreed but</text:p>
      <text:p text:style-name="P173">then despite knowing my abilities <text:span text:style-name="T931">and Team Rocket history tried to</text:span> advise</text:p>
      <text:p text:style-name="P173">me <text:span text:style-name="T931">which i’m always blessed to be bestown upon EXCEPT when it comes to my sweet flower and they he said that</text:span> you have picked up a bit of a bad name</text:p>
      <text:p text:style-name="P173">and they suspect you have made your hands dirty <text:span text:style-name="T932">especially just after getting the Hall of Fame entry</text:span></text:p>
      <text:p text:style-name="P173">with illegal business,as soon as he said illegal,i</text:p>
      <text:p text:style-name="P173">scoffed that i helped busting team rocket and i've had enough experience with illegal things which</text:p>
      <text:p text:style-name="P173">he said he just cautioned me because he thought i</text:p>
      <text:p text:style-name="P173">liked that picture but i might get a rude</text:p>
      <text:p text:style-name="P173">awakening,i politely said if he gives me <text:span text:style-name="T933">other </text:span>protection<text:span text:style-name="T933">s that just lets me to mingle with the press there and do my things and fool around without those brats from police,</text:span>i'll do my maximum but i said please i don't want</text:p>
      <text:p text:style-name="P173">to hear a word more on the past,present or future</text:p>
      <text:p text:style-name="P173">Misty Waterflower and I don't like anybody telling</text:p>
      <text:p text:style-name="P173">me anything about my very long time <text:span text:style-name="T934">teenage</text:span></text:p>
      <text:p text:style-name="P173"><text:soft-page-break/>friends and travelling partners <text:span text:style-name="T935">of all</text:span> alongside whom i</text:p>
      <text:p text:style-name="P173">escaped so many deaths and lived multiple many</text:p>
      <text:p text:style-name="P173">lives-no matter what they've become now,i'd like to</text:p>
      <text:p text:style-name="P173">not hear it..so then i set things up with</text:p>
      <text:p text:style-name="P173">Lance,came out for the first week gauged <text:span text:style-name="T936">the whole situation around you..and yeah this time i got all those 3 brats via sources from Jhoto and Sinnoh Elite4 who scared them to death and they confessed what sins they comitted but as luck may have it didn’t try to mingle me and especially that brat who went to check upon me as he perfectly realized that i can’t be stopped at all by any Elite4 sources given what my pokemons can do so thus </text:span>i gathered all your</text:p>
      <text:p text:style-name="P173">informations <text:span text:style-name="T937">except the details on those stuffs which i took away along with your diaries and a few thing Sarah of all told as my sources threatened her unless she budged and that too without telling you,the gym will very next day get red flagged,so they did what they did</text:span>,<text:span text:style-name="T938">but then i needed to confirm my realizations for which i went back to Kalos secretly </text:span>then once i knew the answer is</text:p>
      <text:p text:style-name="P173">yes,and then on third <text:span text:style-name="T939">finally </text:span>returned <text:span text:style-name="T939">home after departing for Undercover 4 years back..and i gauged the moods of the great venerable legends here and as well as in Viridian to have a look at their still ignorance which i also decided to mouth off if only i got my sweet Mist flower back </text:span>and i planned on what i shall do <text:span text:style-name="T940">then the next week i just jumped upon</text:span></text:p>
      <text:p text:style-name="P173">you(both laugh) and <text:span text:style-name="T941">finally </text:span>i've become one with my sweet sweet Mist</text:p>
      <text:p text:style-name="P173">flower(both smile at each other),but the biggest</text:p>
      <text:p text:style-name="P173">thing was my infighting <text:span text:style-name="T942">which you just had to participate in otherwise it would’ve made no sense at all and i also did in viseversa</text:span> and <text:span text:style-name="T942">before that</text:span> i handcupped you(smile,holding</text:p>
      <text:p text:style-name="P173">Misty's hands and immitating,<text:span text:style-name="T942">Misty laughs and</text:span>)..<text:span text:style-name="T943">and Mist,you were so so sweet that day itself(Misty laughs) that i barely managed not to hug you to death and abduct you(smile,Misty smiles and tenders Ash’s cheeks)</text:span>,from then on i knew</text:p>
      <text:p text:style-name="P173">i've got you back 50%,full from my part,and the</text:p>
      <text:p text:style-name="P173">rest depends upon you,<text:span text:style-name="T944">but that was the hardest part and as soon as i linked you,you completely broke down which proved what your heart was all along then i attacked your body to get this idea of physicality out then i jumped upon your mental systems as to what is you and what is your then i did the hell rounds and then again told you you should definitely date only a certain stranger(both laughs)...then i fooled around with words and all even after you thought i was confessing(both laugh)..and finally when you just frowns and sentimentally said i’m sitting here too tired to repeat things do it yourself(both laughs and tender each other)...then i souled you(both smile at and tender each other)..</text:span>which well(both laugh)..<text:span text:style-name="T945">as usual</text:span>(both smile)..so yes, that's</text:p>
      <text:p text:style-name="P173">how i came back.."</text:p>
      <text:p text:style-name="P173">Misty(clap and smile) : "Bravo,no first you <text:span text:style-name="T946">abducted</text:span></text:p>
      <text:p text:style-name="P173">me second we married third we had to pass a</text:p>
      <text:p text:style-name="P173">sleepless first night due to hoot-hoots..(laugh)"</text:p>
      <text:p text:style-name="P173">Ash(laugh) : "see vulture is a better word"</text:p>
      <text:p text:style-name="P173">Misty(smirk) : "Its vulpic,only that you're not</text:p>
      <text:p text:style-name="P173">allowed to use it"</text:p>
      <text:p text:style-name="P173">Ash(smile) : "right(phone rings Violet),Vulture</text:p>
      <text:p text:style-name="P173">Time(shows phone,brusts into laughter,Misty</text:p>
      <text:p text:style-name="P173">shakes her head again <text:span text:style-name="T947">laughing</text:span>)</text:p>
      <text:p text:style-name="P173">Ash: "No Mist,go help Mom or take rest here,just</text:p>
      <text:p text:style-name="P173">want to play a bit with our Viol flower,no its ok</text:p>
      <text:p text:style-name="P173">she'll be fine <text:span text:style-name="T948">Brock has become absolute pet(both laugh)</text:span>,i'm talking all day since yesterday noon,let me get this,later if she wants you can"</text:p>
      <text:p text:style-name="P173">Misty(tendering Ash's cheeks) : "don't threaten</text:p>
      <text:p text:style-name="P173">her,she'll go full mantyke(both laugh) and don't</text:p>
      <text:p text:style-name="P173">take too much strain"</text:p>
      <text:p text:style-name="P173">Ash(smile) : "hellow,Mrs. Violet Waterflower</text:p>
      <text:p text:style-name="P173"><text:soft-page-break/>Slate,<text:span text:style-name="T949">it’s a truely great</text:span> honour to <text:span text:style-name="T950">be able to </text:span>speak to you,how may <text:span text:style-name="T951">an insignificant being like me</text:span> come into your <text:span text:style-name="T952">any </text:span>service?"</text:p>
      <text:p text:style-name="P173">Violet(emotional) : "um..Ash,Brock.."</text:p>
      <text:p text:style-name="P173">Ash(laugh) : "dear Violet,i just told him that i also</text:p>
      <text:p text:style-name="P173">was suffering as much for Mist,but wasn't sure</text:p>
      <text:p text:style-name="P173">and the papers <text:span text:style-name="T953">about whoose antics </text:span>you know infinitely more than me"</text:p>
      <text:p text:style-name="P173">Violet(crying) : "Ash,it was amusing what Brock</text:p>
      <text:p text:style-name="P173">told me that you said,i should've been there as</text:p>
      <text:p text:style-name="P173">well.."</text:p>
      <text:p text:style-name="P173">Ash(laugh) : "it's ok Violet,<text:span text:style-name="T954">you know all of it anyway but still</text:span> if i somehow have come</text:p>
      <text:p text:style-name="P173">to your service y<text:span text:style-name="T955">then </text:span>our another Violet-like</text:p>
      <text:p text:style-name="P173">performance is enough for my consolation if i was</text:p>
      <text:p text:style-name="P173">ever rude to you or Brock or to anyone here.please</text:p>
      <text:p text:style-name="P173">take care don't get emotion<text:span text:style-name="T956">al</text:span>,it's ok,your my sister-</text:p>
      <text:p text:style-name="P173">in-law now,we'll have ample time to discuss anything you want...please give your best in your</text:p>
      <text:p text:style-name="P173">performances without any worries we all are here</text:p>
      <text:p text:style-name="P173">just do what you do the best"</text:p>
      <text:p text:style-name="P173">Violet(sobbing,smile) : "yeah,um..thanks Ash,i'll</text:p>
      <text:p text:style-name="P173">have to go now,will call Mist as soon as i can take</text:p>
      <text:p text:style-name="P173">care.."</text:p>
      <text:p text:style-name="P173">Ash(smile) : "yeah take care Violet <text:span text:style-name="T957">and take your time,</text:span>best wishes"</text:p>
      <text:p text:style-name="P173">.....(Misty and Delia downstairs)...</text:p>
      <text:p text:style-name="P173">Delia : "dear,you look a bit worn out.."</text:p>
      <text:p text:style-name="P173">Misty(smile) : "um..no just too much talking,i'm</text:p>
      <text:p text:style-name="P173">habituated though,Gyms are hard places.."</text:p>
      <text:p text:style-name="P173">Delia(points out Misty's ring) : "so happy,Mist,your</text:p>
      <text:p text:style-name="P173">officially Ketchum now.."</text:p>
      <text:p text:style-name="P173">Misty(giggle) : "thanks Mom.."</text:p>
      <text:p text:style-name="P173">Delia : "did he fetch that before.."</text:p>
      <text:p text:style-name="P173">Misty(bit ashamed) : "yes,Mom that's what he did"</text:p>
      <text:p text:style-name="P173">Delia(bit concerned) : "he has changed <text:span text:style-name="T958">completely</text:span></text:p>
      <text:p text:style-name="P173">in these <text:span text:style-name="T959">4</text:span> years,<text:span text:style-name="T960">too playful and carefree and </text:span>his language <text:span text:style-name="T961">is a bit abstruse but</text:span> isn't polite <text:span text:style-name="T961">at all</text:span> i</text:p>
      <text:p text:style-name="P173">can sense.."</text:p>
      <text:p text:style-name="P173">Misty(<text:span text:style-name="T962">laughing</text:span>) : "um..<text:span text:style-name="T962">sorry mom for laughing,um..as you said is exactly true about his language but he’s just a bit</text:span> rough <text:span text:style-name="T962">with all that has happened to him in 4 years</text:span>..he's just a bit tired but won't stop working"</text:p>
      <text:p text:style-name="P173">Delia(concerned) : "well,he surely knows how to</text:p>
      <text:p text:style-name="P173">scare people"</text:p>
      <text:p text:style-name="P173">Misty(smile) : "that i have to agree with"</text:p>
      <text:p text:style-name="P173">Delia(smile) : "Mist,when are you going out today?"</text:p>
      <text:p text:style-name="P173">Misty : "um..you mean date?"</text:p>
      <text:p text:style-name="P173">Delia(smile) : "right."</text:p>
      <text:p text:style-name="P173">Misty(nervously) : "well..we haven't decided on</text:p>
      <text:p text:style-name="P173">that yet.."</text:p>
      <text:p text:style-name="P173">Delia(frown) : "Mist,is everything all right,you can</text:p>
      <text:p text:style-name="P173">and infact should be frank you know.."</text:p>
      <text:p text:style-name="P173">Misty(laugh) : "i'm sorry mom for laughing,but</text:p>
      <text:p text:style-name="P173">don't worry at all,he's as sweet as ever,just a bit</text:p>
      <text:p text:style-name="P173">tired,you know the press hasn't been kind to</text:p>
      <text:p text:style-name="P173">him,so he still just thinks that he has to logically</text:p>
      <text:p text:style-name="P173">validate every moment of his life and <text:span text:style-name="T963">give it step by step in a logical manner to anybody and everybody concerned</text:span> <text:span text:style-name="T964">in a</text:span> rather colourful way <text:span text:style-name="T965">and this whole process</text:span> in his mind will give the</text:p>
      <text:p text:style-name="P173"><text:soft-page-break/>press a good beat-down <text:span text:style-name="T966">whom he refers to as Vulture(laugh)..um,sorry..</text:span>"</text:p>
      <text:p text:style-name="P173">Delia(smile and concerned) : "<text:span text:style-name="T966">no it’s ok Mist i understand..</text:span>i see,no my little Ash</text:p>
      <text:p text:style-name="P173">never could do anybody any harm but i guess you should get this trash talking checked,it's not at all</text:p>
      <text:p text:style-name="P173">good"</text:p>
      <text:p text:style-name="P173">Misty(smile) : "i'm being right at it but it'll take</text:p>
      <text:p text:style-name="P173">time,he had just been living a lonely life,it'll just</text:p>
      <text:p text:style-name="P173">take hime some time to come into terms with his</text:p>
      <text:p text:style-name="P173">new surroundings"</text:p>
      <text:p text:style-name="P173">Delia(smile) : "but enough about him,how are</text:p>
      <text:p text:style-name="P173">you,my little doll?"</text:p>
      <text:p text:style-name="P173">Misty(giggle) : "fine mom,just fine"</text:p>
      <text:p text:style-name="P173">Delia(looking at Misty's ring holding her hand) :</text:p>
      <text:p text:style-name="P173">"very beautiful.but Mist,you should take rest as</text:p>
      <text:p text:style-name="P173">well,you youself weren't in a good health and</text:p>
      <text:p text:style-name="P173">much emotion overnight.."</text:p>
      <text:p text:style-name="P173">Misty(smile) : "i'm fine mom,i've had too many</text:p>
      <text:p text:style-name="P173">sleepless nights because of the Gym and other</text:p>
      <text:p text:style-name="P173">things,i'm habituated like that for the past 1<text:span text:style-name="T967">2</text:span></text:p>
      <text:p text:style-name="P173">years,rather last night was the best sleepless</text:p>
      <text:p text:style-name="P173">night till date"</text:p>
      <text:p text:style-name="P173">Delia(smile) : "happy to know my little doll,but</text:p>
      <text:p text:style-name="P173">um..Ash might also not be prepared to take you</text:p>
      <text:p text:style-name="P173">out <text:span text:style-name="T968">as</text:span> he thinks that the press.."</text:p>
      <text:p text:style-name="P173">Misty(laugh) : "um..sorry for laughing mom,but it's</text:p>
      <text:p text:style-name="P173">just the effects of his antics throughout the</text:p>
      <text:p text:style-name="P173">night..i've been entertained beyond</text:p>
      <text:p text:style-name="P173">imagination,but no he has refused to take me out</text:p>
      <text:p text:style-name="P173">on a date or to dance or giving me a flower</text:p>
      <text:p text:style-name="P173">bouquet-refusal in all accounts"</text:p>
      <text:p text:style-name="P173">Delia(very concerned) : "my God!..what's the</text:p>
      <text:p text:style-name="P173">matter.."</text:p>
      <text:p text:style-name="P173">Misty(laughing) : "he would rather run away with</text:p>
      <text:p text:style-name="P173">me to unknown destinations"</text:p>
      <text:p text:style-name="P173">Delia(smile) : "too much imagination(Misty brusts</text:p>
      <text:p text:style-name="P173">into laughter),besides Mist,he's fine at home."</text:p>
      <text:p text:style-name="P173">Misty(smile) : "mom,its just that press bug that's</text:p>
      <text:p text:style-name="P173">bitten him for such a long time and to such an</text:p>
      <text:p text:style-name="P173">extent,he just can't yet get over it,so thats his</text:p>
      <text:p text:style-name="P173">definition of complete solitude"</text:p>
      <text:p text:style-name="P173">Ash(outside) : "Mom,food,and overwork that little</text:p>
      <text:p text:style-name="P173">Mimey of yours, don't let my Mist work,she's...um,i</text:p>
      <text:p text:style-name="P173">just want her with me here right now"</text:p>
      <text:p text:style-name="P173">Delia(smile) : "also my Mist too,remember</text:p>
      <text:p text:style-name="P173">that,and leave Mimey alone"</text:p>
      <text:p text:style-name="P173">Ash(irritated) : "mom,please,but,if you don't allow</text:p>
      <text:p text:style-name="P173">me to um..well..gaze at my Mist all i want <text:span text:style-name="T969">from..um.. close quarters</text:span>,then i'll</text:p>
      <text:p text:style-name="P173">get Mime to batlle,there you little brat.."</text:p>
      <text:p text:style-name="P173">Delia(frown) : "Ash, that's impolite,and leave</text:p>
      <text:p text:style-name="P173">Mimey right now."</text:p>
      <text:p text:style-name="P173">Ash(wrestling with Mime,comes near) : "Mime is</text:p>
      <text:p text:style-name="P173">pestering me ever since..why you little brat, you're</text:p>
      <text:p text:style-name="P173">no good for..mom where's my food?"</text:p>
      <text:p text:style-name="P173"><text:soft-page-break/>Misty(surprized) : "where are you going?"</text:p>
      <text:p text:style-name="P173">Delia( taking Mime away,scowl&amp;frown) : "Ash wait</text:p>
      <text:p text:style-name="P173">there in the table,Mist will take your</text:p>
      <text:p text:style-name="P173">foods <text:span text:style-name="T970">there</text:span>,and don't runaway with Mist so</text:p>
      <text:p text:style-name="P173">quickly(laugh)"</text:p>
      <text:p text:style-name="P173">Ash(dissapointed) : "yeah,so you've <text:span text:style-name="T971">also </text:span>decided that i</text:p>
      <text:p text:style-name="P173">should be away from Mist.."</text:p>
      <text:p text:style-name="P173">Delia(frown,comes to Ash) : "what's wrong with</text:p>
      <text:p text:style-name="P173">you honey?calm down, your always too</text:p>
      <text:p text:style-name="P173">agitated,too active all the time,Mist is coming,let</text:p>
      <text:p text:style-name="P173">her prepare the dishes.."</text:p>
      <text:p text:style-name="P173">Ash(irritated,sitting) : "Mist come quickly,and why</text:p>
      <text:p text:style-name="P173">can't Mime prepare the dishes and no i'm a bit excited and yes,i'm going to the farm"</text:p>
      <text:p text:style-name="P173">Delia(frown) : "Ash,just wait here be calm</text:p>
      <text:p text:style-name="P173">honey,i've got to ask you something"</text:p>
      <text:p text:style-name="P173">Misty (comes with dishes) : "here are the..(Ash</text:p>
      <text:p text:style-name="P173">tries to take off the dishes and hug Misty)</text:p>
      <text:p text:style-name="P173">Ash,what are you.."</text:p>
      <text:p text:style-name="P173">Delia(frown) : "Ash.."</text:p>
      <text:p text:style-name="P173">Ash(hugging Misty <text:span text:style-name="T972">firmly</text:span>) : "..that's what i wanted,no <text:span text:style-name="T973">going </text:span>a</text:p>
      <text:p text:style-name="P173">bit later.."</text:p>
      <text:p text:style-name="P173">Misty(scoffs) : "Ash,mom is here its rude!"</text:p>
      <text:p text:style-name="P173">Ash(hugging Misty <text:span text:style-name="T974">firmly</text:span>) : "no if <text:span text:style-name="T975">only </text:span>you hug me back,i'll not</text:p>
      <text:p text:style-name="P173">say a thing while i'm at the table,and mom being</text:p>
      <text:p text:style-name="P173">here makes no difference, it's not a vulger st.."</text:p>
      <text:p text:style-name="P173">Misty(hugging Ash quickly,then scoffing) : "that's</text:p>
      <text:p text:style-name="P173">it.Ash,are you out of your mind?calm down,don't</text:p>
      <text:p text:style-name="P173">make a fuss"</text:p>
      <text:p text:style-name="P173">Ash(sitting down) : "no i'm done,will eat very</text:p>
      <text:p text:style-name="P173">slowly and sorry mom and Silence"</text:p>
      <text:p text:style-name="P173">Delia(frown) : "Misty,just sit down honey"</text:p>
      <text:p text:style-name="P173">Misty : "yeah,just these things.."</text:p>
      <text:p text:style-name="P173">(finally everyone sists down)</text:p>
      <text:p text:style-name="P173">Delia(observing Ash) "Mist,can you tell me</text:p>
      <text:p text:style-name="P173">something,I don't know much about training and</text:p>
      <text:p text:style-name="P173">battling but i do know Mimey <text:span text:style-name="T976">through and through</text:span>,what is wrong with Ash?"</text:p>
      <text:p text:style-name="P173">Ash(scowl) : "Mom your not insin..um..suggesting that.."</text:p>
      <text:p text:style-name="P173">Misty(angry,shouts <text:span text:style-name="T977">and scoffs</text:span>) : "Ash!just eat silently!"</text:p>
      <text:p text:style-name="P173">Delia(very concerned) : "Mist,please,why is he</text:p>
      <text:p text:style-name="P173">behaving like this,and no it's not just now since</text:p>
      <text:p text:style-name="P173">the day he has returned,he's been like that,Mimey's</text:p>
      <text:p text:style-name="P173">too excited all the time and wants to play around</text:p>
      <text:p text:style-name="P173">so does Ganger and those two,Pikachu seems</text:p>
      <text:p text:style-name="P173">pretty indifferent to Ash,what is it?these Dark</text:p>
      <text:p text:style-name="P173">Types aren't good Ash,you know.."</text:p>
      <text:p text:style-name="P173">Misty<text:span text:style-name="T978">(smile)</text:span> : "mom,please calm down i'll explain</text:p>
      <text:p text:style-name="P173">everything..no Ash,not you and you're not leaving</text:p>
      <text:p text:style-name="P173">till i'm finished,Pikachupi,come to</text:p>
      <text:p text:style-name="P173">Misty,baby(Pikachu junps to Misty),right,and No</text:p>
      <text:p text:style-name="P173">Ash you're staying silent"</text:p>
      <text:p text:style-name="P173">Delia(bit shivering voice) : "Mist.."</text:p>
      <text:p text:style-name="P173">Misty(smile) : "Mom,we don't have anything to hide from you but it's a kind of a trade secret..he's</text:p>
      <text:p text:style-name="P173"><text:soft-page-break/>a very special trainer and hence he's so important</text:p>
      <text:p text:style-name="P173">to the world.."</text:p>
      <text:p text:style-name="P173">Ash(scoff) : "Mist is in.."</text:p>
      <text:p text:style-name="P173">Misty(frown) : "Ash"</text:p>
      <text:p text:style-name="P173">Ash(grim) : "very well,but mention yourself,she</text:p>
      <text:p text:style-name="P173">doesn't know"</text:p>
      <text:p text:style-name="P173">Misty(frowns at Ash,back to Delia,smiling) :</text:p>
      <text:p text:style-name="P173">"Mom,he has unbelievable powers over</text:p>
      <text:p text:style-name="P173">pokemons,he can instantly gauge them and if he</text:p>
      <text:p text:style-name="P173">so wants get attuned to their nerves and the</text:p>
      <text:p text:style-name="P173">whole combination then becomes very efficient in</text:p>
      <text:p text:style-name="P173">battling,and those like Mime,who've been with him</text:p>
      <text:p text:style-name="P173">for 17 years <text:span text:style-name="T979">or so</text:span>,and you know Mime too is a Psychic</text:p>
      <text:p text:style-name="P173">type thus can be extremely powerful if she wants</text:p>
      <text:p text:style-name="P173">to be-but just like she and Ganger,Noivern and</text:p>
      <text:p text:style-name="P173">Gerninja,Ash's nerve's state affects them a bit"</text:p>
      <text:p text:style-name="P173">Delia(concerned) : "um..Mist,that doesn't seem to</text:p>
      <text:p text:style-name="P173">be a very good thing cause then the viseversa is</text:p>
      <text:p text:style-name="P173">true too,is it like an obsession?"</text:p>
      <text:p text:style-name="P173">Misty(smile) : "exactly the opposite <text:span text:style-name="T980">mom</text:span>,Ash's own nature is getting reflected in Mime and all them</text:p>
      <text:p text:style-name="P173">and as you rightly pointed out the viseversa and</text:p>
      <text:p text:style-name="P173">Pokemons,they are like what they are <text:span text:style-name="T980">always playful</text:span>,Pikachu is</text:p>
      <text:p text:style-name="P173">an exception due to his own temperament and he</text:p>
      <text:p text:style-name="P173">can't be automatically affected just by Ash's</text:p>
      <text:p text:style-name="P173">presence,he has to be be warmed up,so he's</text:p>
      <text:p text:style-name="P173">indifferent it seems and he's also able to catch</text:p>
      <text:p text:style-name="P173">Ash's nerve states independently,he's just irritated</text:p>
      <text:p text:style-name="P173">with him that he's always playfull and not battling</text:p>
      <text:p text:style-name="P173">anymore,Pikachu is a once <text:span text:style-name="T981">only</text:span> pokemon</text:p>
      <text:p text:style-name="P173">himself..see mom i myself have two such</text:p>
      <text:p text:style-name="P173">pokemon<text:span text:style-name="T982">s</text:span>,one Golduck and a Gyarados and i can</text:p>
      <text:p text:style-name="P173">affect pokemons too but they won't show visible</text:p>
      <text:p text:style-name="P173">characteristics like this because my temperament</text:p>
      <text:p text:style-name="P173">is different to Ash and so are our pokemons and</text:p>
      <text:p text:style-name="P173">powers,i'll show you Golduck later, it's just trade</text:p>
      <text:p text:style-name="P173">secret as we call it, it's very seleted people in this</text:p>
      <text:p text:style-name="P173">world can do this successfully and this power</text:p>
      <text:p text:style-name="P173">might be abused as well thus the secrecy but the</text:p>
      <text:p text:style-name="P173">trainers at this level if comes naturally,like Ash ha<text:span text:style-name="T983">s,</text:span></text:p>
      <text:p text:style-name="P173">automatically comes to know this,infact now <text:span text:style-name="T984">our</text:span> Pikachu alone is enough to mat some 50 other</text:p>
      <text:p text:style-name="P173">Pikachus who've won 4 leagues and 20 Pikachus</text:p>
      <text:p text:style-name="P173">who have won 6 or 7,like Ash has,Pikachu can</text:p>
      <text:p text:style-name="P173">alone face the whole Elite 4 and their Pikachus at</text:p>
      <text:p text:style-name="P173">one time and still has a very good chance of</text:p>
      <text:p text:style-name="P173">beating them,and i think i know,though he may still</text:p>
      <text:p text:style-name="P173">deny that Ash is <text:span text:style-name="T985">the</text:span> Only living Pokemon trainer</text:p>
      <text:p text:style-name="P173">in this world,that are at his level,he can hold sway</text:p>
      <text:p text:style-name="P173">over any opponents at will,there can be other</text:p>
      <text:p text:style-name="P173">pokemon trainers who has a special power over</text:p>
      <text:p text:style-name="P173">only his or one specific type of pokemons but Ash</text:p>
      <text:p text:style-name="P173">can do it to anybody and even hold his own againt</text:p>
      <text:p text:style-name="P173"><text:soft-page-break/>legendaries,given he's mind is focused and he</text:p>
      <text:p text:style-name="P173">wants to face them,if Ash wishes he can even</text:p>
      <text:p text:style-name="P173">tame Legendary Pokemons for some times and</text:p>
      <text:p text:style-name="P173">even get them to battle for him,Ash is unmatched</text:p>
      <text:p text:style-name="P173">in terms of Mastery over Pokemons given he is</text:p>
      <text:p text:style-name="P173">focused and ready with a clear mind that really</text:p>
      <text:p text:style-name="P173">wants to battle o<text:span text:style-name="T986">r</text:span> Master over a pokemon and</text:p>
      <text:p text:style-name="P173">that's why he's so sought after.But with his natural</text:p>
      <text:p text:style-name="P173">sweetness (blush)..um..he doesn't want to battleor do extraordinary things and wants to play</text:p>
      <text:p text:style-name="P173">around like pokemons with his own pokemons <text:span text:style-name="T987">and all other pokemons</text:span></text:p>
      <text:p text:style-name="P173">and even <text:span text:style-name="T988">with all other</text:span> <text:span text:style-name="T987">human beings</text:span> in general giving him the</text:p>
      <text:p text:style-name="P173">character that he is showing now(laugh)..um.sorry</text:p>
      <text:p text:style-name="P173">mom,but he is an unique being in this world as</text:p>
      <text:p text:style-name="P173">long as the very name Pokemon is</text:p>
      <text:p text:style-name="P173">concerned(smile)"</text:p>
      <text:p text:style-name="P173">Ash : "and Mist is.."</text:p>
      <text:p text:style-name="P173">Misty(frown) : "Ash,please,just stay silent"</text:p>
      <text:p text:style-name="P173">Delia(bit flustered) : "um..well..i see but he must</text:p>
      <text:p text:style-name="P173">be lonely.."</text:p>
      <text:p text:style-name="P173">Ash(brusting into laughter) : "umm..sorry,of course</text:p>
      <text:p text:style-name="P173">in a way he was lonely but now (smile) <text:span text:style-name="T989">he has his</text:span></text:p>
      <text:p text:style-name="P173">flo(Misty frowns)..umm,<text:span text:style-name="T990">but</text:span> i'm married so it's ok,<text:span text:style-name="T990">I HAVE MY MIST FLOWER(smirks at Misty who shakes her head)</text:span> but when too lonely,which by the way i</text:p>
      <text:p text:style-name="P173">would if you or Mist don't bear with me <text:span text:style-name="T991">and i don’t get to hug my flower all i want(Misty frowns at Ash,Ash smirks)...</text:span>and <text:span text:style-name="T992">both of you don’t bear with </text:span>my</text:p>
      <text:p text:style-name="P173">now much beloved language <text:span text:style-name="T993">which took 3 years of hard work to process(Delia and Misty sighs)..(smile)..yeah right,</text:span>then i'll become</text:p>
      <text:p text:style-name="P173">more playfull and so would Mimey,so you see i</text:p>
      <text:p text:style-name="P173">have a deal.."</text:p>
      <text:p text:style-name="P173">Misty(frown) : "Ash,stop that, don't talk like this</text:p>
      <text:p text:style-name="P173">with mom."</text:p>
      <text:p text:style-name="P173">Ash(grim) : "but..i'm not harm.."</text:p>
      <text:p text:style-name="P173">Delia(smile) : "no honey,you never can but are you</text:p>
      <text:p text:style-name="P173">not going to obey your mommy because your all</text:p>
      <text:p text:style-name="P173">powerfull now?"</text:p>
      <text:p text:style-name="P173">Ash(blush,solemn) : "mom,what the..?you know</text:p>
      <text:p text:style-name="P173">what i'm.."</text:p>
      <text:p text:style-name="P173">Delia(smile) : "absolutely honey,i do,just remember</text:p>
      <text:p text:style-name="P173">that press will not be after you unless you <text:span text:style-name="T994">yourself </text:span>wish</text:p>
      <text:p text:style-name="P173">them to and even if the press is around you still</text:p>
      <text:p text:style-name="P173"><text:span text:style-name="T995">you </text:span>don't have to give rigourous motives behind your</text:p>
      <text:p text:style-name="P173">each actions get it?</text:p>
      <text:p text:style-name="P173">Ash(grim, dissapointed) : "yes mom."</text:p>
      <text:p text:style-name="P173">Delia : "are you dissapointed with that?"</text:p>
      <text:p text:style-name="P173">Ash(beaming) : "nope."</text:p>
      <text:p text:style-name="P173">Delia(smile) : "that's my sweet boy.by the way,and</text:p>
      <text:p text:style-name="P173">no not you Ash cause you won't have any control</text:p>
      <text:p text:style-name="P173">over your language as you're too excited,Mist will</text:p>
      <text:p text:style-name="P173">herself <text:span text:style-name="T996">in detail </text:span>say about her success with</text:p>
      <text:p text:style-name="P173">Pokemons"</text:p>
      <text:p text:style-name="P173">Ash : "huh! then basically i should.."</text:p>
      <text:p text:style-name="P173">Misty and Delia unison(smile) :"silence"</text:p>
      <text:p text:style-name="P173"><text:soft-page-break/>Ash(grim) : "fine"</text:p>
      <text:p text:style-name="P173">Misty(smile) : "um,mom i've also been accepted</text:p>
      <text:p text:style-name="P173">into Water Gym Leader's hall of fame and like him</text:p>
      <text:p text:style-name="P173">i'm also among the top.."</text:p>
      <text:p text:style-name="P173">Ash : "<text:span text:style-name="T997">IS TOP</text:span>"</text:p>
      <text:p text:style-name="P173">Misty(frown) : "Ash, didn't we agree that you'll be</text:p>
      <text:p text:style-name="P173">silent?"</text:p>
      <text:p text:style-name="P173">Delia(sternly) : "Ash, don't pester her(Ash and</text:p>
      <text:p text:style-name="P173">Misty laughs). say Mist"</text:p>
      <text:p text:style-name="P173">Misty : "um..yeah,i'm also among the top water</text:p>
      <text:p text:style-name="P173">pokemon trainers and Gym leaders in Kanto"</text:p>
      <text:p text:style-name="P173">Ash<text:span text:style-name="T998">(whinning)</text:span> : no i'll interrupt every time,she IS THE <text:span text:style-name="T999">IN THE WORLD</text:span>,no</text:p>
      <text:p text:style-name="P173">please Mist,bear with me,please.."</text:p>
      <text:p text:style-name="P173">Delia(smile) : "ok Mist,i'll bear with his</text:p>
      <text:p text:style-name="P173">language,besides i must know what my little doll</text:p>
      <text:p text:style-name="P173">has done too(Misty blushes and smile),please</text:p>
      <text:p text:style-name="P173">Mist,this time, let's just bear with him together,but</text:p>
      <text:p text:style-name="P173">Ash,if you cross the line,i'll not listen to you for this</text:p>
      <text:p text:style-name="P173">entire day"</text:p>
      <text:p text:style-name="P173">Ash(sticking his toungue out to Misty) : "yeah!"</text:p>
      <text:p text:style-name="P173">(everyone brusts into laughter)</text:p>
      <text:p text:style-name="P173">Ash(smile) : "Mist is currently THE TOPMOST</text:p>
      <text:p text:style-name="P173">water pokemon gym leader in THE WORLD but i'm</text:p>
      <text:p text:style-name="P173">having to add <text:span text:style-name="T1000">the dreaded term ‘</text:span>may be’ <text:span text:style-name="T1000">as long as world is concerned</text:span> as otherwise the vultures</text:p>
      <text:p text:style-name="P173">will insinuate that(Delia and Misty shake their</text:p>
      <text:p text:style-name="P173">heads)(smiling) yeah, that's my</text:p>
      <text:p text:style-name="P173">eloquence(Delia,Misty both laugh)...anyhow,the</text:p>
      <text:p text:style-name="P173">vultures will insinuate that there are 7</text:p>
      <text:p text:style-name="P173">godd..um..sorry..7 regions in this world where</text:p>
      <text:p text:style-name="P173">things are vastly different,Cerulian,a name that i'm</text:p>
      <text:p text:style-name="P173">not too..(Misty frowns) dissapointed about(Misty</text:p>
      <text:p text:style-name="P173">laughs) as it's associated with my flower(Delia a</text:p>
      <text:p text:style-name="P173">bit puzzled,then smiles,Misty blushes),yeah <text:span text:style-name="T1001">the noun</text:span>(pointing to Misty,Delia understands and</text:p>
      <text:p text:style-name="P173">smiles)being a seaside city-<text:span text:style-name="T1002">open ocean in fact-</text:span>its kinda easy,kinda</text:p>
      <text:p text:style-name="P173">natural,kinda understandable,kinda taken for</text:p>
      <text:p text:style-name="P173">granted that the Gym,if there is one,will be a Water</text:p>
      <text:p text:style-name="P173">Pokemon gym and if <text:span text:style-name="T1003">Levender</text:span> had a water pokemon</text:p>
      <text:p text:style-name="P173">Gym then suddenly to the vultures it becomes a</text:p>
      <text:p text:style-name="P173">problem that because the Geography is</text:p>
      <text:p text:style-name="P173">different,so is Pokemon and so the trainers are a</text:p>
      <text:p text:style-name="P173">bit different,bit varied,bit(Delia and Misty laughs)<text:span text:style-name="T1004">diversed</text:span>,but i've been everywhere,i've</text:p>
      <text:p text:style-name="P173">never seen a 17 year old kid being able to handle a..<text:span text:style-name="T1005">um..</text:span></text:p>
      <text:p text:style-name="P173"><text:span text:style-name="T1006">whatever </text:span>Gyarados<text:span text:style-name="T1005">(Misty laughs shaking her head)</text:span> to the extend where she made it like</text:p>
      <text:p text:style-name="P173">Mime is to you mom,at the age of 17 and that too</text:p>
      <text:p text:style-name="P173">withing 6 or 7 months after she alone had to tame</text:p>
      <text:p text:style-name="P173">it(Misty blushes)cause some godf..umm..she</text:p>
      <text:p text:style-name="P173">tamed it like you've with mime in 4 months and on</text:p>
      <text:p text:style-name="P173">6th month attained a legendary</text:p>
      <text:p text:style-name="P173">status(Misty,blush,trying to stop Ash,Delia</text:p>
      <text:p text:style-name="P173">smiles),no i won't stop till i show <text:span text:style-name="T1007">the one only that</text:span> you</text:p>
      <text:p text:style-name="P173">are(Misty blushes again)..her Gyarados could <text:span text:style-name="T1008">THEN </text:span>use</text:p>
      <text:p text:style-name="P173">flamethrower as good as my Charizard <text:span text:style-name="T1008">can do NOW</text:span> <text:span text:style-name="T1008">and it’s 12 years </text:span>and</text:p>
      <text:p text:style-name="P173"><text:soft-page-break/>you know <text:span text:style-name="T1009">Charizard</text:span>,i still can't beat her Gyarados</text:p>
      <text:p text:style-name="P173">one on one <text:span text:style-name="T1010">no matter how much i may cheat</text:span> and she had all the power over it at the</text:p>
      <text:p text:style-name="P173">age of 17,and on that day if she challenged me,all</text:p>
      <text:p text:style-name="P173">of my then present pokemons including</text:p>
      <text:p text:style-name="P173">Pikachu(Pikachu wo<text:span text:style-name="T1011">n</text:span>ders)would've <text:span text:style-name="T1012">abjectly </text:span>lost not even</text:p>
      <text:p text:style-name="P173">giving Gyarados a mere scratch(Misty blushes</text:p>
      <text:p text:style-name="P173">and shakes her head,smiling)and that day Mist</text:p>
      <text:p text:style-name="P173">looked so..um.. (Misty blushes after smirking at</text:p>
      <text:p text:style-name="P173">Ash,Delia smiles)looked <text:span text:style-name="T1013">gracious(Misty blushes) and beautifully-georgeous(Misty shakes her head Ash smirks at her,Delia laughs)</text:span> <text:span text:style-name="T1014">and with mainly her</text:span> Gyarados andabsoluty single handedly turned a god..um..not so</text:p>
      <text:p text:style-name="P173">repute<text:span text:style-name="T1015">d</text:span> Gym of Cerulian to a legendary gym like</text:p>
      <text:p text:style-name="P173">far bigger than Viridian(Misty blushes,Delia pats</text:p>
      <text:p text:style-name="P173">Misty)<text:span text:style-name="T1016">has ever been or will be</text:span>..yeah..but(frown)the godforsaken Cerulian</text:p>
      <text:p text:style-name="P173">vultures(Delia and Misty frowns)..no i'll say how</text:p>
      <text:p text:style-name="P173">they don't want to give my flower the crown that is</text:p>
      <text:p text:style-name="P173">only her's <text:span text:style-name="T1017">cause they’re too egotistical to imagine it</text:span>..(Delia smiles and pats a blushing</text:p>
      <text:p text:style-name="P173">Misty)..those Cerulian buffoons who yesterday</text:p>
      <text:p text:style-name="P173">had the audacity to imply to me that i've</text:p>
      <text:p text:style-name="P173">deceitfully abducted Their flower,but the thing is</text:p>
      <text:p text:style-name="P173">that she's MY FLOWER(Misty turns her head down</text:p>
      <text:p text:style-name="P173">blushing,Delia smiles and hugs her)(smile) and</text:p>
      <text:p text:style-name="P173">the touble was that they would rather clap her to</text:p>
      <text:p text:style-name="P173">death than to help her to stand and then they.."</text:p>
      <text:p text:style-name="P173">Delia(sigh) : "Ash, it's about Mist,not your</text:p>
      <text:p text:style-name="P173">vultures.."</text:p>
      <text:p text:style-name="P173">(Misty shakes her head)</text:p>
      <text:p text:style-name="P173">Ash(smile) : "right,my dear <text:span text:style-name="T1018">little eternally sweet </text:span>flower<text:span text:style-name="T1019">(Misty laughs shaking her head and Delia too laughs)</text:span> can push</text:p>
      <text:p text:style-name="P173">her Gyarados now to a level which she told you</text:p>
      <text:p text:style-name="P173">about and then this Gyarados isn't her strongest</text:p>
      <text:p text:style-name="P173">Pokemon at all,it is Golduck and Dewgong and Starmie <text:span text:style-name="T1020">and Corsola and Clyster and Politoed and Tentacruel and so on</text:span>,she had <text:span text:style-name="T1021">Starmie </text:span>at like <text:span text:style-name="T1022">3</text:span> year birthday</text:p>
      <text:p text:style-name="P173">present.."</text:p>
      <text:p text:style-name="P173">Misty(blush,smile) : "5"</text:p>
      <text:p text:style-name="P173">Ash(smile) : "right,5 year present,and there are</text:p>
      <text:p text:style-name="P173">many more,Mist can hold sway over any water</text:p>
      <text:p text:style-name="P173">pokemons including my own and i'll be beaten</text:p>
      <text:p text:style-name="P173">left,right and centre against her in any battle</text:p>
      <text:p text:style-name="P173">unless i use Pikachu as she is unbeatable by</text:p>
      <text:p text:style-name="P173"><text:span text:style-name="T1023">water</text:span>,grass,flying,dark,fire,rock and psychic</text:p>
      <text:p text:style-name="P173">types(Misty again turns her head down blushing</text:p>
      <text:p text:style-name="P173">and Delia beams,cajoling Misty)..so the vultures</text:p>
      <text:p text:style-name="P173">finally were about to budge as they would've</text:p>
      <text:p text:style-name="P173">abjectly humiliated themselvs otherwise but the</text:p>
      <text:p text:style-name="P173">hallowed Cerulian City for the love of God never</text:p>
      <text:p text:style-name="P173">bothered,they wanted more and more and</text:p>
      <text:p text:style-name="P173">everyday every hour there would be this damn</text:p>
      <text:p text:style-name="P173">arrogant brat who'd challenge only to show(Delia</text:p>
      <text:p text:style-name="P173">frowns and Misty laughs) that <text:span text:style-name="T1024">the brat</text:span> was a<text:span text:style-name="T1025">n</text:span> once ever</text:p>
      <text:p text:style-name="P173"><text:span text:style-name="T1026">utter </text:span>failure as a celebrated boy scout or <text:span text:style-name="T1027">shought after </text:span>girl</text:p>
      <text:p text:style-name="P173">cheerleader(Delia scowls and Misty frowns)..no</text:p>
      <text:p text:style-name="P173"><text:soft-page-break/>let me continue..(both shakes their heads)..but my flower still had to appease those brats by giving</text:p>
      <text:p text:style-name="P173">them a badge and fighting them <text:span text:style-name="T1028">which obviously didn’t last even a second as they used Metapod against Gyarados(both Misty and Delia laughs)..which(beaming) i myself did infact(all laughs)</text:span>,<text:span text:style-name="T1029">anyway still out of her generosity my flower gave them a badge and </text:span>this badge they</text:p>
      <text:p text:style-name="P173">got will be the only ever in their god damn lives</text:p>
      <text:p text:style-name="P173">and thus my flower was getting drained more and</text:p>
      <text:p text:style-name="P173">more mentally and physically and all that the all</text:p>
      <text:p text:style-name="P173">caring idiotic Cerulian might was doing was to</text:p>
      <text:p text:style-name="P173">cheer her slow death."</text:p>
      <text:p text:style-name="P173">Delia(solemn) : "Mist,i heard you weren't well,but</text:p>
      <text:p text:style-name="P173">this really was too much.."</text:p>
      <text:p text:style-name="P173">Misty(smile) : "mom,you know he's just</text:p>
      <text:p text:style-name="P173">exaggarating,i'm fine now,and no had he been</text:p>
      <text:p text:style-name="P173">there at this form of his(laugh)..um..sorry(Delia</text:p>
      <text:p text:style-name="P173">laughs)..(smile)..i wouldn't have needed to work or</text:p>
      <text:p text:style-name="P173">perform at all,money would've poured into the</text:p>
      <text:p text:style-name="P173">Gym simply by this rate of trash talk<text:span text:style-name="T1030">ing</text:span> even with the</text:p>
      <text:p text:style-name="P173">wife and mother in this language(Delia shakes</text:p>
      <text:p text:style-name="P173">head,Ash laughs),long live the vultures Ash,really"</text:p>
      <text:p text:style-name="P173">(Misty and Delia brusts into laughter)</text:p>
      <text:p text:style-name="P173">Ash(smile) : "good break,thanks for the</text:p>
      <text:p text:style-name="P173">refreshments Mist <text:span text:style-name="T1031">and especially sweet for me(Misty shakes her head)</text:span>,and this will be long"</text:p>
      <text:p text:style-name="P173">(Misty and Delia again brusts into laughter)</text:p>
      <text:p text:style-name="P173">Ash(smile) : "then there was the king of brats in</text:p>
      <text:p text:style-name="P173">the neighbouring Frontier Symbol,which i'm just</text:p>
      <text:p text:style-name="P173">too tired to explain but mom remember the job</text:p>
      <text:p text:style-name="P173">offer that i rejected ? this is this Battle Frontier's</text:p>
      <text:p text:style-name="P173">gym.anyhow this brat conspiring with our well</text:p>
      <text:p text:style-name="P173">known Cerulian all-knowers,</text:p>
      <text:p text:style-name="P173">tried to defame my little flower there but then as</text:p>
      <text:p text:style-name="P173">i've told you,my flower is <text:span text:style-name="T1032">more than </text:span>strong enough to topple</text:p>
      <text:p text:style-name="P173">any goddamn weed pretending to be trees,and so</text:p>
      <text:p text:style-name="P173">this frontier Symbol had to be put over <text:span text:style-name="T1033">upon </text:span>my <text:span text:style-name="T1034">sweet </text:span>sweet</text:p>
      <text:p text:style-name="P173">flower(Mist blushes),which she barely was able to</text:p>
      <text:p text:style-name="P173">manage as it's like two gyms in one building and</text:p>
      <text:p text:style-name="P173">you can understand the workload that my flower</text:p>
      <text:p text:style-name="P173">had to bear alone and then the Cerulian brats</text:p>
      <text:p text:style-name="P173">quadrupled with this <text:span text:style-name="T1035">double gym system</text:span>(both laughs)and finally</text:p>
      <text:p text:style-name="P173"><text:span text:style-name="T1036">these idiots </text:span>came with a new plan,they were sending...<text:span text:style-name="T1037">(solemn)..</text:span>Mist this</text:p>
      <text:p text:style-name="P173">will become personal"</text:p>
      <text:p text:style-name="P173">Misty(grim) : "Ash, just give it a break,would you?"</text:p>
      <text:p text:style-name="P173">Delia(concerned) : "what did they do to <text:span text:style-name="T1038">my little doll</text:span> Ash?"</text:p>
      <text:p text:style-name="P173">Ash(solemn) : "Mist, you're seeing my moods but</text:p>
      <text:p text:style-name="P173">mom needs to know,<text:span text:style-name="T1039">though she doesn’t believe it but still she mut’ve heard it the umpteenth time and therefore about us and especially you she has an idea..</text:span>"</text:p>
      <text:p text:style-name="P173">Delia(scoff) : "Ash,are you.."</text:p>
      <text:p text:style-name="P173">Misty(sigh) : "not again,Ash,i'm not going to listen”</text:p>
      <text:p text:style-name="P173">(hugs Delia)"</text:p>
      <text:p text:style-name="P173">Ash(solemn) : "Mom,you've taught me to be</text:p>
      <text:p text:style-name="P173">honest with myself first,you want <text:span text:style-name="T1040">to see that</text:span></text:p>
      <text:p text:style-name="P173">today?"</text:p>
      <text:p text:style-name="P173">Delia(frown) : "i understand,yes,Mime,don't allow</text:p>
      <text:p text:style-name="P173"><text:soft-page-break/>anyone in at any cost no matter who,Mist,dear</text:p>
      <text:p text:style-name="P173">you're too tired go to my room and have a nap..you</text:p>
      <text:p text:style-name="P173">too Pikachu just protect the house but don't go</text:p>
      <text:p text:style-name="P173">overboard(Mime and Pikachu leaves)Mist..no <text:span text:style-name="T1041">it’s ok</text:span></text:p>
      <text:p text:style-name="P173">doll your're too tired..”</text:p>
      <text:p text:style-name="P182">Ash(smile) : “<text:span text:style-name="T1042">Mom,just a minute..hold on..</text:span>Mist,just a sec sweety,won’t you be able to bear with me?”</text:p>
      <text:p text:style-name="P182">Misty(sigh) : “um..no it’s ok mom,i’m alright.<text:span text:style-name="T1042">and Ash don’t go overboard.</text:span>”</text:p>
      <text:p text:style-name="P183">Delia(sternly) : “Ash don’t..”</text:p>
      <text:p text:style-name="P182">Ash(smile) : “please mom,just bear with me,she’ll be more than fine,yes <text:span text:style-name="T1043">M</text:span>ist you can put your head down on the table or lie there in the sofa,just make sure you hear our conversation clearly and cogitate as we did yesterday.”</text:p>
      <text:p text:style-name="P182">Misty(puts her head down) : “<text:span text:style-name="T1042">make it bearable</text:span>”</text:p>
      <text:p text:style-name="P184">Delia(frown) : “i see,(hugs Misty)..it’s ok Mist your with you mom(Misty hugs Delia)..”</text:p>
      <text:p text:style-name="P184">Misty : “tell him not to repeat it again mom,whole night <text:span text:style-name="T1044">this is relaying</text:span> with my sisters and all.”</text:p>
      <text:p text:style-name="P184">Delia(frowns at Ash,<text:span text:style-name="T1045">tendering Misty) : “Ash,you heard her and i’m telling you not to cross any limits as well..”</text:span></text:p>
      <text:p text:style-name="P185">Ash(solemn) : “<text:span text:style-name="T1046">that’s done mom.”</text:span></text:p>
      <text:p text:style-name="P173">Delia(frown) : "Mist is my child just like you and</text:p>
      <text:p text:style-name="P173">has been for 17 years in my mind no matter what</text:p>
      <text:p text:style-name="P173">and you know the best i don't have any</text:p>
      <text:p text:style-name="P173">reservations about her,but if you're so bent on</text:p>
      <text:p text:style-name="P173">proving your points to <text:span text:style-name="T1047">any</text:span>one,then say,<text:span text:style-name="T1048">but as</text:span> Mist</text:p>
      <text:p text:style-name="P173"><text:span text:style-name="T1048">and i also said,this is</text:span> the <text:span text:style-name="T1049">very</text:span> last</text:p>
      <text:p text:style-name="P173">time you'll ever repeat this"</text:p>
      <text:p text:style-name="P173">Ash(solemn) : "MOM,i got you.it’<text:span text:style-name="T1050">s</text:span> done as you</text:p>
      <text:p text:style-name="P173">say,mom.right,Mom you know about Serena and</text:p>
      <text:p text:style-name="P173">you also know i was kissed <text:span text:style-name="T1051">or(disdainfully) rather spat at from close distance(Delia frowns) </text:span>accidentally in</text:p>
      <text:p text:style-name="P173">public,these were accidents and before them</text:p>
      <text:p text:style-name="P173">there was one <text:span text:style-name="T1052">kiss </text:span>and that was the first for us both-</text:p>
      <text:p text:style-name="P173">me and Mist-that was the only time i did that on</text:p>
      <text:p text:style-name="P173">my own wish as her wish also matched mine <text:span text:style-name="T1053">on that day</text:span>.Mist</text:p>
      <text:p text:style-name="P173">has ever cherished me almost from the first sight</text:p>
      <text:p text:style-name="P173">as have I and you know all of it,but..this is funny</text:p>
      <text:p text:style-name="P173">and please bear with me..then the vultures started</text:p>
      <text:p text:style-name="P173">to peek around me especially after the Sinnoh</text:p>
      <text:p text:style-name="P173">Miracle,as you know and no i didn't cheat on her</text:p>
      <text:p text:style-name="P173">but my ego swelled a bit too much and eventually</text:p>
      <text:p text:style-name="P173">we separated,the real fun starts now,so the</text:p>
      <text:p text:style-name="P173">Cerulian brats came up with a particular plan that</text:p>
      <text:p text:style-name="P173">now since my flower was a bit depressed and</text:p>
      <text:p text:style-name="P173">alone,these would circulate over and you know</text:p>
      <text:p text:style-name="P173">mom,the irony is that i wasn't there at all,i was in</text:p>
      <text:p text:style-name="P173">heaven,well according to vultures,anyhow,both she</text:p>
      <text:p text:style-name="P173">was mentally tortured beyond measures by the</text:p>
      <text:p text:style-name="P173">vultures and they were circling around me as well but while i could travel around she was confined</text:p>
      <text:p text:style-name="P173">to her gym and show <text:span text:style-name="T1054">which is a golden cage with the responsibility to poslish it every damn day</text:span> and thus vultures got a way</text:p>
      <text:p text:style-name="P173">bigger grip on her than they ever could <text:span text:style-name="T1055">has</text:span> or will get</text:p>
      <text:p text:style-name="P173">over me,then you know we broke up and we took</text:p>
      <text:p text:style-name="P173">the same measure in different froms,she</text:p>
      <text:p text:style-name="P173"><text:soft-page-break/>continued to withdraw herself,i continued to</text:p>
      <text:p text:style-name="P173">attack them..the only thing was that i was moving</text:p>
      <text:p text:style-name="P173">around so i in a way was in much more</text:p>
      <text:p text:style-name="P173">favourable condition,which um well...helped me to</text:p>
      <text:p text:style-name="P173">anticipate if anybody wanted to fall for me <text:span text:style-name="T1056">which she was NOT DOING</text:span>,and to</text:p>
      <text:p text:style-name="P173">cut the long story short,you're seeing that except</text:p>
      <text:p text:style-name="P173">for my flower none did bear with me through <text:span text:style-name="T1057">THE </text:span>hell</text:p>
      <text:p text:style-name="P173">and you know <text:span text:style-name="T1058">exactly </text:span>what hell i'm talking</text:p>
      <text:p text:style-name="P173">about(Delia frowns,solemn)..she has been hearing</text:p>
      <text:p text:style-name="P173">me spit this out to whoever that dared to</text:p>
      <text:p text:style-name="P173">challenge me and my flower yesterday(Delia</text:p>
      <text:p text:style-name="P173">frowns)-no it was Brock,Lillie and Daisy,all family-</text:p>
      <text:p text:style-name="P173">got thrown at some choised logic mercilessly by</text:p>
      <text:p text:style-name="P173">me,but it hurts her,no only Daisy,Tracy,Brock <text:span text:style-name="T1059">and Lillie</text:span> got this, they're all family,so it's not that the</text:p>
      <text:p text:style-name="P173">vultures can do anything about or with it...it's just to keep you informed what</text:p>
      <text:p text:style-name="P173">did happen-yesterday i insulted Mist like i could</text:p>
      <text:p text:style-name="P173">never dream myself and did that again and again</text:p>
      <text:p text:style-name="P173">and again and again she came back with the hope</text:p>
      <text:p text:style-name="P173">that we can reconcile.Mom,i've seen may</text:p>
      <text:p text:style-name="P173">b..um,sorry,people but her devotion to me for no</text:p>
      <text:p text:style-name="P173">reason <text:span text:style-name="T1060">since the age of 12 when she first had a gimplse of me till now for 17 years constant for which she was on the verge of total destruction,this devotion</text:span> made me submit to her and she will</text:p>
      <text:p text:style-name="P173">go through any hell for me because <text:span text:style-name="T1061">of absolutely nothing,</text:span>i didn't</text:p>
      <text:p text:style-name="P173">speak with her very gently,i haven't done anything</text:p>
      <text:p text:style-name="P173">good to her in 17 years,<text:span text:style-name="T1062">i broke-up and went away leaving he get tortuted beyond measures by all</text:span> and still she for some</text:p>
      <text:p text:style-name="P173">reason won't ever leave me no matter who <text:span text:style-name="T1063">i was</text:span> and</text:p>
      <text:p text:style-name="P173">where i'm in whatever conditions may it be <text:span text:style-name="T1063">she come bac to me</text:span> just for</text:p>
      <text:p text:style-name="P173">no reason except that she cherishes me since that</text:p>
      <text:p text:style-name="P173">very first meeting when both of us <text:span text:style-name="T1064">were 12</text:span>.and that's exactly what she was ever even</text:p>
      <text:p text:style-name="P173">after our breakup,when the Cerulian brats were</text:p>
      <text:p text:style-name="P173">hovering around and after sometimes Mist just</text:p>
      <text:p text:style-name="P173">couldn't take anymore and it shut herself up in her</text:p>
      <text:p text:style-name="P173">room and only attending to pokemon ando verworking to the ultimate all the while burning</text:p>
      <text:p text:style-name="P173">inside just for no reason but because i never came</text:p>
      <text:p text:style-name="P173">back after i broke up and it turned into a severe</text:p>
      <text:p text:style-name="P173">depression much to the joy of those brats and my</text:p>
      <text:p text:style-name="P173">little flower was dying a slow and miserable death</text:p>
      <text:p text:style-name="P173">all because she was hoping i'll come back</text:p>
      <text:p text:style-name="P173"><text:span text:style-name="T1065">for only a moment </text:span>someday,and finally i returned but yet tortured her</text:p>
      <text:p text:style-name="P173">yesterday to every hell i could imagine but she</text:p>
      <text:p text:style-name="P173">refused to let go off me but as soon as i smiled</text:p>
      <text:p text:style-name="P173">and put a gentle hand over her shoulder you can</text:p>
      <text:p text:style-name="P173">see the overnight change in her and <text:span text:style-name="T1066">this </text:span>all she did</text:p>
      <text:p text:style-name="P173">while she herself is a legend and <text:span text:style-name="T1067">infinitely</text:span> many <text:span text:style-name="T1068">true</text:span> <text:span text:style-name="T1069">great</text:span></text:p>
      <text:p text:style-name="P173">men would die to be her but she was only ever</text:p>
      <text:p text:style-name="P173">going to be mine.i've not ever been kind to her</text:p>
      <text:p text:style-name="P173">except leaving her high and dry yet she is</text:p>
      <text:p text:style-name="P173">stubbornly following me eve<text:span text:style-name="T1070">r</text:span> since she first saw</text:p>
      <text:p text:style-name="P173">me and would do so <text:span text:style-name="T1071">no matter what</text:span>..<text:span text:style-name="T1072">she has listened to what i’ve just told you throughout the night and yesterday also for the umpteenth time and yet</text:span> she</text:p>
      <text:p text:style-name="P173">still agreed to go through that <text:span text:style-name="T1072">once </text:span>again just now after</text:p>
      <text:p text:style-name="P173"><text:soft-page-break/>going completely sleepless last night <text:span text:style-name="T1072">hearing this same being repeated again and again</text:span>,<text:span text:style-name="T1072">the reason is </text:span>because i</text:p>
      <text:p text:style-name="P173">told her to bear with me and i told her i don't hide</text:p>
      <text:p text:style-name="P173">anything from my mom,so she's bearing it now and will so too if i tell the same to the vultures no</text:p>
      <text:p text:style-name="P173">matter the consequences <text:span text:style-name="T1073">and no matter how many time</text:span> she will do <text:span text:style-name="T1074">the same</text:span></text:p>
      <text:p text:style-name="P173">because i'm cherished to her and there's no other</text:p>
      <text:p text:style-name="P173">reason at all.<text:span text:style-name="T1075">i stopped her going and your taking her away to your room just to give you the first hand experience of Mist and what she is all about.</text:span>so if you ever heard anything</text:p>
      <text:p text:style-name="P173">that the vultures told through their <text:span text:style-name="T1076">lackey the </text:span>media about</text:p>
      <text:p text:style-name="P173">me believe all of it was far <text:span text:style-name="T1077">less</text:span> than what i was</text:p>
      <text:p text:style-name="P173">actually being,but as far as your daughter</text:p>
      <text:p text:style-name="P173">goes,you can as well treat it as a mere dust particle on the most precious <text:span text:style-name="T1078">once only</text:span> <text:span text:style-name="T1079">jewel</text:span>.i don't</text:p>
      <text:p text:style-name="P173">need to tell you <text:span text:style-name="T1080">and i won’t tell you</text:span> whether i reciprocate my flower’s</text:p>
      <text:p text:style-name="P173">feeling<text:span text:style-name="T1081">s</text:span> for me to her or not <text:span text:style-name="T1082">or whether i truely were sitting or attracting attention with the hope that i can get whoever i want</text:span>,and thus the all</text:p>
      <text:p text:style-name="P173">conquering Cerulian brats and their master the</text:p>
      <text:p text:style-name="P173">vultures <text:span text:style-name="T1083">has once again </text:span>just abjectly failed in another <text:span text:style-name="T1084">of their great</text:span></text:p>
      <text:p text:style-name="P173">endeavour<text:span text:style-name="T1085">s</text:span>.but they'll be at it again but the only</text:p>
      <text:p text:style-name="P173">thing is that next time i'll be there too,anyhow,</text:p>
      <text:p text:style-name="P173">that's the story"</text:p>
      <text:p text:style-name="P173">Delia(tendering Misty's head) : "good enough</text:p>
      <text:p text:style-name="P173">Ash,but this is the last time you said this and if it's</text:p>
      <text:p text:style-name="P173">not then.."</text:p>
      <text:p text:style-name="P173">Misty(raising her head from the table,with a bit of</text:p>
      <text:p text:style-name="P173">tear) : "mom, that's Ash's power i was talking</text:p>
      <text:p text:style-name="P173">about(a bit shivering voice)am i wrong Ash?"</text:p>
      <text:p text:style-name="P173">Ash : "no,you're not Mist!"</text:p>
      <text:p text:style-name="P173">Delia(tendering Misty) : "ok let's leave and let him</text:p>
      <text:p text:style-name="P173">entertain his vultures all he wants"</text:p>
      <text:p text:style-name="P173">Ash(laugh) : "mom,please i'll leave ,only if I can</text:p>
      <text:p text:style-name="P173">hug my flower <text:span text:style-name="T1086">um..the umpteenth time</text:span>..</text:p>
      <text:p text:style-name="P173">Delia(tendering Misty) : "do it <text:span text:style-name="T1087">more than that</text:span>,but.."</text:p>
      <text:p text:style-name="P173">Ash(<text:span text:style-name="T1088">laugh</text:span>) : "my power is that i'll trash talk people</text:p>
      <text:p text:style-name="P173">and tell them such bare truths that the honesty of</text:p>
      <text:p text:style-name="P173">me will connect with them and their pokemons if</text:p>
      <text:p text:style-name="P173">pokemons are involved,and then if i want i can</text:p>
      <text:p text:style-name="P173">extract any secret i want and in the battle it'll</text:p>
      <text:p text:style-name="P173">mean if you had Mimey and i came without any</text:p>
      <text:p text:style-name="P173">pokemons,10 such Mime's won't cop with me</text:p>
      <text:p text:style-name="P173">cause they'll want to play with me all the time and be my pokemon rather so what to speak if i have</text:p>
      <text:p text:style-name="P173">84 <text:span text:style-name="T1089">best trained</text:span> pokemons myself? thus i can make people tell</text:p>
      <text:p text:style-name="P173">the absolute truth cause i had to face it from close</text:p>
      <text:p text:style-name="P173">stare and this'll be if able to help you,you good,if</text:p>
      <text:p text:style-name="P173">not my bad.<text:span text:style-name="T1090">you,</text:span>Mist <text:span text:style-name="T1091">or anyone else</text:span> has the same powers but <text:span text:style-name="T1092">your</text:span></text:p>
      <text:p text:style-name="P173">temperaments <text:span text:style-name="T1090">are</text:span> <text:span text:style-name="T1093">very </text:span>different so <text:span text:style-name="T1092">may be you</text:span> can never do</text:p>
      <text:p text:style-name="P173">what i'm upto,<text:span text:style-name="T1092">but</text:span> those who think water pokemon</text:p>
      <text:p text:style-name="P173">trainers cant handle electeic types they may test</text:p>
      <text:p text:style-name="P173">Pikachu with Mist and that'll be their last sane day</text:p>
      <text:p text:style-name="P173">here..anyhow..i know many more things but my</text:p>
      <text:p text:style-name="P173">only weapon is that and you already know it as do</text:p>
      <text:p text:style-name="P173">Pikachu,Mime and so on,i took my<text:span text:style-name="T1094"> </text:span>flower through</text:p>
      <text:p text:style-name="P173">it,and my flower follows me no matter what i do to</text:p>
      <text:p text:style-name="P173"><text:soft-page-break/>her so i had to pick her up from the forsaken</text:p>
      <text:p text:style-name="P173">Cerulian City's damn Gym and now has put</text:p>
      <text:p text:style-name="P173">here at my home.this is where i live,my flower now</text:p>
      <text:p text:style-name="P173">is my family.<text:span text:style-name="T1095">MISTY KETCHUM.</text:span>the end."</text:p>
      <text:p text:style-name="P173">Delia(smile) : "i get you,but your process is only</text:p>
      <text:p text:style-name="P173">good for vultures,and yes <text:span text:style-name="T1096">you may </text:span>hug Mist now"</text:p>
      <text:p text:style-name="P173">Ash(smile) : "right.(hugging Misty <text:span text:style-name="T1096">very firmly</text:span>) there there</text:p>
      <text:p text:style-name="P173">Mist,you want to hear the flower song again nowhich was mine not Cerulian"</text:p>
      <text:p text:style-name="P173">Misty(blush,hugging Ash quickly) : "later"</text:p>
      <text:p text:style-name="P186">Ash(whinning,hugging Misty more firmly) : “um..no <text:span text:style-name="T1097">right </text:span>now,um..mom..”</text:p>
      <text:p text:style-name="P186">Delia(laugh,going away) : “have a nice time”</text:p>
      <text:p text:style-name="P186">Ash(smile,<text:span text:style-name="T1098">hugging Misty firmly</text:span>) : “<text:span text:style-name="T1098">right,this i’ve wanted to do for 17 years..my sweet sweet Mist..”</text:span></text:p>
      <text:p text:style-name="P187">Misty(blushes,<text:span text:style-name="T1099">laugh</text:span>) : “Ash..”</text:p>
      <text:p text:style-name="P173"/>
      <text:p text:style-name="P173"/>
      <text:p text:style-name="P173"/>
      <text:p text:style-name="P173"/>
      <text:p text:style-name="P173"/>
      <text:p text:style-name="P173">...(Mr Mime comes in)..</text:p>
      <text:p text:style-name="P188">Ash(frown) : “which brat has the audacity?who’s it?</text:p>
      <text:p text:style-name="P173">Mr Mime : <text:span text:style-name="T1100">&lt;Tracy&gt;</text:span></text:p>
      <text:p text:style-name="P173">Ash(irritated) : "For the Love of</text:p>
      <text:p text:style-name="P173">God!Tracy!Tracy,Tracy,Tracy,Tracy,this name has</text:p>
      <text:p text:style-name="P173">pester<text:span text:style-name="T1101">ed</text:span> me for 15 years whenever i'm with</text:p>
      <text:p text:style-name="P173">my flower...i'm killing him today absolutely,Pikachu</text:p>
      <text:p text:style-name="P173">thunder chair.."</text:p>
      <text:p text:style-name="P173">Delia(<text:span text:style-name="T1102">comes,</text:span>concerned) : "Ash.."</text:p>
      <text:p text:style-name="P173">Misty(smile) : "Mom,he has to mean it..."</text:p>
      <text:p text:style-name="P173">...(Pikachu doesn't allow Tracy to enter)...</text:p>
      <text:p text:style-name="P173">Tracy : "um..Ash.."</text:p>
      <text:p text:style-name="P173">Ash(hugging Misty) : "i'm busy with Mist,get off or</text:p>
      <text:p text:style-name="P173">else.."</text:p>
      <text:p text:style-name="P173">Tracy : "Ash,please it's Golduck</text:p>
      <text:p text:style-name="P173">"Misty : "um..Ash i should go.."</text:p>
      <text:p text:style-name="P173">Ash<text:span text:style-name="T1103">(frown)</text:span> : "<text:span text:style-name="T1103">hold my hand and we both go..no nothing else that dumb bufoon..</text:span>"</text:p>
      <text:p text:style-name="P173">Delia(concerned) : "don't hit him"</text:p>
      <text:p text:style-name="P173">Ash : "don't send Mime,i'll hit both then"</text:p>
      <text:p text:style-name="P173">Delia(self) : "nah!had it not been for Mist,he</text:p>
      <text:p text:style-name="P173">would've gone mad completely(smile) that's</text:p>
      <text:p text:style-name="P173">actually what he is expressing to Mist..(smile).."</text:p>
      <text:p text:style-name="P173">.....(outside)...</text:p>
      <text:p text:style-name="P173">Misty(takes Golduck) : "thanks Trace.(leaves)"</text:p>
      <text:p text:style-name="P173">Tracy : "Mi.."</text:p>
      <text:p text:style-name="P173">Ash : "hey!hey you en.. Shut the f.. up!don't ever</text:p>
      <text:p text:style-name="P173">call my wife, don't ever talk to her,don't ever pester</text:p>
      <text:p text:style-name="P173">her, don't ever come anywhere near her,don't ever</text:p>
      <text:p text:style-name="P173">look at her, don't ever.."</text:p>
      <text:p text:style-name="P173">Tracy(laughing) : "Ash,man you need rest.."</text:p>
      <text:p text:style-name="P173">Ash(smile) : "sweet sweet Trace,i need rest,right?"</text:p>
      <text:p text:style-name="P173">Tracy(concerned) : "um..ok,i get it but you're only</text:p>
      <text:p text:style-name="P173">making it more and more.."</text:p>
      <text:p text:style-name="P173"><text:soft-page-break/>Ash(scowl) : "tell me Trace why is it exactly that</text:p>
      <text:p text:style-name="P173">the vultures aren't around here today?"</text:p>
      <text:p text:style-name="P173">Tracy : "um..i'm leaving..(trying to flee) "</text:p>
      <text:p text:style-name="P173">Delia(tendering Misty's head) : "good enough</text:p>
      <text:p text:style-name="P173">Ash,but this is the last time you said this and if it's</text:p>
      <text:p text:style-name="P173">not then.."</text:p>
      <text:p text:style-name="P173">Misty(raising her head from the table,with a bit of</text:p>
      <text:p text:style-name="P173">tear) : "mom, that's Ash's power i was talking</text:p>
      <text:p text:style-name="P173">about(a bit shivering voice)am i wrong Ash?"</text:p>
      <text:p text:style-name="P173">Ash : "no,you're not Mist!"</text:p>
      <text:p text:style-name="P173">Delia(tendering Misty) : "ok let's leave and let him</text:p>
      <text:p text:style-name="P173">entertain his vultures all he wants"</text:p>
      <text:p text:style-name="P173">Ash(laugh) : "mom,please i'll leave ,only if I can</text:p>
      <text:p text:style-name="P173">hug my flower once more,um twice..um thrice..</text:p>
      <text:p text:style-name="P173">Delia(tendering Misty) : "do it as many times,but.."</text:p>
      <text:p text:style-name="P173">Ash(sigh) : "my power is that i'll trash talk people</text:p>
      <text:p text:style-name="P173">and tell them such bare truths that the honesty of</text:p>
      <text:p text:style-name="P173">me will connect with them and their pokemons if</text:p>
      <text:p text:style-name="P173">pokemons are involved,and then if i want i can</text:p>
      <text:p text:style-name="P173">extract any secret i want and in the battle it'll</text:p>
      <text:p text:style-name="P173">mean if you had Mimey and i came without any</text:p>
      <text:p text:style-name="P173">pokemons,100 such Mime's won't cop with me</text:p>
      <text:p text:style-name="P173">cause they'll want to play with me all the time andbe my pokemon rather so what to speak if i have</text:p>
      <text:p text:style-name="P173">84 pokemons myself? thus i can make people tell</text:p>
      <text:p text:style-name="P173">the absolute truth cause i had to face it from close</text:p>
      <text:p text:style-name="P173">stare and this'll be if able to help you,you good,if</text:p>
      <text:p text:style-name="P173">not my bad.Mist has the same powers but her</text:p>
      <text:p text:style-name="P173">temperaments is different so she can never do</text:p>
      <text:p text:style-name="P173">what i'm upto,and those who think water pokemon</text:p>
      <text:p text:style-name="P173">trainers cant handle electeic types they may test</text:p>
      <text:p text:style-name="P173">Pikachu with Mist and that'll be their last sane day</text:p>
      <text:p text:style-name="P173">here..anyhow..i know many more things but my</text:p>
      <text:p text:style-name="P173">only weapon is that and you already know it as do</text:p>
      <text:p text:style-name="P173">Pikachu,Mime and so on,i took my flower through</text:p>
      <text:p text:style-name="P173">it,and my flower follows me no matter what i do to</text:p>
      <text:p text:style-name="P173">her so i had to pick her up from the godforsaken</text:p>
      <text:p text:style-name="P173">Cerulian City's goddamn Gym and now has put</text:p>
      <text:p text:style-name="P173">here at my home.this is where i live,my flower now</text:p>
      <text:p text:style-name="P173">is my family.the end."</text:p>
      <text:p text:style-name="P173">Delia(smile) : "i get you,but your process is only</text:p>
      <text:p text:style-name="P173">good for vultures,and yes hug Mist now"</text:p>
      <text:p text:style-name="P173">Ash(smile) : "right.(hugging Misty) there there</text:p>
      <text:p text:style-name="P173">Mist,you want to hear the flower song again nowhich was mine not Cerulian"</text:p>
      <text:p text:style-name="P173">Misty(blush,hugging Ash quickly) : "later"Ash(releases Noivern) : "right Trace stand in front</text:p>
      <text:p text:style-name="P173">of me,yeah here(recalls Noivern,Pikachu jumps</text:p>
      <text:p text:style-name="P173">onto Ash's lap)see Pikachu doesn't exactly like</text:p>
      <text:p text:style-name="P173">you..so it's better that you comply"</text:p>
      <text:p text:style-name="P173">Tracy : "this is pure blackmailing.."</text:p>
      <text:p text:style-name="P173">Ash(angry) : "you f.. shut the f.. up.who called me</text:p>
      <text:p text:style-name="P173">in the middle of the night to torment my already</text:p>
      <text:p text:style-name="P173">stressed Mist up even more.."</text:p>
      <text:p text:style-name="P173">Tracy (smile) : "Ash,Misty will forgive me but you</text:p>
      <text:p text:style-name="P173"><text:soft-page-break/>were.."</text:p>
      <text:p text:style-name="P173">Ash(extremely angry) : "so when are you releasing</text:p>
      <text:p text:style-name="P173">my speech to international vul.."</text:p>
      <text:p text:style-name="P173">Tracy(grim) : "Ash,please.."</text:p>
      <text:p text:style-name="P173">Ash(angry) : "the silver screen,the radio,the tv,the</text:p>
      <text:p text:style-name="P173">internet,the gramophone,the godforsaken mobile.."</text:p>
      <text:p text:style-name="P173">Tracy(laugh) : "we won't be able to express it in</text:p>
      <text:p text:style-name="P173">front of.."</text:p>
      <text:p text:style-name="P173">Ash(angry) : "My wife?right?my wife?huh? what is</text:p>
      <text:p text:style-name="P173">exactly Trace that everyone is concerned suddenly</text:p>
      <text:p text:style-name="P173">so much about my wife,huh?what do you want? do</text:p>
      <text:p text:style-name="P173">you want to see whether she truely longs for meor not if i'm just going to choke.."</text:p>
      <text:p text:style-name="P173">Tracy(solemn) : Ash,please,be patient"</text:p>
      <text:p text:style-name="P173">Ash(brusts into anger,but not high pitch) : "No i</text:p>
      <text:p text:style-name="P173">wont,what can you do about it?what can any</text:p>
      <text:p text:style-name="P173">goddamn vulture do about it? the press,the</text:p>
      <text:p text:style-name="P173">cinema,the internet,the godforsaken Elite4,the</text:p>
      <text:p text:style-name="P173">roads.. s..,the most beautiful enu.."</text:p>
      <text:p text:style-name="P173">Tracy(sigh) : "Ash get into the Hall of Fame</text:p>
      <text:p text:style-name="P173">formally and just don't get into farming."</text:p>
      <text:p text:style-name="P173">Ash(grim) : "cause Misty..no,what is it that now</text:p>
      <text:p text:style-name="P173">you're so concerned about,huh,Trace?,no let me</text:p>
      <text:p text:style-name="P173">finish..what would my wife lose with those not</text:p>
      <text:p text:style-name="P173">being done? that's you point ain't it?"</text:p>
      <text:p text:style-name="P173">Tracy : "Ash,Misty.."</text:p>
      <text:p text:style-name="P173">Ash(frown) : "that's it.it's always been Ash AND</text:p>
      <text:p text:style-name="P173">Misty.that's it Ash and Misty. all rest like you</text:p>
      <text:p text:style-name="P173">en..were there and blah,blah,blah,beautiful b.. has</text:p>
      <text:p text:style-name="P173">come and gone,f.."</text:p>
      <text:p text:style-name="P173">Tracy : "Ash,please spare these for another</text:p>
      <text:p text:style-name="P173">day,you're going to Cerulian or stay.."</text:p>
      <text:p text:style-name="P173">Ash(frown) : "so your saying that according to thevultures,the husband should enjoy gay f.."</text:p>
      <text:p text:style-name="P173">Tracy(sigh) : "Ash,take rest and let me go please</text:p>
      <text:p text:style-name="P173">or talk about pokemons"</text:p>
      <text:p text:style-name="P173">Ash(grim) : "no i'll tak about anything with you if</text:p>
      <text:p text:style-name="P173">only you don't drag Mist in and more</text:p>
      <text:p text:style-name="P173">importantly,what is it Trace huh?you want me to</text:p>
      <text:p text:style-name="P173">show you that my ge.."</text:p>
      <text:p text:style-name="P173">Tracy(shout) : "Ash! please, don't tourture youself</text:p>
      <text:p text:style-name="P173">like this and..oh no.."</text:p>
      <text:p text:style-name="P173">Ash(laugh) : "my wife? isn't it? my wife? why and</text:p>
      <text:p text:style-name="P173">how..no if you dare leave or stop me,i'll set you on</text:p>
      <text:p text:style-name="P173">Thunder Chair immediately...what is it that people</text:p>
      <text:p text:style-name="P173">are infatuated with Mist,huh?yes,she has a less</text:p>
      <text:p text:style-name="P173">black skin,yes she's less at bay with battles,yes</text:p>
      <text:p text:style-name="P173">she's less unfamiliar in hall of less mediocrity?</text:p>
      <text:p text:style-name="P173">and? i know what they're thinking but I can be</text:p>
      <text:p text:style-name="P173">brutal as well,you still can't..no i don't care and</text:p>
      <text:p text:style-name="P173">nobody comes anywhere near me if i'm home,else</text:p>
      <text:p text:style-name="P173">they know the result..get over the fact that how</text:p>
      <text:p text:style-name="P173">can a sweet flower like that wasn't picked up by</text:p>
      <text:p text:style-name="P173">someone other that the f.."Tracy(sigh) : "Ash! could you doubt yourself if you</text:p>
      <text:p text:style-name="P173"><text:soft-page-break/>heard those words in the middle of.."</text:p>
      <text:p text:style-name="P173">Ash(laughing) : "words?"</text:p>
      <text:p text:style-name="P173">Tracy : "exactly not Ash,that was your.."</text:p>
      <text:p text:style-name="P173">Ash(angry) : "not this dumbnut again,ITS ME,not</text:p>
      <text:p text:style-name="P173">mine,and so now i've pulled off a stunning</text:p>
      <text:p text:style-name="P173">publicity stunt,on one side to blindfold the family</text:p>
      <text:p text:style-name="P173">and on the hand hand to get all over the very next</text:p>
      <text:p text:style-name="P173">b.."</text:p>
      <text:p text:style-name="P173">Tracy : "Ash,they are none except Misty for you."</text:p>
      <text:p text:style-name="P173">Ash(laugh) : "so you've finally been able to get</text:p>
      <text:p text:style-name="P173">around the fact that if a Rhyhorn f.. someone</text:p>
      <text:p text:style-name="P173">else's sl.."</text:p>
      <text:p text:style-name="P173">Tracy(sigh) : "Ash,please,would you argue with me</text:p>
      <text:p text:style-name="P173">without these words?"</text:p>
      <text:p text:style-name="P173">Ash(smile) : "most gladly"</text:p>
      <text:p text:style-name="P173">Tracy(smile) : "well,same as yesterday,staring</text:p>
      <text:p text:style-name="P173">1.what you see in Misty that you don't see in</text:p>
      <text:p text:style-name="P173">others?"..</text:p>
      <text:p text:style-name="P173">Ash(angy) : "i'm warning you last time Trace,my</text:p>
      <text:p text:style-name="P173">Mist is not a selling product,if you areinsinuating..if anybody.. now that's it,from exactly</text:p>
      <text:p text:style-name="P173">this moment on,if,especially a half-grown en.. like</text:p>
      <text:p text:style-name="P173">you,manages two words with Mist,I won't be able</text:p>
      <text:p text:style-name="P173">to restrain myself but to personally make sure he</text:p>
      <text:p text:style-name="P173">that doesn't go home alive.."</text:p>
      <text:p text:style-name="P173">Tracy : "Ash,this is your sketch..(hands over the</text:p>
      <text:p text:style-name="P173">sketch)"</text:p>
      <text:p text:style-name="P173">Ash(looking at the Sketch) : "thanks</text:p>
      <text:p text:style-name="P173">Trace.but..umm(bit shocked)hey(smile)hand me</text:p>
      <text:p text:style-name="P173">over the other ones,Trace"</text:p>
      <text:p text:style-name="P173">Trace(taken aback) : "Ash"</text:p>
      <text:p text:style-name="P173">Ash(smirk) : "Green,Rudy and Georgio and there's</text:p>
      <text:p text:style-name="P173">more,i'm personally going to erase all of those</text:p>
      <text:p text:style-name="P173">godforsaken names that you're hiding behind your</text:p>
      <text:p text:style-name="P173">fake smile.."</text:p>
      <text:p text:style-name="P173">Tracy(forcefully hugging Ash) : "Ash,please for</text:p>
      <text:p text:style-name="P173">her,stop killing yourself like this slowly,she doesn't</text:p>
      <text:p text:style-name="P173">know the end result that you.."</text:p>
      <text:p text:style-name="P173">Ash(laugh) : "for her?for her? Trace you tell me,</text:p>
      <text:p text:style-name="P173">except her sisters does she ever had anyone else?</text:p>
      <text:p text:style-name="P173">huh?no,no i need to understand this infatuationthat Brock has had atleast the courage to honesty</text:p>
      <text:p text:style-name="P173">present in front of me,and i'm as you know,would</text:p>
      <text:p text:style-name="P173">ever be most happy if i could atleast,atleast with</text:p>
      <text:p text:style-name="P173">my these own very hands killed just ONE vulture</text:p>
      <text:p text:style-name="P173">from a group who insinuates that i'm the BEST</text:p>
      <text:p text:style-name="P173">choice that my..no you've crossed</text:p>
      <text:p text:style-name="P173">limits(Ganger,Noivern,Geninja)Nivy(Forcefully),take</text:p>
      <text:p text:style-name="P173">Pikachu with you,(Very Sternly)Pikachu!buddy!tell</text:p>
      <text:p text:style-name="P173">professor Oak to send over all pokemons i've ever</text:p>
      <text:p text:style-name="P173">had and all those who wants to be present with</text:p>
      <text:p text:style-name="P173">me now..."</text:p>
      <text:p text:style-name="P173">Tracy(sigh) : "Ash,stop him"</text:p>
      <text:p text:style-name="P173">Ash(smile) : "(gently)see Pikachu,that he's a</text:p>
      <text:p text:style-name="P173"><text:soft-page-break/>coward,(Pikachu is extremely Agitated as are the</text:p>
      <text:p text:style-name="P173">others,Ash tenders Pikachu,cajoles others,Mr</text:p>
      <text:p text:style-name="P173">Mime joins in,also agitated)just a sec Trace,just</text:p>
      <text:p text:style-name="P173">go in and(sternly) tell Mist and Mom,to not go to</text:p>
      <text:p text:style-name="P173">my room,i'm meeting you there,tell Mist,if you care</text:p>
      <text:p text:style-name="P173">for her so much,that i've ORDERED her to remain</text:p>
      <text:p text:style-name="P173">downstairs(sternly)do as i say,i have to manage</text:p>
      <text:p text:style-name="P173">my buddies,and cancel all your goddamnmeetings,tell Gary i'm not in a good mood,and.."</text:p>
      <text:p text:style-name="P173">Delia(frown) : "Ash"</text:p>
      <text:p text:style-name="P173">Ash(concerned) : "Mom i've never demanded</text:p>
      <text:p text:style-name="P173">anything from you that you couldn't give me but if</text:p>
      <text:p text:style-name="P173">you can please ride on Nivy and(Misty comes</text:p>
      <text:p text:style-name="P173">out,with solemn Face and closely observes Ash</text:p>
      <text:p text:style-name="P173">just for a few moments)Mist,dear this has to be</text:p>
      <text:p text:style-name="P173">done you've heard me,I'm a Playboy, it's not easy</text:p>
      <text:p text:style-name="P173">with my kind,besides(laugh) it's only my first</text:p>
      <text:p text:style-name="P173">day,bare today,and no mom,i wont say things that i</text:p>
      <text:p text:style-name="P173">promised i wouldn't and Mist,your're safe(sternly)</text:p>
      <text:p text:style-name="P173">NOW.."</text:p>
      <text:p text:style-name="P173">(Misty frowns at Tracy and then drags Delia to</text:p>
      <text:p text:style-name="P173">Noivern)</text:p>
      <text:p text:style-name="P173">Misty(whispering into Delia's Ears) : ""Mom! just a</text:p>
      <text:p text:style-name="P173">false alarm,play along!"</text:p>
      <text:p text:style-name="P173">Delia(stunned) : "but..ok"</text:p>
      <text:p text:style-name="P173">Ash : "Pikachu,i'm fine buddy(sternly)go with</text:p>
      <text:p text:style-name="P173">Mom,Mr Mime,calm down..no nothing will happen,</text:p>
      <text:p text:style-name="P173">he's my friends only,Ganger stay alert,Mime,i want</text:p>
      <text:p text:style-name="P173">all things to be precise,never disturb me and Tracyand Gerninja,go to my room,Pikachu obey mom</text:p>
      <text:p text:style-name="P173">and Misty.come on Trace."</text:p>
      <text:p text:style-name="P173">Misty(sternly) : "Trace,i've got Golduck back mind</text:p>
      <text:p text:style-name="P173">that,and I won't lose my Ash and my heaven at any</text:p>
      <text:p text:style-name="P173">cost,no mom it's ok,it happens we're as we were</text:p>
      <text:p text:style-name="P173">saying,just a bit stressed,Pokemons are under fine</text:p>
      <text:p text:style-name="P173">control,Ash,you want Starmie?"</text:p>
      <text:p text:style-name="P173">Ash(smile) : "i'm fine Mist,its only Trace,just go</text:p>
      <text:p text:style-name="P173">have your lunch,Trace will be held up here</text:p>
      <text:p text:style-name="P173">today,just take care of Daisy,come on Trace..what</text:p>
      <text:p text:style-name="P173">you're afraid of ME?ASH?No(sternly) Mime you</text:p>
      <text:p text:style-name="P173">too GO to the LAB,NOW,Nivy don't lose track of</text:p>
      <text:p text:style-name="P173">Mime.(sternly)ALL that are going FOLLOW MISTY</text:p>
      <text:p text:style-name="P173">and MOM,absolutely.GO."</text:p>
      <text:p text:style-name="P173">(Misty leaves with Delia,Noivern,Pikachu,Mr Mime)</text:p>
      <text:p text:style-name="P173">(in Ash's Room,with only Gerninja,Ganger just</text:p>
      <text:p text:style-name="P173">outside house door, invisible)</text:p>
      <text:p text:style-name="P173">Tracy : "Ash,that was you ultimate urgency call.."</text:p>
      <text:p text:style-name="P173">Ash(laugh) : "the most trivial false alarm and my</text:p>
      <text:p text:style-name="P173">Mist picked it up just as she saw me, aren't we</text:p>
      <text:p text:style-name="P173">forever a couple,Trace,Huh? What you think we'reBEST or RIGHT for each other only don't you?</text:p>
      <text:p text:style-name="P173">(solemnly)Trace,Pikachu of all surely wouldn't</text:p>
      <text:p text:style-name="P173">have spared himself if it really were a true</text:p>
      <text:p text:style-name="P173">ultimatum and wouldn't have listened to even me</text:p>
      <text:p text:style-name="P173">as that was my order..Trace my real Ultimatum is</text:p>
      <text:p text:style-name="P173"><text:soft-page-break/>that we fight till we die, individually that is,the</text:p>
      <text:p text:style-name="P173">reason for that will not appear in this life of</text:p>
      <text:p text:style-name="P173">Mine,UNLESS someone tried to be too interested</text:p>
      <text:p text:style-name="P173">in 3 things-mom and her pokemons,any of my own</text:p>
      <text:p text:style-name="P173">Pokemons or Mist and her pokemons,Pikachu</text:p>
      <text:p text:style-name="P173">have already picked up the third and i never</text:p>
      <text:p text:style-name="P173">needed to utter in words or repeat an assertion to</text:p>
      <text:p text:style-name="P173">him-and you shall by now know all of it,relax i</text:p>
      <text:p text:style-name="P173">know my bunch,Gerninja,stay sitted faceing the</text:p>
      <text:p text:style-name="P173">door and don't look back till i tell you</text:p>
      <text:p text:style-name="P173">to,right,you've created a mess Trace,no hand me</text:p>
      <text:p text:style-name="P173">your pokeballs(Marill,Syther)hellow,join Gerninja</text:p>
      <text:p text:style-name="P173">and do as she's doing till i tell you anything</text:p>
      <text:p text:style-name="P173">else,make sure door is locked(both comply)see</text:p>
      <text:p text:style-name="P173">Trace, your own pokemons will not obey you and</text:p>
      <text:p text:style-name="P173">i'm not even using any pokemon and Marill's beenyour for may be 20 or more years,you wanted to</text:p>
      <text:p text:style-name="P173">know why i'm the BEST,this is for the most trivial</text:p>
      <text:p text:style-name="P173">part-Ability"</text:p>
      <text:p text:style-name="P173">Tracy(sigh) : "Ash,i'm telling you,you speak all you</text:p>
      <text:p text:style-name="P173">want,i only supply infoes"</text:p>
      <text:p text:style-name="P173">Ash(smile) : Trace,just hand over.."</text:p>
      <text:p text:style-name="P173">Tracy(solemn) : "Ash,they had been thrown to the</text:p>
      <text:p text:style-name="P173">hottest fire a long long time ago"</text:p>
      <text:p text:style-name="P173">Ash(smile) : "Trace tell me-are you afraid of me?</text:p>
      <text:p text:style-name="P173">do i look sinister or am i more like a playboy?no</text:p>
      <text:p text:style-name="P173">really tell me."</text:p>
      <text:p text:style-name="P173">Tracy(sigh,hugs Ash) : "Ash,i know what your</text:p>
      <text:p text:style-name="P173">thinking as well,none can"</text:p>
      <text:p text:style-name="P173">Ash(laugh,breaks embrace) : "be better than,right?</text:p>
      <text:p text:style-name="P173">Trace,why did you draw those in the first</text:p>
      <text:p text:style-name="P173">place,Trace you know what i know,and no it's just</text:p>
      <text:p text:style-name="P173">not trash talk but i can do it most politely too,i just</text:p>
      <text:p text:style-name="P173">love this,i call it the vulture style,i won't be alive</text:p>
      <text:p text:style-name="P173">would i if i don't do these?"</text:p>
      <text:p text:style-name="P173">Tracy(solemn) : "you know Misty was our heart-</text:p>
      <text:p text:style-name="P173">throb,despite having you,you were never here,shechanged her sisters,she was ashtonishingly good</text:p>
      <text:p text:style-name="P173">with the gym,a true epitome of perfection in</text:p>
      <text:p text:style-name="P173">battles or performance-she was the ever sweet</text:p>
      <text:p text:style-name="P173">sister for Me and Gary and later Brock,when he</text:p>
      <text:p text:style-name="P173">was back,but Ash,this is your own home,if you</text:p>
      <text:p text:style-name="P173">want, especially now.."</text:p>
      <text:p text:style-name="P173">Ash(laugh) : "so all you could do was to backstab</text:p>
      <text:p text:style-name="P173">me,right?</text:p>
      <text:p text:style-name="P173">Tracy(solemn) : "Ash,please,you know.."</text:p>
      <text:p text:style-name="P173">Ash(solemn) : "i do know one thing surely.You</text:p>
      <text:p text:style-name="P173">know Trace in this very room i was telling Mist a</text:p>
      <text:p text:style-name="P173">few hours back the exact same thing,but before</text:p>
      <text:p text:style-name="P173">that do you want to know why i actually suddenly</text:p>
      <text:p text:style-name="P173">came back?"</text:p>
      <text:p text:style-name="P173">Tracy : "Ash,you two were.."</text:p>
      <text:p text:style-name="P173">Ash(smile) : "BEST,right?(laugh)Trace,stop</text:p>
      <text:p text:style-name="P173">it,please and don't interrupt me and listen.</text:p>
      <text:p text:style-name="P173"><text:soft-page-break/>(solemn)I came back cause of an event after my</text:p>
      <text:p text:style-name="P173">Kanto Elite4 was over,the dinner party at</text:p>
      <text:p text:style-name="P173">night,there,something happened and i was</text:p>
      <text:p text:style-name="P173">suddenly morally assigned to rescue the CerulianCity Gym Leader,had it been some other chances,</text:p>
      <text:p text:style-name="P173">(grave)I wouldn't have ever returned (laugh)you</text:p>
      <text:p text:style-name="P173">can't imagine that i would ever accuse anyone</text:p>
      <text:p text:style-name="P173">here of backstabbing,could you?Trace bear with</text:p>
      <text:p text:style-name="P173">me,(very angry)that's my definition for what you</text:p>
      <text:p text:style-name="P173">were upto.Tracec, I decided to take my bunch off</text:p>
      <text:p text:style-name="P173">from Oak Lab,be at Hoenn or Sinnoh,cause i just</text:p>
      <text:p text:style-name="P173">wanted to relax start a new life far away,with may</text:p>
      <text:p text:style-name="P173">be if by chance some na.. sl.. as you think i was</text:p>
      <text:p text:style-name="P173">doing since Unova and now that i wasn't keeping</text:p>
      <text:p text:style-name="P173">contacts i was doing even more so,(sternly)</text:p>
      <text:p text:style-name="P173">Trace,i know what was happening with each of</text:p>
      <text:p text:style-name="P173">your own personal lives and (very concerned) look</text:p>
      <text:p text:style-name="P173">at Me(forcefully shakes Tracy)I'm only happy and</text:p>
      <text:p text:style-name="P173">nothing else for the choices you or Gary or Brock</text:p>
      <text:p text:style-name="P173">or anybody has made..no,i do know,Trace,but don't</text:p>
      <text:p text:style-name="P173">interrupt me else the result won't be good and</text:p>
      <text:p text:style-name="P173">that's the final time i'm saying this...(sternly)Trace</text:p>
      <text:p text:style-name="P173">you know my current position and that in i wanted</text:p>
      <text:p text:style-name="P173">i could've got much better women that MISTY</text:p>
      <text:p text:style-name="P173">WATERFLOWER and if she wanter she could getmuch better men than ASH KETCHUM..(sternly)i'll</text:p>
      <text:p text:style-name="P173">set your own pokemons on you,if you're not</text:p>
      <text:p text:style-name="P173">listening with pinpoint mindfulness-i would've</text:p>
      <text:p text:style-name="P173">offered my mom to come,but it's her choice,i</text:p>
      <text:p text:style-name="P173">heard how Misty was doing before as you know</text:p>
      <text:p text:style-name="P173">the newses..(bit grave)my Mist was slowly DYING</text:p>
      <text:p text:style-name="P173">a very..anyhow,i paid no attention at all,but then i</text:p>
      <text:p text:style-name="P173">had to come back and then suddenly my feelings</text:p>
      <text:p text:style-name="P173">are rekindled and so are we and upto the point</text:p>
      <text:p text:style-name="P173">where i've even given a ring and she has made the</text:p>
      <text:p text:style-name="P173">BEST CHOICE,(smile)that's exactly the problem</text:p>
      <text:p text:style-name="P173">ain't it Trace,Ash Ketchum is suddenly back with</text:p>
      <text:p text:style-name="P173">Misty Waterflower and the vultures can't quite</text:p>
      <text:p text:style-name="P173">figure this one out or handle it,that too an</text:p>
      <text:p text:style-name="P173">overnight marriage-am i wrong Trace?"</text:p>
      <text:p text:style-name="P173">Tracy(sigh): "Ash,no the past tense is gram.."</text:p>
      <text:p text:style-name="P173">Ash(smile) : "Grammar,indeed,grammar.</text:p>
      <text:p text:style-name="P173">(sternly)when Lance,who knew me when i was</text:p>
      <text:p text:style-name="P173">traveling with Misty Waterflower,whoose now the</text:p>
      <text:p text:style-name="P173">devil and i'm the supposed saviour and by the way</text:p>
      <text:p text:style-name="P173">it pains me to say,but i must,you travelled with mein Orange,did i bed anyone?no still i'm warning you</text:p>
      <text:p text:style-name="P173">don't drag Mist's name ever into this, i won't ever</text:p>
      <text:p text:style-name="P173">be able to listen to anything like that about my</text:p>
      <text:p text:style-name="P173">Mist and this is about me,not her,mind that.i didn't</text:p>
      <text:p text:style-name="P173">bed around in upto Sinnoh,now tell me Trace</text:p>
      <text:p text:style-name="P173">because of my behaviour,and it was not right and</text:p>
      <text:p text:style-name="P173">i'll be the first to admit but in Unova i still hadn't</text:p>
      <text:p text:style-name="P173"><text:soft-page-break/>broken up and that (sternly) means no matter how</text:p>
      <text:p text:style-name="P173">much even if i wanted to,i wouldn't bed around,but</text:p>
      <text:p text:style-name="P173">about the last Month of my then relationship with</text:p>
      <text:p text:style-name="P173">Misty or may be the last two weeks or hell may be</text:p>
      <text:p text:style-name="P173">the Last 5 day,but why 5 wjy not(extremely</text:p>
      <text:p text:style-name="P173">agitated) THE LAST DAY? Trace,i won't repeat this</text:p>
      <text:p text:style-name="P173">question again and if you don't answer,you know</text:p>
      <text:p text:style-name="P173">what can happen to you..who was that f.. sinister</text:p>
      <text:p text:style-name="P173">b... that came out as i was entering the main</text:p>
      <text:p text:style-name="P173">lawn,i didn't recognize him or bother about him-he</text:p>
      <text:p text:style-name="P173">looked just like any ordinary man,but i you see can</text:p>
      <text:p text:style-name="P173">if i want i will find the b... out and his mentors and</text:p>
      <text:p text:style-name="P173">erase them by themselves withing next 30 to 40</text:p>
      <text:p text:style-name="P173">hours by faking accidents and accidents,you knowi had to be with team rocket,so i know these and</text:p>
      <text:p text:style-name="P173">would love to apply them even once and that too</text:p>
      <text:p text:style-name="P173">especially on those f..b..Trace,i'm hungry,really,i</text:p>
      <text:p text:style-name="P173">so,so want to meet those 3,so much,but i'm not</text:p>
      <text:p text:style-name="P173">greedy Trace..but i plead with</text:p>
      <text:p text:style-name="P173">you,Trace,please,please,Trace,give me the most</text:p>
      <text:p text:style-name="P173">beautiful b...,Trace,i beg of you..please.."</text:p>
      <text:p text:style-name="P173">Tracy(sigh) : "Green"</text:p>
      <text:p text:style-name="P173">Ash(broad smile) : "right! no i would and do and</text:p>
      <text:p text:style-name="P173">will forgive him everyday and you know why,i</text:p>
      <text:p text:style-name="P173">would even forgive Brock,i don't talk about Misty's</text:p>
      <text:p text:style-name="P173">family,they're free to go around and themselves</text:p>
      <text:p text:style-name="P173">had too much to deal with,Gary never mingled into</text:p>
      <text:p text:style-name="P173">this though he desparately wanted to,his</text:p>
      <text:p text:style-name="P173">professionalism won't allow him,but the single</text:p>
      <text:p text:style-name="P173">person i won't easily forgive is(pointing at</text:p>
      <text:p text:style-name="P173">Tracy,extremy concerned)-YOU."</text:p>
      <text:p text:style-name="P173">Tracy(solemn) : "on the charge that i didn't do</text:p>
      <text:p text:style-name="P173">anything despite knowing full well what exactly</text:p>
      <text:p text:style-name="P173">was Misty's touble?"</text:p>
      <text:p text:style-name="P173">Ash(smile) : "you're that one brat that knew aboutour bond by heart from the very first day we met</text:p>
      <text:p text:style-name="P173">all those 15 years back,Trace,you'll always be her</text:p>
      <text:p text:style-name="P173">very own flesh and blood,the brother that she so</text:p>
      <text:p text:style-name="P173">much wanted beside her especially after she</text:p>
      <text:p text:style-name="P173">returned to the gym..what did she do?"</text:p>
      <text:p text:style-name="P173">Tracy(sigh) : "Ash,during Unova,when news started</text:p>
      <text:p text:style-name="P173">to pick up the steam,she would whenever find me</text:p>
      <text:p text:style-name="P173">alone,just sob - "give my Ash back,Trace,he can't</text:p>
      <text:p text:style-name="P173">stay without me",it continued for a bit and almost</text:p>
      <text:p text:style-name="P173">everday you weren't there,something was</text:p>
      <text:p text:style-name="P173">happening..then um..we had given up on you and.."</text:p>
      <text:p text:style-name="P173">Ash(very concerned) : "Trace,i didn't need</text:p>
      <text:p text:style-name="P173">Misty,neither did Misty need me,we could've</text:p>
      <text:p text:style-name="P173">moved on,we both were extremely successful in</text:p>
      <text:p text:style-name="P173">our careers and had everything at our plate,she</text:p>
      <text:p text:style-name="P173">reached that level way before i did,but you said</text:p>
      <text:p text:style-name="P173">you had given up on me,right?did she follow suit?"</text:p>
      <text:p text:style-name="P173">Tracy : "no"</text:p>
      <text:p text:style-name="P173">Ash(sternly) : "ever?"</text:p>
      <text:p text:style-name="P173"><text:soft-page-break/>Tracy : "she was puzzled all along till you broke</text:p>
      <text:p text:style-name="P173">into her room forcefully like.."Ash(sternly) : "i know what i did Trace,you tell me</text:p>
      <text:p text:style-name="P173">one thing that is I didn't need Misty anymore</text:p>
      <text:p text:style-name="P173">cause i had found a better life,THUS i had cast her</text:p>
      <text:p text:style-name="P173">off like a worn out tin can,was that the</text:p>
      <text:p text:style-name="P173">assumption?"</text:p>
      <text:p text:style-name="P173">Tracy : "no"</text:p>
      <text:p text:style-name="P173">Ash : "then it was just that i had sucked the life out</text:p>
      <text:p text:style-name="P173">of her for my neutrition and once i was famous i</text:p>
      <text:p text:style-name="P173">was done threw her away?this then?"</text:p>
      <text:p text:style-name="P173">Tracy : "no"</text:p>
      <text:p text:style-name="P173">Ash : "she was my childhood crush and on some</text:p>
      <text:p text:style-name="P173">glorious godforsaken day,i suddenly woke up from</text:p>
      <text:p text:style-name="P173">my teenage slumber,beaming with my youthful</text:p>
      <text:p text:style-name="P173">realization that Misty was JUST AN infatuation</text:p>
      <text:p text:style-name="P173">and along with the fact that me being so single</text:p>
      <text:p text:style-name="P173">minded in my career pursuits were only always a</text:p>
      <text:p text:style-name="P173">good friend but NOT BEYOND to all?"</text:p>
      <text:p text:style-name="P173">Tracy : "um.. pretty close"</text:p>
      <text:p text:style-name="P173">Ash(sternly) : "Trace,i'll ask you two</text:p>
      <text:p text:style-name="P173">questions,1.who broke up from whom?</text:p>
      <text:p text:style-name="P173">2.why was this Green guy so interested in me?"Tracy(sigh) : "1.none of you broke up.</text:p>
      <text:p text:style-name="P173">2.he understood the first."</text:p>
      <text:p text:style-name="P173">Ash(brusts into laughter) : "so he went on that day</text:p>
      <text:p text:style-name="P173">to evsdrop on me but Misty wasn't in the mood to</text:p>
      <text:p text:style-name="P173">tolerate him,thus he couldn't help.Trace that's</text:p>
      <text:p text:style-name="P173">what infatuation is,Green was devoted to Misty</text:p>
      <text:p text:style-name="P173">because she was his dream,he finished Orange</text:p>
      <text:p text:style-name="P173">and is a very successful man,Mist just never cared</text:p>
      <text:p text:style-name="P173">about anyone but just like me would tolerate and</text:p>
      <text:p text:style-name="P173">that guy was never impolite to anybody.. beautiful</text:p>
      <text:p text:style-name="P173">man.. beautiful, beautiful man..beau.."</text:p>
      <text:p text:style-name="P173">Tracy(sigh) : "Ash,please,he was the first to admit</text:p>
      <text:p text:style-name="P173">his infatuation to us all as soon as he came back</text:p>
      <text:p text:style-name="P173">from meeting you and just left,Misty was</text:p>
      <text:p text:style-name="P173">confused all along and never knew what exactly to</text:p>
      <text:p text:style-name="P173">do or feel and this refusal turned her into the</text:p>
      <text:p text:style-name="P173">actual nerve wreck that she became that she</text:p>
      <text:p text:style-name="P173">finally thought she was close to erasing you off</text:p>
      <text:p text:style-name="P173">but just then you again came up with all your</text:p>
      <text:p text:style-name="P173">glories and she just decided to burn herself to a</text:p>
      <text:p text:style-name="P173">sinister end"Ash : "4 years-beautiful man.. beautiful man..that</text:p>
      <text:p text:style-name="P173">too when i was in bed every night in Kalos NOT</text:p>
      <text:p text:style-name="P173">alone.. beautiful man,beautiful man"</text:p>
      <text:p text:style-name="P173">Tracy(sigh) : "Ash,please stop torturing yourself</text:p>
      <text:p text:style-name="P173">like this"</text:p>
      <text:p text:style-name="P173">Ash(sternly) : "Trace,if you try to stop.."</text:p>
      <text:p text:style-name="P173">Tracy(sigh) : "carry on.."</text:p>
      <text:p text:style-name="P173">Ash(closed eyes) : "beautiful man beautiful</text:p>
      <text:p text:style-name="P173">man,comes back from Orange after victory,meets</text:p>
      <text:p text:style-name="P173">his crush,then understands that he may have a</text:p>
      <text:p text:style-name="P173">chance but then isn't sure of himself,then moves</text:p>
      <text:p text:style-name="P173"><text:soft-page-break/>around back and forth but can't get a hang of it,in</text:p>
      <text:p text:style-name="P173">the meantime two other man come around similar</text:p>
      <text:p text:style-name="P173">vein almost but not sure themselves-they were</text:p>
      <text:p text:style-name="P173">good but less beautiful,and all this due to Mist's</text:p>
      <text:p text:style-name="P173">utter confusion about everything surrounding her</text:p>
      <text:p text:style-name="P173">except Pokemons and the Cerulian Brats were</text:p>
      <text:p text:style-name="P173">constantly pressuring for more,Lillie and Daisy just</text:p>
      <text:p text:style-name="P173">found their lives and only could be beside her all</text:p>
      <text:p text:style-name="P173">the time but similarly confused as to what should</text:p>
      <text:p text:style-name="P173">be done and Violet being Violet-just don'tunderstand anything except her own</text:p>
      <text:p text:style-name="P173">performances and is so happy to stay just as</text:p>
      <text:p text:style-name="P173">that,i'm so glad that Brock of all people rescued</text:p>
      <text:p text:style-name="P173">her,though that brat has a long raod left to be</text:p>
      <text:p text:style-name="P173">travelled with ME..they all really are</text:p>
      <text:p text:style-name="P173">sensational,really generally such pure souls are</text:p>
      <text:p text:style-name="P173">not found anywhere and no matter how much dust</text:p>
      <text:p text:style-name="P173">they catch,they're never ever tainted and none</text:p>
      <text:p text:style-name="P173">more than you 3 know that but then you thought</text:p>
      <text:p text:style-name="P173">that this is family and some men were nice and so</text:p>
      <text:p text:style-name="P173">on..and the men, beautiful man, beautiful man,</text:p>
      <text:p text:style-name="P173">beautiful man..But all this had to be in a</text:p>
      <text:p text:style-name="P173">godforsaken city like..anyhow(opening eyes,very</text:p>
      <text:p text:style-name="P173">sternly and harshly)still i haven't got my answer"</text:p>
      <text:p text:style-name="P173">Tracy(sigh) : "if you already know what is was.."</text:p>
      <text:p text:style-name="P173">Ash(smile) : "i'm hungry Trace,i'm hungry,</text:p>
      <text:p text:style-name="P173">(growls)don't dare interrupting me"</text:p>
      <text:p text:style-name="P173">Tracy(sigh) : "go on"</text:p>
      <text:p text:style-name="P173">Ash(smile) : "sweet,sweet Trace,as my flower went</text:p>
      <text:p text:style-name="P173">to that true f.. of a gym,she was shoved down a</text:p>
      <text:p text:style-name="P173">bunch of confusions and so was struggling,thenyou were called there, didn't you?no i,sweet Ash of</text:p>
      <text:p text:style-name="P173">Pallet knew but(growl) I,ASH KETCHUM, MASTER</text:p>
      <text:p text:style-name="P173">PLAYBOY, DEMAND TO KNOW..(sweetly) what did</text:p>
      <text:p text:style-name="P173">you see?"</text:p>
      <text:p text:style-name="P173">Tracy : "she was a miracle worker"</text:p>
      <text:p text:style-name="P173">Ash(smile) : "WAS?"</text:p>
      <text:p text:style-name="P173">Tracy(sigh) : "AS ALWAYS FOREVER"</text:p>
      <text:p text:style-name="P173">Ash(smile) : "right.(scowl)why were those brats</text:p>
      <text:p text:style-name="P173">entertained?"</text:p>
      <text:p text:style-name="P173">Tracy : "um..Ash, it's.."</text:p>
      <text:p text:style-name="P173">Ash(growl) : "don't dare utter my flower's</text:p>
      <text:p text:style-name="P173">name,you'll not go out ever from here alive or</text:p>
      <text:p text:style-name="P173">dead."</text:p>
      <text:p text:style-name="P173">Tracy(sigh) : "fine,fine,its an eventuality and you</text:p>
      <text:p text:style-name="P173">know very well who i am"</text:p>
      <text:p text:style-name="P173">Ash(smile) : "sweet,sweet Trace,was there ever</text:p>
      <text:p text:style-name="P173">any doubt throughout timeline?"</text:p>
      <text:p text:style-name="P173">Tracy : "Unova,12th Badge,that night you said</text:p>
      <text:p text:style-name="P173">something."</text:p>
      <text:p text:style-name="P173">Ash(smile) : "beautiful faces,right"</text:p>
      <text:p text:style-name="P173">Tracy : "um.. without any contact before and afterfor 10 days,then when she asked,just scoffed at</text:p>
      <text:p text:style-name="P173">her"</text:p>
      <text:p text:style-name="P173">Ash(smile) : "did she shout at me?"</text:p>
      <text:p text:style-name="P173"><text:soft-page-break/>Tracy : "um..no she cried to me"</text:p>
      <text:p text:style-name="P173">Ash(smile) : "what you did that day did you do the</text:p>
      <text:p text:style-name="P173">same on the day we broke up?"</text:p>
      <text:p text:style-name="P173">Tracy : "um..Das.."</text:p>
      <text:p text:style-name="P173">Ash(smile) : "no need,the next time she spoke to</text:p>
      <text:p text:style-name="P173">you"</text:p>
      <text:p text:style-name="P173">Tracy : "yeah i did"</text:p>
      <text:p text:style-name="P173">Ash(close eyes) : "then suddenly i had to go</text:p>
      <text:p text:style-name="P173">undercover and nobody knew my whereabouts</text:p>
      <text:p text:style-name="P173">barring Elite4 in this whole goddamn world..then</text:p>
      <text:p text:style-name="P173">how did the thing got outside the godforsaken</text:p>
      <text:p text:style-name="P173">Cerulian Gym in the first place,sure it wasn't the</text:p>
      <text:p text:style-name="P173">beautiful man"</text:p>
      <text:p text:style-name="P173">Tracy(solemn) : "can i tell you something?"</text:p>
      <text:p text:style-name="P173">Ash(close eyes) : "most honoured"</text:p>
      <text:p text:style-name="P173">Tracy : "you.."</text:p>
      <text:p text:style-name="P173">Ash(shout) : "huh?what was that Trace?i wouldn't</text:p>
      <text:p text:style-name="P173">ever have reached the level had i always been withher and she even more so,thus i was using her and</text:p>
      <text:p text:style-name="P173">then threw her away as soon i got what i got right?</text:p>
      <text:p text:style-name="P173">Trace,confirm it,Trace,these Vultures are really in</text:p>
      <text:p text:style-name="P173">for a game RIGHT NOW,Trace I haven't battled in</text:p>
      <text:p text:style-name="P173">ages just fooling around,give me vultures Trace</text:p>
      <text:p text:style-name="P173">i'm hungry,i want to BATTLE,Trace please, wasn't</text:p>
      <text:p text:style-name="P173">this what the vultures are insinuating?"</text:p>
      <text:p text:style-name="P173">Trace(sigh) : "you never realizes the full</text:p>
      <text:p text:style-name="P173">implications Ash,as soon as you're back,see all</text:p>
      <text:p text:style-name="P173">things are in a whisker back to what it should've</text:p>
      <text:p text:style-name="P173">been,4 years we all had our lives,it was as if the X</text:p>
      <text:p text:style-name="P173">factor wasn't there, you come back 14 days and</text:p>
      <text:p text:style-name="P173">you can see what happens,this is what happens</text:p>
      <text:p text:style-name="P173">you and Misty you two must be together all the</text:p>
      <text:p text:style-name="P173">time otherwise both your lives will not be right and</text:p>
      <text:p text:style-name="P173">neither would be that of the association"</text:p>
      <text:p text:style-name="P173">Ash(smile) : "Tracy,just stop there,would</text:p>
      <text:p text:style-name="P173">you?,Tracy,please,(very sternly)I'm not finished,iknow what i know but i don't have my answer</text:p>
      <text:p text:style-name="P173">yet.and unless you give it, you're NOT going out of</text:p>
      <text:p text:style-name="P173">this room...then kanto Elite4 as they assigned me</text:p>
      <text:p text:style-name="P173">they said Misty was,Misty had,Misty did-Mist</text:p>
      <text:p text:style-name="P173">IS.mind that,and i told them that as well that day</text:p>
      <text:p text:style-name="P173">and they were rather unknown to me and its a</text:p>
      <text:p text:style-name="P173">month ago at most may be..and they haven't</text:p>
      <text:p text:style-name="P173">dared to use Past Tense..no it's not grammar,my</text:p>
      <text:p text:style-name="P173">problem is that i've yet to let her roam freely</text:p>
      <text:p text:style-name="P173">without me since i've married her yesterday,oh! i</text:p>
      <text:p text:style-name="P173">get you!you want to know why rush the</text:p>
      <text:p text:style-name="P173">marriage,may be Green could STILL return..is that</text:p>
      <text:p text:style-name="P173">the trouble? or is it that last night made an</text:p>
      <text:p text:style-name="P173">impression that Ash Ketchum was also the Acting</text:p>
      <text:p text:style-name="P173">Master and wants something out of this which i</text:p>
      <text:p text:style-name="P173">doubt,so you were happy,but it wasn't because of</text:p>
      <text:p text:style-name="P173">me,it wasn't because Mist it was because of,what</text:p>
      <text:p text:style-name="P173"><text:soft-page-break/>was that name Trace?"</text:p>
      <text:p text:style-name="P173">Tracy : "Ash,we all thought Green was the one,he</text:p>
      <text:p text:style-name="P173">was present that day but i never handed those</text:p>
      <text:p text:style-name="P173">over to anybody and thats how you know why ihad Daisy,she.."</text:p>
      <text:p text:style-name="P173">Ash(smile) "sweet sweet Trace,don't give you</text:p>
      <text:p text:style-name="P173">personal cherished memories to a f.. like</text:p>
      <text:p text:style-name="P173">me,besides hey i'm dumping Mist tonight only</text:p>
      <text:p text:style-name="P173">remember?"</text:p>
      <text:p text:style-name="P173">Tracy(sigh) : "Ash.."</text:p>
      <text:p text:style-name="P173">Ash(smile) : "Trace,i've just figured out what the</text:p>
      <text:p text:style-name="P173">vultures are getting at..no,don't try pulling any</text:p>
      <text:p text:style-name="P173">stunts Trace,you know best how great your</text:p>
      <text:p text:style-name="P173">Syther's blades are..(closed eyes)the Vultures now</text:p>
      <text:p text:style-name="P173">are trying to land on the Greatest Spot that has</text:p>
      <text:p text:style-name="P173">been accidentally opened,even more so after last</text:p>
      <text:p text:style-name="P173">night,this Trace is stupendous,mind blowing..</text:p>
      <text:p text:style-name="P173">brilliantly chalked out..Trace,i can envisage them</text:p>
      <text:p text:style-name="P173">clearly,Trace,i can feel the simmering jubilation</text:p>
      <text:p text:style-name="P173">among them,so close to their victory,so much is</text:p>
      <text:p text:style-name="P173">the joy,so much the bliss from the hope that their</text:p>
      <text:p text:style-name="P173">impending victory is just about to come into</text:p>
      <text:p text:style-name="P173">fruitation,Trace,i can see them around me,just</text:p>
      <text:p text:style-name="P173">about to grab that spot,their happiness so tangible</text:p>
      <text:p text:style-name="P173">to me Trace,Trace,answer me please,Trace,i begof you,Is it possible that this time,this time once</text:p>
      <text:p text:style-name="P173">more(opens his eyes,smiling),that the vultures be</text:p>
      <text:p text:style-name="P173">successful in their insinuation that all that i said</text:p>
      <text:p text:style-name="P173">was emotion,all that i'm made of is emotion,</text:p>
      <text:p text:style-name="P173">(closed eyes)My heart wrenching longing for my</text:p>
      <text:p text:style-name="P173">own soul's different form,appearing before me in</text:p>
      <text:p text:style-name="P173">all glory off which all i ever wanted,want and will</text:p>
      <text:p text:style-name="P173">want is not to take my eyes off,not to take my</text:p>
      <text:p text:style-name="P173">eyes off from myself..(opens eyes) that all is</text:p>
      <text:p text:style-name="P173">emotion and for only a day,till i meet the roads.. s..</text:p>
      <text:p text:style-name="P173">again,have a nice day?"</text:p>
      <text:p text:style-name="P173">Tracy(sigh) : "Ash,you don't.."</text:p>
      <text:p text:style-name="P173">Ash(smile,closed eyes) : "no Trace,i have to,i'm a</text:p>
      <text:p text:style-name="P173">Playboy remember, it's not easy with my</text:p>
      <text:p text:style-name="P173">kind,please,let me share with you the joy of the</text:p>
      <text:p text:style-name="P173">Vultures that they're having now..(open eyes) i put</text:p>
      <text:p text:style-name="P173">Misty through an emotional roller coaster to</text:p>
      <text:p text:style-name="P173">weaken her off then jumped onto her and preyed</text:p>
      <text:p text:style-name="P173">upon her?"</text:p>
      <text:p text:style-name="P173">Tracy(sigh) : "You don't have to validate youself.."</text:p>
      <text:p text:style-name="P173">Ash(smile) : "what was that Trace?"Tracy(deep breath) : "Ash stop logically validating</text:p>
      <text:p text:style-name="P173">your actions to us.."</text:p>
      <text:p text:style-name="P173">Ash(smile) : "Actions" Trace? actions?</text:p>
      <text:p text:style-name="P173">Tracy(sigh) : "we know you well enough you never</text:p>
      <text:p text:style-name="P173">have been able to hide the honesty that has made</text:p>
      <text:p text:style-name="P173">you into what you are and what you're feeling now</text:p>
      <text:p text:style-name="P173">we all know Ash, it's just..it pains us to see the</text:p>
      <text:p text:style-name="P173">strain you take upon youself to narate them</text:p>
      <text:p text:style-name="P173">because you think your Playboy image is what</text:p>
      <text:p text:style-name="P173"><text:soft-page-break/>everybody believes in,Ash please,we should be</text:p>
      <text:p text:style-name="P173">talking about the celebrations.."</text:p>
      <text:p text:style-name="P173">Ash(smile and closed eyes) : "no Trace don't</text:p>
      <text:p text:style-name="P173">stop,my image,Trace i'm a Playboy at heart and</text:p>
      <text:p text:style-name="P173">my honesty is a show,all that you hear,all that the</text:p>
      <text:p text:style-name="P173">Vultures insinuate on a moment to moment basis</text:p>
      <text:p text:style-name="P173">is the real me,i'm not honest,i've cheated my entire</text:p>
      <text:p text:style-name="P173">life portraying this honesty,this veil so thick my</text:p>
      <text:p text:style-name="P173">pokemons can never open it nor even my</text:p>
      <text:p text:style-name="P173">mom,this veil has given me everything,and due to</text:p>
      <text:p text:style-name="P173">this veil i can take and throw away the Cerulian</text:p>
      <text:p text:style-name="P173">Heart-throb whenever i wish,i can get in and out ofHall of Fame at my will,i can hold sway over other</text:p>
      <text:p text:style-name="P173">people and their pokemons at my leasure, i don't</text:p>
      <text:p text:style-name="P173">have any feelings for Mist at all i just made her to</text:p>
      <text:p text:style-name="P173">believe me just like my mom just like everybody</text:p>
      <text:p text:style-name="P173">else,hell,i've made myself to believe that i'm "AN</text:p>
      <text:p text:style-name="P173">HONEST MAN"..Trace,this is,Trace so blissfull,this</text:p>
      <text:p text:style-name="P173">life of deceits,veils,you won't ever know what you</text:p>
      <text:p text:style-name="P173">truly are...so amusing..so amusing..beautiful,</text:p>
      <text:p text:style-name="P173">beautiful man, beautiful man..(open eyes) ain't it</text:p>
      <text:p text:style-name="P173">so Trace?"</text:p>
      <text:p text:style-name="P173">Tracy(sigh) : "i've got nothing to say Ash but at this</text:p>
      <text:p text:style-name="P173">rate Misty will NOT have you alive in this body for</text:p>
      <text:p text:style-name="P173">long,if you want that just to prove that you'll still</text:p>
      <text:p text:style-name="P173">want her the only,best of luck with that,but if you</text:p>
      <text:p text:style-name="P173">die now unable to take anymore of this self</text:p>
      <text:p text:style-name="P173">inflicted torture,then you know too well what Misty</text:p>
      <text:p text:style-name="P173">will feel like and especially at this moment of her</text:p>
      <text:p text:style-name="P173">life,yes she will be wanting you but you could</text:p>
      <text:p text:style-name="P173">spare her the moment of sadness when doctors</text:p>
      <text:p text:style-name="P173">are going pronounce today afternoon that Ash</text:p>
      <text:p text:style-name="P173">Ketchum is no more among us..if you want thatbest wishes.and i demand you to let me out of this</text:p>
      <text:p text:style-name="P173">mess to go and tell Misty that you're time is very</text:p>
      <text:p text:style-name="P173">limited."</text:p>
      <text:p text:style-name="P173">Ash(smile) : "Marill..no Trace,she's your</text:p>
      <text:p text:style-name="P173">pokemon,what would she do to you(Marill</text:p>
      <text:p text:style-name="P173">observes Tracy for a few Moments and Ash for a</text:p>
      <text:p text:style-name="P173">few,then silently returns to her place,Syther does</text:p>
      <text:p text:style-name="P173">the same)?Gerninja(comes up looks far more</text:p>
      <text:p text:style-name="P173">intensely in Tracy's eyes then returns to her</text:p>
      <text:p text:style-name="P173">place)..saw that Trace? don't try to leave before</text:p>
      <text:p text:style-name="P173">the conclusion of this beautiful game,this</text:p>
      <text:p text:style-name="P173">excuisite insinuation that that Vultures have come</text:p>
      <text:p text:style-name="P173">up with-what is it called in you book,what i'm</text:p>
      <text:p text:style-name="P173">doing with Marill?"</text:p>
      <text:p text:style-name="P173">Tracy(sigh) : "phychothrombonosis"</text:p>
      <text:p text:style-name="P173">Ash(Stern) : "Trace,what am i doing with you?"</text:p>
      <text:p text:style-name="P173">Tracy(solemn) : "Lie Detecting"</text:p>
      <text:p text:style-name="P173">Ash(rebukes) : "word carefully"</text:p>
      <text:p text:style-name="P173">Tracy : "your reading my hidden secrets and</text:p>
      <text:p text:style-name="P173">hidden traits by self torturing yourself towards</text:p>
      <text:p text:style-name="P173"><text:soft-page-break/>death"Ash(smile) : "what would i gain?"</text:p>
      <text:p text:style-name="P173">Tracy(sigh) : "Ash,all you've ever wanted was the</text:p>
      <text:p text:style-name="P173">Pokemon Master title,you were too clueless to</text:p>
      <text:p text:style-name="P173">even know what actually you had to do to get to</text:p>
      <text:p text:style-name="P173">the goal you had set yourself up for,then</text:p>
      <text:p text:style-name="P173">Misty,your very first travel companion,now your</text:p>
      <text:p text:style-name="P173">wife.."</text:p>
      <text:p text:style-name="P173">Ash(smile) :"sweet,sweet.."</text:p>
      <text:p text:style-name="P173">Tracy(deep breath) : "so...um..Misty your forever</text:p>
      <text:p text:style-name="P173">travelling companion and wife came along and for</text:p>
      <text:p text:style-name="P173">a time being you wanted Misty.."</text:p>
      <text:p text:style-name="P173">Ash(laugh) : "just a bit of a halt here,i wanted</text:p>
      <text:p text:style-name="P173">what?"</text:p>
      <text:p text:style-name="P173">Tracy : "um..you had a feeling for Misty and the</text:p>
      <text:p text:style-name="P173">only thing that was ever obvious about her is that</text:p>
      <text:p text:style-name="P173">she has been wanting you so intensely since the</text:p>
      <text:p text:style-name="P173">day she saw you for the very first time and she</text:p>
      <text:p text:style-name="P173">never spares herself in her longing for you..and</text:p>
      <text:p text:style-name="P173">now finally has you beside her permanently for</text:p>
      <text:p text:style-name="P173">atleast once in life,unless you want to again state</text:p>
      <text:p text:style-name="P173">that the Vultures are insinuating that thistogetherness is an hindrence for you two to see</text:p>
      <text:p text:style-name="P173">how much you two actually want each other and</text:p>
      <text:p text:style-name="P173">rigourously try to disprove them killing yourself</text:p>
      <text:p text:style-name="P173">right before her eyes"</text:p>
      <text:p text:style-name="P173">Ash(smile) : "Tracy,what did i want?"</text:p>
      <text:p text:style-name="P173">Tracy(deep sigh) : "The Title"</text:p>
      <text:p text:style-name="P173">Ash(smile) : "Only?"</text:p>
      <text:p text:style-name="P173">Tracy : "Only."</text:p>
      <text:p text:style-name="P173">Ash(smile) : "What do i want?"</text:p>
      <text:p text:style-name="P173">Tracy : "Mi..no..um,you actually don't want</text:p>
      <text:p text:style-name="P173">anything..you have.."</text:p>
      <text:p text:style-name="P173">Ash(smile) : "what do i have?"</text:p>
      <text:p text:style-name="P173">Tracy : "Misty"</text:p>
      <text:p text:style-name="P173">Ash(smile) : "and?"</text:p>
      <text:p text:style-name="P173">Tracy : "your mom,pokemons and Misty thats</text:p>
      <text:p text:style-name="P173">all..oh and yes,you youself"</text:p>
      <text:p text:style-name="P173">Ash(smile) : "my endeavours recently,why have i</text:p>
      <text:p text:style-name="P173">done what i've done with Misty and my</text:p>
      <text:p text:style-name="P173">endeavours in my whole career as a Pokemon</text:p>
      <text:p text:style-name="P173">trainer,what is it that i wanted,what is it that i have</text:p>
      <text:p text:style-name="P173">what is it that i will never have?"Tracy : "you've wanted the tag,you got the tag,you</text:p>
      <text:p text:style-name="P173">will never have a tag permanently with your death</text:p>
      <text:p text:style-name="P173">the tag will go away or if you don't practice,your</text:p>
      <text:p text:style-name="P173">skills will go away,if you..wait,i get you you'll never</text:p>
      <text:p text:style-name="P173">have anything that's not you"</text:p>
      <text:p text:style-name="P173">Ash(smile) : "that's the tag,what with,and i</text:p>
      <text:p text:style-name="P173">basically am warning you this last time,think and</text:p>
      <text:p text:style-name="P173">phrase properly cause it's about Mist,MY Mist,take</text:p>
      <text:p text:style-name="P173">your time and speak your heart."</text:p>
      <text:p text:style-name="P173">Tracy : "um..bear with me..you wanted Misty,you</text:p>
      <text:p text:style-name="P173">got Misty but..yes Ash,the Misty we see you'll</text:p>
      <text:p text:style-name="P173">never have,the Misty you see you'll always have.."</text:p>
      <text:p text:style-name="P173"><text:soft-page-break/>Ash(smile) : "clarity,more clarity"</text:p>
      <text:p text:style-name="P173">Tracy : "you two are um..like same thing in two</text:p>
      <text:p text:style-name="P173">different vessel somehow, so you'll always get</text:p>
      <text:p text:style-name="P173">paired no matter what but one vessel may</text:p>
      <text:p text:style-name="P173">blindfold ownself and so on but as it's said the</text:p>
      <text:p text:style-name="P173">pairing and eventual nonseparablity is</text:p>
      <text:p text:style-name="P173">inevitable,so,that is we unnecessarily was worried</text:p>
      <text:p text:style-name="P173">about both you and Misty,while ourselves having</text:p>
      <text:p text:style-name="P173">to go through the same realizations in our ownpersonal lives and so on..so,now if similarity</text:p>
      <text:p text:style-name="P173">applied we better keep absolutely off and we</text:p>
      <text:p text:style-name="P173">better never say you're her best choice rather</text:p>
      <text:p text:style-name="P173">saying..um sorry,please Ash..never say you're ber</text:p>
      <text:p text:style-name="P173">best but only ever choice,Gr..no sorry..that chapter</text:p>
      <text:p text:style-name="P173">never happened,never existed,it was like a</text:p>
      <text:p text:style-name="P173">mirage..and if we meet him behave like friend till</text:p>
      <text:p text:style-name="P173">he brings that up himself,then we'll bite.and we</text:p>
      <text:p text:style-name="P173">don't meet him on purpose by any means,even if</text:p>
      <text:p text:style-name="P173">one does it must be Gary,cause he never gave him</text:p>
      <text:p text:style-name="P173">any consideration and Brock is sternly warned if</text:p>
      <text:p text:style-name="P173">he wishes to talk to you ever again he has to be</text:p>
      <text:p text:style-name="P173">like this as well,and if somehow something</text:p>
      <text:p text:style-name="P173">happens or that Misty is intentionally or casually</text:p>
      <text:p text:style-name="P173">ever mentioned about that phrases meaning of</text:p>
      <text:p text:style-name="P173">her personal life by anybody,then that's it the very</text:p>
      <text:p text:style-name="P173">first time,you'll tell Misty, you're moving away from</text:p>
      <text:p text:style-name="P173">here but if that goes beyond may god save us and</text:p>
      <text:p text:style-name="P173">the whole Cerulian City,and it's no warning or</text:p>
      <text:p text:style-name="P173">threat it's a statement if we don't agree,or Misty</text:p>
      <text:p text:style-name="P173">somehow in intentionally reminded by otherpeople and we despite having power don't do</text:p>
      <text:p text:style-name="P173">anything,then that too is,basically you don't want</text:p>
      <text:p text:style-name="P173">any shadow of any dirty hands on your most..no</text:p>
      <text:p text:style-name="P173">you own self..yeah i get you,if one lea..um..if the</text:p>
      <text:p text:style-name="P173">one is not getting ever closer to the other in as</text:p>
      <text:p text:style-name="P173">fast a rate and for that reason the other is a bit</text:p>
      <text:p text:style-name="P173">unstable so the support cast has to make sure by</text:p>
      <text:p text:style-name="P173">every means that it keeps well."</text:p>
      <text:p text:style-name="P173">Ash(smile) : "perfect,now another Misty "wanted"</text:p>
      <text:p text:style-name="P173">me?"</text:p>
      <text:p text:style-name="P173">Tracy(Ash speaking inside Tracy's Mind) :</text:p>
      <text:p text:style-name="P173">"um..Ash,she also always had you but</text:p>
      <text:p text:style-name="P173">she..no,no..um..yeah if we never interfared then</text:p>
      <text:p text:style-name="P173">she would never had had that illusion of ever</text:p>
      <text:p text:style-name="P173">being not getting closer to you..but you were</text:p>
      <text:p text:style-name="P173">rude..um,ok..you can solve your own problems but</text:p>
      <text:p text:style-name="P173">she at first..well later yes right,she was doing your</text:p>
      <text:p text:style-name="P173">trials as were you and so on..yeah no involvement</text:p>
      <text:p text:style-name="P173">in personal problems unless purely medical</text:p>
      <text:p text:style-name="P173">necessaties...Misty has always been with</text:p>
      <text:p text:style-name="P173">you,she's just like that..right and yeah i get you onthat,and you don't hold any grudge against me but</text:p>
      <text:p text:style-name="P173">if something further happens to Misty,that will be</text:p>
      <text:p text:style-name="P173">the end of it."</text:p>
      <text:p text:style-name="P173">Ash(smile) : "Trace,what has happend?"</text:p>
      <text:p text:style-name="P173"><text:soft-page-break/>Tracy(sigh) : "Nothing,all this is a play of you two</text:p>
      <text:p text:style-name="P173">of hide and seek just like you and your</text:p>
      <text:p text:style-name="P173">pokemons,the results here are mere</text:p>
      <text:p text:style-name="P173">tokens,beneath them what you are you always are</text:p>
      <text:p text:style-name="P173">and so on..Ash,we just want you and Misty to not</text:p>
      <text:p text:style-name="P173">play any self destructive game just to prove that</text:p>
      <text:p text:style-name="P173">absolutely nothing can separate you two or for the</text:p>
      <text:p text:style-name="P173">fun of it,and this applies especially for you</text:p>
      <text:p text:style-name="P173">Ash,stop this,go to Orange with Misty and we</text:p>
      <text:p text:style-name="P173">won't keep you preoccupied for long at all, it's just</text:p>
      <text:p text:style-name="P173">that please just a very few days,have mercy on</text:p>
      <text:p text:style-name="P173">us.."</text:p>
      <text:p text:style-name="P173">Ash(smile) : "Trace,Trace,Trace...the Vultures have</text:p>
      <text:p text:style-name="P173">only taken a bit of a shock, They're still very much</text:p>
      <text:p text:style-name="P173">here Trace,i can feel their plans,no i won't make</text:p>
      <text:p text:style-name="P173">you go thoroughly through their planning again but</text:p>
      <text:p text:style-name="P173">this is the Ultimate, that i COULD'VE done thingsdifferently, COULD'VE shown her less emotion</text:p>
      <text:p text:style-name="P173">yesterday,Could've..and so on,that is what is</text:p>
      <text:p text:style-name="P173">happening and has happened COULD'VE been</text:p>
      <text:p text:style-name="P173">different,but why is in not?(sternly) Trace tell me</text:p>
      <text:p text:style-name="P173">frankly,the vultures are interrogating that what</text:p>
      <text:p text:style-name="P173">incentive i've ever given to anyone including Misty</text:p>
      <text:p text:style-name="P173">to suddenly believe that i was never a playboy at</text:p>
      <text:p text:style-name="P173">all?"</text:p>
      <text:p text:style-name="P173">Tracy(smile) : "Ash,you surely don't need to</text:p>
      <text:p text:style-name="P173">validate yourself on this point and you know</text:p>
      <text:p text:style-name="P173">it,what you said last night is exactly that and what</text:p>
      <text:p text:style-name="P173">neither me nor Daisy can ever forget,cause you</text:p>
      <text:p text:style-name="P173">just with this recent characteristic language and</text:p>
      <text:p text:style-name="P173">antics of yours told us exactly what we the</text:p>
      <text:p text:style-name="P173">couples actually feel between us all the time and</text:p>
      <text:p text:style-name="P173">that so heartfelt thing you just gave as your</text:p>
      <text:p text:style-name="P173">answer with your antics and still are doing,(laugh)</text:p>
      <text:p text:style-name="P173">man really what has happened to the boy that i</text:p>
      <text:p text:style-name="P173">saw 15 years back, absolutely clueless as to</text:p>
      <text:p text:style-name="P173">what's happening around him,only ever knowing</text:p>
      <text:p text:style-name="P173">the goal of becoming a pokemon master and onlyever knowing his Misty(both smile) which infact</text:p>
      <text:p text:style-name="P173">as i now understand wasn't at all the thing,it was</text:p>
      <text:p text:style-name="P173">only the illusion of you yourself that was there,you</text:p>
      <text:p text:style-name="P173">were and still very much are just absolutely</text:p>
      <text:p text:style-name="P173">oblivious to everything and Misty well it's as you</text:p>
      <text:p text:style-name="P173">meant,you yourself (both smile)"</text:p>
      <text:p text:style-name="P173">Ash(frown) : "the vultures will now easily insinuate</text:p>
      <text:p text:style-name="P173">that what if i lost sinnoh,what if Mist never left</text:p>
      <text:p text:style-name="P173">what if i truely have bedded roads.. s.. and only</text:p>
      <text:p text:style-name="P173">then have realized that they didn't appease me as</text:p>
      <text:p text:style-name="P173">much as they should so now i'm coming back to</text:p>
      <text:p text:style-name="P173">old dens..no Trace don't shake your head answer</text:p>
      <text:p text:style-name="P173">me,the Vultures will continue the what ifs just</text:p>
      <text:p text:style-name="P173">after the could'ves.."</text:p>
      <text:p text:style-name="P173">Tracy(laugh) : "then the answer is what if they</text:p>
      <text:p text:style-name="P173">never bothered to begin with.thats all"</text:p>
      <text:p text:style-name="P173"><text:soft-page-break/>Ash(smile,hug Tracey) : "Right! so the vultures</text:p>
      <text:p text:style-name="P173">Trace are for only now returning to their nests only</text:p>
      <text:p text:style-name="P173">for us to go to Cerulian..Cerulian,Cerulian..i would</text:p>
      <text:p text:style-name="P173">just love to,love to Trace note this down,I'll have</text:p>
      <text:p text:style-name="P173">my ceremony right in the middle of thatgodforsaken pool in that goddamn Gym named</text:p>
      <text:p text:style-name="P173">the f.. central battlefield,where those little brats</text:p>
      <text:p text:style-name="P173">have sucked the life out of my eversweet flower</text:p>
      <text:p text:style-name="P173">slowly match after match,where my little flower</text:p>
      <text:p text:style-name="P173">was smacked around like a shuttlecock as those</text:p>
      <text:p text:style-name="P173">doomsday goblins clapped their hands off,exactly</text:p>
      <text:p text:style-name="P173">where a certain godforsaken sinister boy scout</text:p>
      <text:p text:style-name="P173">tried to pull off the once in a million dreams stunt</text:p>
      <text:p text:style-name="P173">by insinuating that my ever beaming flower was</text:p>
      <text:p text:style-name="P173">using performance enhancements to get to that f..</text:p>
      <text:p text:style-name="P173">Hall of Fame book, exactly on the same</text:p>
      <text:p text:style-name="P173">place,which was searched by the exact f.. brats</text:p>
      <text:p text:style-name="P173">who were clapping around when my flower was</text:p>
      <text:p text:style-name="P173">steady,but now were searching,searching to tear</text:p>
      <text:p text:style-name="P173">off the very last petal off my griefstricken little</text:p>
      <text:p text:style-name="P173">flower by lebelling her a mental wreck..Trace,i'm</text:p>
      <text:p text:style-name="P173">hungry..Trace...i'm very hungry.."</text:p>
      <text:p text:style-name="P173">Tracy(laughing) : "Ash,they did the same thing to</text:p>
      <text:p text:style-name="P173">my flower too,so only for this time i agree with</text:p>
      <text:p text:style-name="P173">your latest rant wholeheartedly"</text:p>
      <text:p text:style-name="P173">Ash(smile) : "exactly Trace,you couldn't do it causeyour not that kind of a person,and for my flower</text:p>
      <text:p text:style-name="P173">and all the other three flowers who are now my</text:p>
      <text:p text:style-name="P173">family,and all of whom were stressed beyond</text:p>
      <text:p text:style-name="P173">limits by the sinister Cerulian city with its</text:p>
      <text:p text:style-name="P173">godforsaken gangs of eternal brats..Trace,i'm</text:p>
      <text:p text:style-name="P173">starving,make sure when i come back i can have</text:p>
      <text:p text:style-name="P173">that ceremony there,no not what you think,not that</text:p>
      <text:p text:style-name="P173">Trace.. that's eventual but what follows-&gt; the</text:p>
      <text:p text:style-name="P173">ceremony of Vultures,of Cerulian's doomsday</text:p>
      <text:p text:style-name="P173">rats..i'll induct them one after another personally</text:p>
      <text:p text:style-name="P173">picking up,minutely,pick up the most wicked of</text:p>
      <text:p text:style-name="P173">those lambs and induct them to the slaughter</text:p>
      <text:p text:style-name="P173">house of trash talking and they'll enjoy it,they'll</text:p>
      <text:p text:style-name="P173">have to clap their impending doom otherwise on</text:p>
      <text:p text:style-name="P173">that godforsaken day,they won't come out of that</text:p>
      <text:p text:style-name="P173">goddamn building,ever again to show their</text:p>
      <text:p text:style-name="P173">croocked faces on this world..Trace i'm hungry</text:p>
      <text:p text:style-name="P173">make sure i can feed on Cerulian brats one</text:p>
      <text:p text:style-name="P173">day,they want shows,they want to enjoy</text:p>
      <text:p text:style-name="P173">themselves,they sucked up the Sensational</text:p>
      <text:p text:style-name="P173">Sisters till the very end but now there'll have a newshow,The Sensational Sinister,where any</text:p>
      <text:p text:style-name="P173">godforsaken brat,having the audacity to show up</text:p>
      <text:p text:style-name="P173">around the Challenger's Identification Centre</text:p>
      <text:p text:style-name="P173">anytime during 24 hours without 7 league titles</text:p>
      <text:p text:style-name="P173">and 31 Kanto badges,except from 11-11:15</text:p>
      <text:p text:style-name="P173">daytime,will get mentally and verbally and if</text:p>
      <text:p text:style-name="P173">they're too interested then physically too by their</text:p>
      <text:p text:style-name="P173">very own pokemons smacked left and right in</text:p>
      <text:p text:style-name="P173"><text:soft-page-break/>every battle and they'll have to enjoy the new</text:p>
      <text:p text:style-name="P173">badge of utter incompetence that will be</text:p>
      <text:p text:style-name="P173">bestowed upon them day after day if the</text:p>
      <text:p text:style-name="P173">godforbidden Cerulian wants a peaceful sleep in</text:p>
      <text:p text:style-name="P173">the night.Trace, Cerulian is in it's very last month</text:p>
      <text:p text:style-name="P173">of exuberance,that they're known for,but after</text:p>
      <text:p text:style-name="P173">that,may they save themselves.(smile)right</text:p>
      <text:p text:style-name="P173">Trace,let's go(recalles all pokemons as does</text:p>
      <text:p text:style-name="P173">Tracy),no i exactly sensed that mom hasn't started</text:p>
      <text:p text:style-name="P173">preparing the lunch so nothing has happened here</text:p>
      <text:p text:style-name="P173">and we just after completing all here go to the Lab</text:p>
      <text:p text:style-name="P173">to have the Grand Union that's well been 15 years</text:p>
      <text:p text:style-name="P173">in making(Tracy laughs)(smile)and i really thoughtthat Daisy would be too excited and Lillie too</text:p>
      <text:p text:style-name="P173">dumbstruck to do anything but NOT wanting to</text:p>
      <text:p text:style-name="P173">arrange a party, specifically why she sent you to</text:p>
      <text:p text:style-name="P173">vulture around(Tracy brusts into laughter)here to</text:p>
      <text:p text:style-name="P173">see if we weren't going out anywhere,surely them</text:p>
      <text:p text:style-name="P173">Trace,i'll love to go also now that mom is there</text:p>
      <text:p text:style-name="P173">and my antics there yesterday,i only wish Violet</text:p>
      <text:p text:style-name="P173">could be here but Brock has a little bit left with</text:p>
      <text:p text:style-name="P173">me(Tracy shakes his head),so there'll have to be</text:p>
      <text:p text:style-name="P173">another day as well(Tracy Laughs)"</text:p>
      <text:p text:style-name="P173">Tracy (laughing) : "be our guest Ash,would you</text:p>
      <text:p text:style-name="P173">cook?"</text:p>
      <text:p text:style-name="P173">Ash(smile) : "with pleasure!"</text:p>
      <text:p text:style-name="P173">Tracy(laughing) : "fine but that might be on that</text:p>
      <text:p text:style-name="P173">later day special for Brock(Ash laughs)lets go."</text:p>
      <text:p text:style-name="P173">Ash(laugh) : "just hang on Trace,we'<text:span text:style-name="T1104">ll</text:span> to go 7</text:p>
      <text:p text:style-name="P173">hours later(laughes uncontrollably)"</text:p>
      <text:p text:style-name="P173">Tracy (flustered) : "um.."</text:p>
      <text:p text:style-name="P173">Ash(brusts into laughter) : "sweet sweet Trace,just</text:p>
      <text:p text:style-name="P173">tell them going on around 3 pm,have something</text:p>
      <text:p text:style-name="P173">there,then going to Viridian Lake,where Brock willbe present by evening or afternoon and then we'll</text:p>
      <text:p text:style-name="P173">pass the night there, Tomorrow morning i'm finally</text:p>
      <text:p text:style-name="P173">leaving for Pinkenberry with</text:p>
      <text:p text:style-name="P173">Charizard,Bulbasaur,Talonflame,I'll decide whether</text:p>
      <text:p text:style-name="P173">to take Ganger with me or not later,and i'm going</text:p>
      <text:p text:style-name="P173">with ONLY Mist,<text:span text:style-name="T1105">Dr.</text:span>Tracy Skechit <text:span text:style-name="T1105">and Doctor Brock Slate are</text:span> strictly prohibited</text:p>
      <text:p text:style-name="P173"><text:span text:style-name="T1105">and Dr Tracy Skechit </text:span>especially in Orange(both brusts into laughter)"</text:p>
      <text:p text:style-name="P173">Tracy(laugh) : "you want to show my graveyard</text:p>
      <text:p text:style-name="P173">plan?(both brusts into laughter)"</text:p>
      <text:p text:style-name="P173">Ash(smile) : "just a suprize Trace,a <text:span text:style-name="T1106">heaven moving</text:span></text:p>
      <text:p text:style-name="P173">one,come on.."</text:p>
      <text:p text:style-name="P173">........</text:p>
      <text:p text:style-name="P173">and Pikachu just kept staring at you and looking at</text:p>
      <text:p text:style-name="P173">me and was very excited and was saying a single</text:p>
      <text:p text:style-name="P173">thing consistently,he you know understands me as</text:p>
      <text:p text:style-name="P173">well as anybody and he himself was happy to see</text:p>
      <text:p text:style-name="P173">you again after a very long time and he was</text:p>
      <text:p text:style-name="P173">always on my shoulder the moment during</text:p>
      <text:p text:style-name="P173">breakup we last saw each other,he doesn't</text:p>
      <text:p text:style-name="P173"><text:soft-page-break/>understand these things the way we know,hisworldview is totally different than ours,but</text:p>
      <text:p text:style-name="P173">probably he must've felt something as we didn't</text:p>
      <text:p text:style-name="P173">call and all that,so he was happy and pointing to</text:p>
      <text:p text:style-name="P173">your picture in a low voice started constantly</text:p>
      <text:p text:style-name="P173">saying one word "Pikachupi!Pikachupi!Pikachupi"</text:p>
      <text:p text:style-name="P173">his word for "MISTY"..and i just felt like i was</text:p>
      <text:p text:style-name="P173">looking at something so familiar yet so far as if i</text:p>
      <text:p text:style-name="P173">was touching something kept in front of me yet</text:p>
      <text:p text:style-name="P173">the touch felt like as if it's lives million lives</text:p>
      <text:p text:style-name="P173">apart..as if i knew somehow a million years ago in</text:p>
      <text:p text:style-name="P173">a live many many lives ago and shared some</text:p>
      <text:p text:style-name="P173">memories that were so precious that i just</text:p>
      <text:p text:style-name="P173">couldn't move after all these many years later</text:p>
      <text:p text:style-name="P173">despite my internal bliss it was only covering a</text:p>
      <text:p text:style-name="P173">darkness that i'm touching something long</text:p>
      <text:p text:style-name="P173">gone..and Pikachupi flet like warm breeze hitting</text:p>
      <text:p text:style-name="P173">my face constantly, without ceasing,and tears</text:p>
      <text:p text:style-name="P173">automatically rolled down my cheeks..and(bit</text:p>
      <text:p text:style-name="P173">choked)..it was then i first had a glimpse of what</text:p>
      <text:p text:style-name="P173">you really are to me..there it actually felt like it's</text:p>
      <text:p text:style-name="P173">only me million lifes ago yet so far away and it'sas if just another type of body that i had and i've</text:p>
      <text:p text:style-name="P173">ever so longed for a grand union again and it</text:p>
      <text:p text:style-name="P173">wasn't like looking at your own 5 year old picture,it</text:p>
      <text:p text:style-name="P173">was something way way stronger than anything i</text:p>
      <text:p text:style-name="P173">ever have heard,read,seen or experienced that i</text:p>
      <text:p text:style-name="P173">can relate to..it was so natural..i forgot actually i</text:p>
      <text:p text:style-name="P173">can't really describe what i did see but i didn't see</text:p>
      <text:p text:style-name="P173">flesh and blood at all there as by then it i had</text:p>
      <text:p text:style-name="P173">become habituated to by analysis and no i didn't</text:p>
      <text:p text:style-name="P173">even remember any good things that you may've</text:p>
      <text:p text:style-name="P173">ever done to me or who you were etc,Pikachu's</text:p>
      <text:p text:style-name="P173">words and this picture had given me the</text:p>
      <text:p text:style-name="P173">realization that i never imagined,i just realized as if</text:p>
      <text:p text:style-name="P173">someone firmly but gently speaking in my head in</text:p>
      <text:p text:style-name="P173">my own voice- "MISTY-that's your soul,you are that</text:p>
      <text:p text:style-name="P173">as well and the difference you're making is only</text:p>
      <text:p text:style-name="P173">your illusion,you are Misty and Misty is you,no</text:p>
      <text:p text:style-name="P173">difference is there,see it for yourself"..and I don't</text:p>
      <text:p text:style-name="P173">know how long i stood there or i just didn't want to</text:p>
      <text:p text:style-name="P173">part..here here here..</text:p>
      <text:p text:style-name="P173">Misty(deep sigh) : "Ash, you're also a DisasterMaster!why break this moment up?i was seeing</text:p>
      <text:p text:style-name="P173">that as well.."</text:p>
      <text:p text:style-name="P173">Ash(bit puzzled) : "um..sorry..but(laugh)..i just</text:p>
      <text:p text:style-name="P173">realized now that if then,exactly then some vulture</text:p>
      <text:p text:style-name="P173">dared to be around and this is another God's</text:p>
      <text:p text:style-name="P173">Grace that they didn't,but if they did and disturbed</text:p>
      <text:p text:style-name="P173">me or gave the scene to the press,i would've been</text:p>
      <text:p text:style-name="P173">very happy to set at that very moment all of my</text:p>
      <text:p text:style-name="P173">pokemons on the vulture if i was even remotely</text:p>
      <text:p text:style-name="P173">disturbed then or my moment went public,but God</text:p>
      <text:p text:style-name="P173">didn't let that happen out of the infinite</text:p>
      <text:p text:style-name="P173">compassion,so some vultures were saved and</text:p>
      <text:p text:style-name="P173"><text:soft-page-break/>No,Mist really,if i didn't get you due to some</text:p>
      <text:p text:style-name="P173">vulture then disturbing me,my name would've</text:p>
      <text:p text:style-name="P173">been written with blood then and there and i knew</text:p>
      <text:p text:style-name="P173">nobody present in that building,Lance included</text:p>
      <text:p text:style-name="P173">could do anything about me or my pokemons</text:p>
      <text:p text:style-name="P173">actions and it wouldn't have been nice and i</text:p>
      <text:p text:style-name="P173">would've become a real nerve wreck then as i</text:p>
      <text:p text:style-name="P173">would've tried to push my pokemons to absolute</text:p>
      <text:p text:style-name="P173">ultimate,killing them and myself in theprocess..now so hopefully vultures showed some</text:p>
      <text:p text:style-name="P173">intelligence there and saved their godforsaken</text:p>
      <text:p text:style-name="P173">lives and MINE as well..anyhow..vulture is a good</text:p>
      <text:p text:style-name="P173">name i.."</text:p>
      <text:p text:style-name="P173">Misty(frown) : "Ash,i would like that the infinite</text:p>
      <text:p text:style-name="P173">compassion be helpful to you in restraining me</text:p>
      <text:p text:style-name="P173">from smacking you the next time you suddenly</text:p>
      <text:p text:style-name="P173">drag vultures in a most beautiful scene,continue</text:p>
      <text:p text:style-name="P173">now"</text:p>
      <text:p text:style-name="P173">Ash(laugh) : "alright,alright,so the vultur..um,no</text:p>
      <text:p text:style-name="P173">don't do that(Misty lightly smacks Ash's head),its</text:p>
      <text:p text:style-name="P173">ok(laugh),so sweet,nostalgia(Misty laughs and</text:p>
      <text:p text:style-name="P173">again smacks a bit forcefully)..um..ok do that</text:p>
      <text:p text:style-name="P173">always but gently..(both brusts into laughter)"</text:p>
      <text:p text:style-name="P173">Misty(sigh) : "Ash,please you.."</text:p>
      <text:p text:style-name="P173">Ash(smile) : "ok,ok,bare with me,i'm just back,so i</text:p>
      <text:p text:style-name="P173">was in this trace like state and then i was brought</text:p>
      <text:p text:style-name="P173">back to my senses by a Gentle hand on my</text:p>
      <text:p text:style-name="P173">shoulders..it was Lance,and i also recognised hat</text:p>
      <text:p text:style-name="P173">Pikachu had long stopped uttering your name and</text:p>
      <text:p text:style-name="P173">was constantly looking at me,so i just suddenlywas brought back to my senses and looking at</text:p>
      <text:p text:style-name="P173">Lance was just startled and didn't know what to</text:p>
      <text:p text:style-name="P173">say,in the mean time Noivern had put the picture</text:p>
      <text:p text:style-name="P173">back and is now standing beside me,i called him</text:p>
      <text:p text:style-name="P173">back but i had no words at all in my head,then</text:p>
      <text:p text:style-name="P173">Lance very gently broke the silence saying,that he</text:p>
      <text:p text:style-name="P173">knew Professor Oak as well as and knew me for</text:p>
      <text:p text:style-name="P173">ages,in his words-&gt;</text:p>
      <text:p text:style-name="P173">Lance : "Ash! you alright?"</text:p>
      <text:p text:style-name="P173">Ash(stuttering) : "um..it's all right..i just..um.."</text:p>
      <text:p text:style-name="P173">Lance(kind face) : "Lost in thoughts?"</text:p>
      <text:p text:style-name="P173">Ash(thoughtfull) : "yeah i guess"</text:p>
      <text:p text:style-name="P173">Lance : "Ash you've been standing like this for 10</text:p>
      <text:p text:style-name="P173">minutes at least as i've entered here and was just</text:p>
      <text:p text:style-name="P173">observing you and i left you here 15 minutes</text:p>
      <text:p text:style-name="P173">ago,so it must be 25 minutes then or there</text:p>
      <text:p text:style-name="P173">about.Ash, the tears"</text:p>
      <text:p text:style-name="P173">and then i suddenly realized i cried a bit and</text:p>
      <text:p text:style-name="P173">quickly wiped off the tears and</text:p>
      <text:p text:style-name="P173">Ash : "um..no it's alright Lance..i just.."</text:p>
      <text:p text:style-name="P173">Lance : "Ash, it's alright,i know her well,Misty wasyour constant travel companion for 5 long years</text:p>
      <text:p text:style-name="P173">and then she came to Cerulian Gym and did</text:p>
      <text:p text:style-name="P173">brilliantly and she was also.."</text:p>
      <text:p text:style-name="P173">I don't know Mist,but suddenly these past tense</text:p>
      <text:p text:style-name="P173"><text:soft-page-break/>words - "was,came,did,was"..became unbearable</text:p>
      <text:p text:style-name="P173">to me and i brust out in a bit of choked but high</text:p>
      <text:p text:style-name="P173">pitched voice</text:p>
      <text:p text:style-name="P173">Ash(bit choked,bit high pitched) : "Please,enough!"</text:p>
      <text:p text:style-name="P173">Lance : "Ash.."</text:p>
      <text:p text:style-name="P173">Ash : "um..sorry..but she's still alive and it just felt</text:p>
      <text:p text:style-name="P173">a bit..um..well.. awkward,anyhow um..sorry for</text:p>
      <text:p text:style-name="P173">shouting at you Lance..i'm terrib.."</text:p>
      <text:p text:style-name="P173">Lance : "Ash,it's all right,you were wanting to know</text:p>
      <text:p text:style-name="P173">more about Misty right?"</text:p>
      <text:p text:style-name="P173">Ash : "Lance it's ok..i'll just ask someone else..your</text:p>
      <text:p text:style-name="P173">responsibilities.."</text:p>
      <text:p text:style-name="P173">Lance(firmly shrugging off) : "Ash,i know my</text:p>
      <text:p text:style-name="P173">responsibilities and restrictions,i can tell you</text:p>
      <text:p text:style-name="P173">about Misty Waterflower from Cerulian City Gym</text:p>
      <text:p text:style-name="P173">and Frontier symbol all that i reliably and</text:p>
      <text:p text:style-name="P173">personally know,but you must stay here tonight aswe have to finish with this,you've been absent</text:p>
      <text:p text:style-name="P173">from the dinner for too long,you must comply with</text:p>
      <text:p text:style-name="P173">me"..</text:p>
      <text:p text:style-name="P173">see i took the chance because..please this is just</text:p>
      <text:p text:style-name="P173">jokingly..i politely asked Lance if i could mouth the</text:p>
      <text:p text:style-name="P173">press off and if i sweared mag he spare me,Lance</text:p>
      <text:p text:style-name="P173">smiled and said that he himself will get rid of the</text:p>
      <text:p text:style-name="P173">press and will finish the night as quickly as</text:p>
      <text:p text:style-name="P173">possible and besides not much was left of</text:p>
      <text:p text:style-name="P173">it..so,anyhow i couldn't thrash the vultures then</text:p>
      <text:p text:style-name="P173">and there for for their campaign to ruin my</text:p>
      <text:p text:style-name="P173">personal life and so again Lance saved himself</text:p>
      <text:p text:style-name="P173">and vultures..thus it happened.."</text:p>
      <text:p text:style-name="P173">Misty : "um..Ash,we better go and eat something"</text:p>
      <text:p text:style-name="P173">Ash : wait just a bit..</text:p>
      <text:p text:style-name="P173">........</text:p>
      <text:p text:style-name="P173">Ash : "so,as i was saying,then i just returned to</text:p>
      <text:p text:style-name="P173">your picture and Noivern kept holding it and i kept</text:p>
      <text:p text:style-name="P173">gazing at you,i did it just to recreate the moment</text:p>
      <text:p text:style-name="P173">and Lance obliged"</text:p>
      <text:p text:style-name="P173">Misty(blush a bit) : "um..Ash,i may again have toface Lance very soon.."</text:p>
      <text:p text:style-name="P173">Ash(smile) : "na,it's alright with him, your like his</text:p>
      <text:p text:style-name="P173">second daughter or even much younger i guess,</text:p>
      <text:p text:style-name="P173">it's alright,but here you must bear with me again</text:p>
      <text:p text:style-name="P173">as i want to contrast the reasons why other people</text:p>
      <text:p text:style-name="P173">thought we're made for each other"</text:p>
      <text:p text:style-name="P173">Misty(smile) : "ya,i would."</text:p>
      <text:p text:style-name="P173">Ash(smile) : "alright,Lance told me as i was again</text:p>
      <text:p text:style-name="P173">tendering the picture,that what you were upto with</text:p>
      <text:p text:style-name="P173">your activities and overwork, suddenly turning on</text:p>
      <text:p text:style-name="P173">the Frontier Symbol for pestering you and then</text:p>
      <text:p text:style-name="P173">creating legal skirmish,besides if that brat is ever</text:p>
      <text:p text:style-name="P173">seen again at Cerulian or anywhere in the world, i</text:p>
      <text:p text:style-name="P173">would also like to battle him,but unlike you,i'll do it</text:p>
      <text:p text:style-name="P173">illegally.."</text:p>
      <text:p text:style-name="P173">Misty : "yes Ash,i had to,he was pestering me first</text:p>
      <text:p text:style-name="P173"><text:soft-page-break/>due to my name and fame and all that,then when</text:p>
      <text:p text:style-name="P173">he got a rude awakening there he started name</text:p>
      <text:p text:style-name="P173">calling and dragging my friends and family into it</text:p>
      <text:p text:style-name="P173">and doing all that,so i had to take actions as all my</text:p>
      <text:p text:style-name="P173">sisters supported me and we got rid of him fromthere and while busting we we found out he was</text:p>
      <text:p text:style-name="P173">using illegal performance enhancers and all</text:p>
      <text:p text:style-name="P173">that,so his water pokemons were added to</text:p>
      <text:p text:style-name="P173">me,others went to different labs,well Gary</text:p>
      <text:p text:style-name="P173">managed to take the 90% actually..haha..he was</text:p>
      <text:p text:style-name="P173">extending the lab then so he began and actually it</text:p>
      <text:p text:style-name="P173">was a good advertisement as well...anyhow that</text:p>
      <text:p text:style-name="P173">was almost two years ago but you can continue</text:p>
      <text:p text:style-name="P173">now"</text:p>
      <text:p text:style-name="P173">Ash(tendering Misty's cheeks) : "No Mist,i</text:p>
      <text:p text:style-name="P173">shouldn't have left you just like that,anyhow..lets</text:p>
      <text:p text:style-name="P173">reminisce,so Lance told the stories and all about</text:p>
      <text:p text:style-name="P173">you and your recent problems,i almost instantly</text:p>
      <text:p text:style-name="P173">knew that you actually was only longing to see me</text:p>
      <text:p text:style-name="P173">and were entrapped in a golden cage with the</text:p>
      <text:p text:style-name="P173">huge responsibility of polishing it everyday,so you</text:p>
      <text:p text:style-name="P173">finally resorted to your pokemons and gym and</text:p>
      <text:p text:style-name="P173">frontier and all else and it did get you in Hall of</text:p>
      <text:p text:style-name="P173">Fame but you weren't all right..by the way Green</text:p>
      <text:p text:style-name="P173">met me in Jhoto Elite 4,my first,and was trying to</text:p>
      <text:p text:style-name="P173">imply that i was needed near my hometown evenbefore i got started saying that when would i go to</text:p>
      <text:p text:style-name="P173">Kanto Elite 4,cause the Elite 4 will retire and all</text:p>
      <text:p text:style-name="P173">that and yeah he did you a real friend's favour by</text:p>
      <text:p text:style-name="P173">trying to approach me,as soon as he extracted my</text:p>
      <text:p text:style-name="P173">news from Brock,but as soon as i asked him from</text:p>
      <text:p text:style-name="P173">where he was from and why so much sympathy</text:p>
      <text:p text:style-name="P173">from Lance suddenly,and then i held him up and</text:p>
      <text:p text:style-name="P173">rang Lance and so that he wasn't the messenger</text:p>
      <text:p text:style-name="P173">was proved,and i just politely asked him that why</text:p>
      <text:p text:style-name="P173">was he so desperate himself being a good enough</text:p>
      <text:p text:style-name="P173">Pokemon trainer having won Orange League,and</text:p>
      <text:p text:style-name="P173">he stammered a bit and then i pressed him for his</text:p>
      <text:p text:style-name="P173">hometown address,he had to admit that he was</text:p>
      <text:p text:style-name="P173">from Cerulian,as soon as i heard that name i told</text:p>
      <text:p text:style-name="P173">him there's no need to pull such stunts on me i've</text:p>
      <text:p text:style-name="P173">not yet won a singke Elite 4,winning only 6 leagues</text:p>
      <text:p text:style-name="P173">and threatened him that if he pesters me further,i'll</text:p>
      <text:p text:style-name="P173">personally love to battle him and snatch away is</text:p>
      <text:p text:style-name="P173">Orange League trophy cause mine just got a bit</text:p>
      <text:p text:style-name="P173">lonely and i'll do all this by means of pokemon</text:p>
      <text:p text:style-name="P173">battling,to which he cringed but still being aLeague Champion he felt humiliated and just</text:p>
      <text:p text:style-name="P173">afreed to battle me,but said i would only after the</text:p>
      <text:p text:style-name="P173">Elite 4 match and forced him to stay and</text:p>
      <text:p text:style-name="P173">watch,and i did have a great match fortunately</text:p>
      <text:p text:style-name="P173">and the Elite 4 himself recognized my abilities,so</text:p>
      <text:p text:style-name="P173">Green got a bit awestruck but was still willing to</text:p>
      <text:p text:style-name="P173">battle,and i have big respect for him as he</text:p>
      <text:p text:style-name="P173">reminded me of myself but just before we started</text:p>
      <text:p text:style-name="P173"><text:soft-page-break/>i trash talked him in the press without naming</text:p>
      <text:p text:style-name="P173">which got him angry and he was about to get</text:p>
      <text:p text:style-name="P173">physically involved with me,then i told him</text:p>
      <text:p text:style-name="P173">personally that listen mate,just tell me the reason</text:p>
      <text:p text:style-name="P173">for your desparation and obsession with me i feel</text:p>
      <text:p text:style-name="P173">physically threatened compelling me to take legal</text:p>
      <text:p text:style-name="P173">actions against him,to which he was infuriated</text:p>
      <text:p text:style-name="P173">and said to look up who he was which is from</text:p>
      <text:p text:style-name="P173">there his things were known and then he was still</text:p>
      <text:p text:style-name="P173">saying things to which i said just spit it out,and he</text:p>
      <text:p text:style-name="P173">said that i mingled with his girlfriend,but as soon</text:p>
      <text:p text:style-name="P173">as he said that i myself told him if she was still</text:p>
      <text:p text:style-name="P173">you girlfriend and has been with me just forget herand save himself and that its not my fault that</text:p>
      <text:p text:style-name="P173">people like him would throw themselves at my</text:p>
      <text:p text:style-name="P173">door..which rather pushed him back.then the</text:p>
      <text:p text:style-name="P173">press created a fuss but i suppressed his name</text:p>
      <text:p text:style-name="P173">and got it changed so he had been greatful to me</text:p>
      <text:p text:style-name="P173">and just shook my hands and left,but he made me</text:p>
      <text:p text:style-name="P173">more screwed up after the Serena fiasco months</text:p>
      <text:p text:style-name="P173">apart and i said well this can be fun,and just about</text:p>
      <text:p text:style-name="P173">truly started my antics.."</text:p>
      <text:p text:style-name="P173">Misty(sigh) : "Ash,i did know Green went to you but</text:p>
      <text:p text:style-name="P173">i didn't know he pestered around like that,(smile</text:p>
      <text:p text:style-name="P173">and frown)we'll have to answer many people at</text:p>
      <text:p text:style-name="P173">Cerulian..</text:p>
      <text:p text:style-name="P173">Ash(irritated) :</text:p>
      <text:p text:style-name="P173">"Cerulian!Cerulian,Cerulian,Cerulian! except for my</text:p>
      <text:p text:style-name="P173">flower there's nothing good there and just last</text:p>
      <text:p text:style-name="P173">night they proved me righg again,and my flower</text:p>
      <text:p text:style-name="P173">was accidentally there,it could've been Viridian,it</text:p>
      <text:p text:style-name="P173">could've been Venus as well,Cerulian"</text:p>
      <text:p text:style-name="P173">Misty(laugh) : "sorry Ash,but i just love it how you</text:p>
      <text:p text:style-name="P173">hate my hometown with a particular passion,butyou never did before"</text:p>
      <text:p text:style-name="P173">Ash(irritated) : "no cause i didn't fully comprehend</text:p>
      <text:p text:style-name="P173">my cherished flower and thought it would be just</text:p>
      <text:p text:style-name="P173">like any City,but since then and especially since i</text:p>
      <text:p text:style-name="P173">now know their infatuation with Sensational</text:p>
      <text:p text:style-name="P173">Sisters and that Gym,that was your sweat and</text:p>
      <text:p text:style-name="P173">tears and took it for granted,I can't but be</text:p>
      <text:p text:style-name="P173">delighted now to go there and perform,and no</text:p>
      <text:p text:style-name="P173">even last evening i wasn't bothered but then they</text:p>
      <text:p text:style-name="P173">created a fuss there in the shop,they owe a big</text:p>
      <text:p text:style-name="P173">performance from me and it'll be in the local press</text:p>
      <text:p text:style-name="P173">where i finally will get my hands at precious</text:p>
      <text:p text:style-name="P173">Cerulian f.. sorry"</text:p>
      <text:p text:style-name="P173">Misty(laugh) : "anyway it's my hometown,just</text:p>
      <text:p text:style-name="P173">spare it a thought before you reign havoc there"</text:p>
      <text:p text:style-name="P173">Ash(smile) : "sorry Mist,but on this one i can't give</text:p>
      <text:p text:style-name="P173">you any guarantees but as i'll have to also be in</text:p>
      <text:p text:style-name="P173">that godforsaken place myself i'll spare the</text:p>
      <text:p text:style-name="P173">Gym..you'll know that i praised the leader to</text:p>
      <text:p text:style-name="P173">heaven and demoted the support cast at the same</text:p>
      <text:p text:style-name="P173"><text:soft-page-break/>Gym to hell,and i'll spare this gym.."Misty : "much appreciated,now continue"</text:p>
      <text:p text:style-name="P173">Ash(smile) : "yes,then Lance told me that Misty</text:p>
      <text:p text:style-name="P173">Waterflower is a famous name throughout Kanto</text:p>
      <text:p text:style-name="P173">and other places may be as well and that my</text:p>
      <text:p text:style-name="P173">teenage travel companion Misty and Misty</text:p>
      <text:p text:style-name="P173">Waterflower,Cerulian Gym leader were two very</text:p>
      <text:p text:style-name="P173">different persons as if i didn't know it already,he i</text:p>
      <text:p text:style-name="P173">guess thought i had a teenage crush kinda thing</text:p>
      <text:p text:style-name="P173">rekindled and probably didn't forget her and due to</text:p>
      <text:p text:style-name="P173">your condition he thought if he could help(laugh)..</text:p>
      <text:p text:style-name="P173">I don't get this infatuation of people not letting a</text:p>
      <text:p text:style-name="P173">person be happy AND single.."</text:p>
      <text:p text:style-name="P173">Misty(solemn) : "Ash,i wasn't happy at all,that was</text:p>
      <text:p text:style-name="P173">the whole reason things started"</text:p>
      <text:p text:style-name="P173">Ash : "yeah a mess that almost defeated me had it</text:p>
      <text:p text:style-name="P173">not been for that day there..anyhow,he went on</text:p>
      <text:p text:style-name="P173">and told me about your present state a bit and</text:p>
      <text:p text:style-name="P173">then said i'll agree that i'll help,to which i said</text:p>
      <text:p text:style-name="P173">indeed if such is the case i'll be very happy to help</text:p>
      <text:p text:style-name="P173">my long lost dear friend,which he also agreed but</text:p>
      <text:p text:style-name="P173">then despite knowing my abilities tried to advisedme that you have picked up a bit of a bad name</text:p>
      <text:p text:style-name="P173">and they suspect you might soon get your hands</text:p>
      <text:p text:style-name="P173">dirty with illegal business,as soon as he said</text:p>
      <text:p text:style-name="P173">illegal,i scoffed that i helped busting team rocket</text:p>
      <text:p text:style-name="P173">and i've had enough experience with illegal things</text:p>
      <text:p text:style-name="P173">which he said he just cautioned me because he</text:p>
      <text:p text:style-name="P173">thought i liked that picture but i might get a rude</text:p>
      <text:p text:style-name="P173">awakening,i politely said if he gives me protection</text:p>
      <text:p text:style-name="P173">i'll do my maximum but i said please i don't want</text:p>
      <text:p text:style-name="P173">to hear a word more on the past,present or future</text:p>
      <text:p text:style-name="P173">Misty Waterflower and I don't like anybody telling</text:p>
      <text:p text:style-name="P173">me anything about my childhood friends no</text:p>
      <text:p text:style-name="P173">matter what they've become now..so then i set</text:p>
      <text:p text:style-name="P173">things up with Lance,came out for the first week</text:p>
      <text:p text:style-name="P173">gauged whether i really wanted it or not,then once</text:p>
      <text:p text:style-name="P173">i knew the answer is yes,the next two weeks i</text:p>
      <text:p text:style-name="P173">planned on what i shall do contancted my family</text:p>
      <text:p text:style-name="P173">and all that,but the biggest thing was my infighting</text:p>
      <text:p text:style-name="P173">and once i won that just the night before i</text:p>
      <text:p text:style-name="P173">handcupped you(smile,holding Misty's hands and</text:p>
      <text:p text:style-name="P173">immitating),from then on i knew i've got you back50%,full from my part,and the rest depends upon</text:p>
      <text:p text:style-name="P173">you..so yes, that's how i came back.."</text:p>
      <text:p text:style-name="P173">Misty(clap and smile) : "Bravo,no first you saved</text:p>
      <text:p text:style-name="P173">me second we married third we had to pass a</text:p>
      <text:p text:style-name="P173">sleepless first night due to hoot-hoots..(laugh)"</text:p>
      <text:p text:style-name="P173">Ash(laugh) : "see vulture is a better word"</text:p>
      <text:p text:style-name="P173">Misty(smirk) : "Its vulpic,only that you're not</text:p>
      <text:p text:style-name="P173">allowed to use it"</text:p>
      <text:p text:style-name="P173">Ash(smile) : "right(phone rings Serena),right</text:p>
      <text:p text:style-name="P173">Vulture Time(shows phone,brusts into</text:p>
      <text:p text:style-name="P173">laughter,Misty shakes her head again with a</text:p>
      <text:p text:style-name="P173">faintand Pikachu just kept staring at you and</text:p>
      <text:p text:style-name="P173"><text:soft-page-break/>looking at me..and i smile)</text:p>
      <text:p text:style-name="P173">Ash: "No Mist,go help Mom or take rest here,i'm</text:p>
      <text:p text:style-name="P173">talking all day since yesterday noon,let me get</text:p>
      <text:p text:style-name="P173">this,later if she wants you can"</text:p>
      <text:p text:style-name="P173">Misty(tendering Ash's cheeks) : "don't take too</text:p>
      <text:p text:style-name="P173">much strain, she's a mere kid"</text:p>
      <text:p text:style-name="P173">Ash(smile) : "ok,hellow,Serena,how may i come</text:p>
      <text:p text:style-name="P173">into your service?"</text:p>
      <text:p text:style-name="P173">Serena : "um..Ash,i just thought as you saidyesterday.."</text:p>
      <text:p text:style-name="P173">Ash(sternly) : "you're in Unova,it's night there and</text:p>
      <text:p text:style-name="P173">you should be either sleeping or studying or</text:p>
      <text:p text:style-name="P173">training,why are you in my room?"</text:p>
      <text:p text:style-name="P173">Serena : "um..just wanted to know?"</text:p>
      <text:p text:style-name="P173">Ash : "if she ever liked the shape of the ring and.."</text:p>
      <text:p text:style-name="P173">Serena(sternly) : "Ash,this is too much, you're</text:p>
      <text:p text:style-name="P173">mar.."</text:p>
      <text:p text:style-name="P173">Ash(sternly) : "MARRIED TO MISTY</text:p>
      <text:p text:style-name="P173">KETCHUM,record it and make it your alarm tone"</text:p>
      <text:p text:style-name="P173">Serena(dissapointed) : "i called you to say i'm</text:p>
      <text:p text:style-name="P173">going to have my 4th Gym battle day after</text:p>
      <text:p text:style-name="P173">tomorrow.."</text:p>
      <text:p text:style-name="P173">Ash(irritated) : "You have about 5000 people there</text:p>
      <text:p text:style-name="P173">who've spent their entire god damn lives exactly</text:p>
      <text:p text:style-name="P173">around where your staying now,but i would know</text:p>
      <text:p text:style-name="P173">more than them?from here?"</text:p>
      <text:p text:style-name="P173">Serena : "just give Misty the phone,none can talk</text:p>
      <text:p text:style-name="P173">with you.."</text:p>
      <text:p text:style-name="P173">Ash(laugh) : "including?"</text:p>
      <text:p text:style-name="P173">Serena(screem) : "hey don't get me started ok,ialso need advise on..um.."</text:p>
      <text:p text:style-name="P173">Ash : "Boyfriends?"</text:p>
      <text:p text:style-name="P173">Serena(hesitant) : "um..yes"</text:p>
      <text:p text:style-name="P173">Ash(laugh) : "that you wanted Sam but Sam is all</text:p>
      <text:p text:style-name="P173">over..?"</text:p>
      <text:p text:style-name="P173">Serena(iritated) : "hey stop that, that's none of your</text:p>
      <text:p text:style-name="P173">business,just i want to congratulate you and Misty</text:p>
      <text:p text:style-name="P173">and also tell you that this perfectly makes me</text:p>
      <text:p text:style-name="P173">happy as this erases off my mistake entirely and</text:p>
      <text:p text:style-name="P173">from now on i'll not need to call you.THANK YOU"</text:p>
      <text:p text:style-name="P173">Ash(laugh) : "yeah bye!(angry) Little godforsaken</text:p>
      <text:p text:style-name="P173">brats.."</text:p>
      <text:p text:style-name="P173">.....(Misty and Delia downstairs)...</text:p>
      <text:p text:style-name="P173">Delia : "dear,you look a bit worn out.."</text:p>
      <text:p text:style-name="P173">Misty(smile) : "um..no just too much talking,i'm</text:p>
      <text:p text:style-name="P173">habituated though Gyms are hard places.."</text:p>
      <text:p text:style-name="P173">Delia(points out Misty's ring) : "so happy,Mist,your</text:p>
      <text:p text:style-name="P173">officially Ketchum now.."</text:p>
      <text:p text:style-name="P173">Misty(giggle) : "thanks Mom.."</text:p>
      <text:p text:style-name="P173">Delia : "did he fetch that before.."</text:p>
      <text:p text:style-name="P173">Misty(bit ashamed) : "yes,Mom that's what he did"Delia(bit concerned) : "he has changed quite a bit</text:p>
      <text:p text:style-name="P173">in these 3 years,his language also isn't very polite i</text:p>
      <text:p text:style-name="P173">can sense.."</text:p>
      <text:p text:style-name="P173"><text:soft-page-break/>Misty(nervously) : "um..yeah a bit rough..he's just</text:p>
      <text:p text:style-name="P173">a bit tired but won't stop working"</text:p>
      <text:p text:style-name="P173">Delia(concerned) : "well,he surely knows how to</text:p>
      <text:p text:style-name="P173">scare people"</text:p>
      <text:p text:style-name="P173">Misty(smile) : "that i have to agree with"</text:p>
      <text:p text:style-name="P173">Delia(smile) : "Mist,when are you going out today?"</text:p>
      <text:p text:style-name="P173">Misty : "um..you mean date?"</text:p>
      <text:p text:style-name="P173">Delia(smile) : "right."</text:p>
      <text:p text:style-name="P173">Misty(nervously) : "well..we had yesterday but</text:p>
      <text:p text:style-name="P173">today..well..um..weaven't decided on that yet.."</text:p>
      <text:p text:style-name="P173">Delia(frown) : "Mist,is everything all right,you can</text:p>
      <text:p text:style-name="P173">and infact should be frank you know.."</text:p>
      <text:p text:style-name="P173">Misty(laugh) : "i'm sorry mom for laughing,but</text:p>
      <text:p text:style-name="P173">don't worry at all,he's as sweet as ever,just a bit</text:p>
      <text:p text:style-name="P173">tired,you know the press hasn't been kind to</text:p>
      <text:p text:style-name="P173">him,so he still just thinks that he has to logically</text:p>
      <text:p text:style-name="P173">validate every moment of his life and give his</text:p>
      <text:p text:style-name="P173">analysis or the result of it to anyone concerned ina rather colourful way that in his mind will give the</text:p>
      <text:p text:style-name="P173">press a good beat-down"</text:p>
      <text:p text:style-name="P173">Delia(smile and concerned) : "i see,no my little Ash</text:p>
      <text:p text:style-name="P173">never could do anybody any harm but i guess you</text:p>
      <text:p text:style-name="P173">should get this trash talking checked,it's not at all</text:p>
      <text:p text:style-name="P173">good"</text:p>
      <text:p text:style-name="P173">Misty(smile) : "i'm being right at it but it'll take</text:p>
      <text:p text:style-name="P173">time,he had just been living a lonely life,it'll just</text:p>
      <text:p text:style-name="P173">take him some time to come into terms with his</text:p>
      <text:p text:style-name="P173">new surroundings"</text:p>
      <text:p text:style-name="P173">Delia(smile) : "but enough about him,how are</text:p>
      <text:p text:style-name="P173">you,my little doll?"</text:p>
      <text:p text:style-name="P173">Misty(giggle) : "fine mom,just fine"</text:p>
      <text:p text:style-name="P173">Delia(looking at Misty's ring holding her hand) :</text:p>
      <text:p text:style-name="P173">"very beautiful.but Mist,you should take rest as</text:p>
      <text:p text:style-name="P173">well,you youself weren't in a good health and</text:p>
      <text:p text:style-name="P173">much emotion overnight.."</text:p>
      <text:p text:style-name="P173">Misty(smile) : "i'm fine mom,i've had too many</text:p>
      <text:p text:style-name="P173">sleepless nights because of the Gym and other</text:p>
      <text:p text:style-name="P173">things,i'm habituated like that for the past 12</text:p>
      <text:p text:style-name="P173">years,rather last night was the best sleeplessnight till date"</text:p>
      <text:p text:style-name="P173">Delia(smile) : "happy to know my little doll,but</text:p>
      <text:p text:style-name="P173">um..Ash might also not be prepared to take you</text:p>
      <text:p text:style-name="P173">out for a dinner because he thinks that the press.."</text:p>
      <text:p text:style-name="P173">Misty(laugh) : "um..sorry for laughing mom,but it's</text:p>
      <text:p text:style-name="P173">just the effects of his antics throughout the</text:p>
      <text:p text:style-name="P173">night..i've been entertained beyond</text:p>
      <text:p text:style-name="P173">imagination,but no he has refused to take me out</text:p>
      <text:p text:style-name="P173">on a date or to dance or giving me a flower</text:p>
      <text:p text:style-name="P173">bouquet-refusal in all accounts"</text:p>
      <text:p text:style-name="P173">Delia(very concerned) : "my God!..what's the</text:p>
      <text:p text:style-name="P173">matter.."</text:p>
      <text:p text:style-name="P173">Misty(laughing) : "he would rather run away with</text:p>
      <text:p text:style-name="P173">me to unknown destinations"</text:p>
      <text:p text:style-name="P173"><text:soft-page-break/>Delia(smile) : "too much imagination(Misty brusts</text:p>
      <text:p text:style-name="P173">into laughter),besides Mist,he's fine at home."</text:p>
      <text:p text:style-name="P173">Misty(smile) : "mom,its just that press bug that's</text:p>
      <text:p text:style-name="P173">bitten him for such a long time and to such an</text:p>
      <text:p text:style-name="P173">extent,he just can't yet get over it,so thats his</text:p>
      <text:p text:style-name="P173">definition of complete solitude"</text:p>
      <text:p text:style-name="P173">Ash(outside) : "Mom,food,and overwork that littleMimey of yours, don't let my Mist work at</text:p>
      <text:p text:style-name="P173">all,she's...um,i just want her with me here right</text:p>
      <text:p text:style-name="P173">now and all the time"</text:p>
      <text:p text:style-name="P173">Delia(smile) : "also my Mist too, remember</text:p>
      <text:p text:style-name="P173">that,and leave Mimey alone"</text:p>
      <text:p text:style-name="P173">Ash(irritated) : "mom,please,but,if you don't allow</text:p>
      <text:p text:style-name="P173">me to um..well..gaze at my Mist all i want,then i'll</text:p>
      <text:p text:style-name="P173">get Mime to batlle,there you little brat.."</text:p>
      <text:p text:style-name="P173">Delia(frown) : "Ash, that's impolite,and leave</text:p>
      <text:p text:style-name="P173">Mimey right now."</text:p>
      <text:p text:style-name="P173">Ash(wrestling with Mime,comes near) : "Mime is</text:p>
      <text:p text:style-name="P173">pestering me ever since..why you little brat, you're</text:p>
      <text:p text:style-name="P173">no good for..mom where's my food"</text:p>
      <text:p text:style-name="P173">Misty(surprized) : "where are you going?"</text:p>
      <text:p text:style-name="P173">Delia( taking Mime away,scowl&amp;frown) : "Ash wait</text:p>
      <text:p text:style-name="P173">there in the table,Mist will take both of your</text:p>
      <text:p text:style-name="P173">foods,and don't runaway with Mist so</text:p>
      <text:p text:style-name="P173">quickly(laugh)"</text:p>
      <text:p text:style-name="P173">Ash(dissapointed) : "yeah,so you've decided that i</text:p>
      <text:p text:style-name="P173">should be away from Mist.."</text:p>
      <text:p text:style-name="P173">Delia(frown,comes to Ash) : "what's wrong withyou honey?calm down, your always too</text:p>
      <text:p text:style-name="P173">agitated,too active all the time,Mist is coming,let</text:p>
      <text:p text:style-name="P173">her prepare the dishes.."</text:p>
      <text:p text:style-name="P173">Ash(irritated,sitting) : "Mist come quickly,and why</text:p>
      <text:p text:style-name="P173">can't Mime prepare the dishes and no i'm a bit</text:p>
      <text:p text:style-name="P173">excited and yes,i'm going to the farm."</text:p>
      <text:p text:style-name="P173">Delia(frown) : "Ash,just wait here be calm</text:p>
      <text:p text:style-name="P173">honey,i've got to ask you something"</text:p>
      <text:p text:style-name="P173">Misty (comes with dishes) : "here are the..(Ash</text:p>
      <text:p text:style-name="P173">tries to take off the dishes and hug Misty)</text:p>
      <text:p text:style-name="P173">Ash,what are you.."</text:p>
      <text:p text:style-name="P173">Delia(frown) : "Ash.."</text:p>
      <text:p text:style-name="P173">Ash(hugging Misty) : "ah! that's what i wanted,no a</text:p>
      <text:p text:style-name="P173">bit later.."</text:p>
      <text:p text:style-name="P173">Misty(scoffs) : "Ash,mom is here its rude!"</text:p>
      <text:p text:style-name="P173">Ash(hugging Misty) : "no if you hug me back,i'll not</text:p>
      <text:p text:style-name="P173">say a thing while i'm at the table,and mom being</text:p>
      <text:p text:style-name="P173">here makes no difference, it's not a vulger st.."</text:p>
      <text:p text:style-name="P173">Misty(hugging Ash quickly,then scoffing) : "that's</text:p>
      <text:p text:style-name="P173">it.Ash,are you out of your mind?calm down,don't</text:p>
      <text:p text:style-name="P173">make a fuss"Ash(sitting down) : "no i'm done,will eat very</text:p>
      <text:p text:style-name="P173">slowly and sorry mom and Silence"</text:p>
      <text:p text:style-name="P173">Delia(frown) : "Misty,just sit down honey"</text:p>
      <text:p text:style-name="P173">Misty : "yeah,just these things.."</text:p>
      <text:p text:style-name="P173">(finally everyone sists down)</text:p>
      <text:p text:style-name="P173">Delia(observing Ash) "Mist,can you tell me</text:p>
      <text:p text:style-name="P173"><text:soft-page-break/>something,I don't know much about training and</text:p>
      <text:p text:style-name="P173">battling but i do know Mimey more than</text:p>
      <text:p text:style-name="P173">anyone,what is wrong with Ash?"</text:p>
      <text:p text:style-name="P173">Ash(scowl) : "Mom your not insin..um,sorry</text:p>
      <text:p text:style-name="P173">suggesting that.."</text:p>
      <text:p text:style-name="P173">Misty(angry,shouts) : "Ash!just eat silently!"</text:p>
      <text:p text:style-name="P173">Delia(very concerned) : "Mist,please,why is he</text:p>
      <text:p text:style-name="P173">behaving like this,and no it's not just now since the</text:p>
      <text:p text:style-name="P173">day he has returned,he's been like that,Mimey's</text:p>
      <text:p text:style-name="P173">too excited all the time and wants to play around</text:p>
      <text:p text:style-name="P173">so does Ganger and those two,Pikachu seems</text:p>
      <text:p text:style-name="P173">pretty indifferent to Ash,what is it?these Dark</text:p>
      <text:p text:style-name="P173">Types aren't good Ash,you know.."</text:p>
      <text:p text:style-name="P173">Misty(smile) : "Mom,please calm down i'll explain</text:p>
      <text:p text:style-name="P173">everything..no Ash,not you and you're not leavingtill i'm finished,Pikachupi,come to</text:p>
      <text:p text:style-name="P173">Misty,baby(Pikachu junps to Misty),right,and No</text:p>
      <text:p text:style-name="P173">Ash you're staying silent"</text:p>
      <text:p text:style-name="P173">Delia(bit shivering voice) : "Mist.."</text:p>
      <text:p text:style-name="P173">Misty(smile) : "Mom,we don't have anything to</text:p>
      <text:p text:style-name="P173">hide from you but it's a kind of a trade secret..he's</text:p>
      <text:p text:style-name="P173">an once only living legend in Pokemons Training</text:p>
      <text:p text:style-name="P173">and hence he's so important to the world.."</text:p>
      <text:p text:style-name="P173">Ash(scoff) : "Mist is in.."</text:p>
      <text:p text:style-name="P173">Misty(frown) : "Ash"</text:p>
      <text:p text:style-name="P173">Ash(grim) : "very well,but mention yourself,she</text:p>
      <text:p text:style-name="P173">doesn't know.."</text:p>
      <text:p text:style-name="P173">Misty(frowns at Ash,back to Delia,smiling) :</text:p>
      <text:p text:style-name="P173">"Mom,he has unfathomable powers over</text:p>
      <text:p text:style-name="P173">Pokemons, especially on his own ones,and even in</text:p>
      <text:p text:style-name="P173">general that aren't his,he can instantly gauge them</text:p>
      <text:p text:style-name="P173">and if he so wants get attuned to their nerves and</text:p>
      <text:p text:style-name="P173">the whole combination then becomes very</text:p>
      <text:p text:style-name="P173">absoluty invincible in battling,and those like</text:p>
      <text:p text:style-name="P173">Mime,who've been with him for 16 years,and you</text:p>
      <text:p text:style-name="P173">know Mime too is a Psychic type thus can beextremely powerful if she wants to be-but just like</text:p>
      <text:p text:style-name="P173">she and Ganger,Noivern and Gerninja,Ash's nerve's</text:p>
      <text:p text:style-name="P173">state affects them a bit...they always are too</text:p>
      <text:p text:style-name="P173">playful..."</text:p>
      <text:p text:style-name="P173">Delia(concerned) : "um..Mist,that doesn't seem to</text:p>
      <text:p text:style-name="P173">be a very good thing,is it like an obsession?"</text:p>
      <text:p text:style-name="P173">Misty(smile) : "exactly the opposite,Ash's own</text:p>
      <text:p text:style-name="P173">nature is getting reflected in Mime and all</text:p>
      <text:p text:style-name="P173">them,Pikachu is an exception due to his own</text:p>
      <text:p text:style-name="P173">temperament and he can't be automatically</text:p>
      <text:p text:style-name="P173">affected just by Ash's presence,he has to be</text:p>
      <text:p text:style-name="P173">warmed up,so he's indifferent it seems and he's</text:p>
      <text:p text:style-name="P173">also able to catch Ash's nerve states,he's just</text:p>
      <text:p text:style-name="P173">irritated with him that he's always playfull and not</text:p>
      <text:p text:style-name="P173">battling anymore..see mom i myself have two</text:p>
      <text:p text:style-name="P173">such pokemon,one Golduck and a Gyarados and i</text:p>
      <text:p text:style-name="P173">can affect pokemons too but they won't show</text:p>
      <text:p text:style-name="P173">visible characteristics like this because my</text:p>
      <text:p text:style-name="P173"><text:soft-page-break/>temperament is different to Ash and so are our</text:p>
      <text:p text:style-name="P173">pokemons,i'll show you Golduck later,but that's my</text:p>
      <text:p text:style-name="P173">own bunch and on opposite side i can affect thembut it's very limited and difficult...Ash's level is</text:p>
      <text:p text:style-name="P173">impossible to gauge..but this thing is there for</text:p>
      <text:p text:style-name="P173">trainers that can affect opposite pokemons and</text:p>
      <text:p text:style-name="P173">it's just trade secret as we call it, it's very seleted</text:p>
      <text:p text:style-name="P173">people in this world can do this successfully and</text:p>
      <text:p text:style-name="P173">this power might be abused as well thus the</text:p>
      <text:p text:style-name="P173">secrecy but the trainers at this level if comes</text:p>
      <text:p text:style-name="P173">naturally,like Ash had automatically comes to</text:p>
      <text:p text:style-name="P173">know this a long time ago and now it's absolutely</text:p>
      <text:p text:style-name="P173">natural to him,infact now this Pikachu alone is</text:p>
      <text:p text:style-name="P173">enough to mat some 120 other Pikachus who've</text:p>
      <text:p text:style-name="P173">won 4 leagues and and 70 Pikachus who have</text:p>
      <text:p text:style-name="P173">won 6 or 7,like Ash has,Pikachu can alone face the</text:p>
      <text:p text:style-name="P173">whole Elite 4 and their Pikachus at one time and</text:p>
      <text:p text:style-name="P173">still will just laugh them off if he is focused</text:p>
      <text:p text:style-name="P173">enough,and Ash's level is once only,none ever has</text:p>
      <text:p text:style-name="P173">went there and Ash is 29 and only growing by</text:p>
      <text:p text:style-name="P173">manifolds by day,he can hold sway over his</text:p>
      <text:p text:style-name="P173">opponents at mere will no matter who they</text:p>
      <text:p text:style-name="P173">are,there can be other pokemon trainers who has</text:p>
      <text:p text:style-name="P173">a special power over only his or one specific typeof pokemons but Ash can do it to anybody and</text:p>
      <text:p text:style-name="P173">even laugh off legendaries,given he's mind is</text:p>
      <text:p text:style-name="P173">focused and he wants to face them,if Ash wishes</text:p>
      <text:p text:style-name="P173">he can tame Legendary Pokemons for some times</text:p>
      <text:p text:style-name="P173">and even after that phase,but i would actually</text:p>
      <text:p text:style-name="P173">claim,though he won't but no it's not my bragging</text:p>
      <text:p text:style-name="P173">but a true fact that with his practices and all,Ash is</text:p>
      <text:p text:style-name="P173">unmatched in terms of Mastery over Pokemons</text:p>
      <text:p text:style-name="P173">given he is focused and ready with a clear mind</text:p>
      <text:p text:style-name="P173">that really wants to battle or Master over a</text:p>
      <text:p text:style-name="P173">pokemon and that's why he's so sought after,</text:p>
      <text:p text:style-name="P173">simply put there's have never been anyone ever</text:p>
      <text:p text:style-name="P173">like him(beams and blushes,Delia smiles but a bit</text:p>
      <text:p text:style-name="P173">flustered)"</text:p>
      <text:p text:style-name="P173">Ash : "and Mist is.."</text:p>
      <text:p text:style-name="P173">Misty(frown) : "Ash,please,just stay silent"</text:p>
      <text:p text:style-name="P173">Delia(bit flustered) : "um..well..i see...his dad</text:p>
      <text:p text:style-name="P173">always had this dream now he has done it..but he</text:p>
      <text:p text:style-name="P173">must be lonely.."</text:p>
      <text:p text:style-name="P173">Ash(brusting into laughter) : "mom,mom,mom,of</text:p>
      <text:p text:style-name="P173">course i was lonely and hence my troubles,but i'mno more and yes i feel too lonely especially if I</text:p>
      <text:p text:style-name="P173">can't hug my Mist all I want,if so then i'll become</text:p>
      <text:p text:style-name="P173">more playfull and so would Mimey and she'll then</text:p>
      <text:p text:style-name="P173">go to battles,so you see i have a deal.."</text:p>
      <text:p text:style-name="P173">Misty(frown) : "Ash,stop that, don't talk like this</text:p>
      <text:p text:style-name="P173">with mom"</text:p>
      <text:p text:style-name="P173">Ash(grim) : "but..i'm not harm.."</text:p>
      <text:p text:style-name="P173">Delia(smile) : "no honey,you never can harm but</text:p>
      <text:p text:style-name="P173">are you not going to obey your mommy because</text:p>
      <text:p text:style-name="P173">your all powerfull now?"</text:p>
      <text:p text:style-name="P173"><text:soft-page-break/>Ash(blush,solemn) : "mom,what the..?you know</text:p>
      <text:p text:style-name="P173">what i'm.."</text:p>
      <text:p text:style-name="P173">Delia(smile) : "absolutely honey,i do,just remember</text:p>
      <text:p text:style-name="P173">that press will not be after you unless you wish</text:p>
      <text:p text:style-name="P173">them too and even if the press is around you,you</text:p>
      <text:p text:style-name="P173">still don't have to give rigourous motives behind</text:p>
      <text:p text:style-name="P173">your each actions get it?</text:p>
      <text:p text:style-name="P173">Ash(grim, dissapointed) : "yes mom."</text:p>
      <text:p text:style-name="P173">Delia(smile) : "are you dissapointed with that?"</text:p>
      <text:p text:style-name="P173">Ash(beaming) : "nope."</text:p>
      <text:p text:style-name="P173">Delia(smile) : "that's my sweet boy.by the way,andno not you Ash cause you won't have any control</text:p>
      <text:p text:style-name="P173">over your language is you're excited in this</text:p>
      <text:p text:style-name="P173">state,Mist will herself briefly say about her</text:p>
      <text:p text:style-name="P173">success with Pokemons"</text:p>
      <text:p text:style-name="P173">Ash : "huh! then basically i should.."</text:p>
      <text:p text:style-name="P173">Misty and Delia unison(smile) :"no, silence"</text:p>
      <text:p text:style-name="P173">Ash(grim) : "fine"</text:p>
      <text:p text:style-name="P173">Misty(smile) : "um,mom i've also been accepted</text:p>
      <text:p text:style-name="P173">into Water Gym Leader's hall of fame and like him</text:p>
      <text:p text:style-name="P173">i'm also among the top.."</text:p>
      <text:p text:style-name="P173">Ash : "THE TOPPEST"</text:p>
      <text:p text:style-name="P173">Misty(frown) : "Ash, didn't we agree that you'll be</text:p>
      <text:p text:style-name="P173">silent?"</text:p>
      <text:p text:style-name="P173">Delia(sternly) : "Ash,just.shut.up. say Mist"</text:p>
      <text:p text:style-name="P173">Misty(laugh): "um..sorry mom..yeah,i'm also</text:p>
      <text:p text:style-name="P173">among the top water Pokemon trainers and Gym</text:p>
      <text:p text:style-name="P173">leaders"</text:p>
      <text:p text:style-name="P173">Ash(whinning) : no i'll interrupt every time,she IS</text:p>
      <text:p text:style-name="P173">THE,no please Mist,bear with me,please.."</text:p>
      <text:p text:style-name="P173">Delia(smile) : "ok Mist,i'll bear with his</text:p>
      <text:p text:style-name="P173">language,besides i must know what my little dollhas done too,please Mist,this time, let's just bear</text:p>
      <text:p text:style-name="P173">with him together,but Ash,if you cross the line,i'll</text:p>
      <text:p text:style-name="P173">not listen to you"</text:p>
      <text:p text:style-name="P173">Ash(sticking his toungue out to Misty) : "yeah!"</text:p>
      <text:p text:style-name="P173">(everyone brusts into laughter)</text:p>
      <text:p text:style-name="P173">Ash(smile) : "Mist is THE TOPMOST water</text:p>
      <text:p text:style-name="P173">pokemon gym leader in THE world but may be</text:p>
      <text:p text:style-name="P173">not,i'm having to say may be because else the</text:p>
      <text:p text:style-name="P173">vultures will insinuate that(Delia and Misty shake</text:p>
      <text:p text:style-name="P173">their heads)(smiling) yeah, that's my</text:p>
      <text:p text:style-name="P173">eloquence(Delia,Misty both laugh)...anyhow,the</text:p>
      <text:p text:style-name="P173">vultures will insinuate that there are 7 regions in</text:p>
      <text:p text:style-name="P173">this world where things are vastly</text:p>
      <text:p text:style-name="P173">different,Cerulian,a name that i'm not fond of at all</text:p>
      <text:p text:style-name="P173">except when it's associated with my flower(Delia a</text:p>
      <text:p text:style-name="P173">bit puzzled,then smiles,Misty blushes),</text:p>
      <text:p text:style-name="P173">(smile)that's the name(Delia laughs and pats</text:p>
      <text:p text:style-name="P173">Misty,Misty blushes) being a seaside city,its kinda</text:p>
      <text:p text:style-name="P173">easy,kinda natural,kinda understandable,kinda</text:p>
      <text:p text:style-name="P173">taken for granted that the Gym,if there is one,will</text:p>
      <text:p text:style-name="P173">be a Water Pokemon gym and if Pallet had a waterpokemon Gym then suddenly to the vultures it</text:p>
      <text:p text:style-name="P173">becomes a problem that because the Geography</text:p>
      <text:p text:style-name="P173"><text:soft-page-break/>is different,so is the Pokemon and so the trainers</text:p>
      <text:p text:style-name="P173">are a bit different,but i've been everywhere,i've</text:p>
      <text:p text:style-name="P173">never seen a 17 year old kid being able to handle a</text:p>
      <text:p text:style-name="P173">Gyarados to the extend where she made it like</text:p>
      <text:p text:style-name="P173">Mime is to you mom,at the age of 17 and her</text:p>
      <text:p text:style-name="P173">Gyarados could use flamethrower as good as my</text:p>
      <text:p text:style-name="P173">Charizard could and you know him,i still can't beat</text:p>
      <text:p text:style-name="P173">her Gyarados one on one and she had all the</text:p>
      <text:p text:style-name="P173">power over it at the age of 17,and on that day if</text:p>
      <text:p text:style-name="P173">she challenged me,all of my then present</text:p>
      <text:p text:style-name="P173">pokemons would've lost not even making</text:p>
      <text:p text:style-name="P173">Gyarados a bit tired and i had 4 or something that</text:p>
      <text:p text:style-name="P173">day,excluding Pikachu,and Pikachu doesn't battle</text:p>
      <text:p text:style-name="P173">Mist,even if i kill him he still won't and no that day</text:p>
      <text:p text:style-name="P173">he too would've been laughes off by Mist and</text:p>
      <text:p text:style-name="P173">Gyarados and the only time i could pursuade my</text:p>
      <text:p text:style-name="P173">chu-bro to was when he rather kinda a did a fake</text:p>
      <text:p text:style-name="P173">fight,this is when i took my flower here to me from</text:p>
      <text:p text:style-name="P173">the godforsaken(Misty&amp;Deliafrowns)..sorry..Cerulian vultures who yesterday</text:p>
      <text:p text:style-name="P173">had the audacity to inply to me that i've abducted</text:p>
      <text:p text:style-name="P173">their flower..MIST is MY FLOWER ONLY(Misty</text:p>
      <text:p text:style-name="P173">blushes and scowls and frowns,Delia smiles and</text:p>
      <text:p text:style-name="P173">pats Misty),but the touble is that they would rather</text:p>
      <text:p text:style-name="P173">clap her to death than to help her to stand and</text:p>
      <text:p text:style-name="P173">then they.."</text:p>
      <text:p text:style-name="P173">Delia(sigh) : "Ash, it's about Mist,not your vultures"</text:p>
      <text:p text:style-name="P173">(Misty shakes her head)</text:p>
      <text:p text:style-name="P173">Ash(smile) : "right,my dear sweet flower can push</text:p>
      <text:p text:style-name="P173">her Gyarados now to a level which she told you</text:p>
      <text:p text:style-name="P173">about and then this Gyarados isn't her strongest</text:p>
      <text:p text:style-name="P173">Pokemon at all,it is Golduck and Dewgong and</text:p>
      <text:p text:style-name="P173">Starmie,who she had at like 1 year birthday</text:p>
      <text:p text:style-name="P173">present.."</text:p>
      <text:p text:style-name="P173">Misty(laugh) : "5"</text:p>
      <text:p text:style-name="P173">Ash(smile) : "right,5 year present,and there are</text:p>
      <text:p text:style-name="P173">many more,so the vultures finally had to budge</text:p>
      <text:p text:style-name="P173">else they would've abjectly humiliated themselves</text:p>
      <text:p text:style-name="P173">but the hallowed Cerulian City for the love of God</text:p>
      <text:p text:style-name="P173">never bothered,they wanted more and more andeveryday every hour there would be this damn</text:p>
      <text:p text:style-name="P173">arrogant brat who'd challenge only to show that he</text:p>
      <text:p text:style-name="P173">was a failure as a celebrated boy scout or girl</text:p>
      <text:p text:style-name="P173">cheerleader(Delia and Misty</text:p>
      <text:p text:style-name="P173">frowns)..anyhow..stup...alright(both laughs).. but</text:p>
      <text:p text:style-name="P173">my flower still had to appease those brats by</text:p>
      <text:p text:style-name="P173">giving them a badge and fighting them,this badge</text:p>
      <text:p text:style-name="P173">they got will be the only in their god damn lives</text:p>
      <text:p text:style-name="P173">and thus my flower was getting drained more and</text:p>
      <text:p text:style-name="P173">more mentally and physically and the all caring</text:p>
      <text:p text:style-name="P173">Cerulian might was doing was to cheer her slow</text:p>
      <text:p text:style-name="P173">death...so.."</text:p>
      <text:p text:style-name="P173">Delia(solemn) : "Mist,i heard you weren't well,but</text:p>
      <text:p text:style-name="P173">this really was too much.."</text:p>
      <text:p text:style-name="P173"><text:soft-page-break/>Misty(smile) : "mom,i'm now very well and no had</text:p>
      <text:p text:style-name="P173">he been there at this form of his,i wouldn't have</text:p>
      <text:p text:style-name="P173">needed to work or perform at all,money would've</text:p>
      <text:p text:style-name="P173">poured into the Gym simply by this rate of trash</text:p>
      <text:p text:style-name="P173">talk even with his wife and mother,long live the</text:p>
      <text:p text:style-name="P173">vultures Ash,really"</text:p>
      <text:p text:style-name="P173">(Misty and Delia brusts into laughter)Ash(smile) : "good break,thanks for the</text:p>
      <text:p text:style-name="P173">refreshments Mist,and this will be long</text:p>
      <text:p text:style-name="P173">(Misty and Delia again brusts into laughter)..then</text:p>
      <text:p text:style-name="P173">there was the king of brats in the neighbouring</text:p>
      <text:p text:style-name="P173">Frontier Symbol,which i'm just too tired to explain</text:p>
      <text:p text:style-name="P173">but mom remember the job offer that i rejected ?</text:p>
      <text:p text:style-name="P173">this is this Battle Frontier's gym.anyhow this brat</text:p>
      <text:p text:style-name="P173">conspiring with our well known Cerulian all-</text:p>
      <text:p text:style-name="P173">knowers,tried to totally destroy my little flower</text:p>
      <text:p text:style-name="P173">there but then as i've told you,my flower is once</text:p>
      <text:p text:style-name="P173">only and so she can just deximate any goddamn</text:p>
      <text:p text:style-name="P173">weed pretending to be trees without just like an</text:p>
      <text:p text:style-name="P173">wink,and so this frontier Symbol had to be out</text:p>
      <text:p text:style-name="P173">over my flower cause the conspiring Elite4</text:p>
      <text:p text:style-name="P173">thought that would be moral,which she barely was</text:p>
      <text:p text:style-name="P173">able to manage,it's like two gyms in one building</text:p>
      <text:p text:style-name="P173">and you can understand the workload that my</text:p>
      <text:p text:style-name="P173">flower had to bear alone and then the Cerulian</text:p>
      <text:p text:style-name="P173">brats came up with a new plan,they were</text:p>
      <text:p text:style-name="P173">sending..Mist this will become personal"</text:p>
      <text:p text:style-name="P173">Misty(grim) : "Ash, just give it a break,would you?"Delia(concerned) : "what did they do to her Ash?"</text:p>
      <text:p text:style-name="P173">Ash(solemn) : "Mist, you're seeing my moods but</text:p>
      <text:p text:style-name="P173">mom needs to know,she has an idea about both of</text:p>
      <text:p text:style-name="P173">us, especially you,though..."</text:p>
      <text:p text:style-name="P173">Delia(scoff) : "Ash,are you.."</text:p>
      <text:p text:style-name="P173">Misty(sigh) : "not again,Ash,i'm not going to listen</text:p>
      <text:p text:style-name="P173">(hugs Delia)"</text:p>
      <text:p text:style-name="P173">Ash(solemn) : "Mom,you've taught me to be</text:p>
      <text:p text:style-name="P173">honest with myself first,you want that today?"</text:p>
      <text:p text:style-name="P173">Delia(frown) : "i understand,yes,Mime, don't allow</text:p>
      <text:p text:style-name="P173">anyone in at any cost no matter who,you too</text:p>
      <text:p text:style-name="P173">Pikachu just protech the house(both leave)"</text:p>
      <text:p text:style-name="P173">Ash : "and hold onto your daughter and cajole</text:p>
      <text:p text:style-name="P173">her,i've caused her what pain i'll tell you now"</text:p>
      <text:p text:style-name="P173">Delia(concerned, hugging Misty) : "i see,no dear</text:p>
      <text:p text:style-name="P173">please,your with your mom"</text:p>
      <text:p text:style-name="P173">Misty : "mom..just tell him to say it as a</text:p>
      <text:p text:style-name="P173">comedy,he's been repeating this throughout the</text:p>
      <text:p text:style-name="P173">night..(hugging Delia)"</text:p>
      <text:p text:style-name="P173">Delia(scowl at Ash,hugging Misty) :"Ash you've</text:p>
      <text:p text:style-name="P173">just heard her,and i order you now make it asbearable as possible,and my dear Mist,i'm telling</text:p>
      <text:p text:style-name="P173">Ash that if he repeats it again,then he'll not.."</text:p>
      <text:p text:style-name="P173">Ash : "MOM,i got you.it'll be so Mom,just hold onto</text:p>
      <text:p text:style-name="P173">her"</text:p>
      <text:p text:style-name="P173">Delia(scowl) : "Ash start and don't cross any limit"</text:p>
      <text:p text:style-name="P173"><text:soft-page-break/>Ash : "as you say,mom.right,Mom you know about</text:p>
      <text:p text:style-name="P173">Serena and you also know i was kissed</text:p>
      <text:p text:style-name="P173">accidentally in public,these were accidents and</text:p>
      <text:p text:style-name="P173">before them there was one and that was the first</text:p>
      <text:p text:style-name="P173">for us both me and Mist that was the only time i</text:p>
      <text:p text:style-name="P173">did that on my own wish and her wish also</text:p>
      <text:p text:style-name="P173">matched mine.Mist fell for me almost from the</text:p>
      <text:p text:style-name="P173">first sight and you know all of it,but..this is funny</text:p>
      <text:p text:style-name="P173">Mist..then the vultures started to peek around me</text:p>
      <text:p text:style-name="P173">especially after the Sinnoh Miracle,as you know</text:p>
      <text:p text:style-name="P173">and no i didn't cheat on her but my ego swelled a</text:p>
      <text:p text:style-name="P173">bit too much and eventually we separated,the real</text:p>
      <text:p text:style-name="P173">fun starts now,so the Cerulian brats came up with</text:p>
      <text:p text:style-name="P173">a particular plan that now since my flower was a</text:p>
      <text:p text:style-name="P173">bit depressed and alone,these would circulate</text:p>
      <text:p text:style-name="P173">over and you know mom,the irony is that i wasn'tthere at all,i was in heaven,well according to</text:p>
      <text:p text:style-name="P173">vultures,anyhow,both she and me were tortured</text:p>
      <text:p text:style-name="P173">beyond measures by the vultures and they were</text:p>
      <text:p text:style-name="P173">circling around me as well,we took the same</text:p>
      <text:p text:style-name="P173">measure in different froms,she continued to</text:p>
      <text:p text:style-name="P173">withdraw herself,i continued to attack them..the</text:p>
      <text:p text:style-name="P173">only thing was that i was moving around so i in a</text:p>
      <text:p text:style-name="P173">way was in a much more favourable</text:p>
      <text:p text:style-name="P173">condition,which um well.. helped me to anticipate</text:p>
      <text:p text:style-name="P173">if anybody wanted to fall for me,and to cut the</text:p>
      <text:p text:style-name="P173">long story short,you're seeing that except for my</text:p>
      <text:p text:style-name="P173">flower none did.and she has been hearing me spit</text:p>
      <text:p text:style-name="P173">this out to whoever that dared to challenge me</text:p>
      <text:p text:style-name="P173">and my flower yesterday,got thrown at mercilessly</text:p>
      <text:p text:style-name="P173">by me,but it hurts her,no only Daisy,Tracy and</text:p>
      <text:p text:style-name="P173">Brock got this, they're all family,so it's not that the</text:p>
      <text:p text:style-name="P173">vultures can do anything about or with it.but she</text:p>
      <text:p text:style-name="P173">still agreed to go through that again just now after</text:p>
      <text:p text:style-name="P173">going completely sleepless last night,because i</text:p>
      <text:p text:style-name="P173">told her to bear with me and i told her i don't hide</text:p>
      <text:p text:style-name="P173">anything from my mom,so she's bearing it nowand will so too if i tell the same to the vultures no</text:p>
      <text:p text:style-name="P173">matter the consequences and she will do it</text:p>
      <text:p text:style-name="P173">because i'm cherished to her and there's no other</text:p>
      <text:p text:style-name="P173">reason at all.that's exactly what she was doing</text:p>
      <text:p text:style-name="P173">when Cerulian brats were hovering around and my</text:p>
      <text:p text:style-name="P173">sweet flower couldn't take it anymore shut herself</text:p>
      <text:p text:style-name="P173">up in her room and only attending to pokemon and</text:p>
      <text:p text:style-name="P173">all was actually dying slowly,as she was taking</text:p>
      <text:p text:style-name="P173">(),cause she couldn't bear my separation which is</text:p>
      <text:p text:style-name="P173">why i went to doctor with her yesterday first thing</text:p>
      <text:p text:style-name="P173">in Safford,but as soon as i returned to her you can</text:p>
      <text:p text:style-name="P173">see the result and i've not been and not being kind</text:p>
      <text:p text:style-name="P173">to her either..so if you ever had anything that the</text:p>
      <text:p text:style-name="P173">vultures told you about me believe all of it and</text:p>
      <text:p text:style-name="P173">more,but as far as your daughter goes,you can as</text:p>
      <text:p text:style-name="P173">well treat it as a bad dream.i don't need to tell you</text:p>
      <text:p text:style-name="P173">whether i reciprocate my flowers feeling for me to</text:p>
      <text:p text:style-name="P173"><text:soft-page-break/>her or not,and thus the all conquering Cerulian</text:p>
      <text:p text:style-name="P173">brats and their master the vultures just abjectly</text:p>
      <text:p text:style-name="P173">failed in another endeavour.but they'll be at it</text:p>
      <text:p text:style-name="P173">again but the only thing is that next time i'll bethere and i..anyhow, that's the story"</text:p>
      <text:p text:style-name="P173">Delia(tendering Misty's head) : "good enough</text:p>
      <text:p text:style-name="P173">Ash,but this is the last time you said this and if it's</text:p>
      <text:p text:style-name="P173">not then.."</text:p>
      <text:p text:style-name="P173">Misty(raising her head from the table,with a bit of</text:p>
      <text:p text:style-name="P173">tear) : "mom, that's Ash's power i was talking</text:p>
      <text:p text:style-name="P173">about(a bit shivering voice)am i wrong Ash?"</text:p>
      <text:p text:style-name="P173">Ash : "no,you're not Mist!"</text:p>
      <text:p text:style-name="P173">Delia(tendering Misty) : "ok let's leave and let him</text:p>
      <text:p text:style-name="P173">entertain his vultures all he wants"</text:p>
      <text:p text:style-name="P173">Ash(laugh) : "mom,please i'll leave ,only if I can</text:p>
      <text:p text:style-name="P173">hug my flower once more,um twice..um thrice..</text:p>
      <text:p text:style-name="P173">Delia(tendering Misty) : "do it as many times,but.."</text:p>
      <text:p text:style-name="P173">Ash(sigh) : "my power is that i'll trash talk people</text:p>
      <text:p text:style-name="P173">and tell them such bare truths that the honesty of</text:p>
      <text:p text:style-name="P173">me will connect with them and their pokemons if</text:p>
      <text:p text:style-name="P173">pokemons are involved,and then if i want i can</text:p>
      <text:p text:style-name="P173">extract any secret i want and in the battle it'll</text:p>
      <text:p text:style-name="P173">mean if you had Mimey and i came without any</text:p>
      <text:p text:style-name="P173">pokemons,100 such Mime's won't cop with me</text:p>
      <text:p text:style-name="P173">cause they'll want to play with me all the time andbe my pokemon rather so what to speak if i have</text:p>
      <text:p text:style-name="P173">84 pokemons myself? thus i can make people tell</text:p>
      <text:p text:style-name="P173">the absolute truth cause i had to face it from close</text:p>
      <text:p text:style-name="P173">stare and this'll be if able to help you,you good,if</text:p>
      <text:p text:style-name="P173">not my bad.Mist has the same powers but her</text:p>
      <text:p text:style-name="P173">temperaments is different so she can never do</text:p>
      <text:p text:style-name="P173">what i'm upto,and those who think water pokemon</text:p>
      <text:p text:style-name="P173">trainers cant handle electeic types they may test</text:p>
      <text:p text:style-name="P173">Pikachu with Mist and that'll be their last sane day</text:p>
      <text:p text:style-name="P173">here..anyhow..i know many more things but my</text:p>
      <text:p text:style-name="P173">only weapon is that and you already know it as do</text:p>
      <text:p text:style-name="P173">Pikachu,Mime and so on,i took my flower through</text:p>
      <text:p text:style-name="P173">it,and my flower follows me no matter what i do to</text:p>
      <text:p text:style-name="P173">her so i had to pick her up from the godforsaken</text:p>
      <text:p text:style-name="P173">Cerulian City's goddamn Gym and now has put</text:p>
      <text:p text:style-name="P173">here at my home.this is where i live,my flower now</text:p>
      <text:p text:style-name="P173">is my family.the end."</text:p>
      <text:p text:style-name="P173">Delia(smile) : "i get you,but your process is only</text:p>
      <text:p text:style-name="P173">good for vultures,and yes hug Mist now"</text:p>
      <text:p text:style-name="P173">Ash(smile) : "right.(hugging Misty) there there</text:p>
      <text:p text:style-name="P173">Mist,you want to hear the flower song again nowhich was mine not Cerulian"</text:p>
      <text:p text:style-name="P173">Misty(blush,hugging Ash quickly) : "later"</text:p>
      <text:p text:style-name="P173">...(Mr Mime comes in)..</text:p>
      <text:p text:style-name="P173">Delia(frown) : "Mimey who is it? didn't i tell you</text:p>
      <text:p text:style-name="P173">none allowed?"</text:p>
      <text:p text:style-name="P173">Mr Mime :</text:p>
      <text:p text:style-name="P173">Ash(irritated) : "Tracy!Tracy,Tracy,Tracy,Tracy,i'm</text:p>
      <text:p text:style-name="P173">killing him today,Pikachu thunder chair.."</text:p>
      <text:p text:style-name="P173">Delia(concerned) : "Ash.."</text:p>
      <text:p text:style-name="P173"><text:soft-page-break/>Misty(smile) : "Mom,he has to mean it..."</text:p>
      <text:p text:style-name="P173">...(Pikachu doesn't allow Tracy to enter)...</text:p>
      <text:p text:style-name="P173">Tracy : "um..Ash.."</text:p>
      <text:p text:style-name="P173">Ash(hugging Misty) : "i'm busy with Mist,get off or</text:p>
      <text:p text:style-name="P173">else.."</text:p>
      <text:p text:style-name="P173">Tracy : "Ash,please it's Golduck"</text:p>
      <text:p text:style-name="P173">Misty : "um..Ash i should go.."</text:p>
      <text:p text:style-name="P173">Ash : "i'm going too"</text:p>
      <text:p text:style-name="P173">Delia(concerned) : "don't hit him"</text:p>
      <text:p text:style-name="P173">Ash : "don't send Mime,i'll hit both then"</text:p>
      <text:p text:style-name="P173">Delia(self) : "nah!had it not been for Mist,he</text:p>
      <text:p text:style-name="P173">would've gone mad completely(smile) that'sactually what he is expressing to Mist..(pooe</text:p>
      <text:p text:style-name="P173">boy).."</text:p>
      <text:p text:style-name="P173">.....(outside)...</text:p>
      <text:p text:style-name="P173">Misty(talkes Golduck) : "thanks Trace.(leaves)"</text:p>
      <text:p text:style-name="P173">Tracy : "Mi.."</text:p>
      <text:p text:style-name="P173">Ash : "hey you en.. don't call my wife, don't talk</text:p>
      <text:p text:style-name="P173">with her,don't pester her, don't come near her,dont</text:p>
      <text:p text:style-name="P173">look at her,don't.."</text:p>
      <text:p text:style-name="P173">Tracy(laughing) : "Ash,man you need rest.."</text:p>
      <text:p text:style-name="P173">Ash(laugh) : "i need rest?"</text:p>
      <text:p text:style-name="P173">Tracy : "um..ok,i get it but you're only making it</text:p>
      <text:p text:style-name="P173">more and more.."</text:p>
      <text:p text:style-name="P173">Ash(scowl,smile) : "sweet sweet Trace,tell me why</text:p>
      <text:p text:style-name="P173">is it that the vultures are around here?"</text:p>
      <text:p text:style-name="P173">Tracy : "um..i'm leaving..(trying to flee) "</text:p>
      <text:p text:style-name="P173">Ash(releases Noivern) : "right Trace stand in front</text:p>
      <text:p text:style-name="P173">of me,yeah here(recalls Noivern,Pikachu jumps</text:p>
      <text:p text:style-name="P173">onto Ash's lap)see Pikachu doesn't exactly like</text:p>
      <text:p text:style-name="P173">you..so it's better that you comply"</text:p>
      <text:p text:style-name="P173">Tracy : "this is pure blackmailing.."</text:p>
      <text:p text:style-name="P173">Ash(angry) : "you f.. brat,shut the f.. up.who calledme in the middle of the night to torture my already</text:p>
      <text:p text:style-name="P173">stressed sweet flower even more.."</text:p>
      <text:p text:style-name="P173">Tracy (smile) : "Ash,Misty will forgive me but you</text:p>
      <text:p text:style-name="P173">were.."</text:p>
      <text:p text:style-name="P173">Ash(extremely angry) : "so when are you releasing</text:p>
      <text:p text:style-name="P173">my speech to international aud.."</text:p>
      <text:p text:style-name="P173">Tracy(grim) : "Ash,please.."</text:p>
      <text:p text:style-name="P173">Ash(angry) : "the silver screen,the radio,the tv,the</text:p>
      <text:p text:style-name="P173">internet,the gramophone,the godforsaken mobile.."</text:p>
      <text:p text:style-name="P173">Tracy(laugh) : "we won't be able to express it in</text:p>
      <text:p text:style-name="P173">front of.."</text:p>
      <text:p text:style-name="P173">Ash(angry) : "My wife?huh? isn't it,My wife? what</text:p>
      <text:p text:style-name="P173">is exactly Trace that everyone is concerned</text:p>
      <text:p text:style-name="P173">suddenly so much about my wife,huh?what do you</text:p>
      <text:p text:style-name="P173">want? do you want to see whether she truely longs</text:p>
      <text:p text:style-name="P173">for me or not if i just choke.."</text:p>
      <text:p text:style-name="P173">Tracy(solemn) : Ash,please,be patient"</text:p>
      <text:p text:style-name="P173">Ash(brusts into anger,but not high pitch) : "No i</text:p>
      <text:p text:style-name="P173">wont,what can you do about it?what can the</text:p>
      <text:p text:style-name="P173">vultures do about it? the press,the cinema,the</text:p>
      <text:p text:style-name="P173"><text:soft-page-break/>internet,the radio,the roads.. s..,the most beautifulenu.."</text:p>
      <text:p text:style-name="P173">Tracy(sigh) : "Ash get into the Hall of Fame</text:p>
      <text:p text:style-name="P173">formally and just don't get into farming."</text:p>
      <text:p text:style-name="P173">Ash(grim) : "cause Misty..no,what is it that now</text:p>
      <text:p text:style-name="P173">you're so concerned?,no let me finish..what would</text:p>
      <text:p text:style-name="P173">my wife lose with those not being done? that's you</text:p>
      <text:p text:style-name="P173">point ain't it?"</text:p>
      <text:p text:style-name="P173">Tracy : "Ash,Misty.."</text:p>
      <text:p text:style-name="P173">Ash(frown) : "that's it.it's always been Ash and</text:p>
      <text:p text:style-name="P173">Misty and blah,blah,blah,beautiful b.. has come</text:p>
      <text:p text:style-name="P173">and gone,f.."</text:p>
      <text:p text:style-name="P173">Tracy(sigh) : "Ash,please spare these for another</text:p>
      <text:p text:style-name="P173">day,you're going to Cerulian or stay.."</text:p>
      <text:p text:style-name="P173">Ash(frown) : "so your saying that according to the</text:p>
      <text:p text:style-name="P173">vultures,the husband should enjoy f.. man-wh.."</text:p>
      <text:p text:style-name="P173">Tracy(sigh) : "Ash,take rest and let me go please</text:p>
      <text:p text:style-name="P173">or talk about Pokemons"</text:p>
      <text:p text:style-name="P173">Ash(grim) : "no i'll tak about anything with you if</text:p>
      <text:p text:style-name="P173">only you don't drag Mist in and more</text:p>
      <text:p text:style-name="P173">importantly,what is it Trace huh?you want me to</text:p>
      <text:p text:style-name="P173">show you that my ge.."Tracy(shout) : "Ash! please, don't tourture youself</text:p>
      <text:p text:style-name="P173">like this and..oh no.."</text:p>
      <text:p text:style-name="P173">Ash(laugh) : "my wife? isn't it? my wife? why and</text:p>
      <text:p text:style-name="P173">how..no if you dare leave or stop me,i'll set you on</text:p>
      <text:p text:style-name="P173">Thunder Chair immediately...what is it that people</text:p>
      <text:p text:style-name="P173">are infatuated with Mist,huh?yes,she has a less</text:p>
      <text:p text:style-name="P173">black skin,yes she's less at bay with battles,yes</text:p>
      <text:p text:style-name="P173">she's less unfamiliar in hall of less mediocrity?</text:p>
      <text:p text:style-name="P173">and? i know what they're thinking but I can be</text:p>
      <text:p text:style-name="P173">brutal as well,you still can't..no i don't care and</text:p>
      <text:p text:style-name="P173">nobody comes anywhere near me if i'm home,else</text:p>
      <text:p text:style-name="P173">they know the result..get over the fact that how</text:p>
      <text:p text:style-name="P173">can a once eber sweet flower like that wasn't</text:p>
      <text:p text:style-name="P173">picked up by someone other that the f.."</text:p>
      <text:p text:style-name="P173">Tracy(sigh) : "Ash! could you doubt yourself if you</text:p>
      <text:p text:style-name="P173">heard those words in the middle of.."</text:p>
      <text:p text:style-name="P173">Ash(laughing) : "words?"</text:p>
      <text:p text:style-name="P173">Tracy : "exactly not Ash,that was your.."</text:p>
      <text:p text:style-name="P173">Ash(angry) : "not this dumbnut again,ITS ME,not</text:p>
      <text:p text:style-name="P173">mine,and so now i've pulled off a stunning</text:p>
      <text:p text:style-name="P173">publicity stunt,Deceit Mastery,(laugh)on one sideto blindfold the family and on the hand hand to go</text:p>
      <text:p text:style-name="P173">to the b.."</text:p>
      <text:p text:style-name="P173">Tracy(smile) : "Ash,they are none except Misty for</text:p>
      <text:p text:style-name="P173">you."</text:p>
      <text:p text:style-name="P173">Ash(laugh) : "so you've finally been able to get</text:p>
      <text:p text:style-name="P173">around the fact that if a Rhyhorn f.. someone</text:p>
      <text:p text:style-name="P173">else's sl.."</text:p>
      <text:p text:style-name="P173">Tracy(sigh) : "Ash,please,would you argue with me</text:p>
      <text:p text:style-name="P173">without these words?"</text:p>
      <text:p text:style-name="P173">Ash(smile) : "most gladly"</text:p>
      <text:p text:style-name="P173">Tracy(smile) : "well,same as yesterday,staring</text:p>
      <text:p text:style-name="P173">1.what you see in Misty that you don't see in</text:p>
      <text:p text:style-name="P173"><text:soft-page-break/>others?"..</text:p>
      <text:p text:style-name="P173">Ash(angy) : "i'm warning you last time Trace,my</text:p>
      <text:p text:style-name="P173">Mist is not a selling product,if you are</text:p>
      <text:p text:style-name="P173">insinuating..if anybody..no that's it,from exactly</text:p>
      <text:p text:style-name="P173">this moment on,if,especially a half-grown en.. like</text:p>
      <text:p text:style-name="P173">you,manages two words with Mist and look at her,I</text:p>
      <text:p text:style-name="P173">won't be able to restrain myself but to personally</text:p>
      <text:p text:style-name="P173">make sure that doesn't go home alive.."</text:p>
      <text:p text:style-name="P173">Tracy(sigh) : "Ash,this is your sketch..(hands overthe sketch)"</text:p>
      <text:p text:style-name="P173">Ash(looking at the Sketch) : "thanks Trace.but hey</text:p>
      <text:p text:style-name="P173">hand me over the other ones?"</text:p>
      <text:p text:style-name="P173">Trace(taken aback) : "Ash"</text:p>
      <text:p text:style-name="P173">Ash(smirk) : "Green,Rudy and Georgio and if</text:p>
      <text:p text:style-name="P173">there's more,i'm personally going to erase all of</text:p>
      <text:p text:style-name="P173">those godforsaken names that you're hidind</text:p>
      <text:p text:style-name="P173">behind your fake smile.."</text:p>
      <text:p text:style-name="P173">Tracy(forcefully hugging Ash) : "Ash,please for</text:p>
      <text:p text:style-name="P173">her,stop killing yourself like this slowly,she can't</text:p>
      <text:p text:style-name="P173">lose..."</text:p>
      <text:p text:style-name="P173">Ash(laugh) : "for her?for her? Trace you tell me,</text:p>
      <text:p text:style-name="P173">except her sisters does she ever had anyone else?</text:p>
      <text:p text:style-name="P173">huh?no,no i need to understand this infatuation</text:p>
      <text:p text:style-name="P173">that Brock has had the courage to honesty present</text:p>
      <text:p text:style-name="P173">in front of me,and i'm as you know,would ever be</text:p>
      <text:p text:style-name="P173">most happy if i could atleast atleast with my own</text:p>
      <text:p text:style-name="P173">very hands killed ONE vulture from a group who</text:p>
      <text:p text:style-name="P173">insinuates that i'm the BEST choice that my..no</text:p>
      <text:p text:style-name="P173">you've crossed</text:p>
      <text:p text:style-name="P173">limits(Ganger,Noivern,Geninja)Nivy,take Pikachu with you,(Very Sternly)Pikachu!buddy!tell</text:p>
      <text:p text:style-name="P173">professor Oak to send over all pokemons i've ever</text:p>
      <text:p text:style-name="P173">had and all those who wants to be present wi</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09:31:42.831397411</meta:creation-date>
    <dc:date>2018-07-20T09:17:50.190875507</dc:date>
    <meta:editing-duration>PT10H19M50S</meta:editing-duration>
    <meta:editing-cycles>436</meta:editing-cycles>
    <meta:generator>LibreOffice/5.1.6.2$Linux_X86_64 LibreOffice_project/10m0$Build-2</meta:generator>
    <meta:document-statistic meta:table-count="0" meta:image-count="0" meta:object-count="0" meta:page-count="231" meta:paragraph-count="7645" meta:word-count="83199" meta:character-count="487217" meta:non-whitespace-character-count="411634"/>
  </office:meta>
</office:document-meta>
</file>